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officeooo:paragraph-rsid="017c0244"/>
    </style:style>
    <style:style style:name="P4" style:family="paragraph" style:parent-style-name="Text_20_body">
      <style:text-properties officeooo:paragraph-rsid="017d47af"/>
    </style:style>
    <style:style style:name="P5" style:family="paragraph" style:parent-style-name="Index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>
      <style:text-properties fo:font-variant="normal" fo:text-transform="none" fo:color="#000000" style:font-name="Open Sans" fo:font-size="9.75pt" fo:letter-spacing="normal" fo:font-style="normal" fo:font-weight="normal"/>
    </style:style>
    <style:style style:name="P14" style:family="paragraph" style:parent-style-name="Text_20_body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" style:family="paragraph" style:parent-style-name="Text_20_body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6" style:family="paragraph" style:parent-style-name="Text_20_body">
      <style:text-properties officeooo:rsid="0183779e" officeooo:paragraph-rsid="0183779e"/>
    </style:style>
    <style:style style:name="P17" style:family="paragraph" style:parent-style-name="Text_20_body">
      <style:text-properties officeooo:paragraph-rsid="0183eb8c"/>
    </style:style>
    <style:style style:name="P18" style:family="paragraph" style:parent-style-name="Text_20_body">
      <style:text-properties officeooo:paragraph-rsid="0185e4b6"/>
    </style:style>
    <style:style style:name="P19" style:family="paragraph" style:parent-style-name="Text_20_body">
      <style:text-properties officeooo:paragraph-rsid="0186f1fc"/>
    </style:style>
    <style:style style:name="P20" style:family="paragraph" style:parent-style-name="Text_20_body">
      <style:text-properties officeooo:paragraph-rsid="01871237"/>
    </style:style>
    <style:style style:name="P21" style:family="paragraph" style:parent-style-name="Text_20_body">
      <style:text-properties officeooo:paragraph-rsid="0188da61"/>
    </style:style>
    <style:style style:name="P22" style:family="paragraph" style:parent-style-name="Text_20_body">
      <style:text-properties officeooo:rsid="019ddc74"/>
    </style:style>
    <style:style style:name="P23" style:family="paragraph" style:parent-style-name="Text_20_body">
      <style:text-properties officeooo:rsid="019ddc74" officeooo:paragraph-rsid="019ddc74"/>
    </style:style>
    <style:style style:name="P24" style:family="paragraph" style:parent-style-name="Text_20_body" style:list-style-name="L8">
      <style:text-properties officeooo:rsid="019ddc74" officeooo:paragraph-rsid="019ddc74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2">
      <style:paragraph-properties fo:break-before="page"/>
    </style:style>
    <style:style style:name="P27" style:family="paragraph" style:parent-style-name="Heading_20_3">
      <style:text-properties fo:font-weight="bold" style:font-weight-asian="bold" style:font-weight-complex="bold"/>
    </style:style>
    <style:style style:name="P28" style:family="paragraph" style:parent-style-name="Index_20_Separator">
      <style:paragraph-properties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b186" style:font-weight-asian="bold" style:font-weight-complex="bold"/>
    </style:style>
    <style:style style:name="T3" style:family="text">
      <style:text-properties fo:font-weight="bold" officeooo:rsid="002de5f3" style:font-weight-asian="bold" style:font-weight-complex="bold"/>
    </style:style>
    <style:style style:name="T4" style:family="text">
      <style:text-properties fo:font-weight="bold" officeooo:rsid="0030bdaa" style:font-weight-asian="bold" style:font-weight-complex="bold"/>
    </style:style>
    <style:style style:name="T5" style:family="text">
      <style:text-properties fo:font-weight="bold" officeooo:rsid="003807a9" style:font-weight-asian="bold" style:font-weight-complex="bold"/>
    </style:style>
    <style:style style:name="T6" style:family="text">
      <style:text-properties fo:font-weight="bold" officeooo:rsid="003f0fff" style:font-weight-asian="bold" style:font-weight-complex="bold"/>
    </style:style>
    <style:style style:name="T7" style:family="text">
      <style:text-properties fo:font-weight="bold" officeooo:rsid="004388d2" style:font-weight-asian="bold" style:font-weight-complex="bold"/>
    </style:style>
    <style:style style:name="T8" style:family="text">
      <style:text-properties fo:font-weight="bold" officeooo:rsid="004b6f20" style:font-weight-asian="bold" style:font-weight-complex="bold"/>
    </style:style>
    <style:style style:name="T9" style:family="text">
      <style:text-properties fo:font-weight="bold" officeooo:rsid="0049d2b3" style:font-weight-asian="bold" style:font-weight-complex="bold"/>
    </style:style>
    <style:style style:name="T10" style:family="text">
      <style:text-properties fo:font-weight="bold" officeooo:rsid="004d3f9c" style:font-weight-asian="bold" style:font-weight-complex="bold"/>
    </style:style>
    <style:style style:name="T11" style:family="text">
      <style:text-properties fo:font-weight="bold" officeooo:rsid="004e33b2" style:font-weight-asian="bold" style:font-weight-complex="bold"/>
    </style:style>
    <style:style style:name="T12" style:family="text">
      <style:text-properties fo:font-weight="bold" officeooo:rsid="0052b0c6" style:font-weight-asian="bold" style:font-weight-complex="bold"/>
    </style:style>
    <style:style style:name="T13" style:family="text">
      <style:text-properties fo:font-weight="bold" officeooo:rsid="006f0fe5" style:font-weight-asian="bold" style:font-weight-complex="bold"/>
    </style:style>
    <style:style style:name="T14" style:family="text">
      <style:text-properties fo:font-weight="bold" officeooo:rsid="003ae604" style:font-weight-asian="bold" style:font-weight-complex="bold"/>
    </style:style>
    <style:style style:name="T15" style:family="text">
      <style:text-properties fo:font-weight="bold" officeooo:rsid="002fc23a" style:font-weight-asian="bold" style:font-weight-complex="bold"/>
    </style:style>
    <style:style style:name="T16" style:family="text">
      <style:text-properties fo:font-weight="bold" officeooo:rsid="0097c13b" style:font-weight-asian="bold" style:font-weight-complex="bold"/>
    </style:style>
    <style:style style:name="T17" style:family="text">
      <style:text-properties fo:font-weight="bold" officeooo:rsid="009a3c8e" style:font-weight-asian="bold" style:font-weight-complex="bold"/>
    </style:style>
    <style:style style:name="T18" style:family="text">
      <style:text-properties fo:font-weight="bold" officeooo:rsid="009bca32" style:font-weight-asian="bold" style:font-weight-complex="bold"/>
    </style:style>
    <style:style style:name="T19" style:family="text">
      <style:text-properties fo:font-weight="bold" officeooo:rsid="009be540" style:font-weight-asian="bold" style:font-weight-complex="bold"/>
    </style:style>
    <style:style style:name="T20" style:family="text">
      <style:text-properties fo:font-weight="bold" officeooo:rsid="009cbadb" style:font-weight-asian="bold" style:font-weight-complex="bold"/>
    </style:style>
    <style:style style:name="T21" style:family="text">
      <style:text-properties fo:font-weight="bold" officeooo:rsid="009cd7ab" style:font-weight-asian="bold" style:font-weight-complex="bold"/>
    </style:style>
    <style:style style:name="T22" style:family="text">
      <style:text-properties fo:font-weight="bold" officeooo:rsid="009e97ec" style:font-weight-asian="bold" style:font-weight-complex="bold"/>
    </style:style>
    <style:style style:name="T23" style:family="text">
      <style:text-properties fo:font-weight="bold" officeooo:rsid="009efc4f" style:font-weight-asian="bold" style:font-weight-complex="bold"/>
    </style:style>
    <style:style style:name="T24" style:family="text">
      <style:text-properties fo:font-weight="bold" officeooo:rsid="00a095f9" style:font-weight-asian="bold" style:font-weight-complex="bold"/>
    </style:style>
    <style:style style:name="T25" style:family="text">
      <style:text-properties fo:font-weight="bold" officeooo:rsid="00a0b7ad" style:font-weight-asian="bold" style:font-weight-complex="bold"/>
    </style:style>
    <style:style style:name="T26" style:family="text">
      <style:text-properties fo:font-weight="bold" officeooo:rsid="00a24267" style:font-weight-asian="bold" style:font-weight-complex="bold"/>
    </style:style>
    <style:style style:name="T27" style:family="text">
      <style:text-properties fo:font-weight="bold" officeooo:rsid="00a3648a" style:font-weight-asian="bold" style:font-weight-complex="bold"/>
    </style:style>
    <style:style style:name="T28" style:family="text">
      <style:text-properties fo:font-weight="bold" officeooo:rsid="00a458c8" style:font-weight-asian="bold" style:font-weight-complex="bold"/>
    </style:style>
    <style:style style:name="T29" style:family="text">
      <style:text-properties fo:font-weight="bold" officeooo:rsid="00a5170b" style:font-weight-asian="bold" style:font-weight-complex="bold"/>
    </style:style>
    <style:style style:name="T30" style:family="text">
      <style:text-properties fo:font-weight="bold" officeooo:rsid="00a63450" style:font-weight-asian="bold" style:font-weight-complex="bold"/>
    </style:style>
    <style:style style:name="T31" style:family="text">
      <style:text-properties fo:font-weight="bold" officeooo:rsid="00a87eb6" style:font-weight-asian="bold" style:font-weight-complex="bold"/>
    </style:style>
    <style:style style:name="T32" style:family="text">
      <style:text-properties fo:font-weight="bold" officeooo:rsid="00aa2061" style:font-weight-asian="bold" style:font-weight-complex="bold"/>
    </style:style>
    <style:style style:name="T33" style:family="text">
      <style:text-properties fo:font-weight="bold" officeooo:rsid="00abfb47" style:font-weight-asian="bold" style:font-weight-complex="bold"/>
    </style:style>
    <style:style style:name="T34" style:family="text">
      <style:text-properties fo:font-weight="bold" officeooo:rsid="00ad343f" style:font-weight-asian="bold" style:font-weight-complex="bold"/>
    </style:style>
    <style:style style:name="T35" style:family="text">
      <style:text-properties fo:font-weight="bold" officeooo:rsid="00aef88f" style:font-weight-asian="bold" style:font-weight-complex="bold"/>
    </style:style>
    <style:style style:name="T36" style:family="text">
      <style:text-properties fo:font-weight="bold" officeooo:rsid="00b62ba5" style:font-weight-asian="bold" style:font-weight-complex="bold"/>
    </style:style>
    <style:style style:name="T37" style:family="text">
      <style:text-properties fo:font-weight="bold" officeooo:rsid="00b64489" style:font-weight-asian="bold" style:font-weight-complex="bold"/>
    </style:style>
    <style:style style:name="T38" style:family="text">
      <style:text-properties fo:font-weight="bold" officeooo:rsid="00ba87f1" style:font-weight-asian="bold" style:font-weight-complex="bold"/>
    </style:style>
    <style:style style:name="T39" style:family="text">
      <style:text-properties fo:font-weight="bold" officeooo:rsid="00bbf8ae" style:font-weight-asian="bold" style:font-weight-complex="bold"/>
    </style:style>
    <style:style style:name="T40" style:family="text">
      <style:text-properties fo:font-weight="bold" officeooo:rsid="00ca8e08" style:font-weight-asian="bold" style:font-weight-complex="bold"/>
    </style:style>
    <style:style style:name="T41" style:family="text">
      <style:text-properties fo:font-weight="bold" officeooo:rsid="00cd702d" style:font-weight-asian="bold" style:font-weight-complex="bold"/>
    </style:style>
    <style:style style:name="T42" style:family="text">
      <style:text-properties fo:font-weight="bold" officeooo:rsid="00e2bdce" style:font-weight-asian="bold" style:font-weight-complex="bold"/>
    </style:style>
    <style:style style:name="T43" style:family="text">
      <style:text-properties fo:font-weight="bold" officeooo:rsid="0104e3d7" style:font-weight-asian="bold" style:font-weight-complex="bold"/>
    </style:style>
    <style:style style:name="T44" style:family="text">
      <style:text-properties fo:font-weight="bold" officeooo:rsid="01065c19" style:font-weight-asian="bold" style:font-weight-complex="bold"/>
    </style:style>
    <style:style style:name="T45" style:family="text">
      <style:text-properties fo:font-weight="bold" officeooo:rsid="010683d6" style:font-weight-asian="bold" style:font-weight-complex="bold"/>
    </style:style>
    <style:style style:name="T46" style:family="text">
      <style:text-properties fo:font-weight="bold" officeooo:rsid="01095128" style:font-weight-asian="bold" style:font-weight-complex="bold"/>
    </style:style>
    <style:style style:name="T47" style:family="text">
      <style:text-properties fo:font-weight="bold" officeooo:rsid="012b50a0" style:font-weight-asian="bold" style:font-weight-complex="bold"/>
    </style:style>
    <style:style style:name="T48" style:family="text">
      <style:text-properties fo:font-weight="bold" officeooo:rsid="0144c7c4" style:font-weight-asian="bold" style:font-weight-complex="bold"/>
    </style:style>
    <style:style style:name="T49" style:family="text">
      <style:text-properties fo:font-weight="bold" officeooo:rsid="0147ea5c" style:font-weight-asian="bold" style:font-weight-complex="bold"/>
    </style:style>
    <style:style style:name="T50" style:family="text">
      <style:text-properties fo:font-weight="bold" officeooo:rsid="0146c334" style:font-weight-asian="bold" style:font-weight-complex="bold"/>
    </style:style>
    <style:style style:name="T51" style:family="text">
      <style:text-properties fo:font-weight="bold" officeooo:rsid="014afa89" style:font-weight-asian="bold" style:font-weight-complex="bold"/>
    </style:style>
    <style:style style:name="T52" style:family="text">
      <style:text-properties fo:font-weight="bold" officeooo:rsid="01502f8b" style:font-weight-asian="bold" style:font-weight-complex="bold"/>
    </style:style>
    <style:style style:name="T53" style:family="text">
      <style:text-properties fo:font-weight="bold" officeooo:rsid="01542d0e" style:font-weight-asian="bold" style:font-weight-complex="bold"/>
    </style:style>
    <style:style style:name="T54" style:family="text">
      <style:text-properties fo:font-weight="bold" officeooo:rsid="0156df82" style:font-weight-asian="bold" style:font-weight-complex="bold"/>
    </style:style>
    <style:style style:name="T55" style:family="text">
      <style:text-properties fo:font-weight="bold" officeooo:rsid="015ac275" style:font-weight-asian="bold" style:font-weight-complex="bold"/>
    </style:style>
    <style:style style:name="T56" style:family="text">
      <style:text-properties fo:font-weight="bold" officeooo:rsid="015c2370" style:font-weight-asian="bold" style:font-weight-complex="bold"/>
    </style:style>
    <style:style style:name="T57" style:family="text">
      <style:text-properties fo:font-weight="bold" officeooo:rsid="016bc66d" style:font-weight-asian="bold" style:font-weight-complex="bold"/>
    </style:style>
    <style:style style:name="T58" style:family="text">
      <style:text-properties fo:font-weight="bold" officeooo:rsid="0172dda8" style:font-weight-asian="bold" style:font-weight-complex="bold"/>
    </style:style>
    <style:style style:name="T59" style:family="text">
      <style:text-properties fo:font-weight="bold" officeooo:rsid="017c0244" style:font-weight-asian="bold" style:font-weight-complex="bold"/>
    </style:style>
    <style:style style:name="T60" style:family="text">
      <style:text-properties fo:font-weight="bold" officeooo:rsid="0183eb8c" style:font-weight-asian="bold" style:font-weight-complex="bold"/>
    </style:style>
    <style:style style:name="T61" style:family="text">
      <style:text-properties fo:font-weight="bold" officeooo:rsid="0185e4b6" style:font-weight-asian="bold" style:font-weight-complex="bold"/>
    </style:style>
    <style:style style:name="T62" style:family="text">
      <style:text-properties fo:font-weight="bold" officeooo:rsid="018b9569" style:font-weight-asian="bold" style:font-weight-complex="bold"/>
    </style:style>
    <style:style style:name="T63" style:family="text">
      <style:text-properties officeooo:rsid="001421d8"/>
    </style:style>
    <style:style style:name="T64" style:family="text">
      <style:text-properties officeooo:rsid="00184249"/>
    </style:style>
    <style:style style:name="T65" style:family="text">
      <style:text-properties officeooo:rsid="001d8572"/>
    </style:style>
    <style:style style:name="T66" style:family="text">
      <style:text-properties officeooo:rsid="00207cd8"/>
    </style:style>
    <style:style style:name="T67" style:family="text">
      <style:text-properties officeooo:rsid="0021ff77"/>
    </style:style>
    <style:style style:name="T68" style:family="text">
      <style:text-properties officeooo:rsid="002239b3"/>
    </style:style>
    <style:style style:name="T69" style:family="text">
      <style:text-properties officeooo:rsid="00231add"/>
    </style:style>
    <style:style style:name="T70" style:family="text">
      <style:text-properties officeooo:rsid="0023de53"/>
    </style:style>
    <style:style style:name="T71" style:family="text">
      <style:text-properties officeooo:rsid="00251931"/>
    </style:style>
    <style:style style:name="T72" style:family="text">
      <style:text-properties officeooo:rsid="002b2798"/>
    </style:style>
    <style:style style:name="T73" style:family="text">
      <style:text-properties officeooo:rsid="002bc89d"/>
    </style:style>
    <style:style style:name="T74" style:family="text">
      <style:text-properties officeooo:rsid="002da24a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officeooo:rsid="002da24a" style:font-style-asian="italic" style:font-style-complex="italic"/>
    </style:style>
    <style:style style:name="T77" style:family="text">
      <style:text-properties fo:font-style="italic" officeooo:rsid="0055f799" style:font-style-asian="italic" style:font-style-complex="italic"/>
    </style:style>
    <style:style style:name="T78" style:family="text">
      <style:text-properties fo:font-style="italic" officeooo:rsid="004d3f9c" style:font-style-asian="italic" style:font-style-complex="italic"/>
    </style:style>
    <style:style style:name="T79" style:family="text">
      <style:text-properties fo:font-style="italic" officeooo:rsid="005010d1" style:font-style-asian="italic" style:font-style-complex="italic"/>
    </style:style>
    <style:style style:name="T80" style:family="text">
      <style:text-properties fo:font-style="italic" officeooo:rsid="0049d2b3" style:font-style-asian="italic" style:font-style-complex="italic"/>
    </style:style>
    <style:style style:name="T81" style:family="text">
      <style:text-properties fo:font-style="italic" officeooo:rsid="004b6f20" style:font-style-asian="italic" style:font-style-complex="italic"/>
    </style:style>
    <style:style style:name="T82" style:family="text">
      <style:text-properties fo:font-style="italic" officeooo:rsid="00465eed" style:font-style-asian="italic" style:font-style-complex="italic"/>
    </style:style>
    <style:style style:name="T83" style:family="text">
      <style:text-properties fo:font-style="italic" officeooo:rsid="005b46a2" style:font-style-asian="italic" style:font-style-complex="italic"/>
    </style:style>
    <style:style style:name="T84" style:family="text">
      <style:text-properties fo:font-style="italic" officeooo:rsid="00377cdd" style:font-style-asian="italic" style:font-style-complex="italic"/>
    </style:style>
    <style:style style:name="T85" style:family="text">
      <style:text-properties fo:font-style="italic" officeooo:rsid="00366ef4" style:font-style-asian="italic" style:font-style-complex="italic"/>
    </style:style>
    <style:style style:name="T86" style:family="text">
      <style:text-properties fo:font-style="italic" officeooo:rsid="0063ea6f" style:font-style-asian="italic" style:font-style-complex="italic"/>
    </style:style>
    <style:style style:name="T87" style:family="text">
      <style:text-properties fo:font-style="italic" officeooo:rsid="006d0385" style:font-style-asian="italic" style:font-style-complex="italic"/>
    </style:style>
    <style:style style:name="T88" style:family="text">
      <style:text-properties fo:font-style="italic" officeooo:rsid="006c2349" style:font-style-asian="italic" style:font-style-complex="italic"/>
    </style:style>
    <style:style style:name="T89" style:family="text">
      <style:text-properties fo:font-style="italic" officeooo:rsid="007d4684" style:font-style-asian="italic" style:font-style-complex="italic"/>
    </style:style>
    <style:style style:name="T90" style:family="text">
      <style:text-properties fo:font-style="italic" officeooo:rsid="007dc020" style:font-style-asian="italic" style:font-style-complex="italic"/>
    </style:style>
    <style:style style:name="T91" style:family="text">
      <style:text-properties fo:font-style="italic" officeooo:rsid="007f0aac" style:font-style-asian="italic" style:font-style-complex="italic"/>
    </style:style>
    <style:style style:name="T92" style:family="text">
      <style:text-properties fo:font-style="italic" officeooo:rsid="008589f0" style:font-style-asian="italic" style:font-style-complex="italic"/>
    </style:style>
    <style:style style:name="T93" style:family="text">
      <style:text-properties fo:font-style="italic" officeooo:rsid="0097c13b" style:font-style-asian="italic" style:font-style-complex="italic"/>
    </style:style>
    <style:style style:name="T94" style:family="text">
      <style:text-properties fo:font-style="italic" officeooo:rsid="0098df17" style:font-style-asian="italic" style:font-style-complex="italic"/>
    </style:style>
    <style:style style:name="T95" style:family="text">
      <style:text-properties fo:font-style="italic" officeooo:rsid="009a3c8e" style:font-style-asian="italic" style:font-style-complex="italic"/>
    </style:style>
    <style:style style:name="T96" style:family="text">
      <style:text-properties fo:font-style="italic" officeooo:rsid="009bca32" style:font-style-asian="italic" style:font-style-complex="italic"/>
    </style:style>
    <style:style style:name="T97" style:family="text">
      <style:text-properties fo:font-style="italic" officeooo:rsid="009be540" style:font-style-asian="italic" style:font-style-complex="italic"/>
    </style:style>
    <style:style style:name="T98" style:family="text">
      <style:text-properties fo:font-style="italic" officeooo:rsid="009cbadb" style:font-style-asian="italic" style:font-style-complex="italic"/>
    </style:style>
    <style:style style:name="T99" style:family="text">
      <style:text-properties fo:font-style="italic" officeooo:rsid="009cd7ab" style:font-style-asian="italic" style:font-style-complex="italic"/>
    </style:style>
    <style:style style:name="T100" style:family="text">
      <style:text-properties fo:font-style="italic" officeooo:rsid="009e97ec" style:font-style-asian="italic" style:font-style-complex="italic"/>
    </style:style>
    <style:style style:name="T101" style:family="text">
      <style:text-properties fo:font-style="italic" officeooo:rsid="009efc4f" style:font-style-asian="italic" style:font-style-complex="italic"/>
    </style:style>
    <style:style style:name="T102" style:family="text">
      <style:text-properties fo:font-style="italic" officeooo:rsid="00a095f9" style:font-style-asian="italic" style:font-style-complex="italic"/>
    </style:style>
    <style:style style:name="T103" style:family="text">
      <style:text-properties fo:font-style="italic" officeooo:rsid="00a0b7ad" style:font-style-asian="italic" style:font-style-complex="italic"/>
    </style:style>
    <style:style style:name="T104" style:family="text">
      <style:text-properties fo:font-style="italic" officeooo:rsid="00a24267" style:font-style-asian="italic" style:font-style-complex="italic"/>
    </style:style>
    <style:style style:name="T105" style:family="text">
      <style:text-properties fo:font-style="italic" officeooo:rsid="00a3648a" style:font-style-asian="italic" style:font-style-complex="italic"/>
    </style:style>
    <style:style style:name="T106" style:family="text">
      <style:text-properties fo:font-style="italic" officeooo:rsid="00b0cf7f" style:font-style-asian="italic" style:font-style-complex="italic"/>
    </style:style>
    <style:style style:name="T107" style:family="text">
      <style:text-properties fo:font-style="italic" officeooo:rsid="00b4b6be" style:font-style-asian="italic" style:font-style-complex="italic"/>
    </style:style>
    <style:style style:name="T108" style:family="text">
      <style:text-properties fo:font-style="italic" officeooo:rsid="00b62ba5" style:font-style-asian="italic" style:font-style-complex="italic"/>
    </style:style>
    <style:style style:name="T109" style:family="text">
      <style:text-properties fo:font-style="italic" officeooo:rsid="00b64489" style:font-style-asian="italic" style:font-style-complex="italic"/>
    </style:style>
    <style:style style:name="T110" style:family="text">
      <style:text-properties fo:font-style="italic" officeooo:rsid="00b76559" style:font-style-asian="italic" style:font-style-complex="italic"/>
    </style:style>
    <style:style style:name="T111" style:family="text">
      <style:text-properties fo:font-style="italic" officeooo:rsid="00b88f8b" style:font-style-asian="italic" style:font-style-complex="italic"/>
    </style:style>
    <style:style style:name="T112" style:family="text">
      <style:text-properties fo:font-style="italic" officeooo:rsid="00ba041f" style:font-style-asian="italic" style:font-style-complex="italic"/>
    </style:style>
    <style:style style:name="T113" style:family="text">
      <style:text-properties fo:font-style="italic" officeooo:rsid="00ba87f1" style:font-style-asian="italic" style:font-style-complex="italic"/>
    </style:style>
    <style:style style:name="T114" style:family="text">
      <style:text-properties fo:font-style="italic" officeooo:rsid="00bbf8ae" style:font-style-asian="italic" style:font-style-complex="italic"/>
    </style:style>
    <style:style style:name="T115" style:family="text">
      <style:text-properties fo:font-style="italic" officeooo:rsid="00be60bc" style:font-style-asian="italic" style:font-style-complex="italic"/>
    </style:style>
    <style:style style:name="T116" style:family="text">
      <style:text-properties fo:font-style="italic" officeooo:rsid="002b2798" style:font-style-asian="italic" style:font-style-complex="italic"/>
    </style:style>
    <style:style style:name="T117" style:family="text">
      <style:text-properties fo:font-style="italic" officeooo:rsid="00c079e2" style:font-style-asian="italic" style:font-style-complex="italic"/>
    </style:style>
    <style:style style:name="T118" style:family="text">
      <style:text-properties fo:font-style="italic" officeooo:rsid="00c1b97c" style:font-style-asian="italic" style:font-style-complex="italic"/>
    </style:style>
    <style:style style:name="T119" style:family="text">
      <style:text-properties fo:font-style="italic" officeooo:rsid="00c37906" style:font-style-asian="italic" style:font-style-complex="italic"/>
    </style:style>
    <style:style style:name="T120" style:family="text">
      <style:text-properties fo:font-style="italic" officeooo:rsid="00c4e1a8" style:font-style-asian="italic" style:font-style-complex="italic"/>
    </style:style>
    <style:style style:name="T121" style:family="text">
      <style:text-properties fo:font-style="italic" officeooo:rsid="00aef88f" style:font-style-asian="italic" style:font-style-complex="italic"/>
    </style:style>
    <style:style style:name="T122" style:family="text">
      <style:text-properties fo:font-style="italic" officeooo:rsid="00c66356" style:font-style-asian="italic" style:font-style-complex="italic"/>
    </style:style>
    <style:style style:name="T123" style:family="text">
      <style:text-properties fo:font-style="italic" officeooo:rsid="00ca8e08" style:font-style-asian="italic" style:font-style-complex="italic"/>
    </style:style>
    <style:style style:name="T124" style:family="text">
      <style:text-properties fo:font-style="italic" officeooo:rsid="00cc5382" style:font-style-asian="italic" style:font-style-complex="italic"/>
    </style:style>
    <style:style style:name="T125" style:family="text">
      <style:text-properties fo:font-style="italic" officeooo:rsid="00d3fcb0" style:font-style-asian="italic" style:font-style-complex="italic"/>
    </style:style>
    <style:style style:name="T126" style:family="text">
      <style:text-properties fo:font-style="italic" officeooo:rsid="00d5a3a1" style:font-style-asian="italic" style:font-style-complex="italic"/>
    </style:style>
    <style:style style:name="T127" style:family="text">
      <style:text-properties fo:font-style="italic" officeooo:rsid="00d84dc4" style:font-style-asian="italic" style:font-style-complex="italic"/>
    </style:style>
    <style:style style:name="T128" style:family="text">
      <style:text-properties fo:font-style="italic" officeooo:rsid="00444683" style:font-style-asian="italic" style:font-style-complex="italic"/>
    </style:style>
    <style:style style:name="T129" style:family="text">
      <style:text-properties fo:font-style="italic" officeooo:rsid="00e0f3cf" style:font-style-asian="italic" style:font-style-complex="italic"/>
    </style:style>
    <style:style style:name="T130" style:family="text">
      <style:text-properties fo:font-style="italic" officeooo:rsid="0104e3d7" style:font-style-asian="italic" style:font-style-complex="italic"/>
    </style:style>
    <style:style style:name="T131" style:family="text">
      <style:text-properties fo:font-style="italic" officeooo:rsid="01065c19" style:font-style-asian="italic" style:font-style-complex="italic"/>
    </style:style>
    <style:style style:name="T132" style:family="text">
      <style:text-properties fo:font-style="italic" officeooo:rsid="010683d6" style:font-style-asian="italic" style:font-style-complex="italic"/>
    </style:style>
    <style:style style:name="T133" style:family="text">
      <style:text-properties fo:font-style="italic" officeooo:rsid="01095128" style:font-style-asian="italic" style:font-style-complex="italic"/>
    </style:style>
    <style:style style:name="T134" style:family="text">
      <style:text-properties fo:font-style="italic" officeooo:rsid="012a7660" style:font-style-asian="italic" style:font-style-complex="italic"/>
    </style:style>
    <style:style style:name="T135" style:family="text">
      <style:text-properties fo:font-style="italic" officeooo:rsid="012fdd78" style:font-style-asian="italic" style:font-style-complex="italic"/>
    </style:style>
    <style:style style:name="T136" style:family="text">
      <style:text-properties fo:font-style="italic" officeooo:rsid="0132f397" style:font-style-asian="italic" style:font-style-complex="italic"/>
    </style:style>
    <style:style style:name="T137" style:family="text">
      <style:text-properties fo:font-style="italic" officeooo:rsid="0134ba8c" style:font-style-asian="italic" style:font-style-complex="italic"/>
    </style:style>
    <style:style style:name="T138" style:family="text">
      <style:text-properties fo:font-style="italic" officeooo:rsid="0052b0c6" style:font-style-asian="italic" style:font-style-complex="italic"/>
    </style:style>
    <style:style style:name="T139" style:family="text">
      <style:text-properties fo:font-style="italic" officeooo:rsid="01366403" style:font-style-asian="italic" style:font-style-complex="italic"/>
    </style:style>
    <style:style style:name="T140" style:family="text">
      <style:text-properties fo:font-style="italic" officeooo:rsid="0139840e" style:font-style-asian="italic" style:font-style-complex="italic"/>
    </style:style>
    <style:style style:name="T141" style:family="text">
      <style:text-properties fo:font-style="italic" officeooo:rsid="013a0a65" style:font-style-asian="italic" style:font-style-complex="italic"/>
    </style:style>
    <style:style style:name="T142" style:family="text">
      <style:text-properties fo:font-style="italic" officeooo:rsid="01419187" style:font-style-asian="italic" style:font-style-complex="italic"/>
    </style:style>
    <style:style style:name="T143" style:family="text">
      <style:text-properties fo:font-style="italic" officeooo:rsid="0144c7c4" style:font-style-asian="italic" style:font-style-complex="italic"/>
    </style:style>
    <style:style style:name="T144" style:family="text">
      <style:text-properties fo:font-style="italic" officeooo:rsid="01454333" style:font-style-asian="italic" style:font-style-complex="italic"/>
    </style:style>
    <style:style style:name="T145" style:family="text">
      <style:text-properties fo:font-style="italic" officeooo:rsid="014afa89" style:font-style-asian="italic" style:font-style-complex="italic"/>
    </style:style>
    <style:style style:name="T146" style:family="text">
      <style:text-properties fo:font-style="italic" officeooo:rsid="014e4af9" style:font-style-asian="italic" style:font-style-complex="italic"/>
    </style:style>
    <style:style style:name="T147" style:family="text">
      <style:text-properties fo:font-style="italic" officeooo:rsid="01542d0e" style:font-style-asian="italic" style:font-style-complex="italic"/>
    </style:style>
    <style:style style:name="T148" style:family="text">
      <style:text-properties fo:font-style="italic" officeooo:rsid="015dcacb" style:font-style-asian="italic" style:font-style-complex="italic"/>
    </style:style>
    <style:style style:name="T149" style:family="text">
      <style:text-properties fo:font-style="italic" officeooo:rsid="015c2370" style:font-style-asian="italic" style:font-style-complex="italic"/>
    </style:style>
    <style:style style:name="T150" style:family="text">
      <style:text-properties fo:font-style="italic" officeooo:rsid="011b1a4a" style:font-style-asian="italic" style:font-style-complex="italic"/>
    </style:style>
    <style:style style:name="T151" style:family="text">
      <style:text-properties fo:font-style="italic" officeooo:rsid="011ca9fc" style:font-style-asian="italic" style:font-style-complex="italic"/>
    </style:style>
    <style:style style:name="T15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3" style:family="text">
      <style:text-properties fo:font-style="italic" fo:font-weight="normal" officeooo:rsid="004d3f9c" style:font-style-asian="italic" style:font-weight-asian="normal" style:font-style-complex="italic" style:font-weight-complex="normal"/>
    </style:style>
    <style:style style:name="T154" style:family="text">
      <style:text-properties fo:font-style="italic" fo:font-weight="normal" officeooo:rsid="009cd7ab" style:font-style-asian="italic" style:font-weight-asian="normal" style:font-style-complex="italic" style:font-weight-complex="normal"/>
    </style:style>
    <style:style style:name="T155" style:family="text">
      <style:text-properties fo:font-style="italic" fo:font-weight="normal" officeooo:rsid="00a095f9" style:font-style-asian="italic" style:font-weight-asian="normal" style:font-style-complex="italic" style:font-weight-complex="normal"/>
    </style:style>
    <style:style style:name="T156" style:family="text">
      <style:text-properties fo:font-style="italic" fo:font-weight="normal" officeooo:rsid="00a458c8" style:font-style-asian="italic" style:font-weight-asian="normal" style:font-style-complex="italic" style:font-weight-complex="normal"/>
    </style:style>
    <style:style style:name="T157" style:family="text">
      <style:text-properties fo:font-style="italic" fo:font-weight="normal" officeooo:rsid="00a5170b" style:font-style-asian="italic" style:font-weight-asian="normal" style:font-style-complex="italic" style:font-weight-complex="normal"/>
    </style:style>
    <style:style style:name="T158" style:family="text">
      <style:text-properties fo:font-style="italic" fo:font-weight="normal" officeooo:rsid="00a63450" style:font-style-asian="italic" style:font-weight-asian="normal" style:font-style-complex="italic" style:font-weight-complex="normal"/>
    </style:style>
    <style:style style:name="T159" style:family="text">
      <style:text-properties fo:font-style="italic" fo:font-weight="normal" officeooo:rsid="00a87eb6" style:font-style-asian="italic" style:font-weight-asian="normal" style:font-style-complex="italic" style:font-weight-complex="normal"/>
    </style:style>
    <style:style style:name="T160" style:family="text">
      <style:text-properties fo:font-style="italic" fo:font-weight="normal" officeooo:rsid="00ad343f" style:font-style-asian="italic" style:font-weight-asian="normal" style:font-style-complex="italic" style:font-weight-complex="normal"/>
    </style:style>
    <style:style style:name="T161" style:family="text">
      <style:text-properties fo:font-style="italic" fo:font-weight="normal" officeooo:rsid="00aef88f" style:font-style-asian="italic" style:font-weight-asian="normal" style:font-style-complex="italic" style:font-weight-complex="normal"/>
    </style:style>
    <style:style style:name="T162" style:family="text">
      <style:text-properties fo:font-style="italic" fo:font-weight="normal" officeooo:rsid="00b0cf7f" style:font-style-asian="italic" style:font-weight-asian="normal" style:font-style-complex="italic" style:font-weight-complex="normal"/>
    </style:style>
    <style:style style:name="T163" style:family="text">
      <style:text-properties fo:font-style="normal" style:font-style-asian="normal" style:font-style-complex="normal"/>
    </style:style>
    <style:style style:name="T164" style:family="text">
      <style:text-properties fo:font-style="normal" officeooo:rsid="00691d89" style:font-style-asian="normal" style:font-style-complex="normal"/>
    </style:style>
    <style:style style:name="T165" style:family="text">
      <style:text-properties fo:font-style="normal" officeooo:rsid="006c2349" style:font-style-asian="normal" style:font-style-complex="normal"/>
    </style:style>
    <style:style style:name="T166" style:family="text">
      <style:text-properties fo:font-style="normal" officeooo:rsid="006d0385" style:font-style-asian="normal" style:font-style-complex="normal"/>
    </style:style>
    <style:style style:name="T167" style:family="text">
      <style:text-properties fo:font-style="normal" officeooo:rsid="007d4684" style:font-style-asian="normal" style:font-style-complex="normal"/>
    </style:style>
    <style:style style:name="T168" style:family="text">
      <style:text-properties fo:font-style="normal" officeooo:rsid="007dc020" style:font-style-asian="normal" style:font-style-complex="normal"/>
    </style:style>
    <style:style style:name="T169" style:family="text">
      <style:text-properties fo:font-style="normal" officeooo:rsid="007f0aac" style:font-style-asian="normal" style:font-style-complex="normal"/>
    </style:style>
    <style:style style:name="T170" style:family="text">
      <style:text-properties fo:font-style="normal" officeooo:rsid="007fa33e" style:font-style-asian="normal" style:font-style-complex="normal"/>
    </style:style>
    <style:style style:name="T171" style:family="text">
      <style:text-properties fo:font-style="normal" officeooo:rsid="0081dc31" style:font-style-asian="normal" style:font-style-complex="normal"/>
    </style:style>
    <style:style style:name="T172" style:family="text">
      <style:text-properties fo:font-style="normal" officeooo:rsid="008589f0" style:font-style-asian="normal" style:font-style-complex="normal"/>
    </style:style>
    <style:style style:name="T173" style:family="text">
      <style:text-properties fo:font-style="normal" officeooo:rsid="00dd35ad" style:font-style-asian="normal" style:font-style-complex="normal"/>
    </style:style>
    <style:style style:name="T174" style:family="text">
      <style:text-properties fo:font-style="normal" officeooo:rsid="017fbfa2" style:font-style-asian="normal" style:font-style-complex="normal"/>
    </style:style>
    <style:style style:name="T17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6" style:family="text">
      <style:text-properties fo:font-style="normal" fo:font-weight="bold" officeooo:rsid="0052b0c6" style:font-style-asian="normal" style:font-weight-asian="bold" style:font-style-complex="normal" style:font-weight-complex="bold"/>
    </style:style>
    <style:style style:name="T177" style:family="text">
      <style:text-properties fo:font-style="normal" fo:font-weight="bold" officeooo:rsid="006f4979" style:font-style-asian="normal" style:font-weight-asian="bold" style:font-style-complex="normal" style:font-weight-complex="bold"/>
    </style:style>
    <style:style style:name="T178" style:family="text">
      <style:text-properties fo:font-style="normal" fo:font-weight="bold" officeooo:rsid="016bc66d" style:font-style-asian="normal" style:font-weight-asian="bold" style:font-style-complex="normal" style:font-weight-complex="bold"/>
    </style:style>
    <style:style style:name="T179" style:family="text">
      <style:text-properties officeooo:rsid="002de5f3"/>
    </style:style>
    <style:style style:name="T180" style:family="text">
      <style:text-properties officeooo:rsid="002fd9a3"/>
    </style:style>
    <style:style style:name="T181" style:family="text">
      <style:text-properties officeooo:rsid="002fe4e4"/>
    </style:style>
    <style:style style:name="T182" style:family="text">
      <style:text-properties officeooo:rsid="0032ab1f"/>
    </style:style>
    <style:style style:name="T183" style:family="text">
      <style:text-properties officeooo:rsid="003506a6"/>
    </style:style>
    <style:style style:name="T184" style:family="text">
      <style:text-properties officeooo:rsid="0035155c"/>
    </style:style>
    <style:style style:name="T185" style:family="text">
      <style:text-properties officeooo:rsid="00366ef4"/>
    </style:style>
    <style:style style:name="T186" style:family="text">
      <style:text-properties officeooo:rsid="00377cdd"/>
    </style:style>
    <style:style style:name="T187" style:family="text">
      <style:text-properties officeooo:rsid="003807a9"/>
    </style:style>
    <style:style style:name="T188" style:family="text">
      <style:text-properties officeooo:rsid="00179764"/>
    </style:style>
    <style:style style:name="T189" style:family="text">
      <style:text-properties officeooo:rsid="003ae604"/>
    </style:style>
    <style:style style:name="T190" style:family="text">
      <style:text-properties officeooo:rsid="004388d2"/>
    </style:style>
    <style:style style:name="T191" style:family="text">
      <style:text-properties officeooo:rsid="00444683"/>
    </style:style>
    <style:style style:name="T192" style:family="text">
      <style:text-properties officeooo:rsid="0045f6bb"/>
    </style:style>
    <style:style style:name="T193" style:family="text">
      <style:text-properties officeooo:rsid="00465eed"/>
    </style:style>
    <style:style style:name="T194" style:family="text">
      <style:text-properties officeooo:rsid="0049d2b3"/>
    </style:style>
    <style:style style:name="T195" style:family="text">
      <style:text-properties officeooo:rsid="004d3f9c"/>
    </style:style>
    <style:style style:name="T196" style:family="text">
      <style:text-properties officeooo:rsid="005010d1"/>
    </style:style>
    <style:style style:name="T197" style:family="text">
      <style:text-properties officeooo:rsid="0055f799"/>
    </style:style>
    <style:style style:name="T198" style:family="text">
      <style:text-properties officeooo:rsid="005b46a2"/>
    </style:style>
    <style:style style:name="T199" style:family="text">
      <style:text-properties officeooo:rsid="005db086"/>
    </style:style>
    <style:style style:name="T200" style:family="text">
      <style:text-properties officeooo:rsid="005e84d1"/>
    </style:style>
    <style:style style:name="T201" style:family="text">
      <style:text-properties officeooo:rsid="00609824"/>
    </style:style>
    <style:style style:name="T202" style:family="text">
      <style:text-properties officeooo:rsid="00659466"/>
    </style:style>
    <style:style style:name="T203" style:family="text">
      <style:text-properties officeooo:rsid="006f0fe5"/>
    </style:style>
    <style:style style:name="T204" style:family="text">
      <style:text-properties officeooo:rsid="0077db96"/>
    </style:style>
    <style:style style:name="T205" style:family="text">
      <style:text-properties officeooo:rsid="007d4684"/>
    </style:style>
    <style:style style:name="T206" style:family="text">
      <style:text-properties officeooo:rsid="00895e0c"/>
    </style:style>
    <style:style style:name="T207" style:family="text">
      <style:text-properties officeooo:rsid="008dec46"/>
    </style:style>
    <style:style style:name="T208" style:family="text">
      <style:text-properties officeooo:rsid="008e257b"/>
    </style:style>
    <style:style style:name="T209" style:family="text">
      <style:text-properties officeooo:rsid="008ee1be"/>
    </style:style>
    <style:style style:name="T210" style:family="text">
      <style:text-properties officeooo:rsid="008fc32f"/>
    </style:style>
    <style:style style:name="T211" style:family="text">
      <style:text-properties fo:font-weight="normal" style:font-weight-asian="normal" style:font-weight-complex="normal"/>
    </style:style>
    <style:style style:name="T212" style:family="text">
      <style:text-properties fo:font-weight="normal" officeooo:rsid="00a095f9" style:font-weight-asian="normal" style:font-weight-complex="normal"/>
    </style:style>
    <style:style style:name="T213" style:family="text">
      <style:text-properties fo:font-weight="normal" officeooo:rsid="00a458c8" style:font-weight-asian="normal" style:font-weight-complex="normal"/>
    </style:style>
    <style:style style:name="T214" style:family="text">
      <style:text-properties fo:font-weight="normal" officeooo:rsid="00a5170b" style:font-weight-asian="normal" style:font-weight-complex="normal"/>
    </style:style>
    <style:style style:name="T215" style:family="text">
      <style:text-properties fo:font-weight="normal" officeooo:rsid="00a63450" style:font-weight-asian="normal" style:font-weight-complex="normal"/>
    </style:style>
    <style:style style:name="T216" style:family="text">
      <style:text-properties fo:font-weight="normal" officeooo:rsid="00a6b00b" style:font-weight-asian="normal" style:font-weight-complex="normal"/>
    </style:style>
    <style:style style:name="T217" style:family="text">
      <style:text-properties fo:font-weight="normal" officeooo:rsid="00a87eb6" style:font-weight-asian="normal" style:font-weight-complex="normal"/>
    </style:style>
    <style:style style:name="T218" style:family="text">
      <style:text-properties fo:font-weight="normal" officeooo:rsid="00abfb47" style:font-weight-asian="normal" style:font-weight-complex="normal"/>
    </style:style>
    <style:style style:name="T219" style:family="text">
      <style:text-properties fo:font-weight="normal" officeooo:rsid="00ad343f" style:font-weight-asian="normal" style:font-weight-complex="normal"/>
    </style:style>
    <style:style style:name="T220" style:family="text">
      <style:text-properties fo:font-weight="normal" officeooo:rsid="00ae12e2" style:font-weight-asian="normal" style:font-weight-complex="normal"/>
    </style:style>
    <style:style style:name="T221" style:family="text">
      <style:text-properties fo:font-weight="normal" officeooo:rsid="00aef88f" style:font-weight-asian="normal" style:font-weight-complex="normal"/>
    </style:style>
    <style:style style:name="T222" style:family="text">
      <style:text-properties fo:font-weight="normal" officeooo:rsid="00b0cf7f" style:font-weight-asian="normal" style:font-weight-complex="normal"/>
    </style:style>
    <style:style style:name="T223" style:family="text">
      <style:text-properties fo:font-weight="normal" officeooo:rsid="00b88f8b" style:font-weight-asian="normal" style:font-weight-complex="normal"/>
    </style:style>
    <style:style style:name="T224" style:family="text">
      <style:text-properties fo:font-weight="normal" officeooo:rsid="00ce4825" style:font-weight-asian="normal" style:font-weight-complex="normal"/>
    </style:style>
    <style:style style:name="T225" style:family="text">
      <style:text-properties officeooo:rsid="0097c13b"/>
    </style:style>
    <style:style style:name="T226" style:family="text">
      <style:text-properties officeooo:rsid="0098df17"/>
    </style:style>
    <style:style style:name="T227" style:family="text">
      <style:text-properties officeooo:rsid="009a3c8e"/>
    </style:style>
    <style:style style:name="T228" style:family="text">
      <style:text-properties officeooo:rsid="009bca32"/>
    </style:style>
    <style:style style:name="T229" style:family="text">
      <style:text-properties officeooo:rsid="009cbadb"/>
    </style:style>
    <style:style style:name="T230" style:family="text">
      <style:text-properties officeooo:rsid="009cd7ab"/>
    </style:style>
    <style:style style:name="T231" style:family="text">
      <style:text-properties officeooo:rsid="009e97ec"/>
    </style:style>
    <style:style style:name="T232" style:family="text">
      <style:text-properties officeooo:rsid="009efc4f"/>
    </style:style>
    <style:style style:name="T233" style:family="text">
      <style:text-properties officeooo:rsid="00a095f9"/>
    </style:style>
    <style:style style:name="T234" style:family="text">
      <style:text-properties officeooo:rsid="00a3648a"/>
    </style:style>
    <style:style style:name="T235" style:family="text">
      <style:text-properties officeooo:rsid="00b2793e"/>
    </style:style>
    <style:style style:name="T236" style:family="text">
      <style:text-properties officeooo:rsid="00b2e1de"/>
    </style:style>
    <style:style style:name="T237" style:family="text">
      <style:text-properties officeooo:rsid="00b43beb"/>
    </style:style>
    <style:style style:name="T238" style:family="text">
      <style:text-properties officeooo:rsid="00d3fcb0"/>
    </style:style>
    <style:style style:name="T239" style:family="text">
      <style:text-properties officeooo:rsid="00d5a3a1"/>
    </style:style>
    <style:style style:name="T240" style:family="text">
      <style:text-properties officeooo:rsid="00d84dc4"/>
    </style:style>
    <style:style style:name="T241" style:family="text">
      <style:text-properties officeooo:rsid="00d9c233"/>
    </style:style>
    <style:style style:name="T242" style:family="text">
      <style:text-properties officeooo:rsid="00e0f3cf"/>
    </style:style>
    <style:style style:name="T243" style:family="text">
      <style:text-properties officeooo:rsid="00e2bdce"/>
    </style:style>
    <style:style style:name="T244" style:family="text">
      <style:text-properties fo:font-variant="normal" fo:text-transform="none" fo:color="#000000" style:font-name="Open Sans" fo:font-size="9.75pt" fo:letter-spacing="normal" fo:font-style="normal" fo:font-weight="normal"/>
    </style:style>
    <style:style style:name="T245" style:family="text">
      <style:text-properties fo:font-variant="normal" fo:text-transform="none" fo:color="#000000" style:font-name="Open Sans" fo:font-size="9.75pt" fo:letter-spacing="normal" fo:font-style="normal" fo:font-weight="normal" officeooo:rsid="00e5f654"/>
    </style:style>
    <style:style style:name="T246" style:family="text">
      <style:text-properties fo:font-variant="normal" fo:text-transform="none" fo:color="#000000" style:font-name="Open Sans" fo:font-size="9.75pt" fo:letter-spacing="normal" fo:font-style="normal" fo:font-weight="normal" officeooo:rsid="00e63652"/>
    </style:style>
    <style:style style:name="T247" style:family="text">
      <style:text-properties fo:font-variant="normal" fo:text-transform="none" fo:color="#000000" style:font-name="Open Sans" fo:font-size="9.75pt" fo:letter-spacing="normal" fo:font-style="normal" fo:font-weight="normal" style:font-weight-asian="normal" style:font-weight-complex="normal"/>
    </style:style>
    <style:style style:name="T248" style:family="text">
      <style:text-properties fo:font-variant="normal" fo:text-transform="none" fo:color="#000000" style:font-name="Open Sans" fo:font-size="9.75pt" fo:letter-spacing="normal" fo:font-style="normal" fo:font-weight="normal" officeooo:rsid="00e5f654" style:font-weight-asian="normal" style:font-weight-complex="normal"/>
    </style:style>
    <style:style style:name="T249" style:family="text">
      <style:text-properties fo:font-variant="normal" fo:text-transform="none" fo:color="#000000" style:font-name="Open Sans" fo:font-size="9.75pt" fo:letter-spacing="normal" fo:font-style="normal" fo:font-weight="normal" officeooo:rsid="00e6cfb0" style:font-weight-asian="normal" style:font-weight-complex="normal"/>
    </style:style>
    <style:style style:name="T250" style:family="text">
      <style:text-properties fo:font-variant="normal" fo:text-transform="none" fo:color="#000000" style:font-name="Open Sans" fo:font-size="9.75pt" fo:letter-spacing="normal" fo:font-style="normal" fo:font-weight="normal" officeooo:rsid="00e6cfb0"/>
    </style:style>
    <style:style style:name="T251" style:family="text">
      <style:text-properties fo:font-variant="normal" fo:text-transform="none" fo:color="#000000" style:font-name="Open Sans" fo:font-size="9.75pt" fo:letter-spacing="normal" fo:font-style="normal" fo:font-weight="normal" officeooo:rsid="00f31be8"/>
    </style:style>
    <style:style style:name="T252" style:family="text">
      <style:text-properties fo:font-variant="normal" fo:text-transform="none" fo:color="#000000" style:font-name="Open Sans" fo:font-size="9.75pt" fo:letter-spacing="normal" fo:font-style="normal" fo:font-weight="normal" officeooo:rsid="0108c9f8"/>
    </style:style>
    <style:style style:name="T253" style:family="text">
      <style:text-properties fo:font-variant="normal" fo:text-transform="none" fo:color="#000000" style:font-name="Open Sans" fo:font-size="9.75pt" fo:letter-spacing="normal" fo:font-style="normal" fo:font-weight="normal" officeooo:rsid="0113268f"/>
    </style:style>
    <style:style style:name="T254" style:family="text">
      <style:text-properties fo:font-variant="normal" fo:text-transform="none" fo:color="#000000" style:font-name="Open Sans" fo:font-size="9.75pt" fo:letter-spacing="normal" fo:font-style="normal" fo:font-weight="normal" officeooo:rsid="011437a9"/>
    </style:style>
    <style:style style:name="T255" style:family="text">
      <style:text-properties fo:font-variant="normal" fo:text-transform="none" fo:color="#000000" style:font-name="Open Sans" fo:font-size="9.75pt" fo:letter-spacing="normal" fo:font-style="normal" fo:font-weight="normal" officeooo:rsid="01682ff2"/>
    </style:style>
    <style:style style:name="T256" style:family="text">
      <style:text-properties fo:font-variant="normal" fo:text-transform="none" fo:color="#000000" style:font-name="Open Sans" fo:font-size="9.75pt" fo:letter-spacing="normal" fo:font-style="normal" fo:font-weight="bold" style:font-weight-asian="bold" style:font-weight-complex="bold"/>
    </style:style>
    <style:style style:name="T257" style:family="text">
      <style:text-properties fo:font-variant="normal" fo:text-transform="none" fo:color="#000000" style:font-name="Open Sans" fo:font-size="9.75pt" fo:letter-spacing="normal" fo:font-style="normal" fo:font-weight="bold" officeooo:rsid="01682ff2" style:font-weight-asian="bold" style:font-weight-complex="bold"/>
    </style:style>
    <style:style style:name="T258" style:family="text">
      <style:text-properties fo:font-variant="normal" fo:text-transform="none" fo:color="#000000" style:font-name="Open Sans" fo:font-size="9.75pt" fo:letter-spacing="normal" fo:font-style="normal" fo:font-weight="bold" officeooo:rsid="00e6cfb0" style:font-weight-asian="bold" style:font-weight-complex="bold"/>
    </style:style>
    <style:style style:name="T259" style:family="text">
      <style:text-properties fo:font-variant="normal" fo:text-transform="none" fo:color="#000000" style:font-name="Open Sans" fo:font-size="9.75pt" fo:letter-spacing="normal" fo:font-style="normal" fo:font-weight="bold" officeooo:rsid="00e5f654" style:font-weight-asian="bold" style:font-weight-complex="bold"/>
    </style:style>
    <style:style style:name="T260" style:family="text">
      <style:text-properties fo:font-variant="normal" fo:text-transform="none" fo:color="#000000" style:font-name="Open Sans" fo:font-size="9.75pt" fo:letter-spacing="normal" fo:font-style="normal" fo:font-weight="bold" officeooo:rsid="00e63652" style:font-weight-asian="bold" style:font-weight-complex="bold"/>
    </style:style>
    <style:style style:name="T261" style:family="text">
      <style:text-properties fo:font-variant="normal" fo:text-transform="none" fo:color="#000000" style:font-name="Open Sans" fo:font-size="9.75pt" fo:letter-spacing="normal" fo:font-style="italic" fo:font-weight="normal"/>
    </style:style>
    <style:style style:name="T262" style:family="text">
      <style:text-properties officeooo:rsid="00e88a87"/>
    </style:style>
    <style:style style:name="T263" style:family="text">
      <style:text-properties officeooo:rsid="00e98897"/>
    </style:style>
    <style:style style:name="T264" style:family="text">
      <style:text-properties officeooo:rsid="00ee3afd"/>
    </style:style>
    <style:style style:name="T265" style:family="text">
      <style:text-properties officeooo:rsid="00f480ae"/>
    </style:style>
    <style:style style:name="T266" style:family="text">
      <style:text-properties officeooo:rsid="00f4a96d"/>
    </style:style>
    <style:style style:name="T267" style:family="text">
      <style:text-properties officeooo:rsid="00f603c5"/>
    </style:style>
    <style:style style:name="T268" style:family="text">
      <style:text-properties officeooo:rsid="00f70c8c"/>
    </style:style>
    <style:style style:name="T269" style:family="text">
      <style:text-properties officeooo:rsid="00f7a435"/>
    </style:style>
    <style:style style:name="T270" style:family="text">
      <style:text-properties officeooo:rsid="00f8ef91"/>
    </style:style>
    <style:style style:name="T271" style:family="text">
      <style:text-properties officeooo:rsid="00fafcbf"/>
    </style:style>
    <style:style style:name="T272" style:family="text">
      <style:text-properties officeooo:rsid="01002200"/>
    </style:style>
    <style:style style:name="T273" style:family="text">
      <style:text-properties officeooo:rsid="0101b5ea"/>
    </style:style>
    <style:style style:name="T274" style:family="text">
      <style:text-properties officeooo:rsid="01025045"/>
    </style:style>
    <style:style style:name="T275" style:family="text">
      <style:text-properties officeooo:rsid="0104e3d7"/>
    </style:style>
    <style:style style:name="T276" style:family="text">
      <style:text-properties officeooo:rsid="01065c19"/>
    </style:style>
    <style:style style:name="T277" style:family="text">
      <style:text-properties officeooo:rsid="010683d6"/>
    </style:style>
    <style:style style:name="T278" style:family="text">
      <style:text-properties officeooo:rsid="01095128"/>
    </style:style>
    <style:style style:name="T279" style:family="text">
      <style:text-properties officeooo:rsid="01116cfe"/>
    </style:style>
    <style:style style:name="T280" style:family="text">
      <style:text-properties officeooo:rsid="01156bf1"/>
    </style:style>
    <style:style style:name="T281" style:family="text">
      <style:text-properties officeooo:rsid="0115a87a"/>
    </style:style>
    <style:style style:name="T282" style:family="text">
      <style:text-properties officeooo:rsid="011f6cb2"/>
    </style:style>
    <style:style style:name="T283" style:family="text">
      <style:text-properties officeooo:rsid="012225e3"/>
    </style:style>
    <style:style style:name="T284" style:family="text">
      <style:text-properties officeooo:rsid="01239efb"/>
    </style:style>
    <style:style style:name="T285" style:family="text">
      <style:text-properties officeooo:rsid="012ce3c3"/>
    </style:style>
    <style:style style:name="T286" style:family="text">
      <style:text-properties officeooo:rsid="012fdd78"/>
    </style:style>
    <style:style style:name="T287" style:family="text">
      <style:text-properties style:text-position="sub 58%" fo:font-style="italic" officeooo:rsid="012fdd78" style:font-style-asian="italic" style:font-style-complex="italic"/>
    </style:style>
    <style:style style:name="T288" style:family="text">
      <style:text-properties officeooo:rsid="0132f397"/>
    </style:style>
    <style:style style:name="T289" style:family="text">
      <style:text-properties officeooo:rsid="0134ba8c"/>
    </style:style>
    <style:style style:name="T290" style:family="text">
      <style:text-properties officeooo:rsid="01366403"/>
    </style:style>
    <style:style style:name="T291" style:family="text">
      <style:text-properties officeooo:rsid="0052b0c6"/>
    </style:style>
    <style:style style:name="T292" style:family="text">
      <style:text-properties officeooo:rsid="0139840e"/>
    </style:style>
    <style:style style:name="T293" style:family="text">
      <style:text-properties officeooo:rsid="013a0a65"/>
    </style:style>
    <style:style style:name="T294" style:family="text">
      <style:text-properties officeooo:rsid="013c78ef"/>
    </style:style>
    <style:style style:name="T295" style:family="text">
      <style:text-properties officeooo:rsid="0143f4ae"/>
    </style:style>
    <style:style style:name="T296" style:family="text">
      <style:text-properties officeooo:rsid="0144c7c4"/>
    </style:style>
    <style:style style:name="T297" style:family="text">
      <style:text-properties officeooo:rsid="01454333"/>
    </style:style>
    <style:style style:name="T298" style:family="text">
      <style:text-properties officeooo:rsid="01461573"/>
    </style:style>
    <style:style style:name="T299" style:family="text">
      <style:text-properties officeooo:rsid="0147f4b6"/>
    </style:style>
    <style:style style:name="T300" style:family="text">
      <style:text-properties officeooo:rsid="014afa89"/>
    </style:style>
    <style:style style:name="T301" style:family="text">
      <style:text-properties officeooo:rsid="01502f8b"/>
    </style:style>
    <style:style style:name="T302" style:family="text">
      <style:text-properties officeooo:rsid="01542d0e"/>
    </style:style>
    <style:style style:name="T303" style:family="text">
      <style:text-properties officeooo:rsid="015c2370"/>
    </style:style>
    <style:style style:name="T304" style:family="text">
      <style:text-properties officeooo:rsid="015dcacb"/>
    </style:style>
    <style:style style:name="T305" style:family="text">
      <style:text-properties officeooo:rsid="0166bdc5"/>
    </style:style>
    <style:style style:name="T306" style:family="text">
      <style:text-properties style:text-position="super 58%" fo:font-weight="bold" style:font-weight-asian="bold" style:font-weight-complex="bold"/>
    </style:style>
    <style:style style:name="T307" style:family="text">
      <style:text-properties style:text-position="super 58%" fo:font-weight="bold" officeooo:rsid="00e88a87" style:font-weight-asian="bold" style:font-weight-complex="bold"/>
    </style:style>
    <style:style style:name="T308" style:family="text">
      <style:text-properties style:text-position="super 58%" fo:font-weight="bold" officeooo:rsid="00e98897" style:font-weight-asian="bold" style:font-weight-complex="bold"/>
    </style:style>
    <style:style style:name="T309" style:family="text">
      <style:text-properties style:text-position="super 58%" fo:font-weight="bold" officeooo:rsid="00e9bace" style:font-weight-asian="bold" style:font-weight-complex="bold"/>
    </style:style>
    <style:style style:name="T310" style:family="text">
      <style:text-properties style:text-position="super 58%" fo:font-weight="bold" officeooo:rsid="003807a9" style:font-weight-asian="bold" style:font-weight-complex="bold"/>
    </style:style>
    <style:style style:name="T311" style:family="text">
      <style:text-properties style:text-position="super 58%" fo:font-weight="bold" officeooo:rsid="00ee3afd" style:font-weight-asian="bold" style:font-weight-complex="bold"/>
    </style:style>
    <style:style style:name="T312" style:family="text">
      <style:text-properties style:text-position="super 58%" fo:font-weight="bold" officeooo:rsid="01263de8" style:font-weight-asian="bold" style:font-weight-complex="bold"/>
    </style:style>
    <style:style style:name="T313" style:family="text">
      <style:text-properties style:text-position="super 58%" fo:font-weight="bold" officeooo:rsid="01156bf1" style:font-weight-asian="bold" style:font-weight-complex="bold"/>
    </style:style>
    <style:style style:name="T314" style:family="text">
      <style:text-properties style:text-position="super 58%" fo:font-weight="bold" officeooo:rsid="00eaf264" style:font-weight-asian="bold" style:font-weight-complex="bold"/>
    </style:style>
    <style:style style:name="T315" style:family="text">
      <style:text-properties officeooo:rsid="016bc66d"/>
    </style:style>
    <style:style style:name="T316" style:family="text">
      <style:text-properties style:font-name="Liberation Sans" fo:font-weight="bold" style:font-weight-asian="bold" style:font-weight-complex="bold"/>
    </style:style>
    <style:style style:name="T317" style:family="text">
      <style:text-properties officeooo:rsid="014e4af9"/>
    </style:style>
    <style:style style:name="T318" style:family="text">
      <style:text-properties officeooo:rsid="019a934a"/>
    </style:style>
    <style:style style:name="T319" style:family="text">
      <style:text-properties officeooo:rsid="019fdc8b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background-color="transparent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alphabetical-index-auto-mark-file xlink:href="../DGIIIAI_concordance.sdi"/>
      <text:p text:style-name="Title"><text:alphabetical-index-mark-start text:id="IMark58723256"/><text:alphabetical-index-mark-start text:id="IMark77786648"/>DGIII<text:alphabetical-index-mark-end text:id="IMark77786648"/><text:alphabetical-index-mark-start text:id="IMark134024568"/>AI<text:alphabetical-index-mark-end text:id="IMark134024568"/><text:alphabetical-index-mark-end text:id="IMark58723256"/> – <text:alphabetical-index-mark-start text:id="IMark134024664"/><text:span text:style-name="T182">Intelligent</text:span><text:alphabetical-index-mark-end text:id="IMark134024664"/><text:span text:style-name="T182"> </text:span><text:alphabetical-index-mark-start text:id="IMark77708648"/><text:alphabetical-index-mark-start text:id="IMark135969976"/><text:span text:style-name="T182">Delta</text:span><text:alphabetical-index-mark-end text:id="IMark135969976"/><text:alphabetical-index-mark-end text:id="IMark77708648"/><text:span text:style-name="T182"> </text:span><text:alphabetical-index-mark-start text:id="IMark71392456"/><text:span text:style-name="T182">Glider</text:span><text:alphabetical-index-mark-end text:id="IMark71392456"/></text:p>
      <text:p text:style-name="Title">for the <text:alphabetical-index-mark-start text:id="IMark135970008"/>Orbiter<text:alphabetical-index-mark-end text:id="IMark135970008"/> <text:alphabetical-index-mark-start text:id="IMark78731336"/>Space<text:alphabetical-index-mark-end text:id="IMark78731336"/> <text:alphabetical-index-mark-start text:id="IMark51454168"/>Fligh<text:span text:style-name="T305">t</text:span><text:alphabetical-index-mark-end text:id="IMark51454168"/> Simu<text:alphabetical-index-mark-start text:id="IMark55815448"/>lat<text:alphabetical-index-mark-end text:id="IMark55815448"/>or</text:p>
      <text:p text:style-name="P2">Pablo <text:alphabetical-index-mark-start text:id="IMark78731336"/>Edronkin<text:alphabetical-index-mark-end text:id="IMark78731336"/>, 201<text:span text:style-name="T182">3 - 2019</text:span></text:p>
      <text:p text:style-name="P2"><text:a xlink:type="simple" xlink:href="https://orcid.org/0000-0001-8690-7030" text:style-name="Internet_20_link" text:visited-style-name="Visited_20_Internet_20_Link">https://orcid.org/0000-0001-8690-7030</text:a></text:p>
      <text:p text:style-name="Text_20_body"/>
      <text:p text:style-name="Text_20_body"/>
      <text:h text:style-name="Heading_20_1" text:outline-level="1"><text:bookmark-start text:name="__RefHeading___Toc6459_1483239106"/><text:alphabetical-index-mark-start text:id="IMark77844360"/><text:alphabetical-index-mark-start text:id="IMark83009240"/>Abs<text:alphabetical-index-mark-end text:id="IMark83009240"/>tract<text:bookmark-end text:name="__RefHeading___Toc6459_1483239106"/><text:alphabetical-index-mark-end text:id="IMark77844360"/></text:h>
      <text:p text:style-name="Text_20_body"/>
      <text:p text:style-name="Text_20_body"><text:alphabetical-index-mark-start text:id="IMark134024616"/><text:alphabetical-index-mark-start text:id="IMark142356072"/>DGIII<text:alphabetical-index-mark-end text:id="IMark142356072"/><text:alphabetical-index-mark-start text:id="IMark56771320"/>AI<text:alphabetical-index-mark-end text:id="IMark56771320"/><text:alphabetical-index-mark-end text:id="IMark134024616"/> is a variant of the <text:alphabetical-index-mark-start text:id="IMark55765640"/>stock<text:alphabetical-index-mark-end text:id="IMark55765640"/> <text:alphabetical-index-mark-start text:id="IMark51454168"/><text:alphabetical-index-mark-start text:id="IMark51454264"/>Delta<text:alphabetical-index-mark-end text:id="IMark51454264"/><text:alphabetical-index-mark-end text:id="IMark51454168"/> <text:alphabetical-index-mark-start text:id="IMark77708600"/>Glider<text:alphabetical-index-mark-end text:id="IMark77708600"/> III included with the <text:alphabetical-index-mark-start text:id="IMark133538264"/>Orbiter<text:alphabetical-index-mark-end text:id="IMark133538264"/> <text:alphabetical-index-mark-start text:id="IMark132157128"/>Space<text:alphabetical-index-mark-end text:id="IMark132157128"/> <text:alphabetical-index-mark-start text:id="IMark81339160"/>Flight<text:alphabetical-index-mark-end text:id="IMark81339160"/> Simu<text:alphabetical-index-mark-start text:id="IMark140558920"/>lat<text:alphabetical-index-mark-end text:id="IMark140558920"/>or<text:span text:style-name="T307">[6.17.]</text:span> that <text:span text:style-name="T266">incorporates</text:span> an <text:alphabetical-index-mark-start text:id="IMark81603416"/>expert<text:alphabetical-index-mark-end text:id="IMark81603416"/> <text:alphabetical-index-mark-start text:id="IMark78169064"/>system<text:alphabetical-index-mark-end text:id="IMark78169064"/> and <text:alphabetical-index-mark-start text:id="IMark52440648"/>artificial<text:alphabetical-index-mark-end text:id="IMark52440648"/> <text:alphabetical-index-mark-start text:id="IMark80213352"/>intelligence<text:alphabetical-index-mark-end text:id="IMark80213352"/> engi<text:span text:style-name="T266">ne based on </text:span><text:alphabetical-index-mark-start text:id="IMark133292264"/><text:span text:style-name="T266">SQL</text:span><text:alphabetical-index-mark-end text:id="IMark133292264"/><text:span text:style-name="T266"> and a </text:span><text:alphabetical-index-mark-start text:id="IMark79272456"/><text:alphabetical-index-mark-start text:id="IMark137798616"/><text:span text:style-name="T266">re</text:span><text:alphabetical-index-mark-start text:id="IMark138215800"/><text:span text:style-name="T266">l</text:span><text:alphabetical-index-mark-end text:id="IMark137798616"/><text:span text:style-name="T266">at</text:span><text:alphabetical-index-mark-end text:id="IMark138215800"/><text:span text:style-name="T266">ional</text:span><text:alphabetical-index-mark-end text:id="IMark79272456"/><text:span text:style-name="T266"> </text:span><text:alphabetical-index-mark-start text:id="IMark143478568"/><text:span text:style-name="T266">database</text:span><text:alphabetical-index-mark-end text:id="IMark143478568"/><text:span text:style-name="T266">. While </text:span><text:alphabetical-index-mark-start text:id="IMark52182472"/><text:span text:style-name="T266">AI</text:span><text:alphabetical-index-mark-end text:id="IMark52182472"/><text:span text:style-name="T266"> projects based on </text:span><text:alphabetical-index-mark-start text:id="IMark138473128"/><text:span text:style-name="T266">expert</text:span><text:alphabetical-index-mark-end text:id="IMark138473128"/><text:span text:style-name="T266"> </text:span><text:alphabetical-index-mark-start text:id="IMark136028744"/><text:span text:style-name="T266">system</text:span><text:alphabetical-index-mark-end text:id="IMark136028744"/><text:span text:style-name="T266">s might look out of fashion, the </text:span><text:alphabetical-index-mark-start text:id="IMark137592616"/><text:span text:style-name="T266">fact</text:span><text:alphabetical-index-mark-end text:id="IMark137592616"/><text:span text:style-name="T266"> is that they do have several advantages over other </text:span><text:alphabetical-index-mark-start text:id="IMark81938968"/><text:span text:style-name="T266">artificial</text:span><text:alphabetical-index-mark-end text:id="IMark81938968"/><text:span text:style-name="T266"> </text:span><text:alphabetical-index-mark-start text:id="IMark140023656"/><text:span text:style-name="T266">intelligence</text:span><text:alphabetical-index-mark-end text:id="IMark140023656"/><text:span text:style-name="T266"> technologies in specific realms. </text:span></text:p>
      <text:p text:style-name="Text_20_body"/>
      <text:p text:style-name="Text_20_body">Moreover: the <text:alphabetical-index-mark-start text:id="IMark58723256"/>design<text:alphabetical-index-mark-end text:id="IMark58723256"/> of this project in which <text:alphabetical-index-mark-start text:id="IMark135348120"/>rule<text:alphabetical-index-mark-end text:id="IMark135348120"/>s and <text:alphabetical-index-mark-start text:id="IMark51573416"/>fact<text:alphabetical-index-mark-end text:id="IMark51573416"/>s <text:alphabetical-index-mark-start text:id="IMark143256104"/>re<text:alphabetical-index-mark-start text:id="IMark132171768"/>l<text:alphabetical-index-mark-end text:id="IMark143256104"/>at<text:alphabetical-index-mark-end text:id="IMark132171768"/>ed to the <text:alphabetical-index-mark-start text:id="IMark55860952"/>expert<text:alphabetical-index-mark-end text:id="IMark55860952"/> <text:alphabetical-index-mark-start text:id="IMark77708600"/>system<text:alphabetical-index-mark-end text:id="IMark77708600"/> knowledge base, being expressed as <text:alphabetical-index-mark-start text:id="IMark84790856"/>SQL<text:alphabetical-index-mark-end text:id="IMark84790856"/> snippets contained in a <text:alphabetical-index-mark-start text:id="IMark78816280"/><text:alphabetical-index-mark-start text:id="IMark83296152"/>re<text:alphabetical-index-mark-start text:id="IMark135484648"/>l<text:alphabetical-index-mark-end text:id="IMark83296152"/>at<text:alphabetical-index-mark-end text:id="IMark135484648"/>ional<text:alphabetical-index-mark-end text:id="IMark78816280"/> <text:alphabetical-index-mark-start text:id="IMark81798744"/>database<text:alphabetical-index-mark-end text:id="IMark81798744"/> as data, and also being the <text:alphabetical-index-mark-start text:id="IMark58623544"/>fact<text:alphabetical-index-mark-end text:id="IMark58623544"/> that <text:alphabetical-index-mark-start text:id="IMark132543832"/>SQL<text:alphabetical-index-mark-end text:id="IMark132543832"/> is used to manipu<text:alphabetical-index-mark-start text:id="IMark81833688"/>lat<text:alphabetical-index-mark-end text:id="IMark81833688"/>e the data within the knowledge base, turns the said <text:alphabetical-index-mark-start text:id="IMark143142232"/>SQL<text:alphabetical-index-mark-end text:id="IMark143142232"/> snippets into <text:alphabetical-index-mark-start text:id="IMark139809928"/>homoiconic<text:alphabetical-index-mark-end text:id="IMark139809928"/> code.</text:p>
      <text:p text:style-name="Text_20_body"/>
      <text:p text:style-name="Text_20_body">This means that new <text:alphabetical-index-mark-start text:id="IMark83121368"/>rule<text:alphabetical-index-mark-end text:id="IMark83121368"/>s not only can arise from <text:alphabetical-index-mark-start text:id="IMark139326968"/>program<text:alphabetical-index-mark-end text:id="IMark139326968"/>mers or user input, but that the <text:alphabetical-index-mark-start text:id="IMark56771320"/>system<text:alphabetical-index-mark-end text:id="IMark56771320"/> can generate its own <text:alphabetical-index-mark-start text:id="IMark58723256"/>rule<text:alphabetical-index-mark-end text:id="IMark58723256"/>s using whatever <text:alphabetical-index-mark-start text:id="IMark55765640"/>AI<text:alphabetical-index-mark-end text:id="IMark55765640"/> means the developer might want to add to the <text:alphabetical-index-mark-start text:id="IMark83121512"/>system<text:alphabetical-index-mark-end text:id="IMark83121512"/>. In this regard, <text:alphabetical-index-mark-start text:id="IMark139809928"/>adding<text:alphabetical-index-mark-end text:id="IMark139809928"/> <text:alphabetical-index-mark-start text:id="IMark55860952"/>neural<text:alphabetical-index-mark-end text:id="IMark55860952"/> <text:alphabetical-index-mark-start text:id="IMark70737640"/>network<text:alphabetical-index-mark-end text:id="IMark70737640"/>s, using deep learning techniques or whatever to modify or expand the knowledge base is perfectly feasible.</text:p>
      <text:p text:style-name="Text_20_body"/>
      <text:p text:style-name="Text_20_body">As a col<text:alphabetical-index-mark-start text:id="IMark56771320"/>lat<text:alphabetical-index-mark-end text:id="IMark56771320"/>eral benefit, the integration of a <text:alphabetical-index-mark-start text:id="IMark51222568"/><text:alphabetical-index-mark-start text:id="IMark55765640"/>re<text:alphabetical-index-mark-start text:id="IMark143256104"/>l<text:alphabetical-index-mark-end text:id="IMark55765640"/>at<text:alphabetical-index-mark-end text:id="IMark143256104"/>ional<text:alphabetical-index-mark-end text:id="IMark51222568"/> <text:alphabetical-index-mark-start text:id="IMark134024568"/>database<text:alphabetical-index-mark-end text:id="IMark134024568"/> <text:alphabetical-index-mark-start text:id="IMark132171768"/>system<text:alphabetical-index-mark-end text:id="IMark132171768"/> within <text:alphabetical-index-mark-start text:id="IMark70464632"/>Orbiter<text:alphabetical-index-mark-end text:id="IMark70464632"/> makes it easier to develop new <text:alphabetical-index-mark-start text:id="IMark78998632"/>module<text:alphabetical-index-mark-end text:id="IMark78998632"/>s able to exchange data between each other in an easy, <text:alphabetical-index-mark-start text:id="IMark138170840"/>standard<text:alphabetical-index-mark-end text:id="IMark138170840"/>ized way.</text:p>
      <text:p text:style-name="Text_20_body"/>
      <text:p text:style-name="Text_20_body"><text:span text:style-name="T266">The project is </text:span><text:alphabetical-index-mark-start text:id="IMark132912824"/><text:span text:style-name="T266">target</text:span><text:alphabetical-index-mark-end text:id="IMark132912824"/><text:span text:style-name="T266">ed towards developers interested in </text:span><text:alphabetical-index-mark-start text:id="IMark56771320"/><text:span text:style-name="T266">AI</text:span><text:alphabetical-index-mark-end text:id="IMark56771320"/><text:span text:style-name="T266"> </text:span><text:alphabetical-index-mark-start text:id="IMark140404136"/><text:span text:style-name="T266">system</text:span><text:alphabetical-index-mark-end text:id="IMark140404136"/><text:span text:style-name="T266">s for </text:span><text:alphabetical-index-mark-start text:id="IMark58723256"/><text:span text:style-name="T266">OSFS</text:span><text:alphabetical-index-mark-end text:id="IMark58723256"/><text:span text:style-name="T266"> and not the general user</text:span>. <text:span text:style-name="T266">Its goal </text:span>is to <text:span text:style-name="T64">ultimately </text:span>produce a semi or nearly – autonomous <text:alphabetical-index-mark-start text:id="IMark55765640"/>space<text:alphabetical-index-mark-end text:id="IMark55765640"/>craft <text:alphabetical-index-mark-start text:id="IMark135798600"/>mode<text:alphabetical-index-mark-end text:id="IMark135798600"/>l for <text:alphabetical-index-mark-start text:id="IMark137986072"/>OSFS<text:alphabetical-index-mark-end text:id="IMark137986072"/>. </text:p>
      <text:p text:style-name="Text_20_body"><text:soft-page-break/></text:p>
      <text:p text:style-name="Text_20_body"/>
      <text:h text:style-name="Heading_20_1" text:outline-level="1"><text:bookmark-start text:name="__RefHeading___Toc6461_1483239106"/><text:alphabetical-index-mark-start text:id="IMark69188888"/><text:alphabetical-index-mark-start text:id="IMark137165992"/><text:span text:style-name="T316">Key</text:span><text:alphabetical-index-mark-end text:id="IMark137165992"/><text:span text:style-name="T316">word</text:span><text:alphabetical-index-mark-end text:id="IMark69188888"/><text:span text:style-name="T316">s</text:span> <text:bookmark-end text:name="__RefHeading___Toc6461_1483239106"/></text:h>
      <text:p text:style-name="Text_20_body"/>
      <text:p text:style-name="Text_20_body"><text:alphabetical-index-mark-start text:id="IMark55765640"/>AI<text:alphabetical-index-mark-end text:id="IMark55765640"/>, simu<text:alphabetical-index-mark-start text:id="IMark132171768"/>lat<text:alphabetical-index-mark-end text:id="IMark132171768"/>ion, <text:alphabetical-index-mark-start text:id="IMark69167768"/>artificial<text:alphabetical-index-mark-end text:id="IMark69167768"/> <text:alphabetical-index-mark-start text:id="IMark135345976"/>intelligence<text:alphabetical-index-mark-end text:id="IMark135345976"/>, <text:alphabetical-index-mark-start text:id="IMark135346072"/>expert<text:alphabetical-index-mark-end text:id="IMark135346072"/> <text:alphabetical-index-mark-start text:id="IMark51454168"/>system<text:alphabetical-index-mark-end text:id="IMark51454168"/>s</text:p>
      <text:p text:style-name="Text_20_body"/>
      <text:p text:style-name="Text_20_body"/>
      <text:h text:style-name="Heading_20_1" text:outline-level="1"><text:bookmark-start text:name="__RefHeading___Toc6463_1483239106"/>Acknowledgements<text:bookmark-end text:name="__RefHeading___Toc6463_1483239106"/></text:h>
      <text:h text:style-name="Heading_20_1" text:outline-level="1"/>
      <text:p text:style-name="Text_20_body"><text:span text:style-name="T64">This project could not have taken place without the work done by</text:span>:</text:p>
      <text:p text:style-name="Text_20_body"/>
      <text:list xml:id="list6185940034130085150" text:style-name="L1">
        <text:list-item>
          <text:p text:style-name="P6">Dr. Martin <text:alphabetical-index-mark-start text:id="IMark70686744"/>Schweiger<text:alphabetical-index-mark-end text:id="IMark70686744"/> for developing <text:alphabetical-index-mark-start text:id="IMark69167768"/>Orbiter<text:alphabetical-index-mark-end text:id="IMark69167768"/><text:span text:style-name="T307">[6.17.]</text:span><text:span text:style-name="T262">.</text:span></text:p>
          <text:p text:style-name="P6"/>
        </text:list-item>
        <text:list-item>
          <text:p text:style-name="P6">The developers of <text:alphabetical-index-mark-start text:id="IMark139302696"/>Sqlite3<text:alphabetical-index-mark-end text:id="IMark139302696"/><text:span text:style-name="T307">[6.18.]</text:span> and <text:alphabetical-index-mark-start text:id="IMark77712984"/>OpenMP<text:alphabetical-index-mark-end text:id="IMark77712984"/><text:span text:style-name="T307">[6.8.]</text:span>.</text:p>
          <text:p text:style-name="P6"/>
        </text:list-item>
        <text:list-item>
          <text:p text:style-name="P6">The <text:alphabetical-index-mark-start text:id="IMark134322040"/>Orbiter<text:alphabetical-index-mark-end text:id="IMark134322040"/> community of users and developers.</text:p>
        </text:list-item>
      </text:list>
      <text:p text:style-name="Text_20_body"/>
      <text:p text:style-name="Text_20_body"/>
      <text:h text:style-name="Heading_20_1" text:outline-level="1"><text:bookmark-start text:name="__RefHeading___Toc8815_1538881673"/><text:alphabetical-index-mark-start text:id="IMark68618488"/>License<text:alphabetical-index-mark-end text:id="IMark68618488"/> and <text:span text:style-name="T319">info for </text:span>contribut<text:span text:style-name="T319">ors</text:span><text:bookmark-end text:name="__RefHeading___Toc8815_1538881673"/></text:h>
      <text:p text:style-name="P22"/>
      <text:p text:style-name="P23">Please read the following files included with this project:</text:p>
      <text:p text:style-name="P23"/>
      <text:list xml:id="list5274997378755916527" text:style-name="L8">
        <text:list-item>
          <text:p text:style-name="P24"><text:alphabetical-index-mark-start text:id="IMark141623864"/>README<text:alphabetical-index-mark-end text:id="IMark141623864"/>.md: contains info on setting up your <text:alphabetical-index-mark-start text:id="IMark78745448"/>system<text:alphabetical-index-mark-end text:id="IMark78745448"/> and <text:alphabetical-index-mark-start text:id="IMark55815448"/>install<text:alphabetical-index-mark-end text:id="IMark55815448"/>ing the files.</text:p>
          <text:p text:style-name="P24"/>
        </text:list-item>
        <text:list-item>
          <text:p text:style-name="P24"><text:alphabetical-index-mark-start text:id="IMark132787224"/>CONTRIBUTING<text:alphabetical-index-mark-end text:id="IMark132787224"/>.md: if you wan to contribute to this project.</text:p>
          <text:p text:style-name="P24"/>
        </text:list-item>
        <text:list-item>
          <text:p text:style-name="P24"><text:alphabetical-index-mark-start text:id="IMark84753640"/>COPYING<text:alphabetical-index-mark-end text:id="IMark84753640"/>: for <text:alphabetical-index-mark-start text:id="IMark137576216"/>license<text:alphabetical-index-mark-end text:id="IMark137576216"/> in<text:alphabetical-index-mark-start text:id="IMark82357352"/>format<text:alphabetical-index-mark-end text:id="IMark82357352"/>ion.</text:p>
        </text:list-item>
      </text:list>
      <text:table-of-content text:style-name="Sect1" text:name="Table of Contents1">
        <text:table-of-content-source text:outline-level="10">
          <text:index-title-template text:style-name="Heading_20_1">Table of Contents</text:index-title-template>
          <text:table-of-content-entry-template text:outline-level="1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P25" text:outline-level="1"><text:alphabetical-index-mark-start text:id="IMark143403240"/>Table<text:alphabetical-index-mark-end text:id="IMark143403240"/> of Contents</text:h>
          </text:index-title>
          <text:p text:style-name="P14"><text:a xlink:type="simple" xlink:href="#__RefHeading___Toc6459_1483239106" text:style-name="Index_20_Link" text:visited-style-name="Index_20_Link"><text:span text:style-name="Index_20_Link"/></text:a></text:p>
          <text:p text:style-name="P14"><text:alphabetical-index-mark-start text:id="IMark143403240"/><text:alphabetical-index-mark-start text:id="IMark55815448"/><text:a xlink:type="simple" xlink:href="#__RefHeading___Toc6459_1483239106" text:style-name="Index_20_Link" text:visited-style-name="Index_20_Link">Abs</text:a><text:alphabetical-index-mark-end text:id="IMark55815448"/><text:a xlink:type="simple" xlink:href="#__RefHeading___Toc6459_1483239106" text:style-name="Index_20_Link" text:visited-style-name="Index_20_Link">tract</text:a><text:alphabetical-index-mark-end text:id="IMark143403240"/><text:a xlink:type="simple" xlink:href="#__RefHeading___Toc6459_1483239106" text:style-name="Index_20_Link" text:visited-style-name="Index_20_Link"><text:tab/>1</text:a></text:p>
          <text:p text:style-name="P14"><text:alphabetical-index-mark-start text:id="IMark137986168"/><text:alphabetical-index-mark-start text:id="IMark55815448"/><text:a xlink:type="simple" xlink:href="#__RefHeading___Toc6461_1483239106" text:style-name="Index_20_Link" text:visited-style-name="Index_20_Link">Key</text:a><text:alphabetical-index-mark-end text:id="IMark55815448"/><text:a xlink:type="simple" xlink:href="#__RefHeading___Toc6461_1483239106" text:style-name="Index_20_Link" text:visited-style-name="Index_20_Link">word</text:a><text:alphabetical-index-mark-end text:id="IMark137986168"/><text:a xlink:type="simple" xlink:href="#__RefHeading___Toc6461_1483239106" text:style-name="Index_20_Link" text:visited-style-name="Index_20_Link">s<text:tab/>2</text:a></text:p>
          <text:p text:style-name="P14"><text:a xlink:type="simple" xlink:href="#__RefHeading___Toc6463_1483239106" text:style-name="Index_20_Link" text:visited-style-name="Index_20_Link">Acknowledgements<text:tab/>2</text:a></text:p>
          <text:p text:style-name="P14"><text:alphabetical-index-mark-start text:id="IMark143403240"/><text:a xlink:type="simple" xlink:href="#__RefHeading___Toc8815_1538881673" text:style-name="Index_20_Link" text:visited-style-name="Index_20_Link">License</text:a><text:alphabetical-index-mark-end text:id="IMark143403240"/><text:a xlink:type="simple" xlink:href="#__RefHeading___Toc8815_1538881673" text:style-name="Index_20_Link" text:visited-style-name="Index_20_Link"> and info for contributors<text:tab/>2</text:a></text:p>
          <text:p text:style-name="P14"><text:a xlink:type="simple" xlink:href="#__RefHeading___Toc6465_1483239106" text:style-name="Index_20_Link" text:visited-style-name="Index_20_Link">1. </text:a><text:alphabetical-index-mark-start text:id="IMark137986168"/><text:a xlink:type="simple" xlink:href="#__RefHeading___Toc6465_1483239106" text:style-name="Index_20_Link" text:visited-style-name="Index_20_Link">Introduction</text:a><text:alphabetical-index-mark-end text:id="IMark137986168"/><text:a xlink:type="simple" xlink:href="#__RefHeading___Toc6465_1483239106" text:style-name="Index_20_Link" text:visited-style-name="Index_20_Link"><text:tab/>6</text:a></text:p>
          <text:p text:style-name="P14"><text:a xlink:type="simple" xlink:href="#__RefHeading___Toc6754_1483239106" text:style-name="Index_20_Link" text:visited-style-name="Index_20_Link">1.1. </text:a><text:alphabetical-index-mark-start text:id="IMark143403240"/><text:a xlink:type="simple" xlink:href="#__RefHeading___Toc6754_1483239106" text:style-name="Index_20_Link" text:visited-style-name="Index_20_Link">Intelligence</text:a><text:alphabetical-index-mark-end text:id="IMark143403240"/><text:a xlink:type="simple" xlink:href="#__RefHeading___Toc6754_1483239106" text:style-name="Index_20_Link" text:visited-style-name="Index_20_Link"><text:tab/>6</text:a></text:p>
          <text:p text:style-name="P14"><text:a xlink:type="simple" xlink:href="#__RefHeading___Toc6756_1483239106" text:style-name="Index_20_Link" text:visited-style-name="Index_20_Link">1.2. </text:a><text:alphabetical-index-mark-start text:id="IMark137986168"/><text:a xlink:type="simple" xlink:href="#__RefHeading___Toc6756_1483239106" text:style-name="Index_20_Link" text:visited-style-name="Index_20_Link">Communication</text:a><text:alphabetical-index-mark-end text:id="IMark137986168"/><text:a xlink:type="simple" xlink:href="#__RefHeading___Toc6756_1483239106" text:style-name="Index_20_Link" text:visited-style-name="Index_20_Link">s between </text:a><text:alphabetical-index-mark-start text:id="IMark55815448"/><text:a xlink:type="simple" xlink:href="#__RefHeading___Toc6756_1483239106" text:style-name="Index_20_Link" text:visited-style-name="Index_20_Link">module</text:a><text:alphabetical-index-mark-end text:id="IMark55815448"/><text:a xlink:type="simple" xlink:href="#__RefHeading___Toc6756_1483239106" text:style-name="Index_20_Link" text:visited-style-name="Index_20_Link">s<text:tab/>6</text:a></text:p>
          <text:p text:style-name="P14"><text:a xlink:type="simple" xlink:href="#__RefHeading___Toc6467_1483239106" text:style-name="Index_20_Link" text:visited-style-name="Index_20_Link">2. Conventions, </text:a><text:alphabetical-index-mark-start text:id="IMark143403240"/><text:a xlink:type="simple" xlink:href="#__RefHeading___Toc6467_1483239106" text:style-name="Index_20_Link" text:visited-style-name="Index_20_Link">caveat</text:a><text:alphabetical-index-mark-end text:id="IMark143403240"/><text:a xlink:type="simple" xlink:href="#__RefHeading___Toc6467_1483239106" text:style-name="Index_20_Link" text:visited-style-name="Index_20_Link">s and base </text:a><text:alphabetical-index-mark-start text:id="IMark143403048"/><text:a xlink:type="simple" xlink:href="#__RefHeading___Toc6467_1483239106" text:style-name="Index_20_Link" text:visited-style-name="Index_20_Link">condition</text:a><text:alphabetical-index-mark-end text:id="IMark143403048"/><text:a xlink:type="simple" xlink:href="#__RefHeading___Toc6467_1483239106" text:style-name="Index_20_Link" text:visited-style-name="Index_20_Link">s of development<text:tab/>8</text:a></text:p>
          <text:p text:style-name="P14"><text:a xlink:type="simple" xlink:href="#__RefHeading___Toc6758_1483239106" text:style-name="Index_20_Link" text:visited-style-name="Index_20_Link">2.1. Origins<text:tab/>8</text:a></text:p>
          <text:p text:style-name="P14"><text:a xlink:type="simple" xlink:href="#__RefHeading___Toc6760_1483239106" text:style-name="Index_20_Link" text:visited-style-name="Index_20_Link">2.2. Multi </text:a><text:alphabetical-index-mark-start text:id="IMark137986168"/><text:a xlink:type="simple" xlink:href="#__RefHeading___Toc6760_1483239106" text:style-name="Index_20_Link" text:visited-style-name="Index_20_Link">thread</text:a><text:alphabetical-index-mark-end text:id="IMark137986168"/><text:a xlink:type="simple" xlink:href="#__RefHeading___Toc6760_1483239106" text:style-name="Index_20_Link" text:visited-style-name="Index_20_Link">ing<text:tab/>8</text:a></text:p>
          <text:p text:style-name="P14"><text:a xlink:type="simple" xlink:href="#__RefHeading___Toc6762_1483239106" text:style-name="Index_20_Link" text:visited-style-name="Index_20_Link">2.3. Terms and abbreviations used in this text<text:tab/>8</text:a></text:p>
          <text:p text:style-name="P14"><text:a xlink:type="simple" xlink:href="#__RefHeading___Toc6764_1483239106" text:style-name="Index_20_Link" text:visited-style-name="Index_20_Link">2.4. </text:a><text:alphabetical-index-mark-start text:id="IMark143403240"/><text:a xlink:type="simple" xlink:href="#__RefHeading___Toc6764_1483239106" text:style-name="Index_20_Link" text:visited-style-name="Index_20_Link">Target</text:a><text:alphabetical-index-mark-end text:id="IMark143403240"/><text:a xlink:type="simple" xlink:href="#__RefHeading___Toc6764_1483239106" text:style-name="Index_20_Link" text:visited-style-name="Index_20_Link"> audience<text:tab/>10</text:a></text:p>
          <text:p text:style-name="P14"><text:a xlink:type="simple" xlink:href="#__RefHeading___Toc6766_1483239106" text:style-name="Index_20_Link" text:visited-style-name="Index_20_Link">2.5. </text:a><text:alphabetical-index-mark-start text:id="IMark137986168"/><text:a xlink:type="simple" xlink:href="#__RefHeading___Toc6766_1483239106" text:style-name="Index_20_Link" text:visited-style-name="Index_20_Link">HPC</text:a><text:alphabetical-index-mark-end text:id="IMark137986168"/><text:a xlink:type="simple" xlink:href="#__RefHeading___Toc6766_1483239106" text:style-name="Index_20_Link" text:visited-style-name="Index_20_Link"><text:tab/>10</text:a></text:p>
          <text:p text:style-name="P14"><text:a xlink:type="simple" xlink:href="#__RefHeading___Toc6768_1483239106" text:style-name="Index_20_Link" text:visited-style-name="Index_20_Link">2.6. </text:a><text:alphabetical-index-mark-start text:id="IMark143403240"/><text:alphabetical-index-mark-start text:id="IMark143403048"/><text:alphabetical-index-mark-start text:id="IMark55815448"/><text:a xlink:type="simple" xlink:href="#__RefHeading___Toc6768_1483239106" text:style-name="Index_20_Link" text:visited-style-name="Index_20_Link">R</text:a><text:alphabetical-index-mark-start text:id="IMark138374776"/><text:a xlink:type="simple" xlink:href="#__RefHeading___Toc6768_1483239106" text:style-name="Index_20_Link" text:visited-style-name="Index_20_Link">DB</text:a><text:alphabetical-index-mark-end text:id="IMark138374776"/><text:alphabetical-index-mark-end text:id="IMark55815448"/><text:alphabetical-index-mark-end text:id="IMark143403048"/><text:a xlink:type="simple" xlink:href="#__RefHeading___Toc6768_1483239106" text:style-name="Index_20_Link" text:visited-style-name="Index_20_Link">MS</text:a><text:alphabetical-index-mark-end text:id="IMark143403240"/><text:a xlink:type="simple" xlink:href="#__RefHeading___Toc6768_1483239106" text:style-name="Index_20_Link" text:visited-style-name="Index_20_Link"><text:tab/>10</text:a></text:p>
          <text:p text:style-name="P14"><text:a xlink:type="simple" xlink:href="#__RefHeading___Toc6770_1483239106" text:style-name="Index_20_Link" text:visited-style-name="Index_20_Link">2.7. </text:a><text:alphabetical-index-mark-start text:id="IMark137986168"/><text:a xlink:type="simple" xlink:href="#__RefHeading___Toc6770_1483239106" text:style-name="Index_20_Link" text:visited-style-name="Index_20_Link">AI</text:a><text:alphabetical-index-mark-end text:id="IMark137986168"/><text:a xlink:type="simple" xlink:href="#__RefHeading___Toc6770_1483239106" text:style-name="Index_20_Link" text:visited-style-name="Index_20_Link"><text:tab/>10</text:a></text:p>
          <text:p text:style-name="P14"><text:a xlink:type="simple" xlink:href="#__RefHeading___Toc6469_1483239106" text:style-name="Index_20_Link" text:visited-style-name="Index_20_Link">3. Development<text:tab/>11</text:a></text:p>
          <text:p text:style-name="P14"><text:a xlink:type="simple" xlink:href="#__RefHeading___Toc6772_1483239106" text:style-name="Index_20_Link" text:visited-style-name="Index_20_Link">3.1. </text:a><text:alphabetical-index-mark-start text:id="IMark143403240"/><text:a xlink:type="simple" xlink:href="#__RefHeading___Toc6772_1483239106" text:style-name="Index_20_Link" text:visited-style-name="Index_20_Link">AI</text:a><text:alphabetical-index-mark-end text:id="IMark143403240"/><text:a xlink:type="simple" xlink:href="#__RefHeading___Toc6772_1483239106" text:style-name="Index_20_Link" text:visited-style-name="Index_20_Link"> </text:a><text:alphabetical-index-mark-start text:id="IMark143403048"/><text:a xlink:type="simple" xlink:href="#__RefHeading___Toc6772_1483239106" text:style-name="Index_20_Link" text:visited-style-name="Index_20_Link">Language</text:a><text:alphabetical-index-mark-end text:id="IMark143403048"/><text:a xlink:type="simple" xlink:href="#__RefHeading___Toc6772_1483239106" text:style-name="Index_20_Link" text:visited-style-name="Index_20_Link"> choice<text:tab/>11</text:a></text:p>
          <text:p text:style-name="P14"><text:a xlink:type="simple" xlink:href="#__RefHeading___Toc6774_1483239106" text:style-name="Index_20_Link" text:visited-style-name="Index_20_Link">3.2. </text:a><text:alphabetical-index-mark-start text:id="IMark137986168"/><text:a xlink:type="simple" xlink:href="#__RefHeading___Toc6774_1483239106" text:style-name="Index_20_Link" text:visited-style-name="Index_20_Link">Database</text:a><text:alphabetical-index-mark-end text:id="IMark137986168"/><text:a xlink:type="simple" xlink:href="#__RefHeading___Toc6774_1483239106" text:style-name="Index_20_Link" text:visited-style-name="Index_20_Link"> choice<text:tab/>12</text:a></text:p>
          <text:p text:style-name="P14"><text:a xlink:type="simple" xlink:href="#__RefHeading___Toc6776_1483239106" text:style-name="Index_20_Link" text:visited-style-name="Index_20_Link">3.3. Multi </text:a><text:alphabetical-index-mark-start text:id="IMark143403240"/><text:a xlink:type="simple" xlink:href="#__RefHeading___Toc6776_1483239106" text:style-name="Index_20_Link" text:visited-style-name="Index_20_Link">thread</text:a><text:alphabetical-index-mark-end text:id="IMark143403240"/><text:a xlink:type="simple" xlink:href="#__RefHeading___Toc6776_1483239106" text:style-name="Index_20_Link" text:visited-style-name="Index_20_Link">ing paradigm choice<text:tab/>13</text:a></text:p>
          <text:p text:style-name="P14"><text:a xlink:type="simple" xlink:href="#__RefHeading___Toc6778_1483239106" text:style-name="Index_20_Link" text:visited-style-name="Index_20_Link">3.4. </text:a><text:alphabetical-index-mark-start text:id="IMark137986168"/><text:a xlink:type="simple" xlink:href="#__RefHeading___Toc6778_1483239106" text:style-name="Index_20_Link" text:visited-style-name="Index_20_Link">Flight</text:a><text:alphabetical-index-mark-end text:id="IMark137986168"/><text:a xlink:type="simple" xlink:href="#__RefHeading___Toc6778_1483239106" text:style-name="Index_20_Link" text:visited-style-name="Index_20_Link"> characteristics<text:tab/>14</text:a></text:p>
          <text:p text:style-name="P14"><text:a xlink:type="simple" xlink:href="#__RefHeading___Toc6366_1538881673" text:style-name="Index_20_Link" text:visited-style-name="Index_20_Link">3.4.1. </text:a><text:alphabetical-index-mark-start text:id="IMark143403240"/><text:a xlink:type="simple" xlink:href="#__RefHeading___Toc6366_1538881673" text:style-name="Index_20_Link" text:visited-style-name="Index_20_Link">Landing</text:a><text:alphabetical-index-mark-end text:id="IMark143403240"/><text:a xlink:type="simple" xlink:href="#__RefHeading___Toc6366_1538881673" text:style-name="Index_20_Link" text:visited-style-name="Index_20_Link"> </text:a><text:alphabetical-index-mark-start text:id="IMark134024616"/><text:a xlink:type="simple" xlink:href="#__RefHeading___Toc6366_1538881673" text:style-name="Index_20_Link" text:visited-style-name="Index_20_Link">gear</text:a><text:alphabetical-index-mark-end text:id="IMark134024616"/><text:a xlink:type="simple" xlink:href="#__RefHeading___Toc6366_1538881673" text:style-name="Index_20_Link" text:visited-style-name="Index_20_Link"> </text:a><text:alphabetical-index-mark-start text:id="IMark55815448"/><text:a xlink:type="simple" xlink:href="#__RefHeading___Toc6366_1538881673" text:style-name="Index_20_Link" text:visited-style-name="Index_20_Link">retr</text:a><text:alphabetical-index-mark-start text:id="IMark141842968"/><text:a xlink:type="simple" xlink:href="#__RefHeading___Toc6366_1538881673" text:style-name="Index_20_Link" text:visited-style-name="Index_20_Link">act</text:a><text:alphabetical-index-mark-end text:id="IMark55815448"/><text:a xlink:type="simple" xlink:href="#__RefHeading___Toc6366_1538881673" text:style-name="Index_20_Link" text:visited-style-name="Index_20_Link">ion</text:a><text:alphabetical-index-mark-end text:id="IMark141842968"/><text:a xlink:type="simple" xlink:href="#__RefHeading___Toc6366_1538881673" text:style-name="Index_20_Link" text:visited-style-name="Index_20_Link"> speed<text:tab/>14</text:a></text:p>
          <text:p text:style-name="P14"><text:a xlink:type="simple" xlink:href="#__RefHeading___Toc6368_1538881673" text:style-name="Index_20_Link" text:visited-style-name="Index_20_Link">3.4.2. </text:a><text:alphabetical-index-mark-start text:id="IMark137986168"/><text:a xlink:type="simple" xlink:href="#__RefHeading___Toc6368_1538881673" text:style-name="Index_20_Link" text:visited-style-name="Index_20_Link">Artificial</text:a><text:alphabetical-index-mark-end text:id="IMark137986168"/><text:a xlink:type="simple" xlink:href="#__RefHeading___Toc6368_1538881673" text:style-name="Index_20_Link" text:visited-style-name="Index_20_Link"> </text:a><text:alphabetical-index-mark-start text:id="IMark143403048"/><text:a xlink:type="simple" xlink:href="#__RefHeading___Toc6368_1538881673" text:style-name="Index_20_Link" text:visited-style-name="Index_20_Link">intelligence</text:a><text:alphabetical-index-mark-end text:id="IMark143403048"/><text:a xlink:type="simple" xlink:href="#__RefHeading___Toc6368_1538881673" text:style-name="Index_20_Link" text:visited-style-name="Index_20_Link"> engine (</text:a><text:alphabetical-index-mark-start text:id="IMark141842968"/><text:alphabetical-index-mark-start text:id="IMark134024616"/><text:a xlink:type="simple" xlink:href="#__RefHeading___Toc6368_1538881673" text:style-name="Index_20_Link" text:visited-style-name="Index_20_Link">AI</text:a><text:alphabetical-index-mark-end text:id="IMark134024616"/><text:a xlink:type="simple" xlink:href="#__RefHeading___Toc6368_1538881673" text:style-name="Index_20_Link" text:visited-style-name="Index_20_Link">E</text:a><text:alphabetical-index-mark-end text:id="IMark141842968"/><text:a xlink:type="simple" xlink:href="#__RefHeading___Toc6368_1538881673" text:style-name="Index_20_Link" text:visited-style-name="Index_20_Link">)<text:tab/>14</text:a></text:p>
          <text:p text:style-name="P14"><text:a xlink:type="simple" xlink:href="#__RefHeading___Toc6471_1483239106" text:style-name="Index_20_Link" text:visited-style-name="Index_20_Link">4. </text:a><text:alphabetical-index-mark-start text:id="IMark143403240"/><text:a xlink:type="simple" xlink:href="#__RefHeading___Toc6471_1483239106" text:style-name="Index_20_Link" text:visited-style-name="Index_20_Link">Expert</text:a><text:alphabetical-index-mark-end text:id="IMark143403240"/><text:a xlink:type="simple" xlink:href="#__RefHeading___Toc6471_1483239106" text:style-name="Index_20_Link" text:visited-style-name="Index_20_Link"> </text:a><text:alphabetical-index-mark-start text:id="IMark134024616"/><text:a xlink:type="simple" xlink:href="#__RefHeading___Toc6471_1483239106" text:style-name="Index_20_Link" text:visited-style-name="Index_20_Link">system</text:a><text:alphabetical-index-mark-end text:id="IMark134024616"/><text:a xlink:type="simple" xlink:href="#__RefHeading___Toc6471_1483239106" text:style-name="Index_20_Link" text:visited-style-name="Index_20_Link"><text:tab/>15</text:a></text:p>
          <text:p text:style-name="P14"><text:a xlink:type="simple" xlink:href="#__RefHeading___Toc6780_1483239106" text:style-name="Index_20_Link" text:visited-style-name="Index_20_Link">4.1. Basic concepts<text:tab/>15</text:a></text:p>
          <text:p text:style-name="P14"><text:a xlink:type="simple" xlink:href="#__RefHeading___Toc6370_1538881673" text:style-name="Index_20_Link" text:visited-style-name="Index_20_Link">4.1.1. </text:a><text:alphabetical-index-mark-start text:id="IMark137986168"/><text:a xlink:type="simple" xlink:href="#__RefHeading___Toc6370_1538881673" text:style-name="Index_20_Link" text:visited-style-name="Index_20_Link">Database</text:a><text:alphabetical-index-mark-end text:id="IMark137986168"/><text:a xlink:type="simple" xlink:href="#__RefHeading___Toc6370_1538881673" text:style-name="Index_20_Link" text:visited-style-name="Index_20_Link"> </text:a><text:alphabetical-index-mark-start text:id="IMark134024616"/><text:a xlink:type="simple" xlink:href="#__RefHeading___Toc6370_1538881673" text:style-name="Index_20_Link" text:visited-style-name="Index_20_Link">format</text:a><text:alphabetical-index-mark-end text:id="IMark134024616"/><text:a xlink:type="simple" xlink:href="#__RefHeading___Toc6370_1538881673" text:style-name="Index_20_Link" text:visited-style-name="Index_20_Link"><text:tab/>15</text:a></text:p>
          <text:p text:style-name="P14"><text:a xlink:type="simple" xlink:href="#__RefHeading___Toc6372_1538881673" text:style-name="Index_20_Link" text:visited-style-name="Index_20_Link">4.1.2. </text:a><text:alphabetical-index-mark-start text:id="IMark143403240"/><text:a xlink:type="simple" xlink:href="#__RefHeading___Toc6372_1538881673" text:style-name="Index_20_Link" text:visited-style-name="Index_20_Link">Query</text:a><text:alphabetical-index-mark-end text:id="IMark143403240"/><text:a xlink:type="simple" xlink:href="#__RefHeading___Toc6372_1538881673" text:style-name="Index_20_Link" text:visited-style-name="Index_20_Link"> </text:a><text:alphabetical-index-mark-start text:id="IMark143403048"/><text:a xlink:type="simple" xlink:href="#__RefHeading___Toc6372_1538881673" text:style-name="Index_20_Link" text:visited-style-name="Index_20_Link">language</text:a><text:alphabetical-index-mark-end text:id="IMark143403048"/><text:a xlink:type="simple" xlink:href="#__RefHeading___Toc6372_1538881673" text:style-name="Index_20_Link" text:visited-style-name="Index_20_Link"><text:tab/>15</text:a></text:p>
          <text:p text:style-name="P14"><text:a xlink:type="simple" xlink:href="#__RefHeading___Toc6374_1538881673" text:style-name="Index_20_Link" text:visited-style-name="Index_20_Link">4.1.3. </text:a><text:alphabetical-index-mark-start text:id="IMark137986168"/><text:a xlink:type="simple" xlink:href="#__RefHeading___Toc6374_1538881673" text:style-name="Index_20_Link" text:visited-style-name="Index_20_Link">Homoiconic</text:a><text:alphabetical-index-mark-end text:id="IMark137986168"/><text:a xlink:type="simple" xlink:href="#__RefHeading___Toc6374_1538881673" text:style-name="Index_20_Link" text:visited-style-name="Index_20_Link">ity of </text:a><text:alphabetical-index-mark-start text:id="IMark141842968"/><text:a xlink:type="simple" xlink:href="#__RefHeading___Toc6374_1538881673" text:style-name="Index_20_Link" text:visited-style-name="Index_20_Link">rule</text:a><text:alphabetical-index-mark-end text:id="IMark141842968"/><text:a xlink:type="simple" xlink:href="#__RefHeading___Toc6374_1538881673" text:style-name="Index_20_Link" text:visited-style-name="Index_20_Link">s<text:tab/>15</text:a></text:p>
          <text:p text:style-name="P14"><text:soft-page-break/><text:a xlink:type="simple" xlink:href="#__RefHeading___Toc6376_1538881673" text:style-name="Index_20_Link" text:visited-style-name="Index_20_Link">4.1.4. Learning capabilities<text:tab/>16</text:a></text:p>
          <text:p text:style-name="P14"><text:a xlink:type="simple" xlink:href="#__RefHeading___Toc6378_1538881673" text:style-name="Index_20_Link" text:visited-style-name="Index_20_Link">4.1.5. </text:a><text:alphabetical-index-mark-start text:id="IMark143403240"/><text:a xlink:type="simple" xlink:href="#__RefHeading___Toc6378_1538881673" text:style-name="Index_20_Link" text:visited-style-name="Index_20_Link">Heuristic</text:a><text:alphabetical-index-mark-end text:id="IMark143403240"/><text:a xlink:type="simple" xlink:href="#__RefHeading___Toc6378_1538881673" text:style-name="Index_20_Link" text:visited-style-name="Index_20_Link">s<text:tab/>16</text:a></text:p>
          <text:p text:style-name="P14"><text:a xlink:type="simple" xlink:href="#__RefHeading___Toc6380_1538881673" text:style-name="Index_20_Link" text:visited-style-name="Index_20_Link">4.1.6. Data input<text:tab/>16</text:a></text:p>
          <text:p text:style-name="P14"><text:a xlink:type="simple" xlink:href="#__RefHeading___Toc6382_1538881673" text:style-name="Index_20_Link" text:visited-style-name="Index_20_Link">4.1.7. </text:a><text:alphabetical-index-mark-start text:id="IMark137986168"/><text:a xlink:type="simple" xlink:href="#__RefHeading___Toc6382_1538881673" text:style-name="Index_20_Link" text:visited-style-name="Index_20_Link">Communication</text:a><text:alphabetical-index-mark-end text:id="IMark137986168"/><text:a xlink:type="simple" xlink:href="#__RefHeading___Toc6382_1538881673" text:style-name="Index_20_Link" text:visited-style-name="Index_20_Link"> with other </text:a><text:alphabetical-index-mark-start text:id="IMark55815448"/><text:a xlink:type="simple" xlink:href="#__RefHeading___Toc6382_1538881673" text:style-name="Index_20_Link" text:visited-style-name="Index_20_Link">module</text:a><text:alphabetical-index-mark-end text:id="IMark55815448"/><text:a xlink:type="simple" xlink:href="#__RefHeading___Toc6382_1538881673" text:style-name="Index_20_Link" text:visited-style-name="Index_20_Link">s<text:tab/>16</text:a></text:p>
          <text:p text:style-name="P14"><text:a xlink:type="simple" xlink:href="#__RefHeading___Toc6384_1538881673" text:style-name="Index_20_Link" text:visited-style-name="Index_20_Link">4.1.8. Knowledge base modularity<text:tab/>17</text:a></text:p>
          <text:p text:style-name="P14"><text:a xlink:type="simple" xlink:href="#__RefHeading___Toc6386_1538881673" text:style-name="Index_20_Link" text:visited-style-name="Index_20_Link">4.1.9. Accessing the knowledge base<text:tab/>17</text:a></text:p>
          <text:p text:style-name="P14"><text:a xlink:type="simple" xlink:href="#__RefHeading___Toc6388_1538881673" text:style-name="Index_20_Link" text:visited-style-name="Index_20_Link">4.1.10. Importing data<text:tab/>17</text:a></text:p>
          <text:p text:style-name="P14"><text:a xlink:type="simple" xlink:href="#__RefHeading___Toc6782_1483239106" text:style-name="Index_20_Link" text:visited-style-name="Index_20_Link">4.2. </text:a><text:alphabetical-index-mark-start text:id="IMark143403240"/><text:alphabetical-index-mark-start text:id="IMark143403048"/><text:a xlink:type="simple" xlink:href="#__RefHeading___Toc6782_1483239106" text:style-name="Index_20_Link" text:visited-style-name="Index_20_Link">AI</text:a><text:alphabetical-index-mark-end text:id="IMark143403048"/><text:a xlink:type="simple" xlink:href="#__RefHeading___Toc6782_1483239106" text:style-name="Index_20_Link" text:visited-style-name="Index_20_Link">E</text:a><text:alphabetical-index-mark-end text:id="IMark143403240"/><text:a xlink:type="simple" xlink:href="#__RefHeading___Toc6782_1483239106" text:style-name="Index_20_Link" text:visited-style-name="Index_20_Link"><text:tab/>18</text:a></text:p>
          <text:p text:style-name="P14"><text:a xlink:type="simple" xlink:href="#__RefHeading___Toc6784_1483239106" text:style-name="Index_20_Link" text:visited-style-name="Index_20_Link">4.3. Knowledge base<text:tab/>18</text:a></text:p>
          <text:p text:style-name="P14"><text:a xlink:type="simple" xlink:href="#__RefHeading___Toc6390_1538881673" text:style-name="Index_20_Link" text:visited-style-name="Index_20_Link">4.3.1. </text:a><text:alphabetical-index-mark-start text:id="IMark142962104"/><text:a xlink:type="simple" xlink:href="#__RefHeading___Toc6390_1538881673" text:style-name="Index_20_Link" text:visited-style-name="Index_20_Link"><text:span text:style-name="T75">sde_asoc_</text:span></text:a><text:alphabetical-index-mark-start text:id="IMark143403240"/><text:a xlink:type="simple" xlink:href="#__RefHeading___Toc6390_1538881673" text:style-name="Index_20_Link" text:visited-style-name="Index_20_Link"><text:span text:style-name="T75">fact</text:span></text:a><text:alphabetical-index-mark-end text:id="IMark143403240"/><text:a xlink:type="simple" xlink:href="#__RefHeading___Toc6390_1538881673" text:style-name="Index_20_Link" text:visited-style-name="Index_20_Link"><text:span text:style-name="T75">s</text:span></text:a><text:alphabetical-index-mark-end text:id="IMark142962104"/><text:a xlink:type="simple" xlink:href="#__RefHeading___Toc6390_1538881673" text:style-name="Index_20_Link" text:visited-style-name="Index_20_Link"><text:tab/>19</text:a></text:p>
          <text:p text:style-name="P14"><text:a xlink:type="simple" xlink:href="#__RefHeading___Toc6392_1538881673" text:style-name="Index_20_Link" text:visited-style-name="Index_20_Link">4.3.2. </text:a><text:alphabetical-index-mark-start text:id="IMark142962104"/><text:a xlink:type="simple" xlink:href="#__RefHeading___Toc6392_1538881673" text:style-name="Index_20_Link" text:visited-style-name="Index_20_Link"><text:span text:style-name="T75">sde_a</text:span></text:a><text:a xlink:type="simple" xlink:href="#__RefHeading___Toc6392_1538881673" text:style-name="Index_20_Link" text:visited-style-name="Index_20_Link"><text:span text:style-name="T75">s</text:span></text:a><text:a xlink:type="simple" xlink:href="#__RefHeading___Toc6392_1538881673" text:style-name="Index_20_Link" text:visited-style-name="Index_20_Link"><text:span text:style-name="T75">tro_cat</text:span></text:a><text:alphabetical-index-mark-end text:id="IMark142962104"/><text:a xlink:type="simple" xlink:href="#__RefHeading___Toc6392_1538881673" text:style-name="Index_20_Link" text:visited-style-name="Index_20_Link"><text:tab/>19</text:a></text:p>
          <text:p text:style-name="P14"><text:a xlink:type="simple" xlink:href="#__RefHeading___Toc6394_1538881673" text:style-name="Index_20_Link" text:visited-style-name="Index_20_Link">4.3.3. </text:a><text:alphabetical-index-mark-start text:id="IMark142962104"/><text:a xlink:type="simple" xlink:href="#__RefHeading___Toc6394_1538881673" text:style-name="Index_20_Link" text:visited-style-name="Index_20_Link"><text:span text:style-name="T75">sde_data_dictionary</text:span></text:a><text:alphabetical-index-mark-end text:id="IMark142962104"/><text:a xlink:type="simple" xlink:href="#__RefHeading___Toc6394_1538881673" text:style-name="Index_20_Link" text:visited-style-name="Index_20_Link"><text:tab/>19</text:a></text:p>
          <text:p text:style-name="P14"><text:a xlink:type="simple" xlink:href="#__RefHeading___Toc6396_1538881673" text:style-name="Index_20_Link" text:visited-style-name="Index_20_Link">4.3.4. </text:a><text:alphabetical-index-mark-start text:id="IMark142962104"/><text:a xlink:type="simple" xlink:href="#__RefHeading___Toc6396_1538881673" text:style-name="Index_20_Link" text:visited-style-name="Index_20_Link"><text:span text:style-name="T75">sde_experiments</text:span></text:a><text:alphabetical-index-mark-end text:id="IMark142962104"/><text:a xlink:type="simple" xlink:href="#__RefHeading___Toc6396_1538881673" text:style-name="Index_20_Link" text:visited-style-name="Index_20_Link"><text:tab/>19</text:a></text:p>
          <text:p text:style-name="P14"><text:a xlink:type="simple" xlink:href="#__RefHeading___Toc6398_1538881673" text:style-name="Index_20_Link" text:visited-style-name="Index_20_Link">4.3.5. </text:a><text:a xlink:type="simple" xlink:href="#__RefHeading___Toc6398_1538881673" text:style-name="Index_20_Link" text:visited-style-name="Index_20_Link"><text:span text:style-name="T75">sde_</text:span></text:a><text:alphabetical-index-mark-start text:id="IMark142962104"/><text:a xlink:type="simple" xlink:href="#__RefHeading___Toc6398_1538881673" text:style-name="Index_20_Link" text:visited-style-name="Index_20_Link"><text:span text:style-name="T75">fact</text:span></text:a><text:alphabetical-index-mark-end text:id="IMark142962104"/><text:a xlink:type="simple" xlink:href="#__RefHeading___Toc6398_1538881673" text:style-name="Index_20_Link" text:visited-style-name="Index_20_Link"><text:span text:style-name="T75">s</text:span></text:a><text:a xlink:type="simple" xlink:href="#__RefHeading___Toc6398_1538881673" text:style-name="Index_20_Link" text:visited-style-name="Index_20_Link"><text:tab/>20</text:a></text:p>
          <text:p text:style-name="P14"><text:a xlink:type="simple" xlink:href="#__RefHeading___Toc6400_1538881673" text:style-name="Index_20_Link" text:visited-style-name="Index_20_Link">4.3.6. </text:a><text:alphabetical-index-mark-start text:id="IMark137986168"/><text:a xlink:type="simple" xlink:href="#__RefHeading___Toc6400_1538881673" text:style-name="Index_20_Link" text:visited-style-name="Index_20_Link"><text:span text:style-name="T75">sde_mem_</text:span></text:a><text:alphabetical-index-mark-start text:id="IMark143403240"/><text:a xlink:type="simple" xlink:href="#__RefHeading___Toc6400_1538881673" text:style-name="Index_20_Link" text:visited-style-name="Index_20_Link"><text:span text:style-name="T75">fact</text:span></text:a><text:alphabetical-index-mark-end text:id="IMark143403240"/><text:a xlink:type="simple" xlink:href="#__RefHeading___Toc6400_1538881673" text:style-name="Index_20_Link" text:visited-style-name="Index_20_Link"><text:span text:style-name="T75">s</text:span></text:a><text:alphabetical-index-mark-end text:id="IMark137986168"/><text:a xlink:type="simple" xlink:href="#__RefHeading___Toc6400_1538881673" text:style-name="Index_20_Link" text:visited-style-name="Index_20_Link"><text:tab/>20</text:a></text:p>
          <text:p text:style-name="P14"><text:a xlink:type="simple" xlink:href="#__RefHeading___Toc6402_1538881673" text:style-name="Index_20_Link" text:visited-style-name="Index_20_Link">4.3.7. </text:a><text:alphabetical-index-mark-start text:id="IMark137986168"/><text:a xlink:type="simple" xlink:href="#__RefHeading___Toc6402_1538881673" text:style-name="Index_20_Link" text:visited-style-name="Index_20_Link"><text:span text:style-name="T75">sde_</text:span></text:a><text:alphabetical-index-mark-start text:id="IMark143403240"/><text:a xlink:type="simple" xlink:href="#__RefHeading___Toc6402_1538881673" text:style-name="Index_20_Link" text:visited-style-name="Index_20_Link"><text:span text:style-name="T75">prg</text:span></text:a><text:alphabetical-index-mark-end text:id="IMark143403240"/><text:a xlink:type="simple" xlink:href="#__RefHeading___Toc6402_1538881673" text:style-name="Index_20_Link" text:visited-style-name="Index_20_Link"><text:span text:style-name="T75">_</text:span></text:a><text:alphabetical-index-mark-start text:id="IMark55815448"/><text:a xlink:type="simple" xlink:href="#__RefHeading___Toc6402_1538881673" text:style-name="Index_20_Link" text:visited-style-name="Index_20_Link"><text:span text:style-name="T75">rule</text:span></text:a><text:alphabetical-index-mark-end text:id="IMark55815448"/><text:a xlink:type="simple" xlink:href="#__RefHeading___Toc6402_1538881673" text:style-name="Index_20_Link" text:visited-style-name="Index_20_Link"><text:span text:style-name="T75">s</text:span></text:a><text:alphabetical-index-mark-end text:id="IMark137986168"/><text:a xlink:type="simple" xlink:href="#__RefHeading___Toc6402_1538881673" text:style-name="Index_20_Link" text:visited-style-name="Index_20_Link"><text:tab/>20</text:a></text:p>
          <text:p text:style-name="P14"><text:a xlink:type="simple" xlink:href="#__RefHeading___Toc6404_1538881673" text:style-name="Index_20_Link" text:visited-style-name="Index_20_Link">4.3.8. </text:a><text:alphabetical-index-mark-start text:id="IMark137986168"/><text:a xlink:type="simple" xlink:href="#__RefHeading___Toc6404_1538881673" text:style-name="Index_20_Link" text:visited-style-name="Index_20_Link"><text:span text:style-name="T75">sde_</text:span></text:a><text:alphabetical-index-mark-start text:id="IMark143403240"/><text:a xlink:type="simple" xlink:href="#__RefHeading___Toc6404_1538881673" text:style-name="Index_20_Link" text:visited-style-name="Index_20_Link"><text:span text:style-name="T75">prg</text:span></text:a><text:alphabetical-index-mark-end text:id="IMark143403240"/><text:a xlink:type="simple" xlink:href="#__RefHeading___Toc6404_1538881673" text:style-name="Index_20_Link" text:visited-style-name="Index_20_Link"><text:span text:style-name="T75">_</text:span></text:a><text:alphabetical-index-mark-start text:id="IMark134024616"/><text:a xlink:type="simple" xlink:href="#__RefHeading___Toc6404_1538881673" text:style-name="Index_20_Link" text:visited-style-name="Index_20_Link"><text:span text:style-name="T75">wpt</text:span></text:a><text:alphabetical-index-mark-end text:id="IMark134024616"/><text:alphabetical-index-mark-end text:id="IMark137986168"/><text:a xlink:type="simple" xlink:href="#__RefHeading___Toc6404_1538881673" text:style-name="Index_20_Link" text:visited-style-name="Index_20_Link"><text:tab/>20</text:a></text:p>
          <text:p text:style-name="P14"><text:a xlink:type="simple" xlink:href="#__RefHeading___Toc6406_1538881673" text:style-name="Index_20_Link" text:visited-style-name="Index_20_Link">4.3.9. </text:a><text:alphabetical-index-mark-start text:id="IMark137986168"/><text:a xlink:type="simple" xlink:href="#__RefHeading___Toc6406_1538881673" text:style-name="Index_20_Link" text:visited-style-name="Index_20_Link"><text:span text:style-name="T75">sde_</text:span></text:a><text:alphabetical-index-mark-start text:id="IMark142962104"/><text:a xlink:type="simple" xlink:href="#__RefHeading___Toc6406_1538881673" text:style-name="Index_20_Link" text:visited-style-name="Index_20_Link"><text:span text:style-name="T75">rule</text:span></text:a><text:alphabetical-index-mark-end text:id="IMark142962104"/><text:a xlink:type="simple" xlink:href="#__RefHeading___Toc6406_1538881673" text:style-name="Index_20_Link" text:visited-style-name="Index_20_Link"><text:span text:style-name="T75">s</text:span></text:a><text:alphabetical-index-mark-end text:id="IMark137986168"/><text:a xlink:type="simple" xlink:href="#__RefHeading___Toc6406_1538881673" text:style-name="Index_20_Link" text:visited-style-name="Index_20_Link"><text:tab/>20</text:a></text:p>
          <text:p text:style-name="P14"><text:a xlink:type="simple" xlink:href="#__RefHeading___Toc6408_1538881673" text:style-name="Index_20_Link" text:visited-style-name="Index_20_Link">4.3.10. </text:a><text:alphabetical-index-mark-start text:id="IMark137986168"/><text:a xlink:type="simple" xlink:href="#__RefHeading___Toc6408_1538881673" text:style-name="Index_20_Link" text:visited-style-name="Index_20_Link"><text:span text:style-name="T75">sde_</text:span></text:a><text:alphabetical-index-mark-start text:id="IMark143403240"/><text:a xlink:type="simple" xlink:href="#__RefHeading___Toc6408_1538881673" text:style-name="Index_20_Link" text:visited-style-name="Index_20_Link"><text:span text:style-name="T75">wpt</text:span></text:a><text:alphabetical-index-mark-end text:id="IMark143403240"/><text:alphabetical-index-mark-end text:id="IMark137986168"/><text:a xlink:type="simple" xlink:href="#__RefHeading___Toc6408_1538881673" text:style-name="Index_20_Link" text:visited-style-name="Index_20_Link"><text:tab/>20</text:a></text:p>
          <text:p text:style-name="P14"><text:a xlink:type="simple" xlink:href="#__RefHeading___Toc6410_1538881673" text:style-name="Index_20_Link" text:visited-style-name="Index_20_Link">4.3.11. </text:a><text:alphabetical-index-mark-start text:id="IMark137986168"/><text:a xlink:type="simple" xlink:href="#__RefHeading___Toc6410_1538881673" text:style-name="Index_20_Link" text:visited-style-name="Index_20_Link">Structure</text:a><text:alphabetical-index-mark-end text:id="IMark137986168"/><text:a xlink:type="simple" xlink:href="#__RefHeading___Toc6410_1538881673" text:style-name="Index_20_Link" text:visited-style-name="Index_20_Link"> of </text:a><text:a xlink:type="simple" xlink:href="#__RefHeading___Toc6410_1538881673" text:style-name="Index_20_Link" text:visited-style-name="Index_20_Link"><text:span text:style-name="T75">sde_</text:span></text:a><text:alphabetical-index-mark-start text:id="IMark142962104"/><text:a xlink:type="simple" xlink:href="#__RefHeading___Toc6410_1538881673" text:style-name="Index_20_Link" text:visited-style-name="Index_20_Link"><text:span text:style-name="T75">fact</text:span></text:a><text:alphabetical-index-mark-end text:id="IMark142962104"/><text:a xlink:type="simple" xlink:href="#__RefHeading___Toc6410_1538881673" text:style-name="Index_20_Link" text:visited-style-name="Index_20_Link"><text:span text:style-name="T75">s</text:span></text:a><text:a xlink:type="simple" xlink:href="#__RefHeading___Toc6410_1538881673" text:style-name="Index_20_Link" text:visited-style-name="Index_20_Link"><text:tab/>21</text:a></text:p>
          <text:p text:style-name="P14"><text:a xlink:type="simple" xlink:href="#__RefHeading___Toc6412_1538881673" text:style-name="Index_20_Link" text:visited-style-name="Index_20_Link">4.3.12. </text:a><text:alphabetical-index-mark-start text:id="IMark143403240"/><text:a xlink:type="simple" xlink:href="#__RefHeading___Toc6412_1538881673" text:style-name="Index_20_Link" text:visited-style-name="Index_20_Link">Structure</text:a><text:alphabetical-index-mark-end text:id="IMark143403240"/><text:a xlink:type="simple" xlink:href="#__RefHeading___Toc6412_1538881673" text:style-name="Index_20_Link" text:visited-style-name="Index_20_Link"> of </text:a><text:alphabetical-index-mark-start text:id="IMark137986168"/><text:a xlink:type="simple" xlink:href="#__RefHeading___Toc6412_1538881673" text:style-name="Index_20_Link" text:visited-style-name="Index_20_Link"><text:span text:style-name="T75">sde_</text:span></text:a><text:alphabetical-index-mark-start text:id="IMark142962104"/><text:a xlink:type="simple" xlink:href="#__RefHeading___Toc6412_1538881673" text:style-name="Index_20_Link" text:visited-style-name="Index_20_Link"><text:span text:style-name="T75">rule</text:span></text:a><text:alphabetical-index-mark-end text:id="IMark142962104"/><text:a xlink:type="simple" xlink:href="#__RefHeading___Toc6412_1538881673" text:style-name="Index_20_Link" text:visited-style-name="Index_20_Link"><text:span text:style-name="T75">s</text:span></text:a><text:alphabetical-index-mark-end text:id="IMark137986168"/><text:a xlink:type="simple" xlink:href="#__RefHeading___Toc6412_1538881673" text:style-name="Index_20_Link" text:visited-style-name="Index_20_Link"><text:tab/>23</text:a></text:p>
          <text:p text:style-name="P14"><text:a xlink:type="simple" xlink:href="#__RefHeading___Toc6414_1538881673" text:style-name="Index_20_Link" text:visited-style-name="Index_20_Link">4.3.13. General description of </text:a><text:alphabetical-index-mark-start text:id="IMark137986168"/><text:a xlink:type="simple" xlink:href="#__RefHeading___Toc6414_1538881673" text:style-name="Index_20_Link" text:visited-style-name="Index_20_Link">fact</text:a><text:alphabetical-index-mark-end text:id="IMark137986168"/><text:a xlink:type="simple" xlink:href="#__RefHeading___Toc6414_1538881673" text:style-name="Index_20_Link" text:visited-style-name="Index_20_Link">s<text:tab/>28</text:a></text:p>
          <text:p text:style-name="P14"><text:a xlink:type="simple" xlink:href="#__RefHeading___Toc6416_1538881673" text:style-name="Index_20_Link" text:visited-style-name="Index_20_Link">4.3.14. General description of </text:a><text:alphabetical-index-mark-start text:id="IMark137986168"/><text:a xlink:type="simple" xlink:href="#__RefHeading___Toc6416_1538881673" text:style-name="Index_20_Link" text:visited-style-name="Index_20_Link">rule</text:a><text:alphabetical-index-mark-end text:id="IMark137986168"/><text:a xlink:type="simple" xlink:href="#__RefHeading___Toc6416_1538881673" text:style-name="Index_20_Link" text:visited-style-name="Index_20_Link">s<text:tab/>35</text:a></text:p>
          <text:p text:style-name="P14"><text:a xlink:type="simple" xlink:href="#__RefHeading___Toc6418_1538881673" text:style-name="Index_20_Link" text:visited-style-name="Index_20_Link">4.3.15. </text:a><text:alphabetical-index-mark-start text:id="IMark137986168"/><text:a xlink:type="simple" xlink:href="#__RefHeading___Toc6418_1538881673" text:style-name="Index_20_Link" text:visited-style-name="Index_20_Link">Adding</text:a><text:alphabetical-index-mark-end text:id="IMark137986168"/><text:a xlink:type="simple" xlink:href="#__RefHeading___Toc6418_1538881673" text:style-name="Index_20_Link" text:visited-style-name="Index_20_Link">, </text:a><text:alphabetical-index-mark-start text:id="IMark143403240"/><text:a xlink:type="simple" xlink:href="#__RefHeading___Toc6418_1538881673" text:style-name="Index_20_Link" text:visited-style-name="Index_20_Link">edit</text:a><text:alphabetical-index-mark-end text:id="IMark143403240"/><text:a xlink:type="simple" xlink:href="#__RefHeading___Toc6418_1538881673" text:style-name="Index_20_Link" text:visited-style-name="Index_20_Link">ing and </text:a><text:alphabetical-index-mark-start text:id="IMark142962104"/><text:a xlink:type="simple" xlink:href="#__RefHeading___Toc6418_1538881673" text:style-name="Index_20_Link" text:visited-style-name="Index_20_Link">deleting</text:a><text:alphabetical-index-mark-end text:id="IMark142962104"/><text:a xlink:type="simple" xlink:href="#__RefHeading___Toc6418_1538881673" text:style-name="Index_20_Link" text:visited-style-name="Index_20_Link"> </text:a><text:alphabetical-index-mark-start text:id="IMark55815448"/><text:a xlink:type="simple" xlink:href="#__RefHeading___Toc6418_1538881673" text:style-name="Index_20_Link" text:visited-style-name="Index_20_Link">record</text:a><text:alphabetical-index-mark-end text:id="IMark55815448"/><text:a xlink:type="simple" xlink:href="#__RefHeading___Toc6418_1538881673" text:style-name="Index_20_Link" text:visited-style-name="Index_20_Link">s from the </text:a><text:alphabetical-index-mark-start text:id="IMark134024616"/><text:a xlink:type="simple" xlink:href="#__RefHeading___Toc6418_1538881673" text:style-name="Index_20_Link" text:visited-style-name="Index_20_Link">KB</text:a><text:alphabetical-index-mark-end text:id="IMark134024616"/><text:a xlink:type="simple" xlink:href="#__RefHeading___Toc6418_1538881673" text:style-name="Index_20_Link" text:visited-style-name="Index_20_Link"><text:tab/>36</text:a></text:p>
          <text:p text:style-name="P14"><text:a xlink:type="simple" xlink:href="#__RefHeading___Toc6420_1538881673" text:style-name="Index_20_Link" text:visited-style-name="Index_20_Link">4.3.16. General description of </text:a><text:alphabetical-index-mark-start text:id="IMark137986168"/><text:a xlink:type="simple" xlink:href="#__RefHeading___Toc6420_1538881673" text:style-name="Index_20_Link" text:visited-style-name="Index_20_Link"><text:span text:style-name="T75">sde_</text:span></text:a><text:alphabetical-index-mark-start text:id="IMark143403240"/><text:a xlink:type="simple" xlink:href="#__RefHeading___Toc6420_1538881673" text:style-name="Index_20_Link" text:visited-style-name="Index_20_Link"><text:span text:style-name="T75">wpt</text:span></text:a><text:alphabetical-index-mark-end text:id="IMark143403240"/><text:alphabetical-index-mark-end text:id="IMark137986168"/><text:a xlink:type="simple" xlink:href="#__RefHeading___Toc6420_1538881673" text:style-name="Index_20_Link" text:visited-style-name="Index_20_Link"><text:tab/>38</text:a></text:p>
          <text:p text:style-name="P14"><text:a xlink:type="simple" xlink:href="#__RefHeading___Toc6422_1538881673" text:style-name="Index_20_Link" text:visited-style-name="Index_20_Link">4.3.17. General description of </text:a><text:alphabetical-index-mark-start text:id="IMark137986168"/><text:a xlink:type="simple" xlink:href="#__RefHeading___Toc6422_1538881673" text:style-name="Index_20_Link" text:visited-style-name="Index_20_Link"><text:span text:style-name="T75">sde_</text:span></text:a><text:alphabetical-index-mark-start text:id="IMark142962104"/><text:a xlink:type="simple" xlink:href="#__RefHeading___Toc6422_1538881673" text:style-name="Index_20_Link" text:visited-style-name="Index_20_Link"><text:span text:style-name="T75">prg</text:span></text:a><text:alphabetical-index-mark-end text:id="IMark142962104"/><text:a xlink:type="simple" xlink:href="#__RefHeading___Toc6422_1538881673" text:style-name="Index_20_Link" text:visited-style-name="Index_20_Link"><text:span text:style-name="T75">_</text:span></text:a><text:alphabetical-index-mark-start text:id="IMark143403240"/><text:a xlink:type="simple" xlink:href="#__RefHeading___Toc6422_1538881673" text:style-name="Index_20_Link" text:visited-style-name="Index_20_Link"><text:span text:style-name="T75">wpt</text:span></text:a><text:alphabetical-index-mark-end text:id="IMark143403240"/><text:alphabetical-index-mark-end text:id="IMark137986168"/><text:a xlink:type="simple" xlink:href="#__RefHeading___Toc6422_1538881673" text:style-name="Index_20_Link" text:visited-style-name="Index_20_Link"><text:tab/>43</text:a></text:p>
          <text:p text:style-name="P14"><text:a xlink:type="simple" xlink:href="#__RefHeading___Toc6424_1538881673" text:style-name="Index_20_Link" text:visited-style-name="Index_20_Link">4.3.18. General description of </text:a><text:alphabetical-index-mark-start text:id="IMark137986168"/><text:a xlink:type="simple" xlink:href="#__RefHeading___Toc6424_1538881673" text:style-name="Index_20_Link" text:visited-style-name="Index_20_Link"><text:span text:style-name="T75">sde_</text:span></text:a><text:a xlink:type="simple" xlink:href="#__RefHeading___Toc6424_1538881673" text:style-name="Index_20_Link" text:visited-style-name="Index_20_Link"><text:span text:style-name="T75">astro_cat</text:span></text:a><text:alphabetical-index-mark-end text:id="IMark137986168"/><text:a xlink:type="simple" xlink:href="#__RefHeading___Toc6424_1538881673" text:style-name="Index_20_Link" text:visited-style-name="Index_20_Link"><text:tab/>44</text:a></text:p>
          <text:p text:style-name="P14"><text:a xlink:type="simple" xlink:href="#__RefHeading___Toc6426_1538881673" text:style-name="Index_20_Link" text:visited-style-name="Index_20_Link">4.3.19. General description of </text:a><text:alphabetical-index-mark-start text:id="IMark137986168"/><text:a xlink:type="simple" xlink:href="#__RefHeading___Toc6426_1538881673" text:style-name="Index_20_Link" text:visited-style-name="Index_20_Link">Prg</text:a><text:alphabetical-index-mark-end text:id="IMark137986168"/><text:a xlink:type="simple" xlink:href="#__RefHeading___Toc6426_1538881673" text:style-name="Index_20_Link" text:visited-style-name="Index_20_Link">*sql files<text:tab/>46</text:a></text:p>
          <text:p text:style-name="P14"><text:a xlink:type="simple" xlink:href="#__RefHeading___Toc6428_1538881673" text:style-name="Index_20_Link" text:visited-style-name="Index_20_Link">4.3.20. General description of </text:a><text:alphabetical-index-mark-start text:id="IMark137986168"/><text:a xlink:type="simple" xlink:href="#__RefHeading___Toc6428_1538881673" text:style-name="Index_20_Link" text:visited-style-name="Index_20_Link">pln</text:a><text:alphabetical-index-mark-end text:id="IMark137986168"/><text:a xlink:type="simple" xlink:href="#__RefHeading___Toc6428_1538881673" text:style-name="Index_20_Link" text:visited-style-name="Index_20_Link">*sql files<text:tab/>49</text:a></text:p>
          <text:p text:style-name="P14"><text:a xlink:type="simple" xlink:href="#__RefHeading___Toc6786_1483239106" text:style-name="Index_20_Link" text:visited-style-name="Index_20_Link"><text:span text:style-name="T163">4.4.</text:span></text:a><text:a xlink:type="simple" xlink:href="#__RefHeading___Toc6786_1483239106" text:style-name="Index_20_Link" text:visited-style-name="Index_20_Link"><text:span text:style-name="T163"> </text:span></text:a><text:alphabetical-index-mark-start text:id="IMark137986168"/><text:a xlink:type="simple" xlink:href="#__RefHeading___Toc6786_1483239106" text:style-name="Index_20_Link" text:visited-style-name="Index_20_Link"><text:span text:style-name="T163">Mode</text:span></text:a><text:alphabetical-index-mark-end text:id="IMark137986168"/><text:a xlink:type="simple" xlink:href="#__RefHeading___Toc6786_1483239106" text:style-name="Index_20_Link" text:visited-style-name="Index_20_Link"><text:span text:style-name="T163">s and </text:span></text:a><text:alphabetical-index-mark-start text:id="IMark143403240"/><text:a xlink:type="simple" xlink:href="#__RefHeading___Toc6786_1483239106" text:style-name="Index_20_Link" text:visited-style-name="Index_20_Link"><text:span text:style-name="T163">sub</text:span></text:a><text:alphabetical-index-mark-start text:id="IMark142962104"/><text:a xlink:type="simple" xlink:href="#__RefHeading___Toc6786_1483239106" text:style-name="Index_20_Link" text:visited-style-name="Index_20_Link"><text:span text:style-name="T163">mode</text:span></text:a><text:alphabetical-index-mark-end text:id="IMark142962104"/><text:alphabetical-index-mark-end text:id="IMark143403240"/><text:a xlink:type="simple" xlink:href="#__RefHeading___Toc6786_1483239106" text:style-name="Index_20_Link" text:visited-style-name="Index_20_Link"><text:span text:style-name="T163">s</text:span></text:a><text:a xlink:type="simple" xlink:href="#__RefHeading___Toc6786_1483239106" text:style-name="Index_20_Link" text:visited-style-name="Index_20_Link"><text:tab/>52</text:a></text:p>
          <text:p text:style-name="P14"><text:soft-page-break/><text:a xlink:type="simple" xlink:href="#__RefHeading___Toc6788_1483239106" text:style-name="Index_20_Link" text:visited-style-name="Index_20_Link"><text:span text:style-name="T163">4.5.</text:span></text:a><text:a xlink:type="simple" xlink:href="#__RefHeading___Toc6788_1483239106" text:style-name="Index_20_Link" text:visited-style-name="Index_20_Link"><text:span text:style-name="T163"> </text:span></text:a><text:a xlink:type="simple" xlink:href="#__RefHeading___Toc6788_1483239106" text:style-name="Index_20_Link" text:visited-style-name="Index_20_Link"><text:span text:style-name="T163">Reasons for an</text:span></text:a><text:a xlink:type="simple" xlink:href="#__RefHeading___Toc6788_1483239106" text:style-name="Index_20_Link" text:visited-style-name="Index_20_Link"><text:span text:style-name="T163"> </text:span></text:a><text:alphabetical-index-mark-start text:id="IMark142962104"/><text:a xlink:type="simple" xlink:href="#__RefHeading___Toc6788_1483239106" text:style-name="Index_20_Link" text:visited-style-name="Index_20_Link"><text:span text:style-name="T163">expert</text:span></text:a><text:alphabetical-index-mark-end text:id="IMark142962104"/><text:a xlink:type="simple" xlink:href="#__RefHeading___Toc6788_1483239106" text:style-name="Index_20_Link" text:visited-style-name="Index_20_Link"><text:span text:style-name="T163"> </text:span></text:a><text:alphabetical-index-mark-start text:id="IMark137986168"/><text:a xlink:type="simple" xlink:href="#__RefHeading___Toc6788_1483239106" text:style-name="Index_20_Link" text:visited-style-name="Index_20_Link"><text:span text:style-name="T163">system</text:span></text:a><text:alphabetical-index-mark-end text:id="IMark137986168"/><text:a xlink:type="simple" xlink:href="#__RefHeading___Toc6788_1483239106" text:style-name="Index_20_Link" text:visited-style-name="Index_20_Link"><text:span text:style-name="T163"> instead of </text:span></text:a><text:alphabetical-index-mark-start text:id="IMark143403240"/><text:a xlink:type="simple" xlink:href="#__RefHeading___Toc6788_1483239106" text:style-name="Index_20_Link" text:visited-style-name="Index_20_Link"><text:span text:style-name="T163">neural</text:span></text:a><text:alphabetical-index-mark-end text:id="IMark143403240"/><text:a xlink:type="simple" xlink:href="#__RefHeading___Toc6788_1483239106" text:style-name="Index_20_Link" text:visited-style-name="Index_20_Link"><text:span text:style-name="T163"> </text:span></text:a><text:alphabetical-index-mark-start text:id="IMark143088936"/><text:a xlink:type="simple" xlink:href="#__RefHeading___Toc6788_1483239106" text:style-name="Index_20_Link" text:visited-style-name="Index_20_Link"><text:span text:style-name="T163">network</text:span></text:a><text:alphabetical-index-mark-end text:id="IMark143088936"/><text:a xlink:type="simple" xlink:href="#__RefHeading___Toc6788_1483239106" text:style-name="Index_20_Link" text:visited-style-name="Index_20_Link"><text:span text:style-name="T163">s</text:span></text:a><text:a xlink:type="simple" xlink:href="#__RefHeading___Toc6788_1483239106" text:style-name="Index_20_Link" text:visited-style-name="Index_20_Link"><text:tab/>53</text:a></text:p>
          <text:p text:style-name="P14"><text:a xlink:type="simple" xlink:href="#__RefHeading___Toc6473_1483239106" text:style-name="Index_20_Link" text:visited-style-name="Index_20_Link">5. Use<text:tab/>55</text:a></text:p>
          <text:p text:style-name="P14"><text:a xlink:type="simple" xlink:href="#__RefHeading___Toc6790_1483239106" text:style-name="Index_20_Link" text:visited-style-name="Index_20_Link">5.1. </text:a><text:alphabetical-index-mark-start text:id="IMark137986168"/><text:a xlink:type="simple" xlink:href="#__RefHeading___Toc6790_1483239106" text:style-name="Index_20_Link" text:visited-style-name="Index_20_Link">Instal</text:a><text:alphabetical-index-mark-start text:id="IMark143088936"/><text:a xlink:type="simple" xlink:href="#__RefHeading___Toc6790_1483239106" text:style-name="Index_20_Link" text:visited-style-name="Index_20_Link">l</text:a><text:alphabetical-index-mark-end text:id="IMark137986168"/><text:a xlink:type="simple" xlink:href="#__RefHeading___Toc6790_1483239106" text:style-name="Index_20_Link" text:visited-style-name="Index_20_Link">at</text:a><text:alphabetical-index-mark-end text:id="IMark143088936"/><text:a xlink:type="simple" xlink:href="#__RefHeading___Toc6790_1483239106" text:style-name="Index_20_Link" text:visited-style-name="Index_20_Link">ion<text:tab/>55</text:a></text:p>
          <text:p text:style-name="P14"><text:a xlink:type="simple" xlink:href="#__RefHeading___Toc6792_1483239106" text:style-name="Index_20_Link" text:visited-style-name="Index_20_Link">5.2. Quick startup<text:tab/>55</text:a></text:p>
          <text:p text:style-name="P14"><text:a xlink:type="simple" xlink:href="#__RefHeading___Toc6475_1483239106" text:style-name="Index_20_Link" text:visited-style-name="Index_20_Link">6. </text:a><text:alphabetical-index-mark-start text:id="IMark143403240"/><text:a xlink:type="simple" xlink:href="#__RefHeading___Toc6475_1483239106" text:style-name="Index_20_Link" text:visited-style-name="Index_20_Link">Source</text:a><text:alphabetical-index-mark-end text:id="IMark143403240"/><text:a xlink:type="simple" xlink:href="#__RefHeading___Toc6475_1483239106" text:style-name="Index_20_Link" text:visited-style-name="Index_20_Link">s<text:tab/>56</text:a></text:p>
          <text:p text:style-name="P14"><text:a xlink:type="simple" xlink:href="#__RefHeading___Toc8697_1538881673" text:style-name="Index_20_Link" text:visited-style-name="Index_20_Link">7. Alphabetical Index<text:tab/>58</text:a></text:p>
        </text:index-body>
      </text:table-of-content>
      <text:p text:style-name="Text_20_body"/>
      <text:p text:style-name="Text_20_body"/>
      <text:p text:style-name="Text_20_body"/>
      <text:h text:style-name="P25" text:outline-level="1"><text:bookmark-start text:name="__RefHeading___Toc6465_1483239106"/><text:span text:style-name="T2">1. </text:span><text:alphabetical-index-mark-start text:id="IMark143403240"/><text:span text:style-name="T2">I</text:span><text:span text:style-name="T1">ntroduction</text:span><text:bookmark-end text:name="__RefHeading___Toc6465_1483239106"/><text:alphabetical-index-mark-end text:id="IMark143403240"/></text:h>
      <text:p text:style-name="Text_20_body"/>
      <text:p text:style-name="Text_20_body">Since <text:span text:style-name="T262">the f</text:span>irst <text:alphabetical-index-mark-start text:id="IMark137986168"/>version<text:alphabetical-index-mark-end text:id="IMark137986168"/> of <text:alphabetical-index-mark-start text:id="IMark143088936"/>Orbiter<text:alphabetical-index-mark-end text:id="IMark143088936"/> <text:alphabetical-index-mark-start text:id="IMark143403240"/>Space<text:alphabetical-index-mark-end text:id="IMark143403240"/> <text:alphabetical-index-mark-start text:id="IMark142962104"/>Flight<text:alphabetical-index-mark-end text:id="IMark142962104"/> Simu<text:alphabetical-index-mark-start text:id="IMark55815448"/>lat<text:alphabetical-index-mark-end text:id="IMark55815448"/>or <text:span text:style-name="T262">was published </text:span>many years ago, hundreds of add - ons had been developed by enthusiasts, <text:alphabetical-index-mark-start text:id="IMark134157544"/><text:span text:style-name="T207">design</text:span><text:alphabetical-index-mark-end text:id="IMark134157544"/><text:span text:style-name="T207">ers</text:span> and <text:span text:style-name="T207">researchers</text:span>, but so far they were lacking in two aspects <text:span text:style-name="T207">with regards to what this project intends to achieve</text:span>:</text:p>
      <text:p text:style-name="Text_20_body"/>
      <text:p text:style-name="Text_20_body"/>
      <text:h text:style-name="Heading_20_2" text:outline-level="2"><text:bookmark-start text:name="__RefHeading___Toc6754_1483239106"/><text:span text:style-name="T1">1.1. </text:span><text:alphabetical-index-mark-start text:id="IMark143088936"/><text:span text:style-name="T59">Intelligence</text:span><text:bookmark-end text:name="__RefHeading___Toc6754_1483239106"/><text:alphabetical-index-mark-end text:id="IMark143088936"/></text:h>
      <text:p text:style-name="P3"/>
      <text:p text:style-name="P3">The essentially made no use of <text:alphabetical-index-mark-start text:id="IMark142962104"/>artificial<text:alphabetical-index-mark-end text:id="IMark142962104"/> <text:alphabetical-index-mark-start text:id="IMark143403240"/>intelligence<text:alphabetical-index-mark-end text:id="IMark143403240"/>.</text:p>
      <text:p text:style-name="Text_20_body"/>
      <text:p text:style-name="Text_20_body"/>
      <text:h text:style-name="Heading_20_2" text:outline-level="2"><text:bookmark-start text:name="__RefHeading___Toc6756_1483239106"/><text:span text:style-name="T3">1</text:span><text:span text:style-name="T1">.2. </text:span><text:alphabetical-index-mark-start text:id="IMark137986168"/><text:span text:style-name="T59">Communication</text:span><text:alphabetical-index-mark-end text:id="IMark137986168"/><text:span text:style-name="T59">s between </text:span><text:alphabetical-index-mark-start text:id="IMark143403240"/><text:span text:style-name="T59">module</text:span><text:alphabetical-index-mark-end text:id="IMark143403240"/><text:span text:style-name="T59">s</text:span><text:bookmark-end text:name="__RefHeading___Toc6756_1483239106"/></text:h>
      <text:p text:style-name="P3"/>
      <text:p text:style-name="P3">Data exchange between <text:alphabetical-index-mark-start text:id="IMark132655208"/>module<text:alphabetical-index-mark-end text:id="IMark132655208"/>s and <text:alphabetical-index-mark-start text:id="IMark143088936"/>program<text:alphabetical-index-mark-end text:id="IMark143088936"/>s that take part in each simu<text:alphabetical-index-mark-start text:id="IMark142962104"/>lat<text:alphabetical-index-mark-end text:id="IMark142962104"/>ion <text:alphabetical-index-mark-start text:id="IMark137986168"/>session<text:alphabetical-index-mark-end text:id="IMark137986168"/> has been rather <text:alphabetical-index-mark-start text:id="IMark143403240"/>mode<text:alphabetical-index-mark-end text:id="IMark143403240"/>st.</text:p>
      <text:p text:style-name="Text_20_body"/>
      <text:p text:style-name="Text_20_body">In the case of <text:span text:style-name="T1">[1.1.]</text:span> the cause lies probably in the <text:alphabetical-index-mark-start text:id="IMark142962104"/>fact<text:alphabetical-index-mark-end text:id="IMark142962104"/> that <text:alphabetical-index-mark-start text:id="IMark143403240"/>AI<text:alphabetical-index-mark-end text:id="IMark143403240"/> demands a lot of work to get it done right and usually <text:span text:style-name="T179">enthusiasts</text:span> do not have the <text:alphabetical-index-mark-start text:id="IMark143088936"/>time<text:alphabetical-index-mark-end text:id="IMark143088936"/> and re<text:alphabetical-index-mark-start text:id="IMark137986168"/>source<text:alphabetical-index-mark-end text:id="IMark137986168"/>s to achieve that. In the case of <text:span text:style-name="T1">[</text:span><text:span text:style-name="T4">1</text:span><text:span text:style-name="T1">.2.]</text:span> while there have been some attempts in this regard th<text:span text:style-name="T208">ey suffer limitations</text:span>.</text:p>
      <text:p text:style-name="Text_20_body"/>
      <text:p text:style-name="Text_20_body"><text:span text:style-name="T208">It would be incorrect to pretend that </text:span><text:alphabetical-index-mark-start text:id="IMark143403240"/><text:alphabetical-index-mark-start text:id="IMark136755304"/>DGIII<text:alphabetical-index-mark-end text:id="IMark136755304"/><text:alphabetical-index-mark-start text:id="IMark142962104"/>AI<text:alphabetical-index-mark-end text:id="IMark142962104"/><text:alphabetical-index-mark-end text:id="IMark143403240"/> would be a <text:alphabetical-index-mark-start text:id="IMark143088936"/>sol<text:alphabetical-index-mark-end text:id="IMark143088936"/>ution for everyone and everything <text:span text:style-name="T267">but it has a twofold potential: first, since the capabilities of the </text:span><text:alphabetical-index-mark-start text:id="IMark137986168"/><text:span text:style-name="T267">expert</text:span><text:alphabetical-index-mark-end text:id="IMark137986168"/><text:span text:style-name="T267"> </text:span><text:alphabetical-index-mark-start text:id="IMark55815448"/><text:span text:style-name="T267">system</text:span><text:alphabetical-index-mark-end text:id="IMark55815448"/><text:span text:style-name="T267"> can be expanded by developers and even able users, the ship has essentially limitless “intellectual </text:span><text:alphabetical-index-mark-start text:id="IMark137576120"/><text:span text:style-name="T267">g</text:span><text:alphabetical-index-mark-start text:id="IMark70352184"/><text:span text:style-name="T267">row</text:span><text:alphabetical-index-mark-end text:id="IMark70352184"/><text:span text:style-name="T267">th</text:span><text:alphabetical-index-mark-end text:id="IMark137576120"/><text:span text:style-name="T267">” potentiality. And second, since </text:span>it does incorporate <text:alphabetical-index-mark-start text:id="IMark82524872"/>AI<text:alphabetical-index-mark-end text:id="IMark82524872"/> and “data <text:alphabetical-index-mark-start text:id="IMark70737592"/>link<text:alphabetical-index-mark-end text:id="IMark70737592"/>” capabilities by means of <text:span text:style-name="T267">its</text:span> <text:alphabetical-index-mark-start text:id="IMark77708696"/>SQL<text:alphabetical-index-mark-end text:id="IMark77708696"/> - based <text:alphabetical-index-mark-start text:id="IMark141813592"/>expert<text:alphabetical-index-mark-end text:id="IMark141813592"/> <text:alphabetical-index-mark-start text:id="IMark69149176"/>system<text:alphabetical-index-mark-end text:id="IMark69149176"/><text:span text:style-name="T314">[6.4.]</text:span> that also allows for inter - <text:alphabetical-index-mark-start text:id="IMark142061272"/>module<text:alphabetical-index-mark-end text:id="IMark142061272"/> <text:alphabetical-index-mark-start text:id="IMark80271864"/>communication<text:alphabetical-index-mark-end text:id="IMark80271864"/>, <text:span text:style-name="T267">it could work external </text:span><text:alphabetical-index-mark-start text:id="IMark84753592"/><text:span text:style-name="T267">module</text:span><text:alphabetical-index-mark-end text:id="IMark84753592"/><text:span text:style-name="T267">s far more sophisticated than those used in a singe user, singe – computer </text:span><text:alphabetical-index-mark-start text:id="IMark132787032"/><text:span text:style-name="T267">session</text:span><text:alphabetical-index-mark-end text:id="IMark132787032"/><text:span text:style-name="T267">: you could use </text:span><text:alphabetical-index-mark-start text:id="IMark132121288"/><text:span text:style-name="T267">module</text:span><text:alphabetical-index-mark-end text:id="IMark132121288"/><text:span text:style-name="T267">s that run calcu</text:span><text:alphabetical-index-mark-start text:id="IMark55222904"/><text:span text:style-name="T267">lat</text:span><text:alphabetical-index-mark-end text:id="IMark55222904"/><text:span text:style-name="T267">ions on </text:span><text:alphabetical-index-mark-start text:id="IMark137342216"/><text:span text:style-name="T267">HPC</text:span><text:alphabetical-index-mark-end text:id="IMark137342216"/><text:span text:style-name="T267"> </text:span><text:alphabetical-index-mark-start text:id="IMark138871576"/><text:span text:style-name="T267">cluster</text:span><text:alphabetical-index-mark-end text:id="IMark138871576"/><text:span text:style-name="T267">s, for </text:span><text:alphabetical-index-mark-start text:id="IMark36844616"/><text:span text:style-name="T267">example</text:span><text:alphabetical-index-mark-end text:id="IMark36844616"/><text:span text:style-name="T267">, as </text:span><text:alphabetical-index-mark-start text:id="IMark69017288"/><text:span text:style-name="T267">lon</text:span><text:alphabetical-index-mark-end text:id="IMark69017288"/><text:span text:style-name="T267">g as they are able to communicate via the </text:span><text:alphabetical-index-mark-start text:id="IMark143413400"/><text:span text:style-name="T267">database</text:span><text:alphabetical-index-mark-end text:id="IMark143413400"/><text:span text:style-name="T267"> with </text:span><text:alphabetical-index-mark-start text:id="IMark79440920"/><text:alphabetical-index-mark-start text:id="IMark140979576"/><text:span text:style-name="T267">DGIII</text:span><text:alphabetical-index-mark-end text:id="IMark140979576"/><text:alphabetical-index-mark-start text:id="IMark135635976"/><text:span text:style-name="T267">AI</text:span><text:alphabetical-index-mark-end text:id="IMark135635976"/><text:alphabetical-index-mark-end text:id="IMark79440920"/>.</text:p>
      <text:p text:style-name="Text_20_body"/>
      <text:p text:style-name="Text_20_body"><text:soft-page-break/><text:span text:style-name="T268">It is important to stress that this is a complex add – on that still r</text:span><text:alphabetical-index-mark-start text:id="IMark143403240"/><text:span text:style-name="T268">equ</text:span><text:alphabetical-index-mark-end text:id="IMark143403240"/><text:span text:style-name="T268">ires fine tunning and development. However, f</text:span>or a quick demo of the project, jump to section <text:span text:style-name="T1">[5.]</text:span>; for everything else, read on.</text:p>
      <text:p text:style-name="Text_20_body"/>
      <text:p text:style-name="Text_20_body"/>
      <text:h text:style-name="P25" text:outline-level="1"><text:bookmark-start text:name="__RefHeading___Toc6467_1483239106"/><text:span text:style-name="T2">2</text:span><text:span text:style-name="T1">. Conventions, </text:span><text:alphabetical-index-mark-start text:id="IMark142962104"/><text:span text:style-name="T3">caveat</text:span><text:alphabetical-index-mark-end text:id="IMark142962104"/><text:span text:style-name="T3">s</text:span><text:span text:style-name="T1"> and base </text:span><text:alphabetical-index-mark-start text:id="IMark143088936"/><text:span text:style-name="T1">condition</text:span><text:alphabetical-index-mark-end text:id="IMark143088936"/><text:span text:style-name="T1">s of development</text:span><text:bookmark-end text:name="__RefHeading___Toc6467_1483239106"/></text:h>
      <text:p text:style-name="Text_20_body"/>
      <text:h text:style-name="Heading_20_2" text:outline-level="2"><text:bookmark-start text:name="__RefHeading___Toc6758_1483239106"/><text:span text:style-name="T2">2</text:span><text:span text:style-name="T1">.1. </text:span><text:span text:style-name="T59">Origins</text:span><text:bookmark-end text:name="__RefHeading___Toc6758_1483239106"/></text:h>
      <text:p text:style-name="P3"/>
      <text:p text:style-name="P3"><text:alphabetical-index-mark-start text:id="IMark143088936"/><text:alphabetical-index-mark-start text:id="IMark137986168"/>DGIII<text:alphabetical-index-mark-end text:id="IMark137986168"/><text:alphabetical-index-mark-start text:id="IMark142962104"/>AI<text:alphabetical-index-mark-end text:id="IMark142962104"/><text:alphabetical-index-mark-end text:id="IMark143088936"/> is Based on <text:alphabetical-index-mark-start text:id="IMark143403240"/>DGIII<text:alphabetical-index-mark-end text:id="IMark143403240"/> <text:alphabetical-index-mark-start text:id="IMark143403048"/>OSFS<text:alphabetical-index-mark-end text:id="IMark143403048"/> 2010. The reason for this is that development of <text:alphabetical-index-mark-start text:id="IMark134024616"/><text:alphabetical-index-mark-start text:id="IMark55765688"/>DGIII<text:alphabetical-index-mark-end text:id="IMark55765688"/><text:alphabetical-index-mark-start text:id="IMark82357208"/>AI<text:alphabetical-index-mark-end text:id="IMark82357208"/><text:alphabetical-index-mark-end text:id="IMark134024616"/> started before <text:alphabetical-index-mark-start text:id="IMark135346024"/>OSFS<text:alphabetical-index-mark-end text:id="IMark135346024"/> 2016 was published <text:span text:style-name="T179">and the code for the </text:span><text:alphabetical-index-mark-start text:id="IMark135644024"/><text:span text:style-name="T179">stock</text:span><text:alphabetical-index-mark-end text:id="IMark135644024"/><text:span text:style-name="T179"> </text:span><text:alphabetical-index-mark-start text:id="IMark70737592"/><text:alphabetical-index-mark-start text:id="IMark132655112"/><text:span text:style-name="T179">Delta</text:span><text:alphabetical-index-mark-end text:id="IMark132655112"/><text:alphabetical-index-mark-end text:id="IMark70737592"/><text:span text:style-name="T179"> </text:span><text:alphabetical-index-mark-start text:id="IMark131964632"/><text:span text:style-name="T179">Glider</text:span><text:alphabetical-index-mark-end text:id="IMark131964632"/><text:span text:style-name="T179"> has been completely rewritten following a more object – oriented paradigm in the case of </text:span><text:alphabetical-index-mark-start text:id="IMark36981320"/><text:span text:style-name="T179">OSFS</text:span><text:alphabetical-index-mark-end text:id="IMark36981320"/><text:span text:style-name="T179"> 2016. It made little sense to rewrite the code of </text:span><text:alphabetical-index-mark-start text:id="IMark142729768"/><text:alphabetical-index-mark-start text:id="IMark137000568"/><text:span text:style-name="T179">DGIII</text:span><text:alphabetical-index-mark-end text:id="IMark137000568"/><text:alphabetical-index-mark-start text:id="IMark133089400"/><text:span text:style-name="T179">AI</text:span><text:alphabetical-index-mark-end text:id="IMark133089400"/><text:alphabetical-index-mark-end text:id="IMark142729768"/><text:span text:style-name="T179"> only for that reason</text:span>.</text:p>
      <text:p text:style-name="Text_20_body"/>
      <text:p text:style-name="Text_20_body"/>
      <text:h text:style-name="Heading_20_2" text:outline-level="2"><text:bookmark-start text:name="__RefHeading___Toc6760_1483239106"/><text:span text:style-name="T1">2.2. </text:span><text:span text:style-name="T59">Multi </text:span><text:alphabetical-index-mark-start text:id="IMark137986168"/><text:span text:style-name="T59">thread</text:span><text:alphabetical-index-mark-end text:id="IMark137986168"/><text:span text:style-name="T59">ing</text:span><text:bookmark-end text:name="__RefHeading___Toc6760_1483239106"/></text:h>
      <text:p text:style-name="P3"/>
      <text:p text:style-name="P3">Since <text:alphabetical-index-mark-start text:id="IMark143403240"/><text:alphabetical-index-mark-start text:id="IMark143088936"/>DGIII<text:alphabetical-index-mark-end text:id="IMark143088936"/><text:alphabetical-index-mark-start text:id="IMark142962104"/>AI<text:alphabetical-index-mark-end text:id="IMark142962104"/><text:alphabetical-index-mark-end text:id="IMark143403240"/> r<text:alphabetical-index-mark-start text:id="IMark137986168"/>equ<text:alphabetical-index-mark-end text:id="IMark137986168"/>ires <text:alphabetical-index-mark-start text:id="IMark143403048"/>OpenMP<text:alphabetical-index-mark-end text:id="IMark143403048"/> <text:alphabetical-index-mark-start text:id="IMark134024616"/>libraries<text:alphabetical-index-mark-end text:id="IMark134024616"/>, a <text:alphabetical-index-mark-start text:id="IMark143199512"/>version<text:alphabetical-index-mark-end text:id="IMark143199512"/> of <text:alphabetical-index-mark-start text:id="IMark135345976"/>MSVS<text:alphabetical-index-mark-end text:id="IMark135345976"/> that is able to handle <text:alphabetical-index-mark-start text:id="IMark70352232"/>OpenMP<text:alphabetical-index-mark-end text:id="IMark70352232"/> is r<text:alphabetical-index-mark-start text:id="IMark135643928"/>equ<text:alphabetical-index-mark-end text:id="IMark135643928"/>ired. Free <text:alphabetical-index-mark-start text:id="IMark70737592"/>MSVS<text:alphabetical-index-mark-end text:id="IMark70737592"/> <text:alphabetical-index-mark-start text:id="IMark136556264"/>edit<text:alphabetical-index-mark-end text:id="IMark136556264"/>ions generally do not allow for that.</text:p>
      <text:p text:style-name="Text_20_body"/>
      <text:p text:style-name="Text_20_body"/>
      <text:h text:style-name="Heading_20_2" text:outline-level="2"><text:bookmark-start text:name="__RefHeading___Toc6762_1483239106"/><text:span text:style-name="T1">2.3.</text:span> <text:span text:style-name="T65">Terms and abbreviations used in this text</text:span><text:bookmark-end text:name="__RefHeading___Toc6762_1483239106"/></text:h>
      <text:p text:style-name="Text_20_body"/>
      <text:list xml:id="list1156462614706676717" text:style-name="L2">
        <text:list-item>
          <text:p text:style-name="P7"><text:alphabetical-index-mark-start text:id="IMark142962104"/>AI<text:alphabetical-index-mark-end text:id="IMark142962104"/>: <text:alphabetical-index-mark-start text:id="IMark143403240"/>artificial<text:alphabetical-index-mark-end text:id="IMark143403240"/> <text:alphabetical-index-mark-start text:id="IMark137986168"/>intelligence<text:alphabetical-index-mark-end text:id="IMark137986168"/>.</text:p>
          <text:p text:style-name="P7"/>
        </text:list-item>
        <text:list-item>
          <text:p text:style-name="P7"><text:alphabetical-index-mark-start text:id="IMark137986168"/>A<text:span text:style-name="T265">I</text:span><text:alphabetical-index-mark-end text:id="IMark137986168"/><text:span text:style-name="T265"> </text:span><text:alphabetical-index-mark-start text:id="IMark143199528"/>plan<text:alphabetical-index-mark-end text:id="IMark143199528"/>: <text:alphabetical-index-mark-start text:id="IMark77875640"/>artificial<text:alphabetical-index-mark-end text:id="IMark77875640"/> <text:alphabetical-index-mark-start text:id="IMark132655064"/>intelligence<text:alphabetical-index-mark-end text:id="IMark132655064"/> <text:alphabetical-index-mark-start text:id="IMark131926760"/>plan<text:alphabetical-index-mark-end text:id="IMark131926760"/>. <text:alphabetical-index-mark-start text:id="IMark132880024"/><text:alphabetical-index-mark-start text:id="IMark137000568"/>DGIII<text:alphabetical-index-mark-end text:id="IMark137000568"/><text:alphabetical-index-mark-start text:id="IMark135404968"/>AI<text:alphabetical-index-mark-end text:id="IMark135404968"/><text:alphabetical-index-mark-end text:id="IMark132880024"/> can use <text:alphabetical-index-mark-start text:id="IMark137771432"/>plan<text:alphabetical-index-mark-end text:id="IMark137771432"/> for activity and movement on the ground, in <text:alphabetical-index-mark-start text:id="IMark141670552"/>atmospheric<text:alphabetical-index-mark-end text:id="IMark141670552"/> <text:alphabetical-index-mark-start text:id="IMark71251400"/>flight<text:alphabetical-index-mark-end text:id="IMark71251400"/> or <text:alphabetical-index-mark-start text:id="IMark142918376"/>space<text:alphabetical-index-mark-end text:id="IMark142918376"/>. These <text:alphabetical-index-mark-start text:id="IMark80744232"/>plan<text:alphabetical-index-mark-end text:id="IMark80744232"/>s can be manually created or using a <text:alphabetical-index-mark-start text:id="IMark142676296"/>plan<text:alphabetical-index-mark-end text:id="IMark142676296"/>ning <text:alphabetical-index-mark-start text:id="IMark135913000"/>module<text:alphabetical-index-mark-end text:id="IMark135913000"/>. At this point the <text:alphabetical-index-mark-start text:id="IMark84791224"/>plan<text:alphabetical-index-mark-end text:id="IMark84791224"/>ning <text:alphabetical-index-mark-start text:id="IMark138281928"/>module<text:alphabetical-index-mark-end text:id="IMark138281928"/>s is not available.</text:p>
          <text:p text:style-name="P7"/>
        </text:list-item>
        <text:list-item>
          <text:p text:style-name="P7"><text:alphabetical-index-mark-start text:id="IMark143199528"/><text:alphabetical-index-mark-start text:id="IMark143403240"/>AI<text:alphabetical-index-mark-end text:id="IMark143403240"/>E<text:alphabetical-index-mark-end text:id="IMark143199528"/>: <text:alphabetical-index-mark-start text:id="IMark138281928"/>AI<text:alphabetical-index-mark-end text:id="IMark138281928"/> <text:span text:style-name="T269">E</text:span>ngine. <text:span text:style-name="T198">It is comprised of the </text:span><text:alphabetical-index-mark-start text:id="IMark137986168"/><text:span text:style-name="T198">ES</text:span><text:alphabetical-index-mark-end text:id="IMark137986168"/><text:span text:style-name="T198"> and the </text:span><text:alphabetical-index-mark-start text:id="IMark78741512"/><text:span text:style-name="T198">KB</text:span><text:alphabetical-index-mark-end text:id="IMark78741512"/><text:span text:style-name="T198">.</text:span></text:p>
          <text:p text:style-name="P7"/>
        </text:list-item>
        <text:list-item>
          <text:p text:style-name="P7"><text:alphabetical-index-mark-start text:id="IMark143199528"/>CB<text:alphabetical-index-mark-end text:id="IMark143199528"/>: <text:alphabetical-index-mark-start text:id="IMark137986168"/><text:alphabetical-index-mark-start text:id="IMark142546680"/><text:alphabetical-index-mark-start text:id="IMark142962104"/>celestia<text:alphabetical-index-mark-end text:id="IMark142962104"/><text:alphabetical-index-mark-end text:id="IMark142546680"/>l<text:alphabetical-index-mark-end text:id="IMark137986168"/> body.</text:p>
          <text:p text:style-name="P7"/>
        </text:list-item>
        <text:list-item>
          <text:p text:style-name="P7"><text:soft-page-break/><text:alphabetical-index-mark-start text:id="IMark143403240"/>DB<text:alphabetical-index-mark-end text:id="IMark143403240"/>: <text:alphabetical-index-mark-start text:id="IMark142962104"/>database<text:alphabetical-index-mark-end text:id="IMark142962104"/>.</text:p>
          <text:p text:style-name="P7"/>
        </text:list-item>
        <text:list-item>
          <text:p text:style-name="P7"><text:alphabetical-index-mark-start text:id="IMark143199528"/>DGIII<text:alphabetical-index-mark-end text:id="IMark143199528"/>: the original <text:alphabetical-index-mark-start text:id="IMark143403240"/>stock<text:alphabetical-index-mark-end text:id="IMark143403240"/> <text:alphabetical-index-mark-start text:id="IMark142962104"/><text:alphabetical-index-mark-start text:id="IMark142546680"/>Delta<text:alphabetical-index-mark-end text:id="IMark142546680"/><text:alphabetical-index-mark-end text:id="IMark142962104"/> <text:alphabetical-index-mark-start text:id="IMark137986168"/>Glider<text:alphabetical-index-mark-end text:id="IMark137986168"/>. </text:p>
          <text:p text:style-name="P7"/>
        </text:list-item>
        <text:list-item>
          <text:p text:style-name="P7"><text:alphabetical-index-mark-start text:id="IMark143403240"/>ES<text:alphabetical-index-mark-end text:id="IMark143403240"/>: <text:alphabetical-index-mark-start text:id="IMark143199528"/>expert<text:alphabetical-index-mark-end text:id="IMark143199528"/> <text:alphabetical-index-mark-start text:id="IMark142546680"/>system<text:alphabetical-index-mark-end text:id="IMark142546680"/>. <text:span text:style-name="T198">Interprets the data contained in the </text:span><text:alphabetical-index-mark-start text:id="IMark137986168"/><text:span text:style-name="T198">KB</text:span><text:alphabetical-index-mark-end text:id="IMark137986168"/><text:span text:style-name="T198">.</text:span></text:p>
          <text:p text:style-name="P7"/>
        </text:list-item>
        <text:list-item>
          <text:p text:style-name="P7"><text:alphabetical-index-mark-start text:id="IMark143403240"/>HPC<text:alphabetical-index-mark-end text:id="IMark143403240"/>: High <text:alphabetical-index-mark-start text:id="IMark143199528"/>performance<text:alphabetical-index-mark-end text:id="IMark143199528"/> <text:alphabetical-index-mark-start text:id="IMark142546680"/>computing<text:alphabetical-index-mark-end text:id="IMark142546680"/>.</text:p>
          <text:p text:style-name="P7"/>
        </text:list-item>
        <text:list-item>
          <text:p text:style-name="P7"><text:alphabetical-index-mark-start text:id="IMark143403240"/>KB<text:alphabetical-index-mark-end text:id="IMark143403240"/>: knowledge base. The <text:alphabetical-index-mark-start text:id="IMark137986168"/>database<text:alphabetical-index-mark-end text:id="IMark137986168"/> of <text:alphabetical-index-mark-start text:id="IMark143199528"/>rule<text:alphabetical-index-mark-end text:id="IMark143199528"/>s and <text:alphabetical-index-mark-start text:id="IMark142962104"/>fact<text:alphabetical-index-mark-end text:id="IMark142962104"/>s <text:span text:style-name="T198">interpreted by the </text:span><text:alphabetical-index-mark-start text:id="IMark136649752"/><text:span text:style-name="T198">ES</text:span><text:alphabetical-index-mark-end text:id="IMark136649752"/>.</text:p>
          <text:p text:style-name="P7"/>
        </text:list-item>
        <text:list-item>
          <text:p text:style-name="P7">ML: <text:alphabetical-index-mark-start text:id="IMark137986168"/>machine<text:alphabetical-index-mark-end text:id="IMark137986168"/> learning.</text:p>
          <text:p text:style-name="P7"/>
        </text:list-item>
        <text:list-item>
          <text:p text:style-name="P7"><text:alphabetical-index-mark-start text:id="IMark143199528"/>NN<text:alphabetical-index-mark-end text:id="IMark143199528"/>: <text:alphabetical-index-mark-start text:id="IMark137986168"/>neural<text:alphabetical-index-mark-end text:id="IMark137986168"/> <text:alphabetical-index-mark-start text:id="IMark143403240"/>network<text:alphabetical-index-mark-end text:id="IMark143403240"/>.</text:p>
          <text:p text:style-name="P7"/>
        </text:list-item>
        <text:list-item>
          <text:p text:style-name="P7"><text:alphabetical-index-mark-start text:id="IMark143199528"/>OSFS<text:alphabetical-index-mark-end text:id="IMark143199528"/>: <text:alphabetical-index-mark-start text:id="IMark142962104"/>Orbi<text:span text:style-name="T237">t</text:span>er<text:alphabetical-index-mark-end text:id="IMark142962104"/> <text:alphabetical-index-mark-start text:id="IMark143403240"/>Space<text:alphabetical-index-mark-end text:id="IMark143403240"/> <text:alphabetical-index-mark-start text:id="IMark137986168"/>Flight<text:alphabetical-index-mark-end text:id="IMark137986168"/> Simu<text:alphabetical-index-mark-start text:id="IMark136649752"/>lat<text:alphabetical-index-mark-end text:id="IMark136649752"/>or.</text:p>
          <text:p text:style-name="P7"/>
        </text:list-item>
        <text:list-item>
          <text:p text:style-name="P7"><text:alphabetical-index-mark-start text:id="IMark137986168"/>RBML<text:alphabetical-index-mark-end text:id="IMark137986168"/>: <text:alphabetical-index-mark-start text:id="IMark142962104"/>Rule<text:alphabetical-index-mark-end text:id="IMark142962104"/> based <text:alphabetical-index-mark-start text:id="IMark143403240"/>machine<text:alphabetical-index-mark-end text:id="IMark143403240"/> learning.</text:p>
          <text:p text:style-name="P7"/>
        </text:list-item>
        <text:list-item>
          <text:p text:style-name="P7"><text:alphabetical-index-mark-start text:id="IMark137986168"/>R<text:alphabetical-index-mark-start text:id="IMark143199528"/>CB<text:alphabetical-index-mark-end text:id="IMark143199528"/><text:alphabetical-index-mark-end text:id="IMark137986168"/>: reference <text:alphabetical-index-mark-start text:id="IMark143403240"/><text:alphabetical-index-mark-start text:id="IMark142962104"/><text:alphabetical-index-mark-start text:id="IMark136649768"/>celestia<text:alphabetical-index-mark-end text:id="IMark136649768"/><text:alphabetical-index-mark-end text:id="IMark142962104"/>l<text:alphabetical-index-mark-end text:id="IMark143403240"/> body.</text:p>
          <text:p text:style-name="P7"/>
        </text:list-item>
        <text:list-item>
          <text:p text:style-name="P7"><text:alphabetical-index-mark-start text:id="IMark136649768"/><text:alphabetical-index-mark-start text:id="IMark137986168"/>R<text:alphabetical-index-mark-start text:id="IMark143199528"/>DB<text:alphabetical-index-mark-end text:id="IMark143199528"/><text:alphabetical-index-mark-end text:id="IMark137986168"/><text:alphabetical-index-mark-end text:id="IMark136649768"/>: <text:alphabetical-index-mark-start text:id="IMark143403240"/><text:alphabetical-index-mark-start text:id="IMark142962104"/>re<text:alphabetical-index-mark-start text:id="IMark132171768"/>l<text:alphabetical-index-mark-end text:id="IMark142962104"/>at<text:alphabetical-index-mark-end text:id="IMark132171768"/>ional<text:alphabetical-index-mark-end text:id="IMark143403240"/> data base.</text:p>
          <text:p text:style-name="P7"/>
        </text:list-item>
        <text:list-item>
          <text:p text:style-name="P7"><text:alphabetical-index-mark-start text:id="IMark142962104"/><text:alphabetical-index-mark-start text:id="IMark136649768"/><text:alphabetical-index-mark-start text:id="IMark137986168"/>R<text:alphabetical-index-mark-start text:id="IMark143199528"/>DB<text:alphabetical-index-mark-end text:id="IMark143199528"/><text:alphabetical-index-mark-end text:id="IMark137986168"/><text:alphabetical-index-mark-end text:id="IMark136649768"/>MS<text:alphabetical-index-mark-end text:id="IMark142962104"/>: <text:alphabetical-index-mark-start text:id="IMark143403240"/><text:alphabetical-index-mark-start text:id="IMark132171768"/>re<text:alphabetical-index-mark-start text:id="IMark134542664"/>l<text:alphabetical-index-mark-end text:id="IMark132171768"/>at<text:alphabetical-index-mark-end text:id="IMark134542664"/>ional<text:alphabetical-index-mark-end text:id="IMark143403240"/> <text:alphabetical-index-mark-start text:id="IMark138374776"/>DB<text:alphabetical-index-mark-end text:id="IMark138374776"/> <text:alphabetical-index-mark-start text:id="IMark136755304"/>manage<text:alphabetical-index-mark-end text:id="IMark136755304"/>ment <text:alphabetical-index-mark-start text:id="IMark137425320"/>system<text:alphabetical-index-mark-end text:id="IMark137425320"/>.</text:p>
          <text:p text:style-name="P7"/>
        </text:list-item>
        <text:list-item>
          <text:p text:style-name="P7"><text:alphabetical-index-mark-start text:id="IMark132171768"/>SQL<text:alphabetical-index-mark-end text:id="IMark132171768"/>: <text:alphabetical-index-mark-start text:id="IMark142962104"/>Structure<text:alphabetical-index-mark-end text:id="IMark142962104"/>d <text:alphabetical-index-mark-start text:id="IMark136649768"/>Query<text:alphabetical-index-mark-end text:id="IMark136649768"/> <text:alphabetical-index-mark-start text:id="IMark137986168"/>Language<text:alphabetical-index-mark-end text:id="IMark137986168"/>. </text:p>
          <text:p text:style-name="P7"/>
        </text:list-item>
        <text:list-item>
          <text:p text:style-name="P7"><text:alphabetical-index-mark-start text:id="IMark137986168"/><text:alphabetical-index-mark-start text:id="IMark142962104"/>SQL<text:alphabetical-index-mark-end text:id="IMark142962104"/>C<text:alphabetical-index-mark-end text:id="IMark137986168"/>: <text:alphabetical-index-mark-start text:id="IMark132171768"/>SQL<text:alphabetical-index-mark-end text:id="IMark132171768"/> Control. The <text:alphabetical-index-mark-start text:id="IMark143199528"/>MFD<text:alphabetical-index-mark-end text:id="IMark143199528"/> <text:alphabetical-index-mark-start text:id="IMark136649768"/>design<text:alphabetical-index-mark-end text:id="IMark136649768"/>ed as a parallel project to <text:alphabetical-index-mark-start text:id="IMark143403240"/><text:alphabetical-index-mark-start text:id="IMark134542664"/>DGIII<text:alphabetical-index-mark-end text:id="IMark134542664"/><text:alphabetical-index-mark-start text:id="IMark55463000"/>AI<text:alphabetical-index-mark-end text:id="IMark55463000"/><text:alphabetical-index-mark-end text:id="IMark143403240"/> in <text:alphabetical-index-mark-start text:id="IMark136755304"/>order<text:alphabetical-index-mark-end text:id="IMark136755304"/> to provide an interface to the <text:alphabetical-index-mark-start text:id="IMark82739768"/><text:alphabetical-index-mark-start text:id="IMark139286456"/>AI<text:alphabetical-index-mark-end text:id="IMark139286456"/>E<text:alphabetical-index-mark-end text:id="IMark82739768"/> <text:s/>and its <text:alphabetical-index-mark-start text:id="IMark143256104"/>KB<text:alphabetical-index-mark-end text:id="IMark143256104"/>.</text:p>
          <text:p text:style-name="P7"/>
        </text:list-item>
        <text:list-item>
          <text:p text:style-name="P7"><text:soft-page-break/><text:alphabetical-index-mark-start text:id="IMark136649768"/>VTOL<text:alphabetical-index-mark-end text:id="IMark136649768"/>: Vertical Take Off and <text:alphabetical-index-mark-start text:id="IMark143199528"/>Landing<text:alphabetical-index-mark-end text:id="IMark143199528"/>.</text:p>
        </text:list-item>
      </text:list>
      <text:p text:style-name="Text_20_body"/>
      <text:p text:style-name="Text_20_body"/>
      <text:h text:style-name="Heading_20_2" text:outline-level="2"><text:bookmark-start text:name="__RefHeading___Toc6764_1483239106"/><text:span text:style-name="T1">2.4. </text:span><text:alphabetical-index-mark-start text:id="IMark143088936"/><text:span text:style-name="T59">Target</text:span><text:alphabetical-index-mark-end text:id="IMark143088936"/><text:span text:style-name="T59"> audience</text:span><text:bookmark-end text:name="__RefHeading___Toc6764_1483239106"/></text:h>
      <text:p text:style-name="P3"/>
      <text:p text:style-name="P3"><text:alphabetical-index-mark-start text:id="IMark143088936"/><text:alphabetical-index-mark-start text:id="IMark141115176"/>DGIII<text:alphabetical-index-mark-end text:id="IMark141115176"/><text:alphabetical-index-mark-start text:id="IMark132171768"/>AI<text:alphabetical-index-mark-end text:id="IMark132171768"/><text:alphabetical-index-mark-end text:id="IMark143088936"/> is not intended for the general <text:alphabetical-index-mark-start text:id="IMark143403240"/>Orbiter<text:alphabetical-index-mark-end text:id="IMark143403240"/> user. <text:span text:style-name="T181">While it can be used by anyone as is, in </text:span><text:alphabetical-index-mark-start text:id="IMark137986168"/><text:span text:style-name="T181">order</text:span><text:alphabetical-index-mark-end text:id="IMark137986168"/><text:span text:style-name="T181"> to take advantage of the possibilities of this particular ship it is recommended to have an above – </text:span><text:alphabetical-index-mark-start text:id="IMark142962104"/><text:span text:style-name="T181">average</text:span><text:alphabetical-index-mark-end text:id="IMark142962104"/><text:span text:style-name="T181"> knowledge of the </text:span><text:alphabetical-index-mark-start text:id="IMark55815448"/><text:span text:style-name="T181">re</text:span><text:alphabetical-index-mark-start text:id="IMark134024616"/><text:span text:style-name="T181">l</text:span><text:alphabetical-index-mark-end text:id="IMark55815448"/><text:span text:style-name="T181">at</text:span><text:alphabetical-index-mark-end text:id="IMark134024616"/><text:span text:style-name="T181">ed concepts.</text:span></text:p>
      <text:p text:style-name="Text_20_body"/>
      <text:p text:style-name="Text_20_body"/>
      <text:h text:style-name="Heading_20_2" text:outline-level="2"><text:bookmark-start text:name="__RefHeading___Toc6766_1483239106"/><text:span text:style-name="T1">2.5. </text:span><text:alphabetical-index-mark-start text:id="IMark132171768"/><text:span text:style-name="T59">HPC</text:span><text:bookmark-end text:name="__RefHeading___Toc6766_1483239106"/><text:alphabetical-index-mark-end text:id="IMark132171768"/></text:h>
      <text:p text:style-name="P3"/>
      <text:p text:style-name="P3">Since <text:alphabetical-index-mark-start text:id="IMark137986168"/><text:alphabetical-index-mark-start text:id="IMark141115176"/>DGIII<text:alphabetical-index-mark-end text:id="IMark141115176"/><text:alphabetical-index-mark-start text:id="IMark143403240"/>AI<text:alphabetical-index-mark-end text:id="IMark143403240"/><text:alphabetical-index-mark-end text:id="IMark137986168"/> uses <text:alphabetical-index-mark-start text:id="IMark132171768"/>OpenMP<text:alphabetical-index-mark-end text:id="IMark132171768"/> <text:alphabetical-index-mark-start text:id="IMark143088936"/>libraries<text:alphabetical-index-mark-end text:id="IMark143088936"/> it is highly recommended to have some understanding of <text:alphabetical-index-mark-start text:id="IMark142962104"/>HPC<text:alphabetical-index-mark-end text:id="IMark142962104"/> general concepts before attempting to <text:alphabetical-index-mark-start text:id="IMark134024616"/>edit<text:alphabetical-index-mark-end text:id="IMark134024616"/> the code.</text:p>
      <text:p text:style-name="Text_20_body"/>
      <text:p text:style-name="Text_20_body"/>
      <text:h text:style-name="Heading_20_2" text:outline-level="2"><text:bookmark-start text:name="__RefHeading___Toc6768_1483239106"/><text:span text:style-name="T1">2.6. </text:span><text:alphabetical-index-mark-start text:id="IMark143403240"/><text:alphabetical-index-mark-start text:id="IMark142962104"/><text:alphabetical-index-mark-start text:id="IMark143088936"/><text:span text:style-name="T59">R</text:span><text:alphabetical-index-mark-start text:id="IMark137986168"/><text:span text:style-name="T59">DB</text:span><text:alphabetical-index-mark-end text:id="IMark137986168"/><text:alphabetical-index-mark-end text:id="IMark143088936"/><text:alphabetical-index-mark-end text:id="IMark142962104"/><text:span text:style-name="T59">MS</text:span><text:bookmark-end text:name="__RefHeading___Toc6768_1483239106"/><text:alphabetical-index-mark-end text:id="IMark143403240"/></text:h>
      <text:p text:style-name="P3"/>
      <text:p text:style-name="P3">General knowledge about <text:alphabetical-index-mark-start text:id="IMark52378152"/>AI<text:alphabetical-index-mark-end text:id="IMark52378152"/> and <text:alphabetical-index-mark-start text:id="IMark78331768"/>expert<text:alphabetical-index-mark-end text:id="IMark78331768"/> <text:alphabetical-index-mark-start text:id="IMark131858440"/>system<text:alphabetical-index-mark-end text:id="IMark131858440"/>s in particular is also recommended. Also, since the <text:alphabetical-index-mark-start text:id="IMark133924552"/>rule<text:alphabetical-index-mark-end text:id="IMark133924552"/>s of the <text:alphabetical-index-mark-start text:id="IMark141115176"/>expert<text:alphabetical-index-mark-end text:id="IMark141115176"/> <text:alphabetical-index-mark-start text:id="IMark132171768"/>system<text:alphabetical-index-mark-end text:id="IMark132171768"/> are stored as <text:alphabetical-index-mark-start text:id="IMark68159736"/>SQL<text:alphabetical-index-mark-end text:id="IMark68159736"/> code <text:alphabetical-index-mark-start text:id="IMark142962104"/>string<text:alphabetical-index-mark-end text:id="IMark142962104"/>s stored in a <text:alphabetical-index-mark-start text:id="IMark143088936"/><text:alphabetical-index-mark-start text:id="IMark137986168"/>re<text:alphabetical-index-mark-start text:id="IMark78963400"/>l<text:alphabetical-index-mark-end text:id="IMark137986168"/>at<text:alphabetical-index-mark-end text:id="IMark78963400"/>ional<text:alphabetical-index-mark-end text:id="IMark143088936"/> <text:alphabetical-index-mark-start text:id="IMark81306728"/>data<text:span text:style-name="T198">b</text:span>ase<text:alphabetical-index-mark-end text:id="IMark81306728"/>, knowledge of <text:alphabetical-index-mark-start text:id="IMark143403240"/><text:alphabetical-index-mark-start text:id="IMark135581928"/><text:alphabetical-index-mark-start text:id="IMark82910504"/>R<text:alphabetical-index-mark-start text:id="IMark140277736"/>DB<text:alphabetical-index-mark-end text:id="IMark140277736"/><text:alphabetical-index-mark-end text:id="IMark82910504"/><text:alphabetical-index-mark-end text:id="IMark135581928"/>MS<text:alphabetical-index-mark-end text:id="IMark143403240"/> is also r<text:alphabetical-index-mark-start text:id="IMark132419880"/>equ<text:alphabetical-index-mark-end text:id="IMark132419880"/>ired.</text:p>
      <text:p text:style-name="Text_20_body"/>
      <text:p text:style-name="Text_20_body"/>
      <text:h text:style-name="Heading_20_2" text:outline-level="2"><text:bookmark-start text:name="__RefHeading___Toc6770_1483239106"/><text:span text:style-name="T1">2.7. </text:span><text:alphabetical-index-mark-start text:id="IMark141636024"/><text:span text:style-name="T59">AI</text:span><text:bookmark-end text:name="__RefHeading___Toc6770_1483239106"/><text:alphabetical-index-mark-end text:id="IMark141636024"/></text:h>
      <text:p text:style-name="P3"/>
      <text:p text:style-name="P3"><text:alphabetical-index-mark-start text:id="IMark140239512"/>Artificial<text:alphabetical-index-mark-end text:id="IMark140239512"/> <text:alphabetical-index-mark-start text:id="IMark141657784"/>intelligence<text:alphabetical-index-mark-end text:id="IMark141657784"/> is a complex topic in which even see<text:alphabetical-index-mark-start text:id="IMark139706552"/>min<text:alphabetical-index-mark-end text:id="IMark139706552"/>gly <text:alphabetical-index-mark-start text:id="IMark138495512"/>min<text:alphabetical-index-mark-end text:id="IMark138495512"/>or modifications could produce significant changes in the <text:alphabetical-index-mark-start text:id="IMark132467208"/>behavior<text:alphabetical-index-mark-end text:id="IMark132467208"/> of the <text:alphabetical-index-mark-start text:id="IMark136657816"/>system<text:alphabetical-index-mark-end text:id="IMark136657816"/>. Therefore, changes in existing components, the addition of new knowledge to the <text:alphabetical-index-mark-start text:id="IMark139659752"/>system<text:alphabetical-index-mark-end text:id="IMark139659752"/>, etc. must be comprehensively tested. It is better to work in small steps, testing the results each <text:alphabetical-index-mark-start text:id="IMark137443656"/>time<text:alphabetical-index-mark-end text:id="IMark137443656"/>, rather than attempt to make big steps and fewer tests.</text:p>
      <text:h text:style-name="P25" text:outline-level="1"><text:bookmark-start text:name="__RefHeading___Toc6469_1483239106"/><text:span text:style-name="T179">3</text:span>. <text:span text:style-name="T63">Development</text:span><text:bookmark-end text:name="__RefHeading___Toc6469_1483239106"/></text:h>
      <text:p text:style-name="Text_20_body"/>
      <text:h text:style-name="Heading_20_2" text:outline-level="2"><text:bookmark-start text:name="__RefHeading___Toc6772_1483239106"/><text:span text:style-name="T3">3</text:span><text:span text:style-name="T1">.1.</text:span> <text:alphabetical-index-mark-start text:id="IMark78951672"/>AI<text:alphabetical-index-mark-end text:id="IMark78951672"/> <text:alphabetical-index-mark-start text:id="IMark131948232"/>Language<text:alphabetical-index-mark-end text:id="IMark131948232"/> choice<text:bookmark-end text:name="__RefHeading___Toc6772_1483239106"/></text:h>
      <text:p text:style-name="Text_20_body"/>
      <text:p text:style-name="Text_20_body">Originally development <text:span text:style-name="T270">of </text:span><text:alphabetical-index-mark-start text:id="IMark73693928"/><text:alphabetical-index-mark-start text:id="IMark137459416"/><text:span text:style-name="T270">DGIII</text:span><text:alphabetical-index-mark-end text:id="IMark137459416"/><text:alphabetical-index-mark-start text:id="IMark138066616"/><text:span text:style-name="T270">AI</text:span><text:alphabetical-index-mark-end text:id="IMark138066616"/><text:alphabetical-index-mark-end text:id="IMark73693928"/><text:span text:style-name="T270"> </text:span>was done around a <text:alphabetical-index-mark-start text:id="IMark51296600"/>Prolog<text:alphabetical-index-mark-end text:id="IMark51296600"/> - based knowledge base. Also considered <text:span text:style-name="T270">was </text:span><text:alphabetical-index-mark-start text:id="IMark51817288"/>Lisp<text:alphabetical-index-mark-end text:id="IMark51817288"/>. However, <text:alphabetical-index-mark-start text:id="IMark135485208"/>Prolog<text:alphabetical-index-mark-end text:id="IMark135485208"/> <text:span text:style-name="T198">is a very good choice for </text:span><text:alphabetical-index-mark-start text:id="IMark135313368"/><text:span text:style-name="T198">expert</text:span><text:alphabetical-index-mark-end text:id="IMark135313368"/><text:span text:style-name="T198"> </text:span><text:alphabetical-index-mark-start text:id="IMark78553976"/><text:span text:style-name="T198">system</text:span><text:alphabetical-index-mark-end text:id="IMark78553976"/><text:span text:style-name="T198">s but its</text:span> files are <text:span text:style-name="T198">invariably of the </text:span><text:alphabetical-index-mark-start text:id="IMark136778280"/>f<text:alphabetical-index-mark-start text:id="IMark142486728"/>lat<text:alphabetical-index-mark-end text:id="IMark142486728"/><text:alphabetical-index-mark-end text:id="IMark136778280"/> <text:span text:style-name="T198">variety </text:span>and these do not <text:span text:style-name="T271">work</text:span> well for intensive <text:alphabetical-index-mark-start text:id="IMark139525544"/>query<text:alphabetical-index-mark-end text:id="IMark139525544"/>ing: opening and closing such files concurrently often lead to data loss. <text:alphabetical-index-mark-start text:id="IMark78853336"/><text:alphabetical-index-mark-start text:id="IMark136200696"/>Re<text:alphabetical-index-mark-start text:id="IMark20082360"/>l<text:alphabetical-index-mark-end text:id="IMark136200696"/>at<text:alphabetical-index-mark-end text:id="IMark20082360"/>ional<text:alphabetical-index-mark-end text:id="IMark78853336"/> <text:alphabetical-index-mark-start text:id="IMark79760072"/>database<text:alphabetical-index-mark-end text:id="IMark79760072"/>s on the other hand, take care of data integrity and data <text:alphabetical-index-mark-start text:id="IMark143088936"/>block<text:alphabetical-index-mark-end text:id="IMark143088936"/>ing under concurrent <text:alphabetical-index-mark-start text:id="IMark78963400"/>queries<text:alphabetical-index-mark-end text:id="IMark78963400"/>. </text:p>
      <text:p text:style-name="Text_20_body"/>
      <text:p text:style-name="Text_20_body">In the case of <text:alphabetical-index-mark-start text:id="IMark52378152"/>Lisp<text:alphabetical-index-mark-end text:id="IMark52378152"/>, there are various different flavors of it. <text:alphabetical-index-mark-start text:id="IMark133390824"/>Lisp<text:alphabetical-index-mark-end text:id="IMark133390824"/>, more than a <text:alphabetical-index-mark-start text:id="IMark143403240"/>language<text:alphabetical-index-mark-end text:id="IMark143403240"/>, is a family of <text:alphabetical-index-mark-start text:id="IMark132419880"/>language<text:alphabetical-index-mark-end text:id="IMark132419880"/>s. It s a very good one, but too hard for most <text:alphabetical-index-mark-start text:id="IMark135581928"/>program<text:alphabetical-index-mark-end text:id="IMark135581928"/>mers. Thus, using <text:alphabetical-index-mark-start text:id="IMark82910504"/>Lisp<text:alphabetical-index-mark-end text:id="IMark82910504"/> in any of its two main forms – Common <text:alphabetical-index-mark-start text:id="IMark140277736"/>Lisp<text:alphabetical-index-mark-end text:id="IMark140277736"/> or <text:alphabetical-index-mark-start text:id="IMark81306728"/>Scheme<text:alphabetical-index-mark-end text:id="IMark81306728"/> – would pose a very steep learning curve in addition to the one already present in the case of any <text:alphabetical-index-mark-start text:id="IMark59682504"/>AI<text:alphabetical-index-mark-end text:id="IMark59682504"/> <text:alphabetical-index-mark-start text:id="IMark131999096"/>system<text:alphabetical-index-mark-end text:id="IMark131999096"/>. Plus, <text:alphabetical-index-mark-start text:id="IMark134584648"/>Lisp<text:alphabetical-index-mark-end text:id="IMark134584648"/> <text:span text:style-name="T75">per se</text:span> has the same problem as <text:alphabetical-index-mark-start text:id="IMark135459064"/>Prolog<text:alphabetical-index-mark-end text:id="IMark135459064"/> regarding <text:alphabetical-index-mark-start text:id="IMark82728552"/>f<text:alphabetical-index-mark-start text:id="IMark55495432"/>lat<text:alphabetical-index-mark-end text:id="IMark55495432"/><text:alphabetical-index-mark-end text:id="IMark82728552"/> files, and while both can use to different <text:alphabetical-index-mark-start text:id="IMark77620776"/>level<text:alphabetical-index-mark-end text:id="IMark77620776"/>s of success hooks to <text:alphabetical-index-mark-start text:id="IMark80544808"/>DB<text:alphabetical-index-mark-end text:id="IMark80544808"/> <text:alphabetical-index-mark-start text:id="IMark132002632"/>system<text:alphabetical-index-mark-end text:id="IMark132002632"/>s, tha<text:span text:style-name="T66">t</text:span> adds an additional <text:alphabetical-index-mark-start text:id="IMark83028952"/>layer<text:alphabetical-index-mark-end text:id="IMark83028952"/> of complexity.</text:p>
      <text:p text:style-name="Text_20_body"/>
      <text:p text:style-name="Text_20_body"><text:alphabetical-index-mark-start text:id="IMark135954632"/>CLIPS<text:alphabetical-index-mark-end text:id="IMark135954632"/><text:span text:style-name="T306">[6.16.]</text:span> was also considered, being it a mature and <text:alphabetical-index-mark-start text:id="IMark141636024"/>time<text:alphabetical-index-mark-end text:id="IMark141636024"/> – proven <text:alphabetical-index-mark-start text:id="IMark133953896"/>expert<text:alphabetical-index-mark-end text:id="IMark133953896"/> <text:alphabetical-index-mark-start text:id="IMark140978200"/>system<text:alphabetical-index-mark-end text:id="IMark140978200"/> framework and <text:alphabetical-index-mark-start text:id="IMark77734616"/>language<text:alphabetical-index-mark-end text:id="IMark77734616"/>. However, it also depends on <text:alphabetical-index-mark-start text:id="IMark73680280"/>f<text:alphabetical-index-mark-start text:id="IMark139862904"/>lat<text:alphabetical-index-mark-end text:id="IMark139862904"/><text:alphabetical-index-mark-end text:id="IMark73680280"/> files that are unsui<text:alphabetical-index-mark-start text:id="IMark77924968"/>table<text:alphabetical-index-mark-end text:id="IMark77924968"/> for the kind of use predicted for <text:alphabetical-index-mark-start text:id="IMark137912584"/><text:alphabetical-index-mark-start text:id="IMark140957528"/>DGIII<text:alphabetical-index-mark-end text:id="IMark140957528"/><text:alphabetical-index-mark-start text:id="IMark51112376"/>AI<text:alphabetical-index-mark-end text:id="IMark51112376"/><text:alphabetical-index-mark-end text:id="IMark137912584"/> and it is based on an especially <text:alphabetical-index-mark-start text:id="IMark79597544"/>design<text:alphabetical-index-mark-end text:id="IMark79597544"/>ed <text:alphabetical-index-mark-start text:id="IMark143111864"/>rule<text:alphabetical-index-mark-end text:id="IMark143111864"/> <text:alphabetical-index-mark-start text:id="IMark143482216"/>language<text:alphabetical-index-mark-end text:id="IMark143482216"/> <text:alphabetical-index-mark-start text:id="IMark138399656"/>language<text:alphabetical-index-mark-end text:id="IMark138399656"/> which could complicate future expansion of the <text:alphabetical-index-mark-start text:id="IMark143176840"/><text:alphabetical-index-mark-start text:id="IMark143242088"/>DB<text:alphabetical-index-mark-end text:id="IMark143242088"/>S<text:alphabetical-index-mark-end text:id="IMark143176840"/> or the development of <text:alphabetical-index-mark-start text:id="IMark133728312"/>alt<text:alphabetical-index-mark-end text:id="IMark133728312"/>ernative uses such as data <text:alphabetical-index-mark-start text:id="IMark77622296"/>link<text:alphabetical-index-mark-end text:id="IMark77622296"/>ing among <text:alphabetical-index-mark-start text:id="IMark83262568"/>module<text:alphabetical-index-mark-end text:id="IMark83262568"/>s.</text:p>
      <text:p text:style-name="Text_20_body"/>
      <text:p text:style-name="Text_20_body">However, <text:alphabetical-index-mark-start text:id="IMark84427480"/>SQL<text:alphabetical-index-mark-end text:id="IMark84427480"/> is essentially a cousin of <text:alphabetical-index-mark-start text:id="IMark69374632"/>Prolog<text:alphabetical-index-mark-end text:id="IMark69374632"/>. They were intended to <text:alphabetical-index-mark-start text:id="IMark142086664"/>sol<text:alphabetical-index-mark-end text:id="IMark142086664"/>ve similar problems at some point during their development, and both be<text:alphabetical-index-mark-start text:id="IMark70368136"/>lon<text:alphabetical-index-mark-end text:id="IMark70368136"/>g to the family of <text:alphabetical-index-mark-start text:id="IMark142284232"/>logic<text:alphabetical-index-mark-end text:id="IMark142284232"/>al <text:alphabetical-index-mark-start text:id="IMark78191336"/>language<text:alphabetical-index-mark-end text:id="IMark78191336"/>s. In other words, it is essentially possible to <text:alphabetical-index-mark-start text:id="IMark133632728"/>sol<text:alphabetical-index-mark-end text:id="IMark133632728"/>ve with <text:alphabetical-index-mark-start text:id="IMark132816376"/>SQL<text:alphabetical-index-mark-end text:id="IMark132816376"/> all the problems that can be <text:alphabetical-index-mark-start text:id="IMark139659752"/>sol<text:alphabetical-index-mark-end text:id="IMark139659752"/>ved with <text:alphabetical-index-mark-start text:id="IMark137443656"/>Prolog<text:alphabetical-index-mark-end text:id="IMark137443656"/>.</text:p>
      <text:p text:style-name="Text_20_body"/>
      <text:p text:style-name="Text_20_body">Since <text:alphabetical-index-mark-start text:id="IMark139706552"/><text:alphabetical-index-mark-start text:id="IMark141657784"/>DGIII<text:alphabetical-index-mark-end text:id="IMark141657784"/><text:alphabetical-index-mark-start text:id="IMark140239512"/>AI<text:alphabetical-index-mark-end text:id="IMark140239512"/><text:alphabetical-index-mark-end text:id="IMark139706552"/> uses <text:alphabetical-index-mark-start text:id="IMark140565272"/>Sqlite3<text:alphabetical-index-mark-end text:id="IMark140565272"/>, the <text:alphabetical-index-mark-start text:id="IMark143399832"/>version<text:alphabetical-index-mark-end text:id="IMark143399832"/> of <text:alphabetical-index-mark-start text:id="IMark51407624"/>SQL<text:alphabetical-index-mark-end text:id="IMark51407624"/> used here corresponds to the <text:alphabetical-index-mark-start text:id="IMark139940808"/>Sqlite3<text:alphabetical-index-mark-end text:id="IMark139940808"/> dialect, which is not totally compatible to <text:alphabetical-index-mark-start text:id="IMark135356424"/><text:span text:style-name="T263">SQL</text:span><text:alphabetical-index-mark-end text:id="IMark135356424"/><text:span text:style-name="T263"> </text:span><text:alphabetical-index-mark-start text:id="IMark133648536"/><text:span text:style-name="T263">ISO</text:span><text:alphabetical-index-mark-end text:id="IMark133648536"/><text:span text:style-name="T263">/</text:span><text:alphabetical-index-mark-start text:id="IMark34423128"/><text:span text:style-name="T263">IEC</text:span><text:alphabetical-index-mark-end text:id="IMark34423128"/><text:span text:style-name="T263"> (</text:span><text:alphabetical-index-mark-start text:id="IMark77930328"/><text:span text:style-name="T263">ANSI</text:span><text:alphabetical-index-mark-end text:id="IMark77930328"/><text:span text:style-name="T263">) </text:span><text:alphabetical-index-mark-start text:id="IMark136083976"/><text:span text:style-name="T263">standard</text:span><text:alphabetical-index-mark-end text:id="IMark136083976"/><text:span text:style-name="T263">s</text:span><text:span text:style-name="T308">[6.9.]</text:span>. However, <text:alphabetical-index-mark-start text:id="IMark139351704"/><text:alphabetical-index-mark-start text:id="IMark69085256"/><text:span text:style-name="T210">DGIII</text:span><text:alphabetical-index-mark-end text:id="IMark69085256"/><text:alphabetical-index-mark-start text:id="IMark136206664"/><text:span text:style-name="T210">AI</text:span><text:alphabetical-index-mark-end text:id="IMark136206664"/><text:alphabetical-index-mark-end text:id="IMark139351704"/> follow<text:span text:style-name="T209">s</text:span> <text:alphabetical-index-mark-start text:id="IMark70694936"/>standard<text:alphabetical-index-mark-end text:id="IMark70694936"/> <text:alphabetical-index-mark-start text:id="IMark138094920"/>SQL<text:alphabetical-index-mark-end text:id="IMark138094920"/> practices <text:span text:style-name="T210">as much as possible</text:span> because for whatever reason, this project in the future or other <text:alphabetical-index-mark-start text:id="IMark82508952"/>re<text:alphabetical-index-mark-start text:id="IMark134381432"/>l<text:alphabetical-index-mark-end text:id="IMark82508952"/>at<text:alphabetical-index-mark-end text:id="IMark134381432"/>ed projects might r<text:alphabetical-index-mark-start text:id="IMark136827864"/>equ<text:alphabetical-index-mark-end text:id="IMark136827864"/>ire a shift to a different <text:alphabetical-index-mark-start text:id="IMark69466312"/><text:alphabetical-index-mark-start text:id="IMark140856280"/><text:alphabetical-index-mark-start text:id="IMark138047592"/>R<text:alphabetical-index-mark-start text:id="IMark142982632"/>DB<text:alphabetical-index-mark-end text:id="IMark142982632"/><text:alphabetical-index-mark-end text:id="IMark138047592"/><text:alphabetical-index-mark-end text:id="IMark140856280"/>MS<text:alphabetical-index-mark-end text:id="IMark69466312"/> such as <text:alphabetical-index-mark-start text:id="IMark141922376"/>My<text:alphabetical-index-mark-start text:id="IMark137618136"/>SQL<text:alphabetical-index-mark-end text:id="IMark137618136"/><text:alphabetical-index-mark-end text:id="IMark141922376"/><text:span text:style-name="T309">[6.14.]</text:span>. </text:p>
      <text:p text:style-name="Text_20_body"/>
      <text:p text:style-name="Text_20_body">In <text:alphabetical-index-mark-start text:id="IMark139265496"/>order<text:alphabetical-index-mark-end text:id="IMark139265496"/> to avoid unexpected ob<text:alphabetical-index-mark-start text:id="IMark132472680"/>sol<text:alphabetical-index-mark-end text:id="IMark132472680"/>escence it is better to play on the conservative side. <text:alphabetical-index-mark-start text:id="IMark136758616"/>Install<text:alphabetical-index-mark-end text:id="IMark136758616"/>ing a brand new <text:alphabetical-index-mark-start text:id="IMark81418792"/><text:alphabetical-index-mark-start text:id="IMark67315000"/><text:alphabetical-index-mark-start text:id="IMark141625064"/>R<text:alphabetical-index-mark-start text:id="IMark139701960"/>DB<text:alphabetical-index-mark-end text:id="IMark139701960"/><text:alphabetical-index-mark-end text:id="IMark141625064"/><text:alphabetical-index-mark-end text:id="IMark67315000"/>MS<text:alphabetical-index-mark-end text:id="IMark81418792"/> on a computer <text:alphabetical-index-mark-start text:id="IMark82521624"/>system<text:alphabetical-index-mark-end text:id="IMark82521624"/>, while not trivial as in the case of most software <text:alphabetical-index-mark-start text:id="IMark80635864"/>system<text:alphabetical-index-mark-end text:id="IMark80635864"/>s, <text:soft-page-break/>can be done. The problem starts when you want to make sure that the <text:alphabetical-index-mark-start text:id="IMark137986168"/>SQL<text:alphabetical-index-mark-end text:id="IMark137986168"/> code used with the prior p<text:alphabetical-index-mark-start text:id="IMark137459416"/>lat<text:alphabetical-index-mark-end text:id="IMark137459416"/>form works fine with the new one. </text:p>
      <text:p text:style-name="Text_20_body"/>
      <text:p text:style-name="Text_20_body">Every <text:alphabetical-index-mark-start text:id="IMark51296600"/><text:alphabetical-index-mark-start text:id="IMark142962104"/><text:alphabetical-index-mark-start text:id="IMark135485208"/>R<text:alphabetical-index-mark-start text:id="IMark51817288"/>DB<text:alphabetical-index-mark-end text:id="IMark51817288"/><text:alphabetical-index-mark-end text:id="IMark135485208"/><text:alphabetical-index-mark-end text:id="IMark142962104"/>MS<text:alphabetical-index-mark-end text:id="IMark51296600"/> on the market has its own quirks <text:s/>regarding <text:alphabetical-index-mark-start text:id="IMark135313368"/>SQL<text:alphabetical-index-mark-end text:id="IMark135313368"/> <text:alphabetical-index-mark-start text:id="IMark78553976"/><text:span text:style-name="T263">ISO</text:span><text:alphabetical-index-mark-end text:id="IMark78553976"/><text:span text:style-name="T263">/</text:span><text:alphabetical-index-mark-start text:id="IMark136778280"/><text:span text:style-name="T263">IEC</text:span><text:alphabetical-index-mark-end text:id="IMark136778280"/><text:span text:style-name="T263"> </text:span><text:alphabetical-index-mark-start text:id="IMark142486728"/>standard<text:alphabetical-index-mark-end text:id="IMark142486728"/>s so it is very unlikely that such a change would take place without any hassle, but by following <text:alphabetical-index-mark-start text:id="IMark68159736"/>standard<text:alphabetical-index-mark-end text:id="IMark68159736"/> practices bugs derived from differences in dialects might be <text:alphabetical-index-mark-start text:id="IMark132171768"/>min<text:alphabetical-index-mark-end text:id="IMark132171768"/>imized as much as possible.</text:p>
      <text:p text:style-name="Text_20_body"/>
      <text:p text:style-name="Text_20_body"/>
      <text:h text:style-name="Heading_20_2" text:outline-level="2"><text:bookmark-start text:name="__RefHeading___Toc6774_1483239106"/><text:span text:style-name="T3">3</text:span><text:span text:style-name="T1">.2.</text:span> <text:alphabetical-index-mark-start text:id="IMark136200696"/>Database<text:alphabetical-index-mark-end text:id="IMark136200696"/> choice<text:bookmark-end text:name="__RefHeading___Toc6774_1483239106"/></text:h>
      <text:p text:style-name="Text_20_body"/>
      <text:p text:style-name="Text_20_body">On a personal note, I consider <text:alphabetical-index-mark-start text:id="IMark131858440"/>Prolog<text:alphabetical-index-mark-end text:id="IMark131858440"/> to be more e<text:alphabetical-index-mark-start text:id="IMark143451624"/>leg<text:alphabetical-index-mark-end text:id="IMark143451624"/>ant and easy to use, but <text:alphabetical-index-mark-start text:id="IMark134584648"/>SQL<text:alphabetical-index-mark-end text:id="IMark134584648"/> and <text:alphabetical-index-mark-start text:id="IMark131999096"/><text:alphabetical-index-mark-start text:id="IMark59682504"/><text:alphabetical-index-mark-start text:id="IMark81306728"/>R<text:alphabetical-index-mark-start text:id="IMark140277736"/>DB<text:alphabetical-index-mark-end text:id="IMark140277736"/><text:alphabetical-index-mark-end text:id="IMark81306728"/><text:alphabetical-index-mark-end text:id="IMark59682504"/>MS<text:alphabetical-index-mark-end text:id="IMark131999096"/> offer a sound construction based on <text:alphabetical-index-mark-start text:id="IMark82910504"/><text:alphabetical-index-mark-start text:id="IMark135581928"/>re<text:alphabetical-index-mark-start text:id="IMark132419880"/>l<text:alphabetical-index-mark-end text:id="IMark135581928"/>at<text:alphabetical-index-mark-end text:id="IMark132419880"/>ional<text:alphabetical-index-mark-end text:id="IMark82910504"/> <text:alphabetical-index-mark-start text:id="IMark143403240"/>algebra<text:alphabetical-index-mark-end text:id="IMark143403240"/>, meaning that any properly-<text:alphabetical-index-mark-start text:id="IMark133390824"/>design<text:alphabetical-index-mark-end text:id="IMark133390824"/>ed <text:alphabetical-index-mark-start text:id="IMark52378152"/><text:alphabetical-index-mark-start text:id="IMark51948648"/>R<text:alphabetical-index-mark-start text:id="IMark132002632"/>DB<text:alphabetical-index-mark-end text:id="IMark132002632"/><text:alphabetical-index-mark-end text:id="IMark51948648"/><text:alphabetical-index-mark-end text:id="IMark52378152"/> pr<text:alphabetical-index-mark-start text:id="IMark80544808"/>ecl<text:alphabetical-index-mark-end text:id="IMark80544808"/>udes data loss and, as <text:alphabetical-index-mark-start text:id="IMark77620776"/>Prolog<text:alphabetical-index-mark-end text:id="IMark77620776"/> does, could be used to <text:alphabetical-index-mark-start text:id="IMark82728552"/>manage<text:alphabetical-index-mark-end text:id="IMark82728552"/> an <text:alphabetical-index-mark-start text:id="IMark55495432"/>AI<text:alphabetical-index-mark-end text:id="IMark55495432"/> <text:alphabetical-index-mark-start text:id="IMark135459064"/>system<text:alphabetical-index-mark-end text:id="IMark135459064"/>.</text:p>
      <text:p text:style-name="Text_20_body"/>
      <text:p text:style-name="Text_20_body">Moreover: since <text:alphabetical-index-mark-start text:id="IMark81710664"/>Orbiter<text:alphabetical-index-mark-end text:id="IMark81710664"/> has been written in <text:alphabetical-index-mark-start text:id="IMark137236648"/>C++<text:alphabetical-index-mark-end text:id="IMark137236648"/> and there are several <text:alphabetical-index-mark-start text:id="IMark135954632"/>libraries<text:alphabetical-index-mark-end text:id="IMark135954632"/> that can be used to <text:alphabetical-index-mark-start text:id="IMark80675992"/>connect<text:alphabetical-index-mark-end text:id="IMark80675992"/> <text:alphabetical-index-mark-start text:id="IMark77622296"/>C++<text:alphabetical-index-mark-end text:id="IMark77622296"/> <text:alphabetical-index-mark-start text:id="IMark83262568"/>program<text:alphabetical-index-mark-end text:id="IMark83262568"/>s to any major <text:alphabetical-index-mark-start text:id="IMark133728312"/><text:alphabetical-index-mark-start text:id="IMark143176840"/>R<text:alphabetical-index-mark-start text:id="IMark143242088"/>DB<text:alphabetical-index-mark-end text:id="IMark143242088"/><text:alphabetical-index-mark-end text:id="IMark143176840"/><text:alphabetical-index-mark-end text:id="IMark133728312"/> in a much easier way than <text:alphabetical-index-mark-start text:id="IMark138399656"/>Prolog<text:alphabetical-index-mark-end text:id="IMark138399656"/> <text:alphabetical-index-mark-start text:id="IMark143482216"/>system<text:alphabetical-index-mark-end text:id="IMark143482216"/>s, an <text:alphabetical-index-mark-start text:id="IMark143111864"/><text:alphabetical-index-mark-start text:id="IMark79597544"/>R<text:alphabetical-index-mark-start text:id="IMark137912584"/>DB<text:alphabetical-index-mark-end text:id="IMark137912584"/><text:alphabetical-index-mark-end text:id="IMark79597544"/><text:alphabetical-index-mark-end text:id="IMark143111864"/> could be combined with <text:alphabetical-index-mark-start text:id="IMark51112376"/>C++<text:alphabetical-index-mark-end text:id="IMark51112376"/> to provide a new route for expansion of <text:alphabetical-index-mark-start text:id="IMark140957528"/>module<text:alphabetical-index-mark-end text:id="IMark140957528"/>s and capabilities for <text:alphabetical-index-mark-start text:id="IMark77924968"/>OSFS<text:alphabetical-index-mark-end text:id="IMark77924968"/>.</text:p>
      <text:p text:style-name="Text_20_body"/>
      <text:p text:style-name="Text_20_body">On these assumptions <text:span text:style-name="T264">it was </text:span>consider<text:span text:style-name="T264">ed</text:span> how to adapt <text:alphabetical-index-mark-start text:id="IMark140978200"/><text:alphabetical-index-mark-start text:id="IMark133953896"/>R<text:alphabetical-index-mark-start text:id="IMark141636024"/>DB<text:alphabetical-index-mark-end text:id="IMark141636024"/><text:alphabetical-index-mark-end text:id="IMark133953896"/><text:alphabetical-index-mark-end text:id="IMark140978200"/> and <text:alphabetical-index-mark-start text:id="IMark140995576"/>C++<text:alphabetical-index-mark-end text:id="IMark140995576"/> to produce a true <text:alphabetical-index-mark-start text:id="IMark138556648"/>KB<text:alphabetical-index-mark-end text:id="IMark138556648"/> and <text:alphabetical-index-mark-start text:id="IMark140124216"/><text:alphabetical-index-mark-start text:id="IMark139659752"/>AI<text:alphabetical-index-mark-end text:id="IMark139659752"/>E<text:alphabetical-index-mark-end text:id="IMark140124216"/>.</text:p>
      <text:p text:style-name="Text_20_body"/>
      <text:p text:style-name="Text_20_body"><text:span text:style-name="T67">First </text:span><text:alphabetical-index-mark-start text:id="IMark78191336"/>My<text:alphabetical-index-mark-start text:id="IMark142284232"/>SQL<text:alphabetical-index-mark-end text:id="IMark142284232"/><text:alphabetical-index-mark-end text:id="IMark78191336"/> <text:alphabetical-index-mark-start text:id="IMark70368136"/>database<text:alphabetical-index-mark-end text:id="IMark70368136"/> <text:span text:style-name="T264">was used as a test bed.</text:span> <text:alphabetical-index-mark-start text:id="IMark142086664"/><text:span text:style-name="T68">My</text:span><text:alphabetical-index-mark-start text:id="IMark69374632"/><text:span text:style-name="T68">SQL</text:span><text:alphabetical-index-mark-end text:id="IMark69374632"/><text:alphabetical-index-mark-end text:id="IMark142086664"/> worked well but r<text:alphabetical-index-mark-start text:id="IMark84427480"/>equ<text:alphabetical-index-mark-end text:id="IMark84427480"/>ired a full <text:alphabetical-index-mark-start text:id="IMark136657816"/>server<text:alphabetical-index-mark-end text:id="IMark136657816"/> <text:alphabetical-index-mark-start text:id="IMark138495512"/>instal<text:alphabetical-index-mark-start text:id="IMark132467208"/>l<text:alphabetical-index-mark-end text:id="IMark138495512"/>at<text:alphabetical-index-mark-end text:id="IMark132467208"/>ion <text:span text:style-name="T69">and significant optimization to </text:span><text:alphabetical-index-mark-start text:id="IMark139940808"/><text:span text:style-name="T69">manage</text:span><text:alphabetical-index-mark-end text:id="IMark139940808"/><text:span text:style-name="T69"> locking of data at </text:span><text:alphabetical-index-mark-start text:id="IMark51407624"/><text:span text:style-name="T69">record</text:span><text:alphabetical-index-mark-end text:id="IMark51407624"/><text:span text:style-name="T69"> </text:span><text:alphabetical-index-mark-start text:id="IMark143399832"/><text:span text:style-name="T69">level</text:span><text:alphabetical-index-mark-end text:id="IMark143399832"/>. <text:span text:style-name="T69">On tests, </text:span><text:alphabetical-index-mark-start text:id="IMark140565272"/><text:alphabetical-index-mark-start text:id="IMark139706552"/><text:span text:style-name="T69">DGIII</text:span><text:alphabetical-index-mark-end text:id="IMark139706552"/><text:alphabetical-index-mark-start text:id="IMark140239512"/><text:span text:style-name="T69">AI</text:span><text:alphabetical-index-mark-end text:id="IMark140239512"/><text:alphabetical-index-mark-end text:id="IMark140565272"/><text:span text:style-name="T69"> reached a </text:span><text:alphabetical-index-mark-start text:id="IMark141657784"/><text:span text:style-name="T69">level</text:span><text:alphabetical-index-mark-end text:id="IMark141657784"/><text:span text:style-name="T69"> of work as intense over the </text:span><text:alphabetical-index-mark-start text:id="IMark36600648"/><text:alphabetical-index-mark-start text:id="IMark135356424"/><text:span text:style-name="T69">R</text:span><text:alphabetical-index-mark-start text:id="IMark133648536"/><text:span text:style-name="T69">DB</text:span><text:alphabetical-index-mark-end text:id="IMark133648536"/><text:alphabetical-index-mark-end text:id="IMark135356424"/><text:alphabetical-index-mark-end text:id="IMark36600648"/><text:span text:style-name="T69"> as in a medium size company </text:span><text:alphabetical-index-mark-start text:id="IMark34423128"/><text:span text:style-name="T69">server</text:span><text:alphabetical-index-mark-end text:id="IMark34423128"/><text:span text:style-name="T69">, and it would get worse as more </text:span><text:alphabetical-index-mark-start text:id="IMark77930328"/><text:span text:style-name="T69">rule</text:span><text:alphabetical-index-mark-end text:id="IMark77930328"/><text:span text:style-name="T69">s would be created on the </text:span><text:alphabetical-index-mark-start text:id="IMark136083976"/><text:span text:style-name="T69">KB</text:span><text:alphabetical-index-mark-end text:id="IMark136083976"/><text:span text:style-name="T69">. C and </text:span><text:alphabetical-index-mark-start text:id="IMark136268184"/><text:span text:style-name="T69">C++</text:span><text:alphabetical-index-mark-end text:id="IMark136268184"/><text:span text:style-name="T69"> </text:span><text:alphabetical-index-mark-start text:id="IMark69085256"/><text:span text:style-name="T69">libraries</text:span><text:alphabetical-index-mark-end text:id="IMark69085256"/><text:span text:style-name="T69"> for </text:span><text:alphabetical-index-mark-start text:id="IMark139351704"/><text:span text:style-name="T69">My</text:span><text:alphabetical-index-mark-start text:id="IMark136206664"/><text:span text:style-name="T69">SQL</text:span><text:alphabetical-index-mark-end text:id="IMark136206664"/><text:alphabetical-index-mark-end text:id="IMark139351704"/><text:span text:style-name="T69"> are excellent.</text:span></text:p>
      <text:p text:style-name="Text_20_body"/>
      <text:p text:style-name="Text_20_body"><text:alphabetical-index-mark-start text:id="IMark136827864"/>Postgr<text:span text:style-name="T69">e</text:span><text:alphabetical-index-mark-start text:id="IMark134381432"/>SQL<text:alphabetical-index-mark-end text:id="IMark134381432"/><text:alphabetical-index-mark-end text:id="IMark136827864"/><text:span text:style-name="T309">[6.15.]</text:span> offered even finer control over <text:alphabetical-index-mark-start text:id="IMark82508952"/>record<text:alphabetical-index-mark-end text:id="IMark82508952"/>s but was even slower <text:span text:style-name="T69">than </text:span><text:alphabetical-index-mark-start text:id="IMark135570088"/><text:span text:style-name="T69">My</text:span><text:alphabetical-index-mark-start text:id="IMark81264488"/><text:span text:style-name="T69">SQL</text:span><text:alphabetical-index-mark-end text:id="IMark81264488"/><text:alphabetical-index-mark-end text:id="IMark135570088"/>. <text:span text:style-name="T69">This is an </text:span><text:alphabetical-index-mark-start text:id="IMark136028392"/><text:span text:style-name="T69">ab</text:span><text:alphabetical-index-mark-start text:id="IMark131948232"/><text:span text:style-name="T69">s</text:span><text:alphabetical-index-mark-end text:id="IMark136028392"/><text:span text:style-name="T69">ol</text:span><text:alphabetical-index-mark-end text:id="IMark131948232"/><text:span text:style-name="T69">utely excellent product but on </text:span><text:alphabetical-index-mark-start text:id="IMark78951672"/><text:span text:style-name="T69">average</text:span><text:alphabetical-index-mark-end text:id="IMark78951672"/><text:span text:style-name="T69"> </text:span><text:alphabetical-index-mark-start text:id="IMark137986168"/><text:span text:style-name="T69">machine</text:span><text:alphabetical-index-mark-end text:id="IMark137986168"/><text:span text:style-name="T69">s and in the case of </text:span><text:alphabetical-index-mark-start text:id="IMark137459416"/><text:span text:style-name="T69">average</text:span><text:alphabetical-index-mark-end text:id="IMark137459416"/><text:span text:style-name="T69"> users it would complicate things too much without any real benefit over the other two. C and </text:span><text:alphabetical-index-mark-start text:id="IMark80635864"/><text:span text:style-name="T69">C++</text:span><text:alphabetical-index-mark-end text:id="IMark80635864"/><text:span text:style-name="T69"> </text:span><text:alphabetical-index-mark-start text:id="IMark82521624"/><text:span text:style-name="T69">libraries</text:span><text:alphabetical-index-mark-end text:id="IMark82521624"/><text:span text:style-name="T69"> for </text:span><text:alphabetical-index-mark-start text:id="IMark81418792"/><text:span text:style-name="T69">Postgre</text:span><text:alphabetical-index-mark-start text:id="IMark67315000"/><text:span text:style-name="T69">SQL</text:span><text:alphabetical-index-mark-end text:id="IMark67315000"/><text:alphabetical-index-mark-end text:id="IMark81418792"/><text:span text:style-name="T69"> are a little less flexible than those for </text:span><text:alphabetical-index-mark-start text:id="IMark141625064"/><text:span text:style-name="T69">My</text:span><text:alphabetical-index-mark-start text:id="IMark139701960"/><text:span text:style-name="T69">SQL</text:span><text:alphabetical-index-mark-end text:id="IMark139701960"/><text:alphabetical-index-mark-end text:id="IMark141625064"/><text:span text:style-name="T69"> but nevertheless good.</text:span></text:p>
      <text:p text:style-name="Text_20_body"/>
      <text:p text:style-name="Text_20_body">Lastly, <text:alphabetical-index-mark-start text:id="IMark142962104"/>Sqlite3<text:alphabetical-index-mark-end text:id="IMark142962104"/><text:span text:style-name="T309">[6.18.]</text:span>, while offering less <text:alphabetical-index-mark-start text:id="IMark135485208"/>granular<text:alphabetical-index-mark-end text:id="IMark135485208"/>ity regarding <text:alphabetical-index-mark-start text:id="IMark51817288"/>block<text:alphabetical-index-mark-end text:id="IMark51817288"/>ing – it cannot <text:alphabetical-index-mark-start text:id="IMark143088936"/>block<text:alphabetical-index-mark-end text:id="IMark143088936"/> <text:alphabetical-index-mark-start text:id="IMark78553976"/>record<text:alphabetical-index-mark-end text:id="IMark78553976"/>s inside a <text:alphabetical-index-mark-start text:id="IMark136778280"/>table<text:alphabetical-index-mark-end text:id="IMark136778280"/> individually – proved much faster <text:span text:style-name="T70">and less re</text:span><text:alphabetical-index-mark-start text:id="IMark68159736"/><text:span text:style-name="T70">source</text:span><text:alphabetical-index-mark-end text:id="IMark68159736"/><text:span text:style-name="T70"> hungry </text:span>that the <text:span text:style-name="T70">other </text:span><text:alphabetical-index-mark-start text:id="IMark132171768"/>alt<text:alphabetical-index-mark-end text:id="IMark132171768"/>ernatives. <text:span text:style-name="T70">Speed up was palpable without the need of complex tests. </text:span></text:p>
      <text:p text:style-name="Text_20_body"><text:soft-page-break/></text:p>
      <text:p text:style-name="Text_20_body">Also, it d<text:span text:style-name="T70">oes</text:span> not r<text:alphabetical-index-mark-start text:id="IMark133924552"/>equ<text:alphabetical-index-mark-end text:id="IMark133924552"/>ire any sort of <text:alphabetical-index-mark-start text:id="IMark77940632"/>instal<text:alphabetical-index-mark-start text:id="IMark132631112"/>l<text:alphabetical-index-mark-end text:id="IMark77940632"/>at<text:alphabetical-index-mark-end text:id="IMark132631112"/>ion or <text:alphabetical-index-mark-start text:id="IMark136200696"/>server<text:alphabetical-index-mark-end text:id="IMark136200696"/> configuration <text:span text:style-name="T70">and copying, compressing and publishing </text:span><text:alphabetical-index-mark-start text:id="IMark78331768"/><text:span text:style-name="T70">system</text:span><text:alphabetical-index-mark-end text:id="IMark78331768"/><text:span text:style-name="T70">s using </text:span><text:alphabetical-index-mark-start text:id="IMark138362072"/><text:span text:style-name="T70">Sqlite3</text:span><text:alphabetical-index-mark-end text:id="IMark138362072"/><text:span text:style-name="T70"> is very simple</text:span>. <text:span text:style-name="T71">Perhaps a </text:span><text:alphabetical-index-mark-start text:id="IMark68688616"/><text:span text:style-name="T71">server</text:span><text:alphabetical-index-mark-end text:id="IMark68688616"/><text:span text:style-name="T71">-based </text:span><text:alphabetical-index-mark-start text:id="IMark55495432"/><text:alphabetical-index-mark-start text:id="IMark135459064"/><text:alphabetical-index-mark-start text:id="IMark82728552"/><text:span text:style-name="T71">R</text:span><text:alphabetical-index-mark-start text:id="IMark77620776"/><text:span text:style-name="T71">DB</text:span><text:alphabetical-index-mark-end text:id="IMark77620776"/><text:alphabetical-index-mark-end text:id="IMark82728552"/><text:alphabetical-index-mark-end text:id="IMark135459064"/><text:span text:style-name="T71">MS</text:span><text:alphabetical-index-mark-end text:id="IMark55495432"/><text:span text:style-name="T71"> would prove better in some </text:span><text:alphabetical-index-mark-start text:id="IMark80544808"/><text:span text:style-name="T71">context</text:span><text:alphabetical-index-mark-end text:id="IMark80544808"/><text:span text:style-name="T71">s, but at the present </text:span><text:alphabetical-index-mark-start text:id="IMark52378152"/><text:span text:style-name="T71">time</text:span><text:alphabetical-index-mark-end text:id="IMark52378152"/><text:span text:style-name="T71"> the hassle of </text:span><text:alphabetical-index-mark-start text:id="IMark51948648"/><text:span text:style-name="T71">install</text:span><text:alphabetical-index-mark-end text:id="IMark51948648"/><text:span text:style-name="T71">ing and running such a </text:span><text:alphabetical-index-mark-start text:id="IMark132002632"/><text:span text:style-name="T71">system</text:span><text:alphabetical-index-mark-end text:id="IMark132002632"/><text:span text:style-name="T71"> for </text:span><text:alphabetical-index-mark-start text:id="IMark133390824"/><text:alphabetical-index-mark-start text:id="IMark143403240"/><text:span text:style-name="T71">DGIII</text:span><text:alphabetical-index-mark-end text:id="IMark143403240"/><text:alphabetical-index-mark-start text:id="IMark82910504"/><text:span text:style-name="T71">AI</text:span><text:alphabetical-index-mark-end text:id="IMark82910504"/><text:alphabetical-index-mark-end text:id="IMark133390824"/><text:span text:style-name="T71"> doesn’t seem t be advantageous. </text:span></text:p>
      <text:p text:style-name="Text_20_body"/>
      <text:p text:style-name="Text_20_body">Native <text:alphabetical-index-mark-start text:id="IMark131858440"/>libraries<text:alphabetical-index-mark-end text:id="IMark131858440"/> for C and <text:alphabetical-index-mark-start text:id="IMark134374360"/>C++<text:alphabetical-index-mark-end text:id="IMark134374360"/> are, however, inferior to those available for <text:alphabetical-index-mark-start text:id="IMark83028952"/>My<text:alphabetical-index-mark-start text:id="IMark79659128"/>SQL<text:alphabetical-index-mark-end text:id="IMark79659128"/><text:alphabetical-index-mark-end text:id="IMark83028952"/> and <text:alphabetical-index-mark-start text:id="IMark140957528"/>Postgre<text:alphabetical-index-mark-start text:id="IMark77924968"/>SQL<text:alphabetical-index-mark-end text:id="IMark77924968"/><text:alphabetical-index-mark-end text:id="IMark140957528"/>, There are third-party <text:alphabetical-index-mark-start text:id="IMark51112376"/>libraries<text:alphabetical-index-mark-end text:id="IMark51112376"/> available but since in the case of <text:alphabetical-index-mark-start text:id="IMark143111864"/>lon<text:alphabetical-index-mark-end text:id="IMark143111864"/>g - term projects such as this one, such <text:alphabetical-index-mark-start text:id="IMark79597544"/>libraries<text:alphabetical-index-mark-end text:id="IMark79597544"/> might be orphaned, meaning that the whole <text:alphabetical-index-mark-start text:id="IMark137912584"/><text:alphabetical-index-mark-start text:id="IMark143482216"/><text:alphabetical-index-mark-start text:id="IMark138399656"/>R<text:alphabetical-index-mark-start text:id="IMark133728312"/>DB<text:alphabetical-index-mark-end text:id="IMark133728312"/><text:alphabetical-index-mark-end text:id="IMark138399656"/><text:alphabetical-index-mark-end text:id="IMark143482216"/>MS<text:alphabetical-index-mark-end text:id="IMark137912584"/> could become ob<text:alphabetical-index-mark-start text:id="IMark143176840"/>sol<text:alphabetical-index-mark-end text:id="IMark143176840"/>ete and r<text:alphabetical-index-mark-start text:id="IMark143242088"/>equ<text:alphabetical-index-mark-end text:id="IMark143242088"/>ire a complete re<text:alphabetical-index-mark-start text:id="IMark83262568"/>design<text:alphabetical-index-mark-end text:id="IMark83262568"/> using a different <text:alphabetical-index-mark-start text:id="IMark77622296"/>library<text:alphabetical-index-mark-end text:id="IMark77622296"/>; thus it was better to stick with the <text:s/>C <text:alphabetical-index-mark-start text:id="IMark80675992"/>libraries<text:alphabetical-index-mark-end text:id="IMark80675992"/> provided by the authors of <text:alphabetical-index-mark-start text:id="IMark135954632"/>Sqlite3<text:alphabetical-index-mark-end text:id="IMark135954632"/>, which are more low - <text:alphabetical-index-mark-start text:id="IMark137236648"/>level<text:alphabetical-index-mark-end text:id="IMark137236648"/> and cumbersome to use, but are safer in the <text:alphabetical-index-mark-start text:id="IMark81710664"/>lon<text:alphabetical-index-mark-end text:id="IMark81710664"/>g run. <text:span text:style-name="T188">Thus, </text:span><text:alphabetical-index-mark-start text:id="IMark73680280"/><text:span text:style-name="T188">Sqlite3</text:span><text:alphabetical-index-mark-end text:id="IMark73680280"/><text:span text:style-name="T188"> became the final choice for this project.</text:span></text:p>
      <text:p text:style-name="Text_20_body"/>
      <text:p text:style-name="Text_20_body"/>
      <text:h text:style-name="Heading_20_2" text:outline-level="2"><text:bookmark-start text:name="__RefHeading___Toc6776_1483239106"/><text:span text:style-name="T3">3</text:span><text:span text:style-name="T1">.3.</text:span> Multi <text:alphabetical-index-mark-start text:id="IMark140978200"/>thread<text:alphabetical-index-mark-end text:id="IMark140978200"/>ing <text:span text:style-name="T206">paradigm choice</text:span><text:bookmark-end text:name="__RefHeading___Toc6776_1483239106"/></text:h>
      <text:p text:style-name="Text_20_body"/>
      <text:p text:style-name="Text_20_body"><text:alphabetical-index-mark-start text:id="IMark132467208"/><text:alphabetical-index-mark-start text:id="IMark138495512"/>DGIII<text:alphabetical-index-mark-end text:id="IMark138495512"/><text:alphabetical-index-mark-start text:id="IMark136657816"/>AI<text:alphabetical-index-mark-end text:id="IMark136657816"/><text:alphabetical-index-mark-end text:id="IMark132467208"/> is multi <text:alphabetical-index-mark-start text:id="IMark84427480"/>thread<text:alphabetical-index-mark-end text:id="IMark84427480"/>ed following a shared memory <text:alphabetical-index-mark-start text:id="IMark142086664"/>mode<text:alphabetical-index-mark-end text:id="IMark142086664"/>l. It needs a CPU with at least two cores to work properly. If you open <text:alphabetical-index-mark-start text:id="IMark69374632"/><text:alphabetical-index-mark-start text:id="IMark70694936"/><text:span text:style-name="T75">Delta</text:span><text:alphabetical-index-mark-end text:id="IMark70694936"/><text:alphabetical-index-mark-end text:id="IMark69374632"/><text:alphabetical-index-mark-start text:id="IMark139940808"/><text:span text:style-name="T75">Glider</text:span><text:alphabetical-index-mark-end text:id="IMark139940808"/><text:span text:style-name="T75">.</text:span><text:alphabetical-index-mark-start text:id="IMark141922376"/><text:span text:style-name="T75">cpp</text:span><text:alphabetical-index-mark-end text:id="IMark141922376"/> on your <text:alphabetical-index-mark-start text:id="IMark51407624"/>edit<text:alphabetical-index-mark-end text:id="IMark51407624"/>or and take a look at the code of <text:alphabetical-index-mark-start text:id="IMark143399832"/><text:alphabetical-index-mark-start text:id="IMark139706552"/><text:span text:style-name="T75">Delta</text:span><text:alphabetical-index-mark-end text:id="IMark139706552"/><text:alphabetical-index-mark-end text:id="IMark143399832"/><text:alphabetical-index-mark-start text:id="IMark140565272"/><text:span text:style-name="T75">Glider</text:span><text:alphabetical-index-mark-end text:id="IMark140565272"/><text:span text:style-name="T75">::</text:span><text:alphabetical-index-mark-start text:id="IMark140239512"/><text:span text:style-name="T75">clbkPostStep</text:span><text:alphabetical-index-mark-end text:id="IMark140239512"/>. You will see:</text:p>
      <text:p text:style-name="Text_20_body"/>
      <text:p text:style-name="Text_20_body">#pragma omp parallel sections</text:p>
      <text:p text:style-name="Text_20_body"/>
      <text:p text:style-name="Text_20_body">This is <text:alphabetical-index-mark-start text:id="IMark138047592"/>OpenMP<text:alphabetical-index-mark-end text:id="IMark138047592"/> code <text:span text:style-name="T73">and means that <text:s/></text:span><text:alphabetical-index-mark-start text:id="IMark136758616"/><text:span text:style-name="T75">clbkPostStep</text:span><text:alphabetical-index-mark-end text:id="IMark136758616"/> <text:span text:style-name="T73">is multi </text:span><text:alphabetical-index-mark-start text:id="IMark136827864"/><text:span text:style-name="T73">thread</text:span><text:alphabetical-index-mark-end text:id="IMark136827864"/><text:span text:style-name="T73">ed: one </text:span><text:alphabetical-index-mark-start text:id="IMark134381432"/><text:span text:style-name="T73">thread</text:span><text:alphabetical-index-mark-end text:id="IMark134381432"/><text:span text:style-name="T73"> is assigned to all the tasks that the </text:span><text:alphabetical-index-mark-start text:id="IMark82508952"/><text:span text:style-name="T73">function</text:span><text:alphabetical-index-mark-end text:id="IMark82508952"/><text:span text:style-name="T73"> performs in a </text:span><text:alphabetical-index-mark-start text:id="IMark132472680"/><text:span text:style-name="T73">stock</text:span><text:alphabetical-index-mark-end text:id="IMark132472680"/><text:span text:style-name="T73"> </text:span><text:alphabetical-index-mark-start text:id="IMark135570088"/><text:span text:style-name="T73">DGIII</text:span><text:alphabetical-index-mark-end text:id="IMark135570088"/><text:span text:style-name="T73">. The other </text:span><text:alphabetical-index-mark-start text:id="IMark81264488"/><text:span text:style-name="T73">thread</text:span><text:alphabetical-index-mark-end text:id="IMark81264488"/><text:span text:style-name="T73"> is reserved for </text:span><text:alphabetical-index-mark-start text:id="IMark136028392"/><text:span text:style-name="T73">AI</text:span><text:alphabetical-index-mark-end text:id="IMark136028392"/><text:span text:style-name="T73">. In past </text:span><text:alphabetical-index-mark-start text:id="IMark131948232"/><text:span text:style-name="T73">version</text:span><text:alphabetical-index-mark-end text:id="IMark131948232"/><text:span text:style-name="T73">s of this project I experimented with multi </text:span><text:alphabetical-index-mark-start text:id="IMark139265496"/><text:span text:style-name="T73">thread</text:span><text:alphabetical-index-mark-end text:id="IMark139265496"/><text:span text:style-name="T73">ing in other </text:span><text:alphabetical-index-mark-start text:id="IMark78951672"/><text:span text:style-name="T73">function</text:span><text:alphabetical-index-mark-end text:id="IMark78951672"/><text:span text:style-name="T73">s as well, but the complexity of the code and its </text:span><text:alphabetical-index-mark-start text:id="IMark137986168"/><text:span text:style-name="T73">behavior</text:span><text:alphabetical-index-mark-end text:id="IMark137986168"/><text:span text:style-name="T73"> g</text:span><text:alphabetical-index-mark-start text:id="IMark142106584"/><text:span text:style-name="T73">row</text:span><text:alphabetical-index-mark-end text:id="IMark142106584"/><text:span text:style-name="T73">s exponentially as you add new multi </text:span><text:alphabetical-index-mark-start text:id="IMark137459416"/><text:span text:style-name="T73">thread</text:span><text:alphabetical-index-mark-end text:id="IMark137459416"/><text:span text:style-name="T73">ed sections. So, I decided to just multi </text:span><text:alphabetical-index-mark-start text:id="IMark80635864"/><text:span text:style-name="T73">thread</text:span><text:alphabetical-index-mark-end text:id="IMark80635864"/><text:span text:style-name="T73"> </text:span><text:alphabetical-index-mark-start text:id="IMark82521624"/><text:span text:style-name="T75">clbkPostStep</text:span><text:alphabetical-index-mark-end text:id="IMark82521624"/> <text:span text:style-name="T76">in toto</text:span><text:span text:style-name="T74"> in </text:span><text:alphabetical-index-mark-start text:id="IMark81418792"/><text:span text:style-name="T74">order</text:span><text:alphabetical-index-mark-end text:id="IMark81418792"/><text:span text:style-name="T74"> to find a balance between speed and code complexity.</text:span></text:p>
      <text:p text:style-name="Text_20_body"/>
      <text:p text:style-name="P4"><text:alphabetical-index-mark-start text:id="IMark51817288"/>OpenMP<text:alphabetical-index-mark-end text:id="IMark51817288"/> is arguably the most efficient way to achieve <text:alphabetical-index-mark-start text:id="IMark135485208"/>HPC<text:alphabetical-index-mark-end text:id="IMark135485208"/> operations on shared – memory <text:alphabetical-index-mark-start text:id="IMark79760072"/>system<text:alphabetical-index-mark-end text:id="IMark79760072"/>s. On the other hand, at least in this project I did not intend to modify the code for in<text:alphabetical-index-mark-start text:id="IMark68159736"/>dist<text:alphabetical-index-mark-end text:id="IMark68159736"/>inct <text:alphabetical-index-mark-start text:id="IMark132171768"/>dist<text:alphabetical-index-mark-end text:id="IMark132171768"/>ributed or shared memory <text:alphabetical-index-mark-start text:id="IMark20082360"/>system<text:alphabetical-index-mark-end text:id="IMark20082360"/>s <text:span text:style-name="T183">since it wouldn’t create enough benefits considering the cost of attempting to do so, given that the OS on which </text:span><text:alphabetical-index-mark-start text:id="IMark78963400"/><text:span text:style-name="T183">OSFS</text:span><text:alphabetical-index-mark-end text:id="IMark78963400"/><text:span text:style-name="T183"> runs has not been </text:span><text:alphabetical-index-mark-start text:id="IMark139525544"/><text:span text:style-name="T183">design</text:span><text:alphabetical-index-mark-end text:id="IMark139525544"/><text:span text:style-name="T183">ed to run efficiently – or at all possibly – on computer </text:span><text:alphabetical-index-mark-start text:id="IMark78853336"/><text:span text:style-name="T183">cluster</text:span><text:alphabetical-index-mark-end text:id="IMark78853336"/><text:span text:style-name="T183">s. </text:span></text:p>
      <text:p text:style-name="P4"/>
      <text:p text:style-name="P4"><text:soft-page-break/><text:span text:style-name="T183">It would be interesting, however, to have one such </text:span><text:alphabetical-index-mark-start text:id="IMark138362072"/><text:span text:style-name="T183">flight</text:span><text:alphabetical-index-mark-end text:id="IMark138362072"/><text:span text:style-name="T183"> simu</text:span><text:alphabetical-index-mark-start text:id="IMark135581928"/><text:span text:style-name="T183">lat</text:span><text:alphabetical-index-mark-end text:id="IMark135581928"/><text:span text:style-name="T183">or one day</text:span>.</text:p>
      <text:p text:style-name="Text_20_body"/>
      <text:p text:style-name="Text_20_body"/>
      <text:h text:style-name="Heading_20_2" text:outline-level="2"><text:bookmark-start text:name="__RefHeading___Toc6778_1483239106"/><text:span text:style-name="T1">3.4.</text:span> <text:alphabetical-index-mark-start text:id="IMark52378152"/>Flight<text:alphabetical-index-mark-end text:id="IMark52378152"/> characteristics<text:bookmark-end text:name="__RefHeading___Toc6778_1483239106"/></text:h>
      <text:p text:style-name="P4"/>
      <text:p text:style-name="P4"><text:alphabetical-index-mark-start text:id="IMark82910504"/>Flight<text:alphabetical-index-mark-end text:id="IMark82910504"/> characteristics in <text:alphabetical-index-mark-start text:id="IMark140277736"/><text:alphabetical-index-mark-start text:id="IMark81306728"/>DGIII<text:alphabetical-index-mark-end text:id="IMark81306728"/><text:alphabetical-index-mark-start text:id="IMark143451624"/>AI<text:alphabetical-index-mark-end text:id="IMark143451624"/><text:alphabetical-index-mark-end text:id="IMark140277736"/> are the same as those of <text:alphabetical-index-mark-start text:id="IMark134584648"/>DGIII<text:alphabetical-index-mark-end text:id="IMark134584648"/> except for:</text:p>
      <text:p text:style-name="Text_20_body"/>
      <text:h text:style-name="Heading_20_3" text:outline-level="3"><text:bookmark-start text:name="__RefHeading___Toc6366_1538881673"/><text:span text:style-name="T1">3.4.1. </text:span><text:alphabetical-index-mark-start text:id="IMark80675992"/><text:span text:style-name="T60">Landing</text:span><text:alphabetical-index-mark-end text:id="IMark80675992"/><text:span text:style-name="T60"> </text:span><text:alphabetical-index-mark-start text:id="IMark83262568"/><text:span text:style-name="T60">gear</text:span><text:alphabetical-index-mark-end text:id="IMark83262568"/><text:span text:style-name="T60"> </text:span><text:alphabetical-index-mark-start text:id="IMark143242088"/><text:span text:style-name="T60">retr</text:span><text:alphabetical-index-mark-start text:id="IMark143176840"/><text:span text:style-name="T60">act</text:span><text:alphabetical-index-mark-end text:id="IMark143242088"/><text:span text:style-name="T60">ion</text:span><text:alphabetical-index-mark-end text:id="IMark143176840"/><text:span text:style-name="T60"> speed</text:span><text:bookmark-end text:name="__RefHeading___Toc6366_1538881673"/></text:h>
      <text:p text:style-name="P17"/>
      <text:p text:style-name="P17">The <text:alphabetical-index-mark-start text:id="IMark131858440"/>landing<text:alphabetical-index-mark-end text:id="IMark131858440"/> <text:alphabetical-index-mark-start text:id="IMark77734616"/>gear<text:alphabetical-index-mark-end text:id="IMark77734616"/> <text:alphabetical-index-mark-start text:id="IMark73680280"/>retr<text:alphabetical-index-mark-start text:id="IMark137443656"/>act<text:alphabetical-index-mark-end text:id="IMark73680280"/>ion<text:alphabetical-index-mark-end text:id="IMark137443656"/> and extension speed is faster in <text:alphabetical-index-mark-start text:id="IMark139862904"/><text:alphabetical-index-mark-start text:id="IMark140124216"/>DGIII<text:alphabetical-index-mark-end text:id="IMark140124216"/><text:alphabetical-index-mark-start text:id="IMark139659752"/>AI<text:alphabetical-index-mark-end text:id="IMark139659752"/><text:alphabetical-index-mark-end text:id="IMark139862904"/>. <text:span text:style-name="T283">This produces less drag in approaches and </text:span><text:alphabetical-index-mark-start text:id="IMark140995576"/><text:span text:style-name="T283">departure</text:span><text:alphabetical-index-mark-end text:id="IMark140995576"/><text:span text:style-name="T283">s in real aircraft and </text:span><text:alphabetical-index-mark-start text:id="IMark138556648"/><text:span text:style-name="T283">space</text:span><text:alphabetical-index-mark-end text:id="IMark138556648"/><text:span text:style-name="T283">craft because the </text:span><text:alphabetical-index-mark-start text:id="IMark133953896"/><text:span text:style-name="T283">landing</text:span><text:alphabetical-index-mark-end text:id="IMark133953896"/><text:span text:style-name="T283"> </text:span><text:alphabetical-index-mark-start text:id="IMark141636024"/><text:span text:style-name="T283">gear</text:span><text:alphabetical-index-mark-end text:id="IMark141636024"/><text:span text:style-name="T283"> is exposed less </text:span><text:alphabetical-index-mark-start text:id="IMark133632728"/><text:span text:style-name="T283">time</text:span><text:alphabetical-index-mark-end text:id="IMark133632728"/><text:span text:style-name="T283"> to the </text:span><text:alphabetical-index-mark-start text:id="IMark140978200"/><text:span text:style-name="T283">atmospheric</text:span><text:alphabetical-index-mark-end text:id="IMark140978200"/><text:span text:style-name="T283"> flow around the ship as it moves.</text:span></text:p>
      <text:p text:style-name="Text_20_body"/>
      <text:p text:style-name="Text_20_body"/>
      <text:h text:style-name="Heading_20_3" text:outline-level="3"><text:bookmark-start text:name="__RefHeading___Toc6368_1538881673"/><text:span text:style-name="T1">3.4.2. </text:span><text:alphabetical-index-mark-start text:id="IMark138495512"/><text:span text:style-name="T60">Art</text:span><text:span text:style-name="T62">i</text:span><text:span text:style-name="T60">ficial</text:span><text:alphabetical-index-mark-end text:id="IMark138495512"/><text:span text:style-name="T60"> </text:span><text:alphabetical-index-mark-start text:id="IMark69374632"/><text:span text:style-name="T60">intelligence</text:span><text:alphabetical-index-mark-end text:id="IMark69374632"/><text:span text:style-name="T60"> engine (</text:span><text:alphabetical-index-mark-start text:id="IMark70694936"/><text:alphabetical-index-mark-start text:id="IMark36600648"/><text:span text:style-name="T60">AI</text:span><text:alphabetical-index-mark-end text:id="IMark36600648"/><text:span text:style-name="T60">E</text:span><text:alphabetical-index-mark-end text:id="IMark70694936"/><text:span text:style-name="T60">)</text:span><text:bookmark-end text:name="__RefHeading___Toc6368_1538881673"/></text:h>
      <text:p text:style-name="P17"/>
      <text:p text:style-name="P17"><text:span text:style-name="T282">The </text:span><text:alphabetical-index-mark-start text:id="IMark140239512"/><text:alphabetical-index-mark-start text:id="IMark139351704"/><text:span text:style-name="T282">AI</text:span><text:alphabetical-index-mark-end text:id="IMark139351704"/><text:span text:style-name="T282">E</text:span><text:alphabetical-index-mark-end text:id="IMark140239512"/><text:span text:style-name="T282"> of </text:span><text:alphabetical-index-mark-start text:id="IMark69085256"/><text:alphabetical-index-mark-start text:id="IMark140856280"/>DGIII<text:alphabetical-index-mark-end text:id="IMark140856280"/><text:alphabetical-index-mark-start text:id="IMark136206664"/>AI<text:alphabetical-index-mark-end text:id="IMark136206664"/><text:alphabetical-index-mark-end text:id="IMark69085256"/> <text:span text:style-name="T282">is essentially constantly turned on, which means that some vegetative </text:span><text:alphabetical-index-mark-start text:id="IMark142982632"/><text:span text:style-name="T282">function</text:span><text:alphabetical-index-mark-end text:id="IMark142982632"/><text:span text:style-name="T282">s such as yaw damping would be always active unless they are specifically turned off by the user or an user – developed </text:span><text:alphabetical-index-mark-start text:id="IMark69466312"/><text:span text:style-name="T282">program</text:span><text:alphabetical-index-mark-end text:id="IMark69466312"/><text:span text:style-name="T282">.</text:span></text:p>
      <text:p text:style-name="Text_20_body"/>
      <text:p text:style-name="P16">Therefore, regarding the <text:alphabetical-index-mark-start text:id="IMark136827864"/>flight<text:alphabetical-index-mark-end text:id="IMark136827864"/> characteristics and aspects of <text:alphabetical-index-mark-start text:id="IMark134381432"/><text:alphabetical-index-mark-start text:id="IMark82508952"/>DGIII<text:alphabetical-index-mark-end text:id="IMark82508952"/><text:alphabetical-index-mark-start text:id="IMark73693928"/>AI<text:alphabetical-index-mark-end text:id="IMark73693928"/><text:alphabetical-index-mark-end text:id="IMark134381432"/> other that the topics described <text:s/>int his text, please refer to the documentation of the original <text:alphabetical-index-mark-start text:id="IMark132472680"/><text:alphabetical-index-mark-start text:id="IMark135570088"/>Delta<text:alphabetical-index-mark-end text:id="IMark135570088"/><text:alphabetical-index-mark-end text:id="IMark132472680"/> <text:alphabetical-index-mark-start text:id="IMark81264488"/>Glider<text:alphabetical-index-mark-end text:id="IMark81264488"/> III, included with the files of this project.</text:p>
      <text:p text:style-name="Text_20_body"/>
      <text:h text:style-name="P25" text:outline-level="1"><text:bookmark-start text:name="__RefHeading___Toc6471_1483239106"/><text:span text:style-name="T179">4</text:span>. <text:alphabetical-index-mark-start text:id="IMark139265496"/>Ex<text:span text:style-name="T180">pert</text:span><text:alphabetical-index-mark-end text:id="IMark139265496"/><text:span text:style-name="T180"> </text:span><text:alphabetical-index-mark-start text:id="IMark137986168"/><text:span text:style-name="T180">system</text:span><text:bookmark-end text:name="__RefHeading___Toc6471_1483239106"/><text:alphabetical-index-mark-end text:id="IMark137986168"/></text:h>
      <text:p text:style-name="Text_20_body"/>
      <text:h text:style-name="Heading_20_2" text:outline-level="2"><text:bookmark-start text:name="__RefHeading___Toc6780_1483239106"/><text:span text:style-name="T1">4.1.</text:span> Basic concepts<text:bookmark-end text:name="__RefHeading___Toc6780_1483239106"/></text:h>
      <text:p text:style-name="Text_20_body"/>
      <text:p text:style-name="Text_20_body"><text:alphabetical-index-mark-start text:id="IMark142486728"/><text:alphabetical-index-mark-start text:id="IMark143088936"/><text:span text:style-name="T180">DGIII</text:span><text:alphabetical-index-mark-end text:id="IMark143088936"/><text:alphabetical-index-mark-start text:id="IMark78553976"/><text:span text:style-name="T180">AI</text:span><text:alphabetical-index-mark-end text:id="IMark78553976"/><text:alphabetical-index-mark-end text:id="IMark142486728"/><text:span text:style-name="T180"> uses </text:span><text:alphabetical-index-mark-start text:id="IMark20082360"/><text:span text:style-name="T180">artificial</text:span><text:alphabetical-index-mark-end text:id="IMark20082360"/><text:span text:style-name="T180"> </text:span><text:alphabetical-index-mark-start text:id="IMark132171768"/><text:span text:style-name="T180">intelligence</text:span><text:alphabetical-index-mark-end text:id="IMark132171768"/><text:span text:style-name="T180"> based on an </text:span><text:alphabetical-index-mark-start text:id="IMark68159736"/><text:span text:style-name="T180">expert</text:span><text:alphabetical-index-mark-end text:id="IMark68159736"/><text:span text:style-name="T180"> </text:span><text:alphabetical-index-mark-start text:id="IMark79760072"/><text:span text:style-name="T180">system</text:span><text:alphabetical-index-mark-end text:id="IMark79760072"/><text:span text:style-name="T180"> </text:span><text:alphabetical-index-mark-start text:id="IMark135485208"/><text:span text:style-name="T180">mode</text:span><text:alphabetical-index-mark-end text:id="IMark135485208"/><text:span text:style-name="T180">l. </text:span><text:alphabetical-index-mark-start text:id="IMark51817288"/>Exsys<text:alphabetical-index-mark-end text:id="IMark51817288"/> is <text:span text:style-name="T180">its</text:span> name of the on-board <text:alphabetical-index-mark-start text:id="IMark132419880"/>expert<text:alphabetical-index-mark-end text:id="IMark132419880"/> <text:alphabetical-index-mark-start text:id="IMark78963400"/>system<text:alphabetical-index-mark-end text:id="IMark78963400"/> that <text:alphabetical-index-mark-start text:id="IMark136200696"/><text:alphabetical-index-mark-start text:id="IMark139525544"/>DGIII<text:alphabetical-index-mark-end text:id="IMark139525544"/><text:alphabetical-index-mark-start text:id="IMark78853336"/>AI<text:alphabetical-index-mark-end text:id="IMark78853336"/><text:alphabetical-index-mark-end text:id="IMark136200696"/> carries; <text:span text:style-name="T201">it is an embedded </text:span><text:alphabetical-index-mark-start text:id="IMark77940632"/><text:span text:style-name="T201">version</text:span><text:alphabetical-index-mark-end text:id="IMark77940632"/><text:span text:style-name="T201"> of an </text:span><text:alphabetical-index-mark-start text:id="IMark132631112"/><text:span text:style-name="T201">ES</text:span><text:alphabetical-index-mark-end text:id="IMark132631112"/><text:span text:style-name="T201"> that was originally written in </text:span><text:alphabetical-index-mark-start text:id="IMark78331768"/><text:span text:style-name="T201">Prolog</text:span><text:alphabetical-index-mark-end text:id="IMark78331768"/><text:span text:style-name="T201"> but </text:span><text:alphabetical-index-mark-start text:id="IMark133924552"/><text:span text:style-name="T201">lat</text:span><text:alphabetical-index-mark-end text:id="IMark133924552"/><text:span text:style-name="T201">er rewritten in </text:span><text:alphabetical-index-mark-start text:id="IMark68688616"/><text:span text:style-name="T201">C++</text:span><text:alphabetical-index-mark-end text:id="IMark68688616"/>. It is characterized by:</text:p>
      <text:p text:style-name="Text_20_body"/>
      <text:h text:style-name="Heading_20_3" text:outline-level="3"><text:bookmark-start text:name="__RefHeading___Toc6370_1538881673"/><text:span text:style-name="T3">4</text:span><text:span text:style-name="T1">.</text:span><text:span text:style-name="T6">1.</text:span><text:span text:style-name="T1">1. </text:span><text:alphabetical-index-mark-start text:id="IMark59682504"/><text:span text:style-name="T60">Database</text:span><text:alphabetical-index-mark-end text:id="IMark59682504"/><text:span text:style-name="T60"> </text:span><text:alphabetical-index-mark-start text:id="IMark132002632"/><text:span text:style-name="T60">format</text:span><text:bookmark-end text:name="__RefHeading___Toc6370_1538881673"/><text:alphabetical-index-mark-end text:id="IMark132002632"/></text:h>
      <text:p text:style-name="P17"/>
      <text:p text:style-name="P17"><text:span text:style-name="T284">Instead of using </text:span><text:alphabetical-index-mark-start text:id="IMark135954632"/><text:span text:style-name="T284">f</text:span><text:alphabetical-index-mark-start text:id="IMark137236648"/><text:span text:style-name="T284">lat</text:span><text:alphabetical-index-mark-end text:id="IMark137236648"/><text:alphabetical-index-mark-end text:id="IMark135954632"/><text:span text:style-name="T284"> text files, the knowledge base is written on top of a</text:span> <text:alphabetical-index-mark-start text:id="IMark140753544"/><text:alphabetical-index-mark-start text:id="IMark78241304"/>re<text:alphabetical-index-mark-start text:id="IMark132086984"/>l<text:alphabetical-index-mark-end text:id="IMark78241304"/>at<text:alphabetical-index-mark-end text:id="IMark132086984"/>ional<text:alphabetical-index-mark-end text:id="IMark140753544"/> <text:alphabetical-index-mark-start text:id="IMark140583272"/>database<text:alphabetical-index-mark-end text:id="IMark140583272"/>.</text:p>
      <text:p text:style-name="Text_20_body"/>
      <text:p text:style-name="Text_20_body"/>
      <text:h text:style-name="Heading_20_3" text:outline-level="3"><text:bookmark-start text:name="__RefHeading___Toc6372_1538881673"/><text:span text:style-name="T3">4</text:span><text:span text:style-name="T1">.</text:span><text:span text:style-name="T6">1.</text:span><text:span text:style-name="T1">2. </text:span><text:alphabetical-index-mark-start text:id="IMark77622296"/><text:span text:style-name="T60">Query</text:span><text:alphabetical-index-mark-end text:id="IMark77622296"/><text:span text:style-name="T60"> </text:span><text:alphabetical-index-mark-start text:id="IMark80675992"/><text:span text:style-name="T60">language</text:span><text:bookmark-end text:name="__RefHeading___Toc6372_1538881673"/><text:alphabetical-index-mark-end text:id="IMark80675992"/></text:h>
      <text:p text:style-name="P17"/>
      <text:p text:style-name="P17"><text:alphabetical-index-mark-start text:id="IMark143176840"/><text:span text:style-name="T184">Rule</text:span><text:alphabetical-index-mark-end text:id="IMark143176840"/><text:span text:style-name="T184">s are written in</text:span> <text:alphabetical-index-mark-start text:id="IMark140957528"/>SQL<text:alphabetical-index-mark-end text:id="IMark140957528"/> <text:span text:style-name="T184">and stored as </text:span><text:alphabetical-index-mark-start text:id="IMark83028952"/><text:span text:style-name="T184">string</text:span><text:alphabetical-index-mark-end text:id="IMark83028952"/><text:span text:style-name="T184">s within the </text:span><text:alphabetical-index-mark-start text:id="IMark77924968"/><text:span text:style-name="T184">KB</text:span><text:alphabetical-index-mark-end text:id="IMark77924968"/>. <text:span text:style-name="T189">As described in </text:span><text:span text:style-name="T14">[3.2.]</text:span><text:span text:style-name="T189"> the main reason to </text:span><text:alphabetical-index-mark-start text:id="IMark134490792"/><text:span text:style-name="T189">select</text:span><text:alphabetical-index-mark-end text:id="IMark134490792"/><text:span text:style-name="T189"> </text:span><text:alphabetical-index-mark-start text:id="IMark134374360"/><text:span text:style-name="T189">SQL</text:span><text:alphabetical-index-mark-end text:id="IMark134374360"/><text:span text:style-name="T189"> over </text:span><text:alphabetical-index-mark-start text:id="IMark79659128"/><text:span text:style-name="T189">Prolog</text:span><text:alphabetical-index-mark-end text:id="IMark79659128"/><text:span text:style-name="T189"> and </text:span><text:alphabetical-index-mark-start text:id="IMark140272296"/><text:span text:style-name="T189">Lisp</text:span><text:alphabetical-index-mark-end text:id="IMark140272296"/><text:span text:style-name="T189"> was that </text:span><text:alphabetical-index-mark-start text:id="IMark78961080"/><text:span text:style-name="T189">f</text:span><text:alphabetical-index-mark-start text:id="IMark137628152"/><text:span text:style-name="T189">lat</text:span><text:alphabetical-index-mark-end text:id="IMark137628152"/><text:alphabetical-index-mark-end text:id="IMark78961080"/><text:span text:style-name="T189"> files such as those used by the two </text:span><text:alphabetical-index-mark-start text:id="IMark80721832"/><text:span text:style-name="T189">lat</text:span><text:alphabetical-index-mark-end text:id="IMark80721832"/><text:span text:style-name="T189">ter </text:span><text:alphabetical-index-mark-start text:id="IMark142334632"/><text:span text:style-name="T189">language</text:span><text:alphabetical-index-mark-end text:id="IMark142334632"/><text:span text:style-name="T189">s to store data are unsui</text:span><text:alphabetical-index-mark-start text:id="IMark134064136"/><text:span text:style-name="T189">table</text:span><text:alphabetical-index-mark-end text:id="IMark134064136"/><text:span text:style-name="T189"> for intensive and concurrent access, while </text:span><text:alphabetical-index-mark-start text:id="IMark135734680"/><text:alphabetical-index-mark-start text:id="IMark78140984"/><text:span text:style-name="T189">re</text:span><text:alphabetical-index-mark-start text:id="IMark81447576"/><text:span text:style-name="T189">l</text:span><text:alphabetical-index-mark-end text:id="IMark78140984"/><text:span text:style-name="T189">at</text:span><text:alphabetical-index-mark-end text:id="IMark81447576"/><text:span text:style-name="T189">ional</text:span><text:alphabetical-index-mark-end text:id="IMark135734680"/><text:span text:style-name="T189"> </text:span><text:alphabetical-index-mark-start text:id="IMark79106792"/><text:span text:style-name="T189">database</text:span><text:alphabetical-index-mark-end text:id="IMark79106792"/><text:span text:style-name="T189">s are precisely made for that. </text:span><text:alphabetical-index-mark-start text:id="IMark140395672"/><text:span text:style-name="T189">SQL</text:span><text:alphabetical-index-mark-end text:id="IMark140395672"/><text:span text:style-name="T189"> is the </text:span><text:alphabetical-index-mark-start text:id="IMark138901528"/><text:span text:style-name="T189">language</text:span><text:alphabetical-index-mark-end text:id="IMark138901528"/><text:span text:style-name="T189"> used to access the in</text:span><text:alphabetical-index-mark-start text:id="IMark132740360"/><text:span text:style-name="T189">format</text:span><text:alphabetical-index-mark-end text:id="IMark132740360"/><text:span text:style-name="T189">ion, and it is the </text:span><text:alphabetical-index-mark-start text:id="IMark140883544"/><text:span text:style-name="T189">language</text:span><text:alphabetical-index-mark-end text:id="IMark140883544"/><text:span text:style-name="T189"> in which the in</text:span><text:alphabetical-index-mark-start text:id="IMark142338712"/><text:span text:style-name="T189">format</text:span><text:alphabetical-index-mark-end text:id="IMark142338712"/><text:span text:style-name="T189">ion itself is described. Since </text:span><text:alphabetical-index-mark-start text:id="IMark84810728"/><text:span text:style-name="T189">SQL</text:span><text:alphabetical-index-mark-end text:id="IMark84810728"/><text:span text:style-name="T189"> be</text:span><text:alphabetical-index-mark-start text:id="IMark138999672"/><text:span text:style-name="T189">lon</text:span><text:alphabetical-index-mark-end text:id="IMark138999672"/><text:span text:style-name="T189">gs essentially to the same </text:span><text:alphabetical-index-mark-start text:id="IMark139961320"/><text:span text:style-name="T189">program</text:span><text:alphabetical-index-mark-end text:id="IMark139961320"/><text:alphabetical-index-mark-start text:id="IMark79809560"/><text:span text:style-name="T189">min</text:span><text:alphabetical-index-mark-end text:id="IMark79809560"/><text:span text:style-name="T189">g paradigm as </text:span><text:alphabetical-index-mark-start text:id="IMark139536568"/><text:span text:style-name="T189">Prolog</text:span><text:alphabetical-index-mark-end text:id="IMark139536568"/><text:span text:style-name="T189">, choosing the former over the </text:span><text:alphabetical-index-mark-start text:id="IMark142575560"/><text:span text:style-name="T189">lat</text:span><text:alphabetical-index-mark-end text:id="IMark142575560"/><text:span text:style-name="T189">ter was not problematic.</text:span></text:p>
      <text:p text:style-name="Text_20_body"/>
      <text:p text:style-name="Text_20_body"/>
      <text:h text:style-name="Heading_20_3" text:outline-level="3"><text:bookmark-start text:name="__RefHeading___Toc6374_1538881673"/><text:span text:style-name="T3">4</text:span><text:span text:style-name="T1">.</text:span><text:span text:style-name="T6">1.</text:span><text:span text:style-name="T1">3. </text:span><text:alphabetical-index-mark-start text:id="IMark73680280"/><text:span text:style-name="T60">Homoiconic</text:span><text:alphabetical-index-mark-end text:id="IMark73680280"/><text:span text:style-name="T60">ity of </text:span><text:alphabetical-index-mark-start text:id="IMark131858440"/><text:span text:style-name="T60">rule</text:span><text:alphabetical-index-mark-end text:id="IMark131858440"/><text:span text:style-name="T60">s</text:span><text:bookmark-end text:name="__RefHeading___Toc6374_1538881673"/></text:h>
      <text:p text:style-name="P17"/>
      <text:p text:style-name="P17">Having its <text:alphabetical-index-mark-start text:id="IMark139975400"/><text:span text:style-name="T184">rule</text:span><text:alphabetical-index-mark-end text:id="IMark139975400"/><text:span text:style-name="T184">s</text:span> grouped in sets or <text:alphabetical-index-mark-start text:id="IMark133632728"/>program<text:alphabetical-index-mark-end text:id="IMark133632728"/>s that are dynamically <text:alphabetical-index-mark-start text:id="IMark80689432"/>load<text:alphabetical-index-mark-end text:id="IMark80689432"/>ed and <text:alphabetical-index-mark-start text:id="IMark140978200"/>un<text:alphabetical-index-mark-start text:id="IMark78191336"/>load<text:alphabetical-index-mark-end text:id="IMark78191336"/><text:alphabetical-index-mark-end text:id="IMark140978200"/>ed as r<text:alphabetical-index-mark-start text:id="IMark142284232"/>equ<text:alphabetical-index-mark-end text:id="IMark142284232"/>ired. These <text:alphabetical-index-mark-start text:id="IMark84427480"/>program<text:alphabetical-index-mark-end text:id="IMark84427480"/>s, in turn can be grouped into chunks or <text:alphabetical-index-mark-start text:id="IMark142086664"/>program<text:alphabetical-index-mark-end text:id="IMark142086664"/>s of yet higher <text:alphabetical-index-mark-start text:id="IMark139152072"/>level<text:alphabetical-index-mark-end text:id="IMark139152072"/> of <text:alphabetical-index-mark-start text:id="IMark81284104"/><text:alphabetical-index-mark-start text:id="IMark136657816"/>abs<text:alphabetical-index-mark-end text:id="IMark136657816"/>tr<text:alphabetical-index-mark-start text:id="IMark132467208"/>act<text:alphabetical-index-mark-end text:id="IMark81284104"/>ion<text:alphabetical-index-mark-end text:id="IMark132467208"/>. <text:span text:style-name="T187">The set of </text:span><text:alphabetical-index-mark-start text:id="IMark141657784"/><text:span text:style-name="T187">rule</text:span><text:alphabetical-index-mark-end text:id="IMark141657784"/><text:span text:style-name="T187">s is </text:span><text:alphabetical-index-mark-start text:id="IMark139940808"/><text:span text:style-name="T187">homoiconic</text:span><text:alphabetical-index-mark-end text:id="IMark139940808"/><text:span text:style-name="T310">[6.5.]</text:span><text:span text:style-name="T187">, meaning that there is no difference between data and code or in other words, that code is data and data is code at the same </text:span><text:alphabetical-index-mark-start text:id="IMark135356424"/><text:span text:style-name="T187">time</text:span><text:alphabetical-index-mark-end text:id="IMark135356424"/><text:span text:style-name="T187">. Also, </text:span><text:alphabetical-index-mark-start text:id="IMark133648536"/><text:span text:style-name="T187">rule</text:span><text:alphabetical-index-mark-end text:id="IMark133648536"/><text:span text:style-name="T187">s can be used to generate new </text:span><text:alphabetical-index-mark-start text:id="IMark138495512"/><text:span text:style-name="T187">rule</text:span><text:alphabetical-index-mark-end text:id="IMark138495512"/><text:span text:style-name="T187">s or </text:span><text:alphabetical-index-mark-start text:id="IMark51407624"/><text:span text:style-name="T187">alt</text:span><text:alphabetical-index-mark-end text:id="IMark51407624"/><text:span text:style-name="T187">er existing ones. I have experimented a bit with evolutionary algorithms to achieve that, but decided not to include that code in </text:span><text:alphabetical-index-mark-start text:id="IMark141922376"/><text:alphabetical-index-mark-start text:id="IMark69374632"/><text:span text:style-name="T187">DGIII</text:span><text:alphabetical-index-mark-end text:id="IMark69374632"/><text:alphabetical-index-mark-start text:id="IMark34423128"/><text:span text:style-name="T187">AI</text:span><text:alphabetical-index-mark-end text:id="IMark34423128"/><text:alphabetical-index-mark-end text:id="IMark141922376"/><text:span text:style-name="T187"> to retain focus at least until </text:span><text:alphabetical-index-mark-start text:id="IMark143399832"/><text:span text:style-name="T187">rule</text:span><text:alphabetical-index-mark-end text:id="IMark143399832"/><text:span text:style-name="T187">s for all </text:span><text:alphabetical-index-mark-start text:id="IMark36600648"/><text:span text:style-name="T187">flight</text:span><text:alphabetical-index-mark-end text:id="IMark36600648"/><text:span text:style-name="T187"> regimes could be developed.</text:span></text:p>
      <text:p text:style-name="P17"><text:soft-page-break/></text:p>
      <text:p text:style-name="Text_20_body"/>
      <text:h text:style-name="Heading_20_3" text:outline-level="3"><text:bookmark-start text:name="__RefHeading___Toc6376_1538881673"/><text:span text:style-name="T3">4</text:span><text:span text:style-name="T1">.</text:span><text:span text:style-name="T6">1.</text:span><text:span text:style-name="T1">4. </text:span><text:span text:style-name="T60">Learning capabilities</text:span><text:bookmark-end text:name="__RefHeading___Toc6376_1538881673"/></text:h>
      <text:p text:style-name="P17"/>
      <text:p text:style-name="P17">The <text:alphabetical-index-mark-start text:id="IMark135307704"/>expert<text:alphabetical-index-mark-end text:id="IMark135307704"/> <text:alphabetical-index-mark-start text:id="IMark69085256"/>system<text:alphabetical-index-mark-end text:id="IMark69085256"/> has some <text:alphabetical-index-mark-start text:id="IMark136206664"/>machine<text:alphabetical-index-mark-end text:id="IMark136206664"/>-learning capabilities already integrated, and there is no limit as to what it can learn, <text:span text:style-name="T187">and given the stated in </text:span><text:span text:style-name="T5">[4.</text:span><text:span text:style-name="T6">1.</text:span><text:span text:style-name="T5">3.]</text:span><text:span text:style-name="T187"> </text:span><text:alphabetical-index-mark-start text:id="IMark140856280"/><text:span text:style-name="T187">rule</text:span><text:alphabetical-index-mark-end text:id="IMark140856280"/><text:span text:style-name="T187">s can create new </text:span><text:alphabetical-index-mark-start text:id="IMark142982632"/><text:span text:style-name="T187">rule</text:span><text:alphabetical-index-mark-end text:id="IMark142982632"/><text:span text:style-name="T187">s, and these </text:span><text:alphabetical-index-mark-start text:id="IMark69466312"/><text:span text:style-name="T187">rule</text:span><text:alphabetical-index-mark-end text:id="IMark69466312"/><text:span text:style-name="T187">s can use any ML method, </text:span><text:alphabetical-index-mark-start text:id="IMark141625064"/><text:span text:style-name="T187">neural</text:span><text:alphabetical-index-mark-end text:id="IMark141625064"/><text:span text:style-name="T187"> </text:span><text:alphabetical-index-mark-start text:id="IMark67315000"/><text:span text:style-name="T187">network</text:span><text:alphabetical-index-mark-end text:id="IMark67315000"/><text:span text:style-name="T187">s, etc</text:span>. <text:span text:style-name="T264">to conform a true </text:span><text:alphabetical-index-mark-start text:id="IMark139701960"/><text:span text:style-name="T264">RBML</text:span><text:alphabetical-index-mark-end text:id="IMark139701960"/><text:span text:style-name="T264"> </text:span><text:alphabetical-index-mark-start text:id="IMark136758616"/><text:span text:style-name="T264">system</text:span><text:alphabetical-index-mark-end text:id="IMark136758616"/><text:span text:style-name="T311">[6.6.][6.19.]</text:span><text:span text:style-name="T264">. </text:span><text:alphabetical-index-mark-start text:id="IMark132657400"/><text:span text:style-name="T264">Exsys</text:span><text:alphabetical-index-mark-end text:id="IMark132657400"/><text:span text:style-name="T264"> </text:span><text:alphabetical-index-mark-start text:id="IMark136484328"/><text:span text:style-name="T264">manage</text:span><text:alphabetical-index-mark-end text:id="IMark136484328"/><text:span text:style-name="T264">s </text:span><text:alphabetical-index-mark-start text:id="IMark132472680"/><text:span text:style-name="T264">rule</text:span><text:alphabetical-index-mark-end text:id="IMark132472680"/><text:span text:style-name="T264">s; how these </text:span><text:alphabetical-index-mark-start text:id="IMark81264488"/><text:span text:style-name="T264">rule</text:span><text:alphabetical-index-mark-end text:id="IMark81264488"/><text:span text:style-name="T264">s come into existence is an independent issue.</text:span></text:p>
      <text:p text:style-name="Text_20_body"/>
      <text:p text:style-name="Text_20_body"/>
      <text:h text:style-name="Heading_20_3" text:outline-level="3"><text:bookmark-start text:name="__RefHeading___Toc6378_1538881673"/><text:span text:style-name="T3">4</text:span><text:span text:style-name="T1">.</text:span><text:span text:style-name="T6">1.</text:span><text:span text:style-name="T1">5. </text:span><text:alphabetical-index-mark-start text:id="IMark51296600"/><text:span text:style-name="T60">Heuristic</text:span><text:alphabetical-index-mark-end text:id="IMark51296600"/><text:span text:style-name="T60">s</text:span><text:bookmark-end text:name="__RefHeading___Toc6378_1538881673"/></text:h>
      <text:p text:style-name="P17"/>
      <text:p text:style-name="P17">The <text:alphabetical-index-mark-start text:id="IMark20082360"/><text:span text:style-name="T187">ES</text:span><text:alphabetical-index-mark-end text:id="IMark20082360"/> operates <text:alphabetical-index-mark-start text:id="IMark132171768"/>heuristic<text:alphabetical-index-mark-end text:id="IMark132171768"/>ally.</text:p>
      <text:p text:style-name="Text_20_body"/>
      <text:p text:style-name="Text_20_body"/>
      <text:h text:style-name="Heading_20_3" text:outline-level="3"><text:bookmark-start text:name="__RefHeading___Toc6380_1538881673"/><text:span text:style-name="T3">4</text:span><text:span text:style-name="T1">.</text:span><text:span text:style-name="T6">1.</text:span><text:span text:style-name="T1">6. </text:span><text:span text:style-name="T61">Data input</text:span><text:bookmark-end text:name="__RefHeading___Toc6380_1538881673"/></text:h>
      <text:p text:style-name="P18"/>
      <text:p text:style-name="P18"><text:span text:style-name="T184">Parameters and data co</text:span><text:alphabetical-index-mark-start text:id="IMark55495432"/><text:span text:style-name="T184">min</text:span><text:alphabetical-index-mark-end text:id="IMark55495432"/><text:span text:style-name="T184">g from the ship are stored in the </text:span><text:alphabetical-index-mark-start text:id="IMark77620776"/><text:span text:style-name="T184">KB</text:span><text:alphabetical-index-mark-end text:id="IMark77620776"/><text:span text:style-name="T184"> as </text:span><text:alphabetical-index-mark-start text:id="IMark68688616"/><text:span text:style-name="T184">fact</text:span><text:alphabetical-index-mark-end text:id="IMark68688616"/><text:span text:style-name="T184">s. </text:span><text:alphabetical-index-mark-start text:id="IMark80544808"/><text:span text:style-name="T184">Rule</text:span><text:alphabetical-index-mark-end text:id="IMark80544808"/><text:span text:style-name="T184">s operate over those </text:span><text:alphabetical-index-mark-start text:id="IMark131999096"/><text:span text:style-name="T184">fact</text:span><text:alphabetical-index-mark-end text:id="IMark131999096"/><text:span text:style-name="T184">s, make decision based on them and according to the applicable </text:span><text:alphabetical-index-mark-start text:id="IMark51948648"/><text:span text:style-name="T184">rule</text:span><text:alphabetical-index-mark-end text:id="IMark51948648"/><text:span text:style-name="T184">s and in some cases, change the </text:span><text:alphabetical-index-mark-start text:id="IMark52378152"/><text:span text:style-name="T184">value</text:span><text:alphabetical-index-mark-end text:id="IMark52378152"/><text:span text:style-name="T184">s of those </text:span><text:alphabetical-index-mark-start text:id="IMark133390824"/><text:span text:style-name="T184">fact</text:span><text:alphabetical-index-mark-end text:id="IMark133390824"/><text:span text:style-name="T184">s that in turn, are sent back to the ship converted into </text:span><text:alphabetical-index-mark-start text:id="IMark143403240"/><text:span text:style-name="T184">C++</text:span><text:alphabetical-index-mark-end text:id="IMark143403240"/><text:span text:style-name="T184"> </text:span><text:alphabetical-index-mark-start text:id="IMark140277736"/><text:span text:style-name="T184">value</text:span><text:alphabetical-index-mark-end text:id="IMark140277736"/><text:span text:style-name="T184">s.</text:span></text:p>
      <text:p text:style-name="Text_20_body"/>
      <text:p text:style-name="Text_20_body"/>
      <text:h text:style-name="Heading_20_3" text:outline-level="3"><text:bookmark-start text:name="__RefHeading___Toc6382_1538881673"/><text:span text:style-name="T1">4.</text:span><text:span text:style-name="T6">1.</text:span><text:span text:style-name="T1">7. </text:span><text:alphabetical-index-mark-start text:id="IMark140753544"/><text:span text:style-name="T61">Communication</text:span><text:alphabetical-index-mark-end text:id="IMark140753544"/><text:span text:style-name="T61"> with other </text:span><text:alphabetical-index-mark-start text:id="IMark132086984"/><text:span text:style-name="T61">module</text:span><text:alphabetical-index-mark-end text:id="IMark132086984"/><text:span text:style-name="T61">s</text:span><text:bookmark-end text:name="__RefHeading___Toc6382_1538881673"/></text:h>
      <text:p text:style-name="P18"/>
      <text:p text:style-name="P18">The capabilities described at <text:span text:style-name="T1">[4.</text:span><text:span text:style-name="T6">1.</text:span><text:span text:style-name="T1">6.]</text:span> mean that the <text:alphabetical-index-mark-start text:id="IMark77622296"/>KB<text:alphabetical-index-mark-end text:id="IMark77622296"/> can also be used for inter process and inter <text:alphabetical-index-mark-start text:id="IMark79597544"/>module<text:alphabetical-index-mark-end text:id="IMark79597544"/> <text:alphabetical-index-mark-start text:id="IMark143111864"/>communication<text:alphabetical-index-mark-end text:id="IMark143111864"/>. For <text:alphabetical-index-mark-start text:id="IMark143242088"/>example<text:alphabetical-index-mark-end text:id="IMark143242088"/>, two or more <text:alphabetical-index-mark-start text:id="IMark80675992"/>MFD<text:alphabetical-index-mark-end text:id="IMark80675992"/> <text:alphabetical-index-mark-start text:id="IMark138084264"/>module<text:alphabetical-index-mark-end text:id="IMark138084264"/>s can exchange data between each other using the <text:alphabetical-index-mark-start text:id="IMark51112376"/>KB<text:alphabetical-index-mark-end text:id="IMark51112376"/> by accessing via <text:alphabetical-index-mark-start text:id="IMark81658856"/>SQL<text:alphabetical-index-mark-end text:id="IMark81658856"/> commands like <text:alphabetical-index-mark-start text:id="IMark143176840"/>SELECT<text:alphabetical-index-mark-end text:id="IMark143176840"/>, <text:alphabetical-index-mark-start text:id="IMark140957528"/>INSERT<text:alphabetical-index-mark-end text:id="IMark140957528"/> and <text:alphabetical-index-mark-start text:id="IMark139527448"/>UPDATE<text:alphabetical-index-mark-end text:id="IMark139527448"/>. This makes it theoretically possible to construct simu<text:alphabetical-index-mark-start text:id="IMark83028952"/>lat<text:alphabetical-index-mark-end text:id="IMark83028952"/>ions that are more complex than one <text:alphabetical-index-mark-start text:id="IMark77924968"/>OSFS<text:alphabetical-index-mark-end text:id="IMark77924968"/> <text:alphabetical-index-mark-start text:id="IMark81459672"/>session<text:alphabetical-index-mark-end text:id="IMark81459672"/> running one ship. Instead, a simu<text:alphabetical-index-mark-start text:id="IMark80890360"/>lat<text:alphabetical-index-mark-end text:id="IMark80890360"/>ion could be performed on various <text:alphabetical-index-mark-start text:id="IMark139039128"/>machine<text:alphabetical-index-mark-end text:id="IMark139039128"/>s running each one a specific, more complex <text:alphabetical-index-mark-start text:id="IMark134490792"/>module<text:alphabetical-index-mark-end text:id="IMark134490792"/> that could exchange data with the ship running on the main <text:alphabetical-index-mark-start text:id="IMark134374360"/>server<text:alphabetical-index-mark-end text:id="IMark134374360"/> of the simu<text:alphabetical-index-mark-start text:id="IMark79659128"/>lat<text:alphabetical-index-mark-end text:id="IMark79659128"/>ion <text:alphabetical-index-mark-start text:id="IMark140272296"/>network<text:alphabetical-index-mark-end text:id="IMark140272296"/>.</text:p>
      <text:p text:style-name="Text_20_body"/>
      <text:p text:style-name="Text_20_body"><text:soft-page-break/></text:p>
      <text:h text:style-name="Heading_20_3" text:outline-level="3"><text:bookmark-start text:name="__RefHeading___Toc6384_1538881673"/><text:span text:style-name="T1">4.</text:span><text:span text:style-name="T6">1.</text:span><text:span text:style-name="T1">8. </text:span><text:span text:style-name="T61">Knowledge base modularity</text:span><text:bookmark-end text:name="__RefHeading___Toc6384_1538881673"/></text:h>
      <text:p text:style-name="P18"/>
      <text:p text:style-name="P18">The whole <text:alphabetical-index-mark-start text:id="IMark142338712"/>KB<text:alphabetical-index-mark-end text:id="IMark142338712"/> is contained in one file, as is the case with every <text:alphabetical-index-mark-start text:id="IMark141158488"/>Sqlite3<text:alphabetical-index-mark-end text:id="IMark141158488"/> <text:alphabetical-index-mark-start text:id="IMark84810728"/>database<text:alphabetical-index-mark-end text:id="IMark84810728"/>. You can exchange any <text:alphabetical-index-mark-start text:id="IMark138999672"/>KB<text:alphabetical-index-mark-end text:id="IMark138999672"/> completely just by replacing the <text:alphabetical-index-mark-start text:id="IMark139961320"/>database<text:alphabetical-index-mark-end text:id="IMark139961320"/> file by another one <text:alphabetical-index-mark-start text:id="IMark79809560"/>bearing<text:alphabetical-index-mark-end text:id="IMark79809560"/> the same name.</text:p>
      <text:p text:style-name="Text_20_body"/>
      <text:p text:style-name="Text_20_body"/>
      <text:h text:style-name="Heading_20_3" text:outline-level="3"><text:bookmark-start text:name="__RefHeading___Toc6386_1538881673"/><text:span text:style-name="T1">4.</text:span><text:span text:style-name="T6">1.</text:span><text:span text:style-name="T1">9. <text:s/></text:span><text:span text:style-name="T61">Accessing the knowledge base</text:span><text:bookmark-end text:name="__RefHeading___Toc6386_1538881673"/></text:h>
      <text:p text:style-name="P18"/>
      <text:p text:style-name="P18">You can access the data within the <text:alphabetical-index-mark-start text:id="IMark138556648"/>KB<text:alphabetical-index-mark-end text:id="IMark138556648"/> by using <text:alphabetical-index-mark-start text:id="IMark70368136"/>Sqlite3<text:alphabetical-index-mark-end text:id="IMark70368136"/> from the <text:alphabetical-index-mark-start text:id="IMark131858440"/>shell<text:alphabetical-index-mark-end text:id="IMark131858440"/> or command window of your OS, by means of a <text:alphabetical-index-mark-start text:id="IMark142604072"/>database<text:alphabetical-index-mark-end text:id="IMark142604072"/> <text:alphabetical-index-mark-start text:id="IMark139479752"/>edit<text:alphabetical-index-mark-end text:id="IMark139479752"/>or, or directly from within an <text:alphabetical-index-mark-start text:id="IMark133953896"/>OSFS<text:alphabetical-index-mark-end text:id="IMark133953896"/> <text:alphabetical-index-mark-start text:id="IMark138094920"/>session<text:alphabetical-index-mark-end text:id="IMark138094920"/> by using <text:alphabetical-index-mark-start text:id="IMark141636024"/><text:alphabetical-index-mark-start text:id="IMark139706552"/>SQL<text:alphabetical-index-mark-end text:id="IMark139706552"/>C<text:alphabetical-index-mark-end text:id="IMark141636024"/>, which is an <text:alphabetical-index-mark-start text:id="IMark139975400"/>MFD<text:alphabetical-index-mark-end text:id="IMark139975400"/> <text:alphabetical-index-mark-start text:id="IMark132467208"/>design<text:alphabetical-index-mark-end text:id="IMark132467208"/>ed especially for that purpose. <text:alphabetical-index-mark-start text:id="IMark81284104"/><text:alphabetical-index-mark-start text:id="IMark136657816"/>SQL<text:alphabetical-index-mark-end text:id="IMark136657816"/>C<text:alphabetical-index-mark-end text:id="IMark81284104"/> is available as a separate down<text:alphabetical-index-mark-start text:id="IMark139152072"/>load<text:alphabetical-index-mark-end text:id="IMark139152072"/>.</text:p>
      <text:p text:style-name="Text_20_body"/>
      <text:p text:style-name="Text_20_body"/>
      <text:h text:style-name="Heading_20_3" text:outline-level="3"><text:bookmark-start text:name="__RefHeading___Toc6388_1538881673"/><text:span text:style-name="T1">4.1.10. </text:span><text:span text:style-name="T61">Importing data</text:span><text:bookmark-end text:name="__RefHeading___Toc6388_1538881673"/></text:h>
      <text:p text:style-name="P18"/>
      <text:p text:style-name="P18">The <text:alphabetical-index-mark-start text:id="IMark138495512"/>KB<text:alphabetical-index-mark-end text:id="IMark138495512"/> can be used in conjunction with external <text:alphabetical-index-mark-start text:id="IMark51407624"/>source<text:alphabetical-index-mark-end text:id="IMark51407624"/>s such as the <text:alphabetical-index-mark-start text:id="IMark69374632"/>Hipparcos<text:alphabetical-index-mark-end text:id="IMark69374632"/> <text:alphabetical-index-mark-start text:id="IMark141922376"/>catalog<text:alphabetical-index-mark-end text:id="IMark141922376"/><text:span text:style-name="T312">[6.11.]</text:span> or <text:alphabetical-index-mark-start text:id="IMark34423128"/><text:alphabetical-index-mark-start text:id="IMark77930328"/>Celestia<text:alphabetical-index-mark-end text:id="IMark77930328"/><text:alphabetical-index-mark-end text:id="IMark34423128"/> files<text:span text:style-name="T312">[6.10.]</text:span> in <text:alphabetical-index-mark-start text:id="IMark143399832"/>order<text:alphabetical-index-mark-end text:id="IMark143399832"/> to produce new simu<text:alphabetical-index-mark-start text:id="IMark36600648"/>lat<text:alphabetical-index-mark-end text:id="IMark36600648"/>ion <text:alphabetical-index-mark-start text:id="IMark136268184"/>scenario<text:alphabetical-index-mark-end text:id="IMark136268184"/>s on the fly, based on any sort of existing start <text:alphabetical-index-mark-start text:id="IMark140565272"/>system<text:alphabetical-index-mark-end text:id="IMark140565272"/>. Reading and storing data into a <text:alphabetical-index-mark-start text:id="IMark81454392"/><text:alphabetical-index-mark-start text:id="IMark136083976"/>re<text:alphabetical-index-mark-start text:id="IMark137959944"/>l<text:alphabetical-index-mark-end text:id="IMark136083976"/>at<text:alphabetical-index-mark-end text:id="IMark137959944"/>ional<text:alphabetical-index-mark-end text:id="IMark81454392"/> <text:alphabetical-index-mark-start text:id="IMark139192392"/>database<text:alphabetical-index-mark-end text:id="IMark139192392"/> from such <text:alphabetical-index-mark-start text:id="IMark134905080"/>source<text:alphabetical-index-mark-end text:id="IMark134905080"/>s is not problematic. Also ran some experiments in this regard using <text:alphabetical-index-mark-start text:id="IMark133087144"/><text:alphabetical-index-mark-start text:id="IMark137211624"/>Celestia<text:alphabetical-index-mark-end text:id="IMark137211624"/><text:alphabetical-index-mark-end text:id="IMark133087144"/>’s <text:alphabetical-index-mark-start text:id="IMark81909224"/>f<text:alphabetical-index-mark-start text:id="IMark134848248"/>lat<text:alphabetical-index-mark-end text:id="IMark134848248"/><text:alphabetical-index-mark-end text:id="IMark81909224"/> files. Importing such data worked very well, but again, in <text:alphabetical-index-mark-start text:id="IMark81765592"/>order<text:alphabetical-index-mark-end text:id="IMark81765592"/> to focus and simplify thei project I decided not to include such capabilities in this <text:alphabetical-index-mark-start text:id="IMark139345160"/>version<text:alphabetical-index-mark-end text:id="IMark139345160"/> of <text:alphabetical-index-mark-start text:id="IMark138047592"/><text:alphabetical-index-mark-start text:id="IMark131945032"/>DGIII<text:alphabetical-index-mark-end text:id="IMark131945032"/><text:alphabetical-index-mark-start text:id="IMark140239512"/>AI<text:alphabetical-index-mark-end text:id="IMark140239512"/><text:alphabetical-index-mark-end text:id="IMark138047592"/></text:p>
      <text:p text:style-name="Text_20_body"/>
      <text:p text:style-name="Text_20_body"><text:alphabetical-index-mark-start text:id="IMark134381432"/><text:span text:style-name="T187">Exsys</text:span><text:alphabetical-index-mark-end text:id="IMark134381432"/> essentially runs once on each <text:alphabetical-index-mark-start text:id="IMark73693928"/><text:span text:style-name="T116">clbkPostStep</text:span><text:alphabetical-index-mark-end text:id="IMark73693928"/><text:span text:style-name="T72"> </text:span>call. Since this <text:alphabetical-index-mark-start text:id="IMark82508952"/>function<text:alphabetical-index-mark-end text:id="IMark82508952"/> is called repeatedly during the simu<text:alphabetical-index-mark-start text:id="IMark140856280"/>lat<text:alphabetical-index-mark-end text:id="IMark140856280"/>ion, <text:span text:style-name="T185">so does the </text:span><text:alphabetical-index-mark-start text:id="IMark136827864"/><text:span text:style-name="T185">ES</text:span><text:alphabetical-index-mark-end text:id="IMark136827864"/><text:span text:style-name="T185">. On each </text:span><text:alphabetical-index-mark-start text:id="IMark142982632"/><text:span text:style-name="T185">iteration</text:span><text:alphabetical-index-mark-end text:id="IMark142982632"/><text:span text:style-name="T185">, the </text:span><text:alphabetical-index-mark-start text:id="IMark69466312"/><text:span text:style-name="T185">ES</text:span><text:alphabetical-index-mark-end text:id="IMark69466312"/><text:span text:style-name="T185"> reads each </text:span><text:alphabetical-index-mark-start text:id="IMark141625064"/><text:span text:style-name="T185">rule</text:span><text:alphabetical-index-mark-end text:id="IMark141625064"/><text:span text:style-name="T185"> contained in the </text:span><text:alphabetical-index-mark-start text:id="IMark67315000"/><text:span text:style-name="T185">table</text:span><text:alphabetical-index-mark-end text:id="IMark67315000"/><text:span text:style-name="T185"> </text:span><text:alphabetical-index-mark-start text:id="IMark138066616"/><text:span text:style-name="T85">sde_</text:span><text:alphabetical-index-mark-start text:id="IMark139701960"/><text:span text:style-name="T85">rule</text:span><text:alphabetical-index-mark-end text:id="IMark139701960"/><text:span text:style-name="T85">s</text:span><text:alphabetical-index-mark-end text:id="IMark138066616"/><text:span text:style-name="T185">, sees if the </text:span><text:alphabetical-index-mark-start text:id="IMark136758616"/><text:span text:style-name="T185">rule</text:span><text:alphabetical-index-mark-end text:id="IMark136758616"/><text:span text:style-name="T185">s apply to the data contained in the </text:span><text:alphabetical-index-mark-start text:id="IMark131948232"/><text:span text:style-name="T185">table</text:span><text:alphabetical-index-mark-end text:id="IMark131948232"/><text:span text:style-name="T185"> </text:span><text:span text:style-name="T85">sde_</text:span><text:alphabetical-index-mark-start text:id="IMark132657400"/><text:span text:style-name="T85">fact</text:span><text:alphabetical-index-mark-end text:id="IMark132657400"/><text:span text:style-name="T85">s</text:span><text:span text:style-name="T185">, and modifies some of those </text:span><text:alphabetical-index-mark-start text:id="IMark136484328"/><text:span text:style-name="T185">fact</text:span><text:alphabetical-index-mark-end text:id="IMark136484328"/><text:span text:style-name="T185">s or </text:span><text:alphabetical-index-mark-start text:id="IMark132472680"/><text:span text:style-name="T185">rule</text:span><text:alphabetical-index-mark-end text:id="IMark132472680"/><text:span text:style-name="T185">s, </text:span><text:alphabetical-index-mark-start text:id="IMark81264488"/><text:alphabetical-index-mark-start text:id="IMark78951672"/><text:span text:style-name="T185">delete</text:span><text:alphabetical-index-mark-end text:id="IMark78951672"/><text:alphabetical-index-mark-end text:id="IMark81264488"/><text:span text:style-name="T185">s them or add new ones,so that in the next </text:span><text:alphabetical-index-mark-start text:id="IMark136028392"/><text:span text:style-name="T185">iteration</text:span><text:alphabetical-index-mark-end text:id="IMark136028392"/><text:span text:style-name="T185"> the </text:span><text:alphabetical-index-mark-start text:id="IMark142106584"/><text:span text:style-name="T185">behavior</text:span><text:alphabetical-index-mark-end text:id="IMark142106584"/><text:span text:style-name="T185"> of the </text:span><text:alphabetical-index-mark-start text:id="IMark139265496"/><text:span text:style-name="T185">system</text:span><text:alphabetical-index-mark-end text:id="IMark139265496"/><text:span text:style-name="T185"> will be different.</text:span></text:p>
      <text:p text:style-name="Text_20_body"/>
      <text:p text:style-name="Text_20_body">It is important to stress that <text:alphabetical-index-mark-start text:id="IMark20082360"/>rule<text:alphabetical-index-mark-end text:id="IMark20082360"/>s are <text:alphabetical-index-mark-start text:id="IMark132171768"/>load<text:alphabetical-index-mark-end text:id="IMark132171768"/>ed ad <text:alphabetical-index-mark-start text:id="IMark135485208"/>un<text:alphabetical-index-mark-start text:id="IMark79760072"/>load<text:alphabetical-index-mark-end text:id="IMark79760072"/><text:alphabetical-index-mark-end text:id="IMark135485208"/>ed into <text:span text:style-name="T75">sde_</text:span><text:alphabetical-index-mark-start text:id="IMark136200696"/><text:span text:style-name="T75">fact</text:span><text:alphabetical-index-mark-end text:id="IMark136200696"/><text:span text:style-name="T75">s</text:span> dynamically, but that doesn’t mean that they are <text:alphabetical-index-mark-start text:id="IMark51817288"/><text:alphabetical-index-mark-start text:id="IMark139525544"/>delete<text:alphabetical-index-mark-end text:id="IMark139525544"/><text:alphabetical-index-mark-end text:id="IMark51817288"/>d from the <text:alphabetical-index-mark-start text:id="IMark78853336"/>system<text:alphabetical-index-mark-end text:id="IMark78853336"/>. <text:alphabetical-index-mark-start text:id="IMark78963400"/>Rule<text:alphabetical-index-mark-end text:id="IMark78963400"/>s are kept in a <text:alphabetical-index-mark-start text:id="IMark132419880"/>lon<text:alphabetical-index-mark-end text:id="IMark132419880"/>g term <text:alphabetical-index-mark-start text:id="IMark135581928"/>storage<text:alphabetical-index-mark-end text:id="IMark135581928"/> <text:alphabetical-index-mark-start text:id="IMark82728552"/>table<text:alphabetical-index-mark-end text:id="IMark82728552"/>.</text:p>
      <text:p text:style-name="Text_20_body"/>
      <text:p text:style-name="Text_20_body"><text:soft-page-break/><text:alphabetical-index-mark-start text:id="IMark134584648"/>Table<text:alphabetical-index-mark-end text:id="IMark134584648"/> <text:alphabetical-index-mark-start text:id="IMark55495432"/><text:span text:style-name="T75">sde_</text:span><text:alphabetical-index-mark-start text:id="IMark143451624"/><text:span text:style-name="T75">rule</text:span><text:alphabetical-index-mark-end text:id="IMark143451624"/><text:span text:style-name="T75">s</text:span><text:alphabetical-index-mark-end text:id="IMark55495432"/> only contains during any given <text:alphabetical-index-mark-start text:id="IMark77620776"/>iteration<text:alphabetical-index-mark-end text:id="IMark77620776"/> the <text:alphabetical-index-mark-start text:id="IMark68688616"/>rule<text:alphabetical-index-mark-end text:id="IMark68688616"/>s applicable to those specific circumstances in <text:alphabetical-index-mark-start text:id="IMark80544808"/>order<text:alphabetical-index-mark-end text:id="IMark80544808"/> to increase <text:alphabetical-index-mark-start text:id="IMark81306728"/>performance<text:alphabetical-index-mark-end text:id="IMark81306728"/>. Each <text:alphabetical-index-mark-start text:id="IMark131999096"/>rule<text:alphabetical-index-mark-end text:id="IMark131999096"/> is comprised essentially of a <text:alphabetical-index-mark-start text:id="IMark51948648"/>condition<text:alphabetical-index-mark-end text:id="IMark51948648"/> and an <text:alphabetical-index-mark-start text:id="IMark132002632"/>action<text:alphabetical-index-mark-end text:id="IMark132002632"/>. If the <text:alphabetical-index-mark-start text:id="IMark52378152"/>condition<text:alphabetical-index-mark-end text:id="IMark52378152"/> is met, then the <text:alphabetical-index-mark-start text:id="IMark133390824"/>action<text:alphabetical-index-mark-end text:id="IMark133390824"/> is executed. </text:p>
      <text:p text:style-name="Text_20_body"/>
      <text:p text:style-name="Text_20_body">For <text:alphabetical-index-mark-start text:id="IMark137236648"/>example<text:alphabetical-index-mark-end text:id="IMark137236648"/>, if given a <text:span text:style-name="T186">certain speed an overspeed </text:span><text:alphabetical-index-mark-start text:id="IMark135954632"/><text:span text:style-name="T186">condition</text:span><text:alphabetical-index-mark-end text:id="IMark135954632"/><text:span text:style-name="T186"> is met, based on the speed data contained in </text:span><text:alphabetical-index-mark-start text:id="IMark140583272"/><text:span text:style-name="T84">sde_</text:span><text:alphabetical-index-mark-start text:id="IMark78241304"/><text:span text:style-name="T84">rule</text:span><text:alphabetical-index-mark-end text:id="IMark78241304"/><text:span text:style-name="T84">s</text:span><text:alphabetical-index-mark-end text:id="IMark140583272"/><text:span text:style-name="T186">, plus the </text:span><text:alphabetical-index-mark-start text:id="IMark141770968"/><text:span text:style-name="T186">max</text:span><text:alphabetical-index-mark-end text:id="IMark141770968"/><text:span text:style-name="T186">imum speed allowed for the </text:span><text:alphabetical-index-mark-start text:id="IMark141884728"/><text:span text:style-name="T186">flight</text:span><text:alphabetical-index-mark-end text:id="IMark141884728"/><text:span text:style-name="T186"> </text:span><text:alphabetical-index-mark-start text:id="IMark140753544"/><text:span text:style-name="T186">condition</text:span><text:alphabetical-index-mark-end text:id="IMark140753544"/><text:span text:style-name="T186"> in which the ship is in, then an </text:span><text:alphabetical-index-mark-start text:id="IMark139530280"/><text:span text:style-name="T186">action</text:span><text:alphabetical-index-mark-end text:id="IMark139530280"/><text:span text:style-name="T186"> implying a reduction of thrust </text:span><text:alphabetical-index-mark-start text:id="IMark79424088"/><text:span text:style-name="T186">level</text:span><text:alphabetical-index-mark-end text:id="IMark79424088"/><text:span text:style-name="T186"> might be applied and the corresponding </text:span><text:alphabetical-index-mark-start text:id="IMark132086984"/><text:span text:style-name="T186">value</text:span><text:alphabetical-index-mark-end text:id="IMark132086984"/><text:span text:style-name="T186"> in </text:span><text:span text:style-name="T84">sde_</text:span><text:alphabetical-index-mark-start text:id="IMark137912584"/><text:span text:style-name="T84">fact</text:span><text:alphabetical-index-mark-end text:id="IMark137912584"/><text:span text:style-name="T84">s</text:span><text:span text:style-name="T186"> is modified. On the final part of the </text:span><text:alphabetical-index-mark-start text:id="IMark138399656"/><text:span text:style-name="T186">iteration</text:span><text:alphabetical-index-mark-end text:id="IMark138399656"/><text:span text:style-name="T186">, the new </text:span><text:alphabetical-index-mark-start text:id="IMark143482216"/><text:span text:style-name="T186">value</text:span><text:alphabetical-index-mark-end text:id="IMark143482216"/><text:span text:style-name="T186">s are passed to the applicable </text:span><text:alphabetical-index-mark-start text:id="IMark133728312"/><text:span text:style-name="T186">OAPI</text:span><text:alphabetical-index-mark-end text:id="IMark133728312"/><text:span text:style-name="T186"> </text:span><text:alphabetical-index-mark-start text:id="IMark83262568"/><text:span text:style-name="T186">function</text:span><text:alphabetical-index-mark-end text:id="IMark83262568"/><text:span text:style-name="T186">s as </text:span><text:alphabetical-index-mark-start text:id="IMark78961080"/><text:span text:style-name="T186">argument</text:span><text:alphabetical-index-mark-end text:id="IMark78961080"/><text:span text:style-name="T186">s and hence, thrust is reduced.</text:span></text:p>
      <text:p text:style-name="Text_20_body"/>
      <text:p text:style-name="Text_20_body"/>
      <text:h text:style-name="Heading_20_2" text:outline-level="2"><text:bookmark-start text:name="__RefHeading___Toc6782_1483239106"/><text:span text:style-name="T1">4.2.</text:span> <text:alphabetical-index-mark-start text:id="IMark138084264"/><text:alphabetical-index-mark-start text:id="IMark143242088"/>AI<text:alphabetical-index-mark-end text:id="IMark143242088"/>E<text:bookmark-end text:name="__RefHeading___Toc6782_1483239106"/><text:alphabetical-index-mark-end text:id="IMark138084264"/></text:h>
      <text:p text:style-name="Text_20_body"/>
      <text:p text:style-name="Text_20_body"><text:span text:style-name="T199">The </text:span><text:alphabetical-index-mark-start text:id="IMark80721832"/><text:alphabetical-index-mark-start text:id="IMark134064136"/><text:span text:style-name="T199">AI</text:span><text:alphabetical-index-mark-end text:id="IMark134064136"/><text:span text:style-name="T199">E</text:span><text:alphabetical-index-mark-end text:id="IMark80721832"/> is essentially divided in tow parts, which are the knowledge base and the <text:alphabetical-index-mark-start text:id="IMark142334632"/><text:span text:style-name="T199">ES</text:span><text:alphabetical-index-mark-end text:id="IMark142334632"/><text:span text:style-name="T199">; this </text:span><text:alphabetical-index-mark-start text:id="IMark81447576"/><text:span text:style-name="T199">ES</text:span><text:alphabetical-index-mark-end text:id="IMark81447576"/><text:span text:style-name="T199"> started as an experimental, independent development written originally in </text:span><text:alphabetical-index-mark-start text:id="IMark78140984"/><text:span text:style-name="T199">Prolog</text:span><text:alphabetical-index-mark-end text:id="IMark78140984"/><text:span text:style-name="T199"> and was called </text:span><text:alphabetical-index-mark-start text:id="IMark79106792"/><text:span text:style-name="T199">Exsys</text:span><text:alphabetical-index-mark-end text:id="IMark79106792"/><text:span text:style-name="T199">; </text:span><text:alphabetical-index-mark-start text:id="IMark135734680"/><text:span text:style-name="T199">lat</text:span><text:alphabetical-index-mark-end text:id="IMark135734680"/><text:span text:style-name="T199">er I wrote variants in </text:span><text:alphabetical-index-mark-start text:id="IMark83213864"/><text:span text:style-name="T199">C++</text:span><text:alphabetical-index-mark-end text:id="IMark83213864"/><text:span text:style-name="T199">, and this is the one embedded in </text:span><text:alphabetical-index-mark-start text:id="IMark140395672"/><text:alphabetical-index-mark-start text:id="IMark138901528"/><text:span text:style-name="T199">DGIII</text:span><text:alphabetical-index-mark-end text:id="IMark138901528"/><text:alphabetical-index-mark-start text:id="IMark81760744"/><text:span text:style-name="T199">AI</text:span><text:alphabetical-index-mark-end text:id="IMark81760744"/><text:alphabetical-index-mark-end text:id="IMark140395672"/><text:span text:style-name="T199">, another in R and more recently, in </text:span><text:alphabetical-index-mark-start text:id="IMark78490696"/><text:span text:style-name="T199">Scheme</text:span><text:alphabetical-index-mark-end text:id="IMark78490696"/>. </text:p>
      <text:p text:style-name="Text_20_body"/>
      <text:p text:style-name="Text_20_body">The knowledge base is a regular, <text:alphabetical-index-mark-start text:id="IMark141158488"/><text:alphabetical-index-mark-start text:id="IMark142338712"/>re<text:alphabetical-index-mark-start text:id="IMark139536568"/>l<text:alphabetical-index-mark-end text:id="IMark142338712"/>at<text:alphabetical-index-mark-end text:id="IMark139536568"/>ional<text:alphabetical-index-mark-end text:id="IMark141158488"/> <text:alphabetical-index-mark-start text:id="IMark142575560"/>database<text:alphabetical-index-mark-end text:id="IMark142575560"/> whose <text:alphabetical-index-mark-start text:id="IMark133170216"/>table<text:alphabetical-index-mark-end text:id="IMark133170216"/>s and fields within those <text:alphabetical-index-mark-start text:id="IMark82801496"/>table<text:alphabetical-index-mark-end text:id="IMark82801496"/>s are organized to store in<text:alphabetical-index-mark-start text:id="IMark140229528"/>format<text:alphabetical-index-mark-end text:id="IMark140229528"/>ion in form of <text:alphabetical-index-mark-start text:id="IMark139862904"/>rule<text:alphabetical-index-mark-end text:id="IMark139862904"/>s and <text:alphabetical-index-mark-start text:id="IMark139659752"/>fact<text:alphabetical-index-mark-end text:id="IMark139659752"/>s. The <text:alphabetical-index-mark-start text:id="IMark137443656"/><text:span text:style-name="T200">ES</text:span><text:alphabetical-index-mark-end text:id="IMark137443656"/> provides those <text:alphabetical-index-mark-start text:id="IMark140124216"/>fact<text:alphabetical-index-mark-end text:id="IMark140124216"/>s as <text:alphabetical-index-mark-start text:id="IMark77734616"/>value<text:alphabetical-index-mark-end text:id="IMark77734616"/>s that are stored in the <text:alphabetical-index-mark-start text:id="IMark132816376"/>KB<text:alphabetical-index-mark-end text:id="IMark132816376"/>, reads the <text:alphabetical-index-mark-start text:id="IMark140995576"/>rule<text:alphabetical-index-mark-end text:id="IMark140995576"/>s, decides whether each <text:alphabetical-index-mark-start text:id="IMark79807384"/>rule<text:alphabetical-index-mark-end text:id="IMark79807384"/> is applicable at any given moment, applies those <text:alphabetical-index-mark-start text:id="IMark73680280"/>rule<text:alphabetical-index-mark-end text:id="IMark73680280"/>s an then sends the <text:alphabetical-index-mark-start text:id="IMark77665704"/>value<text:alphabetical-index-mark-end text:id="IMark77665704"/>s corresponding to <text:alphabetical-index-mark-start text:id="IMark81284104"/>fact<text:alphabetical-index-mark-end text:id="IMark81284104"/>s back to the <text:alphabetical-index-mark-start text:id="IMark139152072"/>OAPI<text:alphabetical-index-mark-end text:id="IMark139152072"/>.</text:p>
      <text:p text:style-name="Text_20_body"/>
      <text:p text:style-name="Text_20_body">To a great extent, the <text:alphabetical-index-mark-start text:id="IMark141636024"/><text:span text:style-name="T199">ES</text:span><text:alphabetical-index-mark-end text:id="IMark141636024"/> has been coded within <text:alphabetical-index-mark-start text:id="IMark139706552"/><text:alphabetical-index-mark-start text:id="IMark138094920"/><text:span text:style-name="T75">Delta</text:span><text:alphabetical-index-mark-end text:id="IMark138094920"/><text:alphabetical-index-mark-end text:id="IMark139706552"/><text:alphabetical-index-mark-start text:id="IMark133953896"/><text:span text:style-name="T75">Glider</text:span><text:alphabetical-index-mark-end text:id="IMark133953896"/><text:span text:style-name="T75">.</text:span><text:alphabetical-index-mark-start text:id="IMark139479752"/><text:span text:style-name="T75">cpp</text:span><text:alphabetical-index-mark-end text:id="IMark139479752"/> and <text:alphabetical-index-mark-start text:id="IMark142604072"/><text:alphabetical-index-mark-start text:id="IMark131858440"/><text:span text:style-name="T75">Delta</text:span><text:alphabetical-index-mark-end text:id="IMark131858440"/><text:alphabetical-index-mark-end text:id="IMark142604072"/><text:alphabetical-index-mark-start text:id="IMark70368136"/><text:span text:style-name="T75">Glider</text:span><text:alphabetical-index-mark-end text:id="IMark70368136"/><text:span text:style-name="T75">.h</text:span>. You will find a couple of additional <text:alphabetical-index-mark-start text:id="IMark138556648"/>cpp<text:alphabetical-index-mark-end text:id="IMark138556648"/> and h files, which contain <text:alphabetical-index-mark-start text:id="IMark142086664"/>support<text:alphabetical-index-mark-end text:id="IMark142086664"/> and <text:alphabetical-index-mark-start text:id="IMark142284232"/>Sqlite3<text:alphabetical-index-mark-end text:id="IMark142284232"/> – <text:alphabetical-index-mark-start text:id="IMark84427480"/>re<text:alphabetical-index-mark-start text:id="IMark78191336"/>l<text:alphabetical-index-mark-end text:id="IMark84427480"/>at<text:alphabetical-index-mark-end text:id="IMark78191336"/>ed <text:alphabetical-index-mark-start text:id="IMark140978200"/>function<text:alphabetical-index-mark-end text:id="IMark140978200"/>s. Aside from that, the code of the original <text:alphabetical-index-mark-start text:id="IMark133632728"/><text:alphabetical-index-mark-start text:id="IMark80689432"/>Delta<text:alphabetical-index-mark-end text:id="IMark80689432"/><text:alphabetical-index-mark-end text:id="IMark133632728"/> <text:alphabetical-index-mark-start text:id="IMark70694936"/>Glider<text:alphabetical-index-mark-end text:id="IMark70694936"/> has been left as it was.</text:p>
      <text:p text:style-name="Text_20_body"/>
      <text:p text:style-name="Text_20_body"/>
      <text:h text:style-name="Heading_20_2" text:outline-level="2"><text:bookmark-start text:name="__RefHeading___Toc6784_1483239106"/><text:span text:style-name="T1">4.3.</text:span> Knowledge base<text:bookmark-end text:name="__RefHeading___Toc6784_1483239106"/></text:h>
      <text:p text:style-name="Text_20_body"/>
      <text:p text:style-name="Text_20_body">The <text:alphabetical-index-mark-start text:id="IMark134848248"/>KB<text:alphabetical-index-mark-end text:id="IMark134848248"/> <text:span text:style-name="T191">is contained in one </text:span><text:alphabetical-index-mark-start text:id="IMark133087144"/><text:span text:style-name="T191">Sqlite3</text:span><text:alphabetical-index-mark-end text:id="IMark133087144"/><text:span text:style-name="T191"> file called </text:span><text:alphabetical-index-mark-start text:id="IMark137211624"/><text:alphabetical-index-mark-start text:id="IMark134905080"/><text:span text:style-name="T128">DGIII</text:span><text:alphabetical-index-mark-end text:id="IMark134905080"/><text:alphabetical-index-mark-start text:id="IMark139192392"/><text:span text:style-name="T128">AI</text:span><text:alphabetical-index-mark-end text:id="IMark139192392"/><text:alphabetical-index-mark-end text:id="IMark137211624"/><text:span text:style-name="T128">.db</text:span><text:span text:style-name="T191">. Other </text:span><text:alphabetical-index-mark-start text:id="IMark81454392"/><text:alphabetical-index-mark-start text:id="IMark137959944"/><text:alphabetical-index-mark-start text:id="IMark136083976"/><text:span text:style-name="T191">R</text:span><text:alphabetical-index-mark-start text:id="IMark140565272"/><text:span text:style-name="T191">DB</text:span><text:alphabetical-index-mark-end text:id="IMark140565272"/><text:alphabetical-index-mark-end text:id="IMark136083976"/><text:alphabetical-index-mark-end text:id="IMark137959944"/><text:span text:style-name="T191">MS</text:span><text:alphabetical-index-mark-end text:id="IMark81454392"/><text:span text:style-name="T191"> use different </text:span><text:alphabetical-index-mark-start text:id="IMark136268184"/><text:span text:style-name="T191">structure</text:span><text:alphabetical-index-mark-end text:id="IMark136268184"/><text:span text:style-name="T191">s, files and locations depending on several </text:span><text:alphabetical-index-mark-start text:id="IMark36600648"/><text:alphabetical-index-mark-start text:id="IMark143399832"/><text:span text:style-name="T191">fact</text:span><text:alphabetical-index-mark-end text:id="IMark143399832"/><text:span text:style-name="T191">or</text:span><text:alphabetical-index-mark-end text:id="IMark36600648"/><text:span text:style-name="T191">s. One of the advantages of </text:span><text:alphabetical-index-mark-start text:id="IMark69085256"/><text:span text:style-name="T191">Sqlite3</text:span><text:alphabetical-index-mark-end text:id="IMark69085256"/><text:span text:style-name="T191"> is that each </text:span><text:alphabetical-index-mark-start text:id="IMark135570088"/><text:span text:style-name="T191">database</text:span><text:alphabetical-index-mark-end text:id="IMark135570088"/><text:span text:style-name="T191"> can be self - contained, but still can access other </text:span><text:alphabetical-index-mark-start text:id="IMark135307704"/><text:span text:style-name="T191">database</text:span><text:alphabetical-index-mark-end text:id="IMark135307704"/><text:span text:style-name="T191">s. This is the case of </text:span><text:alphabetical-index-mark-start text:id="IMark137459416"/><text:alphabetical-index-mark-start text:id="IMark134381432"/><text:span text:style-name="T191">DGIII</text:span><text:alphabetical-index-mark-end text:id="IMark134381432"/><text:alphabetical-index-mark-start text:id="IMark73693928"/><text:span text:style-name="T191">AI</text:span><text:alphabetical-index-mark-end text:id="IMark73693928"/><text:alphabetical-index-mark-end text:id="IMark137459416"/><text:span text:style-name="T191">: it </text:span><text:soft-page-break/><text:span text:style-name="T191">uses primarily the </text:span><text:alphabetical-index-mark-start text:id="IMark137986168"/><text:span text:style-name="T191">database</text:span><text:alphabetical-index-mark-end text:id="IMark137986168"/><text:span text:style-name="T191"> </text:span><text:alphabetical-index-mark-start text:id="IMark140856280"/><text:alphabetical-index-mark-start text:id="IMark82508952"/><text:span text:style-name="T128">DGIII</text:span><text:alphabetical-index-mark-end text:id="IMark82508952"/><text:alphabetical-index-mark-start text:id="IMark80635864"/><text:span text:style-name="T128">AI</text:span><text:alphabetical-index-mark-end text:id="IMark80635864"/><text:alphabetical-index-mark-end text:id="IMark140856280"/><text:span text:style-name="T128">.db</text:span><text:span text:style-name="T191">, but can use other </text:span><text:alphabetical-index-mark-start text:id="IMark136827864"/><text:span text:style-name="T191">database</text:span><text:alphabetical-index-mark-end text:id="IMark136827864"/><text:span text:style-name="T191">s as well. Indeed, using the </text:span><text:alphabetical-index-mark-start text:id="IMark142982632"/><text:alphabetical-index-mark-start text:id="IMark69466312"/><text:span text:style-name="T191">SQL</text:span><text:alphabetical-index-mark-end text:id="IMark69466312"/><text:span text:style-name="T191">C</text:span><text:alphabetical-index-mark-end text:id="IMark142982632"/><text:span text:style-name="T191"> </text:span><text:alphabetical-index-mark-start text:id="IMark141625064"/><text:span text:style-name="T191">MFD</text:span><text:alphabetical-index-mark-end text:id="IMark141625064"/><text:span text:style-name="T191">, </text:span><text:alphabetical-index-mark-start text:id="IMark54770040"/><text:alphabetical-index-mark-start text:id="IMark67315000"/><text:span text:style-name="T191">DGIII</text:span><text:alphabetical-index-mark-end text:id="IMark67315000"/><text:alphabetical-index-mark-start text:id="IMark82521624"/><text:span text:style-name="T191">AI</text:span><text:alphabetical-index-mark-end text:id="IMark82521624"/><text:alphabetical-index-mark-end text:id="IMark54770040"/><text:span text:style-name="T191"> also accesses the </text:span><text:alphabetical-index-mark-start text:id="IMark139701960"/><text:span text:style-name="T191">MFD</text:span><text:alphabetical-index-mark-end text:id="IMark139701960"/><text:span text:style-name="T191">’s own </text:span><text:alphabetical-index-mark-start text:id="IMark142962104"/><text:span text:style-name="T191">database</text:span><text:alphabetical-index-mark-end text:id="IMark142962104"/><text:span text:style-name="T191"> called </text:span><text:alphabetical-index-mark-start text:id="IMark138066616"/><text:alphabetical-index-mark-start text:id="IMark135313368"/><text:span text:style-name="T191">SQL</text:span><text:alphabetical-index-mark-end text:id="IMark135313368"/><text:span text:style-name="T191">C</text:span><text:alphabetical-index-mark-end text:id="IMark138066616"/><text:span text:style-name="T191">.</text:span></text:p>
      <text:p text:style-name="Text_20_body"/>
      <text:p text:style-name="Text_20_body">In this text we will not deal with <text:alphabetical-index-mark-start text:id="IMark68159736"/>SQL<text:alphabetical-index-mark-end text:id="IMark68159736"/>S and its <text:alphabetical-index-mark-start text:id="IMark142486728"/>database<text:alphabetical-index-mark-end text:id="IMark142486728"/>. For that you should review the documentation of that <text:alphabetical-index-mark-start text:id="IMark135485208"/>re<text:alphabetical-index-mark-start text:id="IMark79760072"/>l<text:alphabetical-index-mark-end text:id="IMark135485208"/>at<text:alphabetical-index-mark-end text:id="IMark79760072"/>ed but <text:alphabetical-index-mark-start text:id="IMark132171768"/>dist<text:alphabetical-index-mark-end text:id="IMark132171768"/>inct project. In this case we well see how <text:alphabetical-index-mark-start text:id="IMark20082360"/><text:alphabetical-index-mark-start text:id="IMark77940632"/><text:span text:style-name="T75">DGIII</text:span><text:alphabetical-index-mark-end text:id="IMark77940632"/><text:alphabetical-index-mark-start text:id="IMark135459064"/><text:span text:style-name="T75">AI</text:span><text:alphabetical-index-mark-end text:id="IMark135459064"/><text:alphabetical-index-mark-end text:id="IMark20082360"/><text:span text:style-name="T75">.db</text:span> is organized, beginning with the <text:alphabetical-index-mark-start text:id="IMark136200696"/>fact<text:alphabetical-index-mark-end text:id="IMark136200696"/> that it has several <text:alphabetical-index-mark-start text:id="IMark132631112"/>table<text:alphabetical-index-mark-end text:id="IMark132631112"/>s:</text:p>
      <text:p text:style-name="Text_20_body"/>
      <text:p text:style-name="Text_20_body"/>
      <text:h text:style-name="Heading_20_3" text:outline-level="3"><text:bookmark-start text:name="__RefHeading___Toc6390_1538881673"/><text:span text:style-name="T7">4.3.1.</text:span><text:span text:style-name="T190"> </text:span><text:alphabetical-index-mark-start text:id="IMark59682504"/><text:span text:style-name="T75">sde_asoc_</text:span><text:alphabetical-index-mark-start text:id="IMark134584648"/><text:span text:style-name="T75">fact</text:span><text:alphabetical-index-mark-end text:id="IMark134584648"/><text:span text:style-name="T75">s</text:span><text:bookmark-end text:name="__RefHeading___Toc6390_1538881673"/><text:alphabetical-index-mark-end text:id="IMark59682504"/></text:h>
      <text:p text:style-name="P19"/>
      <text:p text:style-name="P19"><text:span text:style-name="T192">Useful for </text:span><text:alphabetical-index-mark-start text:id="IMark132002632"/><text:span text:style-name="T192">statistic</text:span><text:alphabetical-index-mark-end text:id="IMark132002632"/><text:span text:style-name="T192">al analysis of </text:span><text:alphabetical-index-mark-start text:id="IMark51948648"/><text:span text:style-name="T192">select</text:span><text:alphabetical-index-mark-end text:id="IMark51948648"/><text:span text:style-name="T192">ed </text:span><text:alphabetical-index-mark-start text:id="IMark131999096"/><text:span text:style-name="T192">fact</text:span><text:alphabetical-index-mark-end text:id="IMark131999096"/><text:span text:style-name="T192">s and their </text:span><text:alphabetical-index-mark-start text:id="IMark81306728"/><text:span text:style-name="T192">value</text:span><text:alphabetical-index-mark-end text:id="IMark81306728"/><text:span text:style-name="T192">s.</text:span></text:p>
      <text:p text:style-name="Text_20_body"/>
      <text:p text:style-name="Text_20_body"/>
      <text:h text:style-name="Heading_20_3" text:outline-level="3"><text:bookmark-start text:name="__RefHeading___Toc6392_1538881673"/><text:span text:style-name="T7">4.3.2.</text:span><text:span text:style-name="T190"> </text:span><text:alphabetical-index-mark-start text:id="IMark137628152"/><text:span text:style-name="T75">sde_a</text:span><text:span text:style-name="T83">s</text:span><text:span text:style-name="T75">tro_cat</text:span><text:bookmark-end text:name="__RefHeading___Toc6392_1538881673"/><text:alphabetical-index-mark-end text:id="IMark137628152"/></text:h>
      <text:p text:style-name="P19"/>
      <text:p text:style-name="P19"><text:span text:style-name="T192">Astronomic </text:span><text:alphabetical-index-mark-start text:id="IMark140753544"/><text:span text:style-name="T192">catalog</text:span><text:alphabetical-index-mark-end text:id="IMark140753544"/><text:span text:style-name="T192">.</text:span></text:p>
      <text:p text:style-name="Text_20_body"/>
      <text:p text:style-name="Text_20_body"/>
      <text:h text:style-name="Heading_20_3" text:outline-level="3"><text:bookmark-start text:name="__RefHeading___Toc6394_1538881673"/><text:span text:style-name="T7">4.3.3.</text:span><text:span text:style-name="T190"> </text:span><text:alphabetical-index-mark-start text:id="IMark80890360"/><text:span text:style-name="T75">sde_data_dictionary</text:span><text:bookmark-end text:name="__RefHeading___Toc6394_1538881673"/><text:alphabetical-index-mark-end text:id="IMark80890360"/></text:h>
      <text:p text:style-name="P19"/>
      <text:p text:style-name="P19"><text:span text:style-name="T192">Data dictionary for </text:span><text:alphabetical-index-mark-start text:id="IMark78961080"/><text:span text:style-name="T192">database</text:span><text:alphabetical-index-mark-end text:id="IMark78961080"/><text:span text:style-name="T192"> </text:span><text:alphabetical-index-mark-start text:id="IMark139527448"/><text:alphabetical-index-mark-start text:id="IMark83028952"/><text:span text:style-name="T192">DGIII</text:span><text:alphabetical-index-mark-end text:id="IMark83028952"/><text:alphabetical-index-mark-start text:id="IMark143176840"/><text:span text:style-name="T192">AI</text:span><text:alphabetical-index-mark-end text:id="IMark143176840"/><text:alphabetical-index-mark-end text:id="IMark139527448"/><text:span text:style-name="T192">. It contains brief descriptions of all </text:span><text:alphabetical-index-mark-start text:id="IMark140957528"/><text:span text:style-name="T192">table</text:span><text:alphabetical-index-mark-end text:id="IMark140957528"/><text:span text:style-name="T192">s, </text:span><text:alphabetical-index-mark-start text:id="IMark51112376"/><text:span text:style-name="T192">program</text:span><text:alphabetical-index-mark-end text:id="IMark51112376"/><text:span text:style-name="T192">s and </text:span><text:alphabetical-index-mark-start text:id="IMark81658856"/><text:span text:style-name="T192">flight</text:span><text:alphabetical-index-mark-end text:id="IMark81658856"/><text:span text:style-name="T192"> </text:span><text:alphabetical-index-mark-start text:id="IMark80675992"/><text:span text:style-name="T192">plan</text:span><text:alphabetical-index-mark-end text:id="IMark80675992"/><text:span text:style-name="T192">s stored in the </text:span><text:alphabetical-index-mark-start text:id="IMark143242088"/><text:span text:style-name="T192">database</text:span><text:alphabetical-index-mark-end text:id="IMark143242088"/><text:span text:style-name="T192">.</text:span></text:p>
      <text:p text:style-name="Text_20_body"/>
      <text:p text:style-name="Text_20_body"/>
      <text:h text:style-name="Heading_20_3" text:outline-level="3"><text:bookmark-start text:name="__RefHeading___Toc6396_1538881673"/><text:span text:style-name="T7">4.3.4.</text:span><text:span text:style-name="T190"> </text:span><text:alphabetical-index-mark-start text:id="IMark78140984"/><text:span text:style-name="T75">sde_experiments</text:span><text:bookmark-end text:name="__RefHeading___Toc6396_1538881673"/><text:alphabetical-index-mark-end text:id="IMark78140984"/></text:h>
      <text:p text:style-name="P19"><text:span text:style-name="T75"/></text:p>
      <text:p text:style-name="P19"><text:span text:style-name="T192">For experimentation purposes, currently concerning with the </text:span><text:alphabetical-index-mark-start text:id="IMark81760744"/><text:span text:style-name="T192">connect</text:span><text:alphabetical-index-mark-end text:id="IMark81760744"/><text:span text:style-name="T192">ion of </text:span><text:alphabetical-index-mark-start text:id="IMark139961320"/><text:alphabetical-index-mark-start text:id="IMark79809560"/><text:span text:style-name="T192">DGIII</text:span><text:alphabetical-index-mark-end text:id="IMark79809560"/><text:alphabetical-index-mark-start text:id="IMark78490696"/><text:span text:style-name="T192">AI</text:span><text:alphabetical-index-mark-end text:id="IMark78490696"/><text:alphabetical-index-mark-end text:id="IMark139961320"/><text:span text:style-name="T192"> with a </text:span><text:alphabetical-index-mark-start text:id="IMark84810728"/><text:span text:style-name="T192">QPU</text:span><text:alphabetical-index-mark-end text:id="IMark84810728"/><text:span text:style-name="T192"> in </text:span><text:alphabetical-index-mark-start text:id="IMark138999672"/><text:span text:style-name="T192">order</text:span><text:alphabetical-index-mark-end text:id="IMark138999672"/><text:span text:style-name="T192"> to obtain true random numbers for simu</text:span><text:alphabetical-index-mark-start text:id="IMark139659752"/><text:span text:style-name="T192">lat</text:span><text:alphabetical-index-mark-end text:id="IMark139659752"/><text:span text:style-name="T192">ion as opposed to the common pseudo - random number generators.</text:span></text:p>
      <text:p text:style-name="Text_20_body"/>
      <text:p text:style-name="Text_20_body"><text:soft-page-break/></text:p>
      <text:h text:style-name="Heading_20_3" text:outline-level="3"><text:bookmark-start text:name="__RefHeading___Toc6398_1538881673"/><text:span text:style-name="T7">4.3.5.</text:span><text:span text:style-name="T190"> </text:span><text:span text:style-name="T75">sde_</text:span><text:alphabetical-index-mark-start text:id="IMark142338712"/><text:span text:style-name="T75">fact</text:span><text:alphabetical-index-mark-end text:id="IMark142338712"/><text:span text:style-name="T75">s</text:span><text:bookmark-end text:name="__RefHeading___Toc6398_1538881673"/></text:h>
      <text:p text:style-name="P19"><text:span text:style-name="T75"/></text:p>
      <text:p text:style-name="P19"><text:span text:style-name="T192">Contains </text:span><text:alphabetical-index-mark-start text:id="IMark137443656"/><text:span text:style-name="T192">fact</text:span><text:alphabetical-index-mark-end text:id="IMark137443656"/><text:span text:style-name="T192">s of the </text:span><text:alphabetical-index-mark-start text:id="IMark139975400"/><text:span text:style-name="T192">expert</text:span><text:alphabetical-index-mark-end text:id="IMark139975400"/><text:span text:style-name="T192"> </text:span><text:alphabetical-index-mark-start text:id="IMark132467208"/><text:span text:style-name="T192">system</text:span><text:alphabetical-index-mark-end text:id="IMark132467208"/><text:span text:style-name="T192">.</text:span></text:p>
      <text:p text:style-name="Text_20_body"/>
      <text:p text:style-name="Text_20_body"/>
      <text:h text:style-name="Heading_20_3" text:outline-level="3"><text:bookmark-start text:name="__RefHeading___Toc6400_1538881673"/><text:span text:style-name="T7">4.3.6.</text:span><text:span text:style-name="T190"> </text:span><text:alphabetical-index-mark-start text:id="IMark133648536"/><text:span text:style-name="T75">sde_mem_</text:span><text:alphabetical-index-mark-start text:id="IMark135356424"/><text:span text:style-name="T75">fact</text:span><text:alphabetical-index-mark-end text:id="IMark135356424"/><text:span text:style-name="T75">s</text:span><text:bookmark-end text:name="__RefHeading___Toc6400_1538881673"/><text:alphabetical-index-mark-end text:id="IMark133648536"/></text:h>
      <text:p text:style-name="P19"><text:span text:style-name="T75"/></text:p>
      <text:p text:style-name="P19"><text:alphabetical-index-mark-start text:id="IMark80689432"/><text:span text:style-name="T192">Default</text:span><text:alphabetical-index-mark-end text:id="IMark80689432"/><text:span text:style-name="T192"> </text:span><text:alphabetical-index-mark-start text:id="IMark140978200"/><text:span text:style-name="T192">fact</text:span><text:alphabetical-index-mark-end text:id="IMark140978200"/><text:span text:style-name="T192">s and their </text:span><text:alphabetical-index-mark-start text:id="IMark78191336"/><text:span text:style-name="T192">value</text:span><text:alphabetical-index-mark-end text:id="IMark78191336"/><text:span text:style-name="T192">s.</text:span></text:p>
      <text:p text:style-name="Text_20_body"/>
      <text:p text:style-name="Text_20_body"/>
      <text:h text:style-name="Heading_20_3" text:outline-level="3"><text:bookmark-start text:name="__RefHeading___Toc6402_1538881673"/><text:span text:style-name="T7">4.3.7.</text:span><text:span text:style-name="T190"> </text:span><text:alphabetical-index-mark-start text:id="IMark77930328"/><text:span text:style-name="T75">sde_</text:span><text:alphabetical-index-mark-start text:id="IMark140239512"/><text:span text:style-name="T75">prg</text:span><text:alphabetical-index-mark-end text:id="IMark140239512"/><text:span text:style-name="T75">_</text:span><text:alphabetical-index-mark-start text:id="IMark136206664"/><text:span text:style-name="T75">rule</text:span><text:alphabetical-index-mark-end text:id="IMark136206664"/><text:span text:style-name="T75">s</text:span><text:bookmark-end text:name="__RefHeading___Toc6402_1538881673"/><text:alphabetical-index-mark-end text:id="IMark77930328"/></text:h>
      <text:p text:style-name="P19"><text:span text:style-name="T75"/></text:p>
      <text:p text:style-name="P19"><text:span text:style-name="T193">Sets of </text:span><text:alphabetical-index-mark-start text:id="IMark134905080"/><text:span text:style-name="T193">rule</text:span><text:alphabetical-index-mark-end text:id="IMark134905080"/><text:span text:style-name="T193">s (</text:span><text:alphabetical-index-mark-start text:id="IMark131948232"/><text:span text:style-name="T193">program</text:span><text:alphabetical-index-mark-end text:id="IMark131948232"/><text:span text:style-name="T193">s) that are </text:span><text:alphabetical-index-mark-start text:id="IMark137211624"/><text:span text:style-name="T193">load</text:span><text:alphabetical-index-mark-end text:id="IMark137211624"/><text:span text:style-name="T193">ed into </text:span><text:alphabetical-index-mark-start text:id="IMark139192392"/><text:span text:style-name="T82">sde_</text:span><text:alphabetical-index-mark-start text:id="IMark51296600"/><text:span text:style-name="T82">rule</text:span><text:alphabetical-index-mark-end text:id="IMark51296600"/><text:span text:style-name="T82">s</text:span><text:alphabetical-index-mark-end text:id="IMark139192392"/><text:span text:style-name="T193"> on demand.</text:span></text:p>
      <text:p text:style-name="Text_20_body"/>
      <text:p text:style-name="Text_20_body"/>
      <text:h text:style-name="Heading_20_3" text:outline-level="3"><text:bookmark-start text:name="__RefHeading___Toc6404_1538881673"/><text:span text:style-name="T7">4.3.8.</text:span><text:span text:style-name="T190"> </text:span><text:alphabetical-index-mark-start text:id="IMark135570088"/><text:span text:style-name="T75">sde_</text:span><text:alphabetical-index-mark-start text:id="IMark134381432"/><text:span text:style-name="T75">prg</text:span><text:alphabetical-index-mark-end text:id="IMark134381432"/><text:span text:style-name="T75">_</text:span><text:alphabetical-index-mark-start text:id="IMark137459416"/><text:span text:style-name="T75">wpt</text:span><text:bookmark-end text:name="__RefHeading___Toc6404_1538881673"/><text:alphabetical-index-mark-end text:id="IMark137459416"/><text:alphabetical-index-mark-end text:id="IMark135570088"/></text:h>
      <text:p text:style-name="P19"><text:span text:style-name="T75"/></text:p>
      <text:p text:style-name="P19"><text:span text:style-name="T193">Sets </text:span><text:alphabetical-index-mark-start text:id="IMark81264488"/><text:span text:style-name="T193">AI</text:span><text:alphabetical-index-mark-end text:id="IMark81264488"/><text:span text:style-name="T193"> </text:span><text:alphabetical-index-mark-start text:id="IMark78951672"/><text:span text:style-name="T193">plan</text:span><text:alphabetical-index-mark-end text:id="IMark78951672"/><text:span text:style-name="T193">s that are </text:span><text:alphabetical-index-mark-start text:id="IMark136827864"/><text:span text:style-name="T193">load</text:span><text:alphabetical-index-mark-end text:id="IMark136827864"/><text:span text:style-name="T193">ed into </text:span><text:alphabetical-index-mark-start text:id="IMark69466312"/><text:span text:style-name="T193">sde_</text:span><text:alphabetical-index-mark-start text:id="IMark142982632"/><text:span text:style-name="T193">wpt</text:span><text:alphabetical-index-mark-end text:id="IMark142982632"/><text:alphabetical-index-mark-end text:id="IMark69466312"/><text:span text:style-name="T193"> on demand.</text:span></text:p>
      <text:p text:style-name="Text_20_body"/>
      <text:p text:style-name="Text_20_body"/>
      <text:h text:style-name="Heading_20_3" text:outline-level="3"><text:bookmark-start text:name="__RefHeading___Toc6406_1538881673"/><text:span text:style-name="T7">4.3.9.</text:span><text:span text:style-name="T190"> </text:span><text:alphabetical-index-mark-start text:id="IMark135313368"/><text:span text:style-name="T75">sde_</text:span><text:alphabetical-index-mark-start text:id="IMark139265496"/><text:span text:style-name="T75">rule</text:span><text:alphabetical-index-mark-end text:id="IMark139265496"/><text:span text:style-name="T75">s</text:span><text:bookmark-end text:name="__RefHeading___Toc6406_1538881673"/><text:alphabetical-index-mark-end text:id="IMark135313368"/></text:h>
      <text:p text:style-name="P19"><text:span text:style-name="T75"/></text:p>
      <text:p text:style-name="P19"><text:span text:style-name="T193">Contains the </text:span><text:alphabetical-index-mark-start text:id="IMark68159736"/><text:span text:style-name="T193">rule</text:span><text:alphabetical-index-mark-end text:id="IMark68159736"/><text:span text:style-name="T193">s in use at any given </text:span><text:alphabetical-index-mark-start text:id="IMark135581928"/><text:span text:style-name="T193">time</text:span><text:alphabetical-index-mark-end text:id="IMark135581928"/><text:span text:style-name="T193">.</text:span></text:p>
      <text:p text:style-name="Text_20_body"/>
      <text:p text:style-name="Text_20_body"/>
      <text:h text:style-name="Heading_20_3" text:outline-level="3"><text:bookmark-start text:name="__RefHeading___Toc6408_1538881673"/><text:span text:style-name="T7">4.3.10.</text:span><text:span text:style-name="T190"> </text:span><text:alphabetical-index-mark-start text:id="IMark51817288"/><text:span text:style-name="T75">sde_</text:span><text:alphabetical-index-mark-start text:id="IMark133924552"/><text:span text:style-name="T75">wpt</text:span><text:bookmark-end text:name="__RefHeading___Toc6408_1538881673"/><text:alphabetical-index-mark-end text:id="IMark133924552"/><text:alphabetical-index-mark-end text:id="IMark51817288"/></text:h>
      <text:p text:style-name="P19"><text:span text:style-name="T75"/></text:p>
      <text:p text:style-name="P19"><text:soft-page-break/><text:span text:style-name="T193">Contains the </text:span><text:alphabetical-index-mark-start text:id="IMark82910504"/><text:span text:style-name="T193">AI</text:span><text:alphabetical-index-mark-end text:id="IMark82910504"/><text:span text:style-name="T193"> </text:span><text:alphabetical-index-mark-start text:id="IMark59682504"/><text:span text:style-name="T193">plan</text:span><text:alphabetical-index-mark-end text:id="IMark59682504"/><text:span text:style-name="T193">s in use at any given </text:span><text:alphabetical-index-mark-start text:id="IMark133390824"/><text:span text:style-name="T193">time</text:span><text:alphabetical-index-mark-end text:id="IMark133390824"/><text:span text:style-name="T193">.</text:span></text:p>
      <text:p text:style-name="Text_20_body"/>
      <text:p text:style-name="Text_20_body"/>
      <text:p text:style-name="Text_20_body">All these <text:alphabetical-index-mark-start text:id="IMark77620776"/>table<text:alphabetical-index-mark-end text:id="IMark77620776"/>s are important, but the most important ones are <text:span text:style-name="T75">sde_</text:span><text:alphabetical-index-mark-start text:id="IMark139560440"/><text:span text:style-name="T75">fact</text:span><text:alphabetical-index-mark-end text:id="IMark139560440"/><text:span text:style-name="T75">s</text:span> and <text:alphabetical-index-mark-start text:id="IMark81710664"/><text:span text:style-name="T75">sde_</text:span><text:alphabetical-index-mark-start text:id="IMark137236648"/><text:span text:style-name="T75">rule</text:span><text:alphabetical-index-mark-end text:id="IMark137236648"/><text:span text:style-name="T75">s</text:span><text:alphabetical-index-mark-end text:id="IMark81710664"/>. Most other <text:alphabetical-index-mark-start text:id="IMark139947416"/>table<text:alphabetical-index-mark-end text:id="IMark139947416"/>s are derivatives of these for special purposes.</text:p>
      <text:p text:style-name="Text_20_body"/>
      <text:p text:style-name="Text_20_body">When the ship starts up, <text:alphabetical-index-mark-start text:id="IMark134374360"/>Exsys<text:alphabetical-index-mark-end text:id="IMark134374360"/> purges the data contained in <text:span text:style-name="T75">sde_</text:span><text:alphabetical-index-mark-start text:id="IMark140753544"/><text:span text:style-name="T75">fact</text:span><text:alphabetical-index-mark-end text:id="IMark140753544"/><text:span text:style-name="T75">s</text:span> and <text:alphabetical-index-mark-start text:id="IMark134490792"/>load<text:alphabetical-index-mark-end text:id="IMark134490792"/>s the <text:alphabetical-index-mark-start text:id="IMark139530280"/>default<text:alphabetical-index-mark-end text:id="IMark139530280"/> <text:alphabetical-index-mark-start text:id="IMark132086984"/>value<text:alphabetical-index-mark-end text:id="IMark132086984"/>s stored in <text:alphabetical-index-mark-start text:id="IMark79424088"/><text:span text:style-name="T75">sde_mem_</text:span><text:alphabetical-index-mark-start text:id="IMark137912584"/><text:span text:style-name="T75">fact</text:span><text:alphabetical-index-mark-end text:id="IMark137912584"/><text:span text:style-name="T75">s</text:span><text:alphabetical-index-mark-end text:id="IMark79424088"/>. Then, as <text:alphabetical-index-mark-start text:id="IMark139039128"/>rule<text:alphabetical-index-mark-end text:id="IMark139039128"/>s start to be <text:alphabetical-index-mark-start text:id="IMark81459672"/>load<text:alphabetical-index-mark-end text:id="IMark81459672"/>ed and enforced, it modifies those <text:alphabetical-index-mark-start text:id="IMark138399656"/>value<text:alphabetical-index-mark-end text:id="IMark138399656"/>s in <text:span text:style-name="T75">sde_</text:span><text:alphabetical-index-mark-start text:id="IMark143482216"/><text:span text:style-name="T75">fact</text:span><text:alphabetical-index-mark-end text:id="IMark143482216"/><text:span text:style-name="T75">s</text:span> in real <text:alphabetical-index-mark-start text:id="IMark77924968"/>time<text:alphabetical-index-mark-end text:id="IMark77924968"/>.</text:p>
      <text:p text:style-name="Text_20_body"/>
      <text:p text:style-name="Text_20_body">A certain number of <text:alphabetical-index-mark-start text:id="IMark80675992"/>rule<text:alphabetical-index-mark-end text:id="IMark80675992"/>s, identified by a field <text:alphabetical-index-mark-start text:id="IMark77622296"/><text:span text:style-name="T75">Context</text:span><text:alphabetical-index-mark-end text:id="IMark77622296"/><text:span text:style-name="T75"> = ‘ship’</text:span> are always kept in <text:alphabetical-index-mark-start text:id="IMark143242088"/><text:span text:style-name="T75">sde_</text:span><text:alphabetical-index-mark-start text:id="IMark132740360"/><text:span text:style-name="T75">rule</text:span><text:alphabetical-index-mark-end text:id="IMark132740360"/><text:span text:style-name="T75">s</text:span><text:alphabetical-index-mark-end text:id="IMark143242088"/>, no matter what. These <text:alphabetical-index-mark-start text:id="IMark79597544"/>rule<text:alphabetical-index-mark-end text:id="IMark79597544"/>s are the most essential ones and include <text:alphabetical-index-mark-start text:id="IMark80721832"/>rule<text:alphabetical-index-mark-end text:id="IMark80721832"/>s that <text:alphabetical-index-mark-start text:id="IMark134064136"/>load<text:alphabetical-index-mark-end text:id="IMark134064136"/> other sets of <text:alphabetical-index-mark-start text:id="IMark81447576"/>rule<text:alphabetical-index-mark-end text:id="IMark81447576"/>s or <text:alphabetical-index-mark-start text:id="IMark142334632"/>program<text:alphabetical-index-mark-end text:id="IMark142334632"/>s, ident<text:span text:style-name="T204">i</text:span>fied by a common <text:alphabetical-index-mark-start text:id="IMark80924376"/><text:span text:style-name="T75">Context</text:span><text:alphabetical-index-mark-end text:id="IMark80924376"/> <text:alphabetical-index-mark-start text:id="IMark79106792"/>value<text:alphabetical-index-mark-end text:id="IMark79106792"/>.</text:p>
      <text:p text:style-name="Text_20_body"/>
      <text:p text:style-name="Text_20_body"/>
      <text:h text:style-name="Heading_20_3" text:outline-level="3"><text:bookmark-start text:name="__RefHeading___Toc6410_1538881673"/><text:span text:style-name="T1">4.3.11.</text:span> <text:alphabetical-index-mark-start text:id="IMark138999672"/>Structure<text:alphabetical-index-mark-end text:id="IMark138999672"/> of <text:span text:style-name="T75">sde_</text:span><text:alphabetical-index-mark-start text:id="IMark82801496"/><text:span text:style-name="T81">fact</text:span><text:alphabetical-index-mark-end text:id="IMark82801496"/><text:span text:style-name="T81">s</text:span><text:bookmark-end text:name="__RefHeading___Toc6410_1538881673"/></text:h>
      <text:p text:style-name="Text_20_body"/>
      <text:p text:style-name="Text_20_body"><text:span text:style-name="T1">4.3.11.</text:span><text:span text:style-name="T8">1.</text:span><text:span text:style-name="T1"> </text:span><text:span text:style-name="T75">Id</text:span>: <text:alphabetical-index-mark-start text:id="IMark139152072"/>primary<text:alphabetical-index-mark-end text:id="IMark139152072"/> <text:alphabetical-index-mark-start text:id="IMark77665704"/>key<text:alphabetical-index-mark-end text:id="IMark77665704"/>. This is an unique number that un<text:alphabetical-index-mark-start text:id="IMark142338712"/>equ<text:alphabetical-index-mark-end text:id="IMark142338712"/>ivocally identifies each <text:alphabetical-index-mark-start text:id="IMark73680280"/>record<text:alphabetical-index-mark-end text:id="IMark73680280"/> corresponding to a <text:alphabetical-index-mark-start text:id="IMark140995576"/>fact<text:alphabetical-index-mark-end text:id="IMark140995576"/>.</text:p>
      <text:p text:style-name="Text_20_body"/>
      <text:p text:style-name="Text_20_body"/>
      <text:p text:style-name="Text_20_body"><text:span text:style-name="T1">4.3.11.</text:span><text:span text:style-name="T8">2.</text:span><text:span text:style-name="T1"> </text:span><text:alphabetical-index-mark-start text:id="IMark141636024"/><text:span text:style-name="T75">Context</text:span><text:alphabetical-index-mark-end text:id="IMark141636024"/>: identifies sets of <text:alphabetical-index-mark-start text:id="IMark137618136"/>fact<text:alphabetical-index-mark-end text:id="IMark137618136"/>s. All <text:alphabetical-index-mark-start text:id="IMark138094920"/>fact<text:alphabetical-index-mark-end text:id="IMark138094920"/>s with <text:alphabetical-index-mark-start text:id="IMark139940808"/><text:span text:style-name="T75">Context</text:span><text:alphabetical-index-mark-end text:id="IMark139940808"/><text:span text:style-name="T75"> = ‘ship’</text:span> are permanently stored in this <text:alphabetical-index-mark-start text:id="IMark133953896"/>table<text:alphabetical-index-mark-end text:id="IMark133953896"/>.</text:p>
      <text:p text:style-name="Text_20_body"/>
      <text:p text:style-name="Text_20_body"/>
      <text:p text:style-name="Text_20_body"><text:span text:style-name="T1">4.3.11.</text:span><text:span text:style-name="T8">3.</text:span><text:span text:style-name="T1"> </text:span><text:alphabetical-index-mark-start text:id="IMark80689432"/><text:span text:style-name="T75">Status</text:span><text:alphabetical-index-mark-end text:id="IMark80689432"/>: this field, in the case of this <text:alphabetical-index-mark-start text:id="IMark140978200"/>table<text:alphabetical-index-mark-end text:id="IMark140978200"/> indicates <text:alphabetical-index-mark-start text:id="IMark78191336"/>Exsys<text:alphabetical-index-mark-end text:id="IMark78191336"/> how it should handle each <text:alphabetical-index-mark-start text:id="IMark142086664"/>fact<text:alphabetical-index-mark-end text:id="IMark142086664"/> depending on the stage of each <text:alphabetical-index-mark-start text:id="IMark142284232"/>inference<text:alphabetical-index-mark-end text:id="IMark142284232"/> <text:alphabetical-index-mark-start text:id="IMark51407624"/>iteration<text:alphabetical-index-mark-end text:id="IMark51407624"/>.</text:p>
      <text:p text:style-name="Text_20_body"/>
      <text:p text:style-name="Text_20_body"/>
      <text:p text:style-name="Text_20_body"><text:span text:style-name="T1">4.3.11.</text:span><text:span text:style-name="T8">4.</text:span><text:span text:style-name="T1"> </text:span><text:alphabetical-index-mark-start text:id="IMark136206664"/><text:span text:style-name="T75">Item</text:span><text:alphabetical-index-mark-end text:id="IMark136206664"/>: the name of the <text:alphabetical-index-mark-start text:id="IMark81765592"/>fact<text:alphabetical-index-mark-end text:id="IMark81765592"/> in question. Many <text:alphabetical-index-mark-start text:id="IMark134848248"/>fact<text:alphabetical-index-mark-end text:id="IMark134848248"/>s have the same or very similar name as the <text:alphabetical-index-mark-start text:id="IMark77930328"/>argument<text:alphabetical-index-mark-end text:id="IMark77930328"/>s of <text:alphabetical-index-mark-start text:id="IMark136758616"/>OAPI<text:alphabetical-index-mark-end text:id="IMark136758616"/> because are internal <text:alphabetical-index-mark-start text:id="IMark133087144"/>KB<text:alphabetical-index-mark-end text:id="IMark133087144"/> <text:alphabetical-index-mark-start text:id="IMark136778280"/>representation<text:alphabetical-index-mark-end text:id="IMark136778280"/>s of those <text:alphabetical-index-mark-start text:id="IMark132657400"/>argument<text:alphabetical-index-mark-end text:id="IMark132657400"/>s.</text:p>
      <text:p text:style-name="Text_20_body"/>
      <text:p text:style-name="Text_20_body"><text:soft-page-break/></text:p>
      <text:p text:style-name="Text_20_body"><text:span text:style-name="T1">4.3.11.</text:span><text:span text:style-name="T8">5.</text:span><text:span text:style-name="T1"> </text:span><text:alphabetical-index-mark-start text:id="IMark81454392"/><text:span text:style-name="T75">Value</text:span><text:alphabetical-index-mark-end text:id="IMark81454392"/>: the numeric <text:alphabetical-index-mark-start text:id="IMark143399832"/>value<text:alphabetical-index-mark-end text:id="IMark143399832"/> of the <text:alphabetical-index-mark-start text:id="IMark136268184"/>fact<text:alphabetical-index-mark-end text:id="IMark136268184"/> that corresponds to a given <text:alphabetical-index-mark-start text:id="IMark69085256"/>record<text:alphabetical-index-mark-end text:id="IMark69085256"/>.</text:p>
      <text:p text:style-name="Text_20_body"/>
      <text:p text:style-name="Text_20_body"/>
      <text:p text:style-name="Text_20_body"><text:span text:style-name="T1">4.3.11.</text:span><text:span text:style-name="T8">6.</text:span><text:span text:style-name="T1"> </text:span>Prob: the <text:alphabetical-index-mark-start text:id="IMark136484328"/>probability<text:alphabetical-index-mark-end text:id="IMark136484328"/> associated with the interpretation of a given <text:alphabetical-index-mark-start text:id="IMark140856280"/>fact<text:alphabetical-index-mark-end text:id="IMark140856280"/>. Normally this <text:alphabetical-index-mark-start text:id="IMark132472680"/>value<text:alphabetical-index-mark-end text:id="IMark132472680"/> is 1 (one), which means that the <text:alphabetical-index-mark-start text:id="IMark80635864"/>fact<text:alphabetical-index-mark-end text:id="IMark80635864"/> will be taken into consideration by the <text:alphabetical-index-mark-start text:id="IMark141625064"/><text:alphabetical-index-mark-start text:id="IMark81264488"/>AI<text:alphabetical-index-mark-end text:id="IMark81264488"/>E<text:alphabetical-index-mark-end text:id="IMark141625064"/> every <text:alphabetical-index-mark-start text:id="IMark78951672"/>time<text:alphabetical-index-mark-end text:id="IMark78951672"/>.</text:p>
      <text:p text:style-name="Text_20_body"/>
      <text:p text:style-name="Text_20_body"/>
      <text:p text:style-name="Text_20_body"><text:span text:style-name="T1">4.3.11.</text:span><text:span text:style-name="T8">7.</text:span><text:span text:style-name="T1"> </text:span><text:span text:style-name="T75">Asoc</text:span>: if this <text:alphabetical-index-mark-start text:id="IMark139701960"/>value<text:alphabetical-index-mark-end text:id="IMark139701960"/> <text:alphabetical-index-mark-start text:id="IMark138066616"/>equ<text:alphabetical-index-mark-end text:id="IMark138066616"/>als 1, <text:alphabetical-index-mark-start text:id="IMark142106584"/>statistic<text:alphabetical-index-mark-end text:id="IMark142106584"/>al analysis regarding the associated <text:alphabetical-index-mark-start text:id="IMark138362072"/>fact<text:alphabetical-index-mark-end text:id="IMark138362072"/> could be performed.</text:p>
      <text:p text:style-name="Text_20_body"/>
      <text:p text:style-name="Text_20_body"/>
      <text:p text:style-name="Text_20_body"><text:span text:style-name="T9">4.3.11.</text:span><text:span text:style-name="T12">8</text:span><text:span text:style-name="T8">.</text:span><text:span text:style-name="T9"> </text:span><text:span text:style-name="T80">sde_</text:span><text:alphabetical-index-mark-start text:id="IMark82728552"/><text:span text:style-name="T80">fact</text:span><text:alphabetical-index-mark-end text:id="IMark82728552"/><text:span text:style-name="T80">s</text:span><text:span text:style-name="T194"> </text:span><text:alphabetical-index-mark-start text:id="IMark135581928"/><text:span text:style-name="T194">record</text:span><text:alphabetical-index-mark-end text:id="IMark135581928"/><text:span text:style-name="T194"> </text:span><text:alphabetical-index-mark-start text:id="IMark135459064"/><text:span text:style-name="T194">example</text:span><text:alphabetical-index-mark-end text:id="IMark135459064"/><text:span text:style-name="T194">: t</text:span>his is an actual <text:alphabetical-index-mark-start text:id="IMark20082360"/>example<text:alphabetical-index-mark-end text:id="IMark20082360"/> of the contents of one field in <text:span text:style-name="T75">sde_</text:span><text:alphabetical-index-mark-start text:id="IMark136200696"/><text:span text:style-name="T75">fact</text:span><text:alphabetical-index-mark-end text:id="IMark136200696"/><text:span text:style-name="T75">s</text:span> <text:span text:style-name="T203">(see also [</text:span><text:span text:style-name="T13">4.3.12.8.</text:span><text:span text:style-name="T57">]</text:span><text:span text:style-name="T203">)</text:span>:</text:p>
      <text:p text:style-name="Text_20_body"/>
      <text:list xml:id="list3499964048447068317" text:style-name="L3">
        <text:list-item>
          <text:p text:style-name="P8">Id = 1</text:p>
          <text:p text:style-name="P8"/>
        </text:list-item>
        <text:list-item>
          <text:p text:style-name="P8"><text:alphabetical-index-mark-start text:id="IMark81306728"/>Context<text:alphabetical-index-mark-end text:id="IMark81306728"/> = ‘ship’</text:p>
          <text:p text:style-name="P8"/>
        </text:list-item>
        <text:list-item>
          <text:p text:style-name="P8"><text:alphabetical-index-mark-start text:id="IMark139560440"/>Status<text:alphabetical-index-mark-end text:id="IMark139560440"/> = ‘<text:alphabetical-index-mark-start text:id="IMark78241304"/>sentodb<text:alphabetical-index-mark-end text:id="IMark78241304"/>’</text:p>
          <text:p text:style-name="P8"/>
        </text:list-item>
        <text:list-item>
          <text:p text:style-name="P8"><text:alphabetical-index-mark-start text:id="IMark140272296"/>Item<text:alphabetical-index-mark-end text:id="IMark140272296"/> = ‘is_first_<text:alphabetical-index-mark-start text:id="IMark81710664"/>iteration<text:alphabetical-index-mark-end text:id="IMark81710664"/>’</text:p>
          <text:p text:style-name="P8"/>
        </text:list-item>
        <text:list-item>
          <text:p text:style-name="P8"><text:alphabetical-index-mark-start text:id="IMark141884728"/>Value<text:alphabetical-index-mark-end text:id="IMark141884728"/> = 582</text:p>
          <text:p text:style-name="P8"/>
        </text:list-item>
        <text:list-item>
          <text:p text:style-name="P8">Prob = 1</text:p>
          <text:p text:style-name="P8"/>
        </text:list-item>
        <text:list-item>
          <text:p text:style-name="P8">Asoc = 0</text:p>
        </text:list-item>
      </text:list>
      <text:p text:style-name="Text_20_body"/>
      <text:p text:style-name="Text_20_body"><text:soft-page-break/><text:span text:style-name="T75">Id = 1</text:span> means that this is the first <text:alphabetical-index-mark-start text:id="IMark78961080"/>record<text:alphabetical-index-mark-end text:id="IMark78961080"/> contained in the data <text:alphabetical-index-mark-start text:id="IMark138399656"/>table<text:alphabetical-index-mark-end text:id="IMark138399656"/>. <text:span text:style-name="T75">Id</text:span> is always the <text:alphabetical-index-mark-start text:id="IMark81459672"/>primary<text:alphabetical-index-mark-end text:id="IMark81459672"/> <text:alphabetical-index-mark-start text:id="IMark139039128"/>key<text:alphabetical-index-mark-end text:id="IMark139039128"/> in the <text:alphabetical-index-mark-start text:id="IMark79424088"/>table<text:alphabetical-index-mark-end text:id="IMark79424088"/>s of this <text:alphabetical-index-mark-start text:id="IMark83028952"/>KB<text:alphabetical-index-mark-end text:id="IMark83028952"/>.</text:p>
      <text:p text:style-name="Text_20_body"/>
      <text:p text:style-name="Text_20_body"><text:alphabetical-index-mark-start text:id="IMark81658856"/><text:span text:style-name="T75">Context</text:span><text:alphabetical-index-mark-end text:id="IMark81658856"/><text:span text:style-name="T75"> = ‘ship’</text:span> means that it is a <text:alphabetical-index-mark-start text:id="IMark51112376"/>fact<text:alphabetical-index-mark-end text:id="IMark51112376"/> – i.e. a <text:alphabetical-index-mark-start text:id="IMark80675992"/>record<text:alphabetical-index-mark-end text:id="IMark80675992"/> – that will not be <text:alphabetical-index-mark-start text:id="IMark135734680"/><text:alphabetical-index-mark-start text:id="IMark77622296"/>delete<text:alphabetical-index-mark-end text:id="IMark77622296"/><text:alphabetical-index-mark-end text:id="IMark135734680"/>d from the <text:alphabetical-index-mark-start text:id="IMark83213864"/>table<text:alphabetical-index-mark-end text:id="IMark83213864"/>, no matter what. Its <text:alphabetical-index-mark-start text:id="IMark78140984"/><text:span text:style-name="T75">Value</text:span><text:alphabetical-index-mark-end text:id="IMark78140984"/> field may change, but the <text:alphabetical-index-mark-start text:id="IMark140883544"/>record<text:alphabetical-index-mark-end text:id="IMark140883544"/> will stay.</text:p>
      <text:p text:style-name="Text_20_body"/>
      <text:p text:style-name="Text_20_body"><text:alphabetical-index-mark-start text:id="IMark79597544"/><text:span text:style-name="T75">Status</text:span><text:alphabetical-index-mark-end text:id="IMark79597544"/><text:span text:style-name="T75"> = ‘</text:span><text:alphabetical-index-mark-start text:id="IMark143242088"/><text:span text:style-name="T75">sentodb</text:span><text:alphabetical-index-mark-end text:id="IMark143242088"/><text:span text:style-name="T75">’</text:span> means that the first step of the data gathering from the <text:alphabetical-index-mark-start text:id="IMark138901528"/>OAPI<text:alphabetical-index-mark-end text:id="IMark138901528"/> has been completed and this <text:alphabetical-index-mark-start text:id="IMark139862904"/>value<text:alphabetical-index-mark-end text:id="IMark139862904"/> is ready for interpretation.</text:p>
      <text:p text:style-name="Text_20_body"/>
      <text:p text:style-name="Text_20_body"><text:alphabetical-index-mark-start text:id="IMark139659752"/><text:span text:style-name="T75">Item</text:span><text:alphabetical-index-mark-end text:id="IMark139659752"/><text:span text:style-name="T75"> = ‘is_first_</text:span><text:alphabetical-index-mark-start text:id="IMark138999672"/><text:span text:style-name="T75">iteration</text:span><text:alphabetical-index-mark-end text:id="IMark138999672"/><text:span text:style-name="T75">’</text:span>. This is one of the <text:alphabetical-index-mark-start text:id="IMark140229528"/>counter<text:alphabetical-index-mark-end text:id="IMark140229528"/>s that is <text:alphabetical-index-mark-start text:id="IMark142575560"/>increment<text:alphabetical-index-mark-end text:id="IMark142575560"/>ed on each interpretation <text:alphabetical-index-mark-start text:id="IMark82801496"/>iteration<text:alphabetical-index-mark-end text:id="IMark82801496"/> made by the <text:alphabetical-index-mark-start text:id="IMark133170216"/><text:alphabetical-index-mark-start text:id="IMark141158488"/>AI<text:alphabetical-index-mark-end text:id="IMark141158488"/>E<text:alphabetical-index-mark-end text:id="IMark133170216"/>. Once each <text:alphabetical-index-mark-start text:id="IMark139536568"/>iteration<text:alphabetical-index-mark-end text:id="IMark139536568"/> is completed, the <text:alphabetical-index-mark-start text:id="IMark81284104"/><text:span text:style-name="T75">Value</text:span><text:alphabetical-index-mark-end text:id="IMark81284104"/> associated to the <text:alphabetical-index-mark-start text:id="IMark136657816"/>fact<text:alphabetical-index-mark-end text:id="IMark136657816"/> identified by this <text:alphabetical-index-mark-start text:id="IMark137891896"/>Item<text:alphabetical-index-mark-end text:id="IMark137891896"/> name will be <text:alphabetical-index-mark-start text:id="IMark79807384"/>increment<text:alphabetical-index-mark-end text:id="IMark79807384"/>ed.</text:p>
      <text:p text:style-name="Text_20_body"/>
      <text:p text:style-name="Text_20_body"><text:alphabetical-index-mark-start text:id="IMark141657784"/><text:span text:style-name="T75">Value</text:span><text:alphabetical-index-mark-end text:id="IMark141657784"/><text:span text:style-name="T75"> = 582</text:span>, means that 581 <text:alphabetical-index-mark-start text:id="IMark139975400"/>iteration<text:alphabetical-index-mark-end text:id="IMark139975400"/>s have been performed and the current one is number 582. This is important because the <text:alphabetical-index-mark-start text:id="IMark137443656"/>value<text:alphabetical-index-mark-end text:id="IMark137443656"/> associated to the <text:span text:style-name="T75">is_first_</text:span><text:alphabetical-index-mark-start text:id="IMark139706552"/><text:span text:style-name="T75">iteration</text:span><text:alphabetical-index-mark-end text:id="IMark139706552"/> <text:alphabetical-index-mark-start text:id="IMark132467208"/>fact<text:alphabetical-index-mark-end text:id="IMark132467208"/> is used to <text:alphabetical-index-mark-start text:id="IMark139479752"/>load<text:alphabetical-index-mark-end text:id="IMark139479752"/> in <text:alphabetical-index-mark-start text:id="IMark142604072"/>s<text:alphabetical-index-mark-start text:id="IMark131858440"/>equ<text:alphabetical-index-mark-end text:id="IMark131858440"/>ence<text:alphabetical-index-mark-end text:id="IMark142604072"/> various sets or <text:alphabetical-index-mark-start text:id="IMark135356424"/>program<text:alphabetical-index-mark-end text:id="IMark135356424"/>s of <text:alphabetical-index-mark-start text:id="IMark138094920"/>rule<text:alphabetical-index-mark-end text:id="IMark138094920"/>s r<text:alphabetical-index-mark-start text:id="IMark137618136"/>equ<text:alphabetical-index-mark-end text:id="IMark137618136"/>ired, among other things.</text:p>
      <text:p text:style-name="Text_20_body"/>
      <text:p text:style-name="Text_20_body"><text:span text:style-name="T75">Prob = 1</text:span> means that this <text:alphabetical-index-mark-start text:id="IMark69374632"/>fact<text:alphabetical-index-mark-end text:id="IMark69374632"/> will always be taken into account.</text:p>
      <text:p text:style-name="Text_20_body"/>
      <text:p text:style-name="Text_20_body"><text:span text:style-name="T75">Asoc = 0</text:span> means that no stats will be <text:alphabetical-index-mark-start text:id="IMark139351704"/>calcu<text:alphabetical-index-mark-start text:id="IMark34423128"/>lat<text:alphabetical-index-mark-end text:id="IMark34423128"/>e<text:alphabetical-index-mark-end text:id="IMark139351704"/>d based on this particular <text:alphabetical-index-mark-start text:id="IMark142284232"/>fact<text:alphabetical-index-mark-end text:id="IMark142284232"/>.</text:p>
      <text:p text:style-name="Text_20_body"/>
      <text:p text:style-name="Text_20_body"/>
      <text:h text:style-name="Heading_20_3" text:outline-level="3"><text:bookmark-start text:name="__RefHeading___Toc6412_1538881673"/><text:span text:style-name="T1">4.3.1</text:span><text:span text:style-name="T8">2</text:span><text:span text:style-name="T1">.</text:span> <text:alphabetical-index-mark-start text:id="IMark140239512"/>Structure<text:alphabetical-index-mark-end text:id="IMark140239512"/> of <text:alphabetical-index-mark-start text:id="IMark81909224"/><text:span text:style-name="T75">sde_</text:span><text:alphabetical-index-mark-start text:id="IMark131945032"/><text:span text:style-name="T75">rule</text:span><text:alphabetical-index-mark-end text:id="IMark131945032"/><text:span text:style-name="T75">s</text:span><text:bookmark-end text:name="__RefHeading___Toc6412_1538881673"/><text:alphabetical-index-mark-end text:id="IMark81909224"/></text:h>
      <text:p text:style-name="Text_20_body"/>
      <text:p text:style-name="Text_20_body"><text:span text:style-name="T9">4.3.1</text:span><text:span text:style-name="T1">2</text:span><text:span text:style-name="T9">.</text:span><text:span text:style-name="T8">1.</text:span> <text:span text:style-name="T75">Id</text:span>: <text:alphabetical-index-mark-start text:id="IMark77930328"/>primary<text:alphabetical-index-mark-end text:id="IMark77930328"/> <text:alphabetical-index-mark-start text:id="IMark134848248"/>key<text:alphabetical-index-mark-end text:id="IMark134848248"/> of the <text:alphabetical-index-mark-start text:id="IMark81765592"/>table<text:alphabetical-index-mark-end text:id="IMark81765592"/>.</text:p>
      <text:p text:style-name="Text_20_body"/>
      <text:p text:style-name="Text_20_body"/>
      <text:p text:style-name="Text_20_body"><text:span text:style-name="T9">4.3.1</text:span><text:span text:style-name="T10">2</text:span><text:span text:style-name="T9">.</text:span><text:span text:style-name="T11">2</text:span><text:span text:style-name="T8">.</text:span><text:span text:style-name="T195"> </text:span><text:alphabetical-index-mark-start text:id="IMark136268184"/><text:span text:style-name="T78">Context</text:span><text:alphabetical-index-mark-end text:id="IMark136268184"/><text:span text:style-name="T195">: identifies sets of </text:span><text:alphabetical-index-mark-start text:id="IMark69085256"/><text:span text:style-name="T195">rule</text:span><text:alphabetical-index-mark-end text:id="IMark69085256"/><text:span text:style-name="T195">s grouped into </text:span><text:alphabetical-index-mark-start text:id="IMark143399832"/><text:span text:style-name="T195">program</text:span><text:alphabetical-index-mark-end text:id="IMark143399832"/><text:span text:style-name="T195">s. If </text:span><text:alphabetical-index-mark-start text:id="IMark81454392"/><text:span text:style-name="T78">Context</text:span><text:alphabetical-index-mark-end text:id="IMark81454392"/><text:span text:style-name="T78"> = ‘ship’</text:span><text:span text:style-name="T195"> it means that the </text:span><text:alphabetical-index-mark-start text:id="IMark134381432"/><text:span text:style-name="T195">rule</text:span><text:alphabetical-index-mark-end text:id="IMark134381432"/><text:span text:style-name="T195"> is permanently stored in </text:span><text:alphabetical-index-mark-start text:id="IMark82508952"/><text:span text:style-name="T153">sde_</text:span><text:alphabetical-index-mark-start text:id="IMark137986168"/><text:span text:style-name="T153">rule</text:span><text:alphabetical-index-mark-end text:id="IMark137986168"/><text:span text:style-name="T153">s</text:span><text:alphabetical-index-mark-end text:id="IMark82508952"/><text:span text:style-name="T195">. </text:span><text:alphabetical-index-mark-start text:id="IMark135570088"/><text:span text:style-name="T195">Rule</text:span><text:alphabetical-index-mark-end text:id="IMark135570088"/><text:span text:style-name="T195">s with on the </text:span><text:alphabetical-index-mark-start text:id="IMark137459416"/><text:span text:style-name="T78">Context</text:span><text:alphabetical-index-mark-end text:id="IMark137459416"/><text:span text:style-name="T195"> </text:span><text:alphabetical-index-mark-start text:id="IMark136827864"/><text:span text:style-name="T195">value</text:span><text:alphabetical-index-mark-end text:id="IMark136827864"/><text:span text:style-name="T195">s will be permanently stored in </text:span><text:alphabetical-index-mark-start text:id="IMark69466312"/><text:span text:style-name="T78">sde_</text:span><text:alphabetical-index-mark-start text:id="IMark142982632"/><text:span text:style-name="T78">prg</text:span><text:alphabetical-index-mark-end text:id="IMark142982632"/><text:span text:style-name="T78">_</text:span><text:alphabetical-index-mark-start text:id="IMark141625064"/><text:span text:style-name="T78">rule</text:span><text:alphabetical-index-mark-end text:id="IMark141625064"/><text:span text:style-name="T78">s</text:span><text:alphabetical-index-mark-end text:id="IMark69466312"/><text:span text:style-name="T195"> and </text:span><text:alphabetical-index-mark-start text:id="IMark78951672"/><text:span text:style-name="T195">insert</text:span><text:alphabetical-index-mark-end text:id="IMark78951672"/><text:span text:style-name="T195">ed or </text:span><text:alphabetical-index-mark-start text:id="IMark81264488"/><text:alphabetical-index-mark-start text:id="IMark80635864"/><text:span text:style-name="T195">delete</text:span><text:alphabetical-index-mark-end text:id="IMark80635864"/><text:alphabetical-index-mark-end text:id="IMark81264488"/><text:span text:style-name="T195">d from </text:span><text:alphabetical-index-mark-start text:id="IMark132472680"/><text:span text:style-name="T78">sde_</text:span><text:alphabetical-index-mark-start text:id="IMark140856280"/><text:span text:style-name="T78">rule</text:span><text:alphabetical-index-mark-end text:id="IMark140856280"/><text:span text:style-name="T78">s</text:span><text:alphabetical-index-mark-end text:id="IMark132472680"/><text:span text:style-name="T195"> according to the decisions of the </text:span><text:alphabetical-index-mark-start text:id="IMark136484328"/><text:alphabetical-index-mark-start text:id="IMark54770040"/><text:span text:style-name="T195">AI</text:span><text:alphabetical-index-mark-end text:id="IMark54770040"/><text:span text:style-name="T195">E</text:span><text:alphabetical-index-mark-end text:id="IMark136484328"/><text:span text:style-name="T195">. This lowers significantly the </text:span><text:alphabetical-index-mark-start text:id="IMark136028392"/><text:span text:style-name="T195">work</text:span><text:alphabetical-index-mark-start text:id="IMark67315000"/><text:span text:style-name="T195">load</text:span><text:alphabetical-index-mark-end text:id="IMark67315000"/><text:alphabetical-index-mark-end text:id="IMark136028392"/><text:span text:style-name="T195"> of the </text:span><text:alphabetical-index-mark-start text:id="IMark142962104"/><text:span text:style-name="T195">system</text:span><text:alphabetical-index-mark-end text:id="IMark142962104"/><text:span text:style-name="T195">, given that many </text:span><text:alphabetical-index-mark-start text:id="IMark82521624"/><text:span text:style-name="T195">rule</text:span><text:alphabetical-index-mark-end text:id="IMark82521624"/><text:span text:style-name="T195">s include fairly complex </text:span><text:alphabetical-index-mark-start text:id="IMark139265496"/><text:span text:style-name="T195">SQL</text:span><text:alphabetical-index-mark-end text:id="IMark139265496"/><text:span text:style-name="T195"> code in some cases, and that takes quite a toll on the re</text:span><text:alphabetical-index-mark-start text:id="IMark78553976"/><text:span text:style-name="T195">source</text:span><text:alphabetical-index-mark-end text:id="IMark78553976"/><text:span text:style-name="T195">s of the </text:span><text:alphabetical-index-mark-start text:id="IMark132171768"/><text:span text:style-name="T195">system</text:span><text:alphabetical-index-mark-end text:id="IMark132171768"/><text:span text:style-name="T195">.</text:span></text:p>
      <text:p text:style-name="Text_20_body"/>
      <text:p text:style-name="Text_20_body"><text:soft-page-break/><text:span text:style-name="T9">4.3.1</text:span><text:span text:style-name="T1">2</text:span><text:span text:style-name="T9">.</text:span><text:span text:style-name="T11">3</text:span><text:span text:style-name="T8">.</text:span> <text:alphabetical-index-mark-start text:id="IMark133390824"/><text:span text:style-name="T75">Status</text:span><text:alphabetical-index-mark-end text:id="IMark133390824"/>: <text:span text:style-name="T196">this field indicates to the </text:span><text:alphabetical-index-mark-start text:id="IMark131999096"/><text:alphabetical-index-mark-start text:id="IMark132002632"/><text:span text:style-name="T196">AI</text:span><text:alphabetical-index-mark-end text:id="IMark132002632"/><text:span text:style-name="T196">E</text:span><text:alphabetical-index-mark-end text:id="IMark131999096"/><text:span text:style-name="T196"> what to do with each </text:span><text:alphabetical-index-mark-start text:id="IMark55495432"/><text:span text:style-name="T196">rule</text:span><text:alphabetical-index-mark-end text:id="IMark55495432"/><text:span text:style-name="T196">. If </text:span><text:alphabetical-index-mark-start text:id="IMark51948648"/><text:span text:style-name="T79">Status</text:span><text:alphabetical-index-mark-end text:id="IMark51948648"/><text:span text:style-name="T79"> = ‘</text:span><text:alphabetical-index-mark-start text:id="IMark77620776"/><text:span text:style-name="T79">enabled</text:span><text:alphabetical-index-mark-end text:id="IMark77620776"/><text:span text:style-name="T79">’</text:span><text:span text:style-name="T196"> the the </text:span><text:alphabetical-index-mark-start text:id="IMark81306728"/><text:alphabetical-index-mark-start text:id="IMark133163272"/><text:span text:style-name="T196">AI</text:span><text:alphabetical-index-mark-end text:id="IMark133163272"/><text:span text:style-name="T196">E</text:span><text:alphabetical-index-mark-end text:id="IMark81306728"/><text:span text:style-name="T196"> will read the </text:span><text:alphabetical-index-mark-start text:id="IMark135954632"/><text:span text:style-name="T196">rule</text:span><text:alphabetical-index-mark-end text:id="IMark135954632"/><text:span text:style-name="T196"> and attempt to enforce it.</text:span></text:p>
      <text:p text:style-name="Text_20_body"/>
      <text:p text:style-name="Text_20_body"/>
      <text:p text:style-name="Text_20_body"><text:span text:style-name="T9">4.3.1</text:span><text:span text:style-name="T1">2</text:span><text:span text:style-name="T9">.</text:span><text:span text:style-name="T11">4</text:span><text:span text:style-name="T8">.</text:span> <text:alphabetical-index-mark-start text:id="IMark134490792"/><text:span text:style-name="T75">Condition</text:span><text:alphabetical-index-mark-end text:id="IMark134490792"/>: <text:span text:style-name="T196">states the </text:span><text:alphabetical-index-mark-start text:id="IMark137912584"/><text:span text:style-name="T196">condition</text:span><text:alphabetical-index-mark-end text:id="IMark137912584"/><text:span text:style-name="T196"> that needs to be met. The </text:span><text:alphabetical-index-mark-start text:id="IMark143111864"/><text:span text:style-name="T196">SQL</text:span><text:alphabetical-index-mark-end text:id="IMark143111864"/><text:span text:style-name="T196"> code snippets stored in this field should return 1 if the </text:span><text:alphabetical-index-mark-start text:id="IMark139527448"/><text:span text:style-name="T196">rule</text:span><text:alphabetical-index-mark-end text:id="IMark139527448"/><text:span text:style-name="T196"> is to be applied.</text:span></text:p>
      <text:p text:style-name="Text_20_body"/>
      <text:p text:style-name="Text_20_body"/>
      <text:p text:style-name="Text_20_body"><text:span text:style-name="T9">4.3.1</text:span><text:span text:style-name="T10">2</text:span><text:span text:style-name="T9">.</text:span><text:span text:style-name="T11">5</text:span><text:span text:style-name="T8">.</text:span><text:span text:style-name="T195"> </text:span><text:alphabetical-index-mark-start text:id="IMark83213864"/><text:span text:style-name="T75">Action</text:span><text:alphabetical-index-mark-end text:id="IMark83213864"/>: <text:span text:style-name="T196">if the result of the </text:span><text:alphabetical-index-mark-start text:id="IMark135734680"/><text:span text:style-name="T196">query</text:span><text:alphabetical-index-mark-end text:id="IMark135734680"/><text:span text:style-name="T196"> stated in the field </text:span><text:alphabetical-index-mark-start text:id="IMark77622296"/><text:span text:style-name="T79">Condition</text:span><text:alphabetical-index-mark-end text:id="IMark77622296"/><text:span text:style-name="T196"> is 1 (one), then the code snipped contained in the field </text:span><text:alphabetical-index-mark-start text:id="IMark80675992"/><text:span text:style-name="T79">Action</text:span><text:alphabetical-index-mark-end text:id="IMark80675992"/><text:span text:style-name="T196"> will be executed.</text:span></text:p>
      <text:p text:style-name="Text_20_body"/>
      <text:p text:style-name="Text_20_body"/>
      <text:p text:style-name="Text_20_body"><text:span text:style-name="T9">4.3.1</text:span><text:span text:style-name="T10">2</text:span><text:span text:style-name="T9">.</text:span><text:span text:style-name="T11">6</text:span><text:span text:style-name="T8">.</text:span><text:span text:style-name="T195"> </text:span><text:span text:style-name="T75">Description</text:span>: <text:span text:style-name="T196">a verbal, brief description of each </text:span><text:alphabetical-index-mark-start text:id="IMark84810728"/><text:span text:style-name="T196">rule</text:span><text:alphabetical-index-mark-end text:id="IMark84810728"/><text:span text:style-name="T196">. This makes it easy to understand what each </text:span><text:alphabetical-index-mark-start text:id="IMark132816376"/><text:span text:style-name="T196">rule</text:span><text:alphabetical-index-mark-end text:id="IMark132816376"/><text:span text:style-name="T196"> is about, without having to decipher what the </text:span><text:alphabetical-index-mark-start text:id="IMark139659752"/><text:span text:style-name="T196">SQL</text:span><text:alphabetical-index-mark-end text:id="IMark139659752"/><text:span text:style-name="T196"> code does.</text:span></text:p>
      <text:p text:style-name="Text_20_body"/>
      <text:p text:style-name="Text_20_body"/>
      <text:p text:style-name="Text_20_body"><text:span text:style-name="T9">4.3.1</text:span><text:span text:style-name="T10">2</text:span><text:span text:style-name="T9">.</text:span><text:span text:style-name="T11">7</text:span><text:span text:style-name="T8">.</text:span><text:span text:style-name="T195"> </text:span>Prob: <text:span text:style-name="T196">a </text:span><text:alphabetical-index-mark-start text:id="IMark81284104"/><text:span text:style-name="T196">value</text:span><text:alphabetical-index-mark-end text:id="IMark81284104"/><text:span text:style-name="T196"> of 1 (one) means that the </text:span><text:alphabetical-index-mark-start text:id="IMark142338712"/><text:span text:style-name="T196">rule</text:span><text:alphabetical-index-mark-end text:id="IMark142338712"/><text:span text:style-name="T196"> will be applied with certainty.</text:span></text:p>
      <text:p text:style-name="Text_20_body"/>
      <text:p text:style-name="Text_20_body"/>
      <text:p text:style-name="Text_20_body"><text:span text:style-name="T1">4.3.12.8.</text:span> <text:alphabetical-index-mark-start text:id="IMark142604072"/><text:span text:style-name="T75">sde_</text:span><text:alphabetical-index-mark-start text:id="IMark131858440"/><text:span text:style-name="T75">rule</text:span><text:alphabetical-index-mark-end text:id="IMark131858440"/><text:span text:style-name="T75">s</text:span><text:alphabetical-index-mark-end text:id="IMark142604072"/> <text:alphabetical-index-mark-start text:id="IMark139479752"/>record<text:alphabetical-index-mark-end text:id="IMark139479752"/> <text:alphabetical-index-mark-start text:id="IMark132467208"/>example<text:alphabetical-index-mark-end text:id="IMark132467208"/>:</text:p>
      <text:p text:style-name="Text_20_body"/>
      <text:list xml:id="list5597113344268232103" text:style-name="L4">
        <text:list-item>
          <text:p text:style-name="P9">Id = 1</text:p>
          <text:p text:style-name="P9"/>
        </text:list-item>
        <text:list-item>
          <text:p text:style-name="P9"><text:alphabetical-index-mark-start text:id="IMark142284232"/>Context<text:alphabetical-index-mark-end text:id="IMark142284232"/> = ‘ship’</text:p>
          <text:p text:style-name="P9"/>
        </text:list-item>
        <text:list-item>
          <text:p text:style-name="P9"><text:alphabetical-index-mark-start text:id="IMark78191336"/>Status<text:alphabetical-index-mark-end text:id="IMark78191336"/> = ‘<text:alphabetical-index-mark-start text:id="IMark138047592"/>enabled<text:alphabetical-index-mark-end text:id="IMark138047592"/>’</text:p>
          <text:p text:style-name="P9"/>
        </text:list-item>
        <text:list-item>
          <text:p text:style-name="P9"><text:alphabetical-index-mark-start text:id="IMark131948232"/>Condition<text:alphabetical-index-mark-end text:id="IMark131948232"/> = “<text:alphabetical-index-mark-start text:id="IMark140239512"/>SELECT<text:alphabetical-index-mark-end text:id="IMark140239512"/> <text:alphabetical-index-mark-start text:id="IMark137211624"/>Value<text:alphabetical-index-mark-end text:id="IMark137211624"/> FROM sde_<text:alphabetical-index-mark-start text:id="IMark137959944"/>fact<text:alphabetical-index-mark-end text:id="IMark137959944"/>s WHERE <text:alphabetical-index-mark-start text:id="IMark131945032"/>Item<text:alphabetical-index-mark-end text:id="IMark131945032"/> = 'is_first_<text:alphabetical-index-mark-start text:id="IMark136778280"/>iteration<text:alphabetical-index-mark-end text:id="IMark136778280"/>'”</text:p>
          <text:p text:style-name="P9"/>
        </text:list-item>
        <text:list-item>
          <text:p text:style-name="P9"><text:soft-page-break/><text:alphabetical-index-mark-start text:id="IMark133087144"/>Action<text:alphabetical-index-mark-end text:id="IMark133087144"/> = “<text:alphabetical-index-mark-start text:id="IMark133514456"/>UPDATE<text:alphabetical-index-mark-end text:id="IMark133514456"/> sde_<text:alphabetical-index-mark-start text:id="IMark135797096"/>fact<text:alphabetical-index-mark-end text:id="IMark135797096"/>s SET <text:alphabetical-index-mark-start text:id="IMark136206664"/>Value<text:alphabetical-index-mark-end text:id="IMark136206664"/> = ( ( <text:alphabetical-index-mark-start text:id="IMark51296600"/>SELECT<text:alphabetical-index-mark-end text:id="IMark51296600"/> <text:alphabetical-index-mark-start text:id="IMark139192392"/>Value<text:alphabetical-index-mark-end text:id="IMark139192392"/> FROM sde_<text:alphabetical-index-mark-start text:id="IMark136083976"/>fact<text:alphabetical-index-mark-end text:id="IMark136083976"/>s WHERE <text:alphabetical-index-mark-start text:id="IMark81418792"/>Item<text:alphabetical-index-mark-end text:id="IMark81418792"/> = 'is_first_<text:alphabetical-index-mark-start text:id="IMark134848248"/>iteration<text:alphabetical-index-mark-end text:id="IMark134848248"/>' ) + 1 ) WHERE <text:alphabetical-index-mark-start text:id="IMark81765592"/>Status<text:alphabetical-index-mark-end text:id="IMark81765592"/> = '<text:alphabetical-index-mark-start text:id="IMark77930328"/>applykb<text:alphabetical-index-mark-start text:id="IMark140565272"/>rule<text:alphabetical-index-mark-end text:id="IMark140565272"/>s<text:alphabetical-index-mark-end text:id="IMark77930328"/>' AND <text:alphabetical-index-mark-start text:id="IMark135307704"/>Item<text:alphabetical-index-mark-end text:id="IMark135307704"/> = 'is_first_<text:alphabetical-index-mark-start text:id="IMark36600648"/>iteration<text:alphabetical-index-mark-end text:id="IMark36600648"/>'”</text:p>
          <text:p text:style-name="P9"/>
        </text:list-item>
        <text:list-item>
          <text:p text:style-name="P9">Description = “<text:alphabetical-index-mark-start text:id="IMark84811800"/>Prg<text:alphabetical-index-mark-end text:id="IMark84811800"/>0.0. Ship <text:alphabetical-index-mark-start text:id="IMark142383784"/>level<text:alphabetical-index-mark-end text:id="IMark142383784"/> definition. <text:alphabetical-index-mark-start text:id="IMark139748280"/>Update<text:alphabetical-index-mark-end text:id="IMark139748280"/> <text:alphabetical-index-mark-start text:id="IMark81542872"/>iteration<text:alphabetical-index-mark-end text:id="IMark81542872"/> <text:alphabetical-index-mark-start text:id="IMark136887208"/>counter<text:alphabetical-index-mark-end text:id="IMark136887208"/>.”</text:p>
          <text:p text:style-name="P9"/>
        </text:list-item>
        <text:list-item>
          <text:p text:style-name="P9">Prob = 1</text:p>
        </text:list-item>
      </text:list>
      <text:p text:style-name="Text_20_body"/>
      <text:p text:style-name="Text_20_body"><text:span text:style-name="T75">Id = 1</text:span> means that this is the first <text:alphabetical-index-mark-start text:id="IMark69808072"/>record<text:alphabetical-index-mark-end text:id="IMark69808072"/> contained in the data <text:alphabetical-index-mark-start text:id="IMark80917864"/>table<text:alphabetical-index-mark-end text:id="IMark80917864"/>. Id is always the <text:alphabetical-index-mark-start text:id="IMark138757752"/>primary<text:alphabetical-index-mark-end text:id="IMark138757752"/> <text:alphabetical-index-mark-start text:id="IMark134715224"/>key<text:alphabetical-index-mark-end text:id="IMark134715224"/> in the <text:alphabetical-index-mark-start text:id="IMark135313368"/>table<text:alphabetical-index-mark-end text:id="IMark135313368"/>s of this <text:alphabetical-index-mark-start text:id="IMark142106584"/>KB<text:alphabetical-index-mark-end text:id="IMark142106584"/>.</text:p>
      <text:p text:style-name="Text_20_body"/>
      <text:p text:style-name="Text_20_body"><text:alphabetical-index-mark-start text:id="IMark136268184"/><text:span text:style-name="T75">Context</text:span><text:alphabetical-index-mark-end text:id="IMark136268184"/><text:span text:style-name="T75"> = ‘ship’</text:span> means that it is a <text:alphabetical-index-mark-start text:id="IMark135485208"/>fact<text:alphabetical-index-mark-end text:id="IMark135485208"/> – i.e. a <text:alphabetical-index-mark-start text:id="IMark142486728"/>record<text:alphabetical-index-mark-end text:id="IMark142486728"/> – that will not be <text:alphabetical-index-mark-start text:id="IMark69085256"/><text:alphabetical-index-mark-start text:id="IMark68159736"/>delete<text:alphabetical-index-mark-end text:id="IMark68159736"/><text:alphabetical-index-mark-end text:id="IMark69085256"/>d from the <text:alphabetical-index-mark-start text:id="IMark143399832"/>table<text:alphabetical-index-mark-end text:id="IMark143399832"/>, no matter what. Its <text:alphabetical-index-mark-start text:id="IMark81454392"/><text:span text:style-name="T75">Value</text:span><text:alphabetical-index-mark-end text:id="IMark81454392"/> field may change, but the <text:alphabetical-index-mark-start text:id="IMark77940632"/>record<text:alphabetical-index-mark-end text:id="IMark77940632"/> will stay.</text:p>
      <text:p text:style-name="Text_20_body"/>
      <text:p text:style-name="Text_20_body"><text:alphabetical-index-mark-start text:id="IMark82508952"/><text:span text:style-name="T75">Status</text:span><text:alphabetical-index-mark-end text:id="IMark82508952"/><text:span text:style-name="T75"> = ‘</text:span><text:alphabetical-index-mark-start text:id="IMark139525544"/><text:span text:style-name="T75">enabled</text:span><text:alphabetical-index-mark-end text:id="IMark139525544"/><text:span text:style-name="T75">’</text:span> means that this <text:alphabetical-index-mark-start text:id="IMark135570088"/>rule<text:alphabetical-index-mark-end text:id="IMark135570088"/> is active.</text:p>
      <text:p text:style-name="Text_20_body"/>
      <text:p text:style-name="Text_20_body"><text:alphabetical-index-mark-start text:id="IMark142982632"/><text:span text:style-name="T75">Condition</text:span><text:alphabetical-index-mark-end text:id="IMark142982632"/><text:span text:style-name="T75"> =</text:span> <text:span text:style-name="T75">“</text:span><text:alphabetical-index-mark-start text:id="IMark51817288"/><text:span text:style-name="T75">SELECT</text:span><text:alphabetical-index-mark-end text:id="IMark51817288"/><text:span text:style-name="T75"> </text:span><text:alphabetical-index-mark-start text:id="IMark135581928"/><text:span text:style-name="T75">Value</text:span><text:alphabetical-index-mark-end text:id="IMark135581928"/><text:span text:style-name="T75"> FROM sde_</text:span><text:alphabetical-index-mark-start text:id="IMark84649368"/><text:span text:style-name="T75">fact</text:span><text:alphabetical-index-mark-end text:id="IMark84649368"/><text:span text:style-name="T75">s WHERE </text:span><text:alphabetical-index-mark-start text:id="IMark141625064"/><text:span text:style-name="T75">Item</text:span><text:alphabetical-index-mark-end text:id="IMark141625064"/><text:span text:style-name="T75"> = 'is_first_</text:span><text:alphabetical-index-mark-start text:id="IMark135459064"/><text:span text:style-name="T75">iteration</text:span><text:alphabetical-index-mark-end text:id="IMark135459064"/><text:span text:style-name="T75">'”</text:span> <text:span text:style-name="T197">will look for the </text:span><text:alphabetical-index-mark-start text:id="IMark69466312"/><text:span text:style-name="T197">value</text:span><text:alphabetical-index-mark-end text:id="IMark69466312"/><text:span text:style-name="T197"> of the </text:span><text:alphabetical-index-mark-start text:id="IMark20082360"/><text:span text:style-name="T77">Value</text:span><text:alphabetical-index-mark-end text:id="IMark20082360"/><text:span text:style-name="T197"> field in the </text:span><text:alphabetical-index-mark-start text:id="IMark78951672"/><text:span text:style-name="T197">record</text:span><text:alphabetical-index-mark-end text:id="IMark78951672"/><text:span text:style-name="T197"> of sde_</text:span><text:alphabetical-index-mark-start text:id="IMark81264488"/><text:span text:style-name="T197">fact</text:span><text:alphabetical-index-mark-end text:id="IMark81264488"/><text:span text:style-name="T197">s that corresponds to </text:span><text:alphabetical-index-mark-start text:id="IMark80635864"/><text:span text:style-name="T77">Item</text:span><text:alphabetical-index-mark-end text:id="IMark80635864"/><text:span text:style-name="T77"> = “is_first_</text:span><text:alphabetical-index-mark-start text:id="IMark143403240"/><text:span text:style-name="T77">iteration</text:span><text:alphabetical-index-mark-end text:id="IMark143403240"/><text:span text:style-name="T77">”</text:span><text:span text:style-name="T197">. In other words, it will extract the </text:span><text:alphabetical-index-mark-start text:id="IMark140856280"/><text:span text:style-name="T197">value</text:span><text:alphabetical-index-mark-end text:id="IMark140856280"/><text:span text:style-name="T197"> of a </text:span><text:alphabetical-index-mark-start text:id="IMark140277736"/><text:span text:style-name="T197">counter</text:span><text:alphabetical-index-mark-end text:id="IMark140277736"/><text:span text:style-name="T197">. Since this particular one is a </text:span><text:alphabetical-index-mark-start text:id="IMark142404696"/><text:span text:style-name="T197">tautology</text:span><text:alphabetical-index-mark-end text:id="IMark142404696"/><text:span text:style-name="T197">, it will always be executed. In the cases of other </text:span><text:alphabetical-index-mark-start text:id="IMark132472680"/><text:span text:style-name="T197">rule</text:span><text:alphabetical-index-mark-end text:id="IMark132472680"/><text:span text:style-name="T197">s, that might not be the case. </text:span></text:p>
      <text:p text:style-name="Text_20_body"/>
      <text:p text:style-name="Text_20_body"><text:alphabetical-index-mark-start text:id="IMark134598584"/><text:span text:style-name="T75">Action</text:span><text:alphabetical-index-mark-end text:id="IMark134598584"/><text:span text:style-name="T75"> = “</text:span><text:alphabetical-index-mark-start text:id="IMark142496680"/><text:span text:style-name="T75">UPDATE</text:span><text:alphabetical-index-mark-end text:id="IMark142496680"/><text:span text:style-name="T75"> sde_</text:span><text:alphabetical-index-mark-start text:id="IMark84677784"/><text:span text:style-name="T75">fact</text:span><text:alphabetical-index-mark-end text:id="IMark84677784"/><text:span text:style-name="T75">s SET </text:span><text:alphabetical-index-mark-start text:id="IMark78929672"/><text:span text:style-name="T75">Value</text:span><text:alphabetical-index-mark-end text:id="IMark78929672"/><text:span text:style-name="T75"> = ( ( </text:span><text:alphabetical-index-mark-start text:id="IMark140269752"/><text:span text:style-name="T75">SELECT</text:span><text:alphabetical-index-mark-end text:id="IMark140269752"/><text:span text:style-name="T75"> </text:span><text:alphabetical-index-mark-start text:id="IMark78262408"/><text:span text:style-name="T75">Value</text:span><text:alphabetical-index-mark-end text:id="IMark78262408"/><text:span text:style-name="T75"> FROM sde_</text:span><text:alphabetical-index-mark-start text:id="IMark139560440"/><text:span text:style-name="T75">fact</text:span><text:alphabetical-index-mark-end text:id="IMark139560440"/><text:span text:style-name="T75">s WHERE </text:span><text:alphabetical-index-mark-start text:id="IMark78241304"/><text:span text:style-name="T75">Item</text:span><text:alphabetical-index-mark-end text:id="IMark78241304"/><text:span text:style-name="T75"> = 'is_first_</text:span><text:alphabetical-index-mark-start text:id="IMark79659128"/><text:span text:style-name="T75">iteration</text:span><text:alphabetical-index-mark-end text:id="IMark79659128"/><text:span text:style-name="T75">' ) + 1 ) WHERE </text:span><text:alphabetical-index-mark-start text:id="IMark137236648"/><text:span text:style-name="T75">Status</text:span><text:alphabetical-index-mark-end text:id="IMark137236648"/><text:span text:style-name="T75"> = '</text:span><text:alphabetical-index-mark-start text:id="IMark140583272"/><text:span text:style-name="T75">applykb</text:span><text:alphabetical-index-mark-start text:id="IMark140272296"/><text:span text:style-name="T75">rule</text:span><text:alphabetical-index-mark-end text:id="IMark140272296"/><text:span text:style-name="T75">s</text:span><text:alphabetical-index-mark-end text:id="IMark140583272"/><text:span text:style-name="T75">' AND </text:span><text:alphabetical-index-mark-start text:id="IMark133390824"/><text:span text:style-name="T75">Item</text:span><text:alphabetical-index-mark-end text:id="IMark133390824"/><text:span text:style-name="T75"> = 'is_first_</text:span><text:alphabetical-index-mark-start text:id="IMark81710664"/><text:span text:style-name="T75">iteration</text:span><text:alphabetical-index-mark-end text:id="IMark81710664"/><text:span text:style-name="T75">'”</text:span> <text:span text:style-name="T197">is the </text:span><text:alphabetical-index-mark-start text:id="IMark132002632"/><text:span text:style-name="T197">query</text:span><text:alphabetical-index-mark-end text:id="IMark132002632"/><text:span text:style-name="T197"> that will be performed if the </text:span><text:alphabetical-index-mark-start text:id="IMark131999096"/><text:span text:style-name="T77">Condition</text:span><text:alphabetical-index-mark-end text:id="IMark131999096"/><text:span text:style-name="T197"> </text:span><text:alphabetical-index-mark-start text:id="IMark139947416"/><text:span text:style-name="T197">query</text:span><text:alphabetical-index-mark-end text:id="IMark139947416"/><text:span text:style-name="T197"> is satisfied. As the </text:span><text:alphabetical-index-mark-start text:id="IMark55495432"/><text:span text:style-name="T77">Condition</text:span><text:alphabetical-index-mark-end text:id="IMark55495432"/><text:span text:style-name="T197"> code is a </text:span><text:alphabetical-index-mark-start text:id="IMark51948648"/><text:span text:style-name="T197">tautology</text:span><text:alphabetical-index-mark-end text:id="IMark51948648"/><text:span text:style-name="T197">, the initial </text:span><text:alphabetical-index-mark-start text:id="IMark141770968"/><text:span text:style-name="T197">condition</text:span><text:alphabetical-index-mark-end text:id="IMark141770968"/><text:span text:style-name="T197"> will always be satisfied and hence the </text:span><text:alphabetical-index-mark-start text:id="IMark137628152"/><text:span text:style-name="T197">action</text:span><text:alphabetical-index-mark-end text:id="IMark137628152"/><text:span text:style-name="T197"> will be executed. The </text:span><text:alphabetical-index-mark-start text:id="IMark77620776"/><text:span text:style-name="T77">Action</text:span><text:alphabetical-index-mark-end text:id="IMark77620776"/><text:span text:style-name="T197"> </text:span><text:alphabetical-index-mark-start text:id="IMark134374360"/><text:span text:style-name="T197">query</text:span><text:alphabetical-index-mark-end text:id="IMark134374360"/><text:span text:style-name="T197">, in this case, will increase the </text:span><text:alphabetical-index-mark-start text:id="IMark141884728"/><text:span text:style-name="T197">value</text:span><text:alphabetical-index-mark-end text:id="IMark141884728"/><text:span text:style-name="T197"> of </text:span><text:alphabetical-index-mark-start text:id="IMark133163272"/><text:span text:style-name="T197">fact</text:span><text:alphabetical-index-mark-end text:id="IMark133163272"/><text:span text:style-name="T197"> </text:span><text:span text:style-name="T77">“is_first_</text:span><text:alphabetical-index-mark-start text:id="IMark82401576"/><text:span text:style-name="T77">iteration</text:span><text:alphabetical-index-mark-end text:id="IMark82401576"/><text:span text:style-name="T77">”</text:span><text:span text:style-name="T197"> by one unit. In other words, this </text:span><text:alphabetical-index-mark-start text:id="IMark141886520"/><text:span text:style-name="T197">rule</text:span><text:alphabetical-index-mark-end text:id="IMark141886520"/><text:span text:style-name="T197"> is a simple </text:span><text:alphabetical-index-mark-start text:id="IMark81306728"/><text:span text:style-name="T197">counter</text:span><text:alphabetical-index-mark-end text:id="IMark81306728"/><text:span text:style-name="T197">.</text:span></text:p>
      <text:p text:style-name="Text_20_body"/>
      <text:p text:style-name="Text_20_body">Be extra careful when attempting to modify any <text:alphabetical-index-mark-start text:id="IMark134064136"/>rule<text:alphabetical-index-mark-end text:id="IMark134064136"/> because even see<text:alphabetical-index-mark-start text:id="IMark80924376"/>min<text:alphabetical-index-mark-end text:id="IMark80924376"/>gly <text:alphabetical-index-mark-start text:id="IMark135734680"/>min<text:alphabetical-index-mark-end text:id="IMark135734680"/>or changes can cause significant changes in the <text:alphabetical-index-mark-start text:id="IMark79597544"/>behavior<text:alphabetical-index-mark-end text:id="IMark79597544"/> of the ship. The <text:alphabetical-index-mark-start text:id="IMark77622296"/>rule<text:alphabetical-index-mark-end text:id="IMark77622296"/> shown as an <text:alphabetical-index-mark-start text:id="IMark79106792"/>example<text:alphabetical-index-mark-end text:id="IMark79106792"/> is a simple one and can be easily understood, but some <text:alphabetical-index-mark-start text:id="IMark80675992"/>rule<text:alphabetical-index-mark-end text:id="IMark80675992"/>s can <text:span text:style-name="T205">get more complicated and their implications much less apparent.</text:span></text:p>
      <text:p text:style-name="Text_20_body"/>
      <text:p text:style-name="Text_20_body"><text:soft-page-break/>To illustrate this point and others, please take a look at this particular <text:alphabetical-index-mark-start text:id="IMark78490696"/>rule<text:alphabetical-index-mark-end text:id="IMark78490696"/> (only <text:alphabetical-index-mark-start text:id="IMark79809560"/>rel<text:alphabetical-index-mark-end text:id="IMark79809560"/>evant fields are shown in this case.</text:p>
      <text:p text:style-name="Text_20_body"/>
      <text:list xml:id="list7947542305221934107" text:style-name="L5">
        <text:list-header>
          <text:p text:style-name="P10">...</text:p>
          <text:p text:style-name="P10"/>
        </text:list-header>
        <text:list-item>
          <text:p text:style-name="P10"><text:alphabetical-index-mark-start text:id="IMark133170216"/>SELECT<text:alphabetical-index-mark-end text:id="IMark133170216"/> D.<text:alphabetical-index-mark-start text:id="IMark141158488"/>Value<text:alphabetical-index-mark-end text:id="IMark141158488"/> FROM ( ( ( <text:alphabetical-index-mark-start text:id="IMark82801496"/>SELECT<text:alphabetical-index-mark-end text:id="IMark82801496"/> A.<text:alphabetical-index-mark-start text:id="IMark84810728"/>Value<text:alphabetical-index-mark-end text:id="IMark84810728"/> FROM ( ( <text:alphabetical-index-mark-start text:id="IMark132816376"/>SELECT<text:alphabetical-index-mark-end text:id="IMark132816376"/> <text:alphabetical-index-mark-start text:id="IMark139659752"/>Value<text:alphabetical-index-mark-end text:id="IMark139659752"/> FROM sde_<text:alphabetical-index-mark-start text:id="IMark140229528"/>fact<text:alphabetical-index-mark-end text:id="IMark140229528"/>s WHERE <text:alphabetical-index-mark-start text:id="IMark142575560"/>Item<text:alphabetical-index-mark-end text:id="IMark142575560"/> = '<text:alphabetical-index-mark-start text:id="IMark137891896"/>thgroup<text:alphabetical-index-mark-end text:id="IMark137891896"/>_att_pitchup' ) AS A <text:alphabetical-index-mark-start text:id="IMark140995576"/>JOIN<text:alphabetical-index-mark-end text:id="IMark140995576"/> (<text:alphabetical-index-mark-start text:id="IMark136657816"/>SELECT<text:alphabetical-index-mark-end text:id="IMark136657816"/> <text:alphabetical-index-mark-start text:id="IMark79807384"/>Value<text:alphabetical-index-mark-end text:id="IMark79807384"/> FROM sde_<text:alphabetical-index-mark-start text:id="IMark80635080"/>fact<text:alphabetical-index-mark-end text:id="IMark80635080"/>s <text:tab/>WHERE <text:alphabetical-index-mark-start text:id="IMark136379224"/>Item<text:alphabetical-index-mark-end text:id="IMark136379224"/> = '<text:alphabetical-index-mark-start text:id="IMark139152072"/>thgroup<text:alphabetical-index-mark-end text:id="IMark139152072"/>_att_pitchdown' ) AS B ) WHERE ( ( B.<text:alphabetical-index-mark-start text:id="IMark77665704"/>Value<text:alphabetical-index-mark-end text:id="IMark77665704"/> = A.<text:alphabetical-index-mark-start text:id="IMark141636024"/>Value<text:alphabetical-index-mark-end text:id="IMark141636024"/> ) AND <text:tab/>( A.<text:alphabetical-index-mark-start text:id="IMark141657784"/>Value<text:alphabetical-index-mark-end text:id="IMark141657784"/> != 0.00 ) ) ) AS C <text:alphabetical-index-mark-start text:id="IMark141922376"/>JOIN<text:alphabetical-index-mark-end text:id="IMark141922376"/> ( <text:alphabetical-index-mark-start text:id="IMark137443656"/>SELECT<text:alphabetical-index-mark-end text:id="IMark137443656"/> <text:alphabetical-index-mark-start text:id="IMark81284104"/>Value<text:alphabetical-index-mark-end text:id="IMark81284104"/> FROM sde_<text:alphabetical-index-mark-start text:id="IMark142338712"/>fact<text:alphabetical-index-mark-end text:id="IMark142338712"/>s WHERE <text:alphabetical-index-mark-start text:id="IMark139940808"/>Item<text:alphabetical-index-mark-end text:id="IMark139940808"/> = <text:tab/>'<text:alphabetical-index-mark-start text:id="IMark139975400"/>mode<text:alphabetical-index-mark-end text:id="IMark139975400"/>_crs' AND <text:alphabetical-index-mark-start text:id="IMark138094920"/>Value<text:alphabetical-index-mark-end text:id="IMark138094920"/> = 1 ) AS D ) <text:alphabetical-index-mark-start text:id="IMark70368136"/>JOIN<text:alphabetical-index-mark-end text:id="IMark70368136"/> ( <text:alphabetical-index-mark-start text:id="IMark135356424"/>SELECT<text:alphabetical-index-mark-end text:id="IMark135356424"/> <text:alphabetical-index-mark-start text:id="IMark137618136"/>Value<text:alphabetical-index-mark-end text:id="IMark137618136"/> FROM sde_<text:alphabetical-index-mark-start text:id="IMark136360952"/>fact<text:alphabetical-index-mark-end text:id="IMark136360952"/>s WHERE <text:alphabetical-index-mark-start text:id="IMark139706552"/>Item<text:alphabetical-index-mark-end text:id="IMark139706552"/> = '<text:alphabetical-index-mark-start text:id="IMark133648536"/>nav<text:alphabetical-index-mark-start text:id="IMark70694936"/>mode<text:alphabetical-index-mark-end text:id="IMark70694936"/><text:alphabetical-index-mark-end text:id="IMark133648536"/>_h<text:alphabetical-index-mark-start text:id="IMark131858440"/>level<text:alphabetical-index-mark-end text:id="IMark131858440"/>' AND <text:alphabetical-index-mark-start text:id="IMark133953896"/>Value<text:alphabetical-index-mark-end text:id="IMark133953896"/> = 0 ) AS E )</text:p>
          <text:p text:style-name="P10"/>
        </text:list-item>
        <text:list-item>
          <text:p text:style-name="P10"><text:alphabetical-index-mark-start text:id="IMark84427480"/>UPDATE<text:alphabetical-index-mark-end text:id="IMark84427480"/> sde_<text:alphabetical-index-mark-start text:id="IMark69374632"/>fact<text:alphabetical-index-mark-end text:id="IMark69374632"/>s SET <text:alphabetical-index-mark-start text:id="IMark133632728"/>Value<text:alphabetical-index-mark-end text:id="IMark133632728"/> = 0.00 WHERE <text:alphabetical-index-mark-start text:id="IMark138556648"/>Status<text:alphabetical-index-mark-end text:id="IMark138556648"/> = '<text:alphabetical-index-mark-start text:id="IMark138495512"/>applykb<text:alphabetical-index-mark-start text:id="IMark139351704"/>rule<text:alphabetical-index-mark-end text:id="IMark139351704"/>s<text:alphabetical-index-mark-end text:id="IMark138495512"/>' AND ( <text:alphabetical-index-mark-start text:id="IMark51407624"/>Item<text:alphabetical-index-mark-end text:id="IMark51407624"/> = '<text:alphabetical-index-mark-start text:id="IMark34423128"/>thgroup<text:alphabetical-index-mark-end text:id="IMark34423128"/>_att_pitchup' OR <text:alphabetical-index-mark-start text:id="IMark142284232"/>Item<text:alphabetical-index-mark-end text:id="IMark142284232"/> = '<text:alphabetical-index-mark-start text:id="IMark140978200"/>thgroup<text:alphabetical-index-mark-end text:id="IMark140978200"/>_att_pitchdown' )</text:p>
          <text:p text:style-name="P10"/>
        </text:list-item>
        <text:list-item>
          <text:p text:style-name="P10"><text:alphabetical-index-mark-start text:id="IMark80689432"/>Prg<text:alphabetical-index-mark-end text:id="IMark80689432"/>31.4 definition. <text:alphabetical-index-mark-start text:id="IMark134905080"/>Mode<text:alphabetical-index-mark-end text:id="IMark134905080"/> crs. Cut off *att_pitchup and *att_pitchdown when their <text:alphabetical-index-mark-start text:id="IMark139345160"/>value<text:alphabetical-index-mark-end text:id="IMark139345160"/>s <text:tab/>are <text:alphabetical-index-mark-start text:id="IMark131945032"/>equ<text:alphabetical-index-mark-end text:id="IMark131945032"/>al, <text:alphabetical-index-mark-start text:id="IMark136778280"/>mode<text:alphabetical-index-mark-end text:id="IMark136778280"/> crs is on and <text:alphabetical-index-mark-start text:id="IMark137959944"/>nav<text:alphabetical-index-mark-start text:id="IMark137211624"/>mode<text:alphabetical-index-mark-end text:id="IMark137211624"/><text:alphabetical-index-mark-end text:id="IMark137959944"/> h<text:alphabetical-index-mark-start text:id="IMark140239512"/>level<text:alphabetical-index-mark-end text:id="IMark140239512"/> is off.</text:p>
          <text:p text:style-name="P10"/>
          <text:p text:style-name="P10">...</text:p>
        </text:list-item>
      </text:list>
      <text:p text:style-name="Text_20_body"/>
      <text:p text:style-name="Text_20_body">As you can see, the <text:alphabetical-index-mark-start text:id="IMark83532264"/>condition<text:alphabetical-index-mark-end text:id="IMark83532264"/> of this <text:alphabetical-index-mark-start text:id="IMark135307704"/>rule<text:alphabetical-index-mark-end text:id="IMark135307704"/> involves <text:alphabetical-index-mark-start text:id="IMark36600648"/>nested<text:alphabetical-index-mark-end text:id="IMark36600648"/> <text:alphabetical-index-mark-start text:id="IMark77930328"/>JOIN<text:alphabetical-index-mark-end text:id="IMark77930328"/> operations a<text:alphabetical-index-mark-start text:id="IMark140565272"/>lon<text:alphabetical-index-mark-end text:id="IMark140565272"/>g with the use of virtual <text:alphabetical-index-mark-start text:id="IMark81765592"/>table<text:alphabetical-index-mark-end text:id="IMark81765592"/>s. Reading this kind of code can be difficult, but <text:alphabetical-index-mark-start text:id="IMark134848248"/>SQL<text:alphabetical-index-mark-end text:id="IMark134848248"/> snippets can and get even more complicated.</text:p>
      <text:p text:style-name="Text_20_body"/>
      <text:p text:style-name="Text_20_body">This is why <text:alphabetical-index-mark-start text:id="IMark51296600"/><text:span text:style-name="T75">sde_</text:span><text:alphabetical-index-mark-start text:id="IMark136206664"/><text:span text:style-name="T75">rule</text:span><text:alphabetical-index-mark-end text:id="IMark136206664"/><text:span text:style-name="T75">s</text:span><text:alphabetical-index-mark-end text:id="IMark51296600"/> should not be filled with all sort of <text:alphabetical-index-mark-start text:id="IMark135797096"/>rule<text:alphabetical-index-mark-end text:id="IMark135797096"/>s at once but only those that are r<text:alphabetical-index-mark-start text:id="IMark133514456"/>equ<text:alphabetical-index-mark-end text:id="IMark133514456"/>ired at any given <text:alphabetical-index-mark-start text:id="IMark133087144"/>time<text:alphabetical-index-mark-end text:id="IMark133087144"/>. <text:alphabetical-index-mark-start text:id="IMark143088936"/>JOIN<text:alphabetical-index-mark-end text:id="IMark143088936"/> operations are re<text:alphabetical-index-mark-start text:id="IMark132494312"/>source<text:alphabetical-index-mark-end text:id="IMark132494312"/> – intensive but are very fr<text:alphabetical-index-mark-start text:id="IMark73693928"/>equ<text:alphabetical-index-mark-end text:id="IMark73693928"/>ently used in <text:alphabetical-index-mark-start text:id="IMark81542872"/><text:alphabetical-index-mark-start text:id="IMark136887208"/>re<text:alphabetical-index-mark-start text:id="IMark139748280"/>l<text:alphabetical-index-mark-end text:id="IMark136887208"/>at<text:alphabetical-index-mark-end text:id="IMark139748280"/>ional<text:alphabetical-index-mark-end text:id="IMark81542872"/> <text:alphabetical-index-mark-start text:id="IMark142383784"/>database<text:alphabetical-index-mark-end text:id="IMark142383784"/> <text:alphabetical-index-mark-start text:id="IMark84811800"/>system<text:alphabetical-index-mark-end text:id="IMark84811800"/>s. Consider <text:alphabetical-index-mark-start text:id="IMark142359704"/><text:span text:style-name="T75">sde_</text:span><text:alphabetical-index-mark-start text:id="IMark139507512"/><text:span text:style-name="T75">rule</text:span><text:alphabetical-index-mark-end text:id="IMark139507512"/><text:span text:style-name="T75">s</text:span><text:alphabetical-index-mark-end text:id="IMark142359704"/> as a working or short – term memory device, and <text:alphabetical-index-mark-start text:id="IMark142363112"/><text:span text:style-name="T75">sde_</text:span><text:alphabetical-index-mark-start text:id="IMark141141896"/><text:span text:style-name="T75">prg</text:span><text:alphabetical-index-mark-end text:id="IMark141141896"/><text:span text:style-name="T75">_</text:span><text:alphabetical-index-mark-start text:id="IMark140602376"/><text:span text:style-name="T75">rule</text:span><text:alphabetical-index-mark-end text:id="IMark140602376"/><text:span text:style-name="T75">s</text:span><text:alphabetical-index-mark-end text:id="IMark142363112"/> as a log – term <text:alphabetical-index-mark-start text:id="IMark132648648"/>storage<text:alphabetical-index-mark-end text:id="IMark132648648"/>, like our brains has: we held a few things on our <text:alphabetical-index-mark-start text:id="IMark79794696"/>min<text:alphabetical-index-mark-end text:id="IMark79794696"/>ds conscio<text:span text:style-name="T202">u</text:span>sly while we are doing any task but indeed, keep in our deep memory much more.</text:p>
      <text:p text:style-name="Text_20_body"/>
      <text:p text:style-name="Text_20_body">Also you can see that in the <text:alphabetical-index-mark-start text:id="IMark69085256"/><text:span text:style-name="T75">Action</text:span><text:alphabetical-index-mark-end text:id="IMark69085256"/> field that <text:alphabetical-index-mark-start text:id="IMark68159736"/><text:span text:style-name="T75">Status</text:span><text:alphabetical-index-mark-end text:id="IMark68159736"/><text:span text:style-name="T75">=’</text:span><text:alphabetical-index-mark-start text:id="IMark142486728"/><text:span text:style-name="T75">applykb</text:span><text:alphabetical-index-mark-start text:id="IMark135485208"/><text:span text:style-name="T75">rule</text:span><text:alphabetical-index-mark-end text:id="IMark135485208"/><text:span text:style-name="T75">s</text:span><text:alphabetical-index-mark-end text:id="IMark142486728"/><text:span text:style-name="T75">’</text:span> is mentioned. This means that the <text:alphabetical-index-mark-start text:id="IMark134381432"/>rule<text:alphabetical-index-mark-end text:id="IMark134381432"/> will only be executed when the <text:alphabetical-index-mark-start text:id="IMark142241944"/>fact<text:alphabetical-index-mark-end text:id="IMark142241944"/>s with the r<text:alphabetical-index-mark-start text:id="IMark81454392"/>equ<text:alphabetical-index-mark-end text:id="IMark81454392"/>ired <text:alphabetical-index-mark-start text:id="IMark77940632"/>Item<text:alphabetical-index-mark-end text:id="IMark77940632"/> names have that <text:alphabetical-index-mark-start text:id="IMark132631112"/>status<text:alphabetical-index-mark-end text:id="IMark132631112"/>, which corresponds to the step in which the <text:alphabetical-index-mark-start text:id="IMark78853336"/>system<text:alphabetical-index-mark-end text:id="IMark78853336"/> applies the <text:alphabetical-index-mark-start text:id="IMark137986168"/>rule<text:alphabetical-index-mark-end text:id="IMark137986168"/>s. The <text:alphabetical-index-mark-start text:id="IMark137459416"/>rule<text:alphabetical-index-mark-end text:id="IMark137459416"/> cannot be enforced at any other <text:alphabetical-index-mark-start text:id="IMark82508952"/>time<text:alphabetical-index-mark-end text:id="IMark82508952"/>. This is a safety measure to make sure that data has been gathered from the <text:alphabetical-index-mark-start text:id="IMark78331768"/>OAPI<text:alphabetical-index-mark-end text:id="IMark78331768"/> and external <text:alphabetical-index-mark-start text:id="IMark136947256"/>module<text:alphabetical-index-mark-end text:id="IMark136947256"/>s such as <text:alphabetical-index-mark-start text:id="IMark139525544"/><text:alphabetical-index-mark-start text:id="IMark136827864"/>SQL<text:alphabetical-index-mark-end text:id="IMark136827864"/>C<text:alphabetical-index-mark-end text:id="IMark139525544"/> first.</text:p>
      <text:p text:style-name="Text_20_body"><text:soft-page-break/></text:p>
      <text:p text:style-name="Text_20_body">And lastly, you will see that the <text:alphabetical-index-mark-start text:id="IMark51817288"/>string<text:alphabetical-index-mark-end text:id="IMark51817288"/> of the <text:span text:style-name="T75">Description</text:span> field starts with “<text:alphabetical-index-mark-start text:id="IMark136484328"/><text:span text:style-name="T86">Prg</text:span><text:alphabetical-index-mark-end text:id="IMark136484328"/><text:span text:style-name="T86">31.4 definition. </text:span><text:alphabetical-index-mark-start text:id="IMark134584648"/><text:span text:style-name="T86">Mode</text:span><text:alphabetical-index-mark-end text:id="IMark134584648"/><text:span text:style-name="T86"> crs...” </text:span><text:span text:style-name="T163">and something called </text:span><text:alphabetical-index-mark-start text:id="IMark135581928"/><text:span text:style-name="T163">mode</text:span><text:alphabetical-index-mark-end text:id="IMark135581928"/><text:span text:style-name="T163">s is mentioned.</text:span></text:p>
      <text:p text:style-name="Text_20_body"/>
      <text:p text:style-name="Text_20_body"><text:alphabetical-index-mark-start text:id="IMark142351016"/><text:span text:style-name="T75">Prg</text:span><text:alphabetical-index-mark-end text:id="IMark142351016"/><text:span text:style-name="T75">31.4</text:span><text:span text:style-name="T163"> stands for </text:span><text:alphabetical-index-mark-start text:id="IMark69466312"/><text:span text:style-name="T163">program</text:span><text:alphabetical-index-mark-end text:id="IMark69466312"/><text:span text:style-name="T163"> 31, </text:span><text:alphabetical-index-mark-start text:id="IMark20082360"/><text:span text:style-name="T163">version</text:span><text:alphabetical-index-mark-end text:id="IMark20082360"/><text:span text:style-name="T163"> 4. In the same folder as </text:span><text:alphabetical-index-mark-start text:id="IMark139265496"/><text:alphabetical-index-mark-start text:id="IMark142245624"/><text:span text:style-name="T75">DGIII</text:span><text:alphabetical-index-mark-end text:id="IMark142245624"/><text:alphabetical-index-mark-start text:id="IMark78951672"/><text:span text:style-name="T75">AI</text:span><text:alphabetical-index-mark-end text:id="IMark78951672"/><text:alphabetical-index-mark-end text:id="IMark139265496"/><text:span text:style-name="T75">.db</text:span><text:span text:style-name="T163"> you will find a number of .sql files. You can open those with a simple text </text:span><text:alphabetical-index-mark-start text:id="IMark81264488"/><text:span text:style-name="T163">edit</text:span><text:alphabetical-index-mark-end text:id="IMark81264488"/><text:span text:style-name="T163">or. These contain the </text:span><text:alphabetical-index-mark-start text:id="IMark140891416"/><text:span text:style-name="T163">source</text:span><text:alphabetical-index-mark-end text:id="IMark140891416"/><text:span text:style-name="T163"> code of each </text:span><text:alphabetical-index-mark-start text:id="IMark80635864"/><text:span text:style-name="T163">rule</text:span><text:alphabetical-index-mark-end text:id="IMark80635864"/><text:span text:style-name="T163"> corresponding to each </text:span><text:alphabetical-index-mark-start text:id="IMark78553976"/><text:span text:style-name="T163">program</text:span><text:alphabetical-index-mark-end text:id="IMark78553976"/><text:span text:style-name="T163"> and its different </text:span><text:alphabetical-index-mark-start text:id="IMark132171768"/><text:span text:style-name="T163">version</text:span><text:alphabetical-index-mark-end text:id="IMark132171768"/><text:span text:style-name="T163">s. </text:span></text:p>
      <text:p text:style-name="Text_20_body"/>
      <text:p text:style-name="Text_20_body"><text:span text:style-name="T167">T</text:span><text:span text:style-name="T163">hose files </text:span><text:span text:style-name="T167">are </text:span><text:span text:style-name="T163">to write the </text:span><text:alphabetical-index-mark-start text:id="IMark78929672"/><text:span text:style-name="T163">rule</text:span><text:alphabetical-index-mark-end text:id="IMark78929672"/><text:span text:style-name="T163">s grouped on each </text:span><text:alphabetical-index-mark-start text:id="IMark138084264"/><text:span text:style-name="T163">program</text:span><text:alphabetical-index-mark-end text:id="IMark138084264"/><text:span text:style-name="T163">, and then copy them to </text:span><text:alphabetical-index-mark-start text:id="IMark132086984"/><text:span text:style-name="T75">sde_</text:span><text:alphabetical-index-mark-start text:id="IMark140269752"/><text:span text:style-name="T75">prg</text:span><text:alphabetical-index-mark-end text:id="IMark140269752"/><text:span text:style-name="T75">_</text:span><text:alphabetical-index-mark-start text:id="IMark83432200"/><text:span text:style-name="T75">rule</text:span><text:alphabetical-index-mark-end text:id="IMark83432200"/><text:span text:style-name="T75">s</text:span><text:alphabetical-index-mark-end text:id="IMark132086984"/><text:span text:style-name="T163">. There are different </text:span><text:alphabetical-index-mark-start text:id="IMark138705976"/><text:span text:style-name="T163">version</text:span><text:alphabetical-index-mark-end text:id="IMark138705976"/><text:span text:style-name="T163">s for almost every </text:span><text:alphabetical-index-mark-start text:id="IMark78262408"/><text:span text:style-name="T163">program</text:span><text:alphabetical-index-mark-end text:id="IMark78262408"/><text:span text:style-name="T163">, and all of them are kept in the </text:span><text:alphabetical-index-mark-start text:id="IMark132094248"/><text:span text:style-name="T163">lon</text:span><text:alphabetical-index-mark-end text:id="IMark132094248"/><text:span text:style-name="T163">g – term </text:span><text:alphabetical-index-mark-start text:id="IMark133093528"/><text:span text:style-name="T163">storage</text:span><text:alphabetical-index-mark-end text:id="IMark133093528"/><text:span text:style-name="T163">. Since even small c</text:span><text:span text:style-name="T164">h</text:span><text:span text:style-name="T163">anges can have very large effects, this practice helps roll back <text:s/>to a previous, well – behaved </text:span><text:alphabetical-index-mark-start text:id="IMark139560440"/><text:span text:style-name="T163">version</text:span><text:alphabetical-index-mark-end text:id="IMark139560440"/><text:span text:style-name="T163"> of a </text:span><text:alphabetical-index-mark-start text:id="IMark73659032"/><text:span text:style-name="T163">program</text:span><text:alphabetical-index-mark-end text:id="IMark73659032"/><text:span text:style-name="T163"> in the event on an error in the code.</text:span></text:p>
      <text:p text:style-name="Text_20_body"/>
      <text:p text:style-name="Text_20_body"><text:span text:style-name="T163">If you try to make changes or add </text:span><text:alphabetical-index-mark-start text:id="IMark141770968"/><text:span text:style-name="T163">rule</text:span><text:alphabetical-index-mark-end text:id="IMark141770968"/><text:span text:style-name="T163">s, it is better to do so using a new </text:span><text:alphabetical-index-mark-start text:id="IMark137628152"/><text:span text:style-name="T163">version</text:span><text:alphabetical-index-mark-end text:id="IMark137628152"/><text:span text:style-name="T163"> of the applicable </text:span><text:alphabetical-index-mark-start text:id="IMark77620776"/><text:span text:style-name="T163">program</text:span><text:alphabetical-index-mark-end text:id="IMark77620776"/><text:span text:style-name="T163">(s). You can configure what </text:span><text:alphabetical-index-mark-start text:id="IMark137505592"/><text:span text:style-name="T163">program</text:span><text:alphabetical-index-mark-end text:id="IMark137505592"/><text:span text:style-name="T163">s are active by creating or modifying the </text:span><text:alphabetical-index-mark-start text:id="IMark134374360"/><text:span text:style-name="T75">Value</text:span><text:alphabetical-index-mark-end text:id="IMark134374360"/><text:span text:style-name="T163"> field of the corresponding </text:span><text:alphabetical-index-mark-start text:id="IMark142002808"/><text:span text:style-name="T163">fact</text:span><text:alphabetical-index-mark-end text:id="IMark142002808"/><text:span text:style-name="T163"> </text:span><text:alphabetical-index-mark-start text:id="IMark141884728"/><text:span text:style-name="T163">record</text:span><text:alphabetical-index-mark-end text:id="IMark141884728"/><text:span text:style-name="T163"> in </text:span><text:alphabetical-index-mark-start text:id="IMark133163272"/><text:span text:style-name="T75">sde_mem_</text:span><text:alphabetical-index-mark-start text:id="IMark80728408"/><text:span text:style-name="T75">fact</text:span><text:alphabetical-index-mark-end text:id="IMark80728408"/><text:span text:style-name="T75">s</text:span><text:alphabetical-index-mark-end text:id="IMark133163272"/><text:span text:style-name="T163">. </text:span></text:p>
      <text:p text:style-name="Text_20_body"/>
      <text:p text:style-name="Text_20_body"><text:span text:style-name="T163">For </text:span><text:alphabetical-index-mark-start text:id="IMark79809560"/><text:span text:style-name="T163">example</text:span><text:alphabetical-index-mark-end text:id="IMark79809560"/><text:span text:style-name="T163">, in the case of </text:span><text:alphabetical-index-mark-start text:id="IMark140853208"/><text:span text:style-name="T163">program</text:span><text:alphabetical-index-mark-end text:id="IMark140853208"/><text:span text:style-name="T163"> 31, you should look for (</text:span><text:alphabetical-index-mark-start text:id="IMark140124216"/><text:span text:style-name="T163">SELECT</text:span><text:alphabetical-index-mark-end text:id="IMark140124216"/><text:span text:style-name="T163">) the </text:span><text:alphabetical-index-mark-start text:id="IMark143169496"/><text:span text:style-name="T163">record</text:span><text:alphabetical-index-mark-end text:id="IMark143169496"/><text:span text:style-name="T163"> that contains </text:span><text:alphabetical-index-mark-start text:id="IMark138999672"/><text:span text:style-name="T75">Item</text:span><text:alphabetical-index-mark-end text:id="IMark138999672"/><text:span text:style-name="T75"> = ‘cur_ver_</text:span><text:alphabetical-index-mark-start text:id="IMark77734616"/><text:span text:style-name="T75">prg</text:span><text:alphabetical-index-mark-end text:id="IMark77734616"/><text:span text:style-name="T75">31’</text:span><text:span text:style-name="T163">. </text:span><text:span text:style-name="T165">If you change the </text:span><text:alphabetical-index-mark-start text:id="IMark139536568"/><text:span text:style-name="T88">Value</text:span><text:alphabetical-index-mark-end text:id="IMark139536568"/><text:span text:style-name="T165"> field from – say – 31.4 to 31.5, you will change the </text:span><text:alphabetical-index-mark-start text:id="IMark73680280"/><text:span text:style-name="T165">enabled</text:span><text:alphabetical-index-mark-end text:id="IMark73680280"/><text:span text:style-name="T165"> </text:span><text:alphabetical-index-mark-start text:id="IMark131858440"/><text:span text:style-name="T165">version</text:span><text:alphabetical-index-mark-end text:id="IMark131858440"/><text:span text:style-name="T165"> of </text:span><text:alphabetical-index-mark-start text:id="IMark133953896"/><text:span text:style-name="T165">prg</text:span><text:alphabetical-index-mark-end text:id="IMark133953896"/><text:span text:style-name="T165">3</text:span><text:span text:style-name="T173">1</text:span><text:span text:style-name="T165"> from 31.4 to 31.5 and the </text:span><text:alphabetical-index-mark-start text:id="IMark133648536"/><text:alphabetical-index-mark-start text:id="IMark70694936"/><text:span text:style-name="T165">AI</text:span><text:alphabetical-index-mark-end text:id="IMark70694936"/><text:span text:style-name="T165">E</text:span><text:alphabetical-index-mark-end text:id="IMark133648536"/><text:span text:style-name="T165"> will </text:span><text:alphabetical-index-mark-start text:id="IMark139706552"/><text:span text:style-name="T165">load</text:span><text:alphabetical-index-mark-end text:id="IMark139706552"/><text:span text:style-name="T165"> </text:span><text:alphabetical-index-mark-start text:id="IMark136360952"/><text:span text:style-name="T88">prg</text:span><text:alphabetical-index-mark-end text:id="IMark136360952"/><text:span text:style-name="T88">31.5</text:span><text:span text:style-name="T165"> instead of </text:span><text:alphabetical-index-mark-start text:id="IMark137618136"/><text:span text:style-name="T88">prg</text:span><text:alphabetical-index-mark-end text:id="IMark137618136"/><text:span text:style-name="T88">31.4</text:span><text:span text:style-name="T165"> when </text:span><text:alphabetical-index-mark-start text:id="IMark135356424"/><text:span text:style-name="T165">prg</text:span><text:alphabetical-index-mark-end text:id="IMark135356424"/><text:span text:style-name="T165">31 is r</text:span><text:alphabetical-index-mark-start text:id="IMark70368136"/><text:span text:style-name="T165">equ</text:span><text:alphabetical-index-mark-end text:id="IMark70368136"/><text:span text:style-name="T165">ired. </text:span></text:p>
      <text:p text:style-name="Text_20_body"/>
      <text:p text:style-name="Text_20_body"><text:span text:style-name="T166">If you take a look at another </text:span><text:alphabetical-index-mark-start text:id="IMark137211624"/><text:span text:style-name="T166">fact</text:span><text:alphabetical-index-mark-end text:id="IMark137211624"/><text:span text:style-name="T166"> </text:span><text:alphabetical-index-mark-start text:id="IMark136778280"/><text:span text:style-name="T166">record</text:span><text:alphabetical-index-mark-end text:id="IMark136778280"/><text:span text:style-name="T166"> from </text:span><text:alphabetical-index-mark-start text:id="IMark131945032"/><text:span text:style-name="T87">sde_mem_</text:span><text:alphabetical-index-mark-start text:id="IMark139345160"/><text:span text:style-name="T87">fact</text:span><text:alphabetical-index-mark-end text:id="IMark139345160"/><text:span text:style-name="T87">s</text:span><text:alphabetical-index-mark-end text:id="IMark131945032"/><text:span text:style-name="T166"> with </text:span><text:alphabetical-index-mark-start text:id="IMark134905080"/><text:span text:style-name="T87">Item</text:span><text:alphabetical-index-mark-end text:id="IMark134905080"/><text:span text:style-name="T87">=’</text:span><text:alphabetical-index-mark-start text:id="IMark80689432"/><text:span text:style-name="T87">load</text:span><text:alphabetical-index-mark-end text:id="IMark80689432"/><text:span text:style-name="T87">_</text:span><text:alphabetical-index-mark-start text:id="IMark131948232"/><text:span text:style-name="T87">order</text:span><text:alphabetical-index-mark-end text:id="IMark131948232"/><text:span text:style-name="T87">31’</text:span><text:span text:style-name="T166">, you will see that </text:span><text:alphabetical-index-mark-start text:id="IMark136758616"/><text:span text:style-name="T87">Value</text:span><text:alphabetical-index-mark-end text:id="IMark136758616"/><text:span text:style-name="T87"> </text:span><text:span text:style-name="T89">=</text:span><text:span text:style-name="T87"> 0</text:span><text:span text:style-name="T166">. This means that the </text:span><text:alphabetical-index-mark-start text:id="IMark132657400"/><text:span text:style-name="T166">program</text:span><text:alphabetical-index-mark-end text:id="IMark132657400"/><text:span text:style-name="T166"> or chunk of </text:span><text:alphabetical-index-mark-start text:id="IMark79866584"/><text:span text:style-name="T166">rule</text:span><text:alphabetical-index-mark-end text:id="IMark79866584"/><text:span text:style-name="T166">s has no synchronized </text:span><text:alphabetical-index-mark-start text:id="IMark81909224"/><text:span text:style-name="T166">load</text:span><text:alphabetical-index-mark-end text:id="IMark81909224"/><text:span text:style-name="T166">ing r</text:span><text:alphabetical-index-mark-start text:id="IMark83638856"/><text:span text:style-name="T166">equ</text:span><text:alphabetical-index-mark-end text:id="IMark83638856"/><text:span text:style-name="T166">irement. It will be </text:span><text:alphabetical-index-mark-start text:id="IMark83667416"/><text:span text:style-name="T166">load</text:span><text:alphabetical-index-mark-end text:id="IMark83667416"/><text:span text:style-name="T166">ed orn </text:span><text:alphabetical-index-mark-start text:id="IMark81765592"/><text:span text:style-name="T166">un</text:span><text:alphabetical-index-mark-start text:id="IMark134848248"/><text:span text:style-name="T166">load</text:span><text:alphabetical-index-mark-end text:id="IMark134848248"/><text:alphabetical-index-mark-end text:id="IMark81765592"/><text:span text:style-name="T166">ed to </text:span><text:alphabetical-index-mark-start text:id="IMark140565272"/><text:span text:style-name="T87">sde_</text:span><text:alphabetical-index-mark-start text:id="IMark77930328"/><text:span text:style-name="T87">rule</text:span><text:alphabetical-index-mark-end text:id="IMark77930328"/><text:span text:style-name="T87">s</text:span><text:alphabetical-index-mark-end text:id="IMark140565272"/><text:span text:style-name="T166"> as r</text:span><text:alphabetical-index-mark-start text:id="IMark36600648"/><text:span text:style-name="T166">equ</text:span><text:alphabetical-index-mark-end text:id="IMark36600648"/><text:span text:style-name="T166">ested by other </text:span><text:alphabetical-index-mark-start text:id="IMark135307704"/><text:span text:style-name="T166">rule</text:span><text:alphabetical-index-mark-end text:id="IMark135307704"/><text:span text:style-name="T166">s or by the user, by means of the </text:span><text:alphabetical-index-mark-start text:id="IMark83532264"/><text:alphabetical-index-mark-start text:id="IMark81418792"/><text:span text:style-name="T166">SQL</text:span><text:alphabetical-index-mark-end text:id="IMark81418792"/><text:span text:style-name="T166">C</text:span><text:alphabetical-index-mark-end text:id="IMark83532264"/><text:span text:style-name="T166"> </text:span><text:alphabetical-index-mark-start text:id="IMark139192392"/><text:span text:style-name="T166">MFD</text:span><text:alphabetical-index-mark-end text:id="IMark139192392"/><text:span text:style-name="T166">. If you find any </text:span><text:alphabetical-index-mark-start text:id="IMark136083976"/><text:span text:style-name="T166">load</text:span><text:alphabetical-index-mark-end text:id="IMark136083976"/><text:span text:style-name="T166"> </text:span><text:alphabetical-index-mark-start text:id="IMark138362072"/><text:span text:style-name="T166">order</text:span><text:alphabetical-index-mark-end text:id="IMark138362072"/><text:span text:style-name="T166"> </text:span><text:alphabetical-index-mark-start text:id="IMark84338088"/><text:span text:style-name="T166">fact</text:span><text:alphabetical-index-mark-end text:id="IMark84338088"/><text:span text:style-name="T166"> with a </text:span><text:alphabetical-index-mark-start text:id="IMark136206664"/><text:span text:style-name="T166">value</text:span><text:alphabetical-index-mark-end text:id="IMark136206664"/><text:span text:style-name="T166"> not </text:span><text:alphabetical-index-mark-start text:id="IMark135313368"/><text:span text:style-name="T166">equ</text:span><text:alphabetical-index-mark-end text:id="IMark135313368"/><text:span text:style-name="T166">al to zero, that means that the associated </text:span><text:alphabetical-index-mark-start text:id="IMark84811800"/><text:span text:style-name="T166">program</text:span><text:alphabetical-index-mark-end text:id="IMark84811800"/><text:span text:style-name="T166"> will be </text:span><text:alphabetical-index-mark-start text:id="IMark142383784"/><text:span text:style-name="T166">load</text:span><text:alphabetical-index-mark-end text:id="IMark142383784"/><text:span text:style-name="T166">ed on the </text:span><text:alphabetical-index-mark-start text:id="IMark81542872"/><text:span text:style-name="T166">inference</text:span><text:alphabetical-index-mark-end text:id="IMark81542872"/><text:span text:style-name="T166"> </text:span><text:alphabetical-index-mark-start text:id="IMark139748280"/><text:span text:style-name="T166">iteration</text:span><text:alphabetical-index-mark-end text:id="IMark139748280"/><text:span text:style-name="T166"> of the </text:span><text:alphabetical-index-mark-start text:id="IMark136887208"/><text:span text:style-name="T166">ES</text:span><text:alphabetical-index-mark-end text:id="IMark136887208"/><text:span text:style-name="T166"> </text:span><text:alphabetical-index-mark-start text:id="IMark73693928"/><text:span text:style-name="T166">equ</text:span><text:alphabetical-index-mark-end text:id="IMark73693928"/><text:span text:style-name="T166">al to that number. The </text:span><text:alphabetical-index-mark-start text:id="IMark132494312"/><text:span text:style-name="T166">inference</text:span><text:alphabetical-index-mark-end text:id="IMark132494312"/><text:span text:style-name="T166"> </text:span><text:alphabetical-index-mark-start text:id="IMark143088936"/><text:span text:style-name="T166">iteration</text:span><text:alphabetical-index-mark-end text:id="IMark143088936"/><text:span text:style-name="T166"> number is the </text:span><text:alphabetical-index-mark-start text:id="IMark133087144"/><text:span text:style-name="T166">value</text:span><text:alphabetical-index-mark-end text:id="IMark133087144"/><text:span text:style-name="T166"> of </text:span><text:alphabetical-index-mark-start text:id="IMark133514456"/><text:span text:style-name="T166">fact</text:span><text:alphabetical-index-mark-end text:id="IMark133514456"/><text:span text:style-name="T166"> is_first_</text:span><text:alphabetical-index-mark-start text:id="IMark135797096"/><text:span text:style-name="T166">iteration</text:span><text:alphabetical-index-mark-end text:id="IMark135797096"/><text:span text:style-name="T166">, which </text:span><text:span text:style-name="T167">was</text:span><text:span text:style-name="T166"> als</text:span><text:span text:style-name="T167">o</text:span><text:span text:style-name="T166"> mentioned in an </text:span><text:alphabetical-index-mark-start text:id="IMark51296600"/><text:span text:style-name="T166">example</text:span><text:alphabetical-index-mark-end text:id="IMark51296600"/><text:span text:style-name="T166"> (see </text:span><text:span text:style-name="T178">[</text:span><text:span text:style-name="T176">4.3.1</text:span><text:span text:style-name="T177">1</text:span><text:span text:style-name="T176">.8.</text:span><text:span text:style-name="T178">]</text:span><text:span text:style-name="T166">).</text:span></text:p>
      <text:p text:style-name="Text_20_body"/>
      <text:p text:style-name="Text_20_body">As you can probably see, this particular <text:alphabetical-index-mark-start text:id="IMark80890360"/>rule<text:alphabetical-index-mark-end text:id="IMark80890360"/> sets to zero <text:alphabetical-index-mark-start text:id="IMark84677784"/>value<text:alphabetical-index-mark-end text:id="IMark84677784"/>s <text:alphabetical-index-mark-start text:id="IMark139530280"/>re<text:alphabetical-index-mark-start text:id="IMark57085640"/>l<text:alphabetical-index-mark-end text:id="IMark139530280"/>at<text:alphabetical-index-mark-end text:id="IMark57085640"/>ed to the pitch of the craft in <text:alphabetical-index-mark-start text:id="IMark140753544"/>re<text:alphabetical-index-mark-start text:id="IMark81221048"/>l<text:alphabetical-index-mark-end text:id="IMark140753544"/>at<text:alphabetical-index-mark-end text:id="IMark81221048"/>ion to something called <text:alphabetical-index-mark-start text:id="IMark78241304"/>mode<text:alphabetical-index-mark-end text:id="IMark78241304"/> crs. This is a <text:alphabetical-index-mark-start text:id="IMark140056088"/>mode<text:alphabetical-index-mark-end text:id="IMark140056088"/> that <text:alphabetical-index-mark-start text:id="IMark138399656"/>manage<text:alphabetical-index-mark-end text:id="IMark138399656"/>s <text:alphabetical-index-mark-start text:id="IMark79659128"/>cruise<text:alphabetical-index-mark-end text:id="IMark79659128"/> <text:alphabetical-index-mark-start text:id="IMark78929672"/>flight<text:alphabetical-index-mark-end text:id="IMark78929672"/> in an <text:alphabetical-index-mark-start text:id="IMark78961080"/>atmosphere<text:alphabetical-index-mark-end text:id="IMark78961080"/>. Setting on an off various <text:alphabetical-index-mark-start text:id="IMark143482216"/>mode<text:alphabetical-index-mark-end text:id="IMark143482216"/>s <text:alphabetical-index-mark-start text:id="IMark138084264"/>load<text:alphabetical-index-mark-end text:id="IMark138084264"/>s and <text:alphabetical-index-mark-start text:id="IMark137236648"/>un<text:alphabetical-index-mark-start text:id="IMark79424088"/>load<text:alphabetical-index-mark-end text:id="IMark79424088"/><text:alphabetical-index-mark-end text:id="IMark137236648"/>s several <text:alphabetical-index-mark-start text:id="IMark83028952"/>program<text:alphabetical-index-mark-end text:id="IMark83028952"/>s. A <text:alphabetical-index-mark-start text:id="IMark140269752"/>mode<text:alphabetical-index-mark-end text:id="IMark140269752"/> is an <text:alphabetical-index-mark-start text:id="IMark139039128"/><text:alphabetical-index-mark-start text:id="IMark140272296"/>abs<text:alphabetical-index-mark-end text:id="IMark140272296"/>tr<text:alphabetical-index-mark-start text:id="IMark83432200"/>act<text:alphabetical-index-mark-end text:id="IMark139039128"/>ion<text:alphabetical-index-mark-end text:id="IMark83432200"/> <text:alphabetical-index-mark-start text:id="IMark134490792"/>layer<text:alphabetical-index-mark-end text:id="IMark134490792"/> on top of <text:alphabetical-index-mark-start text:id="IMark132086984"/>program<text:alphabetical-index-mark-end text:id="IMark132086984"/>s, which in turn are on top of individual <text:alphabetical-index-mark-start text:id="IMark140583272"/>rule<text:alphabetical-index-mark-end text:id="IMark140583272"/>s, conceptually speaking.</text:p>
      <text:p text:style-name="Text_20_body"/>
      <text:p text:style-name="Text_20_body"/>
      <text:h text:style-name="Heading_20_3" text:outline-level="3"><text:bookmark-start text:name="__RefHeading___Toc6414_1538881673"/><text:soft-page-break/><text:span text:style-name="T9">4.3.1</text:span><text:span text:style-name="T1">3</text:span><text:span text:style-name="T9">.</text:span><text:span text:style-name="T194"> General description</text:span> of <text:alphabetical-index-mark-start text:id="IMark133390824"/>fact<text:alphabetical-index-mark-end text:id="IMark133390824"/>s<text:bookmark-end text:name="__RefHeading___Toc6414_1538881673"/></text:h>
      <text:p text:style-name="Text_20_body"/>
      <text:p text:style-name="Text_20_body"><text:alphabetical-index-mark-start text:id="IMark132740360"/>Fact<text:alphabetical-index-mark-end text:id="IMark132740360"/>s are <text:alphabetical-index-mark-start text:id="IMark139560440"/>representation<text:alphabetical-index-mark-end text:id="IMark139560440"/>s of <text:alphabetical-index-mark-start text:id="IMark131999096"/>OAPI<text:alphabetical-index-mark-end text:id="IMark131999096"/> <text:alphabetical-index-mark-start text:id="IMark140957528"/>argument<text:alphabetical-index-mark-end text:id="IMark140957528"/>s as well as internal parameters of the <text:alphabetical-index-mark-start text:id="IMark73659032"/><text:alphabetical-index-mark-start text:id="IMark139947416"/>AI<text:alphabetical-index-mark-end text:id="IMark139947416"/>E<text:alphabetical-index-mark-end text:id="IMark73659032"/> within the <text:alphabetical-index-mark-start text:id="IMark55495432"/>KB<text:alphabetical-index-mark-end text:id="IMark55495432"/>. Think of them as variables stored in a <text:alphabetical-index-mark-start text:id="IMark140395672"/>database<text:alphabetical-index-mark-end text:id="IMark140395672"/>. Most of them can be classified in groups <text:span text:style-name="T235">and understood in their meaning and </text:span><text:alphabetical-index-mark-start text:id="IMark51948648"/><text:span text:style-name="T235">function</text:span><text:alphabetical-index-mark-end text:id="IMark51948648"/><text:span text:style-name="T235"> based on the nature of those groups</text:span>. </text:p>
      <text:p text:style-name="Text_20_body"/>
      <text:p text:style-name="Text_20_body">We will use <text:alphabetical-index-mark-start text:id="IMark137628152"/>SQL<text:alphabetical-index-mark-end text:id="IMark137628152"/> snippets here for identification of <text:alphabetical-index-mark-start text:id="IMark141886520"/>fact<text:alphabetical-index-mark-end text:id="IMark141886520"/> groups.</text:p>
      <text:p text:style-name="Text_20_body"/>
      <text:p text:style-name="Text_20_body"><text:span text:style-name="T1">4.3.13.1.</text:span> In general, <text:alphabetical-index-mark-start text:id="IMark140883544"/>fact<text:alphabetical-index-mark-end text:id="IMark140883544"/>s representing actual <text:alphabetical-index-mark-start text:id="IMark137505592"/>OAPI<text:alphabetical-index-mark-end text:id="IMark137505592"/> <text:alphabetical-index-mark-start text:id="IMark83213864"/>argument<text:alphabetical-index-mark-end text:id="IMark83213864"/>s carry names that are the same or almost the same as the names of those <text:alphabetical-index-mark-start text:id="IMark80721832"/>argument<text:alphabetical-index-mark-end text:id="IMark80721832"/>s. This has b<text:span text:style-name="T280">e</text:span>en done in <text:alphabetical-index-mark-start text:id="IMark134374360"/>order<text:alphabetical-index-mark-end text:id="IMark134374360"/> to ease recognition of the <text:alphabetical-index-mark-start text:id="IMark80675992"/>function<text:alphabetical-index-mark-end text:id="IMark80675992"/> of as many <text:alphabetical-index-mark-start text:id="IMark79106792"/>fact<text:alphabetical-index-mark-end text:id="IMark79106792"/>s as possible.</text:p>
      <text:p text:style-name="Text_20_body"/>
      <text:p text:style-name="Text_20_body"/>
      <text:p text:style-name="Text_20_body"><text:span text:style-name="T1">4.3.13.2.</text:span> <text:alphabetical-index-mark-start text:id="IMark134064136"/><text:span text:style-name="T75">Fact</text:span><text:alphabetical-index-mark-end text:id="IMark134064136"/><text:span text:style-name="T75"> LIKE ‘</text:span><text:alphabetical-index-mark-start text:id="IMark80728408"/><text:span text:style-name="T75">mode</text:span><text:alphabetical-index-mark-end text:id="IMark80728408"/><text:span text:style-name="T75">%’</text:span> - These <text:alphabetical-index-mark-start text:id="IMark81760744"/>fact<text:alphabetical-index-mark-end text:id="IMark81760744"/>s <text:alphabetical-index-mark-start text:id="IMark133163272"/>manage<text:alphabetical-index-mark-end text:id="IMark133163272"/> various <text:alphabetical-index-mark-start text:id="IMark143242088"/>mode<text:alphabetical-index-mark-end text:id="IMark143242088"/>s. If <text:alphabetical-index-mark-start text:id="IMark138901528"/><text:span text:style-name="T75">Value</text:span><text:alphabetical-index-mark-end text:id="IMark138901528"/><text:span text:style-name="T75"> = 1</text:span> then the <text:alphabetical-index-mark-start text:id="IMark139961320"/>mode<text:alphabetical-index-mark-end text:id="IMark139961320"/> is on, otherwise is off.</text:p>
      <text:p text:style-name="Text_20_body"/>
      <text:p text:style-name="Text_20_body"/>
      <text:p text:style-name="Text_20_body"><text:span text:style-name="T1">4.3.13.</text:span><text:span text:style-name="T16">3</text:span><text:span text:style-name="T1">.</text:span> <text:alphabetical-index-mark-start text:id="IMark141657784"/><text:span text:style-name="T75">Fact</text:span><text:alphabetical-index-mark-end text:id="IMark141657784"/><text:span text:style-name="T75"> LIKE ‘</text:span><text:alphabetical-index-mark-start text:id="IMark143169496"/><text:span text:style-name="T93">thgroup</text:span><text:alphabetical-index-mark-end text:id="IMark143169496"/><text:span text:style-name="T75">%’</text:span> - <text:span text:style-name="T225">Corresponds to the </text:span><text:alphabetical-index-mark-start text:id="IMark141636024"/><text:span text:style-name="T225">thgroup</text:span><text:alphabetical-index-mark-end text:id="IMark141636024"/><text:span text:style-name="T225">s of </text:span><text:alphabetical-index-mark-start text:id="IMark77665704"/><text:span text:style-name="T225">OAPI</text:span><text:alphabetical-index-mark-end text:id="IMark77665704"/><text:span text:style-name="T225">.</text:span></text:p>
      <text:p text:style-name="Text_20_body"/>
      <text:p text:style-name="Text_20_body"/>
      <text:p text:style-name="Text_20_body"><text:span text:style-name="T1">4.3.13.</text:span><text:span text:style-name="T16">4</text:span><text:span text:style-name="T1">.</text:span> <text:alphabetical-index-mark-start text:id="IMark132816376"/><text:span text:style-name="T75">Fact</text:span><text:alphabetical-index-mark-end text:id="IMark132816376"/><text:span text:style-name="T75"> LIKE ‘</text:span><text:alphabetical-index-mark-start text:id="IMark84810728"/><text:span text:style-name="T93">tgt</text:span><text:alphabetical-index-mark-end text:id="IMark84810728"/><text:span text:style-name="T75">%’</text:span> - These <text:alphabetical-index-mark-start text:id="IMark133953896"/><text:span text:style-name="T225">fact</text:span><text:alphabetical-index-mark-end text:id="IMark133953896"/><text:span text:style-name="T225">s represent </text:span><text:alphabetical-index-mark-start text:id="IMark82801496"/><text:span text:style-name="T225">target</text:span><text:alphabetical-index-mark-end text:id="IMark82801496"/><text:span text:style-name="T225">s to be achieved or </text:span><text:alphabetical-index-mark-start text:id="IMark141158488"/><text:span text:style-name="T225">value</text:span><text:alphabetical-index-mark-end text:id="IMark141158488"/><text:span text:style-name="T225">s to be set as attributes of other </text:span><text:alphabetical-index-mark-start text:id="IMark133170216"/><text:span text:style-name="T225">fact</text:span><text:alphabetical-index-mark-end text:id="IMark133170216"/><text:span text:style-name="T225">s. For </text:span><text:alphabetical-index-mark-start text:id="IMark139479752"/><text:span text:style-name="T225">example</text:span><text:alphabetical-index-mark-end text:id="IMark139479752"/><text:span text:style-name="T225"> </text:span><text:alphabetical-index-mark-start text:id="IMark70694936"/><text:span text:style-name="T93">tgt</text:span><text:alphabetical-index-mark-end text:id="IMark70694936"/><text:span text:style-name="T93">_hdg</text:span><text:span text:style-name="T225"> is a </text:span><text:alphabetical-index-mark-start text:id="IMark142604072"/><text:span text:style-name="T225">value</text:span><text:alphabetical-index-mark-end text:id="IMark142604072"/><text:span text:style-name="T225"> to be passed to </text:span><text:alphabetical-index-mark-start text:id="IMark133648536"/><text:span text:style-name="T225">fact</text:span><text:alphabetical-index-mark-end text:id="IMark133648536"/><text:span text:style-name="T225"> </text:span><text:span text:style-name="T93">hdg</text:span><text:span text:style-name="T225">.</text:span></text:p>
      <text:p text:style-name="Text_20_body"/>
      <text:p text:style-name="Text_20_body"/>
      <text:p text:style-name="Text_20_body"><text:span text:style-name="T1">4.3.13.</text:span><text:span text:style-name="T17">5</text:span><text:span text:style-name="T1">.</text:span> <text:alphabetical-index-mark-start text:id="IMark140239512"/><text:span text:style-name="T75">Fact</text:span><text:alphabetical-index-mark-end text:id="IMark140239512"/><text:span text:style-name="T75"> LIKE ‘</text:span><text:alphabetical-index-mark-start text:id="IMark137959944"/><text:alphabetical-index-mark-start text:id="IMark142106584"/><text:span text:style-name="T94">fact</text:span><text:alphabetical-index-mark-end text:id="IMark142106584"/><text:span text:style-name="T94">or</text:span><text:alphabetical-index-mark-end text:id="IMark137959944"/><text:span text:style-name="T75">%’</text:span> - <text:span text:style-name="T226">These contain </text:span><text:alphabetical-index-mark-start text:id="IMark134715224"/><text:span text:style-name="T226">value</text:span><text:alphabetical-index-mark-end text:id="IMark134715224"/><text:span text:style-name="T226">s that are used as operands in conjunction with other </text:span><text:alphabetical-index-mark-start text:id="IMark137211624"/><text:span text:style-name="T226">value</text:span><text:alphabetical-index-mark-end text:id="IMark137211624"/><text:span text:style-name="T226">s. They are generally used to improve results of calcu</text:span><text:alphabetical-index-mark-start text:id="IMark139507512"/><text:span text:style-name="T226">lat</text:span><text:alphabetical-index-mark-end text:id="IMark139507512"/><text:span text:style-name="T226">ions by using </text:span><text:alphabetical-index-mark-start text:id="IMark138757752"/><text:span text:style-name="T226">machine</text:span><text:alphabetical-index-mark-end text:id="IMark138757752"/><text:span text:style-name="T226"> learning algorithms. For </text:span><text:alphabetical-index-mark-start text:id="IMark136778280"/><text:span text:style-name="T226">example</text:span><text:alphabetical-index-mark-end text:id="IMark136778280"/><text:span text:style-name="T226">, a </text:span><text:alphabetical-index-mark-start text:id="IMark142359704"/><text:alphabetical-index-mark-start text:id="IMark80917864"/><text:span text:style-name="T226">fact</text:span><text:alphabetical-index-mark-end text:id="IMark80917864"/><text:span text:style-name="T226">or</text:span><text:alphabetical-index-mark-end text:id="IMark142359704"/><text:span text:style-name="T226"> can be used to </text:span><text:alphabetical-index-mark-start text:id="IMark69808072"/><text:span text:style-name="T226">counter</text:span><text:alphabetical-index-mark-end text:id="IMark69808072"/><text:span text:style-name="T226"> small defects in </text:span><text:alphabetical-index-mark-start text:id="IMark139345160"/><text:span text:style-name="T226">calibration</text:span><text:alphabetical-index-mark-end text:id="IMark139345160"/><text:span text:style-name="T226"> for </text:span><text:alphabetical-index-mark-start text:id="IMark141141896"/><text:span text:style-name="T226">trim</text:span><text:alphabetical-index-mark-end text:id="IMark141141896"/><text:span text:style-name="T226"> </text:span><text:alphabetical-index-mark-start text:id="IMark131945032"/><text:span text:style-name="T226">surface</text:span><text:alphabetical-index-mark-end text:id="IMark131945032"/><text:span text:style-name="T226">s, something that could change from </text:span><text:alphabetical-index-mark-start text:id="IMark138066616"/><text:span text:style-name="T226">flight</text:span><text:alphabetical-index-mark-end text:id="IMark138066616"/><text:span text:style-name="T226"> to </text:span><text:alphabetical-index-mark-start text:id="IMark79760072"/><text:span text:style-name="T226">flight</text:span><text:alphabetical-index-mark-end text:id="IMark79760072"/><text:span text:style-name="T226">. In such cases, the </text:span><text:alphabetical-index-mark-start text:id="IMark134905080"/><text:alphabetical-index-mark-start text:id="IMark140602376"/><text:span text:style-name="T226">AI</text:span><text:alphabetical-index-mark-end text:id="IMark140602376"/><text:span text:style-name="T226">E</text:span><text:alphabetical-index-mark-end text:id="IMark134905080"/><text:span text:style-name="T226"> first reads raw data for a while, compares it to what should be expected and then </text:span><text:alphabetical-index-mark-start text:id="IMark139701960"/><text:span text:style-name="T226">calcu</text:span><text:alphabetical-index-mark-start text:id="IMark80689432"/><text:span text:style-name="T226">lat</text:span><text:alphabetical-index-mark-end text:id="IMark80689432"/><text:span text:style-name="T226">e</text:span><text:alphabetical-index-mark-end text:id="IMark139701960"/><text:span text:style-name="T226">s an applicable </text:span><text:alphabetical-index-mark-start text:id="IMark79794696"/><text:alphabetical-index-mark-start text:id="IMark132648648"/><text:span text:style-name="T94">fact</text:span><text:alphabetical-index-mark-end text:id="IMark132648648"/><text:span text:style-name="T94">or</text:span><text:alphabetical-index-mark-end text:id="IMark79794696"/><text:span text:style-name="T226">.</text:span></text:p>
      <text:p text:style-name="Text_20_body"/>
      <text:p text:style-name="Text_20_body"/>
      <text:p text:style-name="Text_20_body"><text:span text:style-name="T1">4.3.13.</text:span><text:span text:style-name="T17">6</text:span><text:span text:style-name="T1">.</text:span> <text:alphabetical-index-mark-start text:id="IMark83667416"/><text:span text:style-name="T75">Fact</text:span><text:alphabetical-index-mark-end text:id="IMark83667416"/><text:span text:style-name="T75"> LIKE ‘</text:span><text:alphabetical-index-mark-start text:id="IMark142486728"/><text:span text:style-name="T95">load</text:span><text:alphabetical-index-mark-end text:id="IMark142486728"/><text:span text:style-name="T95">_</text:span><text:alphabetical-index-mark-start text:id="IMark142982632"/><text:span text:style-name="T95">order</text:span><text:alphabetical-index-mark-end text:id="IMark142982632"/><text:span text:style-name="T75">%’</text:span> - <text:alphabetical-index-mark-start text:id="IMark136827864"/><text:span text:style-name="T95">load</text:span><text:alphabetical-index-mark-end text:id="IMark136827864"/><text:span text:style-name="T95">_</text:span><text:alphabetical-index-mark-start text:id="IMark81765592"/><text:span text:style-name="T95">order</text:span><text:alphabetical-index-mark-end text:id="IMark81765592"/><text:span text:style-name="T227"> </text:span><text:alphabetical-index-mark-start text:id="IMark134848248"/><text:span text:style-name="T227">fact</text:span><text:alphabetical-index-mark-end text:id="IMark134848248"/><text:span text:style-name="T227">s deter</text:span><text:alphabetical-index-mark-start text:id="IMark139525544"/><text:span text:style-name="T227">min</text:span><text:alphabetical-index-mark-end text:id="IMark139525544"/><text:span text:style-name="T227">e on which </text:span><text:alphabetical-index-mark-start text:id="IMark136947256"/><text:span text:style-name="T227">iteration</text:span><text:alphabetical-index-mark-end text:id="IMark136947256"/><text:span text:style-name="T227"> of the </text:span><text:alphabetical-index-mark-start text:id="IMark78331768"/><text:alphabetical-index-mark-start text:id="IMark77930328"/><text:span text:style-name="T227">AI</text:span><text:alphabetical-index-mark-end text:id="IMark77930328"/><text:span text:style-name="T227">E</text:span><text:alphabetical-index-mark-end text:id="IMark78331768"/><text:span text:style-name="T227"> </text:span><text:alphabetical-index-mark-start text:id="IMark82508952"/><text:span text:style-name="T227">inference</text:span><text:alphabetical-index-mark-end text:id="IMark82508952"/><text:span text:style-name="T227">, as defined by </text:span><text:alphabetical-index-mark-start text:id="IMark140565272"/><text:span text:style-name="T227">fact</text:span><text:alphabetical-index-mark-end text:id="IMark140565272"/><text:span text:style-name="T227"> </text:span><text:span text:style-name="T95">is_first_</text:span><text:alphabetical-index-mark-start text:id="IMark137459416"/><text:span text:style-name="T95">iteration</text:span><text:alphabetical-index-mark-end text:id="IMark137459416"/><text:span text:style-name="T227">, a </text:span><text:alphabetical-index-mark-start text:id="IMark137986168"/><text:span text:style-name="T227">program</text:span><text:alphabetical-index-mark-end text:id="IMark137986168"/><text:span text:style-name="T227"> is </text:span><text:alphabetical-index-mark-start text:id="IMark36600648"/><text:span text:style-name="T227">load</text:span><text:alphabetical-index-mark-end text:id="IMark36600648"/><text:span text:style-name="T227">ed. If a </text:span><text:alphabetical-index-mark-start text:id="IMark78853336"/><text:span text:style-name="T95">load</text:span><text:alphabetical-index-mark-end text:id="IMark78853336"/><text:span text:style-name="T95">_</text:span><text:alphabetical-index-mark-start text:id="IMark132631112"/><text:span text:style-name="T95">order</text:span><text:alphabetical-index-mark-end text:id="IMark132631112"/><text:span text:style-name="T227"> </text:span><text:alphabetical-index-mark-start text:id="IMark135307704"/><text:alphabetical-index-mark-start text:id="IMark77940632"/><text:span text:style-name="T227">fact</text:span><text:alphabetical-index-mark-end text:id="IMark77940632"/><text:span text:style-name="T227">or</text:span><text:alphabetical-index-mark-end text:id="IMark135307704"/><text:span text:style-name="T227"> for a </text:span><text:soft-page-break/><text:span text:style-name="T227">given </text:span><text:alphabetical-index-mark-start text:id="IMark81454392"/><text:span text:style-name="T227">program</text:span><text:alphabetical-index-mark-end text:id="IMark81454392"/><text:span text:style-name="T227"> number has </text:span><text:alphabetical-index-mark-start text:id="IMark81418792"/><text:span text:style-name="T95">Value</text:span><text:alphabetical-index-mark-end text:id="IMark81418792"/><text:span text:style-name="T95"> = 0</text:span><text:span text:style-name="T227">, then it is not automatically </text:span><text:alphabetical-index-mark-start text:id="IMark142241944"/><text:span text:style-name="T227">load</text:span><text:alphabetical-index-mark-end text:id="IMark142241944"/><text:span text:style-name="T227">ed based on the </text:span><text:span text:style-name="T95">is_first_</text:span><text:alphabetical-index-mark-start text:id="IMark83532264"/><text:span text:style-name="T95">iteration</text:span><text:alphabetical-index-mark-end text:id="IMark83532264"/><text:span text:style-name="T227"> </text:span><text:alphabetical-index-mark-start text:id="IMark134381432"/><text:span text:style-name="T227">fact</text:span><text:alphabetical-index-mark-end text:id="IMark134381432"/><text:span text:style-name="T227">.</text:span></text:p>
      <text:p text:style-name="Text_20_body"/>
      <text:p text:style-name="Text_20_body"/>
      <text:p text:style-name="Text_20_body"><text:span text:style-name="T1">4.3.13.</text:span><text:span text:style-name="T18">7</text:span><text:span text:style-name="T1">.</text:span> <text:alphabetical-index-mark-start text:id="IMark136887208"/><text:span text:style-name="T75">Fact</text:span><text:alphabetical-index-mark-end text:id="IMark136887208"/><text:span text:style-name="T75"> LIKE ‘</text:span><text:alphabetical-index-mark-start text:id="IMark80544808"/><text:alphabetical-index-mark-start text:id="IMark82910504"/><text:span text:style-name="T96">delete</text:span><text:alphabetical-index-mark-end text:id="IMark82910504"/><text:alphabetical-index-mark-end text:id="IMark80544808"/><text:span text:style-name="T95">_</text:span><text:alphabetical-index-mark-start text:id="IMark73693928"/><text:span text:style-name="T95">order</text:span><text:alphabetical-index-mark-end text:id="IMark73693928"/><text:span text:style-name="T75">%’</text:span> - <text:alphabetical-index-mark-start text:id="IMark68688616"/><text:alphabetical-index-mark-start text:id="IMark69466312"/><text:span text:style-name="T228">delete</text:span><text:alphabetical-index-mark-end text:id="IMark69466312"/><text:alphabetical-index-mark-end text:id="IMark68688616"/><text:span text:style-name="T95">_</text:span><text:alphabetical-index-mark-start text:id="IMark132494312"/><text:span text:style-name="T95">order</text:span><text:alphabetical-index-mark-end text:id="IMark132494312"/><text:span text:style-name="T227"> </text:span><text:alphabetical-index-mark-start text:id="IMark140856280"/><text:span text:style-name="T227">fact</text:span><text:alphabetical-index-mark-end text:id="IMark140856280"/><text:span text:style-name="T227">s act similarly to </text:span><text:alphabetical-index-mark-start text:id="IMark140277736"/><text:span text:style-name="T95">load</text:span><text:alphabetical-index-mark-end text:id="IMark140277736"/><text:span text:style-name="T95">_</text:span><text:alphabetical-index-mark-start text:id="IMark143088936"/><text:span text:style-name="T95">order</text:span><text:alphabetical-index-mark-end text:id="IMark143088936"/><text:span text:style-name="T227"> </text:span><text:alphabetical-index-mark-start text:id="IMark20082360"/><text:span text:style-name="T227">fact</text:span><text:alphabetical-index-mark-end text:id="IMark20082360"/><text:span text:style-name="T227">s, but instead of meaning when a </text:span><text:alphabetical-index-mark-start text:id="IMark59682504"/><text:span text:style-name="T227">program</text:span><text:alphabetical-index-mark-end text:id="IMark59682504"/><text:span text:style-name="T227"> is </text:span><text:alphabetical-index-mark-start text:id="IMark133087144"/><text:span text:style-name="T227">load</text:span><text:alphabetical-index-mark-end text:id="IMark133087144"/><text:span text:style-name="T227">ed, they ensure that a </text:span><text:alphabetical-index-mark-start text:id="IMark142404696"/><text:span text:style-name="T227">program</text:span><text:alphabetical-index-mark-end text:id="IMark142404696"/><text:span text:style-name="T227"> will be </text:span><text:alphabetical-index-mark-start text:id="IMark142245624"/><text:alphabetical-index-mark-start text:id="IMark133514456"/><text:span text:style-name="T227">delete</text:span><text:alphabetical-index-mark-end text:id="IMark133514456"/><text:alphabetical-index-mark-end text:id="IMark142245624"/><text:span text:style-name="T227">d from </text:span><text:alphabetical-index-mark-start text:id="IMark132472680"/><text:span text:style-name="T95">sde_</text:span><text:alphabetical-index-mark-start text:id="IMark139265496"/><text:span text:style-name="T95">rule</text:span><text:alphabetical-index-mark-end text:id="IMark139265496"/><text:span text:style-name="T95">s</text:span><text:alphabetical-index-mark-end text:id="IMark132472680"/><text:span text:style-name="T227"> at the corresponding </text:span><text:alphabetical-index-mark-start text:id="IMark135797096"/><text:span text:style-name="T227">iteration</text:span><text:alphabetical-index-mark-end text:id="IMark135797096"/><text:span text:style-name="T227">.</text:span></text:p>
      <text:p text:style-name="Text_20_body"/>
      <text:p text:style-name="Text_20_body"/>
      <text:p text:style-name="Text_20_body"><text:span text:style-name="T1">4.3.13.</text:span><text:span text:style-name="T19">8</text:span><text:span text:style-name="T1">.</text:span> <text:alphabetical-index-mark-start text:id="IMark79424088"/><text:span text:style-name="T75">Fact</text:span><text:alphabetical-index-mark-end text:id="IMark79424088"/><text:span text:style-name="T75"> LIKE ‘</text:span><text:span text:style-name="T97">cur</text:span><text:span text:style-name="T95">_</text:span><text:span text:style-name="T97">ver</text:span><text:span text:style-name="T75">%’</text:span> - <text:span text:style-name="T97">cur</text:span><text:span text:style-name="T95">_</text:span><text:span text:style-name="T97">ver</text:span><text:span text:style-name="T227"> </text:span><text:alphabetical-index-mark-start text:id="IMark138084264"/><text:span text:style-name="T227">fact</text:span><text:alphabetical-index-mark-end text:id="IMark138084264"/><text:span text:style-name="T227">s deter</text:span><text:alphabetical-index-mark-start text:id="IMark143482216"/><text:span text:style-name="T227">min</text:span><text:alphabetical-index-mark-end text:id="IMark143482216"/><text:span text:style-name="T227">e the current </text:span><text:alphabetical-index-mark-start text:id="IMark78961080"/><text:span text:style-name="T227">version</text:span><text:alphabetical-index-mark-end text:id="IMark78961080"/><text:span text:style-name="T227"> of a </text:span><text:alphabetical-index-mark-start text:id="IMark78929672"/><text:span text:style-name="T227">program</text:span><text:alphabetical-index-mark-end text:id="IMark78929672"/><text:span text:style-name="T227">. As a </text:span><text:alphabetical-index-mark-start text:id="IMark79659128"/><text:span text:style-name="T227">program</text:span><text:alphabetical-index-mark-end text:id="IMark79659128"/><text:span text:style-name="T227"> is </text:span><text:alphabetical-index-mark-start text:id="IMark138399656"/><text:span text:style-name="T227">update</text:span><text:alphabetical-index-mark-end text:id="IMark138399656"/><text:span text:style-name="T227">d, all </text:span><text:alphabetical-index-mark-start text:id="IMark140056088"/><text:span text:style-name="T227">version</text:span><text:alphabetical-index-mark-end text:id="IMark140056088"/><text:span text:style-name="T227">s are kept in </text:span><text:alphabetical-index-mark-start text:id="IMark78241304"/><text:span text:style-name="T95">sde_</text:span><text:alphabetical-index-mark-start text:id="IMark81221048"/><text:span text:style-name="T95">prg</text:span><text:alphabetical-index-mark-end text:id="IMark81221048"/><text:span text:style-name="T95">_</text:span><text:alphabetical-index-mark-start text:id="IMark140753544"/><text:span text:style-name="T95">rule</text:span><text:alphabetical-index-mark-end text:id="IMark140753544"/><text:span text:style-name="T95">s</text:span><text:alphabetical-index-mark-end text:id="IMark78241304"/><text:span text:style-name="T227"> but only the current </text:span><text:alphabetical-index-mark-start text:id="IMark57085640"/><text:span text:style-name="T227">version</text:span><text:alphabetical-index-mark-end text:id="IMark57085640"/><text:span text:style-name="T227"> of each </text:span><text:alphabetical-index-mark-start text:id="IMark139530280"/><text:span text:style-name="T227">program</text:span><text:alphabetical-index-mark-end text:id="IMark139530280"/><text:span text:style-name="T227"> can be </text:span><text:alphabetical-index-mark-start text:id="IMark84677784"/><text:span text:style-name="T227">load</text:span><text:alphabetical-index-mark-end text:id="IMark84677784"/><text:span text:style-name="T227">ed into </text:span><text:alphabetical-index-mark-start text:id="IMark80890360"/><text:span text:style-name="T95">sde_</text:span><text:alphabetical-index-mark-start text:id="IMark81459672"/><text:span text:style-name="T95">rule</text:span><text:alphabetical-index-mark-end text:id="IMark81459672"/><text:span text:style-name="T95">s</text:span><text:alphabetical-index-mark-end text:id="IMark80890360"/><text:span text:style-name="T95">.</text:span><text:span text:style-name="T227"> Changing the cur_ver </text:span><text:alphabetical-index-mark-start text:id="IMark137912584"/><text:span text:style-name="T227">fact</text:span><text:alphabetical-index-mark-end text:id="IMark137912584"/><text:span text:style-name="T227"> </text:span><text:alphabetical-index-mark-start text:id="IMark138705976"/><text:span text:style-name="T227">value</text:span><text:alphabetical-index-mark-end text:id="IMark138705976"/><text:span text:style-name="T227"> of a given </text:span><text:alphabetical-index-mark-start text:id="IMark78262408"/><text:span text:style-name="T227">program</text:span><text:alphabetical-index-mark-end text:id="IMark78262408"/><text:span text:style-name="T227"> implies that another </text:span><text:alphabetical-index-mark-start text:id="IMark137032088"/><text:span text:style-name="T227">version</text:span><text:alphabetical-index-mark-end text:id="IMark137032088"/><text:span text:style-name="T227"> of the said </text:span><text:alphabetical-index-mark-start text:id="IMark143111864"/><text:span text:style-name="T227">program</text:span><text:alphabetical-index-mark-end text:id="IMark143111864"/><text:span text:style-name="T227"> will be </text:span><text:alphabetical-index-mark-start text:id="IMark132094248"/><text:span text:style-name="T227">load</text:span><text:alphabetical-index-mark-end text:id="IMark132094248"/><text:span text:style-name="T227">ed into </text:span><text:alphabetical-index-mark-start text:id="IMark139527448"/><text:span text:style-name="T95">sde_</text:span><text:alphabetical-index-mark-start text:id="IMark81710664"/><text:span text:style-name="T95">rule</text:span><text:alphabetical-index-mark-end text:id="IMark81710664"/><text:span text:style-name="T95">s</text:span><text:alphabetical-index-mark-end text:id="IMark139527448"/><text:span text:style-name="T227">.</text:span></text:p>
      <text:p text:style-name="Text_20_body"/>
      <text:p text:style-name="Text_20_body"/>
      <text:p text:style-name="Text_20_body"><text:span text:style-name="T1">4.3.13.</text:span><text:span text:style-name="T20">9</text:span><text:span text:style-name="T1">.</text:span> <text:alphabetical-index-mark-start text:id="IMark141884728"/><text:span text:style-name="T75">Fact</text:span><text:alphabetical-index-mark-end text:id="IMark141884728"/><text:span text:style-name="T75"> LIKE ‘</text:span><text:alphabetical-index-mark-start text:id="IMark79597544"/><text:span text:style-name="T98">nav</text:span><text:alphabetical-index-mark-start text:id="IMark80924376"/><text:span text:style-name="T98">mode</text:span><text:alphabetical-index-mark-end text:id="IMark80924376"/><text:alphabetical-index-mark-end text:id="IMark79597544"/><text:span text:style-name="T75">%’</text:span> - <text:span text:style-name="T229">These are associated to the </text:span><text:alphabetical-index-mark-start text:id="IMark135734680"/><text:span text:style-name="T229">OAPI</text:span><text:alphabetical-index-mark-end text:id="IMark135734680"/><text:span text:style-name="T229"> </text:span><text:alphabetical-index-mark-start text:id="IMark78490696"/><text:span text:style-name="T229">nav</text:span><text:alphabetical-index-mark-start text:id="IMark139862904"/><text:span text:style-name="T229">mode</text:span><text:alphabetical-index-mark-end text:id="IMark139862904"/><text:alphabetical-index-mark-end text:id="IMark78490696"/><text:span text:style-name="T229">s. If the user or </text:span><text:alphabetical-index-mark-start text:id="IMark134064136"/><text:alphabetical-index-mark-start text:id="IMark138094920"/><text:span text:style-name="T229">AI</text:span><text:alphabetical-index-mark-end text:id="IMark138094920"/><text:span text:style-name="T229">E</text:span><text:alphabetical-index-mark-end text:id="IMark134064136"/><text:span text:style-name="T229"> sets the </text:span><text:alphabetical-index-mark-start text:id="IMark139975400"/><text:span text:style-name="T229">value</text:span><text:alphabetical-index-mark-end text:id="IMark139975400"/><text:span text:style-name="T229"> of a given </text:span><text:alphabetical-index-mark-start text:id="IMark80728408"/><text:span text:style-name="T98">nav</text:span><text:alphabetical-index-mark-start text:id="IMark79809560"/><text:span text:style-name="T98">mode</text:span><text:alphabetical-index-mark-end text:id="IMark79809560"/><text:alphabetical-index-mark-end text:id="IMark80728408"/><text:span text:style-name="T229"> </text:span><text:alphabetical-index-mark-start text:id="IMark143242088"/><text:span text:style-name="T229">fact</text:span><text:alphabetical-index-mark-end text:id="IMark143242088"/><text:span text:style-name="T229"> to 1, the corresponding </text:span><text:alphabetical-index-mark-start text:id="IMark133163272"/><text:span text:style-name="T229">navigation</text:span><text:alphabetical-index-mark-end text:id="IMark133163272"/><text:span text:style-name="T229"> </text:span><text:alphabetical-index-mark-start text:id="IMark81760744"/><text:span text:style-name="T229">mode</text:span><text:alphabetical-index-mark-end text:id="IMark81760744"/><text:span text:style-name="T229"> in the ship is activated.</text:span></text:p>
      <text:p text:style-name="Text_20_body"/>
      <text:p text:style-name="Text_20_body"/>
      <text:p text:style-name="P19"><text:span text:style-name="T1">4.3.13.</text:span><text:span text:style-name="T21">10</text:span><text:span text:style-name="T1">.</text:span> <text:alphabetical-index-mark-start text:id="IMark136657816"/><text:span text:style-name="T75">Fact</text:span><text:alphabetical-index-mark-end text:id="IMark136657816"/><text:span text:style-name="T75"> LIKE ‘%</text:span><text:span text:style-name="T99">go_</text:span><text:span text:style-name="T75">%’</text:span> - <text:span text:style-name="T230">Used for </text:span><text:alphabetical-index-mark-start text:id="IMark140995576"/><text:span text:style-name="T230">plan</text:span><text:alphabetical-index-mark-end text:id="IMark140995576"/><text:span text:style-name="T230">ning. Each one of these </text:span><text:alphabetical-index-mark-start text:id="IMark139536568"/><text:span text:style-name="T230">fact</text:span><text:alphabetical-index-mark-end text:id="IMark139536568"/><text:span text:style-name="T230">s, when </text:span><text:alphabetical-index-mark-start text:id="IMark141636024"/><text:span text:style-name="T99">Value</text:span><text:alphabetical-index-mark-end text:id="IMark141636024"/><text:span text:style-name="T99"> = 1</text:span><text:span text:style-name="T230"> tell the </text:span><text:alphabetical-index-mark-start text:id="IMark77665704"/><text:alphabetical-index-mark-start text:id="IMark142575560"/><text:span text:style-name="T230">AI</text:span><text:alphabetical-index-mark-end text:id="IMark142575560"/><text:span text:style-name="T230">E</text:span><text:alphabetical-index-mark-end text:id="IMark77665704"/><text:span text:style-name="T230"> that </text:span><text:alphabetical-index-mark-start text:id="IMark137891896"/><text:span text:style-name="T230">condition</text:span><text:alphabetical-index-mark-end text:id="IMark137891896"/><text:span text:style-name="T230">s are met for a specific step in an </text:span><text:alphabetical-index-mark-start text:id="IMark140229528"/><text:span text:style-name="T230">ai</text:span><text:alphabetical-index-mark-start text:id="IMark73680280"/><text:span text:style-name="T230">plan</text:span><text:alphabetical-index-mark-end text:id="IMark73680280"/><text:alphabetical-index-mark-end text:id="IMark140229528"/><text:span text:style-name="T230">.</text:span></text:p>
      <text:p text:style-name="Text_20_body"/>
      <text:p text:style-name="Text_20_body"/>
      <text:p text:style-name="Text_20_body"><text:span text:style-name="T1">4.3.13.</text:span><text:span text:style-name="T21">1</text:span><text:span text:style-name="T22">1</text:span><text:span text:style-name="T1">.</text:span> <text:alphabetical-index-mark-start text:id="IMark141158488"/><text:span text:style-name="T75">Fact</text:span><text:alphabetical-index-mark-end text:id="IMark141158488"/><text:span text:style-name="T75"> LIKE ‘%</text:span><text:alphabetical-index-mark-start text:id="IMark137618136"/><text:span text:style-name="T100">crew</text:span><text:alphabetical-index-mark-end text:id="IMark137618136"/><text:span text:style-name="T75">%’</text:span> - <text:alphabetical-index-mark-start text:id="IMark133170216"/><text:span text:style-name="T231">Re</text:span><text:alphabetical-index-mark-start text:id="IMark139479752"/><text:span text:style-name="T231">l</text:span><text:alphabetical-index-mark-end text:id="IMark133170216"/><text:span text:style-name="T231">at</text:span><text:alphabetical-index-mark-end text:id="IMark139479752"/><text:span text:style-name="T231">ed to </text:span><text:alphabetical-index-mark-start text:id="IMark70694936"/><text:span text:style-name="T231">crew</text:span><text:alphabetical-index-mark-end text:id="IMark70694936"/><text:span text:style-name="T231"> </text:span><text:alphabetical-index-mark-start text:id="IMark139351704"/><text:span text:style-name="T231">manage</text:span><text:alphabetical-index-mark-end text:id="IMark139351704"/><text:span text:style-name="T231">ment.</text:span></text:p>
      <text:p text:style-name="Text_20_body"/>
      <text:p text:style-name="Text_20_body"/>
      <text:p text:style-name="Text_20_body"><text:span text:style-name="T1">4.3.13.</text:span><text:span text:style-name="T21">1</text:span><text:span text:style-name="T22">2</text:span><text:span text:style-name="T1">.</text:span> <text:alphabetical-index-mark-start text:id="IMark132419880"/><text:span text:style-name="T75">Fact</text:span><text:alphabetical-index-mark-end text:id="IMark132419880"/><text:span text:style-name="T75"> LIKE ‘</text:span><text:span text:style-name="T99">%</text:span><text:alphabetical-index-mark-start text:id="IMark26449032"/><text:span text:style-name="T100">max</text:span><text:alphabetical-index-mark-end text:id="IMark26449032"/><text:span text:style-name="T75">%’</text:span> - <text:span text:style-name="T231">A </text:span><text:alphabetical-index-mark-start text:id="IMark140239512"/><text:span text:style-name="T231">max</text:span><text:alphabetical-index-mark-end text:id="IMark140239512"/><text:span text:style-name="T231">imum or highest </text:span><text:alphabetical-index-mark-start text:id="IMark136758616"/><text:span text:style-name="T231">value</text:span><text:alphabetical-index-mark-end text:id="IMark136758616"/><text:span text:style-name="T231"> allowed.</text:span></text:p>
      <text:p text:style-name="Text_20_body"/>
      <text:p text:style-name="Text_20_body"/>
      <text:p text:style-name="Text_20_body"><text:span text:style-name="T1">4.3.13.</text:span><text:span text:style-name="T21">1</text:span><text:span text:style-name="T22">3</text:span><text:span text:style-name="T1">.</text:span> <text:alphabetical-index-mark-start text:id="IMark139345160"/><text:span text:style-name="T75">Fact</text:span><text:alphabetical-index-mark-end text:id="IMark139345160"/><text:span text:style-name="T75"> LIKE ‘</text:span><text:span text:style-name="T99">%</text:span><text:alphabetical-index-mark-start text:id="IMark141141896"/><text:span text:style-name="T100">min</text:span><text:alphabetical-index-mark-end text:id="IMark141141896"/><text:span text:style-name="T75">%’</text:span> - <text:span text:style-name="T231">A </text:span><text:alphabetical-index-mark-start text:id="IMark131945032"/><text:span text:style-name="T231">min</text:span><text:alphabetical-index-mark-end text:id="IMark131945032"/><text:span text:style-name="T231">imum or lowest </text:span><text:alphabetical-index-mark-start text:id="IMark69085256"/><text:span text:style-name="T231">value</text:span><text:alphabetical-index-mark-end text:id="IMark69085256"/><text:span text:style-name="T231"> allowed.</text:span></text:p>
      <text:p text:style-name="Text_20_body"/>
      <text:p text:style-name="Text_20_body"><text:soft-page-break/></text:p>
      <text:p text:style-name="Text_20_body"><text:span text:style-name="T1">4.3.13.</text:span><text:span text:style-name="T21">1</text:span><text:span text:style-name="T23">4</text:span><text:span text:style-name="T1">.</text:span> <text:alphabetical-index-mark-start text:id="IMark136200696"/><text:span text:style-name="T75">Fact</text:span><text:alphabetical-index-mark-end text:id="IMark136200696"/><text:span text:style-name="T75"> LIKE ‘</text:span><text:alphabetical-index-mark-start text:id="IMark135485208"/><text:alphabetical-index-mark-start text:id="IMark143451624"/><text:span text:style-name="T101">delta</text:span><text:alphabetical-index-mark-end text:id="IMark143451624"/><text:alphabetical-index-mark-end text:id="IMark135485208"/><text:span text:style-name="T75">%’</text:span> - <text:alphabetical-index-mark-start text:id="IMark139192392"/><text:alphabetical-index-mark-start text:id="IMark54770040"/><text:span text:style-name="T232">Delta</text:span><text:alphabetical-index-mark-end text:id="IMark54770040"/><text:alphabetical-index-mark-end text:id="IMark139192392"/><text:span text:style-name="T232"> </text:span><text:alphabetical-index-mark-start text:id="IMark137670184"/><text:span text:style-name="T232">fact</text:span><text:alphabetical-index-mark-end text:id="IMark137670184"/><text:span text:style-name="T232">s contain the results of a difference between the </text:span><text:alphabetical-index-mark-start text:id="IMark83667416"/><text:span text:style-name="T232">value</text:span><text:alphabetical-index-mark-end text:id="IMark83667416"/><text:span text:style-name="T232">s of other </text:span><text:alphabetical-index-mark-start text:id="IMark136083976"/><text:span text:style-name="T232">fact</text:span><text:alphabetical-index-mark-end text:id="IMark136083976"/><text:span text:style-name="T232">s.</text:span></text:p>
      <text:p text:style-name="Text_20_body"/>
      <text:p text:style-name="Text_20_body"/>
      <text:p text:style-name="Text_20_body"><text:span text:style-name="T1">4.3.13.</text:span><text:span text:style-name="T21">1</text:span><text:span text:style-name="T24">5</text:span><text:span text:style-name="T1">.</text:span> <text:alphabetical-index-mark-start text:id="IMark77930328"/><text:span text:style-name="T75">Fact</text:span><text:alphabetical-index-mark-end text:id="IMark77930328"/><text:span text:style-name="T75"> LIKE ‘</text:span><text:span text:style-name="T99">%</text:span><text:alphabetical-index-mark-start text:id="IMark78331768"/><text:span text:style-name="T102">quantum</text:span><text:alphabetical-index-mark-end text:id="IMark78331768"/><text:span text:style-name="T75">%’</text:span> - <text:alphabetical-index-mark-start text:id="IMark82508952"/><text:span text:style-name="T233">Re</text:span><text:alphabetical-index-mark-start text:id="IMark136206664"/><text:span text:style-name="T233">l</text:span><text:alphabetical-index-mark-end text:id="IMark82508952"/><text:span text:style-name="T233">at</text:span><text:alphabetical-index-mark-end text:id="IMark136206664"/><text:span text:style-name="T233">ed to </text:span><text:alphabetical-index-mark-start text:id="IMark140565272"/><text:span text:style-name="T233">value</text:span><text:alphabetical-index-mark-end text:id="IMark140565272"/><text:span text:style-name="T233">s obtained from real or simu</text:span><text:alphabetical-index-mark-start text:id="IMark134584648"/><text:span text:style-name="T233">lat</text:span><text:alphabetical-index-mark-end text:id="IMark134584648"/><text:span text:style-name="T233">ed </text:span><text:alphabetical-index-mark-start text:id="IMark137459416"/><text:span text:style-name="T233">QPU</text:span><text:alphabetical-index-mark-end text:id="IMark137459416"/><text:span text:style-name="T233">.</text:span></text:p>
      <text:p text:style-name="Text_20_body"/>
      <text:p text:style-name="Text_20_body"/>
      <text:p text:style-name="Text_20_body"><text:span text:style-name="T1">4.3.13.</text:span><text:span text:style-name="T21">1</text:span><text:span text:style-name="T25">6</text:span><text:span text:style-name="T1">.</text:span> <text:alphabetical-index-mark-start text:id="IMark139094600"/><text:span text:style-name="T75">Fact</text:span><text:alphabetical-index-mark-end text:id="IMark139094600"/><text:span text:style-name="T75"> LIKE ‘</text:span><text:span text:style-name="T99">%</text:span><text:span text:style-name="T103">rst</text:span><text:span text:style-name="T75">%’</text:span> - <text:span text:style-name="T233">Resets </text:span><text:alphabetical-index-mark-start text:id="IMark142241944"/><text:span text:style-name="T233">value</text:span><text:alphabetical-index-mark-end text:id="IMark142241944"/><text:span text:style-name="T233">s from associated </text:span><text:alphabetical-index-mark-start text:id="IMark142383784"/><text:span text:style-name="T233">fact</text:span><text:alphabetical-index-mark-end text:id="IMark142383784"/><text:span text:style-name="T233">s.</text:span></text:p>
      <text:p text:style-name="Text_20_body"/>
      <text:p text:style-name="Text_20_body"/>
      <text:p text:style-name="Text_20_body"><text:span text:style-name="T1">4.3.13.</text:span><text:span text:style-name="T21">1</text:span><text:span text:style-name="T26">7</text:span><text:span text:style-name="T1">.</text:span> <text:alphabetical-index-mark-start text:id="IMark132089400"/><text:span text:style-name="T75">Fact</text:span><text:alphabetical-index-mark-end text:id="IMark132089400"/><text:span text:style-name="T75"> LIKE ‘</text:span><text:span text:style-name="T99">%</text:span><text:alphabetical-index-mark-start text:id="IMark80544808"/><text:span text:style-name="T104">prg</text:span><text:alphabetical-index-mark-end text:id="IMark80544808"/><text:span text:style-name="T75">%’</text:span> - <text:alphabetical-index-mark-start text:id="IMark82910504"/><text:span text:style-name="T233">Re</text:span><text:alphabetical-index-mark-start text:id="IMark51296600"/><text:span text:style-name="T233">l</text:span><text:alphabetical-index-mark-end text:id="IMark82910504"/><text:span text:style-name="T233">at</text:span><text:alphabetical-index-mark-end text:id="IMark51296600"/><text:span text:style-name="T233">ed to </text:span><text:alphabetical-index-mark-start text:id="IMark82843032"/><text:span text:style-name="T233">program</text:span><text:alphabetical-index-mark-end text:id="IMark82843032"/><text:span text:style-name="T233"> </text:span><text:alphabetical-index-mark-start text:id="IMark73693928"/><text:span text:style-name="T233">manage</text:span><text:alphabetical-index-mark-end text:id="IMark73693928"/><text:span text:style-name="T233">ment.</text:span></text:p>
      <text:p text:style-name="Text_20_body"/>
      <text:p text:style-name="Text_20_body"/>
      <text:p text:style-name="Text_20_body"><text:span text:style-name="T1">4.3.13.</text:span><text:span text:style-name="T21">1</text:span><text:span text:style-name="T27">8</text:span><text:span text:style-name="T1">.</text:span> <text:alphabetical-index-mark-start text:id="IMark59682504"/><text:span text:style-name="T75">Fact</text:span><text:alphabetical-index-mark-end text:id="IMark59682504"/><text:span text:style-name="T75"> LIKE ‘</text:span><text:alphabetical-index-mark-start text:id="IMark133087144"/><text:span text:style-name="T105">sub</text:span><text:alphabetical-index-mark-start text:id="IMark142404696"/><text:span text:style-name="T105">mode</text:span><text:alphabetical-index-mark-end text:id="IMark142404696"/><text:alphabetical-index-mark-end text:id="IMark133087144"/><text:span text:style-name="T75">%’</text:span> - <text:alphabetical-index-mark-start text:id="IMark142245624"/><text:span text:style-name="T234">Sub</text:span><text:alphabetical-index-mark-start text:id="IMark133514456"/><text:span text:style-name="T234">mode</text:span><text:alphabetical-index-mark-end text:id="IMark133514456"/><text:alphabetical-index-mark-end text:id="IMark142245624"/><text:span text:style-name="T234">s (see </text:span><text:span text:style-name="T27">[4.4]</text:span><text:span text:style-name="T234">).</text:span></text:p>
      <text:p text:style-name="Text_20_body"/>
      <text:p text:style-name="Text_20_body"/>
      <text:p text:style-name="Text_20_body"><text:span text:style-name="T1">4.3.13.</text:span><text:span text:style-name="T21">1</text:span><text:span text:style-name="T28">9</text:span><text:span text:style-name="T1">.</text:span><text:span text:style-name="T175"> </text:span><text:alphabetical-index-mark-start text:id="IMark141090280"/><text:span text:style-name="T152">Fact</text:span><text:alphabetical-index-mark-end text:id="IMark141090280"/><text:span text:style-name="T152"> LIKE ‘</text:span><text:span text:style-name="T154">%</text:span><text:alphabetical-index-mark-start text:id="IMark137418152"/><text:span text:style-name="T156">alt</text:span><text:alphabetical-index-mark-end text:id="IMark137418152"/><text:span text:style-name="T152">%’</text:span><text:span text:style-name="T211"> - </text:span><text:alphabetical-index-mark-start text:id="IMark84672776"/><text:span text:style-name="T212">Re</text:span><text:alphabetical-index-mark-start text:id="IMark134771512"/><text:span text:style-name="T212">l</text:span><text:alphabetical-index-mark-end text:id="IMark84672776"/><text:span text:style-name="T212">at</text:span><text:alphabetical-index-mark-end text:id="IMark134771512"/><text:span text:style-name="T212">ed to </text:span><text:alphabetical-index-mark-start text:id="IMark132078360"/><text:alphabetical-index-mark-start text:id="IMark137399912"/><text:span text:style-name="T213">alt</text:span><text:alphabetical-index-mark-end text:id="IMark137399912"/><text:span text:style-name="T213">itude</text:span><text:alphabetical-index-mark-end text:id="IMark132078360"/><text:span text:style-name="T212">.</text:span></text:p>
      <text:p text:style-name="Text_20_body"/>
      <text:p text:style-name="Text_20_body"/>
      <text:p text:style-name="Text_20_body"><text:span text:style-name="T1">4.3.13.</text:span><text:span text:style-name="T28">20</text:span><text:span text:style-name="T1">. </text:span><text:alphabetical-index-mark-start text:id="IMark78929672"/><text:span text:style-name="T152">Fact</text:span><text:alphabetical-index-mark-end text:id="IMark78929672"/><text:span text:style-name="T152"> LIKE ‘</text:span><text:span text:style-name="T154">%</text:span><text:alphabetical-index-mark-start text:id="IMark79659128"/><text:span text:style-name="T156">abs</text:span><text:alphabetical-index-mark-end text:id="IMark79659128"/><text:span text:style-name="T152">%’</text:span><text:span text:style-name="T211"> - </text:span><text:span text:style-name="T213">Contains an </text:span><text:alphabetical-index-mark-start text:id="IMark138399656"/><text:span text:style-name="T213">ab</text:span><text:alphabetical-index-mark-start text:id="IMark140056088"/><text:span text:style-name="T213">s</text:span><text:alphabetical-index-mark-end text:id="IMark138399656"/><text:span text:style-name="T213">ol</text:span><text:alphabetical-index-mark-end text:id="IMark140056088"/><text:span text:style-name="T213">ute </text:span><text:alphabetical-index-mark-start text:id="IMark81658856"/><text:span text:style-name="T213">value</text:span><text:alphabetical-index-mark-end text:id="IMark81658856"/><text:span text:style-name="T213">, i.e</text:span><text:span text:style-name="T212">. </text:span><text:span text:style-name="T213">given a real number r, </text:span><text:alphabetical-index-mark-start text:id="IMark82396328"/><text:span text:style-name="T156">Value</text:span><text:alphabetical-index-mark-end text:id="IMark82396328"/><text:span text:style-name="T156"> = |r|</text:span><text:span text:style-name="T213">.</text:span></text:p>
      <text:p text:style-name="Text_20_body"/>
      <text:p text:style-name="Text_20_body"/>
      <text:p text:style-name="Text_20_body"><text:span text:style-name="T1">4.3.13.</text:span><text:span text:style-name="T29">21</text:span><text:span text:style-name="T1">. </text:span><text:alphabetical-index-mark-start text:id="IMark78262408"/><text:span text:style-name="T152">Fact</text:span><text:alphabetical-index-mark-end text:id="IMark78262408"/><text:span text:style-name="T152"> LIKE ‘</text:span><text:span text:style-name="T154">%</text:span><text:alphabetical-index-mark-start text:id="IMark77620776"/><text:span text:style-name="T157">avg</text:span><text:alphabetical-index-mark-end text:id="IMark77620776"/><text:span text:style-name="T152">%’</text:span><text:span text:style-name="T211"> - </text:span><text:span text:style-name="T214">Contains a mean </text:span><text:alphabetical-index-mark-start text:id="IMark79222232"/><text:span text:style-name="T214">average</text:span><text:alphabetical-index-mark-end text:id="IMark79222232"/><text:span text:style-name="T214">d from the </text:span><text:alphabetical-index-mark-start text:id="IMark137032088"/><text:span text:style-name="T157">Value</text:span><text:alphabetical-index-mark-end text:id="IMark137032088"/><text:span text:style-name="T214"> of another </text:span><text:alphabetical-index-mark-start text:id="IMark140446552"/><text:span text:style-name="T214">fact</text:span><text:alphabetical-index-mark-end text:id="IMark140446552"/><text:span text:style-name="T214"> </text:span><text:alphabetical-index-mark-start text:id="IMark143111864"/><text:span text:style-name="T214">record</text:span><text:alphabetical-index-mark-end text:id="IMark143111864"/><text:span text:style-name="T212">.</text:span></text:p>
      <text:p text:style-name="Text_20_body"/>
      <text:p text:style-name="Text_20_body"/>
      <text:p text:style-name="Text_20_body"><text:span text:style-name="T1">4.3.13.</text:span><text:span text:style-name="T30">22</text:span><text:span text:style-name="T1">. </text:span><text:alphabetical-index-mark-start text:id="IMark80924376"/><text:span text:style-name="T152">Fact</text:span><text:alphabetical-index-mark-end text:id="IMark80924376"/><text:span text:style-name="T152"> LIKE ‘</text:span><text:span text:style-name="T154">%</text:span><text:span text:style-name="T158">err</text:span><text:span text:style-name="T152">%’</text:span><text:span text:style-name="T211"> - </text:span><text:alphabetical-index-mark-start text:id="IMark141922376"/><text:span text:style-name="T212">Re</text:span><text:alphabetical-index-mark-start text:id="IMark140124216"/><text:span text:style-name="T212">l</text:span><text:alphabetical-index-mark-end text:id="IMark141922376"/><text:span text:style-name="T212">at</text:span><text:alphabetical-index-mark-end text:id="IMark140124216"/><text:span text:style-name="T212">ed to </text:span><text:span text:style-name="T215">error or deviation calcu</text:span><text:alphabetical-index-mark-start text:id="IMark135734680"/><text:span text:style-name="T215">lat</text:span><text:alphabetical-index-mark-end text:id="IMark135734680"/><text:span text:style-name="T215">ions, </text:span><text:span text:style-name="T216">generally in association with ML to </text:span><text:alphabetical-index-mark-start text:id="IMark78490696"/><text:span text:style-name="T216">calibration</text:span><text:alphabetical-index-mark-end text:id="IMark78490696"/><text:span text:style-name="T216"> of </text:span><text:alphabetical-index-mark-start text:id="IMark139862904"/><text:span text:style-name="T216">value</text:span><text:alphabetical-index-mark-end text:id="IMark139862904"/><text:span text:style-name="T216">s</text:span><text:span text:style-name="T212">.</text:span></text:p>
      <text:p text:style-name="Text_20_body"/>
      <text:p text:style-name="Text_20_body"/>
      <text:p text:style-name="Text_20_body"><text:soft-page-break/><text:span text:style-name="T1">4.3.13.</text:span><text:span text:style-name="T31">23</text:span><text:span text:style-name="T1">. </text:span><text:alphabetical-index-mark-start text:id="IMark141636024"/><text:span text:style-name="T152">Fact</text:span><text:alphabetical-index-mark-end text:id="IMark141636024"/><text:span text:style-name="T152"> LIKE ‘</text:span><text:span text:style-name="T154">%</text:span><text:span text:style-name="T156">_</text:span><text:span text:style-name="T159">t</text:span><text:span text:style-name="T152">’</text:span><text:span text:style-name="T211"> - </text:span><text:alphabetical-index-mark-start text:id="IMark132816376"/><text:span text:style-name="T212">Re</text:span><text:alphabetical-index-mark-start text:id="IMark140978200"/><text:span text:style-name="T212">l</text:span><text:alphabetical-index-mark-end text:id="IMark132816376"/><text:span text:style-name="T212">at</text:span><text:alphabetical-index-mark-end text:id="IMark140978200"/><text:span text:style-name="T212">ed to </text:span><text:alphabetical-index-mark-start text:id="IMark142575560"/><text:span text:style-name="T217">trim</text:span><text:alphabetical-index-mark-end text:id="IMark142575560"/><text:span text:style-name="T212">.</text:span></text:p>
      <text:p text:style-name="Text_20_body"/>
      <text:p text:style-name="Text_20_body"/>
      <text:p text:style-name="Text_20_body"><text:span text:style-name="T1">4.3.13.</text:span><text:span text:style-name="T31">24</text:span><text:span text:style-name="T1">. </text:span><text:alphabetical-index-mark-start text:id="IMark70368136"/><text:span text:style-name="T152">Fact</text:span><text:alphabetical-index-mark-end text:id="IMark70368136"/><text:span text:style-name="T152"> LIKE ‘</text:span><text:span text:style-name="T154">%</text:span><text:span text:style-name="T156">_</text:span><text:span text:style-name="T159">l</text:span><text:span text:style-name="T152">’</text:span><text:span text:style-name="T211"> - </text:span><text:alphabetical-index-mark-start text:id="IMark133170216"/><text:span text:style-name="T212">Re</text:span><text:alphabetical-index-mark-start text:id="IMark139479752"/><text:span text:style-name="T212">l</text:span><text:alphabetical-index-mark-end text:id="IMark133170216"/><text:span text:style-name="T212">at</text:span><text:alphabetical-index-mark-end text:id="IMark139479752"/><text:span text:style-name="T212">ed to </text:span><text:span text:style-name="T217">left or port side</text:span><text:span text:style-name="T212">.</text:span></text:p>
      <text:p text:style-name="Text_20_body"/>
      <text:p text:style-name="Text_20_body"/>
      <text:p text:style-name="Text_20_body"><text:span text:style-name="T1">4.3.13.</text:span><text:span text:style-name="T31">2</text:span><text:span text:style-name="T32">5</text:span><text:span text:style-name="T1">. </text:span><text:alphabetical-index-mark-start text:id="IMark136758616"/><text:span text:style-name="T152">Fact</text:span><text:alphabetical-index-mark-end text:id="IMark136758616"/><text:span text:style-name="T152"> LIKE ‘</text:span><text:span text:style-name="T154">%</text:span><text:span text:style-name="T156">_</text:span><text:span text:style-name="T159">r</text:span><text:span text:style-name="T152">’</text:span><text:span text:style-name="T211"> - </text:span><text:alphabetical-index-mark-start text:id="IMark80917864"/><text:span text:style-name="T212">Re</text:span><text:alphabetical-index-mark-start text:id="IMark142207832"/><text:span text:style-name="T212">l</text:span><text:alphabetical-index-mark-end text:id="IMark80917864"/><text:span text:style-name="T212">at</text:span><text:alphabetical-index-mark-end text:id="IMark142207832"/><text:span text:style-name="T212">ed to </text:span><text:span text:style-name="T217">right or starboard side</text:span><text:span text:style-name="T212">.</text:span></text:p>
      <text:p text:style-name="Text_20_body"/>
      <text:p text:style-name="Text_20_body"/>
      <text:p text:style-name="Text_20_body"><text:span text:style-name="T1">4.3.13.</text:span><text:span text:style-name="T31">2</text:span><text:span text:style-name="T33">6</text:span><text:span text:style-name="T1">. </text:span><text:alphabetical-index-mark-start text:id="IMark133924552"/><text:span text:style-name="T152">Fact</text:span><text:alphabetical-index-mark-end text:id="IMark133924552"/><text:span text:style-name="T152"> LIKE ‘</text:span><text:span text:style-name="T159">l_%</text:span><text:span text:style-name="T152">’</text:span><text:span text:style-name="T211"> - </text:span><text:span text:style-name="T218">Lights or illu</text:span><text:alphabetical-index-mark-start text:id="IMark83638856"/><text:span text:style-name="T218">min</text:span><text:alphabetical-index-mark-end text:id="IMark83638856"/><text:span text:style-name="T218">ation</text:span><text:span text:style-name="T212">.</text:span></text:p>
      <text:p text:style-name="Text_20_body"/>
      <text:p text:style-name="Text_20_body"/>
      <text:p text:style-name="Text_20_body"><text:span text:style-name="T1">4.3.13.</text:span><text:span text:style-name="T31">2</text:span><text:span text:style-name="T34">7</text:span><text:span text:style-name="T1">. </text:span><text:alphabetical-index-mark-start text:id="IMark134848248"/><text:span text:style-name="T152">Fact</text:span><text:alphabetical-index-mark-end text:id="IMark134848248"/><text:span text:style-name="T152"> LIKE ‘</text:span><text:span text:style-name="T160">v%</text:span><text:span text:style-name="T152">’</text:span><text:span text:style-name="T211"> - </text:span><text:span text:style-name="T219">Generally </text:span><text:alphabetical-index-mark-start text:id="IMark136028392"/><text:span text:style-name="T219">re</text:span><text:alphabetical-index-mark-start text:id="IMark136947256"/><text:span text:style-name="T219">l</text:span><text:alphabetical-index-mark-end text:id="IMark136028392"/><text:span text:style-name="T219">at</text:span><text:alphabetical-index-mark-end text:id="IMark136947256"/><text:span text:style-name="T219">ed to </text:span><text:alphabetical-index-mark-start text:id="IMark139525544"/><text:span text:style-name="T220">standard</text:span><text:alphabetical-index-mark-end text:id="IMark139525544"/><text:span text:style-name="T220"> </text:span><text:alphabetical-index-mark-start text:id="IMark67315000"/><text:span text:style-name="T220">aero</text:span><text:alphabetical-index-mark-start text:id="IMark137986168"/><text:span text:style-name="T220">space</text:span><text:alphabetical-index-mark-end text:id="IMark137986168"/><text:alphabetical-index-mark-end text:id="IMark67315000"/><text:span text:style-name="T220"> v speeds</text:span><text:span text:style-name="T212">.</text:span></text:p>
      <text:p text:style-name="Text_20_body"/>
      <text:p text:style-name="Text_20_body"/>
      <text:p text:style-name="Text_20_body"><text:span text:style-name="T1">4.3.13.</text:span><text:span text:style-name="T31">2</text:span><text:span text:style-name="T35">8</text:span><text:span text:style-name="T1">. </text:span><text:alphabetical-index-mark-start text:id="IMark139094600"/><text:span text:style-name="T152">Fact</text:span><text:alphabetical-index-mark-end text:id="IMark139094600"/><text:span text:style-name="T152"> LIKE ‘%</text:span><text:span text:style-name="T161">att</text:span><text:span text:style-name="T159">%</text:span><text:span text:style-name="T152">’</text:span><text:span text:style-name="T211"> - </text:span><text:alphabetical-index-mark-start text:id="IMark81542872"/><text:span text:style-name="T221">Re</text:span><text:alphabetical-index-mark-start text:id="IMark139748280"/><text:span text:style-name="T221">l</text:span><text:alphabetical-index-mark-end text:id="IMark81542872"/><text:span text:style-name="T221">at</text:span><text:alphabetical-index-mark-end text:id="IMark139748280"/><text:span text:style-name="T221">ed to attitude control</text:span><text:span text:style-name="T212">.</text:span></text:p>
      <text:p text:style-name="Text_20_body"/>
      <text:p text:style-name="Text_20_body"/>
      <text:p text:style-name="Text_20_body"><text:span text:style-name="T24">4.3.13.</text:span><text:span text:style-name="T31">2</text:span><text:span text:style-name="T35">9</text:span><text:span text:style-name="T24">. </text:span><text:alphabetical-index-mark-start text:id="IMark80544808"/><text:span text:style-name="T155">Fact</text:span><text:alphabetical-index-mark-end text:id="IMark80544808"/><text:span text:style-name="T155"> LIKE ‘%</text:span><text:span text:style-name="T161">_x</text:span><text:span text:style-name="T155">’</text:span><text:span text:style-name="T212"> - </text:span><text:alphabetical-index-mark-start text:id="IMark134598584"/><text:span text:style-name="T221">Re</text:span><text:alphabetical-index-mark-start text:id="IMark140277736"/><text:span text:style-name="T221">l</text:span><text:alphabetical-index-mark-end text:id="IMark134598584"/><text:span text:style-name="T221">at</text:span><text:alphabetical-index-mark-end text:id="IMark140277736"/><text:span text:style-name="T221">ed to x </text:span><text:alphabetical-index-mark-start text:id="IMark82910504"/><text:span text:style-name="T221">axis</text:span><text:alphabetical-index-mark-end text:id="IMark82910504"/><text:span text:style-name="T212">.</text:span></text:p>
      <text:p text:style-name="Text_20_body"/>
      <text:p text:style-name="Text_20_body"/>
      <text:p text:style-name="Text_20_body"><text:span text:style-name="T24">4.3.13.</text:span><text:span text:style-name="T35">30</text:span><text:span text:style-name="T24">. </text:span><text:alphabetical-index-mark-start text:id="IMark83432200"/><text:span text:style-name="T155">Fact</text:span><text:alphabetical-index-mark-end text:id="IMark83432200"/><text:span text:style-name="T155"> LIKE ‘%</text:span><text:span text:style-name="T161">_y</text:span><text:span text:style-name="T155">’</text:span><text:span text:style-name="T212"> - </text:span><text:alphabetical-index-mark-start text:id="IMark142245624"/><text:span text:style-name="T221">Re</text:span><text:alphabetical-index-mark-start text:id="IMark133514456"/><text:span text:style-name="T221">l</text:span><text:alphabetical-index-mark-end text:id="IMark142245624"/><text:span text:style-name="T221">at</text:span><text:alphabetical-index-mark-end text:id="IMark133514456"/><text:span text:style-name="T221">ed to y </text:span><text:alphabetical-index-mark-start text:id="IMark140269752"/><text:span text:style-name="T221">axis</text:span><text:alphabetical-index-mark-end text:id="IMark140269752"/><text:span text:style-name="T212">.</text:span></text:p>
      <text:p text:style-name="Text_20_body"/>
      <text:p text:style-name="Text_20_body"/>
      <text:p text:style-name="Text_20_body"><text:span text:style-name="T24">4.3.13.</text:span><text:span text:style-name="T35">31</text:span><text:span text:style-name="T24">. </text:span><text:alphabetical-index-mark-start text:id="IMark143176840"/><text:span text:style-name="T155">Fact</text:span><text:alphabetical-index-mark-end text:id="IMark143176840"/><text:span text:style-name="T155"> LIKE ‘%</text:span><text:span text:style-name="T161">_z</text:span><text:span text:style-name="T155">’</text:span><text:span text:style-name="T212"> - </text:span><text:alphabetical-index-mark-start text:id="IMark84672776"/><text:span text:style-name="T221">Re</text:span><text:alphabetical-index-mark-start text:id="IMark140395672"/><text:span text:style-name="T221">l</text:span><text:alphabetical-index-mark-end text:id="IMark84672776"/><text:span text:style-name="T221">at</text:span><text:alphabetical-index-mark-end text:id="IMark140395672"/><text:span text:style-name="T221">ed to z </text:span><text:alphabetical-index-mark-start text:id="IMark134771512"/><text:span text:style-name="T221">axis</text:span><text:alphabetical-index-mark-end text:id="IMark134771512"/><text:span text:style-name="T212">.</text:span></text:p>
      <text:p text:style-name="Text_20_body"/>
      <text:p text:style-name="Text_20_body"/>
      <text:p text:style-name="Text_20_body"><text:span text:style-name="T24">4.3.13.</text:span><text:span text:style-name="T35">32</text:span><text:span text:style-name="T24">. </text:span><text:alphabetical-index-mark-start text:id="IMark79659128"/><text:span text:style-name="T155">Fact</text:span><text:alphabetical-index-mark-end text:id="IMark79659128"/><text:span text:style-name="T155"> LIKE ‘%</text:span><text:span text:style-name="T161">_t</text:span><text:span text:style-name="T155">’</text:span><text:span text:style-name="T212"> - </text:span><text:alphabetical-index-mark-start text:id="IMark78241304"/><text:span text:style-name="T221">Re</text:span><text:alphabetical-index-mark-start text:id="IMark51112376"/><text:span text:style-name="T221">l</text:span><text:alphabetical-index-mark-end text:id="IMark78241304"/><text:span text:style-name="T221">at</text:span><text:alphabetical-index-mark-end text:id="IMark51112376"/><text:span text:style-name="T221">ed to t </text:span><text:alphabetical-index-mark-start text:id="IMark78140984"/><text:span text:style-name="T221">axis</text:span><text:alphabetical-index-mark-end text:id="IMark78140984"/><text:span text:style-name="T221"> or </text:span><text:alphabetical-index-mark-start text:id="IMark139781800"/><text:span text:style-name="T221">time</text:span><text:alphabetical-index-mark-end text:id="IMark139781800"/><text:span text:style-name="T212">.</text:span></text:p>
      <text:p text:style-name="Text_20_body"><text:span text:style-name="T212"/></text:p>
      <text:p text:style-name="Text_20_body"/>
      <text:p text:style-name="Text_20_body"><text:soft-page-break/><text:span text:style-name="T24">4.3.13.</text:span><text:span text:style-name="T40">33</text:span><text:span text:style-name="T24">. </text:span><text:alphabetical-index-mark-start text:id="IMark132101416"/><text:span text:style-name="T102">Fact</text:span><text:alphabetical-index-mark-end text:id="IMark132101416"/><text:span text:style-name="T102"> LIKE ‘%</text:span><text:span text:style-name="T121">_</text:span><text:span text:style-name="T123">d%</text:span><text:span text:style-name="T102">’</text:span><text:span text:style-name="T233"> - </text:span><text:alphabetical-index-mark-start text:id="IMark78262408"/><text:span text:style-name="T233">Re</text:span><text:alphabetical-index-mark-start text:id="IMark84658728"/><text:span text:style-name="T233">l</text:span><text:alphabetical-index-mark-end text:id="IMark78262408"/><text:span text:style-name="T233">at</text:span><text:alphabetical-index-mark-end text:id="IMark84658728"/><text:span text:style-name="T233">ed to </text:span><text:alphabetical-index-mark-start text:id="IMark81710664"/><text:span text:style-name="T233">axis</text:span><text:alphabetical-index-mark-end text:id="IMark81710664"/><text:span text:style-name="T233"> corresponding to dimensions higher than four. </text:span><text:span text:style-name="T102">_d</text:span><text:span text:style-name="T233"> should be followed by a number indicating the dimension in question (</text:span><text:alphabetical-index-mark-start text:id="IMark80721832"/><text:span text:style-name="T233">example</text:span><text:alphabetical-index-mark-end text:id="IMark80721832"/><text:span text:style-name="T233"> </text:span><text:span text:style-name="T102">_d5</text:span><text:span text:style-name="T233">).</text:span></text:p>
      <text:p text:style-name="Text_20_body"/>
      <text:p text:style-name="Text_20_body"/>
      <text:p text:style-name="Text_20_body"><text:span text:style-name="T24">4.3.13.</text:span><text:span text:style-name="T35">3</text:span><text:span text:style-name="T40">4</text:span><text:span text:style-name="T24">. </text:span><text:alphabetical-index-mark-start text:id="IMark140853208"/><text:span text:style-name="T155">Fact</text:span><text:alphabetical-index-mark-end text:id="IMark140853208"/><text:span text:style-name="T155"> LIKE ‘%</text:span><text:alphabetical-index-mark-start text:id="IMark137443656"/><text:span text:style-name="T162">counter</text:span><text:alphabetical-index-mark-end text:id="IMark137443656"/><text:span text:style-name="T162">%</text:span><text:span text:style-name="T155">’</text:span><text:span text:style-name="T212"> - </text:span><text:alphabetical-index-mark-start text:id="IMark139961320"/><text:span text:style-name="T222">Counter</text:span><text:alphabetical-index-mark-end text:id="IMark139961320"/><text:span text:style-name="T212">. </text:span><text:span text:style-name="T223">Can be </text:span><text:alphabetical-index-mark-start text:id="IMark79597544"/><text:span text:style-name="T223">increment</text:span><text:alphabetical-index-mark-end text:id="IMark79597544"/><text:span text:style-name="T223">al or </text:span><text:alphabetical-index-mark-start text:id="IMark81284104"/><text:span text:style-name="T223">decrement</text:span><text:alphabetical-index-mark-end text:id="IMark81284104"/><text:span text:style-name="T223">al. </text:span><text:alphabetical-index-mark-start text:id="IMark140021000"/><text:span text:style-name="T224">Counter</text:span><text:alphabetical-index-mark-end text:id="IMark140021000"/><text:span text:style-name="T224">s usually are used in the </text:span><text:alphabetical-index-mark-start text:id="IMark138094920"/><text:alphabetical-index-mark-start text:id="IMark134064136"/><text:span text:style-name="T224">AI</text:span><text:alphabetical-index-mark-end text:id="IMark134064136"/><text:span text:style-name="T224">E</text:span><text:alphabetical-index-mark-end text:id="IMark138094920"/><text:span text:style-name="T224"> to synchronize </text:span><text:alphabetical-index-mark-start text:id="IMark139975400"/><text:span text:style-name="T224">program</text:span><text:alphabetical-index-mark-end text:id="IMark139975400"/><text:span text:style-name="T224">s.</text:span></text:p>
      <text:p text:style-name="Text_20_body"/>
      <text:p text:style-name="Text_20_body"/>
      <text:p text:style-name="Text_20_body"><text:span text:style-name="T24">4.3.13.</text:span><text:span text:style-name="T35">3</text:span><text:span text:style-name="T40">5</text:span><text:span text:style-name="T24">. </text:span><text:alphabetical-index-mark-start text:id="IMark77665704"/><text:span text:style-name="T102">Fact</text:span><text:alphabetical-index-mark-end text:id="IMark77665704"/><text:span text:style-name="T102"> LIKE ‘%</text:span><text:alphabetical-index-mark-start text:id="IMark137891896"/><text:span text:style-name="T107">hato</text:span><text:alphabetical-index-mark-end text:id="IMark137891896"/><text:span text:style-name="T106">%</text:span><text:span text:style-name="T102">’</text:span><text:span text:style-name="T233"> - </text:span><text:alphabetical-index-mark-start text:id="IMark136360952"/><text:span text:style-name="T233">Horizontal</text:span><text:alphabetical-index-mark-end text:id="IMark136360952"/><text:span text:style-name="T233"> </text:span><text:alphabetical-index-mark-start text:id="IMark140229528"/><text:span text:style-name="T233">atmospheric</text:span><text:alphabetical-index-mark-end text:id="IMark140229528"/><text:span text:style-name="T233"> takeoff operation.</text:span></text:p>
      <text:p text:style-name="Text_20_body"/>
      <text:p text:style-name="Text_20_body"/>
      <text:p text:style-name="Text_20_body"><text:span text:style-name="T24">4.3.13.</text:span><text:span text:style-name="T35">3</text:span><text:span text:style-name="T40">6</text:span><text:span text:style-name="T24">. </text:span><text:alphabetical-index-mark-start text:id="IMark141158488"/><text:span text:style-name="T102">Fact</text:span><text:alphabetical-index-mark-end text:id="IMark141158488"/><text:span text:style-name="T102"> LIKE ‘%</text:span><text:alphabetical-index-mark-start text:id="IMark135356424"/><text:span text:style-name="T107">ha</text:span><text:span text:style-name="T108">l</text:span><text:span text:style-name="T107">o</text:span><text:alphabetical-index-mark-end text:id="IMark135356424"/><text:span text:style-name="T106">%</text:span><text:span text:style-name="T102">’</text:span><text:span text:style-name="T233"> - </text:span><text:alphabetical-index-mark-start text:id="IMark69374632"/><text:span text:style-name="T233">Horizontal</text:span><text:alphabetical-index-mark-end text:id="IMark69374632"/><text:span text:style-name="T233"> </text:span><text:alphabetical-index-mark-start text:id="IMark84427480"/><text:span text:style-name="T233">atmospheric</text:span><text:alphabetical-index-mark-end text:id="IMark84427480"/><text:span text:style-name="T233"> launch operation.</text:span></text:p>
      <text:p text:style-name="Text_20_body"/>
      <text:p text:style-name="Text_20_body"/>
      <text:p text:style-name="Text_20_body"><text:span text:style-name="T24">4.3.13.</text:span><text:span text:style-name="T35">3</text:span><text:span text:style-name="T40">7</text:span><text:span text:style-name="T24">. </text:span><text:alphabetical-index-mark-start text:id="IMark132419880"/><text:span text:style-name="T102">Fact</text:span><text:alphabetical-index-mark-end text:id="IMark132419880"/><text:span text:style-name="T102"> LIKE ‘%</text:span><text:alphabetical-index-mark-start text:id="IMark142182744"/><text:span text:style-name="T107">h</text:span><text:span text:style-name="T108">v</text:span><text:span text:style-name="T107">to</text:span><text:alphabetical-index-mark-end text:id="IMark142182744"/><text:span text:style-name="T106">%</text:span><text:span text:style-name="T102">’</text:span><text:span text:style-name="T233"> - </text:span><text:alphabetical-index-mark-start text:id="IMark134715224"/><text:span text:style-name="T233">Horizontal</text:span><text:alphabetical-index-mark-end text:id="IMark134715224"/><text:span text:style-name="T233"> vacuum takeoff operation.</text:span></text:p>
      <text:p text:style-name="Text_20_body"/>
      <text:p text:style-name="Text_20_body"/>
      <text:p text:style-name="Text_20_body"><text:span text:style-name="T24">4.3.13.</text:span><text:span text:style-name="T35">3</text:span><text:span text:style-name="T40">8</text:span><text:span text:style-name="T24">. </text:span><text:alphabetical-index-mark-start text:id="IMark80689432"/><text:span text:style-name="T102">Fact</text:span><text:alphabetical-index-mark-end text:id="IMark80689432"/><text:span text:style-name="T102"> LIKE ‘%</text:span><text:alphabetical-index-mark-start text:id="IMark139701960"/><text:span text:style-name="T107">h</text:span><text:span text:style-name="T108">vl</text:span><text:span text:style-name="T107">o</text:span><text:alphabetical-index-mark-end text:id="IMark139701960"/><text:span text:style-name="T106">%</text:span><text:span text:style-name="T102">’</text:span><text:span text:style-name="T233"> - </text:span><text:alphabetical-index-mark-start text:id="IMark80917864"/><text:span text:style-name="T233">Horizontal</text:span><text:alphabetical-index-mark-end text:id="IMark80917864"/><text:span text:style-name="T233"> vacuum launch operation.</text:span></text:p>
      <text:p text:style-name="Text_20_body"/>
      <text:p text:style-name="Text_20_body"/>
      <text:p text:style-name="Text_20_body"><text:span text:style-name="T24">4.3.13.</text:span><text:span text:style-name="T35">3</text:span><text:span text:style-name="T40">9</text:span><text:span text:style-name="T24">. </text:span><text:alphabetical-index-mark-start text:id="IMark81257896"/><text:span text:style-name="T102">Fact</text:span><text:alphabetical-index-mark-end text:id="IMark81257896"/><text:span text:style-name="T102"> LIKE ‘%</text:span><text:alphabetical-index-mark-start text:id="IMark136484328"/><text:span text:style-name="T108">v</text:span><text:span text:style-name="T107">ato</text:span><text:alphabetical-index-mark-end text:id="IMark136484328"/><text:span text:style-name="T106">%</text:span><text:span text:style-name="T102">’</text:span><text:span text:style-name="T233"> - Vertical </text:span><text:alphabetical-index-mark-start text:id="IMark135485208"/><text:span text:style-name="T233">atmospheric</text:span><text:alphabetical-index-mark-end text:id="IMark135485208"/><text:span text:style-name="T233"> takeoff operation.</text:span></text:p>
      <text:p text:style-name="Text_20_body"/>
      <text:p text:style-name="Text_20_body"/>
      <text:p text:style-name="Text_20_body"><text:span text:style-name="T24">4.3.13.</text:span><text:span text:style-name="T40">40</text:span><text:span text:style-name="T24">. </text:span><text:alphabetical-index-mark-start text:id="IMark138857592"/><text:span text:style-name="T102">Fact</text:span><text:alphabetical-index-mark-end text:id="IMark138857592"/><text:span text:style-name="T102"> LIKE ‘%</text:span><text:alphabetical-index-mark-start text:id="IMark132631112"/><text:span text:style-name="T108">v</text:span><text:span text:style-name="T107">a</text:span><text:span text:style-name="T108">l</text:span><text:span text:style-name="T107">o</text:span><text:alphabetical-index-mark-end text:id="IMark132631112"/><text:span text:style-name="T106">%</text:span><text:span text:style-name="T102">’</text:span><text:span text:style-name="T233"> - Vertical </text:span><text:alphabetical-index-mark-start text:id="IMark78331768"/><text:span text:style-name="T233">atmospheric</text:span><text:alphabetical-index-mark-end text:id="IMark78331768"/><text:span text:style-name="T233"> launch operation.</text:span></text:p>
      <text:p text:style-name="Text_20_body"/>
      <text:p text:style-name="Text_20_body"/>
      <text:p text:style-name="Text_20_body"><text:span text:style-name="T24">4.3.13.</text:span><text:span text:style-name="T36">4</text:span><text:span text:style-name="T40">1</text:span><text:span text:style-name="T24">. </text:span><text:alphabetical-index-mark-start text:id="IMark84811800"/><text:span text:style-name="T102">Fact</text:span><text:alphabetical-index-mark-end text:id="IMark84811800"/><text:span text:style-name="T102"> LIKE ‘%</text:span><text:alphabetical-index-mark-start text:id="IMark142962104"/><text:span text:style-name="T108">vv</text:span><text:span text:style-name="T107">to</text:span><text:alphabetical-index-mark-end text:id="IMark142962104"/><text:span text:style-name="T106">%</text:span><text:span text:style-name="T102">’</text:span><text:span text:style-name="T233"> - Vertical vacuum takeoff operation.</text:span></text:p>
      <text:p text:style-name="Text_20_body"/>
      <text:p text:style-name="Text_20_body"/>
      <text:p text:style-name="Text_20_body"><text:span text:style-name="T24">4.3.13.</text:span><text:span text:style-name="T36">4</text:span><text:span text:style-name="T40">2</text:span><text:span text:style-name="T24">. </text:span><text:alphabetical-index-mark-start text:id="IMark140891416"/><text:span text:style-name="T102">Fact</text:span><text:alphabetical-index-mark-end text:id="IMark140891416"/><text:span text:style-name="T102"> LIKE ‘%</text:span><text:alphabetical-index-mark-start text:id="IMark139748280"/><text:span text:style-name="T108">vvl</text:span><text:span text:style-name="T107">o</text:span><text:alphabetical-index-mark-end text:id="IMark139748280"/><text:span text:style-name="T106">%</text:span><text:span text:style-name="T102">’</text:span><text:span text:style-name="T233"> - Vertical vacuum launch operation.</text:span></text:p>
      <text:p text:style-name="Text_20_body"><text:soft-page-break/></text:p>
      <text:p text:style-name="Text_20_body"/>
      <text:p text:style-name="Text_20_body"><text:span text:style-name="T24">4.3.13.</text:span><text:span text:style-name="T37">4</text:span><text:span text:style-name="T40">3</text:span><text:span text:style-name="T24">. </text:span><text:alphabetical-index-mark-start text:id="IMark20082360"/><text:span text:style-name="T102">Fact</text:span><text:alphabetical-index-mark-end text:id="IMark20082360"/><text:span text:style-name="T102"> LIKE ‘%</text:span><text:alphabetical-index-mark-start text:id="IMark142496680"/><text:span text:style-name="T109">wpt</text:span><text:alphabetical-index-mark-end text:id="IMark142496680"/><text:span text:style-name="T106">%</text:span><text:span text:style-name="T102">’</text:span><text:span text:style-name="T233"> - </text:span><text:alphabetical-index-mark-start text:id="IMark83407688"/><text:span text:style-name="T233">Waypoint</text:span><text:alphabetical-index-mark-end text:id="IMark83407688"/><text:span text:style-name="T233">.</text:span></text:p>
      <text:p text:style-name="Text_20_body"/>
      <text:p text:style-name="Text_20_body"/>
      <text:p text:style-name="Text_20_body"><text:span text:style-name="T24">4.3.13.</text:span><text:span text:style-name="T37">4</text:span><text:span text:style-name="T40">4</text:span><text:span text:style-name="T24">. </text:span><text:alphabetical-index-mark-start text:id="IMark83028952"/><text:span text:style-name="T102">Fact</text:span><text:alphabetical-index-mark-end text:id="IMark83028952"/><text:span text:style-name="T102"> LIKE ‘%</text:span><text:span text:style-name="T109">upd</text:span><text:span text:style-name="T106">%</text:span><text:span text:style-name="T102">’</text:span><text:span text:style-name="T233"> - </text:span><text:alphabetical-index-mark-start text:id="IMark83432200"/><text:span text:style-name="T233">Update</text:span><text:alphabetical-index-mark-end text:id="IMark83432200"/><text:span text:style-name="T233">.</text:span></text:p>
      <text:p text:style-name="Text_20_body"/>
      <text:p text:style-name="Text_20_body"/>
      <text:p text:style-name="Text_20_body"><text:span text:style-name="T24">4.3.13.</text:span><text:span text:style-name="T37">4</text:span><text:span text:style-name="T40">5</text:span><text:span text:style-name="T24">. </text:span><text:alphabetical-index-mark-start text:id="IMark137418152"/><text:span text:style-name="T102">Fact</text:span><text:alphabetical-index-mark-end text:id="IMark137418152"/><text:span text:style-name="T102"> LIKE ‘%</text:span><text:alphabetical-index-mark-start text:id="IMark79424088"/><text:span text:style-name="T109">plan</text:span><text:alphabetical-index-mark-end text:id="IMark79424088"/><text:span text:style-name="T106">%</text:span><text:span text:style-name="T102">’</text:span><text:span text:style-name="T233"> - </text:span><text:alphabetical-index-mark-start text:id="IMark132002632"/><text:span text:style-name="T233">AI</text:span><text:alphabetical-index-mark-end text:id="IMark132002632"/><text:span text:style-name="T233"> </text:span><text:alphabetical-index-mark-start text:id="IMark55495432"/><text:span text:style-name="T233">plan</text:span><text:alphabetical-index-mark-end text:id="IMark55495432"/><text:span text:style-name="T233">.</text:span></text:p>
      <text:p text:style-name="Text_20_body"/>
      <text:p text:style-name="Text_20_body"/>
      <text:p text:style-name="Text_20_body"><text:span text:style-name="T24">4.3.13.</text:span><text:span text:style-name="T37">4</text:span><text:span text:style-name="T40">6</text:span><text:span text:style-name="T24">. </text:span><text:alphabetical-index-mark-start text:id="IMark82401576"/><text:span text:style-name="T102">Fact</text:span><text:alphabetical-index-mark-end text:id="IMark82401576"/><text:span text:style-name="T102"> LIKE ‘%</text:span><text:span text:style-name="T110">learn</text:span><text:span text:style-name="T106">%</text:span><text:span text:style-name="T102">’</text:span><text:span text:style-name="T233"> - </text:span><text:alphabetical-index-mark-start text:id="IMark139295064"/><text:span text:style-name="T233">Re</text:span><text:alphabetical-index-mark-start text:id="IMark51948648"/><text:span text:style-name="T233">l</text:span><text:alphabetical-index-mark-end text:id="IMark139295064"/><text:span text:style-name="T233">at</text:span><text:alphabetical-index-mark-end text:id="IMark51948648"/><text:span text:style-name="T233">ed to </text:span><text:alphabetical-index-mark-start text:id="IMark140753544"/><text:span text:style-name="T233">machine</text:span><text:alphabetical-index-mark-end text:id="IMark140753544"/><text:span text:style-name="T233"> learning.</text:span></text:p>
      <text:p text:style-name="Text_20_body"/>
      <text:p text:style-name="Text_20_body"/>
      <text:p text:style-name="Text_20_body"><text:span text:style-name="T24">4.3.13.</text:span><text:span text:style-name="T37">4</text:span><text:span text:style-name="T40">7</text:span><text:span text:style-name="T24">. </text:span><text:alphabetical-index-mark-start text:id="IMark51112376"/><text:span text:style-name="T102">Fact</text:span><text:alphabetical-index-mark-end text:id="IMark51112376"/><text:span text:style-name="T102"> LIKE ‘%</text:span><text:span text:style-name="T110">onb</text:span><text:span text:style-name="T106">%</text:span><text:span text:style-name="T102">’</text:span><text:span text:style-name="T233"> - On board.</text:span></text:p>
      <text:p text:style-name="Text_20_body"/>
      <text:p text:style-name="Text_20_body"/>
      <text:p text:style-name="Text_20_body"><text:span text:style-name="T24">4.3.13.</text:span><text:span text:style-name="T37">4</text:span><text:span text:style-name="T40">8</text:span><text:span text:style-name="T24">. </text:span><text:alphabetical-index-mark-start text:id="IMark83213864"/><text:span text:style-name="T102">Fact</text:span><text:alphabetical-index-mark-end text:id="IMark83213864"/><text:span text:style-name="T102"> LIKE ‘%</text:span><text:alphabetical-index-mark-start text:id="IMark140883544"/><text:span text:style-name="T111">proviso</text:span><text:alphabetical-index-mark-end text:id="IMark140883544"/><text:span text:style-name="T106">%</text:span><text:span text:style-name="T102">’</text:span><text:span text:style-name="T233"> - Transient, used momentarily for development purposes.</text:span></text:p>
      <text:p text:style-name="Text_20_body"/>
      <text:p text:style-name="Text_20_body"/>
      <text:p text:style-name="Text_20_body"><text:span text:style-name="T24">4.3.13.</text:span><text:span text:style-name="T37">4</text:span><text:span text:style-name="T40">9</text:span><text:span text:style-name="T24">. </text:span><text:alphabetical-index-mark-start text:id="IMark141884728"/><text:span text:style-name="T102">Fact</text:span><text:alphabetical-index-mark-end text:id="IMark141884728"/><text:span text:style-name="T102"> LIKE ‘%</text:span><text:span text:style-name="T111">limit</text:span><text:span text:style-name="T106">%</text:span><text:span text:style-name="T102">’</text:span><text:span text:style-name="T233"> - </text:span><text:alphabetical-index-mark-start text:id="IMark142338712"/><text:span text:style-name="T233">Value</text:span><text:alphabetical-index-mark-end text:id="IMark142338712"/><text:span text:style-name="T233"> of the </text:span><text:alphabetical-index-mark-start text:id="IMark80924376"/><text:span text:style-name="T233">max</text:span><text:alphabetical-index-mark-end text:id="IMark80924376"/><text:span text:style-name="T233">imum deviation accep</text:span><text:alphabetical-index-mark-start text:id="IMark138999672"/><text:span text:style-name="T233">table</text:span><text:alphabetical-index-mark-end text:id="IMark138999672"/><text:span text:style-name="T233"> from a reference </text:span><text:alphabetical-index-mark-start text:id="IMark80728408"/><text:span text:style-name="T233">fact</text:span><text:alphabetical-index-mark-end text:id="IMark80728408"/><text:span text:style-name="T233">. Given a </text:span><text:alphabetical-index-mark-start text:id="IMark79809560"/><text:span text:style-name="T233">fact</text:span><text:alphabetical-index-mark-end text:id="IMark79809560"/><text:span text:style-name="T233"> </text:span><text:span text:style-name="T102">f</text:span><text:span text:style-name="T233">, </text:span><text:span text:style-name="T102">f_</text:span><text:alphabetical-index-mark-start text:id="IMark139152072"/><text:span text:style-name="T102">min</text:span><text:alphabetical-index-mark-end text:id="IMark139152072"/><text:span text:style-name="T102">_limit</text:span><text:span text:style-name="T233"> would be </text:span><text:span text:style-name="T102">f – limit</text:span><text:span text:style-name="T233"> and </text:span><text:span text:style-name="T102">f_</text:span><text:alphabetical-index-mark-start text:id="IMark140853208"/><text:span text:style-name="T102">max</text:span><text:alphabetical-index-mark-end text:id="IMark140853208"/><text:span text:style-name="T102">_limit</text:span><text:span text:style-name="T233"> would be </text:span><text:span text:style-name="T102">f + limit</text:span><text:span text:style-name="T233">. </text:span><text:span text:style-name="T102">f_</text:span><text:alphabetical-index-mark-start text:id="IMark143242088"/><text:span text:style-name="T102">min</text:span><text:alphabetical-index-mark-end text:id="IMark143242088"/><text:span text:style-name="T102">_limit</text:span><text:span text:style-name="T233"> and </text:span><text:span text:style-name="T102">f_</text:span><text:alphabetical-index-mark-start text:id="IMark133163272"/><text:span text:style-name="T102">max</text:span><text:alphabetical-index-mark-end text:id="IMark133163272"/><text:span text:style-name="T102">_limit</text:span><text:span text:style-name="T233"> could be implicit or explicit </text:span><text:alphabetical-index-mark-start text:id="IMark137443656"/><text:span text:style-name="T233">fact</text:span><text:alphabetical-index-mark-end text:id="IMark137443656"/><text:span text:style-name="T233">s.</text:span></text:p>
      <text:p text:style-name="Text_20_body"/>
      <text:p text:style-name="Text_20_body"/>
      <text:p text:style-name="Text_20_body"><text:span text:style-name="T24">4.3.13.</text:span><text:span text:style-name="T40">50</text:span><text:span text:style-name="T24">. </text:span><text:alphabetical-index-mark-start text:id="IMark133953896"/><text:span text:style-name="T102">Fact</text:span><text:alphabetical-index-mark-end text:id="IMark133953896"/><text:span text:style-name="T102"> LIKE ‘%</text:span><text:span text:style-name="T112">keep</text:span><text:span text:style-name="T106">%</text:span><text:span text:style-name="T102">’</text:span><text:span text:style-name="T233"> - Describes </text:span><text:alphabetical-index-mark-start text:id="IMark77665704"/><text:span text:style-name="T233">fact</text:span><text:alphabetical-index-mark-end text:id="IMark77665704"/><text:span text:style-name="T233">s, </text:span><text:alphabetical-index-mark-start text:id="IMark51407624"/><text:span text:style-name="T233">program</text:span><text:alphabetical-index-mark-end text:id="IMark51407624"/><text:span text:style-name="T233">s, etc. whose </text:span><text:alphabetical-index-mark-start text:id="IMark138495512"/><text:span text:style-name="T233">value</text:span><text:alphabetical-index-mark-end text:id="IMark138495512"/><text:span text:style-name="T233">s should be kept as they are. </text:span><text:alphabetical-index-mark-start text:id="IMark137891896"/><text:span text:style-name="T233">Program</text:span><text:alphabetical-index-mark-end text:id="IMark137891896"/><text:span text:style-name="T233">s with an associated, explicit </text:span><text:span text:style-name="T102">keep</text:span><text:span text:style-name="T233"> </text:span><text:alphabetical-index-mark-start text:id="IMark82801496"/><text:span text:style-name="T233">fact</text:span><text:alphabetical-index-mark-end text:id="IMark82801496"/><text:span text:style-name="T233"> should be left </text:span><text:alphabetical-index-mark-start text:id="IMark139384888"/><text:span text:style-name="T233">load</text:span><text:alphabetical-index-mark-end text:id="IMark139384888"/><text:span text:style-name="T233">ed on </text:span><text:alphabetical-index-mark-start text:id="IMark132816376"/><text:span text:style-name="T102">sde_</text:span><text:alphabetical-index-mark-start text:id="IMark136360952"/><text:span text:style-name="T102">rule</text:span><text:alphabetical-index-mark-end text:id="IMark136360952"/><text:span text:style-name="T102">s</text:span><text:alphabetical-index-mark-end text:id="IMark132816376"/><text:span text:style-name="T233"> as </text:span><text:alphabetical-index-mark-start text:id="IMark140229528"/><text:span text:style-name="T233">lon</text:span><text:alphabetical-index-mark-end text:id="IMark140229528"/><text:span text:style-name="T233">g as </text:span><text:alphabetical-index-mark-start text:id="IMark140978200"/><text:span text:style-name="T102">Value</text:span><text:alphabetical-index-mark-end text:id="IMark140978200"/><text:span text:style-name="T102"> = 1</text:span><text:span text:style-name="T233"> for the said </text:span><text:span text:style-name="T102">keep</text:span><text:span text:style-name="T233"> </text:span><text:alphabetical-index-mark-start text:id="IMark138556648"/><text:span text:style-name="T233">fact</text:span><text:alphabetical-index-mark-end text:id="IMark138556648"/><text:span text:style-name="T233"> </text:span><text:alphabetical-index-mark-start text:id="IMark133632728"/><text:span text:style-name="T233">record</text:span><text:alphabetical-index-mark-end text:id="IMark133632728"/><text:span text:style-name="T233">. It can be said that </text:span><text:alphabetical-index-mark-start text:id="IMark142604072"/><text:span text:style-name="T233">rule</text:span><text:alphabetical-index-mark-end text:id="IMark142604072"/><text:span text:style-name="T233">s with </text:span><text:alphabetical-index-mark-start text:id="IMark133648536"/><text:span text:style-name="T102">Context</text:span><text:alphabetical-index-mark-end text:id="IMark133648536"/><text:span text:style-name="T102"> = ‘ship’</text:span><text:span text:style-name="T233"> have implicit keep </text:span><text:alphabetical-index-mark-start text:id="IMark142575560"/><text:span text:style-name="T233">fact</text:span><text:alphabetical-index-mark-end text:id="IMark142575560"/><text:span text:style-name="T233">s associated to them.</text:span></text:p>
      <text:p text:style-name="Text_20_body"/>
      <text:p text:style-name="Text_20_body"/>
      <text:p text:style-name="Text_20_body"><text:soft-page-break/><text:span text:style-name="T24">4.3.13.</text:span><text:span text:style-name="T38">5</text:span><text:span text:style-name="T40">1</text:span><text:span text:style-name="T24">. </text:span><text:alphabetical-index-mark-start text:id="IMark140239512"/><text:span text:style-name="T102">Fact</text:span><text:alphabetical-index-mark-end text:id="IMark140239512"/><text:span text:style-name="T102"> LIKE ‘%</text:span><text:span text:style-name="T113">make</text:span><text:span text:style-name="T106">%</text:span><text:span text:style-name="T102">’</text:span><text:span text:style-name="T233"> - Create. These </text:span><text:alphabetical-index-mark-start text:id="IMark131972824"/><text:span text:style-name="T233">mode</text:span><text:alphabetical-index-mark-end text:id="IMark131972824"/><text:span text:style-name="T233">s are used to create new </text:span><text:alphabetical-index-mark-start text:id="IMark142359704"/><text:span text:style-name="T233">program</text:span><text:alphabetical-index-mark-end text:id="IMark142359704"/><text:span text:style-name="T233">s.</text:span></text:p>
      <text:p text:style-name="Text_20_body"/>
      <text:p text:style-name="Text_20_body"/>
      <text:p text:style-name="Text_20_body"><text:span text:style-name="T24">4.3.13.</text:span><text:span text:style-name="T39">5</text:span><text:span text:style-name="T40">2</text:span><text:span text:style-name="T24">. </text:span><text:alphabetical-index-mark-start text:id="IMark80689432"/><text:span text:style-name="T102">Fact</text:span><text:alphabetical-index-mark-end text:id="IMark80689432"/><text:span text:style-name="T102"> LIKE ‘%</text:span><text:span text:style-name="T114">quadrant</text:span><text:span text:style-name="T106">%</text:span><text:span text:style-name="T102">’</text:span><text:span text:style-name="T233"> - Refers to the four quadrants defined around the ship </text:span><text:alphabetical-index-mark-start text:id="IMark69085256"/><text:span text:style-name="T233">re</text:span><text:alphabetical-index-mark-start text:id="IMark68159736"/><text:span text:style-name="T233">l</text:span><text:alphabetical-index-mark-end text:id="IMark69085256"/><text:span text:style-name="T233">at</text:span><text:alphabetical-index-mark-end text:id="IMark68159736"/><text:span text:style-name="T233">ively from its geometric center, each one of them defined by a square </text:span><text:alphabetical-index-mark-start text:id="IMark79794696"/><text:span text:style-name="T233">angle</text:span><text:alphabetical-index-mark-end text:id="IMark79794696"/><text:span text:style-name="T233">. Quadrant 1 is defined as the </text:span><text:alphabetical-index-mark-start text:id="IMark135570088"/><text:span text:style-name="T233">angle</text:span><text:alphabetical-index-mark-end text:id="IMark135570088"/><text:span text:style-name="T233"> interval [0:90), quadrant 2 is [90:180), quadrant 3 is [180:270) and quadrant 4 is [270:360). 360 is always converted to 0 </text:span><text:alphabetical-index-mark-start text:id="IMark139701960"/><text:alphabetical-index-mark-start text:id="IMark81440296"/><text:span text:style-name="T233">degree</text:span><text:alphabetical-index-mark-end text:id="IMark81440296"/><text:alphabetical-index-mark-end text:id="IMark139701960"/><text:span text:style-name="T233">s. Since the </text:span><text:alphabetical-index-mark-start text:id="IMark81909224"/><text:span text:style-name="T233">AI</text:span><text:alphabetical-index-mark-end text:id="IMark81909224"/><text:span text:style-name="T233">W works </text:span><text:alphabetical-index-mark-start text:id="IMark51817288"/><text:span text:style-name="T233">heuristic</text:span><text:alphabetical-index-mark-end text:id="IMark51817288"/><text:span text:style-name="T233">ally, any </text:span><text:alphabetical-index-mark-start text:id="IMark80917864"/><text:span text:style-name="T233">value</text:span><text:alphabetical-index-mark-end text:id="IMark80917864"/><text:span text:style-name="T233"> corresponding to </text:span><text:alphabetical-index-mark-start text:id="IMark80653608"/><text:span text:style-name="T102">tgt</text:span><text:alphabetical-index-mark-end text:id="IMark80653608"/><text:span text:style-name="T102">_hdg</text:span><text:span text:style-name="T233"> is interpreted as being located in any of the four quadrants, and the decision to turn and appropriate </text:span><text:alphabetical-index-mark-start text:id="IMark142486728"/><text:span text:style-name="T233">rule</text:span><text:alphabetical-index-mark-end text:id="IMark142486728"/><text:span text:style-name="T233">s depend on that. For </text:span><text:alphabetical-index-mark-start text:id="IMark142982632"/><text:span text:style-name="T233">example</text:span><text:alphabetical-index-mark-end text:id="IMark142982632"/><text:span text:style-name="T233">, if the ship has </text:span><text:span text:style-name="T102">hdg </text:span><text:alphabetical-index-mark-start text:id="IMark138362072"/><text:span text:style-name="T102">Value</text:span><text:alphabetical-index-mark-end text:id="IMark138362072"/><text:span text:style-name="T102"> = 0</text:span><text:span text:style-name="T233"> and </text:span><text:alphabetical-index-mark-start text:id="IMark136200696"/><text:span text:style-name="T102">tgt</text:span><text:alphabetical-index-mark-end text:id="IMark136200696"/><text:span text:style-name="T102">_hdg </text:span><text:alphabetical-index-mark-start text:id="IMark133924552"/><text:span text:style-name="T102">Value</text:span><text:alphabetical-index-mark-end text:id="IMark133924552"/><text:span text:style-name="T102"> = 120</text:span><text:span text:style-name="T233">, it will turn to starboard, since the turn will be smaller (120 </text:span><text:alphabetical-index-mark-start text:id="IMark143451624"/><text:alphabetical-index-mark-start text:id="IMark136827864"/><text:span text:style-name="T233">degree</text:span><text:alphabetical-index-mark-end text:id="IMark136827864"/><text:alphabetical-index-mark-end text:id="IMark143451624"/><text:span text:style-name="T233">s) as opposed to turning left (180 + 60 </text:span><text:alphabetical-index-mark-start text:id="IMark83638856"/><text:alphabetical-index-mark-start text:id="IMark84338088"/><text:span text:style-name="T233">degree</text:span><text:alphabetical-index-mark-end text:id="IMark84338088"/><text:alphabetical-index-mark-end text:id="IMark83638856"/><text:span text:style-name="T233">s).</text:span></text:p>
      <text:p text:style-name="Text_20_body"/>
      <text:p text:style-name="Text_20_body"/>
      <text:p text:style-name="Text_20_body"><text:span text:style-name="T24">4.3.13.</text:span><text:span text:style-name="T38">5</text:span><text:span text:style-name="T40">3</text:span><text:span text:style-name="T24">. </text:span><text:alphabetical-index-mark-start text:id="IMark135307704"/><text:span text:style-name="T102">Fact</text:span><text:alphabetical-index-mark-end text:id="IMark135307704"/><text:span text:style-name="T102"> LIKE ‘%</text:span><text:alphabetical-index-mark-start text:id="IMark78331768"/><text:span text:style-name="T115">debug</text:span><text:alphabetical-index-mark-end text:id="IMark78331768"/><text:span text:style-name="T106">%</text:span><text:span text:style-name="T102">’</text:span><text:span text:style-name="T233"> - Used for </text:span><text:alphabetical-index-mark-start text:id="IMark67315000"/><text:span text:style-name="T233">debug</text:span><text:alphabetical-index-mark-end text:id="IMark67315000"/><text:span text:style-name="T233">ging purposes.</text:span></text:p>
      <text:p text:style-name="Text_20_body"/>
      <text:p text:style-name="Text_20_body"/>
      <text:p text:style-name="Text_20_body"><text:span text:style-name="T24">4.3.13.</text:span><text:span text:style-name="T38">5</text:span><text:span text:style-name="T40">4</text:span><text:span text:style-name="T24">. </text:span><text:alphabetical-index-mark-start text:id="IMark142383784"/><text:span text:style-name="T102">Fact</text:span><text:alphabetical-index-mark-end text:id="IMark142383784"/><text:span text:style-name="T102"> LIKE ‘%</text:span><text:span text:style-name="T115">test</text:span><text:span text:style-name="T106">%</text:span><text:span text:style-name="T102">’</text:span><text:span text:style-name="T233"> - Used for test purposes; bear in </text:span><text:alphabetical-index-mark-start text:id="IMark82385256"/><text:span text:style-name="T233">min</text:span><text:alphabetical-index-mark-end text:id="IMark82385256"/><text:span text:style-name="T233">d that a test not necessarily implies </text:span><text:alphabetical-index-mark-start text:id="IMark139824392"/><text:span text:style-name="T233">debug</text:span><text:alphabetical-index-mark-end text:id="IMark139824392"/><text:span text:style-name="T233">ging (see </text:span><text:span text:style-name="T24">[4.3.13.</text:span><text:span text:style-name="T38">5</text:span><text:span text:style-name="T40">3</text:span><text:span text:style-name="T24">.</text:span><text:span text:style-name="T57">]</text:span><text:span text:style-name="T233">), but all instances of </text:span><text:alphabetical-index-mark-start text:id="IMark78951672"/><text:span text:style-name="T233">debug</text:span><text:alphabetical-index-mark-end text:id="IMark78951672"/><text:span text:style-name="T233">ging constitute tests.</text:span></text:p>
      <text:p text:style-name="Text_20_body"/>
      <text:p text:style-name="Text_20_body"/>
      <text:p text:style-name="Text_20_body"><text:span text:style-name="T24">4.3.13.</text:span><text:span text:style-name="T38">5</text:span><text:span text:style-name="T40">5</text:span><text:span text:style-name="T24">. </text:span><text:alphabetical-index-mark-start text:id="IMark134598584"/><text:span text:style-name="T102">Fact</text:span><text:alphabetical-index-mark-end text:id="IMark134598584"/><text:span text:style-name="T102"> LIKE ‘%</text:span><text:span text:style-name="T115">t</text:span><text:span text:style-name="T117">urn</text:span><text:span text:style-name="T106">%</text:span><text:span text:style-name="T102">’</text:span><text:span text:style-name="T233"> - </text:span><text:alphabetical-index-mark-start text:id="IMark139265496"/><text:span text:style-name="T233">Re</text:span><text:alphabetical-index-mark-start text:id="IMark140277736"/><text:span text:style-name="T233">l</text:span><text:alphabetical-index-mark-end text:id="IMark139265496"/><text:span text:style-name="T233">at</text:span><text:alphabetical-index-mark-end text:id="IMark140277736"/><text:span text:style-name="T233">ed to </text:span><text:alphabetical-index-mark-start text:id="IMark132086984"/><text:span text:style-name="T233">navigation</text:span><text:alphabetical-index-mark-end text:id="IMark132086984"/><text:span text:style-name="T233">, turns.</text:span></text:p>
      <text:p text:style-name="Text_20_body"/>
      <text:p text:style-name="Text_20_body"/>
      <text:p text:style-name="Text_20_body"><text:span text:style-name="T24">4.3.13.</text:span><text:span text:style-name="T38">5</text:span><text:span text:style-name="T40">6</text:span><text:span text:style-name="T24">. </text:span><text:alphabetical-index-mark-start text:id="IMark139830072"/><text:span text:style-name="T102">Fact</text:span><text:alphabetical-index-mark-end text:id="IMark139830072"/><text:span text:style-name="T102"> LIKE ‘%</text:span><text:alphabetical-index-mark-start text:id="IMark141815688"/><text:span text:style-name="T117">equ</text:span><text:alphabetical-index-mark-end text:id="IMark141815688"/><text:span text:style-name="T106">%</text:span><text:span text:style-name="T102">’</text:span><text:span text:style-name="T233"> - </text:span><text:alphabetical-index-mark-start text:id="IMark137722776"/><text:alphabetical-index-mark-start text:id="IMark83028952"/><text:span text:style-name="T233">Equ</text:span><text:alphabetical-index-mark-end text:id="IMark83028952"/><text:span text:style-name="T233">atorial</text:span><text:alphabetical-index-mark-end text:id="IMark137722776"/><text:span text:style-name="T233">.</text:span></text:p>
      <text:p text:style-name="Text_20_body"/>
      <text:p text:style-name="Text_20_body"/>
      <text:p text:style-name="Text_20_body"><text:span text:style-name="T24">4.3.13.</text:span><text:span text:style-name="T38">5</text:span><text:span text:style-name="T40">7</text:span><text:span text:style-name="T24">. </text:span><text:alphabetical-index-mark-start text:id="IMark132078360"/><text:span text:style-name="T102">Fact</text:span><text:alphabetical-index-mark-end text:id="IMark132078360"/><text:span text:style-name="T102"> LIKE ‘%</text:span><text:alphabetical-index-mark-start text:id="IMark137418152"/><text:span text:style-name="T118">rel</text:span><text:alphabetical-index-mark-end text:id="IMark137418152"/><text:span text:style-name="T106">%</text:span><text:span text:style-name="T102">’</text:span><text:span text:style-name="T233"> - </text:span><text:alphabetical-index-mark-start text:id="IMark140957528"/><text:span text:style-name="T233">Re</text:span><text:alphabetical-index-mark-start text:id="IMark139560440"/><text:span text:style-name="T233">l</text:span><text:alphabetical-index-mark-end text:id="IMark140957528"/><text:span text:style-name="T233">at</text:span><text:alphabetical-index-mark-end text:id="IMark139560440"/><text:span text:style-name="T233">ive.</text:span></text:p>
      <text:p text:style-name="Text_20_body"/>
      <text:p text:style-name="Text_20_body"/>
      <text:p text:style-name="P20"><text:span text:style-name="T24">4.3.13.</text:span><text:span text:style-name="T38">5</text:span><text:span text:style-name="T40">8</text:span><text:span text:style-name="T24">. </text:span><text:alphabetical-index-mark-start text:id="IMark138399656"/><text:span text:style-name="T102">Fact</text:span><text:alphabetical-index-mark-end text:id="IMark138399656"/><text:span text:style-name="T102"> LIKE ‘%</text:span><text:alphabetical-index-mark-start text:id="IMark82401576"/><text:span text:style-name="T117">e</text:span><text:span text:style-name="T119">cl</text:span><text:alphabetical-index-mark-end text:id="IMark82401576"/><text:span text:style-name="T106">%</text:span><text:span text:style-name="T102">’</text:span><text:span text:style-name="T233"> - </text:span><text:alphabetical-index-mark-start text:id="IMark136459560"/><text:alphabetical-index-mark-start text:id="IMark140056088"/><text:span text:style-name="T233">Ecl</text:span><text:alphabetical-index-mark-end text:id="IMark140056088"/><text:span text:style-name="T233">iptic</text:span><text:alphabetical-index-mark-end text:id="IMark136459560"/><text:span text:style-name="T233">.</text:span></text:p>
      <text:p text:style-name="Text_20_body"/>
      <text:p text:style-name="Text_20_body"/>
      <text:p text:style-name="Text_20_body"><text:soft-page-break/><text:span text:style-name="T24">4.3.13.</text:span><text:span text:style-name="T38">5</text:span><text:span text:style-name="T40">9</text:span><text:span text:style-name="T24">. </text:span><text:alphabetical-index-mark-start text:id="IMark51112376"/><text:span text:style-name="T102">Fact</text:span><text:alphabetical-index-mark-end text:id="IMark51112376"/><text:span text:style-name="T102"> LIKE ‘%</text:span><text:span text:style-name="T120">def</text:span><text:span text:style-name="T106">%</text:span><text:span text:style-name="T102">’</text:span><text:span text:style-name="T233"> - Defined. </text:span><text:alphabetical-index-mark-start text:id="IMark139781800"/><text:span text:style-name="T233">Fact</text:span><text:alphabetical-index-mark-end text:id="IMark139781800"/><text:span text:style-name="T233">s with this characteristic have configurable </text:span><text:alphabetical-index-mark-start text:id="IMark141886520"/><text:span text:style-name="T233">value</text:span><text:alphabetical-index-mark-end text:id="IMark141886520"/><text:span text:style-name="T233">s.</text:span></text:p>
      <text:p text:style-name="Text_20_body"/>
      <text:p text:style-name="Text_20_body"/>
      <text:p text:style-name="Text_20_body"><text:span text:style-name="T24">4.3.13.</text:span><text:span text:style-name="T40">60</text:span><text:span text:style-name="T24">. </text:span><text:alphabetical-index-mark-start text:id="IMark78262408"/><text:span text:style-name="T102">Fact</text:span><text:alphabetical-index-mark-end text:id="IMark78262408"/><text:span text:style-name="T102"> LIKE ‘%</text:span><text:span text:style-name="T122">hdg</text:span><text:span text:style-name="T106">%</text:span><text:span text:style-name="T102">’</text:span><text:span text:style-name="T233"> - </text:span><text:alphabetical-index-mark-start text:id="IMark140883544"/><text:span text:style-name="T233">Re</text:span><text:alphabetical-index-mark-start text:id="IMark84658728"/><text:span text:style-name="T233">l</text:span><text:alphabetical-index-mark-end text:id="IMark140883544"/><text:span text:style-name="T233">at</text:span><text:alphabetical-index-mark-end text:id="IMark84658728"/><text:span text:style-name="T233">ed to </text:span><text:alphabetical-index-mark-start text:id="IMark81710664"/><text:span text:style-name="T233">heading</text:span><text:alphabetical-index-mark-end text:id="IMark81710664"/><text:span text:style-name="T233">. </text:span><text:alphabetical-index-mark-start text:id="IMark134374360"/><text:span text:style-name="T102">tgt</text:span><text:alphabetical-index-mark-end text:id="IMark134374360"/><text:span text:style-name="T102">_hdg</text:span><text:span text:style-name="T233">, for </text:span><text:alphabetical-index-mark-start text:id="IMark79106792"/><text:span text:style-name="T233">example</text:span><text:alphabetical-index-mark-end text:id="IMark79106792"/><text:span text:style-name="T233">, is a </text:span><text:alphabetical-index-mark-start text:id="IMark80721832"/><text:span text:style-name="T233">fact</text:span><text:alphabetical-index-mark-end text:id="IMark80721832"/><text:span text:style-name="T233"> that contains the </text:span><text:alphabetical-index-mark-start text:id="IMark140446552"/><text:span text:style-name="T233">value</text:span><text:alphabetical-index-mark-end text:id="IMark140446552"/><text:span text:style-name="T233"> of an intended or desired </text:span><text:alphabetical-index-mark-start text:id="IMark139940808"/><text:span text:style-name="T233">heading</text:span><text:alphabetical-index-mark-end text:id="IMark139940808"/><text:span text:style-name="T233">. Either the user, via an interface such as SLQC, or the </text:span><text:alphabetical-index-mark-start text:id="IMark138901528"/><text:alphabetical-index-mark-start text:id="IMark143111864"/><text:span text:style-name="T233">AI</text:span><text:alphabetical-index-mark-end text:id="IMark143111864"/><text:span text:style-name="T233">E</text:span><text:alphabetical-index-mark-end text:id="IMark138901528"/><text:span text:style-name="T233">, by setting this </text:span><text:alphabetical-index-mark-start text:id="IMark81760744"/><text:span text:style-name="T233">fact</text:span><text:alphabetical-index-mark-end text:id="IMark81760744"/><text:span text:style-name="T233">’s </text:span><text:alphabetical-index-mark-start text:id="IMark141922376"/><text:span text:style-name="T233">value</text:span><text:alphabetical-index-mark-end text:id="IMark141922376"/><text:span text:style-name="T233"> to a given number, will cause the ship to turn and acquire the </text:span><text:alphabetical-index-mark-start text:id="IMark77734616"/><text:span text:style-name="T233">target</text:span><text:alphabetical-index-mark-end text:id="IMark77734616"/><text:span text:style-name="T233"> </text:span><text:alphabetical-index-mark-start text:id="IMark140124216"/><text:span text:style-name="T233">heading</text:span><text:alphabetical-index-mark-end text:id="IMark140124216"/><text:span text:style-name="T233">.</text:span></text:p>
      <text:p text:style-name="Text_20_body"/>
      <text:p text:style-name="Text_20_body"/>
      <text:p text:style-name="Text_20_body"><text:span text:style-name="T24">4.3.13.</text:span><text:span text:style-name="T41">61</text:span><text:span text:style-name="T24">. </text:span><text:alphabetical-index-mark-start text:id="IMark139659752"/><text:span text:style-name="T102">Fact</text:span><text:alphabetical-index-mark-end text:id="IMark139659752"/><text:span text:style-name="T102"> LIKE ‘%</text:span><text:span text:style-name="T124">turn</text:span><text:span text:style-name="T106">%</text:span><text:span text:style-name="T102">’</text:span><text:span text:style-name="T233"> - </text:span><text:alphabetical-index-mark-start text:id="IMark134064136"/><text:span text:style-name="T233">Re</text:span><text:alphabetical-index-mark-start text:id="IMark140853208"/><text:span text:style-name="T233">l</text:span><text:alphabetical-index-mark-end text:id="IMark134064136"/><text:span text:style-name="T233">at</text:span><text:alphabetical-index-mark-end text:id="IMark140853208"/><text:span text:style-name="T233">ed to turns and </text:span><text:alphabetical-index-mark-start text:id="IMark82413704"/><text:span text:style-name="T233">course</text:span><text:alphabetical-index-mark-end text:id="IMark82413704"/><text:span text:style-name="T233"> changes.</text:span></text:p>
      <text:p text:style-name="Text_20_body"/>
      <text:p text:style-name="Text_20_body"/>
      <text:h text:style-name="Heading_20_3" text:outline-level="3"><text:bookmark-start text:name="__RefHeading___Toc6416_1538881673"/><text:span text:style-name="T24">4.3.1</text:span><text:span text:style-name="T1">4</text:span><text:span text:style-name="T24">.</text:span> General description of <text:alphabetical-index-mark-start text:id="IMark84810728"/>rule<text:alphabetical-index-mark-end text:id="IMark84810728"/>s<text:bookmark-end text:name="__RefHeading___Toc6416_1538881673"/></text:h>
      <text:p text:style-name="Text_20_body"/>
      <text:p text:style-name="Text_20_body">Much like in the case of <text:alphabetical-index-mark-start text:id="IMark141158488"/>fact<text:alphabetical-index-mark-end text:id="IMark141158488"/>s, <text:alphabetical-index-mark-start text:id="IMark138047592"/>rule<text:alphabetical-index-mark-end text:id="IMark138047592"/>s can be understood based in the way that they are constructed.</text:p>
      <text:p text:style-name="Text_20_body"/>
      <text:p text:style-name="Text_20_body"><text:span text:style-name="T1">4.3.14.1.</text:span> <text:alphabetical-index-mark-start text:id="IMark51407624"/>Rule<text:alphabetical-index-mark-end text:id="IMark51407624"/>s have a <text:alphabetical-index-mark-start text:id="IMark138495512"/>lon<text:alphabetical-index-mark-end text:id="IMark138495512"/>g term <text:alphabetical-index-mark-start text:id="IMark137891896"/>storage<text:alphabetical-index-mark-end text:id="IMark137891896"/> – <text:alphabetical-index-mark-start text:id="IMark132105480"/>table<text:alphabetical-index-mark-end text:id="IMark132105480"/> <text:alphabetical-index-mark-start text:id="IMark135356424"/><text:span text:style-name="T75">sde_</text:span><text:alphabetical-index-mark-start text:id="IMark82801496"/><text:span text:style-name="T75">prg</text:span><text:alphabetical-index-mark-end text:id="IMark82801496"/><text:span text:style-name="T75">_</text:span><text:alphabetical-index-mark-start text:id="IMark142363112"/><text:span text:style-name="T75">rule</text:span><text:alphabetical-index-mark-end text:id="IMark142363112"/><text:span text:style-name="T75">s</text:span><text:alphabetical-index-mark-end text:id="IMark135356424"/> – and a process or short term <text:alphabetical-index-mark-start text:id="IMark139384888"/>storage<text:alphabetical-index-mark-end text:id="IMark139384888"/> – <text:alphabetical-index-mark-start text:id="IMark131948232"/><text:span text:style-name="T75">sde_</text:span><text:alphabetical-index-mark-start text:id="IMark136360952"/><text:span text:style-name="T75">rule</text:span><text:alphabetical-index-mark-end text:id="IMark136360952"/><text:span text:style-name="T75">s</text:span><text:alphabetical-index-mark-end text:id="IMark131948232"/>. <text:span text:style-name="T238">Only a few </text:span><text:alphabetical-index-mark-start text:id="IMark78963400"/><text:span text:style-name="T238">rule</text:span><text:alphabetical-index-mark-end text:id="IMark78963400"/><text:span text:style-name="T238">s are held permanently on </text:span><text:alphabetical-index-mark-start text:id="IMark132816376"/><text:span text:style-name="T125">sde_</text:span><text:alphabetical-index-mark-start text:id="IMark69374632"/><text:span text:style-name="T125">rule</text:span><text:alphabetical-index-mark-end text:id="IMark69374632"/><text:span text:style-name="T125">s</text:span><text:alphabetical-index-mark-end text:id="IMark132816376"/><text:span text:style-name="T238">. These are identified by </text:span><text:alphabetical-index-mark-start text:id="IMark140229528"/><text:span text:style-name="T125">Context</text:span><text:alphabetical-index-mark-end text:id="IMark140229528"/><text:span text:style-name="T125"> = ‘ship’</text:span><text:span text:style-name="T238">. These </text:span><text:alphabetical-index-mark-start text:id="IMark140978200"/><text:span text:style-name="T238">rule</text:span><text:alphabetical-index-mark-end text:id="IMark140978200"/><text:span text:style-name="T238">s are the ones r</text:span><text:alphabetical-index-mark-start text:id="IMark84427480"/><text:span text:style-name="T238">equ</text:span><text:alphabetical-index-mark-end text:id="IMark84427480"/><text:span text:style-name="T238">ired to </text:span><text:alphabetical-index-mark-start text:id="IMark136268184"/><text:span text:style-name="T238">manage</text:span><text:alphabetical-index-mark-end text:id="IMark136268184"/><text:span text:style-name="T238"> the </text:span><text:alphabetical-index-mark-start text:id="IMark142106584"/><text:span text:style-name="T238">expert</text:span><text:alphabetical-index-mark-end text:id="IMark142106584"/><text:span text:style-name="T238"> </text:span><text:alphabetical-index-mark-start text:id="IMark138556648"/><text:span text:style-name="T238">system</text:span><text:alphabetical-index-mark-end text:id="IMark138556648"/><text:span text:style-name="T238"> itself, aside from the </text:span><text:alphabetical-index-mark-start text:id="IMark133632728"/><text:span text:style-name="T238">manage</text:span><text:alphabetical-index-mark-end text:id="IMark133632728"/><text:span text:style-name="T238">ment of the ship’s </text:span><text:alphabetical-index-mark-start text:id="IMark133170216"/><text:span text:style-name="T238">system</text:span><text:alphabetical-index-mark-end text:id="IMark133170216"/><text:span text:style-name="T238">s, and they should not be </text:span><text:alphabetical-index-mark-start text:id="IMark142604072"/><text:alphabetical-index-mark-start text:id="IMark133648536"/><text:span text:style-name="T238">delete</text:span><text:alphabetical-index-mark-end text:id="IMark133648536"/><text:alphabetical-index-mark-end text:id="IMark142604072"/><text:span text:style-name="T238">d. Copies of these </text:span><text:alphabetical-index-mark-start text:id="IMark137959944"/><text:span text:style-name="T238">rule</text:span><text:alphabetical-index-mark-end text:id="IMark137959944"/><text:span text:style-name="T238">s are written also in the file </text:span><text:alphabetical-index-mark-start text:id="IMark139479752"/><text:span text:style-name="T125">Prg</text:span><text:alphabetical-index-mark-end text:id="IMark139479752"/><text:span text:style-name="T125">0_0.sql</text:span><text:span text:style-name="T238">.</text:span></text:p>
      <text:p text:style-name="Text_20_body"/>
      <text:p text:style-name="Text_20_body"/>
      <text:p text:style-name="Text_20_body"><text:span text:style-name="T1">4.3.14.</text:span><text:span text:style-name="T42">2</text:span><text:span text:style-name="T1">.</text:span> <text:span text:style-name="T243">Essentially, each </text:span><text:alphabetical-index-mark-start text:id="IMark132648648"/><text:span text:style-name="T243">rule</text:span><text:alphabetical-index-mark-end text:id="IMark132648648"/><text:span text:style-name="T243"> has a </text:span><text:alphabetical-index-mark-start text:id="IMark139192392"/><text:span text:style-name="T243">condition</text:span><text:alphabetical-index-mark-end text:id="IMark139192392"/><text:span text:style-name="T243"> and an </text:span><text:alphabetical-index-mark-start text:id="IMark81257896"/><text:span text:style-name="T243">action</text:span><text:alphabetical-index-mark-end text:id="IMark81257896"/><text:span text:style-name="T243"> stored in fields </text:span><text:alphabetical-index-mark-start text:id="IMark137670184"/><text:span text:style-name="T243">Condition</text:span><text:alphabetical-index-mark-end text:id="IMark137670184"/><text:span text:style-name="T243"> and </text:span><text:alphabetical-index-mark-start text:id="IMark54770040"/><text:span text:style-name="T243">Action</text:span><text:alphabetical-index-mark-end text:id="IMark54770040"/><text:span text:style-name="T243"> respectively in </text:span><text:alphabetical-index-mark-start text:id="IMark136083976"/><text:span text:style-name="T243">sde_</text:span><text:alphabetical-index-mark-start text:id="IMark80689432"/><text:span text:style-name="T243">prg</text:span><text:alphabetical-index-mark-end text:id="IMark80689432"/><text:span text:style-name="T243">_</text:span><text:alphabetical-index-mark-start text:id="IMark136484328"/><text:span text:style-name="T243">rule</text:span><text:alphabetical-index-mark-end text:id="IMark136484328"/><text:span text:style-name="T243">s</text:span><text:alphabetical-index-mark-end text:id="IMark136083976"/><text:span text:style-name="T243"> and </text:span><text:alphabetical-index-mark-start text:id="IMark83667416"/><text:span text:style-name="T243">sde_</text:span><text:alphabetical-index-mark-start text:id="IMark84649368"/><text:span text:style-name="T243">rule</text:span><text:alphabetical-index-mark-end text:id="IMark84649368"/><text:span text:style-name="T243">s</text:span><text:alphabetical-index-mark-end text:id="IMark83667416"/><text:span text:style-name="T243"> according to </text:span><text:span text:style-name="T42">[</text:span><text:span text:style-name="T1">4.3.14.1.</text:span><text:span text:style-name="T42">]</text:span><text:span text:style-name="T243">.</text:span></text:p>
      <text:p text:style-name="Text_20_body"/>
      <text:p text:style-name="Text_20_body"/>
      <text:p text:style-name="Text_20_body"><text:span text:style-name="T1">4.3.14.</text:span><text:span text:style-name="T42">3</text:span><text:span text:style-name="T1">.</text:span> <text:span text:style-name="T239">For each </text:span><text:alphabetical-index-mark-start text:id="IMark142486728"/><text:span text:style-name="T239">program</text:span><text:alphabetical-index-mark-end text:id="IMark142486728"/><text:span text:style-name="T239"> stored in </text:span><text:alphabetical-index-mark-start text:id="IMark134848248"/><text:span text:style-name="T126">sde_</text:span><text:alphabetical-index-mark-start text:id="IMark142982632"/><text:span text:style-name="T126">prg</text:span><text:alphabetical-index-mark-end text:id="IMark142982632"/><text:span text:style-name="T126">_</text:span><text:alphabetical-index-mark-start text:id="IMark135313368"/><text:span text:style-name="T126">rule</text:span><text:alphabetical-index-mark-end text:id="IMark135313368"/><text:span text:style-name="T126">s</text:span><text:alphabetical-index-mark-end text:id="IMark134848248"/><text:span text:style-name="T239"> there is a corresponding .sql file as backup. No </text:span><text:alphabetical-index-mark-start text:id="IMark141625064"/><text:span text:style-name="T239">lon</text:span><text:alphabetical-index-mark-end text:id="IMark141625064"/><text:span text:style-name="T239">ger current </text:span><text:alphabetical-index-mark-start text:id="IMark138362072"/><text:span text:style-name="T239">program</text:span><text:alphabetical-index-mark-end text:id="IMark138362072"/><text:span text:style-name="T239"> </text:span><text:alphabetical-index-mark-start text:id="IMark77940632"/><text:span text:style-name="T239">version</text:span><text:alphabetical-index-mark-end text:id="IMark77940632"/><text:span text:style-name="T239">s should not be </text:span><text:alphabetical-index-mark-start text:id="IMark82508952"/><text:alphabetical-index-mark-start text:id="IMark136200696"/><text:span text:style-name="T239">delete</text:span><text:alphabetical-index-mark-end text:id="IMark136200696"/><text:alphabetical-index-mark-end text:id="IMark82508952"/><text:span text:style-name="T239">d from the </text:span><text:alphabetical-index-mark-start text:id="IMark136206664"/><text:span text:style-name="T239">KB</text:span><text:alphabetical-index-mark-end text:id="IMark136206664"/><text:span text:style-name="T239">. Instead, the corresponding </text:span><text:span text:style-name="T126">cur_ver*</text:span><text:span text:style-name="T239"> </text:span><text:alphabetical-index-mark-start text:id="IMark138857592"/><text:span text:style-name="T239">fact</text:span><text:alphabetical-index-mark-end text:id="IMark138857592"/><text:span text:style-name="T239"> </text:span><text:alphabetical-index-mark-start text:id="IMark133924552"/><text:span text:style-name="T239">value</text:span><text:alphabetical-index-mark-end text:id="IMark133924552"/><text:span text:style-name="T239"> should be </text:span><text:alphabetical-index-mark-start text:id="IMark136028392"/><text:span text:style-name="T239">update</text:span><text:alphabetical-index-mark-end text:id="IMark136028392"/><text:span text:style-name="T239">d. </text:span><text:alphabetical-index-mark-start text:id="IMark140565272"/><text:span text:style-name="T239">Rule</text:span><text:alphabetical-index-mark-end text:id="IMark140565272"/><text:span text:style-name="T239">s that should not be used can also be </text:span><text:alphabetical-index-mark-start text:id="IMark143451624"/><text:span text:style-name="T239">disabled</text:span><text:alphabetical-index-mark-end text:id="IMark143451624"/><text:span text:style-name="T239"> by changing their </text:span><text:alphabetical-index-mark-start text:id="IMark136827864"/><text:span text:style-name="T126">Status</text:span><text:alphabetical-index-mark-end text:id="IMark136827864"/><text:span text:style-name="T239"> field to </text:span><text:alphabetical-index-mark-start text:id="IMark140837528"/><text:span text:style-name="T126">Status</text:span><text:alphabetical-index-mark-end text:id="IMark140837528"/><text:span text:style-name="T126"> = ‘</text:span><text:alphabetical-index-mark-start text:id="IMark83638856"/><text:span text:style-name="T126">disabled</text:span><text:alphabetical-index-mark-end text:id="IMark83638856"/><text:span text:style-name="T126">’</text:span><text:span text:style-name="T239">. If a new </text:span><text:alphabetical-index-mark-start text:id="IMark84338088"/><text:span text:style-name="T239">version</text:span><text:alphabetical-index-mark-end text:id="IMark84338088"/><text:span text:style-name="T239"> of a </text:span><text:alphabetical-index-mark-start text:id="IMark134584648"/><text:span text:style-name="T239">program</text:span><text:alphabetical-index-mark-end text:id="IMark134584648"/><text:span text:style-name="T239"> is created, the corresponding .sql file should be created as well following the </text:span><text:alphabetical-index-mark-start text:id="IMark136947256"/><text:span text:style-name="T239">format</text:span><text:alphabetical-index-mark-end text:id="IMark136947256"/><text:span text:style-name="T239"> and patterns used in the existing .sql files.</text:span></text:p>
      <text:p text:style-name="Text_20_body"><text:soft-page-break/></text:p>
      <text:p text:style-name="Text_20_body"/>
      <text:p text:style-name="Text_20_body"><text:span text:style-name="T1">4.3.14.</text:span><text:span text:style-name="T42">4</text:span><text:span text:style-name="T1">.</text:span> <text:span text:style-name="T240">For a </text:span><text:alphabetical-index-mark-start text:id="IMark142527992"/><text:span text:style-name="T240">rule</text:span><text:alphabetical-index-mark-end text:id="IMark142527992"/><text:span text:style-name="T240">’s </text:span><text:alphabetical-index-mark-start text:id="IMark81264488"/><text:span text:style-name="T240">condition</text:span><text:alphabetical-index-mark-end text:id="IMark81264488"/><text:span text:style-name="T240"> </text:span><text:alphabetical-index-mark-start text:id="IMark134790184"/><text:span text:style-name="T240">query</text:span><text:alphabetical-index-mark-end text:id="IMark134790184"/><text:span text:style-name="T240"> contained in the </text:span><text:alphabetical-index-mark-start text:id="IMark81542872"/><text:span text:style-name="T127">Condition</text:span><text:alphabetical-index-mark-end text:id="IMark81542872"/><text:span text:style-name="T240"> field, at least one valid </text:span><text:alphabetical-index-mark-start text:id="IMark136887208"/><text:span text:style-name="T240">record</text:span><text:alphabetical-index-mark-end text:id="IMark136887208"/><text:span text:style-name="T240"> or result should be produced.</text:span></text:p>
      <text:p text:style-name="Text_20_body"/>
      <text:p text:style-name="Text_20_body"/>
      <text:p text:style-name="Text_20_body"><text:span text:style-name="T1">4.3.14.</text:span><text:span text:style-name="T42">5</text:span><text:span text:style-name="T1">.</text:span> <text:alphabetical-index-mark-start text:id="IMark139748280"/><text:span text:style-name="T240">Load</text:span><text:alphabetical-index-mark-end text:id="IMark139748280"/><text:span text:style-name="T240">ing </text:span><text:alphabetical-index-mark-start text:id="IMark51296600"/><text:span text:style-name="T240">program</text:span><text:alphabetical-index-mark-end text:id="IMark51296600"/><text:span text:style-name="T240">s to </text:span><text:alphabetical-index-mark-start text:id="IMark82843032"/><text:span text:style-name="T127">sde_</text:span><text:alphabetical-index-mark-start text:id="IMark73693928"/><text:span text:style-name="T127">rule</text:span><text:alphabetical-index-mark-end text:id="IMark73693928"/><text:span text:style-name="T127">s</text:span><text:alphabetical-index-mark-end text:id="IMark82843032"/><text:span text:style-name="T240"> and </text:span><text:alphabetical-index-mark-start text:id="IMark78951672"/><text:span text:style-name="T240">un</text:span><text:alphabetical-index-mark-start text:id="IMark133728312"/><text:span text:style-name="T240">load</text:span><text:alphabetical-index-mark-end text:id="IMark133728312"/><text:alphabetical-index-mark-end text:id="IMark78951672"/><text:span text:style-name="T240">ing them is handled </text:span><text:alphabetical-index-mark-start text:id="IMark135954632"/><text:span text:style-name="T240">sol</text:span><text:alphabetical-index-mark-end text:id="IMark135954632"/><text:span text:style-name="T240">ely by means of </text:span><text:alphabetical-index-mark-start text:id="IMark80544808"/><text:span text:style-name="T240">fact</text:span><text:alphabetical-index-mark-end text:id="IMark80544808"/><text:span text:style-name="T240">s be</text:span><text:alphabetical-index-mark-start text:id="IMark78553976"/><text:span text:style-name="T240">lon</text:span><text:alphabetical-index-mark-end text:id="IMark78553976"/><text:span text:style-name="T240">ging to </text:span><text:alphabetical-index-mark-start text:id="IMark143088936"/><text:span text:style-name="T127">sub</text:span><text:alphabetical-index-mark-start text:id="IMark132171768"/><text:span text:style-name="T127">mode</text:span><text:alphabetical-index-mark-end text:id="IMark132171768"/><text:alphabetical-index-mark-end text:id="IMark143088936"/><text:span text:style-name="T127">_</text:span><text:alphabetical-index-mark-start text:id="IMark136013272"/><text:span text:style-name="T127">prg</text:span><text:alphabetical-index-mark-end text:id="IMark136013272"/><text:span text:style-name="T127">*</text:span><text:span text:style-name="T240"> for consistency and predictability.</text:span></text:p>
      <text:p text:style-name="Text_20_body"/>
      <text:p text:style-name="Text_20_body"/>
      <text:p text:style-name="P21"><text:span text:style-name="T1">4.3.14.</text:span><text:span text:style-name="T42">6</text:span><text:span text:style-name="T1">.</text:span> <text:alphabetical-index-mark-start text:id="IMark80881208"/><text:span text:style-name="T241">Rule</text:span><text:alphabetical-index-mark-end text:id="IMark80881208"/><text:span text:style-name="T241">s can create, </text:span><text:alphabetical-index-mark-start text:id="IMark136942120"/><text:span text:style-name="T241">edit</text:span><text:alphabetical-index-mark-end text:id="IMark136942120"/><text:span text:style-name="T241"> or </text:span><text:alphabetical-index-mark-start text:id="IMark136816536"/><text:alphabetical-index-mark-start text:id="IMark136826424"/><text:span text:style-name="T241">delete</text:span><text:alphabetical-index-mark-end text:id="IMark136826424"/><text:alphabetical-index-mark-end text:id="IMark136816536"/><text:span text:style-name="T241"> </text:span><text:alphabetical-index-mark-start text:id="IMark142215656"/><text:span text:style-name="T241">rule</text:span><text:alphabetical-index-mark-end text:id="IMark142215656"/><text:span text:style-name="T241">s and </text:span><text:alphabetical-index-mark-start text:id="IMark81539304"/><text:span text:style-name="T241">fact</text:span><text:alphabetical-index-mark-end text:id="IMark81539304"/><text:span text:style-name="T241">s.</text:span></text:p>
      <text:p text:style-name="Text_20_body"/>
      <text:p text:style-name="Text_20_body"/>
      <text:p text:style-name="Text_20_body"><text:span text:style-name="T1">4.3.14.</text:span><text:span text:style-name="T42">7</text:span><text:span text:style-name="T1">.</text:span> <text:span text:style-name="T242">The </text:span><text:alphabetical-index-mark-start text:id="IMark141090280"/><text:alphabetical-index-mark-start text:id="IMark77924968"/><text:span text:style-name="T242">AI</text:span><text:alphabetical-index-mark-end text:id="IMark77924968"/><text:span text:style-name="T242">E</text:span><text:alphabetical-index-mark-end text:id="IMark141090280"/><text:span text:style-name="T242"> applies </text:span><text:alphabetical-index-mark-start text:id="IMark142747704"/><text:span text:style-name="T242">rule</text:span><text:alphabetical-index-mark-end text:id="IMark142747704"/><text:span text:style-name="T242">s </text:span><text:alphabetical-index-mark-start text:id="IMark83028952"/><text:span text:style-name="T242">s</text:span><text:alphabetical-index-mark-start text:id="IMark137722776"/><text:span text:style-name="T242">equ</text:span><text:alphabetical-index-mark-end text:id="IMark137722776"/><text:span text:style-name="T242">ential</text:span><text:alphabetical-index-mark-end text:id="IMark83028952"/><text:span text:style-name="T242">ly on each </text:span><text:alphabetical-index-mark-start text:id="IMark133093528"/><text:span text:style-name="T242">iteration</text:span><text:alphabetical-index-mark-end text:id="IMark133093528"/><text:span text:style-name="T242"> </text:span><text:alphabetical-index-mark-start text:id="IMark133390824"/><text:span text:style-name="T242">loop</text:span><text:alphabetical-index-mark-end text:id="IMark133390824"/><text:span text:style-name="T242"> by reading every </text:span><text:alphabetical-index-mark-start text:id="IMark137399912"/><text:span text:style-name="T242">record</text:span><text:alphabetical-index-mark-end text:id="IMark137399912"/><text:span text:style-name="T242"> in </text:span><text:alphabetical-index-mark-start text:id="IMark73659032"/><text:span text:style-name="T242">sde_</text:span><text:alphabetical-index-mark-start text:id="IMark143176840"/><text:span text:style-name="T242">rule</text:span><text:alphabetical-index-mark-end text:id="IMark143176840"/><text:span text:style-name="T242">s</text:span><text:alphabetical-index-mark-end text:id="IMark73659032"/><text:span text:style-name="T242">, analyzing the </text:span><text:alphabetical-index-mark-start text:id="IMark139947416"/><text:span text:style-name="T129">Condition</text:span><text:alphabetical-index-mark-end text:id="IMark139947416"/><text:span text:style-name="T242"> field and executing the snipped in the </text:span><text:alphabetical-index-mark-start text:id="IMark139663112"/><text:span text:style-name="T129">Action</text:span><text:alphabetical-index-mark-end text:id="IMark139663112"/><text:span text:style-name="T242"> field if it is applicable.</text:span></text:p>
      <text:p text:style-name="Text_20_body"/>
      <text:p text:style-name="Text_20_body"/>
      <text:h text:style-name="Heading_20_3" text:outline-level="3"><text:bookmark-start text:name="__RefHeading___Toc6418_1538881673"/><text:span text:style-name="T1">4.3.15.</text:span> <text:alphabetical-index-mark-start text:id="IMark140395672"/>Adding<text:alphabetical-index-mark-end text:id="IMark140395672"/>, <text:alphabetical-index-mark-start text:id="IMark139560440"/>edit<text:alphabetical-index-mark-end text:id="IMark139560440"/>ing and <text:alphabetical-index-mark-start text:id="IMark81221048"/>deleting<text:alphabetical-index-mark-end text:id="IMark81221048"/> <text:alphabetical-index-mark-start text:id="IMark134771512"/>record<text:alphabetical-index-mark-end text:id="IMark134771512"/>s from the <text:alphabetical-index-mark-start text:id="IMark140436088"/>KB<text:bookmark-end text:name="__RefHeading___Toc6418_1538881673"/><text:alphabetical-index-mark-end text:id="IMark140436088"/></text:h>
      <text:p text:style-name="Text_20_body"/>
      <text:p text:style-name="Text_20_body">It s possible to add, <text:alphabetical-index-mark-start text:id="IMark141856408"/>edit<text:alphabetical-index-mark-end text:id="IMark141856408"/> or <text:alphabetical-index-mark-start text:id="IMark142235624"/><text:alphabetical-index-mark-start text:id="IMark136957560"/>delete<text:alphabetical-index-mark-end text:id="IMark136957560"/><text:alphabetical-index-mark-end text:id="IMark142235624"/> <text:alphabetical-index-mark-start text:id="IMark79659128"/>record<text:alphabetical-index-mark-end text:id="IMark79659128"/>s from any <text:alphabetical-index-mark-start text:id="IMark139530280"/>table<text:alphabetical-index-mark-end text:id="IMark139530280"/> in the <text:alphabetical-index-mark-start text:id="IMark142618856"/>KB<text:alphabetical-index-mark-end text:id="IMark142618856"/> in various ways:</text:p>
      <text:p text:style-name="Text_20_body"/>
      <text:p text:style-name="Text_20_body"><text:span text:style-name="T1">4.3.15.1.</text:span> Issuing <text:alphabetical-index-mark-start text:id="IMark140753544"/>SQL<text:alphabetical-index-mark-end text:id="IMark140753544"/> commands manually, using a <text:alphabetical-index-mark-start text:id="IMark79418744"/>database<text:alphabetical-index-mark-end text:id="IMark79418744"/> <text:alphabetical-index-mark-start text:id="IMark81658856"/>edit<text:alphabetical-index-mark-end text:id="IMark81658856"/>or compile with <text:alphabetical-index-mark-start text:id="IMark82401576"/>Sqlite3<text:alphabetical-index-mark-end text:id="IMark82401576"/>.</text:p>
      <text:p text:style-name="Text_20_body"/>
      <text:p text:style-name="Text_20_body"/>
      <text:p text:style-name="Text_20_body"><text:span text:style-name="T1">4.3.15.2.</text:span> Using a <text:alphabetical-index-mark-start text:id="IMark78241304"/>database<text:alphabetical-index-mark-end text:id="IMark78241304"/> <text:alphabetical-index-mark-start text:id="IMark78140984"/>edit<text:alphabetical-index-mark-end text:id="IMark78140984"/>or with graphical capabilities, much like <text:alphabetical-index-mark-start text:id="IMark137628152"/>edit<text:alphabetical-index-mark-end text:id="IMark137628152"/>ing a <text:alphabetical-index-mark-start text:id="IMark81306728"/>spreadsheet<text:alphabetical-index-mark-end text:id="IMark81306728"/>. <text:span text:style-name="T274">This option is the one that would be used when, for </text:span><text:alphabetical-index-mark-start text:id="IMark80890360"/><text:span text:style-name="T274">example</text:span><text:alphabetical-index-mark-end text:id="IMark80890360"/><text:span text:style-name="T274">, a new </text:span><text:alphabetical-index-mark-start text:id="IMark142230120"/><text:span text:style-name="T274">program</text:span><text:alphabetical-index-mark-end text:id="IMark142230120"/><text:span text:style-name="T274"> is being </text:span><text:alphabetical-index-mark-start text:id="IMark139220488"/><text:span text:style-name="T274">load</text:span><text:alphabetical-index-mark-end text:id="IMark139220488"/><text:span text:style-name="T274">ed into the </text:span><text:alphabetical-index-mark-start text:id="IMark80989576"/><text:span text:style-name="T274">KB</text:span><text:alphabetical-index-mark-end text:id="IMark80989576"/><text:span text:style-name="T274"> by the user.</text:span></text:p>
      <text:p text:style-name="Text_20_body"/>
      <text:p text:style-name="Text_20_body"/>
      <text:p text:style-name="Text_20_body"><text:soft-page-break/><text:span text:style-name="T1">4.3.15.3.</text:span> Issuing <text:alphabetical-index-mark-start text:id="IMark51112376"/>SQL<text:alphabetical-index-mark-end text:id="IMark51112376"/> commands via <text:alphabetical-index-mark-start text:id="IMark132094248"/><text:alphabetical-index-mark-start text:id="IMark142002808"/>SQL<text:alphabetical-index-mark-end text:id="IMark142002808"/>C<text:alphabetical-index-mark-end text:id="IMark132094248"/>. <text:span text:style-name="T273">This </text:span><text:alphabetical-index-mark-start text:id="IMark139527448"/><text:span text:style-name="T273">MFD</text:span><text:alphabetical-index-mark-end text:id="IMark139527448"/><text:span text:style-name="T273"> essentially works by activating and deactivating </text:span><text:alphabetical-index-mark-start text:id="IMark77620776"/><text:span text:style-name="T273">mode</text:span><text:alphabetical-index-mark-end text:id="IMark77620776"/><text:span text:style-name="T273">s or passing </text:span><text:alphabetical-index-mark-start text:id="IMark132101416"/><text:span text:style-name="T273">argument</text:span><text:alphabetical-index-mark-end text:id="IMark132101416"/><text:span text:style-name="T273"> data directly to </text:span><text:alphabetical-index-mark-start text:id="IMark139781800"/><text:span text:style-name="T273">fact</text:span><text:alphabetical-index-mark-end text:id="IMark139781800"/><text:span text:style-name="T273"> </text:span><text:alphabetical-index-mark-start text:id="IMark141886520"/><text:span text:style-name="T273">record</text:span><text:alphabetical-index-mark-end text:id="IMark141886520"/><text:span text:style-name="T273">s. However, it also lets the user enter full </text:span><text:alphabetical-index-mark-start text:id="IMark79222232"/><text:span text:style-name="T273">SQL</text:span><text:alphabetical-index-mark-end text:id="IMark79222232"/><text:span text:style-name="T273"> snippets of code directly from an </text:span><text:alphabetical-index-mark-start text:id="IMark137505592"/><text:span text:style-name="T273">OSFS</text:span><text:alphabetical-index-mark-end text:id="IMark137505592"/><text:span text:style-name="T273"> </text:span><text:alphabetical-index-mark-start text:id="IMark77622296"/><text:span text:style-name="T273">session</text:span><text:alphabetical-index-mark-end text:id="IMark77622296"/><text:span text:style-name="T273">.</text:span></text:p>
      <text:p text:style-name="Text_20_body"/>
      <text:p text:style-name="Text_20_body"/>
      <text:p text:style-name="Text_20_body"><text:span text:style-name="T1">4.3.15.4.</text:span> Activating sui<text:alphabetical-index-mark-start text:id="IMark141884728"/>table<text:alphabetical-index-mark-end text:id="IMark141884728"/> <text:alphabetical-index-mark-start text:id="IMark136379224"/>mode<text:alphabetical-index-mark-end text:id="IMark136379224"/>s via <text:alphabetical-index-mark-start text:id="IMark80635080"/><text:alphabetical-index-mark-start text:id="IMark78262408"/>SQL<text:alphabetical-index-mark-end text:id="IMark78262408"/>C<text:alphabetical-index-mark-end text:id="IMark80635080"/> or an external <text:alphabetical-index-mark-start text:id="IMark141657784"/><text:alphabetical-index-mark-start text:id="IMark79597544"/>SQL<text:alphabetical-index-mark-end text:id="IMark79597544"/>C<text:alphabetical-index-mark-end text:id="IMark141657784"/> <text:alphabetical-index-mark-start text:id="IMark135734680"/>emu<text:alphabetical-index-mark-start text:id="IMark142338712"/>lat<text:alphabetical-index-mark-end text:id="IMark142338712"/>or<text:alphabetical-index-mark-end text:id="IMark135734680"/>, either those existing on the base file or developed by the user, that in turn work on the <text:alphabetical-index-mark-start text:id="IMark80924376"/>table<text:alphabetical-index-mark-end text:id="IMark80924376"/> <text:alphabetical-index-mark-start text:id="IMark140883544"/>record<text:alphabetical-index-mark-end text:id="IMark140883544"/>s. <text:span text:style-name="T272">This should be the preferred option for working with the </text:span><text:alphabetical-index-mark-start text:id="IMark84658728"/><text:span text:style-name="T272">KB</text:span><text:alphabetical-index-mark-end text:id="IMark84658728"/><text:span text:style-name="T272">. </text:span><text:alphabetical-index-mark-start text:id="IMark81710664"/><text:alphabetical-index-mark-start text:id="IMark134374360"/><text:span text:style-name="T272">SQL</text:span><text:alphabetical-index-mark-end text:id="IMark134374360"/><text:span text:style-name="T272">C</text:span><text:alphabetical-index-mark-end text:id="IMark81710664"/><text:span text:style-name="T272"> naturally would r</text:span><text:alphabetical-index-mark-start text:id="IMark143169496"/><text:span text:style-name="T272">equ</text:span><text:alphabetical-index-mark-end text:id="IMark143169496"/><text:span text:style-name="T272">ire to run an </text:span><text:alphabetical-index-mark-start text:id="IMark138999672"/><text:span text:style-name="T272">OSFS</text:span><text:alphabetical-index-mark-end text:id="IMark138999672"/><text:span text:style-name="T272"> </text:span><text:alphabetical-index-mark-start text:id="IMark79106792"/><text:span text:style-name="T272">session</text:span><text:alphabetical-index-mark-end text:id="IMark79106792"/><text:span text:style-name="T272">, while an </text:span><text:alphabetical-index-mark-start text:id="IMark80721832"/><text:span text:style-name="T272">emu</text:span><text:alphabetical-index-mark-start text:id="IMark81284104"/><text:span text:style-name="T272">lat</text:span><text:alphabetical-index-mark-end text:id="IMark81284104"/><text:span text:style-name="T272">or</text:span><text:alphabetical-index-mark-end text:id="IMark80721832"/><text:span text:style-name="T272"> would avoid that. </text:span>It is worth noticing th<text:span text:style-name="T272">a</text:span>t at this point, an <text:alphabetical-index-mark-start text:id="IMark140446552"/><text:alphabetical-index-mark-start text:id="IMark81246216"/>SQL<text:alphabetical-index-mark-end text:id="IMark81246216"/>C<text:alphabetical-index-mark-end text:id="IMark140446552"/> <text:alphabetical-index-mark-start text:id="IMark139940808"/>emu<text:alphabetical-index-mark-start text:id="IMark143111864"/>lat<text:alphabetical-index-mark-end text:id="IMark143111864"/>or<text:alphabetical-index-mark-end text:id="IMark139940808"/> does not exist but one can be <text:alphabetical-index-mark-start text:id="IMark138901528"/>re<text:alphabetical-index-mark-start text:id="IMark80728408"/>l<text:alphabetical-index-mark-end text:id="IMark138901528"/>at<text:alphabetical-index-mark-end text:id="IMark80728408"/>ively easily developed using <text:alphabetical-index-mark-start text:id="IMark81760744"/>G<text:alphabetical-index-mark-start text:id="IMark141922376"/>exsys<text:alphabetical-index-mark-end text:id="IMark141922376"/><text:alphabetical-index-mark-end text:id="IMark81760744"/><text:span text:style-name="T306">[6.2.]</text:span>.</text:p>
      <text:p text:style-name="Text_20_body"/>
      <text:p text:style-name="Text_20_body"/>
      <text:p text:style-name="Text_20_body">Als<text:span text:style-name="T276">o</text:span>, some <text:alphabetical-index-mark-start text:id="IMark81468216"/>caveat<text:alphabetical-index-mark-end text:id="IMark81468216"/>s should be considered:</text:p>
      <text:p text:style-name="Text_20_body"/>
      <text:p text:style-name="Text_20_body"><text:span text:style-name="T1">4.3.15.</text:span><text:span text:style-name="T43">5</text:span><text:span text:style-name="T1">.</text:span> <text:span text:style-name="T275">Id fields in all </text:span><text:alphabetical-index-mark-start text:id="IMark139659752"/><text:span text:style-name="T275">table</text:span><text:alphabetical-index-mark-end text:id="IMark139659752"/><text:span text:style-name="T275">s are </text:span><text:alphabetical-index-mark-start text:id="IMark139975400"/><text:span text:style-name="T275">manage</text:span><text:alphabetical-index-mark-end text:id="IMark139975400"/><text:span text:style-name="T275">d by the </text:span><text:alphabetical-index-mark-start text:id="IMark136657816"/><text:alphabetical-index-mark-start text:id="IMark132467208"/><text:alphabetical-index-mark-start text:id="IMark133163272"/><text:span text:style-name="T275">R</text:span><text:alphabetical-index-mark-start text:id="IMark78785736"/><text:span text:style-name="T275">DB</text:span><text:alphabetical-index-mark-end text:id="IMark78785736"/><text:alphabetical-index-mark-end text:id="IMark133163272"/><text:alphabetical-index-mark-end text:id="IMark132467208"/><text:span text:style-name="T275">MS</text:span><text:alphabetical-index-mark-end text:id="IMark136657816"/><text:span text:style-name="T275">; normally users should not </text:span><text:alphabetical-index-mark-start text:id="IMark134064136"/><text:span text:style-name="T275">update</text:span><text:alphabetical-index-mark-end text:id="IMark134064136"/><text:span text:style-name="T275"> them.</text:span></text:p>
      <text:p text:style-name="Text_20_body"/>
      <text:p text:style-name="Text_20_body"/>
      <text:p text:style-name="Text_20_body"><text:span text:style-name="T1">4.3.15.</text:span><text:span text:style-name="T43">6</text:span><text:span text:style-name="T1">.</text:span> <text:span text:style-name="T275">By </text:span><text:alphabetical-index-mark-start text:id="IMark34423128"/><text:span text:style-name="T275">default</text:span><text:alphabetical-index-mark-end text:id="IMark34423128"/><text:span text:style-name="T275"> set </text:span><text:span text:style-name="T130">Prob = 1</text:span><text:span text:style-name="T275">, </text:span><text:span text:style-name="T130">Asoc = 0</text:span><text:span text:style-name="T275">, </text:span><text:alphabetical-index-mark-start text:id="IMark142086664"/><text:span text:style-name="T130">Status</text:span><text:alphabetical-index-mark-end text:id="IMark142086664"/><text:span text:style-name="T130"> = ‘</text:span><text:alphabetical-index-mark-start text:id="IMark137618136"/><text:span text:style-name="T130">enabled</text:span><text:alphabetical-index-mark-end text:id="IMark137618136"/><text:span text:style-name="T130">’</text:span><text:span text:style-name="T275">, </text:span><text:alphabetical-index-mark-start text:id="IMark70694936"/><text:span text:style-name="T130">Context</text:span><text:alphabetical-index-mark-end text:id="IMark70694936"/><text:span text:style-name="T130"> = ‘ship’</text:span><text:span text:style-name="T275"> unless specified otherwise.</text:span></text:p>
      <text:p text:style-name="Text_20_body"/>
      <text:p text:style-name="Text_20_body"/>
      <text:p text:style-name="Text_20_body"><text:span text:style-name="T1">4.3.15.</text:span><text:span text:style-name="T44">7</text:span><text:span text:style-name="T1">.</text:span> <text:span text:style-name="T276">Do not leave fields empty or with </text:span><text:alphabetical-index-mark-start text:id="IMark26449032"/><text:span text:style-name="T276">NULL</text:span><text:alphabetical-index-mark-end text:id="IMark26449032"/><text:span text:style-name="T276"> </text:span><text:alphabetical-index-mark-start text:id="IMark139507512"/><text:span text:style-name="T276">value</text:span><text:alphabetical-index-mark-end text:id="IMark139507512"/><text:span text:style-name="T276">.</text:span></text:p>
      <text:p text:style-name="Text_20_body"/>
      <text:p text:style-name="Text_20_body"/>
      <text:p text:style-name="Text_20_body"><text:span text:style-name="T1">4.3.15.</text:span><text:span text:style-name="T45">8</text:span><text:span text:style-name="T1">.</text:span> <text:span text:style-name="T276">Do not </text:span><text:alphabetical-index-mark-start text:id="IMark69808072"/><text:alphabetical-index-mark-start text:id="IMark69374632"/><text:span text:style-name="T276">delete</text:span><text:alphabetical-index-mark-end text:id="IMark69374632"/><text:alphabetical-index-mark-end text:id="IMark69808072"/><text:span text:style-name="T276"> </text:span><text:alphabetical-index-mark-start text:id="IMark138066616"/><text:span text:style-name="T276">record</text:span><text:alphabetical-index-mark-end text:id="IMark138066616"/><text:span text:style-name="T276">s with </text:span><text:alphabetical-index-mark-start text:id="IMark132816376"/><text:span text:style-name="T131">Context</text:span><text:alphabetical-index-mark-end text:id="IMark132816376"/><text:span text:style-name="T131"> = ‘ship’</text:span><text:span text:style-name="T276">.</text:span></text:p>
      <text:p text:style-name="Text_20_body"/>
      <text:p text:style-name="Text_20_body"/>
      <text:p text:style-name="Text_20_body"><text:span text:style-name="T1">4.3.15.</text:span><text:span text:style-name="T45">9</text:span><text:span text:style-name="T1">.</text:span> <text:span text:style-name="T277">The </text:span><text:alphabetical-index-mark-start text:id="IMark133170216"/><text:span text:style-name="T277">structure</text:span><text:alphabetical-index-mark-end text:id="IMark133170216"/><text:span text:style-name="T277"> of </text:span><text:alphabetical-index-mark-start text:id="IMark142604072"/><text:span text:style-name="T132">sde_</text:span><text:alphabetical-index-mark-start text:id="IMark133648536"/><text:span text:style-name="T132">rule</text:span><text:alphabetical-index-mark-end text:id="IMark133648536"/><text:span text:style-name="T132">s</text:span><text:alphabetical-index-mark-end text:id="IMark142604072"/><text:span text:style-name="T277"> is the same as the </text:span><text:alphabetical-index-mark-start text:id="IMark140602376"/><text:span text:style-name="T277">structure</text:span><text:alphabetical-index-mark-end text:id="IMark140602376"/><text:span text:style-name="T277"> of </text:span><text:alphabetical-index-mark-start text:id="IMark137959944"/><text:span text:style-name="T132">sde_</text:span><text:alphabetical-index-mark-start text:id="IMark82728552"/><text:span text:style-name="T132">prg</text:span><text:alphabetical-index-mark-end text:id="IMark82728552"/><text:span text:style-name="T132">_</text:span><text:alphabetical-index-mark-start text:id="IMark139479752"/><text:span text:style-name="T132">rule</text:span><text:alphabetical-index-mark-end text:id="IMark139479752"/><text:span text:style-name="T132">s</text:span><text:alphabetical-index-mark-end text:id="IMark137959944"/><text:span text:style-name="T277">, but not </text:span><text:alphabetical-index-mark-start text:id="IMark134905080"/><text:span text:style-name="T277">record</text:span><text:alphabetical-index-mark-end text:id="IMark134905080"/><text:span text:style-name="T277">s.</text:span></text:p>
      <text:p text:style-name="Text_20_body"/>
      <text:p text:style-name="Text_20_body"/>
      <text:p text:style-name="Text_20_body"><text:soft-page-break/><text:span text:style-name="T1">4.3.15.</text:span><text:span text:style-name="T45">10</text:span><text:span text:style-name="T1">.</text:span> <text:span text:style-name="T277">The </text:span><text:alphabetical-index-mark-start text:id="IMark80689432"/><text:span text:style-name="T277">structure</text:span><text:alphabetical-index-mark-end text:id="IMark80689432"/><text:span text:style-name="T277"> of </text:span><text:span text:style-name="T132">sde_</text:span><text:alphabetical-index-mark-start text:id="IMark136484328"/><text:span text:style-name="T132">fact</text:span><text:alphabetical-index-mark-end text:id="IMark136484328"/><text:span text:style-name="T132">s</text:span><text:span text:style-name="T277"> is the same as the </text:span><text:alphabetical-index-mark-start text:id="IMark136083976"/><text:span text:style-name="T277">structure</text:span><text:alphabetical-index-mark-end text:id="IMark136083976"/><text:span text:style-name="T277"> of </text:span><text:alphabetical-index-mark-start text:id="IMark84649368"/><text:span text:style-name="T132">sde_mem_</text:span><text:alphabetical-index-mark-start text:id="IMark83667416"/><text:span text:style-name="T132">fact</text:span><text:alphabetical-index-mark-end text:id="IMark83667416"/><text:span text:style-name="T132">s</text:span><text:alphabetical-index-mark-end text:id="IMark84649368"/><text:span text:style-name="T277">, as well as the </text:span><text:alphabetical-index-mark-start text:id="IMark139701960"/><text:span text:style-name="T277">record</text:span><text:alphabetical-index-mark-end text:id="IMark139701960"/><text:span text:style-name="T277">s, so any </text:span><text:alphabetical-index-mark-start text:id="IMark81440296"/><text:span text:style-name="T277">INSERT</text:span><text:alphabetical-index-mark-end text:id="IMark81440296"/><text:span text:style-name="T277"> or </text:span><text:alphabetical-index-mark-start text:id="IMark81909224"/><text:alphabetical-index-mark-start text:id="IMark80917864"/><text:span text:style-name="T277">DELETE</text:span><text:alphabetical-index-mark-end text:id="IMark80917864"/><text:alphabetical-index-mark-end text:id="IMark81909224"/><text:span text:style-name="T277"> operation performed should be performed on both of them if it implies modifying the field </text:span><text:alphabetical-index-mark-start text:id="IMark51817288"/><text:span text:style-name="T277">Item</text:span><text:alphabetical-index-mark-end text:id="IMark51817288"/><text:span text:style-name="T277"> or </text:span><text:alphabetical-index-mark-start text:id="IMark80653608"/><text:span text:style-name="T277">adding</text:span><text:alphabetical-index-mark-end text:id="IMark80653608"/><text:span text:style-name="T277"> or </text:span><text:alphabetical-index-mark-start text:id="IMark36600648"/><text:span text:style-name="T277">deleting</text:span><text:alphabetical-index-mark-end text:id="IMark36600648"/><text:span text:style-name="T277"> </text:span><text:alphabetical-index-mark-start text:id="IMark78853336"/><text:span text:style-name="T277">record</text:span><text:alphabetical-index-mark-end text:id="IMark78853336"/><text:span text:style-name="T277">s.</text:span></text:p>
      <text:p text:style-name="Text_20_body"><text:s/></text:p>
      <text:p text:style-name="Text_20_body"/>
      <text:p text:style-name="Text_20_body"><text:span text:style-name="T1">4.3.15.</text:span><text:span text:style-name="T45">11</text:span><text:span text:style-name="T1">.</text:span> <text:span text:style-name="T277">To avoid as much confusion as possible, use the </text:span><text:alphabetical-index-mark-start text:id="IMark82508952"/><text:span text:style-name="T277">program</text:span><text:alphabetical-index-mark-end text:id="IMark82508952"/><text:span text:style-name="T277">s contained in the </text:span><text:alphabetical-index-mark-start text:id="IMark136200696"/><text:span text:style-name="T277">KB</text:span><text:alphabetical-index-mark-end text:id="IMark136200696"/><text:span text:style-name="T277"> for addition, </text:span><text:alphabetical-index-mark-start text:id="IMark136206664"/><text:span text:style-name="T277">edit</text:span><text:alphabetical-index-mark-end text:id="IMark136206664"/><text:span text:style-name="T277">ion or deletion instead of attempting to so manually.</text:span></text:p>
      <text:p text:style-name="Text_20_body"/>
      <text:p text:style-name="Text_20_body"/>
      <text:p text:style-name="P21"><text:span text:style-name="T1">4.3.15.</text:span><text:span text:style-name="T45">1</text:span><text:span text:style-name="T46">2</text:span><text:span text:style-name="T1">.</text:span> <text:alphabetical-index-mark-start text:id="IMark52378152"/><text:span text:style-name="T278">SQL</text:span><text:alphabetical-index-mark-end text:id="IMark52378152"/><text:span text:style-name="T278"> code in the </text:span><text:alphabetical-index-mark-start text:id="IMark142351016"/><text:span text:style-name="T278">KB</text:span><text:alphabetical-index-mark-end text:id="IMark142351016"/><text:span text:style-name="T278"> can be self - modifying; this can be achieved on the fly[6.7.] and if </text:span><text:alphabetical-index-mark-start text:id="IMark83638856"/><text:span text:style-name="T278">fact</text:span><text:alphabetical-index-mark-end text:id="IMark83638856"/><text:span text:style-name="T278"> is used extensively during each </text:span><text:alphabetical-index-mark-start text:id="IMark67315000"/><text:span text:style-name="T278">inference</text:span><text:alphabetical-index-mark-end text:id="IMark67315000"/><text:span text:style-name="T278"> </text:span><text:alphabetical-index-mark-start text:id="IMark143403240"/><text:span text:style-name="T278">iteration</text:span><text:alphabetical-index-mark-end text:id="IMark143403240"/><text:span text:style-name="T278">. </text:span><text:alphabetical-index-mark-start text:id="IMark84338088"/><text:span text:style-name="T278">Program</text:span><text:alphabetical-index-mark-end text:id="IMark84338088"/><text:span text:style-name="T278">s no </text:span><text:alphabetical-index-mark-start text:id="IMark134584648"/><text:span text:style-name="T278">lon</text:span><text:alphabetical-index-mark-end text:id="IMark134584648"/><text:span text:style-name="T278">ger in use are down</text:span><text:alphabetical-index-mark-start text:id="IMark136947256"/><text:span text:style-name="T278">load</text:span><text:alphabetical-index-mark-end text:id="IMark136947256"/><text:span text:style-name="T278">ed as r</text:span><text:alphabetical-index-mark-start text:id="IMark136743288"/><text:span text:style-name="T278">equ</text:span><text:alphabetical-index-mark-end text:id="IMark136743288"/><text:span text:style-name="T278">ired, other </text:span><text:alphabetical-index-mark-start text:id="IMark84811800"/><text:span text:style-name="T278">program</text:span><text:alphabetical-index-mark-end text:id="IMark84811800"/><text:span text:style-name="T278">s are </text:span><text:alphabetical-index-mark-start text:id="IMark139094600"/><text:span text:style-name="T278">load</text:span><text:alphabetical-index-mark-end text:id="IMark139094600"/><text:span text:style-name="T278">ed, </text:span><text:span text:style-name="T133">sde_</text:span><text:alphabetical-index-mark-start text:id="IMark142241944"/><text:span text:style-name="T133">fact</text:span><text:alphabetical-index-mark-end text:id="IMark142241944"/><text:span text:style-name="T133">s.</text:span><text:alphabetical-index-mark-start text:id="IMark71953576"/><text:span text:style-name="T133">Value</text:span><text:alphabetical-index-mark-end text:id="IMark71953576"/><text:span text:style-name="T278"> field is constantly </text:span><text:alphabetical-index-mark-start text:id="IMark142962104"/><text:span text:style-name="T278">update</text:span><text:alphabetical-index-mark-end text:id="IMark142962104"/><text:span text:style-name="T278">d and ML adjusts several parameters. Some </text:span><text:alphabetical-index-mark-start text:id="IMark81664072"/><text:span text:style-name="T133">sde_</text:span><text:alphabetical-index-mark-start text:id="IMark142383784"/><text:span text:style-name="T133">rule</text:span><text:alphabetical-index-mark-end text:id="IMark142383784"/><text:span text:style-name="T133">s</text:span><text:alphabetical-index-mark-end text:id="IMark81664072"/><text:span text:style-name="T133">.</text:span><text:alphabetical-index-mark-start text:id="IMark68688616"/><text:span text:style-name="T133">Action</text:span><text:alphabetical-index-mark-end text:id="IMark68688616"/><text:span text:style-name="T278"> </text:span><text:alphabetical-index-mark-start text:id="IMark83262568"/><text:span text:style-name="T278">SQL</text:span><text:alphabetical-index-mark-end text:id="IMark83262568"/><text:span text:style-name="T278"> snippets can even modify </text:span><text:span text:style-name="T133">sql_</text:span><text:alphabetical-index-mark-start text:id="IMark142527992"/><text:span text:style-name="T133">rule</text:span><text:alphabetical-index-mark-end text:id="IMark142527992"/><text:span text:style-name="T133">s.</text:span><text:alphabetical-index-mark-start text:id="IMark81264488"/><text:span text:style-name="T133">Action</text:span><text:alphabetical-index-mark-end text:id="IMark81264488"/><text:span text:style-name="T278"> snippets as well.</text:span></text:p>
      <text:p text:style-name="P21"/>
      <text:p text:style-name="P21"><text:span text:style-name="T278">However, care should be taken in the case of self - </text:span><text:alphabetical-index-mark-start text:id="IMark135954632"/><text:span text:style-name="T278">referential</text:span><text:alphabetical-index-mark-end text:id="IMark135954632"/><text:span text:style-name="T278"> modifications done on the fly, since un</text:span><text:alphabetical-index-mark-start text:id="IMark134490792"/><text:span text:style-name="T278">fitness</text:span><text:alphabetical-index-mark-end text:id="IMark134490792"/><text:span text:style-name="T278"> of the newly – generated </text:span><text:alphabetical-index-mark-start text:id="IMark80544808"/><text:span text:style-name="T278">rule</text:span><text:alphabetical-index-mark-end text:id="IMark80544808"/><text:span text:style-name="T278">s could render the </text:span><text:alphabetical-index-mark-start text:id="IMark78553976"/><text:span text:style-name="T278">system</text:span><text:alphabetical-index-mark-end text:id="IMark78553976"/><text:span text:style-name="T278"> unusable. There are no </text:span><text:alphabetical-index-mark-start text:id="IMark140583272"/><text:span text:style-name="T278">fitness</text:span><text:alphabetical-index-mark-end text:id="IMark140583272"/><text:span text:style-name="T278"> – based </text:span><text:alphabetical-index-mark-start text:id="IMark143088936"/><text:span text:style-name="T278">vetting</text:span><text:alphabetical-index-mark-end text:id="IMark143088936"/><text:span text:style-name="T278"> </text:span><text:alphabetical-index-mark-start text:id="IMark132171768"/><text:span text:style-name="T278">program</text:span><text:alphabetical-index-mark-end text:id="IMark132171768"/><text:span text:style-name="T278">s on the </text:span><text:alphabetical-index-mark-start text:id="IMark133087144"/><text:span text:style-name="T278">system</text:span><text:alphabetical-index-mark-end text:id="IMark133087144"/><text:span text:style-name="T278"> at this </text:span><text:alphabetical-index-mark-start text:id="IMark83407688"/><text:span text:style-name="T278">time</text:span><text:alphabetical-index-mark-end text:id="IMark83407688"/><text:span text:style-name="T278">, and self – modification should be considered at this moment both as amn opportunity as well as a vulnerability of the </text:span><text:alphabetical-index-mark-start text:id="IMark136013272"/><text:span text:style-name="T278">system</text:span><text:alphabetical-index-mark-end text:id="IMark136013272"/><text:span text:style-name="T278">.</text:span></text:p>
      <text:p text:style-name="Text_20_body"/>
      <text:p text:style-name="Text_20_body"/>
      <text:h text:style-name="P27" text:outline-level="3"><text:bookmark-start text:name="__RefHeading___Toc6420_1538881673"/><text:span text:style-name="T194">4.3.16. General description</text:span> of <text:alphabetical-index-mark-start text:id="IMark136447592"/><text:span text:style-name="T150">sde_</text:span><text:alphabetical-index-mark-start text:id="IMark142245624"/><text:span text:style-name="T150">wpt</text:span><text:bookmark-end text:name="__RefHeading___Toc6420_1538881673"/><text:alphabetical-index-mark-end text:id="IMark142245624"/><text:alphabetical-index-mark-end text:id="IMark136447592"/></text:h>
      <text:p text:style-name="Text_20_body"/>
      <text:p text:style-name="Text_20_body">This <text:alphabetical-index-mark-start text:id="IMark136826424"/>table<text:alphabetical-index-mark-end text:id="IMark136826424"/> contains data about <text:alphabetical-index-mark-start text:id="IMark142215656"/>waypoint<text:alphabetical-index-mark-end text:id="IMark142215656"/>s. This data can be entered by the user or by means of an <text:alphabetical-index-mark-start text:id="IMark81539304"/>ai<text:alphabetical-index-mark-start text:id="IMark139083928"/>plan<text:alphabetical-index-mark-end text:id="IMark139083928"/><text:alphabetical-index-mark-end text:id="IMark81539304"/> ( *.<text:alphabetical-index-mark-start text:id="IMark133514456"/>pln<text:alphabetical-index-mark-end text:id="IMark133514456"/> file).</text:p>
      <text:p text:style-name="Text_20_body"/>
      <text:p text:style-name="Text_20_body"><text:span text:style-name="T1">4.3.16.1.</text:span> <text:span text:style-name="T78">Id</text:span><text:span text:style-name="T195">: </text:span><text:alphabetical-index-mark-start text:id="IMark140269752"/><text:span text:style-name="T195">primary</text:span><text:alphabetical-index-mark-end text:id="IMark140269752"/><text:span text:style-name="T195"> </text:span><text:alphabetical-index-mark-start text:id="IMark141792888"/><text:span text:style-name="T195">key</text:span><text:alphabetical-index-mark-end text:id="IMark141792888"/><text:span text:style-name="T195"> of the </text:span><text:alphabetical-index-mark-start text:id="IMark142608936"/><text:span text:style-name="T195">table</text:span><text:alphabetical-index-mark-end text:id="IMark142608936"/><text:span text:style-name="T195">. Note that there are other </text:span><text:alphabetical-index-mark-start text:id="IMark139973592"/><text:span text:style-name="T195">key</text:span><text:alphabetical-index-mark-end text:id="IMark139973592"/><text:span text:style-name="T195">s in this </text:span><text:alphabetical-index-mark-start text:id="IMark79424088"/><text:span text:style-name="T195">table</text:span><text:alphabetical-index-mark-end text:id="IMark79424088"/><text:span text:style-name="T195">, which are </text:span><text:span text:style-name="T78">Num</text:span><text:span text:style-name="T195"> and </text:span><text:span text:style-name="T78">Next</text:span><text:span text:style-name="T195">. Those have an ostensibly </text:span><text:alphabetical-index-mark-start text:id="IMark77924968"/><text:span text:style-name="T195">equ</text:span><text:alphabetical-index-mark-end text:id="IMark77924968"/><text:span text:style-name="T195">al but really different </text:span><text:alphabetical-index-mark-start text:id="IMark141090280"/><text:span text:style-name="T195">function</text:span><text:alphabetical-index-mark-end text:id="IMark141090280"/><text:span text:style-name="T195">s as this field. </text:span><text:span text:style-name="T78">Id</text:span><text:span text:style-name="T195"> works as the </text:span><text:alphabetical-index-mark-start text:id="IMark142747704"/><text:span text:style-name="T195">primary</text:span><text:alphabetical-index-mark-end text:id="IMark142747704"/><text:span text:style-name="T195"> </text:span><text:alphabetical-index-mark-start text:id="IMark137722776"/><text:span text:style-name="T195">key</text:span><text:alphabetical-index-mark-end text:id="IMark137722776"/><text:span text:style-name="T195"> of the </text:span><text:alphabetical-index-mark-start text:id="IMark83028952"/><text:alphabetical-index-mark-start text:id="IMark133093528"/><text:span text:style-name="T195">re</text:span><text:alphabetical-index-mark-start text:id="IMark133390824"/><text:span text:style-name="T195">l</text:span><text:alphabetical-index-mark-end text:id="IMark133093528"/><text:span text:style-name="T195">at</text:span><text:alphabetical-index-mark-end text:id="IMark133390824"/><text:span text:style-name="T195">ional</text:span><text:alphabetical-index-mark-end text:id="IMark83028952"/><text:span text:style-name="T195"> </text:span><text:alphabetical-index-mark-start text:id="IMark131999096"/><text:span text:style-name="T195">table</text:span><text:alphabetical-index-mark-end text:id="IMark131999096"/><text:span text:style-name="T195"> in </text:span><text:alphabetical-index-mark-start text:id="IMark137399912"/><text:span text:style-name="T195">order</text:span><text:alphabetical-index-mark-end text:id="IMark137399912"/><text:span text:style-name="T195"> to fulfill the first normal form, while </text:span><text:span text:style-name="T78">Num</text:span><text:span text:style-name="T195"> and </text:span><text:span text:style-name="T78">Next</text:span><text:span text:style-name="T195"> are used to sort </text:span><text:alphabetical-index-mark-start text:id="IMark143176840"/><text:span text:style-name="T195">waypoint</text:span><text:alphabetical-index-mark-end text:id="IMark143176840"/><text:span text:style-name="T195">s in </text:span><text:alphabetical-index-mark-start text:id="IMark142269096"/><text:span text:style-name="T195">ai</text:span><text:alphabetical-index-mark-start text:id="IMark73659032"/><text:span text:style-name="T195">plan</text:span><text:alphabetical-index-mark-end text:id="IMark73659032"/><text:alphabetical-index-mark-end text:id="IMark142269096"/><text:span text:style-name="T195">s.</text:span></text:p>
      <text:p text:style-name="Text_20_body"/>
      <text:p text:style-name="Text_20_body"/>
      <text:p text:style-name="Text_20_body"><text:span text:style-name="T1">4.3.16.2.</text:span> <text:alphabetical-index-mark-start text:id="IMark140395672"/><text:span text:style-name="T75">Context</text:span><text:alphabetical-index-mark-end text:id="IMark140395672"/><text:span text:style-name="T195">: </text:span>identifies to which <text:alphabetical-index-mark-start text:id="IMark78929672"/>ai<text:alphabetical-index-mark-start text:id="IMark141770968"/>plan<text:alphabetical-index-mark-end text:id="IMark141770968"/><text:alphabetical-index-mark-end text:id="IMark78929672"/> be<text:alphabetical-index-mark-start text:id="IMark57085640"/>lon<text:alphabetical-index-mark-end text:id="IMark57085640"/>gs each <text:alphabetical-index-mark-start text:id="IMark139530280"/>record<text:alphabetical-index-mark-end text:id="IMark139530280"/>.</text:p>
      <text:p text:style-name="Text_20_body"/>
      <text:p text:style-name="Text_20_body"><text:soft-page-break/><text:span text:style-name="T1">4.3.16.3.</text:span> <text:alphabetical-index-mark-start text:id="IMark138399656"/><text:span text:style-name="T75">Status</text:span><text:alphabetical-index-mark-end text:id="IMark138399656"/><text:span text:style-name="T195">: </text:span>if this filed holds the <text:alphabetical-index-mark-start text:id="IMark51948648"/>string<text:alphabetical-index-mark-end text:id="IMark51948648"/> ‘<text:alphabetical-index-mark-start text:id="IMark139817832"/>enabled<text:alphabetical-index-mark-end text:id="IMark139817832"/>’ then the <text:alphabetical-index-mark-start text:id="IMark142334632"/>record<text:alphabetical-index-mark-end text:id="IMark142334632"/> corresponding to a given <text:alphabetical-index-mark-start text:id="IMark81658856"/>waypoint<text:alphabetical-index-mark-end text:id="IMark81658856"/> is still on the <text:alphabetical-index-mark-start text:id="IMark82401576"/>ai<text:alphabetical-index-mark-start text:id="IMark79418744"/>plan<text:alphabetical-index-mark-end text:id="IMark79418744"/><text:alphabetical-index-mark-end text:id="IMark82401576"/> and its data has not been committed to the <text:alphabetical-index-mark-start text:id="IMark140753544"/><text:alphabetical-index-mark-start text:id="IMark84677784"/>AI<text:alphabetical-index-mark-end text:id="IMark84677784"/>E<text:alphabetical-index-mark-end text:id="IMark140753544"/> for processing.</text:p>
      <text:p text:style-name="Text_20_body"/>
      <text:p text:style-name="Text_20_body"/>
      <text:p text:style-name="Text_20_body"><text:span text:style-name="T1">4.3.16.4.</text:span> <text:span text:style-name="T75">Num</text:span><text:span text:style-name="T195">: </text:span><text:alphabetical-index-mark-start text:id="IMark78140984"/><text:span text:style-name="T195">key</text:span><text:alphabetical-index-mark-end text:id="IMark78140984"/><text:span text:style-name="T195"> </text:span><text:alphabetical-index-mark-start text:id="IMark78241304"/><text:span text:style-name="T195">value</text:span><text:alphabetical-index-mark-end text:id="IMark78241304"/><text:span text:style-name="T195"> that identifies each </text:span><text:alphabetical-index-mark-start text:id="IMark140089848"/><text:span text:style-name="T195">waypoint</text:span><text:alphabetical-index-mark-end text:id="IMark140089848"/><text:span text:style-name="T195">. This is not the same as the </text:span><text:span text:style-name="T78">Id</text:span><text:span text:style-name="T195"> field that identifies each </text:span><text:alphabetical-index-mark-start text:id="IMark80890360"/><text:span text:style-name="T195">record</text:span><text:alphabetical-index-mark-end text:id="IMark80890360"/><text:span text:style-name="T195">, since </text:span><text:alphabetical-index-mark-start text:id="IMark142230120"/><text:span text:style-name="T195">waypoint</text:span><text:alphabetical-index-mark-end text:id="IMark142230120"/><text:span text:style-name="T195">s from different </text:span><text:alphabetical-index-mark-start text:id="IMark139220488"/><text:span text:style-name="T195">ai</text:span><text:alphabetical-index-mark-start text:id="IMark80989576"/><text:span text:style-name="T195">plan</text:span><text:alphabetical-index-mark-end text:id="IMark80989576"/><text:alphabetical-index-mark-end text:id="IMark139220488"/><text:span text:style-name="T195">s could be </text:span><text:alphabetical-index-mark-start text:id="IMark81447576"/><text:span text:style-name="T195">load</text:span><text:alphabetical-index-mark-end text:id="IMark81447576"/><text:span text:style-name="T195">ed in different ways and hence, a </text:span><text:alphabetical-index-mark-start text:id="IMark139217736"/><text:span text:style-name="T195">s</text:span><text:alphabetical-index-mark-start text:id="IMark137869432"/><text:span text:style-name="T195">equ</text:span><text:alphabetical-index-mark-end text:id="IMark137869432"/><text:span text:style-name="T195">ential</text:span><text:alphabetical-index-mark-end text:id="IMark139217736"/><text:span text:style-name="T195"> processing of each waypont based on the </text:span><text:span text:style-name="T78">Id</text:span><text:span text:style-name="T195"> </text:span><text:alphabetical-index-mark-start text:id="IMark137912584"/><text:span text:style-name="T195">value</text:span><text:alphabetical-index-mark-end text:id="IMark137912584"/><text:span text:style-name="T195"> becomes un</text:span><text:alphabetical-index-mark-start text:id="IMark133154360"/><text:span text:style-name="T195">rel</text:span><text:alphabetical-index-mark-end text:id="IMark133154360"/><text:span text:style-name="T195">iable for that specifi purpose.</text:span></text:p>
      <text:p text:style-name="Text_20_body"/>
      <text:p text:style-name="Text_20_body"/>
      <text:p text:style-name="Text_20_body"><text:span text:style-name="T1">4.3.16.5.</text:span> <text:alphabetical-index-mark-start text:id="IMark77622296"/><text:span text:style-name="T75">Lat</text:span><text:alphabetical-index-mark-end text:id="IMark77622296"/><text:span text:style-name="T195">: </text:span><text:alphabetical-index-mark-start text:id="IMark81443992"/><text:alphabetical-index-mark-start text:id="IMark80686968"/>lat<text:alphabetical-index-mark-end text:id="IMark80686968"/>itude<text:alphabetical-index-mark-end text:id="IMark81443992"/> of the <text:alphabetical-index-mark-start text:id="IMark142402600"/><text:span text:style-name="T285">target</text:span><text:alphabetical-index-mark-end text:id="IMark142402600"/><text:span text:style-name="T285"> </text:span><text:alphabetical-index-mark-start text:id="IMark133171944"/>waypoint<text:alphabetical-index-mark-end text:id="IMark133171944"/> as projected over the <text:alphabetical-index-mark-start text:id="IMark139961320"/>surface<text:alphabetical-index-mark-end text:id="IMark139961320"/> of the <text:alphabetical-index-mark-start text:id="IMark140093256"/>R<text:alphabetical-index-mark-start text:id="IMark77734616"/>CB<text:alphabetical-index-mark-end text:id="IMark77734616"/><text:alphabetical-index-mark-end text:id="IMark140093256"/>.</text:p>
      <text:p text:style-name="Text_20_body"/>
      <text:p text:style-name="Text_20_body"/>
      <text:p text:style-name="Text_20_body"><text:span text:style-name="T1">4.3.16.6.</text:span> <text:alphabetical-index-mark-start text:id="IMark78262408"/><text:span text:style-name="T75">Lon</text:span><text:alphabetical-index-mark-end text:id="IMark78262408"/><text:span text:style-name="T195">: </text:span><text:alphabetical-index-mark-start text:id="IMark136379224"/><text:alphabetical-index-mark-start text:id="IMark141884728"/>lon<text:alphabetical-index-mark-end text:id="IMark141884728"/>gitude<text:alphabetical-index-mark-end text:id="IMark136379224"/> of the <text:alphabetical-index-mark-start text:id="IMark140124216"/><text:span text:style-name="T285">target</text:span><text:alphabetical-index-mark-end text:id="IMark140124216"/><text:span text:style-name="T285"> </text:span><text:alphabetical-index-mark-start text:id="IMark84658728"/>waypoint<text:alphabetical-index-mark-end text:id="IMark84658728"/> as projected over the <text:alphabetical-index-mark-start text:id="IMark134374360"/>surface<text:alphabetical-index-mark-end text:id="IMark134374360"/> of the <text:alphabetical-index-mark-start text:id="IMark81710664"/>R<text:alphabetical-index-mark-start text:id="IMark79807384"/>CB<text:alphabetical-index-mark-end text:id="IMark79807384"/><text:alphabetical-index-mark-end text:id="IMark81710664"/></text:p>
      <text:p text:style-name="Text_20_body"/>
      <text:p text:style-name="Text_20_body"/>
      <text:p text:style-name="Text_20_body"><text:span text:style-name="T1">4.3.16.7.</text:span> <text:alphabetical-index-mark-start text:id="IMark141922376"/><text:span text:style-name="T75">Alt</text:span><text:alphabetical-index-mark-end text:id="IMark141922376"/><text:span text:style-name="T195">: </text:span><text:alphabetical-index-mark-start text:id="IMark80728408"/><text:alphabetical-index-mark-start text:id="IMark138901528"/>alt<text:alphabetical-index-mark-end text:id="IMark138901528"/>itude<text:alphabetical-index-mark-end text:id="IMark80728408"/> r<text:alphabetical-index-mark-start text:id="IMark139940808"/>equ<text:alphabetical-index-mark-end text:id="IMark139940808"/>ired at the <text:alphabetical-index-mark-start text:id="IMark143111864"/>waypoint<text:alphabetical-index-mark-end text:id="IMark143111864"/> over the mean or <text:alphabetical-index-mark-start text:id="IMark140446552"/>surface<text:alphabetical-index-mark-end text:id="IMark140446552"/> <text:alphabetical-index-mark-start text:id="IMark81246216"/>level<text:alphabetical-index-mark-end text:id="IMark81246216"/> of the <text:alphabetical-index-mark-start text:id="IMark139152072"/>R<text:alphabetical-index-mark-start text:id="IMark78490696"/>CB<text:alphabetical-index-mark-end text:id="IMark78490696"/><text:alphabetical-index-mark-end text:id="IMark139152072"/>.</text:p>
      <text:p text:style-name="Text_20_body"/>
      <text:p text:style-name="Text_20_body"/>
      <text:p text:style-name="Text_20_body"><text:span text:style-name="T1">4.3.16.8.</text:span> <text:alphabetical-index-mark-start text:id="IMark81468216"/><text:span text:style-name="T134">Dist</text:span><text:alphabetical-index-mark-end text:id="IMark81468216"/><text:span text:style-name="T195">: </text:span><text:alphabetical-index-mark-start text:id="IMark143242088"/><text:span text:style-name="T195">dist</text:span><text:alphabetical-index-mark-end text:id="IMark143242088"/><text:span text:style-name="T195">ance to move with the </text:span><text:alphabetical-index-mark-start text:id="IMark139896952"/><text:span text:style-name="T195">bearing</text:span><text:alphabetical-index-mark-end text:id="IMark139896952"/><text:span text:style-name="T195"> expressed as the </text:span><text:alphabetical-index-mark-start text:id="IMark140853208"/><text:span text:style-name="T195">value</text:span><text:alphabetical-index-mark-end text:id="IMark140853208"/><text:span text:style-name="T195"> of </text:span><text:alphabetical-index-mark-start text:id="IMark139706552"/><text:span text:style-name="T78">Brg</text:span><text:alphabetical-index-mark-end text:id="IMark139706552"/><text:span text:style-name="T195"> field. This can be used to </text:span><text:alphabetical-index-mark-start text:id="IMark82413704"/><text:span text:style-name="T195">calcu</text:span><text:alphabetical-index-mark-start text:id="IMark137443656"/><text:span text:style-name="T195">lat</text:span><text:alphabetical-index-mark-end text:id="IMark137443656"/><text:span text:style-name="T195">e</text:span><text:alphabetical-index-mark-end text:id="IMark82413704"/><text:span text:style-name="T195"> </text:span><text:alphabetical-index-mark-start text:id="IMark142284232"/><text:span text:style-name="T195">target</text:span><text:alphabetical-index-mark-end text:id="IMark142284232"/><text:span text:style-name="T195"> </text:span><text:alphabetical-index-mark-start text:id="IMark139659752"/><text:span text:style-name="T78">Lat</text:span><text:alphabetical-index-mark-end text:id="IMark139659752"/><text:span text:style-name="T195"> and </text:span><text:alphabetical-index-mark-start text:id="IMark139975400"/><text:span text:style-name="T78">Lon</text:span><text:alphabetical-index-mark-end text:id="IMark139975400"/><text:span text:style-name="T195"> </text:span><text:alphabetical-index-mark-start text:id="IMark132467208"/><text:span text:style-name="T195">value</text:span><text:alphabetical-index-mark-end text:id="IMark132467208"/><text:span text:style-name="T195">s.</text:span></text:p>
      <text:p text:style-name="Text_20_body"/>
      <text:p text:style-name="Text_20_body"/>
      <text:p text:style-name="P21"><text:span text:style-name="T1">4.3.16.</text:span><text:span text:style-name="T47">9</text:span><text:span text:style-name="T1">.</text:span> <text:alphabetical-index-mark-start text:id="IMark133953896"/><text:span text:style-name="T134">Time</text:span><text:alphabetical-index-mark-end text:id="IMark133953896"/><text:span text:style-name="T195">: </text:span><text:alphabetical-index-mark-start text:id="IMark34423128"/><text:span text:style-name="T195">time</text:span><text:alphabetical-index-mark-end text:id="IMark34423128"/><text:span text:style-name="T195"> to move with the </text:span><text:alphabetical-index-mark-start text:id="IMark140105080"/><text:span text:style-name="T195">bearing</text:span><text:alphabetical-index-mark-end text:id="IMark140105080"/><text:span text:style-name="T195"> expressed as the </text:span><text:alphabetical-index-mark-start text:id="IMark141158488"/><text:span text:style-name="T195">value</text:span><text:alphabetical-index-mark-end text:id="IMark141158488"/><text:span text:style-name="T195"> of </text:span><text:alphabetical-index-mark-start text:id="IMark142086664"/><text:span text:style-name="T78">Brg</text:span><text:alphabetical-index-mark-end text:id="IMark142086664"/><text:span text:style-name="T195"> field. This can be used to </text:span><text:alphabetical-index-mark-start text:id="IMark138047592"/><text:span text:style-name="T195">calcu</text:span><text:alphabetical-index-mark-start text:id="IMark70368136"/><text:span text:style-name="T195">lat</text:span><text:alphabetical-index-mark-end text:id="IMark70368136"/><text:span text:style-name="T195">e</text:span><text:alphabetical-index-mark-end text:id="IMark138047592"/><text:span text:style-name="T195"> </text:span><text:alphabetical-index-mark-start text:id="IMark137618136"/><text:span text:style-name="T195">target</text:span><text:alphabetical-index-mark-end text:id="IMark137618136"/><text:span text:style-name="T195"> </text:span><text:alphabetical-index-mark-start text:id="IMark77665704"/><text:span text:style-name="T78">Lat</text:span><text:alphabetical-index-mark-end text:id="IMark77665704"/><text:span text:style-name="T195"> and </text:span><text:alphabetical-index-mark-start text:id="IMark140221064"/><text:span text:style-name="T78">Lon</text:span><text:alphabetical-index-mark-end text:id="IMark140221064"/><text:span text:style-name="T195"> </text:span><text:alphabetical-index-mark-start text:id="IMark70694936"/><text:span text:style-name="T195">value</text:span><text:alphabetical-index-mark-end text:id="IMark70694936"/><text:span text:style-name="T195">s.</text:span></text:p>
      <text:p text:style-name="Text_20_body"/>
      <text:p text:style-name="Text_20_body"/>
      <text:p text:style-name="Text_20_body"><text:span text:style-name="T1">4.3.16.</text:span><text:span text:style-name="T47">10</text:span><text:span text:style-name="T1">.</text:span> <text:span text:style-name="T134">Speed</text:span><text:span text:style-name="T195">: this </text:span><text:alphabetical-index-mark-start text:id="IMark136778280"/><text:span text:style-name="T195">value</text:span><text:alphabetical-index-mark-end text:id="IMark136778280"/><text:span text:style-name="T195"> will be passed to the </text:span><text:alphabetical-index-mark-start text:id="IMark131948232"/><text:span text:style-name="T78">Value</text:span><text:alphabetical-index-mark-end text:id="IMark131948232"/><text:span text:style-name="T195"> field of </text:span><text:alphabetical-index-mark-start text:id="IMark132657400"/><text:span text:style-name="T195">fact</text:span><text:alphabetical-index-mark-end text:id="IMark132657400"/><text:span text:style-name="T195"> </text:span><text:alphabetical-index-mark-start text:id="IMark78963400"/><text:span text:style-name="T78">tgt</text:span><text:alphabetical-index-mark-end text:id="IMark78963400"/><text:span text:style-name="T78">_speed</text:span><text:span text:style-name="T195">.</text:span></text:p>
      <text:p text:style-name="Text_20_body"/>
      <text:p text:style-name="Text_20_body"/>
      <text:p text:style-name="Text_20_body"><text:span text:style-name="T1">4.3.16.</text:span><text:span text:style-name="T47">11</text:span><text:span text:style-name="T1">.</text:span> <text:alphabetical-index-mark-start text:id="IMark142106584"/><text:span text:style-name="T134">Action</text:span><text:alphabetical-index-mark-end text:id="IMark142106584"/><text:span text:style-name="T195">: if its </text:span><text:alphabetical-index-mark-start text:id="IMark132656280"/><text:span text:style-name="T195">value</text:span><text:alphabetical-index-mark-end text:id="IMark132656280"/><text:span text:style-name="T195"> is zero, execution of the </text:span><text:alphabetical-index-mark-start text:id="IMark133632728"/><text:span text:style-name="T195">ai</text:span><text:alphabetical-index-mark-start text:id="IMark132076552"/><text:span text:style-name="T195">plan</text:span><text:alphabetical-index-mark-end text:id="IMark132076552"/><text:alphabetical-index-mark-end text:id="IMark133632728"/><text:span text:style-name="T195"> will stop at the </text:span><text:alphabetical-index-mark-start text:id="IMark138149336"/><text:span text:style-name="T195">re</text:span><text:alphabetical-index-mark-start text:id="IMark131972824"/><text:span text:style-name="T195">l</text:span><text:alphabetical-index-mark-end text:id="IMark138149336"/><text:span text:style-name="T195">at</text:span><text:alphabetical-index-mark-end text:id="IMark131972824"/><text:span text:style-name="T195">ed </text:span><text:alphabetical-index-mark-start text:id="IMark141141896"/><text:span text:style-name="T195">waypoint</text:span><text:alphabetical-index-mark-end text:id="IMark141141896"/><text:span text:style-name="T195">.</text:span></text:p>
      <text:p text:style-name="Text_20_body"><text:soft-page-break/></text:p>
      <text:p text:style-name="Text_20_body"/>
      <text:p text:style-name="Text_20_body"><text:span text:style-name="T1">4.3.16.</text:span><text:span text:style-name="T47">12</text:span><text:span text:style-name="T1">.</text:span> <text:alphabetical-index-mark-start text:id="IMark69085256"/><text:span text:style-name="T134">Brg</text:span><text:alphabetical-index-mark-end text:id="IMark69085256"/><text:span text:style-name="T195">: this </text:span><text:alphabetical-index-mark-start text:id="IMark68159736"/><text:span text:style-name="T195">value</text:span><text:alphabetical-index-mark-end text:id="IMark68159736"/><text:span text:style-name="T195"> will be passed to the </text:span><text:alphabetical-index-mark-start text:id="IMark139479752"/><text:span text:style-name="T78">Value</text:span><text:alphabetical-index-mark-end text:id="IMark139479752"/><text:span text:style-name="T195"> field of </text:span><text:alphabetical-index-mark-start text:id="IMark79794696"/><text:span text:style-name="T195">fact</text:span><text:alphabetical-index-mark-end text:id="IMark79794696"/><text:span text:style-name="T195"> </text:span><text:alphabetical-index-mark-start text:id="IMark80896520"/><text:span text:style-name="T78">tgt</text:span><text:alphabetical-index-mark-end text:id="IMark80896520"/><text:span text:style-name="T78">_speed</text:span><text:span text:style-name="T195">.</text:span></text:p>
      <text:p text:style-name="Text_20_body"/>
      <text:p text:style-name="Text_20_body"/>
      <text:p text:style-name="Text_20_body"><text:span text:style-name="T1">4.3.16.</text:span><text:span text:style-name="T47">13</text:span><text:span text:style-name="T1">.</text:span> <text:alphabetical-index-mark-start text:id="IMark84609176"/><text:alphabetical-index-mark-start text:id="IMark80689432"/><text:span text:style-name="T134">Max</text:span><text:alphabetical-index-mark-end text:id="IMark80689432"/><text:span text:style-name="T134">Radius</text:span><text:alphabetical-index-mark-end text:id="IMark84609176"/><text:span text:style-name="T195">: the </text:span><text:alphabetical-index-mark-start text:id="IMark139525544"/><text:alphabetical-index-mark-start text:id="IMark136484328"/><text:span text:style-name="T195">AI</text:span><text:alphabetical-index-mark-end text:id="IMark136484328"/><text:span text:style-name="T195">E</text:span><text:alphabetical-index-mark-end text:id="IMark139525544"/><text:span text:style-name="T195"> will make corrections to reach the </text:span><text:alphabetical-index-mark-start text:id="IMark142486728"/><text:span text:style-name="T195">waypoint</text:span><text:alphabetical-index-mark-end text:id="IMark142486728"/><text:span text:style-name="T195"> defined by </text:span><text:alphabetical-index-mark-start text:id="IMark81418792"/><text:span text:style-name="T78">Lat</text:span><text:alphabetical-index-mark-end text:id="IMark81418792"/><text:span text:style-name="T195">, </text:span><text:alphabetical-index-mark-start text:id="IMark142982632"/><text:span text:style-name="T78">Lon</text:span><text:alphabetical-index-mark-end text:id="IMark142982632"/><text:span text:style-name="T195"> and </text:span><text:alphabetical-index-mark-start text:id="IMark136083976"/><text:span text:style-name="T78">Alt</text:span><text:alphabetical-index-mark-end text:id="IMark136083976"/><text:span text:style-name="T195">. </text:span><text:alphabetical-index-mark-start text:id="IMark81454392"/><text:alphabetical-index-mark-start text:id="IMark141968744"/><text:span text:style-name="T78">Max</text:span><text:alphabetical-index-mark-end text:id="IMark141968744"/><text:span text:style-name="T78">Radius</text:span><text:alphabetical-index-mark-end text:id="IMark81454392"/><text:span text:style-name="T195"> deter</text:span><text:alphabetical-index-mark-start text:id="IMark83667416"/><text:span text:style-name="T195">min</text:span><text:alphabetical-index-mark-end text:id="IMark83667416"/><text:span text:style-name="T195">es the sphere of accep</text:span><text:alphabetical-index-mark-start text:id="IMark137986168"/><text:span text:style-name="T195">table</text:span><text:alphabetical-index-mark-end text:id="IMark137986168"/><text:span text:style-name="T195"> error around the </text:span><text:alphabetical-index-mark-start text:id="IMark84649368"/><text:span text:style-name="T195">waypoint</text:span><text:alphabetical-index-mark-end text:id="IMark84649368"/><text:span text:style-name="T195">, meaning that once the ship is within that sphere with regards to the </text:span><text:alphabetical-index-mark-start text:id="IMark135313368"/><text:span text:style-name="T195">waypoint</text:span><text:alphabetical-index-mark-end text:id="IMark135313368"/><text:span text:style-name="T195">, it will stop trying to navigate to the point and instead, jump to the next </text:span><text:alphabetical-index-mark-start text:id="IMark135459064"/><text:span text:style-name="T195">waypoint</text:span><text:alphabetical-index-mark-end text:id="IMark135459064"/><text:span text:style-name="T195"> as deter</text:span><text:alphabetical-index-mark-start text:id="IMark139701960"/><text:span text:style-name="T195">min</text:span><text:alphabetical-index-mark-end text:id="IMark139701960"/><text:span text:style-name="T195">ed by the </text:span><text:span text:style-name="T78">Next</text:span><text:span text:style-name="T195"> field.</text:span></text:p>
      <text:p text:style-name="Text_20_body"/>
      <text:p text:style-name="Text_20_body"/>
      <text:p text:style-name="P21"><text:span text:style-name="T1">4.3.16.</text:span><text:span text:style-name="T47">14</text:span><text:span text:style-name="T1">.</text:span> <text:span text:style-name="T134">Next</text:span><text:span text:style-name="T195">: </text:span>describes the <text:alphabetical-index-mark-start text:id="IMark140565272"/>order<text:alphabetical-index-mark-end text:id="IMark140565272"/> of execution. <text:span text:style-name="T286">After the current </text:span><text:alphabetical-index-mark-start text:id="IMark136200696"/><text:span text:style-name="T286">waypoint</text:span><text:alphabetical-index-mark-end text:id="IMark136200696"/><text:span text:style-name="T286"> </text:span><text:span text:style-name="T135">k</text:span><text:span text:style-name="T286">, t</text:span>he <text:alphabetical-index-mark-start text:id="IMark82521624"/><text:alphabetical-index-mark-start text:id="IMark136206664"/>AI<text:alphabetical-index-mark-end text:id="IMark136206664"/>E<text:alphabetical-index-mark-end text:id="IMark82521624"/> will always attempt to process <text:span text:style-name="T286">a</text:span> <text:span text:style-name="T286">given </text:span><text:alphabetical-index-mark-start text:id="IMark78331768"/><text:span text:style-name="T286">record</text:span><text:alphabetical-index-mark-end text:id="IMark78331768"/><text:span text:style-name="T286"> </text:span><text:span text:style-name="T135">n</text:span><text:span text:style-name="T286"> given that </text:span><text:span text:style-name="T135">n &gt;= k +1</text:span><text:span text:style-name="T286">, so that </text:span><text:span text:style-name="T135">Next</text:span><text:span text:style-name="T287">k</text:span><text:span text:style-name="T135"> </text:span><text:span text:style-name="T137">← </text:span><text:span text:style-name="T135">Num</text:span><text:span text:style-name="T287">n</text:span><text:span text:style-name="T286"> after sorting the </text:span><text:alphabetical-index-mark-start text:id="IMark143451624"/><text:span text:style-name="T286">ai</text:span><text:alphabetical-index-mark-start text:id="IMark134381432"/><text:span text:style-name="T286">plan</text:span><text:alphabetical-index-mark-end text:id="IMark134381432"/><text:alphabetical-index-mark-end text:id="IMark143451624"/><text:span text:style-name="T286"> </text:span><text:alphabetical-index-mark-start text:id="IMark136827864"/><text:span text:style-name="T286">record</text:span><text:alphabetical-index-mark-end text:id="IMark136827864"/><text:span text:style-name="T286">s ascending by </text:span><text:span text:style-name="T135">Num</text:span><text:span text:style-name="T286"> </text:span><text:alphabetical-index-mark-start text:id="IMark140837528"/><text:span text:style-name="T286">value</text:span><text:alphabetical-index-mark-end text:id="IMark140837528"/><text:span text:style-name="T286"> and eli</text:span><text:alphabetical-index-mark-start text:id="IMark133263256"/><text:span text:style-name="T286">min</text:span><text:alphabetical-index-mark-end text:id="IMark133263256"/><text:span text:style-name="T286">ating those </text:span><text:alphabetical-index-mark-start text:id="IMark139930552"/><text:span text:style-name="T286">record</text:span><text:alphabetical-index-mark-end text:id="IMark139930552"/><text:span text:style-name="T286">s with </text:span><text:alphabetical-index-mark-start text:id="IMark80958408"/><text:span text:style-name="T135">Status</text:span><text:alphabetical-index-mark-end text:id="IMark80958408"/><text:span text:style-name="T135"> != ‘</text:span><text:alphabetical-index-mark-start text:id="IMark134790184"/><text:span text:style-name="T135">enabled</text:span><text:alphabetical-index-mark-end text:id="IMark134790184"/><text:span text:style-name="T135">’</text:span>. <text:span text:style-name="T288">In other words, the </text:span><text:alphabetical-index-mark-start text:id="IMark69466312"/><text:span text:style-name="T288">record</text:span><text:alphabetical-index-mark-end text:id="IMark69466312"/><text:span text:style-name="T288">s corresponding to an </text:span><text:alphabetical-index-mark-start text:id="IMark81542872"/><text:span text:style-name="T288">ai</text:span><text:alphabetical-index-mark-start text:id="IMark132494312"/><text:span text:style-name="T288">plan</text:span><text:alphabetical-index-mark-end text:id="IMark132494312"/><text:alphabetical-index-mark-end text:id="IMark81542872"/><text:span text:style-name="T288"> will be sorted by their </text:span><text:span text:style-name="T136">Num</text:span><text:span text:style-name="T288"> </text:span><text:alphabetical-index-mark-start text:id="IMark136887208"/><text:span text:style-name="T288">value</text:span><text:alphabetical-index-mark-end text:id="IMark136887208"/><text:span text:style-name="T288">s, then those with </text:span><text:alphabetical-index-mark-start text:id="IMark52378152"/><text:span text:style-name="T136">Status</text:span><text:alphabetical-index-mark-end text:id="IMark52378152"/><text:span text:style-name="T136"> = ‘</text:span><text:alphabetical-index-mark-start text:id="IMark142351016"/><text:span text:style-name="T136">enabled</text:span><text:alphabetical-index-mark-end text:id="IMark142351016"/><text:span text:style-name="T136">’</text:span><text:span text:style-name="T288"> will be </text:span><text:alphabetical-index-mark-start text:id="IMark83638856"/><text:span text:style-name="T288">SELECT</text:span><text:alphabetical-index-mark-end text:id="IMark83638856"/><text:span text:style-name="T288">ed and each </text:span><text:alphabetical-index-mark-start text:id="IMark132089400"/><text:span text:style-name="T288">record</text:span><text:alphabetical-index-mark-end text:id="IMark132089400"/><text:span text:style-name="T288"> listed on the </text:span><text:alphabetical-index-mark-start text:id="IMark67315000"/><text:span text:style-name="T288">SELECT</text:span><text:alphabetical-index-mark-end text:id="IMark67315000"/><text:span text:style-name="T288">ion will be assigned a </text:span><text:span text:style-name="T136">Next</text:span><text:span text:style-name="T288"> </text:span><text:alphabetical-index-mark-start text:id="IMark143403240"/><text:span text:style-name="T288">value</text:span><text:alphabetical-index-mark-end text:id="IMark143403240"/><text:span text:style-name="T288"> </text:span><text:alphabetical-index-mark-start text:id="IMark84338088"/><text:span text:style-name="T288">equ</text:span><text:alphabetical-index-mark-end text:id="IMark84338088"/><text:span text:style-name="T288">al to the </text:span><text:span text:style-name="T136">Num</text:span><text:span text:style-name="T288"> </text:span><text:alphabetical-index-mark-start text:id="IMark134584648"/><text:span text:style-name="T288">value</text:span><text:alphabetical-index-mark-end text:id="IMark134584648"/><text:span text:style-name="T288"> of the </text:span><text:alphabetical-index-mark-start text:id="IMark140891416"/><text:span text:style-name="T288">record</text:span><text:alphabetical-index-mark-end text:id="IMark140891416"/><text:span text:style-name="T288"> immediately following it on the list obtained after executing the </text:span><text:alphabetical-index-mark-start text:id="IMark136947256"/><text:span text:style-name="T288">SELECT</text:span><text:alphabetical-index-mark-end text:id="IMark136947256"/><text:span text:style-name="T288"> </text:span><text:alphabetical-index-mark-start text:id="IMark136743288"/><text:span text:style-name="T288">query</text:span><text:alphabetical-index-mark-end text:id="IMark136743288"/><text:span text:style-name="T288">.</text:span></text:p>
      <text:p text:style-name="P21"/>
      <text:p text:style-name="P21"><text:span text:style-name="T288">Also, all </text:span><text:alphabetical-index-mark-start text:id="IMark140583272"/><text:span text:style-name="T288">record</text:span><text:alphabetical-index-mark-end text:id="IMark140583272"/><text:span text:style-name="T288">s receive A </text:span><text:alphabetical-index-mark-start text:id="IMark143088936"/><text:span text:style-name="T136">Value</text:span><text:alphabetical-index-mark-end text:id="IMark143088936"/><text:span text:style-name="T136"> = 1</text:span><text:span text:style-name="T288"> (</text:span><text:alphabetical-index-mark-start text:id="IMark132171768"/><text:span text:style-name="T136">sde_</text:span><text:alphabetical-index-mark-start text:id="IMark133087144"/><text:span text:style-name="T136">wpt</text:span><text:alphabetical-index-mark-end text:id="IMark133087144"/><text:alphabetical-index-mark-end text:id="IMark132171768"/><text:span text:style-name="T136">.</text:span><text:alphabetical-index-mark-start text:id="IMark136960968"/><text:span text:style-name="T136">Value</text:span><text:alphabetical-index-mark-end text:id="IMark136960968"/><text:span text:style-name="T136"> ← 1</text:span><text:span text:style-name="T288">) except the last one, whose </text:span><text:alphabetical-index-mark-start text:id="IMark83407688"/><text:span text:style-name="T288">value</text:span><text:alphabetical-index-mark-end text:id="IMark83407688"/><text:span text:style-name="T288"> gets </text:span><text:span text:style-name="T136">Next = 0, </text:span><text:alphabetical-index-mark-start text:id="IMark136013272"/><text:span text:style-name="T139">Action</text:span><text:alphabetical-index-mark-end text:id="IMark136013272"/><text:span text:style-name="T139"> = 0</text:span><text:span text:style-name="T136"> </text:span><text:span text:style-name="T289">and therefore</text:span><text:span text:style-name="T137"> </text:span><text:alphabetical-index-mark-start text:id="IMark139265496"/><text:span text:style-name="T136">sde_</text:span><text:alphabetical-index-mark-start text:id="IMark140277736"/><text:span text:style-name="T136">wpt</text:span><text:alphabetical-index-mark-end text:id="IMark140277736"/><text:alphabetical-index-mark-end text:id="IMark139265496"/><text:span text:style-name="T136">.</text:span><text:alphabetical-index-mark-start text:id="IMark132086984"/><text:span text:style-name="T136">Value</text:span><text:alphabetical-index-mark-end text:id="IMark132086984"/><text:span text:style-name="T136"> ← </text:span><text:span text:style-name="T137">0</text:span><text:span text:style-name="T288">, given that there is no </text:span><text:alphabetical-index-mark-start text:id="IMark142404696"/><text:span text:style-name="T288">waypoint</text:span><text:alphabetical-index-mark-end text:id="IMark142404696"/><text:span text:style-name="T288"> registered after it. That last </text:span><text:alphabetical-index-mark-start text:id="IMark137236648"/><text:span text:style-name="T288">waypoint</text:span><text:alphabetical-index-mark-end text:id="IMark137236648"/><text:span text:style-name="T288"> indicates the ter</text:span><text:alphabetical-index-mark-start text:id="IMark140272296"/><text:span text:style-name="T288">min</text:span><text:alphabetical-index-mark-end text:id="IMark140272296"/><text:span text:style-name="T288">ation of the </text:span><text:alphabetical-index-mark-start text:id="IMark137845640"/><text:span text:style-name="T288">ai</text:span><text:alphabetical-index-mark-start text:id="IMark137657800"/><text:span text:style-name="T288">plan</text:span><text:alphabetical-index-mark-end text:id="IMark137657800"/><text:alphabetical-index-mark-end text:id="IMark137845640"/><text:span text:style-name="T288">, since a </text:span><text:alphabetical-index-mark-start text:id="IMark80968552"/><text:span text:style-name="T136">Value</text:span><text:alphabetical-index-mark-end text:id="IMark80968552"/><text:span text:style-name="T136"> = 0</text:span><text:span text:style-name="T288"> will deactivate the </text:span><text:alphabetical-index-mark-start text:id="IMark142245624"/><text:span text:style-name="T288">mode</text:span><text:alphabetical-index-mark-end text:id="IMark142245624"/><text:span text:style-name="T288"> specified in the field </text:span><text:alphabetical-index-mark-start text:id="IMark136447592"/><text:span text:style-name="T136">Item</text:span><text:alphabetical-index-mark-end text:id="IMark136447592"/><text:span text:style-name="T288">.</text:span></text:p>
      <text:p text:style-name="Text_20_body"/>
      <text:p text:style-name="Text_20_body"/>
      <text:p text:style-name="Text_20_body"><text:span text:style-name="T1">4.3.16.</text:span><text:span text:style-name="T47">15</text:span><text:span text:style-name="T1">.</text:span> <text:alphabetical-index-mark-start text:id="IMark133093528"/><text:span text:style-name="T134">Item</text:span><text:alphabetical-index-mark-end text:id="IMark133093528"/><text:span text:style-name="T195">: </text:span><text:alphabetical-index-mark-start text:id="IMark133390824"/><text:span text:style-name="T195">item</text:span><text:alphabetical-index-mark-end text:id="IMark133390824"/><text:span text:style-name="T195"> of </text:span><text:span text:style-name="T78">sde_</text:span><text:alphabetical-index-mark-start text:id="IMark83028952"/><text:span text:style-name="T78">fact</text:span><text:alphabetical-index-mark-end text:id="IMark83028952"/><text:span text:style-name="T78">s</text:span><text:span text:style-name="T195"> to be <text:s/>manipu</text:span><text:alphabetical-index-mark-start text:id="IMark131999096"/><text:span text:style-name="T195">lat</text:span><text:alphabetical-index-mark-end text:id="IMark131999096"/><text:span text:style-name="T195">ed – usually </text:span><text:alphabetical-index-mark-start text:id="IMark137399912"/><text:span text:style-name="T78">mode</text:span><text:alphabetical-index-mark-end text:id="IMark137399912"/><text:span text:style-name="T78">_</text:span><text:alphabetical-index-mark-start text:id="IMark137418152"/><text:span text:style-name="T78">wpt</text:span><text:alphabetical-index-mark-end text:id="IMark137418152"/><text:span text:style-name="T195">. This means that reading data from </text:span><text:alphabetical-index-mark-start text:id="IMark78961080"/><text:span text:style-name="T195">waypoint</text:span><text:alphabetical-index-mark-end text:id="IMark78961080"/><text:span text:style-name="T195">s can trigger </text:span><text:span text:style-name="T78">per se</text:span><text:span text:style-name="T195"> </text:span><text:alphabetical-index-mark-start text:id="IMark143482216"/><text:span text:style-name="T195">action</text:span><text:alphabetical-index-mark-end text:id="IMark143482216"/><text:span text:style-name="T195">s of the </text:span><text:alphabetical-index-mark-start text:id="IMark143176840"/><text:alphabetical-index-mark-start text:id="IMark142269096"/><text:span text:style-name="T195">AI</text:span><text:alphabetical-index-mark-end text:id="IMark142269096"/><text:span text:style-name="T195">E</text:span><text:alphabetical-index-mark-end text:id="IMark143176840"/><text:span text:style-name="T195">. Since each </text:span><text:alphabetical-index-mark-start text:id="IMark73659032"/><text:span text:style-name="T195">time</text:span><text:alphabetical-index-mark-end text:id="IMark73659032"/><text:span text:style-name="T195"> a </text:span><text:alphabetical-index-mark-start text:id="IMark140957528"/><text:span text:style-name="T195">waypoint</text:span><text:alphabetical-index-mark-end text:id="IMark140957528"/><text:span text:style-name="T195"> is reached </text:span><text:alphabetical-index-mark-start text:id="IMark84672776"/><text:span text:style-name="T78">mode</text:span><text:alphabetical-index-mark-end text:id="IMark84672776"/><text:span text:style-name="T78">_</text:span><text:alphabetical-index-mark-start text:id="IMark140436088"/><text:span text:style-name="T78">wpt</text:span><text:alphabetical-index-mark-end text:id="IMark140436088"/><text:span text:style-name="T195"> deactivates itself because it has no </text:span><text:alphabetical-index-mark-start text:id="IMark134771512"/><text:span text:style-name="T195">waypoint</text:span><text:alphabetical-index-mark-end text:id="IMark134771512"/><text:span text:style-name="T195"> ot follow, if an </text:span><text:alphabetical-index-mark-start text:id="IMark139560440"/><text:span text:style-name="T195">ai</text:span><text:alphabetical-index-mark-start text:id="IMark81221048"/><text:span text:style-name="T195">plan</text:span><text:alphabetical-index-mark-end text:id="IMark81221048"/><text:alphabetical-index-mark-end text:id="IMark139560440"/><text:span text:style-name="T195"> has several </text:span><text:alphabetical-index-mark-start text:id="IMark142618856"/><text:span text:style-name="T195">leg</text:span><text:alphabetical-index-mark-end text:id="IMark142618856"/><text:span text:style-name="T195">s to follow, </text:span><text:alphabetical-index-mark-start text:id="IMark79659128"/><text:span text:style-name="T78">mode</text:span><text:alphabetical-index-mark-end text:id="IMark79659128"/><text:span text:style-name="T78">_</text:span><text:alphabetical-index-mark-start text:id="IMark140395672"/><text:span text:style-name="T78">wpt</text:span><text:alphabetical-index-mark-end text:id="IMark140395672"/><text:span text:style-name="T195"> needs to be restarted, or another </text:span><text:alphabetical-index-mark-start text:id="IMark142235624"/><text:span text:style-name="T195">mode</text:span><text:alphabetical-index-mark-end text:id="IMark142235624"/><text:span text:style-name="T195"> that will in turn, reactivate </text:span><text:alphabetical-index-mark-start text:id="IMark57085640"/><text:span text:style-name="T78">mode</text:span><text:alphabetical-index-mark-end text:id="IMark57085640"/><text:span text:style-name="T78">_</text:span><text:alphabetical-index-mark-start text:id="IMark139530280"/><text:span text:style-name="T78">wpt</text:span><text:alphabetical-index-mark-end text:id="IMark139530280"/><text:span text:style-name="T195">.</text:span></text:p>
      <text:p text:style-name="Text_20_body"/>
      <text:p text:style-name="Text_20_body"/>
      <text:p text:style-name="Text_20_body"><text:span text:style-name="T1">4.3.16.</text:span><text:span text:style-name="T47">16</text:span><text:span text:style-name="T1">.</text:span> <text:alphabetical-index-mark-start text:id="IMark137032088"/><text:span text:style-name="T134">Value</text:span><text:alphabetical-index-mark-end text:id="IMark137032088"/><text:span text:style-name="T195">: </text:span><text:alphabetical-index-mark-start text:id="IMark139220488"/><text:span text:style-name="T195">value</text:span><text:alphabetical-index-mark-end text:id="IMark139220488"/><text:span text:style-name="T195"> to be assigned to the </text:span><text:alphabetical-index-mark-start text:id="IMark80989576"/><text:span text:style-name="T78">Value</text:span><text:alphabetical-index-mark-end text:id="IMark80989576"/><text:span text:style-name="T195"> field of </text:span><text:alphabetical-index-mark-start text:id="IMark81447576"/><text:span text:style-name="T78">Item</text:span><text:alphabetical-index-mark-end text:id="IMark81447576"/><text:span text:style-name="T195"> as per </text:span><text:span text:style-name="T10">[</text:span><text:span text:style-name="T1">4.3.16.</text:span><text:span text:style-name="T47">15</text:span><text:span text:style-name="T1">.</text:span><text:span text:style-name="T10">]</text:span><text:span text:style-name="T195">.</text:span></text:p>
      <text:p text:style-name="Text_20_body"/>
      <text:p text:style-name="Text_20_body"/>
      <text:p text:style-name="Text_20_body"><text:soft-page-break/><text:span text:style-name="T1">4.3.16.17.</text:span> <text:alphabetical-index-mark-start text:id="IMark80686968"/><text:span text:style-name="T138">sde_</text:span><text:alphabetical-index-mark-start text:id="IMark142402600"/><text:span text:style-name="T75">wpt</text:span><text:alphabetical-index-mark-end text:id="IMark142402600"/><text:alphabetical-index-mark-end text:id="IMark80686968"/><text:span text:style-name="T291"> </text:span><text:alphabetical-index-mark-start text:id="IMark77734616"/><text:span text:style-name="T291">record</text:span><text:alphabetical-index-mark-end text:id="IMark77734616"/><text:span text:style-name="T291"> </text:span><text:alphabetical-index-mark-start text:id="IMark140093256"/><text:span text:style-name="T291">example</text:span><text:alphabetical-index-mark-end text:id="IMark140093256"/><text:span text:style-name="T291">:</text:span></text:p>
      <text:p text:style-name="Text_20_body"/>
      <text:list xml:id="list892386586462670524" text:style-name="L6">
        <text:list-item>
          <text:p text:style-name="P11">Id = 3</text:p>
          <text:p text:style-name="P11"/>
        </text:list-item>
        <text:list-item>
          <text:p text:style-name="P11"><text:alphabetical-index-mark-start text:id="IMark140124216"/>Context<text:alphabetical-index-mark-end text:id="IMark140124216"/> = ‘<text:alphabetical-index-mark-start text:id="IMark79807384"/>pln<text:alphabetical-index-mark-end text:id="IMark79807384"/>1.2’</text:p>
          <text:p text:style-name="P11"/>
        </text:list-item>
        <text:list-item>
          <text:p text:style-name="P11"><text:alphabetical-index-mark-start text:id="IMark80721832"/>Status<text:alphabetical-index-mark-end text:id="IMark80721832"/> = ‘<text:alphabetical-index-mark-start text:id="IMark81284104"/>enabled<text:alphabetical-index-mark-end text:id="IMark81284104"/>’</text:p>
          <text:p text:style-name="P11"/>
        </text:list-item>
        <text:list-item>
          <text:p text:style-name="P11">Num = 3</text:p>
          <text:p text:style-name="P11"/>
        </text:list-item>
        <text:list-item>
          <text:p text:style-name="P11"><text:alphabetical-index-mark-start text:id="IMark139152072"/>Lat<text:alphabetical-index-mark-end text:id="IMark139152072"/> = 25</text:p>
          <text:p text:style-name="P11"/>
        </text:list-item>
        <text:list-item>
          <text:p text:style-name="P11"><text:alphabetical-index-mark-start text:id="IMark139940808"/>Lon<text:alphabetical-index-mark-end text:id="IMark139940808"/> = 25</text:p>
          <text:p text:style-name="P11"/>
        </text:list-item>
        <text:list-item>
          <text:p text:style-name="P11"><text:alphabetical-index-mark-start text:id="IMark84639304"/>Alt<text:alphabetical-index-mark-end text:id="IMark84639304"/> = 11000</text:p>
          <text:p text:style-name="P11"/>
        </text:list-item>
        <text:list-item>
          <text:p text:style-name="P11"><text:alphabetical-index-mark-start text:id="IMark78785736"/>Dist<text:alphabetical-index-mark-end text:id="IMark78785736"/> = 100</text:p>
          <text:p text:style-name="P11"/>
        </text:list-item>
        <text:list-item>
          <text:p text:style-name="P11"><text:alphabetical-index-mark-start text:id="IMark134064136"/>Time<text:alphabetical-index-mark-end text:id="IMark134064136"/> = 0</text:p>
          <text:p text:style-name="P11"/>
        </text:list-item>
        <text:list-item>
          <text:p text:style-name="P11">Speed = 300</text:p>
          <text:p text:style-name="P11"/>
        </text:list-item>
        <text:list-item>
          <text:p text:style-name="P11"><text:alphabetical-index-mark-start text:id="IMark142284232"/>Action<text:alphabetical-index-mark-end text:id="IMark142284232"/> = 1</text:p>
          <text:p text:style-name="P11"/>
        </text:list-item>
        <text:list-item>
          <text:p text:style-name="P11"><text:alphabetical-index-mark-start text:id="IMark141636024"/>Brg<text:alphabetical-index-mark-end text:id="IMark141636024"/> = 25</text:p>
          <text:p text:style-name="P11"/>
        </text:list-item>
        <text:list-item>
          <text:p text:style-name="P11"><text:alphabetical-index-mark-start text:id="IMark139351704"/><text:alphabetical-index-mark-start text:id="IMark133405240"/>Max<text:alphabetical-index-mark-end text:id="IMark133405240"/>Radius<text:alphabetical-index-mark-end text:id="IMark139351704"/> = 15</text:p>
          <text:p text:style-name="P11"/>
        </text:list-item>
        <text:list-item>
          <text:p text:style-name="P11">Next = 4</text:p>
          <text:p text:style-name="P11"><text:soft-page-break/></text:p>
        </text:list-item>
        <text:list-item>
          <text:p text:style-name="P11"><text:alphabetical-index-mark-start text:id="IMark142575560"/>Item<text:alphabetical-index-mark-end text:id="IMark142575560"/> = ‘<text:alphabetical-index-mark-start text:id="IMark34423128"/>mode<text:alphabetical-index-mark-end text:id="IMark34423128"/>_<text:alphabetical-index-mark-start text:id="IMark51407624"/>wpt<text:alphabetical-index-mark-end text:id="IMark51407624"/>’</text:p>
          <text:p text:style-name="P11"/>
        </text:list-item>
        <text:list-item>
          <text:p text:style-name="P11"><text:alphabetical-index-mark-start text:id="IMark142086664"/>Value<text:alphabetical-index-mark-end text:id="IMark142086664"/> = 1</text:p>
        </text:list-item>
      </text:list>
      <text:p text:style-name="Text_20_body"/>
      <text:p text:style-name="Text_20_body"><text:span text:style-name="T75">Id = 3</text:span> means that this is the third <text:alphabetical-index-mark-start text:id="IMark137618136"/>record<text:alphabetical-index-mark-end text:id="IMark137618136"/> of the file.</text:p>
      <text:p text:style-name="Text_20_body"/>
      <text:p text:style-name="Text_20_body"><text:alphabetical-index-mark-start text:id="IMark70694936"/><text:span text:style-name="T139">Context</text:span><text:alphabetical-index-mark-end text:id="IMark70694936"/><text:span text:style-name="T139"> = ‘</text:span><text:alphabetical-index-mark-start text:id="IMark135356424"/><text:span text:style-name="T139">pln</text:span><text:alphabetical-index-mark-end text:id="IMark135356424"/><text:span text:style-name="T139">1.2’</text:span><text:span text:style-name="T290"> </text:span>states that this <text:alphabetical-index-mark-start text:id="IMark139384888"/>record<text:alphabetical-index-mark-end text:id="IMark139384888"/> corresponds to <text:alphabetical-index-mark-start text:id="IMark26449032"/>ai<text:alphabetical-index-mark-start text:id="IMark132419880"/>plan<text:alphabetical-index-mark-end text:id="IMark132419880"/><text:alphabetical-index-mark-end text:id="IMark26449032"/> 1, <text:alphabetical-index-mark-start text:id="IMark136360952"/>version<text:alphabetical-index-mark-end text:id="IMark136360952"/> 2.</text:p>
      <text:p text:style-name="Text_20_body"/>
      <text:p text:style-name="Text_20_body"><text:alphabetical-index-mark-start text:id="IMark69808072"/><text:span text:style-name="T75">Status</text:span><text:alphabetical-index-mark-end text:id="IMark69808072"/><text:span text:style-name="T75"> = ‘</text:span><text:alphabetical-index-mark-start text:id="IMark132657400"/><text:span text:style-name="T75">enabled</text:span><text:alphabetical-index-mark-end text:id="IMark132657400"/><text:span text:style-name="T75">’</text:span> means that the <text:alphabetical-index-mark-start text:id="IMark78963400"/>waypoint<text:alphabetical-index-mark-end text:id="IMark78963400"/> is valid.</text:p>
      <text:p text:style-name="Text_20_body"/>
      <text:p text:style-name="Text_20_body"><text:span text:style-name="T75">Num = 3</text:span> means that the <text:alphabetical-index-mark-start text:id="IMark84427480"/>record<text:alphabetical-index-mark-end text:id="IMark84427480"/> corresponds t the third <text:alphabetical-index-mark-start text:id="IMark142359704"/>waypoint<text:alphabetical-index-mark-end text:id="IMark142359704"/> in its <text:alphabetical-index-mark-start text:id="IMark79866584"/>ai<text:alphabetical-index-mark-start text:id="IMark133170216"/>plan<text:alphabetical-index-mark-end text:id="IMark133170216"/><text:alphabetical-index-mark-end text:id="IMark79866584"/>.</text:p>
      <text:p text:style-name="Text_20_body"/>
      <text:p text:style-name="Text_20_body"><text:alphabetical-index-mark-start text:id="IMark133632728"/><text:span text:style-name="T75">Lat</text:span><text:alphabetical-index-mark-end text:id="IMark133632728"/><text:span text:style-name="T75"> = 25</text:span> indicates a <text:alphabetical-index-mark-start text:id="IMark132076552"/><text:alphabetical-index-mark-start text:id="IMark131945032"/>lat<text:alphabetical-index-mark-end text:id="IMark131945032"/>itude<text:alphabetical-index-mark-end text:id="IMark132076552"/> of 25 <text:alphabetical-index-mark-start text:id="IMark138149336"/><text:alphabetical-index-mark-start text:id="IMark131972824"/>degree<text:alphabetical-index-mark-end text:id="IMark131972824"/><text:alphabetical-index-mark-end text:id="IMark138149336"/>s north; southern <text:alphabetical-index-mark-start text:id="IMark141141896"/>value<text:alphabetical-index-mark-end text:id="IMark141141896"/>s are negative.</text:p>
      <text:p text:style-name="Text_20_body"/>
      <text:p text:style-name="Text_20_body"><text:alphabetical-index-mark-start text:id="IMark135485208"/><text:span text:style-name="T75">Lon</text:span><text:alphabetical-index-mark-end text:id="IMark135485208"/><text:span text:style-name="T75"> = 25</text:span> indicates a <text:alphabetical-index-mark-start text:id="IMark137959944"/><text:alphabetical-index-mark-start text:id="IMark132648648"/>lon<text:alphabetical-index-mark-end text:id="IMark132648648"/>gitude<text:alphabetical-index-mark-end text:id="IMark137959944"/> of 25 <text:alphabetical-index-mark-start text:id="IMark134905080"/><text:alphabetical-index-mark-start text:id="IMark81257896"/>degree<text:alphabetical-index-mark-end text:id="IMark81257896"/><text:alphabetical-index-mark-end text:id="IMark134905080"/>s east; western <text:alphabetical-index-mark-start text:id="IMark69085256"/>value<text:alphabetical-index-mark-end text:id="IMark69085256"/>s are negative.</text:p>
      <text:p text:style-name="Text_20_body"/>
      <text:p text:style-name="Text_20_body"><text:alphabetical-index-mark-start text:id="IMark80896520"/><text:span text:style-name="T75">Alt</text:span><text:alphabetical-index-mark-end text:id="IMark80896520"/><text:span text:style-name="T75"> = 11000</text:span> states that the <text:alphabetical-index-mark-start text:id="IMark134717224"/>waypoint<text:alphabetical-index-mark-end text:id="IMark134717224"/> is located at 11000 m above mean <text:alphabetical-index-mark-start text:id="IMark135570088"/>surface<text:alphabetical-index-mark-end text:id="IMark135570088"/> <text:alphabetical-index-mark-start text:id="IMark80981816"/><text:alphabetical-index-mark-start text:id="IMark54770040"/>alt<text:alphabetical-index-mark-end text:id="IMark54770040"/>itude<text:alphabetical-index-mark-end text:id="IMark80981816"/>. <text:span text:style-name="T292">This will be passed to </text:span><text:span text:style-name="T140">sde_</text:span><text:alphabetical-index-mark-start text:id="IMark77930328"/><text:span text:style-name="T140">fact</text:span><text:alphabetical-index-mark-end text:id="IMark77930328"/><text:span text:style-name="T140">s</text:span><text:span text:style-name="T292"> so that </text:span><text:alphabetical-index-mark-start text:id="IMark141034056"/><text:span text:style-name="T140">tgt</text:span><text:alphabetical-index-mark-end text:id="IMark141034056"/><text:span text:style-name="T140">_</text:span><text:alphabetical-index-mark-start text:id="IMark137459416"/><text:span text:style-name="T140">alt</text:span><text:alphabetical-index-mark-end text:id="IMark137459416"/><text:span text:style-name="T140"> = 11000</text:span><text:span text:style-name="T292"> .</text:span></text:p>
      <text:p text:style-name="Text_20_body"/>
      <text:p text:style-name="Text_20_body"><text:alphabetical-index-mark-start text:id="IMark81418792"/><text:span text:style-name="T75">Dist</text:span><text:alphabetical-index-mark-end text:id="IMark81418792"/><text:span text:style-name="T75"> = 100</text:span> means that the ship will follow a <text:alphabetical-index-mark-start text:id="IMark36600648"/>leg<text:alphabetical-index-mark-end text:id="IMark36600648"/> of 100km with the <text:alphabetical-index-mark-start text:id="IMark142982632"/>heading<text:alphabetical-index-mark-end text:id="IMark142982632"/> stated in the field <text:alphabetical-index-mark-start text:id="IMark78853336"/><text:span text:style-name="T75">Brg</text:span><text:alphabetical-index-mark-end text:id="IMark78853336"/>. <text:alphabetical-index-mark-start text:id="IMark136083976"/><text:span text:style-name="T75">Lat</text:span><text:alphabetical-index-mark-end text:id="IMark136083976"/> and <text:alphabetical-index-mark-start text:id="IMark135581928"/><text:span text:style-name="T75">Lon</text:span><text:alphabetical-index-mark-end text:id="IMark135581928"/> will be re<text:alphabetical-index-mark-start text:id="IMark141968744"/>calcu<text:alphabetical-index-mark-start text:id="IMark134848248"/>lat<text:alphabetical-index-mark-end text:id="IMark134848248"/>e<text:alphabetical-index-mark-end text:id="IMark141968744"/>d.</text:p>
      <text:p text:style-name="Text_20_body"/>
      <text:p text:style-name="Text_20_body"><text:alphabetical-index-mark-start text:id="IMark135459064"/><text:span text:style-name="T75">Time</text:span><text:alphabetical-index-mark-end text:id="IMark135459064"/><text:span text:style-name="T75"> = 0</text:span> means that <text:alphabetical-index-mark-start text:id="IMark139701960"/>time<text:alphabetical-index-mark-end text:id="IMark139701960"/> will not be used as a measure for the <text:alphabetical-index-mark-start text:id="IMark77940632"/>leg<text:alphabetical-index-mark-end text:id="IMark77940632"/> to follow.</text:p>
      <text:p text:style-name="Text_20_body"/>
      <text:p text:style-name="Text_20_body"><text:span text:style-name="T75">Speed = 300</text:span> states that the indicated airspeed will be 300. This <text:alphabetical-index-mark-start text:id="IMark136028392"/>value<text:alphabetical-index-mark-end text:id="IMark136028392"/> will be passed to <text:span text:style-name="T75">sde_</text:span><text:alphabetical-index-mark-start text:id="IMark84811800"/><text:span text:style-name="T75">fact</text:span><text:alphabetical-index-mark-end text:id="IMark84811800"/><text:span text:style-name="T75">s</text:span> so that <text:alphabetical-index-mark-start text:id="IMark139094600"/><text:span text:style-name="T75">tgt</text:span><text:alphabetical-index-mark-end text:id="IMark139094600"/><text:span text:style-name="T75">_speed</text:span> = 300 .</text:p>
      <text:p text:style-name="Text_20_body"/>
      <text:p text:style-name="Text_20_body"><text:alphabetical-index-mark-start text:id="IMark71953576"/><text:span text:style-name="T75">Action</text:span><text:alphabetical-index-mark-end text:id="IMark71953576"/><text:span text:style-name="T75"> = 1</text:span> means that the <text:alphabetical-index-mark-start text:id="IMark139824392"/>waypoint<text:alphabetical-index-mark-end text:id="IMark139824392"/> will be processed and a next <text:alphabetical-index-mark-start text:id="IMark141772696"/>waypoint<text:alphabetical-index-mark-end text:id="IMark141772696"/> will be followed after that.</text:p>
      <text:p text:style-name="Text_20_body"/>
      <text:p text:style-name="Text_20_body"><text:soft-page-break/><text:alphabetical-index-mark-start text:id="IMark81664072"/><text:span text:style-name="T75">Brg</text:span><text:alphabetical-index-mark-end text:id="IMark81664072"/><text:span text:style-name="T75"> = <text:s/>25</text:span> means that the ship will turn to 25 <text:alphabetical-index-mark-start text:id="IMark143451624"/><text:alphabetical-index-mark-start text:id="IMark134381432"/>degree<text:alphabetical-index-mark-end text:id="IMark134381432"/><text:alphabetical-index-mark-end text:id="IMark143451624"/>s. This <text:alphabetical-index-mark-start text:id="IMark136827864"/>value<text:alphabetical-index-mark-end text:id="IMark136827864"/> will be passed to <text:span text:style-name="T75">sde_</text:span><text:alphabetical-index-mark-start text:id="IMark20082360"/><text:span text:style-name="T75">fact</text:span><text:alphabetical-index-mark-end text:id="IMark20082360"/><text:span text:style-name="T75">s</text:span> so that <text:alphabetical-index-mark-start text:id="IMark139748280"/><text:span text:style-name="T75">tgt</text:span><text:alphabetical-index-mark-end text:id="IMark139748280"/><text:span text:style-name="T75">_hdg</text:span> = 25 .</text:p>
      <text:p text:style-name="Text_20_body"/>
      <text:p text:style-name="Text_20_body"><text:alphabetical-index-mark-start text:id="IMark59682504"/><text:alphabetical-index-mark-start text:id="IMark81542872"/><text:span text:style-name="T75">Max</text:span><text:alphabetical-index-mark-end text:id="IMark81542872"/><text:span text:style-name="T75">Radius</text:span><text:alphabetical-index-mark-end text:id="IMark59682504"/><text:span text:style-name="T75"> = 15</text:span> means that once the ship approaches the <text:alphabetical-index-mark-start text:id="IMark132494312"/>waypoint<text:alphabetical-index-mark-end text:id="IMark132494312"/> at a <text:alphabetical-index-mark-start text:id="IMark81264488"/>dist<text:alphabetical-index-mark-end text:id="IMark81264488"/>ance of 15 km or less, then the <text:alphabetical-index-mark-start text:id="IMark136887208"/><text:alphabetical-index-mark-start text:id="IMark82843032"/>AI<text:alphabetical-index-mark-end text:id="IMark82843032"/>E<text:alphabetical-index-mark-end text:id="IMark136887208"/> will consider that it has reached the <text:alphabetical-index-mark-start text:id="IMark52378152"/>waypoint<text:alphabetical-index-mark-end text:id="IMark52378152"/> and afterwards, proceed according to the <text:alphabetical-index-mark-start text:id="IMark78951672"/>value<text:alphabetical-index-mark-end text:id="IMark78951672"/>s of <text:alphabetical-index-mark-start text:id="IMark142496680"/><text:span text:style-name="T75">Action</text:span><text:alphabetical-index-mark-end text:id="IMark142496680"/> and <text:span text:style-name="T75">Next</text:span>. <text:span text:style-name="T293">A generous </text:span><text:alphabetical-index-mark-start text:id="IMark142351016"/><text:span text:style-name="T293">value</text:span><text:alphabetical-index-mark-end text:id="IMark142351016"/><text:span text:style-name="T293"> for </text:span><text:alphabetical-index-mark-start text:id="IMark134598584"/><text:alphabetical-index-mark-start text:id="IMark133728312"/><text:span text:style-name="T141">Max</text:span><text:alphabetical-index-mark-end text:id="IMark133728312"/><text:span text:style-name="T141">Radius</text:span><text:alphabetical-index-mark-end text:id="IMark134598584"/><text:span text:style-name="T293"> is r</text:span><text:alphabetical-index-mark-start text:id="IMark83638856"/><text:span text:style-name="T293">equ</text:span><text:alphabetical-index-mark-end text:id="IMark83638856"/><text:span text:style-name="T293">ired to ease </text:span><text:alphabetical-index-mark-start text:id="IMark132089400"/><text:span text:style-name="T293">navigation</text:span><text:alphabetical-index-mark-end text:id="IMark132089400"/><text:span text:style-name="T293"> through non – ter</text:span><text:alphabetical-index-mark-start text:id="IMark78024984"/><text:span text:style-name="T293">min</text:span><text:alphabetical-index-mark-end text:id="IMark78024984"/><text:span text:style-name="T293">al </text:span><text:alphabetical-index-mark-start text:id="IMark67315000"/><text:span text:style-name="T293">waypoint</text:span><text:alphabetical-index-mark-end text:id="IMark67315000"/><text:span text:style-name="T293">s so that the ship can perform gentle turns to acquire a new </text:span><text:alphabetical-index-mark-start text:id="IMark139039128"/><text:span text:style-name="T293">heading</text:span><text:alphabetical-index-mark-end text:id="IMark139039128"/><text:span text:style-name="T293"> for the following </text:span><text:alphabetical-index-mark-start text:id="IMark143403240"/><text:span text:style-name="T293">leg</text:span><text:alphabetical-index-mark-end text:id="IMark143403240"/><text:span text:style-name="T293">. This </text:span><text:alphabetical-index-mark-start text:id="IMark84338088"/><text:span text:style-name="T293">value</text:span><text:alphabetical-index-mark-end text:id="IMark84338088"/><text:span text:style-name="T293"> could be reduced to increase precision in </text:span><text:alphabetical-index-mark-start text:id="IMark135954632"/><text:span text:style-name="T293">navigation</text:span><text:alphabetical-index-mark-end text:id="IMark135954632"/><text:span text:style-name="T293">, but in that case speed should be probably adjusted in </text:span><text:alphabetical-index-mark-start text:id="IMark134584648"/><text:span text:style-name="T293">order</text:span><text:alphabetical-index-mark-end text:id="IMark134584648"/><text:span text:style-name="T293"> to di</text:span><text:alphabetical-index-mark-start text:id="IMark140891416"/><text:span text:style-name="T293">min</text:span><text:alphabetical-index-mark-end text:id="IMark140891416"/><text:span text:style-name="T293">ish the radius of the turns r</text:span><text:alphabetical-index-mark-start text:id="IMark136947256"/><text:span text:style-name="T293">equ</text:span><text:alphabetical-index-mark-end text:id="IMark136947256"/><text:span text:style-name="T293">ired to </text:span><text:alphabetical-index-mark-start text:id="IMark136743288"/><text:span text:style-name="T293">alt</text:span><text:alphabetical-index-mark-end text:id="IMark136743288"/><text:span text:style-name="T293">er </text:span><text:alphabetical-index-mark-start text:id="IMark80544808"/><text:span text:style-name="T293">course</text:span><text:alphabetical-index-mark-end text:id="IMark80544808"/><text:span text:style-name="T293">.</text:span></text:p>
      <text:p text:style-name="Text_20_body"/>
      <text:p text:style-name="Text_20_body"><text:span text:style-name="T75">Next = 4</text:span> means that the <text:alphabetical-index-mark-start text:id="IMark139083928"/>waypoint<text:alphabetical-index-mark-end text:id="IMark139083928"/> to be processed after the current <text:alphabetical-index-mark-start text:id="IMark142215656"/>waypoint<text:alphabetical-index-mark-end text:id="IMark142215656"/> is reaches is that one identified by its field Num, so that Num = 4.</text:p>
      <text:p text:style-name="Text_20_body"/>
      <text:p text:style-name="Text_20_body"><text:alphabetical-index-mark-start text:id="IMark141815688"/><text:span text:style-name="T75">Item</text:span><text:alphabetical-index-mark-end text:id="IMark141815688"/><text:span text:style-name="T75"> = ‘</text:span><text:alphabetical-index-mark-start text:id="IMark139830072"/><text:span text:style-name="T75">mode</text:span><text:alphabetical-index-mark-end text:id="IMark139830072"/><text:span text:style-name="T75">_</text:span><text:alphabetical-index-mark-start text:id="IMark136832984"/><text:span text:style-name="T75">wpt</text:span><text:alphabetical-index-mark-end text:id="IMark136832984"/><text:span text:style-name="T75">’</text:span> means that the <text:alphabetical-index-mark-start text:id="IMark138084264"/>fact<text:alphabetical-index-mark-end text:id="IMark138084264"/> identified as <text:span text:style-name="T75">‘</text:span><text:alphabetical-index-mark-start text:id="IMark139265496"/><text:span text:style-name="T75">mode</text:span><text:alphabetical-index-mark-end text:id="IMark139265496"/><text:span text:style-name="T75">_</text:span><text:alphabetical-index-mark-start text:id="IMark140277736"/><text:span text:style-name="T75">wpt</text:span><text:alphabetical-index-mark-end text:id="IMark140277736"/><text:span text:style-name="T75">’</text:span> will receive the <text:alphabetical-index-mark-start text:id="IMark139947416"/>value<text:alphabetical-index-mark-end text:id="IMark139947416"/> specified in the field <text:alphabetical-index-mark-start text:id="IMark132740360"/><text:span text:style-name="T75">sde_</text:span><text:alphabetical-index-mark-start text:id="IMark132086984"/><text:span text:style-name="T75">wpt</text:span><text:alphabetical-index-mark-end text:id="IMark132086984"/><text:alphabetical-index-mark-end text:id="IMark132740360"/><text:span text:style-name="T75">.</text:span><text:alphabetical-index-mark-start text:id="IMark140269752"/><text:span text:style-name="T75">Value</text:span><text:alphabetical-index-mark-end text:id="IMark140269752"/>.</text:p>
      <text:p text:style-name="Text_20_body"/>
      <text:p text:style-name="Text_20_body"><text:alphabetical-index-mark-start text:id="IMark55495432"/><text:span text:style-name="T75">Value</text:span><text:alphabetical-index-mark-end text:id="IMark55495432"/><text:span text:style-name="T75"> = 1</text:span> means that in <text:span text:style-name="T75">sde_</text:span><text:alphabetical-index-mark-start text:id="IMark142747704"/><text:span text:style-name="T75">fact</text:span><text:alphabetical-index-mark-end text:id="IMark142747704"/><text:span text:style-name="T75">s</text:span>, a <text:alphabetical-index-mark-start text:id="IMark136402936"/>fact<text:alphabetical-index-mark-end text:id="IMark136402936"/> identified by the same <text:alphabetical-index-mark-start text:id="IMark142482568"/>string<text:alphabetical-index-mark-end text:id="IMark142482568"/> as contained in the <text:alphabetical-index-mark-start text:id="IMark137722776"/>record<text:alphabetical-index-mark-end text:id="IMark137722776"/> that corresponds to the current <text:alphabetical-index-mark-start text:id="IMark136378152"/>waypoint<text:alphabetical-index-mark-end text:id="IMark136378152"/> in <text:alphabetical-index-mark-start text:id="IMark78929672"/>s<text:span text:style-name="T75">de_</text:span><text:alphabetical-index-mark-start text:id="IMark141770968"/><text:span text:style-name="T75">wpt</text:span><text:alphabetical-index-mark-end text:id="IMark141770968"/><text:alphabetical-index-mark-end text:id="IMark78929672"/><text:span text:style-name="T75">.</text:span><text:alphabetical-index-mark-start text:id="IMark136957560"/><text:span text:style-name="T75">Item</text:span><text:alphabetical-index-mark-end text:id="IMark136957560"/> will receive <text:alphabetical-index-mark-start text:id="IMark139295064"/><text:span text:style-name="T75">sde_</text:span><text:alphabetical-index-mark-start text:id="IMark133093528"/><text:span text:style-name="T75">wpt</text:span><text:alphabetical-index-mark-end text:id="IMark133093528"/><text:alphabetical-index-mark-end text:id="IMark139295064"/><text:span text:style-name="T75">.</text:span><text:alphabetical-index-mark-start text:id="IMark141856408"/><text:span text:style-name="T75">Value</text:span><text:alphabetical-index-mark-end text:id="IMark141856408"/> as its ow<text:span text:style-name="T294">n</text:span> <text:alphabetical-index-mark-start text:id="IMark133390824"/><text:span text:style-name="T75">Value</text:span><text:alphabetical-index-mark-end text:id="IMark133390824"/>.</text:p>
      <text:p text:style-name="Text_20_body"/>
      <text:p text:style-name="Text_20_body">In principle, the ship can navigate both on land – for <text:alphabetical-index-mark-start text:id="IMark140957528"/>example<text:alphabetical-index-mark-end text:id="IMark140957528"/>, taxiing to a a runway or <text:alphabetical-index-mark-start text:id="IMark84672776"/>landing<text:alphabetical-index-mark-end text:id="IMark84672776"/> pad – or <text:alphabetical-index-mark-start text:id="IMark79418744"/>flying<text:alphabetical-index-mark-end text:id="IMark79418744"/>. <text:alphabetical-index-mark-start text:id="IMark81658856"/>Leg<text:alphabetical-index-mark-end text:id="IMark81658856"/>s are <text:alphabetical-index-mark-start text:id="IMark140436088"/>calcu<text:alphabetical-index-mark-start text:id="IMark142334632"/>lat<text:alphabetical-index-mark-end text:id="IMark142334632"/>e<text:alphabetical-index-mark-end text:id="IMark140436088"/>d as great <text:alphabetical-index-mark-start text:id="IMark139817832"/>circle<text:alphabetical-index-mark-end text:id="IMark139817832"/> route <text:alphabetical-index-mark-start text:id="IMark134771512"/>segment<text:alphabetical-index-mark-end text:id="IMark134771512"/>s. In <text:alphabetical-index-mark-start text:id="IMark51948648"/>order<text:alphabetical-index-mark-end text:id="IMark51948648"/> to navigate following an <text:alphabetical-index-mark-start text:id="IMark139560440"/>ai<text:alphabetical-index-mark-start text:id="IMark81221048"/>plan<text:alphabetical-index-mark-end text:id="IMark81221048"/><text:alphabetical-index-mark-end text:id="IMark139560440"/>, <text:alphabetical-index-mark-start text:id="IMark142618856"/><text:span text:style-name="T75">mode</text:span><text:alphabetical-index-mark-end text:id="IMark142618856"/><text:span text:style-name="T75">_</text:span><text:alphabetical-index-mark-start text:id="IMark79659128"/><text:span text:style-name="T75">wpt</text:span><text:alphabetical-index-mark-end text:id="IMark79659128"/><text:span text:style-name="T75"> = 1</text:span> is r<text:alphabetical-index-mark-start text:id="IMark138156936"/>equ<text:alphabetical-index-mark-end text:id="IMark138156936"/>ired. This implies that <text:alphabetical-index-mark-start text:id="IMark136459560"/>waypoint<text:alphabetical-index-mark-end text:id="IMark136459560"/> properties are re<text:alphabetical-index-mark-start text:id="IMark140395672"/>calcu<text:alphabetical-index-mark-start text:id="IMark137628152"/>lat<text:alphabetical-index-mark-end text:id="IMark137628152"/>e<text:alphabetical-index-mark-end text:id="IMark140395672"/>d and the corresponding <text:alphabetical-index-mark-start text:id="IMark81306728"/>value<text:alphabetical-index-mark-end text:id="IMark81306728"/>s are passed as new <text:alphabetical-index-mark-start text:id="IMark142235624"/>fact<text:alphabetical-index-mark-end text:id="IMark142235624"/>s to <text:span text:style-name="T75">sde_</text:span><text:alphabetical-index-mark-start text:id="IMark138705976"/><text:span text:style-name="T75">fact</text:span><text:alphabetical-index-mark-end text:id="IMark138705976"/><text:span text:style-name="T75">s</text:span>. Then, <text:alphabetical-index-mark-start text:id="IMark57085640"/><text:span text:style-name="T75">mode</text:span><text:alphabetical-index-mark-end text:id="IMark57085640"/><text:span text:style-name="T75">_crs</text:span> will make the ship turn, change speed and acquire the r<text:alphabetical-index-mark-start text:id="IMark80675992"/>equ<text:alphabetical-index-mark-end text:id="IMark80675992"/>ired <text:alphabetical-index-mark-start text:id="IMark132094248"/><text:alphabetical-index-mark-start text:id="IMark139530280"/>alt<text:alphabetical-index-mark-end text:id="IMark139530280"/>itude<text:alphabetical-index-mark-end text:id="IMark132094248"/>.</text:p>
      <text:p text:style-name="Text_20_body"/>
      <text:p text:style-name="Text_20_body"/>
      <text:h text:style-name="P27" text:outline-level="3"><text:bookmark-start text:name="__RefHeading___Toc6422_1538881673"/><text:span text:style-name="T194">4.3.17. General description of </text:span><text:alphabetical-index-mark-start text:id="IMark80989576"/><text:span text:style-name="T150">sde_</text:span><text:alphabetical-index-mark-start text:id="IMark81447576"/><text:span text:style-name="T150">prg</text:span><text:alphabetical-index-mark-end text:id="IMark81447576"/><text:span text:style-name="T150">_</text:span><text:alphabetical-index-mark-start text:id="IMark139781800"/><text:span text:style-name="T150">wpt</text:span><text:bookmark-end text:name="__RefHeading___Toc6422_1538881673"/><text:alphabetical-index-mark-end text:id="IMark139781800"/><text:alphabetical-index-mark-end text:id="IMark80989576"/></text:h>
      <text:p text:style-name="Text_20_body"/>
      <text:p text:style-name="Text_20_body">This <text:alphabetical-index-mark-start text:id="IMark77622296"/>table<text:alphabetical-index-mark-end text:id="IMark77622296"/> has the same <text:alphabetical-index-mark-start text:id="IMark80924376"/>structure<text:alphabetical-index-mark-end text:id="IMark80924376"/> as <text:alphabetical-index-mark-start text:id="IMark81443992"/><text:span text:style-name="T75">sde_</text:span><text:alphabetical-index-mark-start text:id="IMark135734680"/><text:span text:style-name="T75">wpt</text:span><text:alphabetical-index-mark-end text:id="IMark135734680"/><text:alphabetical-index-mark-end text:id="IMark81443992"/>, but contains <text:alphabetical-index-mark-start text:id="IMark139961320"/>ai<text:alphabetical-index-mark-start text:id="IMark133171944"/>plan<text:alphabetical-index-mark-end text:id="IMark133171944"/><text:alphabetical-index-mark-end text:id="IMark139961320"/> details that are not necessarily <text:alphabetical-index-mark-start text:id="IMark141657784"/>load<text:alphabetical-index-mark-end text:id="IMark141657784"/>ed into <text:alphabetical-index-mark-start text:id="IMark80686968"/><text:span text:style-name="T75">sde_</text:span><text:alphabetical-index-mark-start text:id="IMark142402600"/><text:span text:style-name="T75">wpt</text:span><text:alphabetical-index-mark-end text:id="IMark142402600"/><text:alphabetical-index-mark-end text:id="IMark80686968"/> for immediate processing. It is a <text:alphabetical-index-mark-start text:id="IMark142338712"/>lon<text:alphabetical-index-mark-end text:id="IMark142338712"/>g - term <text:alphabetical-index-mark-start text:id="IMark77734616"/>storage<text:alphabetical-index-mark-end text:id="IMark77734616"/> of <text:alphabetical-index-mark-start text:id="IMark140093256"/>plan<text:alphabetical-index-mark-end text:id="IMark140093256"/>s and in <text:alphabetical-index-mark-start text:id="IMark79597544"/>re<text:alphabetical-index-mark-start text:id="IMark80635080"/>l<text:alphabetical-index-mark-end text:id="IMark79597544"/>at<text:alphabetical-index-mark-end text:id="IMark80635080"/>ion to <text:alphabetical-index-mark-start text:id="IMark138999672"/><text:span text:style-name="T75">sde_</text:span><text:alphabetical-index-mark-start text:id="IMark143169496"/><text:span text:style-name="T75">wpt</text:span><text:alphabetical-index-mark-end text:id="IMark143169496"/><text:alphabetical-index-mark-end text:id="IMark138999672"/> works in a way analogous to that of <text:alphabetical-index-mark-start text:id="IMark79106792"/><text:span text:style-name="T75">sde_</text:span><text:alphabetical-index-mark-start text:id="IMark78262408"/><text:span text:style-name="T75">prg</text:span><text:alphabetical-index-mark-end text:id="IMark78262408"/><text:span text:style-name="T75">_</text:span><text:alphabetical-index-mark-start text:id="IMark141884728"/><text:span text:style-name="T75">rule</text:span><text:alphabetical-index-mark-end text:id="IMark141884728"/><text:span text:style-name="T75">s</text:span><text:alphabetical-index-mark-end text:id="IMark79106792"/> with regards to <text:alphabetical-index-mark-start text:id="IMark136379224"/><text:span text:style-name="T75">sde_</text:span><text:alphabetical-index-mark-start text:id="IMark140124216"/><text:span text:style-name="T75">rule</text:span><text:alphabetical-index-mark-end text:id="IMark140124216"/><text:span text:style-name="T75">s</text:span><text:alphabetical-index-mark-end text:id="IMark136379224"/>.</text:p>
      <text:p text:style-name="Text_20_body"/>
      <text:p text:style-name="Text_20_body"><text:alphabetical-index-mark-start text:id="IMark80728408"/>Ai<text:alphabetical-index-mark-start text:id="IMark139940808"/>plan<text:alphabetical-index-mark-end text:id="IMark139940808"/><text:alphabetical-index-mark-end text:id="IMark80728408"/>s are not expressed as <text:alphabetical-index-mark-start text:id="IMark133151896"/>SQL<text:alphabetical-index-mark-end text:id="IMark133151896"/> code snippets, but data sorted in <text:alphabetical-index-mark-start text:id="IMark138901528"/>row<text:alphabetical-index-mark-end text:id="IMark138901528"/>s and <text:alphabetical-index-mark-start text:id="IMark139862904"/>column<text:alphabetical-index-mark-end text:id="IMark139862904"/>s, each <text:alphabetical-index-mark-start text:id="IMark84639304"/>row<text:alphabetical-index-mark-end text:id="IMark84639304"/> corresponding to a <text:alphabetical-index-mark-start text:id="IMark133163272"/>record<text:alphabetical-index-mark-end text:id="IMark133163272"/>, and each <text:alphabetical-index-mark-start text:id="IMark138094920"/>column<text:alphabetical-index-mark-end text:id="IMark138094920"/> to a data field.</text:p>
      <text:p text:style-name="Text_20_body"><text:soft-page-break/></text:p>
      <text:p text:style-name="Text_20_body"><text:alphabetical-index-mark-start text:id="IMark136657816"/>Ai<text:alphabetical-index-mark-start text:id="IMark142932984"/>plan<text:alphabetical-index-mark-end text:id="IMark142932984"/><text:alphabetical-index-mark-end text:id="IMark136657816"/>s stored in this <text:alphabetical-index-mark-start text:id="IMark139896952"/>table<text:alphabetical-index-mark-end text:id="IMark139896952"/> should note be <text:alphabetical-index-mark-start text:id="IMark134064136"/><text:alphabetical-index-mark-start text:id="IMark140853208"/>delete<text:alphabetical-index-mark-end text:id="IMark140853208"/><text:alphabetical-index-mark-end text:id="IMark134064136"/>d; instead, they should be rendered inactive by <text:s/><text:alphabetical-index-mark-start text:id="IMark139536568"/><text:span text:style-name="T75">sde_</text:span><text:alphabetical-index-mark-start text:id="IMark140995576"/><text:span text:style-name="T75">prg</text:span><text:alphabetical-index-mark-end text:id="IMark140995576"/><text:span text:style-name="T75">_</text:span><text:alphabetical-index-mark-start text:id="IMark139706552"/><text:span text:style-name="T75">wpt</text:span><text:alphabetical-index-mark-end text:id="IMark139706552"/><text:alphabetical-index-mark-end text:id="IMark139536568"/><text:span text:style-name="T75">.</text:span><text:alphabetical-index-mark-start text:id="IMark82413704"/><text:span text:style-name="T75">Status</text:span><text:alphabetical-index-mark-end text:id="IMark82413704"/><text:span text:style-name="T75"> ← ‘</text:span><text:alphabetical-index-mark-start text:id="IMark137443656"/><text:span text:style-name="T75">disabled</text:span><text:alphabetical-index-mark-end text:id="IMark137443656"/><text:span text:style-name="T75">’.</text:span> </text:p>
      <text:p text:style-name="Text_20_body"/>
      <text:p text:style-name="Text_20_body"/>
      <text:h text:style-name="Heading_20_3" text:outline-level="3"><text:bookmark-start text:name="__RefHeading___Toc6424_1538881673"/><text:span text:style-name="T194">4.3.18. General description</text:span> of <text:alphabetical-index-mark-start text:id="IMark132105480"/><text:span text:style-name="T150">sde_</text:span><text:span text:style-name="T151">astro_cat</text:span><text:bookmark-end text:name="__RefHeading___Toc6424_1538881673"/><text:alphabetical-index-mark-end text:id="IMark132105480"/></text:h>
      <text:p text:style-name="Text_20_body"/>
      <text:p text:style-name="Text_20_body">This file is a <text:alphabetical-index-mark-start text:id="IMark142575560"/><text:alphabetical-index-mark-start text:id="IMark140105080"/><text:alphabetical-index-mark-start text:id="IMark141158488"/>celestia<text:alphabetical-index-mark-end text:id="IMark141158488"/><text:alphabetical-index-mark-end text:id="IMark140105080"/>l<text:alphabetical-index-mark-end text:id="IMark142575560"/> <text:alphabetical-index-mark-start text:id="IMark82801496"/>catalog<text:alphabetical-index-mark-end text:id="IMark82801496"/> that at this point has no special <text:alphabetical-index-mark-start text:id="IMark137211624"/>function<text:alphabetical-index-mark-end text:id="IMark137211624"/> but in the future it will be used for <text:alphabetical-index-mark-start text:id="IMark142086664"/>navigation<text:alphabetical-index-mark-end text:id="IMark142086664"/>al <text:alphabetical-index-mark-start text:id="IMark138047592"/>plan<text:alphabetical-index-mark-end text:id="IMark138047592"/>ning.</text:p>
      <text:p text:style-name="Text_20_body"/>
      <text:p text:style-name="Text_20_body"><text:span text:style-name="T1">4.3.18.1.</text:span> <text:span text:style-name="T75">Id</text:span>: <text:alphabetical-index-mark-start text:id="IMark137618136"/><text:span text:style-name="T296">primary</text:span><text:alphabetical-index-mark-end text:id="IMark137618136"/><text:span text:style-name="T296"> </text:span><text:alphabetical-index-mark-start text:id="IMark138757752"/><text:span text:style-name="T296">key</text:span><text:alphabetical-index-mark-end text:id="IMark138757752"/><text:span text:style-name="T296">. Differently from the case of </text:span><text:alphabetical-index-mark-start text:id="IMark140221064"/><text:span text:style-name="T143">sde_</text:span><text:alphabetical-index-mark-start text:id="IMark140948312"/><text:span text:style-name="T143">wp</text:span><text:span text:style-name="T296">t</text:span><text:alphabetical-index-mark-end text:id="IMark140948312"/><text:alphabetical-index-mark-end text:id="IMark140221064"/><text:span text:style-name="T296"> (see </text:span><text:span text:style-name="T48">[4.3.16.]</text:span><text:span text:style-name="T315">) a </text:span><text:alphabetical-index-mark-start text:id="IMark139761992"/><text:span text:style-name="T315">logic</text:span><text:alphabetical-index-mark-end text:id="IMark139761992"/><text:span text:style-name="T315">al </text:span><text:alphabetical-index-mark-start text:id="IMark136726088"/><text:span text:style-name="T315">structure</text:span><text:alphabetical-index-mark-end text:id="IMark136726088"/><text:span text:style-name="T315"> dependency tree is constructed using the Id field. In </text:span><text:alphabetical-index-mark-start text:id="IMark139507512"/><text:span text:style-name="T143">sde_</text:span><text:alphabetical-index-mark-start text:id="IMark70694936"/><text:span text:style-name="T143">wpt</text:span><text:alphabetical-index-mark-end text:id="IMark70694936"/><text:alphabetical-index-mark-end text:id="IMark139507512"/><text:span text:style-name="T296"> the </text:span><text:span text:style-name="T143">Id</text:span><text:span text:style-name="T296"> fields plays a lesser role and fields </text:span><text:span text:style-name="T143">Num</text:span><text:span text:style-name="T296"> and </text:span><text:span text:style-name="T143">Next</text:span><text:span text:style-name="T296"> are used to establish </text:span><text:alphabetical-index-mark-start text:id="IMark142182744"/><text:span text:style-name="T296">dependencies</text:span><text:alphabetical-index-mark-end text:id="IMark142182744"/><text:span text:style-name="T296"> between </text:span><text:alphabetical-index-mark-start text:id="IMark136758616"/><text:span text:style-name="T296">record</text:span><text:alphabetical-index-mark-end text:id="IMark136758616"/><text:span text:style-name="T296">s. But </text:span><text:alphabetical-index-mark-start text:id="IMark135356424"/><text:span text:style-name="T143">sde_astro_cat</text:span><text:alphabetical-index-mark-end text:id="IMark135356424"/><text:span text:style-name="T143">.Id</text:span><text:span text:style-name="T296"> is vital. Therefore it is important to remember not to </text:span><text:alphabetical-index-mark-start text:id="IMark140229528"/><text:alphabetical-index-mark-start text:id="IMark140239512"/><text:span text:style-name="T296">delete</text:span><text:alphabetical-index-mark-end text:id="IMark140239512"/><text:alphabetical-index-mark-end text:id="IMark140229528"/><text:span text:style-name="T296"> </text:span><text:alphabetical-index-mark-start text:id="IMark26449032"/><text:span text:style-name="T296">record</text:span><text:alphabetical-index-mark-end text:id="IMark26449032"/><text:span text:style-name="T296">s. Instead, if a </text:span><text:alphabetical-index-mark-start text:id="IMark136360952"/><text:span text:style-name="T296">record</text:span><text:alphabetical-index-mark-end text:id="IMark136360952"/><text:span text:style-name="T296"> should not be used then remember to set </text:span><text:alphabetical-index-mark-start text:id="IMark132419880"/><text:span text:style-name="T143">Status</text:span><text:alphabetical-index-mark-end text:id="IMark132419880"/><text:span text:style-name="T143"> = ‘</text:span><text:alphabetical-index-mark-start text:id="IMark139384888"/><text:span text:style-name="T143">disabled</text:span><text:alphabetical-index-mark-end text:id="IMark139384888"/><text:span text:style-name="T143">’</text:span><text:span text:style-name="T296">.</text:span></text:p>
      <text:p text:style-name="Text_20_body"/>
      <text:p text:style-name="Text_20_body"/>
      <text:p text:style-name="Text_20_body"><text:span text:style-name="T1">4.3.18.2.</text:span> <text:alphabetical-index-mark-start text:id="IMark138149336"/><text:span text:style-name="T75">Context</text:span><text:alphabetical-index-mark-end text:id="IMark138149336"/>: <text:span text:style-name="T297">normally set to </text:span><text:span text:style-name="T144">‘ship’</text:span><text:span text:style-name="T297">.</text:span></text:p>
      <text:p text:style-name="Text_20_body"/>
      <text:p text:style-name="Text_20_body"/>
      <text:p text:style-name="Text_20_body"><text:span text:style-name="T1">4.3.18.3.</text:span> <text:alphabetical-index-mark-start text:id="IMark134905080"/><text:span text:style-name="T75">Status</text:span><text:alphabetical-index-mark-end text:id="IMark134905080"/>: <text:span text:style-name="T297">only </text:span><text:span text:style-name="T144">‘</text:span><text:alphabetical-index-mark-start text:id="IMark69085256"/><text:span text:style-name="T144">enabled</text:span><text:alphabetical-index-mark-end text:id="IMark69085256"/><text:span text:style-name="T144">’</text:span><text:span text:style-name="T297"> </text:span><text:alphabetical-index-mark-start text:id="IMark81257896"/><text:span text:style-name="T297">record</text:span><text:alphabetical-index-mark-end text:id="IMark81257896"/><text:span text:style-name="T297">s will be processed.</text:span></text:p>
      <text:p text:style-name="Text_20_body"/>
      <text:p text:style-name="Text_20_body"/>
      <text:p text:style-name="Text_20_body"><text:span text:style-name="T1">4.3.18.4.</text:span> <text:alphabetical-index-mark-start text:id="IMark81440296"/><text:span text:style-name="T75">Item</text:span><text:alphabetical-index-mark-end text:id="IMark81440296"/>: <text:alphabetical-index-mark-start text:id="IMark84601288"/><text:span text:style-name="T297">CB</text:span><text:alphabetical-index-mark-end text:id="IMark84601288"/><text:span text:style-name="T297"> or </text:span><text:alphabetical-index-mark-start text:id="IMark77930328"/><text:alphabetical-index-mark-start text:id="IMark81909224"/><text:alphabetical-index-mark-start text:id="IMark80917864"/><text:span text:style-name="T297">celestia</text:span><text:alphabetical-index-mark-end text:id="IMark80917864"/><text:alphabetical-index-mark-end text:id="IMark81909224"/><text:span text:style-name="T297">l</text:span><text:alphabetical-index-mark-end text:id="IMark77930328"/><text:span text:style-name="T297"> </text:span><text:alphabetical-index-mark-start text:id="IMark141034056"/><text:span text:style-name="T297">structure</text:span><text:alphabetical-index-mark-end text:id="IMark141034056"/><text:span text:style-name="T297"> name.</text:span></text:p>
      <text:p text:style-name="Text_20_body"/>
      <text:p text:style-name="Text_20_body"/>
      <text:p text:style-name="Text_20_body"><text:span text:style-name="T1">4.3.18.5.</text:span> <text:span text:style-name="T75">Description</text:span>: <text:span text:style-name="T297">a brief description of the </text:span><text:alphabetical-index-mark-start text:id="IMark81454392"/><text:span text:style-name="T297">CB</text:span><text:alphabetical-index-mark-end text:id="IMark81454392"/><text:span text:style-name="T297">.</text:span></text:p>
      <text:p text:style-name="Text_20_body"/>
      <text:p text:style-name="Text_20_body"/>
      <text:p text:style-name="Text_20_body"><text:span text:style-name="T1">4.3.18.6.</text:span> <text:span text:style-name="T75">Parent</text:span>: <text:span text:style-name="T144">Id</text:span><text:span text:style-name="T297"> number of the </text:span><text:alphabetical-index-mark-start text:id="IMark134848248"/><text:span text:style-name="T297">CB</text:span><text:alphabetical-index-mark-end text:id="IMark134848248"/><text:span text:style-name="T297"> or </text:span><text:alphabetical-index-mark-start text:id="IMark141968744"/><text:span text:style-name="T297">structure</text:span><text:alphabetical-index-mark-end text:id="IMark141968744"/><text:span text:style-name="T297"> from which the given </text:span><text:alphabetical-index-mark-start text:id="IMark135581928"/><text:span text:style-name="T297">CB</text:span><text:alphabetical-index-mark-end text:id="IMark135581928"/><text:span text:style-name="T297"> depends or forms part of.</text:span></text:p>
      <text:p text:style-name="Text_20_body"/>
      <text:p text:style-name="Text_20_body"><text:soft-page-break/></text:p>
      <text:p text:style-name="Text_20_body"><text:span text:style-name="T1">4.3.18.7.</text:span> <text:span text:style-name="T75">Type</text:span>: <text:alphabetical-index-mark-start text:id="IMark136028392"/><text:span text:style-name="T298">CB</text:span><text:alphabetical-index-mark-end text:id="IMark136028392"/><text:span text:style-name="T298"> type.</text:span></text:p>
      <text:p text:style-name="Text_20_body"/>
      <text:p text:style-name="Text_20_body"/>
      <text:p text:style-name="Text_20_body"><text:span text:style-name="T1">4.3.18.8.</text:span> <text:alphabetical-index-mark-start text:id="IMark78331768"/><text:alphabetical-index-mark-start text:id="IMark136206664"/><text:span text:style-name="T75">Key</text:span><text:alphabetical-index-mark-end text:id="IMark136206664"/><text:span text:style-name="T75">word</text:span><text:alphabetical-index-mark-end text:id="IMark78331768"/><text:span text:style-name="T75">s</text:span>: <text:alphabetical-index-mark-start text:id="IMark142962104"/><text:alphabetical-index-mark-start text:id="IMark71953576"/><text:span text:style-name="T298">key</text:span><text:alphabetical-index-mark-end text:id="IMark71953576"/><text:span text:style-name="T298">word</text:span><text:alphabetical-index-mark-end text:id="IMark142962104"/><text:span text:style-name="T298">s that might be used to search and find this particular </text:span><text:alphabetical-index-mark-start text:id="IMark134674664"/><text:span text:style-name="T298">CB</text:span><text:alphabetical-index-mark-end text:id="IMark134674664"/><text:span text:style-name="T298">.</text:span></text:p>
      <text:p text:style-name="Text_20_body"/>
      <text:p text:style-name="Text_20_body"/>
      <text:p text:style-name="Text_20_body"><text:span text:style-name="T1">4.3.18.9.</text:span> <text:alphabetical-index-mark-start text:id="IMark139930552"/><text:span text:style-name="T75">sde_astro_cat</text:span><text:alphabetical-index-mark-end text:id="IMark139930552"/><text:span text:style-name="T75"> </text:span><text:alphabetical-index-mark-start text:id="IMark80958408"/>example<text:alphabetical-index-mark-end text:id="IMark80958408"/>:</text:p>
      <text:p text:style-name="Text_20_body"/>
      <text:list xml:id="list6891166593395551054" text:style-name="L7">
        <text:list-item>
          <text:p text:style-name="P12">Id = 8</text:p>
          <text:p text:style-name="P12"/>
        </text:list-item>
        <text:list-item>
          <text:p text:style-name="P12"><text:alphabetical-index-mark-start text:id="IMark81542872"/>Context<text:alphabetical-index-mark-end text:id="IMark81542872"/> = ‘ship’</text:p>
          <text:p text:style-name="P12"/>
        </text:list-item>
        <text:list-item>
          <text:p text:style-name="P12"><text:alphabetical-index-mark-start text:id="IMark78951672"/>Status<text:alphabetical-index-mark-end text:id="IMark78951672"/> = ‘<text:alphabetical-index-mark-start text:id="IMark52378152"/>enabled<text:alphabetical-index-mark-end text:id="IMark52378152"/>’</text:p>
          <text:p text:style-name="P12"/>
        </text:list-item>
        <text:list-item>
          <text:p text:style-name="P12"><text:alphabetical-index-mark-start text:id="IMark132494312"/>Item<text:alphabetical-index-mark-end text:id="IMark132494312"/> = ‘Sun’</text:p>
          <text:p text:style-name="P12"/>
        </text:list-item>
        <text:list-item>
          <text:p text:style-name="P12">Description = ‘Our sun.’</text:p>
          <text:p text:style-name="P12"/>
        </text:list-item>
        <text:list-item>
          <text:p text:style-name="P12">Parent = 7</text:p>
          <text:p text:style-name="P12"/>
        </text:list-item>
        <text:list-item>
          <text:p text:style-name="P12">Type = ‘star’</text:p>
          <text:p text:style-name="P12"/>
        </text:list-item>
        <text:list-item>
          <text:p text:style-name="P12"><text:alphabetical-index-mark-start text:id="IMark139039128"/><text:alphabetical-index-mark-start text:id="IMark132171768"/>Key<text:alphabetical-index-mark-end text:id="IMark132171768"/>word<text:alphabetical-index-mark-end text:id="IMark139039128"/>s = ‘<text:alphabetical-index-mark-start text:id="IMark143403240"/>NA<text:alphabetical-index-mark-end text:id="IMark143403240"/>’</text:p>
        </text:list-item>
      </text:list>
      <text:p text:style-name="Text_20_body"/>
      <text:p text:style-name="Text_20_body"><text:span text:style-name="T75">Id = 8</text:span> is the <text:alphabetical-index-mark-start text:id="IMark140891416"/>primary<text:alphabetical-index-mark-end text:id="IMark140891416"/> <text:alphabetical-index-mark-start text:id="IMark136947256"/>key<text:alphabetical-index-mark-end text:id="IMark136947256"/> of this <text:alphabetical-index-mark-start text:id="IMark136743288"/>table<text:alphabetical-index-mark-end text:id="IMark136743288"/> with an eight as <text:alphabetical-index-mark-start text:id="IMark80544808"/>value<text:alphabetical-index-mark-end text:id="IMark80544808"/>. This means that this is the eight <text:alphabetical-index-mark-start text:id="IMark81539304"/>record<text:alphabetical-index-mark-end text:id="IMark81539304"/> in this <text:alphabetical-index-mark-start text:id="IMark133087144"/>table<text:alphabetical-index-mark-end text:id="IMark133087144"/>.</text:p>
      <text:p text:style-name="Text_20_body"/>
      <text:p text:style-name="Text_20_body"><text:alphabetical-index-mark-start text:id="IMark142215656"/><text:span text:style-name="T75">Context</text:span><text:alphabetical-index-mark-end text:id="IMark142215656"/><text:span text:style-name="T75"> = ‘ship’</text:span> indicates that the <text:alphabetical-index-mark-start text:id="IMark136826424"/>record<text:alphabetical-index-mark-end text:id="IMark136826424"/> is universal for use by the ship and its sub <text:alphabetical-index-mark-start text:id="IMark83432200"/>module<text:alphabetical-index-mark-end text:id="IMark83432200"/>s. There might be <text:alphabetical-index-mark-start text:id="IMark136013272"/>record<text:alphabetical-index-mark-end text:id="IMark136013272"/>s with a different <text:alphabetical-index-mark-start text:id="IMark139833112"/>context<text:alphabetical-index-mark-end text:id="IMark139833112"/>.</text:p>
      <text:p text:style-name="Text_20_body"><text:soft-page-break/></text:p>
      <text:p text:style-name="Text_20_body"><text:alphabetical-index-mark-start text:id="IMark139973592"/><text:span text:style-name="T75">Status</text:span><text:alphabetical-index-mark-end text:id="IMark139973592"/><text:span text:style-name="T75"> = ‘</text:span><text:alphabetical-index-mark-start text:id="IMark137236648"/><text:span text:style-name="T75">enabled</text:span><text:alphabetical-index-mark-end text:id="IMark137236648"/><text:span text:style-name="T75">’</text:span> <text:s/>means that the <text:alphabetical-index-mark-start text:id="IMark136832984"/>record<text:alphabetical-index-mark-end text:id="IMark136832984"/> is <text:alphabetical-index-mark-start text:id="IMark79424088"/>enabled<text:alphabetical-index-mark-end text:id="IMark79424088"/> and will be processed upon r<text:alphabetical-index-mark-start text:id="IMark138084264"/>equ<text:alphabetical-index-mark-end text:id="IMark138084264"/>est.</text:p>
      <text:p text:style-name="Text_20_body"/>
      <text:p text:style-name="Text_20_body"><text:alphabetical-index-mark-start text:id="IMark139947416"/><text:span text:style-name="T75">Item</text:span><text:alphabetical-index-mark-end text:id="IMark139947416"/><text:span text:style-name="T75"> = ‘Sun’</text:span> indicates that this <text:alphabetical-index-mark-start text:id="IMark139663112"/>record<text:alphabetical-index-mark-end text:id="IMark139663112"/> represents our sun.</text:p>
      <text:p text:style-name="Text_20_body"/>
      <text:p text:style-name="Text_20_body"><text:span text:style-name="T142">Description = ‘Our sun.’ <text:s/></text:span>describes briefly the <text:alphabetical-index-mark-start text:id="IMark136447592"/>record<text:alphabetical-index-mark-end text:id="IMark136447592"/>.</text:p>
      <text:p text:style-name="Text_20_body"/>
      <text:p text:style-name="Text_20_body"><text:span text:style-name="T75">Parent = 7</text:span> contains the Id <text:alphabetical-index-mark-start text:id="IMark55495432"/>value<text:alphabetical-index-mark-end text:id="IMark55495432"/> of the <text:alphabetical-index-mark-start text:id="IMark83028952"/>CB<text:alphabetical-index-mark-end text:id="IMark83028952"/>’s <text:alphabetical-index-mark-start text:id="IMark140056088"/>record<text:alphabetical-index-mark-end text:id="IMark140056088"/> to which the current <text:alphabetical-index-mark-start text:id="IMark81459672"/>record<text:alphabetical-index-mark-end text:id="IMark81459672"/> is subordinated as a child. In this case, <text:alphabetical-index-mark-start text:id="IMark142747704"/>record<text:alphabetical-index-mark-end text:id="IMark142747704"/> 8 – our Sun – is part of what <text:alphabetical-index-mark-start text:id="IMark131999096"/>record<text:alphabetical-index-mark-end text:id="IMark131999096"/> 7 represents – our <text:alphabetical-index-mark-start text:id="IMark136378152"/>sol<text:alphabetical-index-mark-end text:id="IMark136378152"/>ar <text:alphabetical-index-mark-start text:id="IMark137722776"/>system<text:alphabetical-index-mark-end text:id="IMark137722776"/>. In the case of binary <text:alphabetical-index-mark-start text:id="IMark142482568"/>system<text:alphabetical-index-mark-end text:id="IMark142482568"/>s we will have to star <text:alphabetical-index-mark-start text:id="IMark136402936"/>record<text:alphabetical-index-mark-end text:id="IMark136402936"/>s with the same star <text:alphabetical-index-mark-start text:id="IMark137399912"/>system<text:alphabetical-index-mark-end text:id="IMark137399912"/> parent <text:alphabetical-index-mark-start text:id="IMark138399656"/>record<text:alphabetical-index-mark-end text:id="IMark138399656"/>.</text:p>
      <text:p text:style-name="Text_20_body"/>
      <text:p text:style-name="Text_20_body"><text:span text:style-name="T75">Type = ‘star’</text:span> describes the kind of <text:alphabetical-index-mark-start text:id="IMark137418152"/>CB<text:alphabetical-index-mark-end text:id="IMark137418152"/> that this <text:alphabetical-index-mark-start text:id="IMark139228872"/>record<text:alphabetical-index-mark-end text:id="IMark139228872"/> represents.</text:p>
      <text:p text:style-name="Text_20_body"/>
      <text:p text:style-name="Text_20_body"><text:alphabetical-index-mark-start text:id="IMark139295064"/><text:alphabetical-index-mark-start text:id="IMark133093528"/><text:span text:style-name="T75">Key</text:span><text:alphabetical-index-mark-end text:id="IMark133093528"/><text:span text:style-name="T75">word</text:span><text:alphabetical-index-mark-end text:id="IMark139295064"/><text:span text:style-name="T75">s = ‘</text:span><text:alphabetical-index-mark-start text:id="IMark78961080"/><text:span text:style-name="T75">NA</text:span><text:alphabetical-index-mark-end text:id="IMark78961080"/><text:span text:style-name="T75">’</text:span> means that this <text:alphabetical-index-mark-start text:id="IMark82401576"/>record<text:alphabetical-index-mark-end text:id="IMark82401576"/> does not have yet any associated <text:alphabetical-index-mark-start text:id="IMark141856408"/><text:alphabetical-index-mark-start text:id="IMark143482216"/>ke<text:span text:style-name="T295">y</text:span><text:alphabetical-index-mark-end text:id="IMark143482216"/>word<text:alphabetical-index-mark-end text:id="IMark141856408"/>s for <text:alphabetical-index-mark-start text:id="IMark142269096"/>catalog<text:alphabetical-index-mark-end text:id="IMark142269096"/> searching.</text:p>
      <text:p text:style-name="Text_20_body"/>
      <text:p text:style-name="Text_20_body">This <text:alphabetical-index-mark-start text:id="IMark139817832"/>table<text:alphabetical-index-mark-end text:id="IMark139817832"/> has been implemented only recently, but in the future it will be used to generate <text:alphabetical-index-mark-start text:id="IMark140436088"/>ai<text:alphabetical-index-mark-start text:id="IMark142334632"/>plan<text:alphabetical-index-mark-end text:id="IMark142334632"/><text:alphabetical-index-mark-end text:id="IMark140436088"/>s and even <text:alphabetical-index-mark-start text:id="IMark81658856"/>scenario<text:alphabetical-index-mark-end text:id="IMark81658856"/> and <text:alphabetical-index-mark-start text:id="IMark79418744"/>CB<text:alphabetical-index-mark-end text:id="IMark79418744"/> files for <text:alphabetical-index-mark-start text:id="IMark84672776"/>OSFS<text:alphabetical-index-mark-end text:id="IMark84672776"/>, and as an interface to external <text:alphabetical-index-mark-start text:id="IMark140957528"/><text:alphabetical-index-mark-start text:id="IMark78140984"/><text:alphabetical-index-mark-start text:id="IMark142618856"/>celestia<text:alphabetical-index-mark-end text:id="IMark142618856"/><text:alphabetical-index-mark-end text:id="IMark78140984"/>l<text:alphabetical-index-mark-end text:id="IMark140957528"/> <text:alphabetical-index-mark-start text:id="IMark142002808"/>catalog<text:alphabetical-index-mark-end text:id="IMark142002808"/>s.</text:p>
      <text:p text:style-name="Text_20_body"/>
      <text:p text:style-name="Text_20_body"/>
      <text:h text:style-name="Heading_20_3" text:outline-level="3"><text:bookmark-start text:name="__RefHeading___Toc6426_1538881673"/>4.3.19. General description of <text:alphabetical-index-mark-start text:id="IMark140395672"/>Prg<text:alphabetical-index-mark-end text:id="IMark140395672"/>*sql files<text:bookmark-end text:name="__RefHeading___Toc6426_1538881673"/></text:h>
      <text:p text:style-name="Text_20_body"/>
      <text:p text:style-name="Text_20_body">These are intermediate files used to write .sql files with <text:alphabetical-index-mark-start text:id="IMark142230120"/>program<text:alphabetical-index-mark-end text:id="IMark142230120"/>s to be stored in <text:alphabetical-index-mark-start text:id="IMark138705976"/><text:span text:style-name="T75">sde_</text:span><text:alphabetical-index-mark-start text:id="IMark80890360"/><text:span text:style-name="T75">prg</text:span><text:alphabetical-index-mark-end text:id="IMark80890360"/><text:span text:style-name="T75">_</text:span><text:alphabetical-index-mark-start text:id="IMark139527448"/><text:span text:style-name="T75">rule</text:span><text:alphabetical-index-mark-end text:id="IMark139527448"/><text:span text:style-name="T75">s</text:span><text:alphabetical-index-mark-end text:id="IMark138705976"/>. The reason behind writing them in <text:alphabetical-index-mark-start text:id="IMark57085640"/>f<text:alphabetical-index-mark-start text:id="IMark137869432"/>lat<text:alphabetical-index-mark-end text:id="IMark137869432"/><text:alphabetical-index-mark-end text:id="IMark57085640"/> text files before is only a matter of convenience. You can write <text:alphabetical-index-mark-start text:id="IMark139530280"/>program<text:alphabetical-index-mark-end text:id="IMark139530280"/>s to be stored on <text:alphabetical-index-mark-start text:id="IMark132094248"/><text:span text:style-name="T75">sde_</text:span><text:alphabetical-index-mark-start text:id="IMark80675992"/><text:span text:style-name="T75">prg</text:span><text:alphabetical-index-mark-end text:id="IMark80675992"/><text:span text:style-name="T75">_</text:span><text:alphabetical-index-mark-start text:id="IMark139217736"/><text:span text:style-name="T75">rule</text:span><text:alphabetical-index-mark-end text:id="IMark139217736"/><text:span text:style-name="T75">s</text:span><text:alphabetical-index-mark-end text:id="IMark132094248"/> enti<text:alphabetical-index-mark-start text:id="IMark137032088"/>rel<text:alphabetical-index-mark-end text:id="IMark137032088"/>y without the steps involving the <text:alphabetical-index-mark-start text:id="IMark77620776"/>Prg<text:alphabetical-index-mark-end text:id="IMark77620776"/>*sql files. However, it might be much more easier to see what you are doing in this fashion.</text:p>
      <text:p text:style-name="Text_20_body"/>
      <text:p text:style-name="Text_20_body">You will find these files inside the <text:alphabetical-index-mark-start text:id="IMark80924376"/>database<text:alphabetical-index-mark-end text:id="IMark80924376"/>s/<text:alphabetical-index-mark-start text:id="IMark77622296"/><text:alphabetical-index-mark-start text:id="IMark79807384"/>DGIII<text:alphabetical-index-mark-end text:id="IMark79807384"/><text:alphabetical-index-mark-start text:id="IMark81710664"/>AI<text:alphabetical-index-mark-end text:id="IMark81710664"/><text:alphabetical-index-mark-end text:id="IMark77622296"/> folder. They do not work in conjunction with the <text:alphabetical-index-mark-start text:id="IMark141657784"/><text:alphabetical-index-mark-start text:id="IMark139961320"/>AI<text:alphabetical-index-mark-end text:id="IMark139961320"/>E<text:alphabetical-index-mark-end text:id="IMark141657784"/> as they are. You must copy each <text:alphabetical-index-mark-start text:id="IMark133171944"/>SQL<text:alphabetical-index-mark-end text:id="IMark133171944"/> snippet to <text:alphabetical-index-mark-start text:id="IMark81443992"/><text:span text:style-name="T75">sde_</text:span><text:alphabetical-index-mark-start text:id="IMark135734680"/><text:span text:style-name="T75">prg</text:span><text:alphabetical-index-mark-end text:id="IMark135734680"/><text:span text:style-name="T75">_</text:span><text:alphabetical-index-mark-start text:id="IMark84658728"/><text:span text:style-name="T75">rule</text:span><text:alphabetical-index-mark-end text:id="IMark84658728"/><text:span text:style-name="T75">s</text:span><text:alphabetical-index-mark-end text:id="IMark81443992"/> first.</text:p>
      <text:p text:style-name="Text_20_body"/>
      <text:p text:style-name="Text_20_body"><text:span text:style-name="T1">4.3.19.1.</text:span> <text:alphabetical-index-mark-start text:id="IMark80686968"/>Structure<text:alphabetical-index-mark-end text:id="IMark80686968"/> of a <text:alphabetical-index-mark-start text:id="IMark142402600"/>Prg<text:alphabetical-index-mark-end text:id="IMark142402600"/>*sql. file:</text:p>
      <text:p text:style-name="Text_20_body"/>
      <text:p text:style-name="Text_20_body"><text:soft-page-break/><text:span text:style-name="T1">4.3.19.1.1.</text:span> ‘--’ Indicates a comment. A commented line should not be copied into <text:alphabetical-index-mark-start text:id="IMark81760744"/><text:span text:style-name="T75">sde_</text:span><text:alphabetical-index-mark-start text:id="IMark131858440"/><text:span text:style-name="T75">prg</text:span><text:alphabetical-index-mark-end text:id="IMark131858440"/><text:span text:style-name="T75">_</text:span><text:alphabetical-index-mark-start text:id="IMark78262408"/><text:span text:style-name="T75">rule</text:span><text:alphabetical-index-mark-end text:id="IMark78262408"/><text:span text:style-name="T75">s</text:span><text:alphabetical-index-mark-end text:id="IMark81760744"/> except if it is a description for the Description field, which are also commented out. The reason for this is that in the text fields only pure <text:alphabetical-index-mark-start text:id="IMark79809560"/>SQL<text:alphabetical-index-mark-end text:id="IMark79809560"/> code is left uncommented so that <text:alphabetical-index-mark-start text:id="IMark141922376"/>edit<text:alphabetical-index-mark-end text:id="IMark141922376"/>ors capable of parsing <text:alphabetical-index-mark-start text:id="IMark141884728"/>SQL<text:alphabetical-index-mark-end text:id="IMark141884728"/> code can help you analyze the syntax and semantics of the code being written. Comments start with a double <text:alphabetical-index-mark-start text:id="IMark81243464"/>min<text:alphabetical-index-mark-end text:id="IMark81243464"/>us sign in <text:alphabetical-index-mark-start text:id="IMark79106792"/>SQL<text:alphabetical-index-mark-end text:id="IMark79106792"/>.</text:p>
      <text:p text:style-name="Text_20_body"/>
      <text:p text:style-name="Text_20_body"/>
      <text:p text:style-name="Text_20_body"><text:span text:style-name="T1">4.3.19.1.2.</text:span> A line of <text:alphabetical-index-mark-start text:id="IMark84639304"/>min<text:alphabetical-index-mark-end text:id="IMark84639304"/>us signs divides two <text:alphabetical-index-mark-start text:id="IMark139862904"/>record<text:alphabetical-index-mark-end text:id="IMark139862904"/>s.</text:p>
      <text:p text:style-name="Text_20_body"/>
      <text:p text:style-name="Text_20_body"/>
      <text:p text:style-name="Text_20_body"><text:span text:style-name="T1">4.3.19.1.3.</text:span> <text:span text:style-name="T299">N</text:span>, being <text:span text:style-name="T299">N</text:span> an integer number, indicates the <text:alphabetical-index-mark-start text:id="IMark78785736"/>s<text:alphabetical-index-mark-start text:id="IMark134064136"/>equ<text:alphabetical-index-mark-end text:id="IMark134064136"/>ence<text:alphabetical-index-mark-end text:id="IMark78785736"/> <text:alphabetical-index-mark-start text:id="IMark140853208"/>order<text:alphabetical-index-mark-end text:id="IMark140853208"/> of the snippets of code that follow and correspond to a single <text:alphabetical-index-mark-start text:id="IMark139896952"/>record<text:alphabetical-index-mark-end text:id="IMark139896952"/> in <text:alphabetical-index-mark-start text:id="IMark136657816"/><text:span text:style-name="T75">sde_</text:span><text:alphabetical-index-mark-start text:id="IMark142932984"/><text:span text:style-name="T75">prg</text:span><text:alphabetical-index-mark-end text:id="IMark142932984"/><text:span text:style-name="T75">_</text:span><text:alphabetical-index-mark-start text:id="IMark139659752"/><text:span text:style-name="T75">rule</text:span><text:alphabetical-index-mark-end text:id="IMark139659752"/><text:span text:style-name="T75">s</text:span><text:alphabetical-index-mark-end text:id="IMark136657816"/>.</text:p>
      <text:p text:style-name="Text_20_body"/>
      <text:p text:style-name="Text_20_body"/>
      <text:p text:style-name="Text_20_body"><text:span text:style-name="T58">4</text:span><text:span text:style-name="T1">.3.19.1.4.</text:span> The first <text:alphabetical-index-mark-start text:id="IMark141881192"/>SQL<text:alphabetical-index-mark-end text:id="IMark141881192"/> <text:alphabetical-index-mark-start text:id="IMark139351704"/>query<text:alphabetical-index-mark-end text:id="IMark139351704"/> after the line and the <text:alphabetical-index-mark-start text:id="IMark133405240"/>ordinal<text:alphabetical-index-mark-end text:id="IMark133405240"/>, usually a <text:alphabetical-index-mark-start text:id="IMark143399832"/>SELECT<text:alphabetical-index-mark-end text:id="IMark143399832"/>, corresponds to the <text:alphabetical-index-mark-start text:id="IMark78191336"/><text:span text:style-name="T75">C</text:span><text:span text:style-name="T146">on</text:span><text:span text:style-name="T75">dition</text:span><text:alphabetical-index-mark-end text:id="IMark78191336"/> field, meaning that you should copy that <text:alphabetical-index-mark-start text:id="IMark138495512"/>query<text:alphabetical-index-mark-end text:id="IMark138495512"/> into the <text:alphabetical-index-mark-start text:id="IMark84810728"/><text:span text:style-name="T75">Condition</text:span><text:alphabetical-index-mark-end text:id="IMark84810728"/> field of a new <text:alphabetical-index-mark-start text:id="IMark133953896"/>record<text:alphabetical-index-mark-end text:id="IMark133953896"/> in <text:alphabetical-index-mark-start text:id="IMark137891896"/><text:span text:style-name="T75">sde_</text:span><text:alphabetical-index-mark-start text:id="IMark142367864"/><text:span text:style-name="T75">prg</text:span><text:alphabetical-index-mark-end text:id="IMark142367864"/><text:span text:style-name="T75">_</text:span><text:alphabetical-index-mark-start text:id="IMark139450344"/><text:span text:style-name="T75">rule</text:span><text:alphabetical-index-mark-end text:id="IMark139450344"/><text:span text:style-name="T75">s</text:span><text:alphabetical-index-mark-end text:id="IMark137891896"/>.</text:p>
      <text:p text:style-name="Text_20_body"/>
      <text:p text:style-name="Text_20_body"/>
      <text:p text:style-name="Text_20_body"><text:span text:style-name="T58">4</text:span><text:span text:style-name="T1">.3.19.1.5.</text:span> The second snippet corresponds to the <text:alphabetical-index-mark-start text:id="IMark131948232"/><text:span text:style-name="T75">Action</text:span><text:alphabetical-index-mark-end text:id="IMark131948232"/> field. Usually consists of a fairly complex <text:alphabetical-index-mark-start text:id="IMark136778280"/>UPDATE<text:alphabetical-index-mark-end text:id="IMark136778280"/>, but can be a <text:alphabetical-index-mark-start text:id="IMark137618136"/><text:alphabetical-index-mark-start text:id="IMark138757752"/>DELETE<text:alphabetical-index-mark-end text:id="IMark138757752"/><text:alphabetical-index-mark-end text:id="IMark137618136"/> or <text:alphabetical-index-mark-start text:id="IMark69374632"/>INSERT<text:alphabetical-index-mark-end text:id="IMark69374632"/> snippet as well.</text:p>
      <text:p text:style-name="Text_20_body"/>
      <text:p text:style-name="Text_20_body"/>
      <text:p text:style-name="Text_20_body"><text:span text:style-name="T58">4</text:span><text:span text:style-name="T1">.3.19.1.6.</text:span> <text:s/>Following these two snippets and before a new line of <text:alphabetical-index-mark-start text:id="IMark139507512"/>min<text:alphabetical-index-mark-end text:id="IMark139507512"/>us signs comes a commented out <text:alphabetical-index-mark-start text:id="IMark70694936"/>string<text:alphabetical-index-mark-end text:id="IMark70694936"/> that describes what the <text:alphabetical-index-mark-start text:id="IMark132816376"/>rule<text:alphabetical-index-mark-end text:id="IMark132816376"/> does. This comment goes into the Description field of <text:alphabetical-index-mark-start text:id="IMark141875160"/><text:span text:style-name="T75">sde_</text:span><text:alphabetical-index-mark-start text:id="IMark136268184"/><text:span text:style-name="T75">pr</text:span><text:span text:style-name="T146">g</text:span><text:alphabetical-index-mark-end text:id="IMark136268184"/><text:span text:style-name="T75">_</text:span><text:alphabetical-index-mark-start text:id="IMark78963400"/><text:span text:style-name="T75">rule</text:span><text:alphabetical-index-mark-end text:id="IMark78963400"/><text:span text:style-name="T75">s</text:span><text:alphabetical-index-mark-end text:id="IMark141875160"/>.</text:p>
      <text:p text:style-name="Text_20_body"/>
      <text:p text:style-name="Text_20_body"/>
      <text:p text:style-name="Text_20_body"><text:span text:style-name="T58">4</text:span><text:span text:style-name="T1">.</text:span><text:span text:style-name="T58">3</text:span><text:span text:style-name="T1">.19.1.7.</text:span> Aside from what was descri<text:span text:style-name="T318">b</text:span>ed above, other fields need to be taken into account when <text:alphabetical-index-mark-start text:id="IMark139384888"/>adding<text:alphabetical-index-mark-end text:id="IMark139384888"/> a <text:alphabetical-index-mark-start text:id="IMark142359704"/>Prg<text:alphabetical-index-mark-end text:id="IMark142359704"/>*sql file to <text:span text:style-name="T75">sde_</text:span><text:alphabetical-index-mark-start text:id="IMark84427480"/><text:span text:style-name="T75">prg</text:span><text:alphabetical-index-mark-end text:id="IMark84427480"/><text:span text:style-name="T75"> _</text:span><text:alphabetical-index-mark-start text:id="IMark132656280"/><text:span text:style-name="T75">rule</text:span><text:alphabetical-index-mark-end text:id="IMark132656280"/><text:span text:style-name="T75">s</text:span>:</text:p>
      <text:p text:style-name="Text_20_body"/>
      <text:p text:style-name="Text_20_body"/>
      <text:p text:style-name="Text_20_body"><text:soft-page-break/><text:span text:style-name="T58">4</text:span><text:span text:style-name="T1">.</text:span><text:span text:style-name="T58">3</text:span><text:span text:style-name="T1">.19.1.7.1.</text:span> <text:span text:style-name="T75">Id</text:span> is set <text:alphabetical-index-mark-start text:id="IMark68159736"/>increment<text:alphabetical-index-mark-end text:id="IMark68159736"/>ally by the <text:alphabetical-index-mark-start text:id="IMark135485208"/><text:alphabetical-index-mark-start text:id="IMark137959944"/><text:alphabetical-index-mark-start text:id="IMark132648648"/>R<text:alphabetical-index-mark-start text:id="IMark134905080"/>DB<text:alphabetical-index-mark-end text:id="IMark134905080"/><text:alphabetical-index-mark-end text:id="IMark132648648"/><text:alphabetical-index-mark-end text:id="IMark137959944"/>MS<text:alphabetical-index-mark-end text:id="IMark135485208"/>. Users must not interfere with the auto <text:alphabetical-index-mark-start text:id="IMark139479752"/>increment<text:alphabetical-index-mark-end text:id="IMark139479752"/> set by <text:alphabetical-index-mark-start text:id="IMark79794696"/>default<text:alphabetical-index-mark-end text:id="IMark79794696"/> for this field.</text:p>
      <text:p text:style-name="Text_20_body"/>
      <text:p text:style-name="Text_20_body"/>
      <text:p text:style-name="Text_20_body"><text:span text:style-name="T58">4</text:span><text:span text:style-name="T1">.</text:span><text:span text:style-name="T58">3</text:span><text:span text:style-name="T1">.19.1.7.2.</text:span> <text:alphabetical-index-mark-start text:id="IMark80689432"/><text:span text:style-name="T75">Context</text:span><text:alphabetical-index-mark-end text:id="IMark80689432"/> should receive the name of the <text:alphabetical-index-mark-start text:id="IMark51817288"/>Prg<text:alphabetical-index-mark-end text:id="IMark51817288"/>*sql file with no <text:alphabetical-index-mark-start text:id="IMark81440296"/>capital<text:alphabetical-index-mark-end text:id="IMark81440296"/> letters, just as it is in the first line of the <text:alphabetical-index-mark-start text:id="IMark137459416"/>example<text:alphabetical-index-mark-end text:id="IMark137459416"/> below<text:span text:style-name="T315">(see </text:span><text:span text:style-name="T1">[</text:span><text:span text:style-name="T50">4.3.19.</text:span><text:span text:style-name="T49">2.</text:span><text:span text:style-name="T1">]</text:span><text:span text:style-name="T315">)</text:span>.</text:p>
      <text:p text:style-name="Text_20_body"/>
      <text:p text:style-name="Text_20_body"/>
      <text:p text:style-name="Text_20_body"><text:span text:style-name="T58">4</text:span><text:span text:style-name="T1">.</text:span><text:span text:style-name="T58">3</text:span><text:span text:style-name="T1">.19.1.7.</text:span><text:span text:style-name="T51">3</text:span><text:span text:style-name="T1">.</text:span> <text:span text:style-name="T145">Prob</text:span> <text:span text:style-name="T300">should be set to 1, unless the </text:span><text:alphabetical-index-mark-start text:id="IMark83667416"/><text:span text:style-name="T300">rule</text:span><text:alphabetical-index-mark-end text:id="IMark83667416"/><text:span text:style-name="T300"> is a </text:span><text:alphabetical-index-mark-start text:id="IMark36600648"/><text:span text:style-name="T300">probabilistic</text:span><text:alphabetical-index-mark-end text:id="IMark36600648"/><text:span text:style-name="T300"> one (not yet fully implemented at the </text:span><text:alphabetical-index-mark-start text:id="IMark141625064"/><text:span text:style-name="T300">time</text:span><text:alphabetical-index-mark-end text:id="IMark141625064"/><text:span text:style-name="T300"> of this writing, so set it to 1 always, for now).</text:span></text:p>
      <text:p text:style-name="Text_20_body"/>
      <text:p text:style-name="Text_20_body"/>
      <text:p text:style-name="Text_20_body"><text:span text:style-name="T1">4.3.19.</text:span><text:span text:style-name="T49">2.</text:span> <text:alphabetical-index-mark-start text:id="IMark139701960"/>Prg<text:alphabetical-index-mark-end text:id="IMark139701960"/>*sql <text:alphabetical-index-mark-start text:id="IMark82508952"/>example<text:alphabetical-index-mark-end text:id="IMark82508952"/>:</text:p>
      <text:p text:style-name="Text_20_body"/>
      <text:p text:style-name="Text_20_body">-- <text:alphabetical-index-mark-start text:id="IMark84811800"/>prg<text:alphabetical-index-mark-end text:id="IMark84811800"/>1.0</text:p>
      <text:p text:style-name="Text_20_body">-- Test <text:alphabetical-index-mark-start text:id="IMark82385256"/>program<text:alphabetical-index-mark-end text:id="IMark82385256"/>. Concept development. Not used in actual <text:alphabetical-index-mark-start text:id="IMark140565272"/>flight<text:alphabetical-index-mark-end text:id="IMark140565272"/> operations.</text:p>
      <text:p text:style-name="Text_20_body">--------------------------------------------------------------------------------</text:p>
      <text:p text:style-name="Text_20_body">1<text:tab/></text:p>
      <text:p text:style-name="Text_20_body"/>
      <text:p text:style-name="Text_20_body"><text:alphabetical-index-mark-start text:id="IMark136206664"/>SELECT<text:alphabetical-index-mark-end text:id="IMark136206664"/> <text:alphabetical-index-mark-start text:id="IMark137805400"/>Value<text:alphabetical-index-mark-end text:id="IMark137805400"/> FROM sde_<text:alphabetical-index-mark-start text:id="IMark78331768"/>fact<text:alphabetical-index-mark-end text:id="IMark78331768"/>s WHERE <text:alphabetical-index-mark-start text:id="IMark132472680"/>Item<text:alphabetical-index-mark-end text:id="IMark132472680"/> = '<text:alphabetical-index-mark-start text:id="IMark142383784"/>sub<text:alphabetical-index-mark-start text:id="IMark71953576"/>mode<text:alphabetical-index-mark-end text:id="IMark71953576"/><text:alphabetical-index-mark-end text:id="IMark142383784"/>_<text:alphabetical-index-mark-start text:id="IMark142962104"/>prg<text:alphabetical-index-mark-end text:id="IMark142962104"/>_<text:alphabetical-index-mark-start text:id="IMark134674664"/>counter<text:alphabetical-index-mark-end text:id="IMark134674664"/>' AND <text:alphabetical-index-mark-start text:id="IMark81664072"/>Value<text:alphabetical-index-mark-end text:id="IMark81664072"/> &gt;= 2<text:tab/></text:p>
      <text:p text:style-name="Text_20_body"/>
      <text:p text:style-name="Text_20_body"><text:alphabetical-index-mark-start text:id="IMark134381432"/>UPDATE<text:alphabetical-index-mark-end text:id="IMark134381432"/> sde_<text:alphabetical-index-mark-start text:id="IMark143451624"/>fact<text:alphabetical-index-mark-end text:id="IMark143451624"/>s SET <text:alphabetical-index-mark-start text:id="IMark20082360"/>Value<text:alphabetical-index-mark-end text:id="IMark20082360"/> = ( ( <text:alphabetical-index-mark-start text:id="IMark68688616"/>SELECT<text:alphabetical-index-mark-end text:id="IMark68688616"/> <text:alphabetical-index-mark-start text:id="IMark139930552"/>Value<text:alphabetical-index-mark-end text:id="IMark139930552"/> FROM sde_<text:alphabetical-index-mark-start text:id="IMark51296600"/>fact<text:alphabetical-index-mark-end text:id="IMark51296600"/>s WHERE <text:alphabetical-index-mark-start text:id="IMark139748280"/>Item<text:alphabetical-index-mark-end text:id="IMark139748280"/> = 'test_<text:alphabetical-index-mark-start text:id="IMark80958408"/>fact<text:alphabetical-index-mark-end text:id="IMark80958408"/>_1' ) + 1 ) <text:s/>WHERE <text:alphabetical-index-mark-start text:id="IMark142527992"/>Status<text:alphabetical-index-mark-end text:id="IMark142527992"/> = '<text:alphabetical-index-mark-start text:id="IMark134790184"/>applykb<text:alphabetical-index-mark-start text:id="IMark69466312"/>rule<text:alphabetical-index-mark-end text:id="IMark69466312"/>s<text:alphabetical-index-mark-end text:id="IMark134790184"/>' AND <text:alphabetical-index-mark-start text:id="IMark82910504"/>Item<text:alphabetical-index-mark-end text:id="IMark82910504"/> = 'test_<text:alphabetical-index-mark-start text:id="IMark134490792"/>fact<text:alphabetical-index-mark-end text:id="IMark134490792"/>_1'<text:tab/></text:p>
      <text:p text:style-name="Text_20_body"/>
      <text:p text:style-name="Text_20_body">-- <text:alphabetical-index-mark-start text:id="IMark135797096"/>Prg<text:alphabetical-index-mark-end text:id="IMark135797096"/>1.0 definition. Test <text:alphabetical-index-mark-start text:id="IMark59682504"/>program<text:alphabetical-index-mark-end text:id="IMark59682504"/> that increases the <text:alphabetical-index-mark-start text:id="IMark78951672"/>value<text:alphabetical-index-mark-end text:id="IMark78951672"/> of test <text:alphabetical-index-mark-start text:id="IMark52378152"/>fact<text:alphabetical-index-mark-end text:id="IMark52378152"/> 1.</text:p>
      <text:p text:style-name="Text_20_body">--------------------------------------------------------------------------------</text:p>
      <text:p text:style-name="Text_20_body">2<text:tab/></text:p>
      <text:p text:style-name="Text_20_body"/>
      <text:p text:style-name="Text_20_body"><text:alphabetical-index-mark-start text:id="IMark142351016"/>SELECT<text:alphabetical-index-mark-end text:id="IMark142351016"/> <text:alphabetical-index-mark-start text:id="IMark143088936"/>Value<text:alphabetical-index-mark-end text:id="IMark143088936"/> FROM sde_<text:alphabetical-index-mark-start text:id="IMark136816536"/>fact<text:alphabetical-index-mark-end text:id="IMark136816536"/>s WHERE <text:alphabetical-index-mark-start text:id="IMark133728312"/>Item<text:alphabetical-index-mark-end text:id="IMark133728312"/> = '<text:alphabetical-index-mark-start text:id="IMark136942120"/>sub<text:alphabetical-index-mark-start text:id="IMark134598584"/>mode<text:alphabetical-index-mark-end text:id="IMark134598584"/><text:alphabetical-index-mark-end text:id="IMark136942120"/>_<text:alphabetical-index-mark-start text:id="IMark132089400"/>prg<text:alphabetical-index-mark-end text:id="IMark132089400"/>_<text:alphabetical-index-mark-start text:id="IMark83638856"/>counter<text:alphabetical-index-mark-end text:id="IMark83638856"/>' AND <text:alphabetical-index-mark-start text:id="IMark138675480"/>Value<text:alphabetical-index-mark-end text:id="IMark138675480"/> &gt;= 100<text:tab/></text:p>
      <text:p text:style-name="Text_20_body"/>
      <text:p text:style-name="Text_20_body"><text:alphabetical-index-mark-start text:id="IMark139039128"/>UPDATE<text:alphabetical-index-mark-end text:id="IMark139039128"/> sde_<text:alphabetical-index-mark-start text:id="IMark143403240"/>fact<text:alphabetical-index-mark-end text:id="IMark143403240"/>s SET <text:alphabetical-index-mark-start text:id="IMark132171768"/>Value<text:alphabetical-index-mark-end text:id="IMark132171768"/> = 1 <text:s/>WHERE <text:alphabetical-index-mark-start text:id="IMark84338088"/>Status<text:alphabetical-index-mark-end text:id="IMark84338088"/> = '<text:alphabetical-index-mark-start text:id="IMark134584648"/>applykb<text:alphabetical-index-mark-start text:id="IMark135954632"/>rule<text:alphabetical-index-mark-end text:id="IMark135954632"/>s<text:alphabetical-index-mark-end text:id="IMark134584648"/>' AND <text:alphabetical-index-mark-start text:id="IMark136960968"/>Item<text:alphabetical-index-mark-end text:id="IMark136960968"/> = '<text:alphabetical-index-mark-start text:id="IMark81539304"/>sub<text:alphabetical-index-mark-start text:id="IMark133087144"/>mode<text:alphabetical-index-mark-end text:id="IMark133087144"/><text:alphabetical-index-mark-end text:id="IMark81539304"/>_<text:alphabetical-index-mark-start text:id="IMark80544808"/>prg<text:alphabetical-index-mark-end text:id="IMark80544808"/>_rst'<text:tab/></text:p>
      <text:p text:style-name="Text_20_body"><text:soft-page-break/></text:p>
      <text:p text:style-name="Text_20_body">-- <text:alphabetical-index-mark-start text:id="IMark133514456"/>Prg<text:alphabetical-index-mark-end text:id="IMark133514456"/>1.0 definition. Resets <text:alphabetical-index-mark-start text:id="IMark139083928"/>sub<text:alphabetical-index-mark-start text:id="IMark83407688"/>mode<text:alphabetical-index-mark-end text:id="IMark83407688"/><text:alphabetical-index-mark-end text:id="IMark139083928"/> <text:alphabetical-index-mark-start text:id="IMark141792888"/>prg<text:alphabetical-index-mark-end text:id="IMark141792888"/> when <text:alphabetical-index-mark-start text:id="IMark142215656"/>sub<text:alphabetical-index-mark-start text:id="IMark141815688"/>mode<text:alphabetical-index-mark-end text:id="IMark141815688"/><text:alphabetical-index-mark-end text:id="IMark142215656"/> <text:alphabetical-index-mark-start text:id="IMark136013272"/>prg<text:alphabetical-index-mark-end text:id="IMark136013272"/> <text:alphabetical-index-mark-start text:id="IMark139833112"/>counter<text:alphabetical-index-mark-end text:id="IMark139833112"/> reaches 100.</text:p>
      <text:p text:style-name="Text_20_body">--------------------------------------------------------------------------------</text:p>
      <text:p text:style-name="Text_20_body">3<text:tab/></text:p>
      <text:p text:style-name="Text_20_body"/>
      <text:p text:style-name="Text_20_body"><text:alphabetical-index-mark-start text:id="IMark132002632"/>SELECT<text:alphabetical-index-mark-end text:id="IMark132002632"/> <text:alphabetical-index-mark-start text:id="IMark139947416"/>Value<text:alphabetical-index-mark-end text:id="IMark139947416"/> FROM sde_<text:alphabetical-index-mark-start text:id="IMark132740360"/>fact<text:alphabetical-index-mark-end text:id="IMark132740360"/>s WHERE <text:alphabetical-index-mark-start text:id="IMark132086984"/>Item<text:alphabetical-index-mark-end text:id="IMark132086984"/> = '<text:alphabetical-index-mark-start text:id="IMark139663112"/>sub<text:alphabetical-index-mark-start text:id="IMark142245624"/>mode<text:alphabetical-index-mark-end text:id="IMark142245624"/><text:alphabetical-index-mark-end text:id="IMark139663112"/>_<text:alphabetical-index-mark-start text:id="IMark77924968"/>prg<text:alphabetical-index-mark-end text:id="IMark77924968"/>_<text:alphabetical-index-mark-start text:id="IMark140269752"/>counter<text:alphabetical-index-mark-end text:id="IMark140269752"/>' AND <text:alphabetical-index-mark-start text:id="IMark132078360"/>Value<text:alphabetical-index-mark-end text:id="IMark132078360"/> &gt;= 100<text:tab/></text:p>
      <text:p text:style-name="Text_20_body"/>
      <text:p text:style-name="Text_20_body"><text:alphabetical-index-mark-start text:id="IMark142482568"/><text:alphabetical-index-mark-start text:id="IMark137722776"/>DELETE<text:alphabetical-index-mark-end text:id="IMark137722776"/><text:alphabetical-index-mark-end text:id="IMark142482568"/> FROM <text:alphabetical-index-mark-start text:id="IMark136378152"/>sde_<text:alphabetical-index-mark-start text:id="IMark131999096"/>rule<text:alphabetical-index-mark-end text:id="IMark131999096"/>s<text:alphabetical-index-mark-end text:id="IMark136378152"/> WHERE <text:alphabetical-index-mark-start text:id="IMark142747704"/>Context<text:alphabetical-index-mark-end text:id="IMark142747704"/> = ( <text:alphabetical-index-mark-start text:id="IMark81459672"/>SELECT<text:alphabetical-index-mark-end text:id="IMark81459672"/> ( '<text:alphabetical-index-mark-start text:id="IMark140056088"/>prg<text:alphabetical-index-mark-end text:id="IMark140056088"/>' || CAST( ( <text:alphabetical-index-mark-start text:id="IMark83028952"/>SELECT<text:alphabetical-index-mark-end text:id="IMark83028952"/> <text:alphabetical-index-mark-start text:id="IMark55495432"/>Value<text:alphabetical-index-mark-end text:id="IMark55495432"/> FROM sde_<text:alphabetical-index-mark-start text:id="IMark78929672"/>fact<text:alphabetical-index-mark-end text:id="IMark78929672"/>s WHERE <text:alphabetical-index-mark-start text:id="IMark82396328"/>Item<text:alphabetical-index-mark-end text:id="IMark82396328"/> = 'cur_ver_<text:alphabetical-index-mark-start text:id="IMark141770968"/>prg<text:alphabetical-index-mark-end text:id="IMark141770968"/>1' ) AS TEXT ) ) )<text:tab/></text:p>
      <text:p text:style-name="Text_20_body"/>
      <text:p text:style-name="Text_20_body">-- <text:alphabetical-index-mark-start text:id="IMark133390824"/>Prg<text:alphabetical-index-mark-end text:id="IMark133390824"/>1.0 definition. <text:alphabetical-index-mark-start text:id="IMark133093528"/><text:alphabetical-index-mark-start text:id="IMark73659032"/>Delete<text:alphabetical-index-mark-end text:id="IMark73659032"/><text:alphabetical-index-mark-end text:id="IMark133093528"/> from sde <text:alphabetical-index-mark-start text:id="IMark139295064"/>fact<text:alphabetical-index-mark-end text:id="IMark139295064"/>s <text:alphabetical-index-mark-start text:id="IMark143176840"/>record<text:alphabetical-index-mark-end text:id="IMark143176840"/>s be<text:alphabetical-index-mark-start text:id="IMark132093176"/>lon<text:alphabetical-index-mark-end text:id="IMark132093176"/>ging to cur ver <text:alphabetical-index-mark-start text:id="IMark78961080"/>prg<text:alphabetical-index-mark-end text:id="IMark78961080"/>1.</text:p>
      <text:p text:style-name="Text_20_body">--------------------------------------------------------------------------------</text:p>
      <text:p text:style-name="Text_20_body"/>
      <text:p text:style-name="Text_20_body">It is possible to copy these <text:alphabetical-index-mark-start text:id="IMark142618856"/>Prg<text:alphabetical-index-mark-end text:id="IMark142618856"/>*sql files into <text:alphabetical-index-mark-start text:id="IMark84672776"/><text:span text:style-name="T75">sde_</text:span><text:alphabetical-index-mark-start text:id="IMark79418744"/><text:span text:style-name="T75">prg</text:span><text:alphabetical-index-mark-end text:id="IMark79418744"/><text:span text:style-name="T75">_</text:span><text:alphabetical-index-mark-start text:id="IMark81658856"/><text:span text:style-name="T75">rule</text:span><text:alphabetical-index-mark-end text:id="IMark81658856"/><text:span text:style-name="T75">s</text:span><text:alphabetical-index-mark-end text:id="IMark84672776"/> in many ways. So far I have copied and pasted the data using a visual <text:alphabetical-index-mark-start text:id="IMark140436088"/>DB<text:alphabetical-index-mark-end text:id="IMark140436088"/> <text:alphabetical-index-mark-start text:id="IMark142334632"/>edit<text:alphabetical-index-mark-end text:id="IMark142334632"/>or..</text:p>
      <text:p text:style-name="Text_20_body"/>
      <text:p text:style-name="Text_20_body"/>
      <text:h text:style-name="Heading_20_3" text:outline-level="3"><text:bookmark-start text:name="__RefHeading___Toc6428_1538881673"/>4.3.<text:span text:style-name="T301">20</text:span>. General description of <text:alphabetical-index-mark-start text:id="IMark137912584"/><text:span text:style-name="T317">pln</text:span><text:alphabetical-index-mark-end text:id="IMark137912584"/>*sql files<text:bookmark-end text:name="__RefHeading___Toc6428_1538881673"/></text:h>
      <text:p text:style-name="Text_20_body"/>
      <text:p text:style-name="Text_20_body">These are intermediate files that facilitate the <text:alphabetical-index-mark-start text:id="IMark141886520"/>edit<text:alphabetical-index-mark-end text:id="IMark141886520"/>ion if <text:alphabetical-index-mark-start text:id="IMark80675992"/>ai<text:alphabetical-index-mark-start text:id="IMark137505592"/>plan<text:alphabetical-index-mark-end text:id="IMark137505592"/><text:alphabetical-index-mark-end text:id="IMark80675992"/>s and their data. </text:p>
      <text:p text:style-name="Text_20_body"/>
      <text:p text:style-name="Text_20_body">You will find these files inside the <text:alphabetical-index-mark-start text:id="IMark140883544"/>database<text:alphabetical-index-mark-end text:id="IMark140883544"/>s/<text:alphabetical-index-mark-start text:id="IMark142577944"/><text:alphabetical-index-mark-start text:id="IMark133171944"/>DGIII<text:alphabetical-index-mark-end text:id="IMark133171944"/><text:alphabetical-index-mark-start text:id="IMark141657784"/>AI<text:alphabetical-index-mark-end text:id="IMark141657784"/><text:alphabetical-index-mark-end text:id="IMark142577944"/> folder. They do not work in conjunction with the <text:alphabetical-index-mark-start text:id="IMark139961320"/><text:alphabetical-index-mark-start text:id="IMark77622296"/>AI<text:alphabetical-index-mark-end text:id="IMark77622296"/>E<text:alphabetical-index-mark-end text:id="IMark139961320"/> as they are. You must copy each <text:alphabetical-index-mark-start text:id="IMark81710664"/>SQL<text:alphabetical-index-mark-end text:id="IMark81710664"/> snippet to <text:alphabetical-index-mark-start text:id="IMark79807384"/><text:span text:style-name="T75">sde_</text:span><text:alphabetical-index-mark-start text:id="IMark80924376"/><text:span text:style-name="T75">prg</text:span><text:alphabetical-index-mark-end text:id="IMark80924376"/><text:span text:style-name="T75">_</text:span><text:alphabetical-index-mark-start text:id="IMark134374360"/><text:span text:style-name="T146">wpt</text:span><text:alphabetical-index-mark-end text:id="IMark134374360"/><text:alphabetical-index-mark-end text:id="IMark79807384"/> first.</text:p>
      <text:p text:style-name="Text_20_body"/>
      <text:p text:style-name="Text_20_body"><text:span text:style-name="T1">4.3.</text:span><text:span text:style-name="T52">20</text:span><text:span text:style-name="T1">.1.</text:span> <text:alphabetical-index-mark-start text:id="IMark142402600"/>Structure<text:alphabetical-index-mark-end text:id="IMark142402600"/> of a <text:alphabetical-index-mark-start text:id="IMark81284104"/><text:span text:style-name="T301">pln</text:span><text:alphabetical-index-mark-end text:id="IMark81284104"/>*sql. file:</text:p>
      <text:p text:style-name="Text_20_body"/>
      <text:p text:style-name="Text_20_body"/>
      <text:p text:style-name="Text_20_body"><text:span text:style-name="T1">4.3.</text:span><text:span text:style-name="T53">20</text:span><text:span text:style-name="T1">.1.1.</text:span> ‘--’ Indicates a comment. <text:span text:style-name="T302">Lines that are commented out in this way should not be copied into </text:span><text:alphabetical-index-mark-start text:id="IMark136390616"/><text:span text:style-name="T147">sde_</text:span><text:alphabetical-index-mark-start text:id="IMark143111864"/><text:span text:style-name="T147">prg</text:span><text:alphabetical-index-mark-end text:id="IMark143111864"/><text:span text:style-name="T147">_</text:span><text:alphabetical-index-mark-start text:id="IMark138094920"/><text:span text:style-name="T147">wpt</text:span><text:alphabetical-index-mark-end text:id="IMark138094920"/><text:alphabetical-index-mark-end text:id="IMark136390616"/><text:span text:style-name="T302"> (See </text:span><text:span text:style-name="T53">[</text:span><text:span text:style-name="T1">4.3.19.1.1.</text:span><text:span text:style-name="T53">]</text:span><text:span text:style-name="T315">).</text:span></text:p>
      <text:p text:style-name="Text_20_body"/>
      <text:p text:style-name="Text_20_body"/>
      <text:p text:style-name="Text_20_body"><text:soft-page-break/><text:span text:style-name="T49">4.3.</text:span><text:span text:style-name="T55">20</text:span><text:span text:style-name="T49">.1.</text:span><text:span text:style-name="T54">2</text:span><text:span text:style-name="T49">.</text:span> Aside from what is specified in <text:span text:style-name="T1">[4.3.20.1.1.]</text:span>, each line in a <text:alphabetical-index-mark-start text:id="IMark139659752"/>pln<text:alphabetical-index-mark-end text:id="IMark139659752"/>*sql represents a whole <text:alphabetical-index-mark-start text:id="IMark132467208"/><text:span text:style-name="T75">sde_</text:span><text:alphabetical-index-mark-start text:id="IMark141636024"/><text:span text:style-name="T75">prg</text:span><text:alphabetical-index-mark-end text:id="IMark141636024"/><text:span text:style-name="T75">_</text:span><text:alphabetical-index-mark-start text:id="IMark136657816"/><text:span text:style-name="T75">wpt</text:span><text:alphabetical-index-mark-end text:id="IMark136657816"/><text:alphabetical-index-mark-end text:id="IMark132467208"/> <text:alphabetical-index-mark-start text:id="IMark81497224"/>record<text:alphabetical-index-mark-end text:id="IMark81497224"/> <text:span text:style-name="T303">and data must be copied according to </text:span>:</text:p>
      <text:p text:style-name="Text_20_body"/>
      <text:p text:style-name="Text_20_body"/>
      <text:p text:style-name="Text_20_body"><text:span text:style-name="T49">4.3.</text:span><text:span text:style-name="T55">20</text:span><text:span text:style-name="T49">.1.</text:span><text:span text:style-name="T54">2.</text:span><text:span text:style-name="T56">1</text:span><text:span text:style-name="T49">.</text:span> <text:alphabetical-index-mark-start text:id="IMark142363112"/><text:span text:style-name="T148">Context</text:span><text:alphabetical-index-mark-end text:id="IMark142363112"/><text:span text:style-name="T304"> ← Col 1.</text:span></text:p>
      <text:p text:style-name="Text_20_body"/>
      <text:p text:style-name="Text_20_body"/>
      <text:p text:style-name="Text_20_body"><text:span text:style-name="T49">4.3.</text:span><text:span text:style-name="T55">20</text:span><text:span text:style-name="T49">.1.</text:span><text:span text:style-name="T54">2.</text:span><text:span text:style-name="T56">2</text:span><text:span text:style-name="T49">.</text:span> <text:alphabetical-index-mark-start text:id="IMark135356424"/><text:span text:style-name="T148">Status</text:span><text:alphabetical-index-mark-end text:id="IMark135356424"/><text:span text:style-name="T304"> ← Col 2.</text:span></text:p>
      <text:p text:style-name="Text_20_body"/>
      <text:p text:style-name="Text_20_body"/>
      <text:p text:style-name="Text_20_body"><text:span text:style-name="T49">4.3.</text:span><text:span text:style-name="T55">20</text:span><text:span text:style-name="T49">.1.</text:span><text:span text:style-name="T54">2.</text:span><text:span text:style-name="T56">3</text:span><text:span text:style-name="T49">.</text:span> <text:span text:style-name="T148">Num</text:span><text:span text:style-name="T304"> ← Col 3.</text:span></text:p>
      <text:p text:style-name="Text_20_body"/>
      <text:p text:style-name="Text_20_body"/>
      <text:p text:style-name="Text_20_body"><text:span text:style-name="T49">4.3.</text:span><text:span text:style-name="T55">20</text:span><text:span text:style-name="T49">.1.</text:span><text:span text:style-name="T54">2.</text:span><text:span text:style-name="T56">4</text:span><text:span text:style-name="T49">.</text:span> <text:alphabetical-index-mark-start text:id="IMark134905080"/><text:span text:style-name="T148">Lat</text:span><text:alphabetical-index-mark-end text:id="IMark134905080"/><text:span text:style-name="T304"> ← Col 4.</text:span></text:p>
      <text:p text:style-name="Text_20_body"/>
      <text:p text:style-name="Text_20_body"/>
      <text:p text:style-name="Text_20_body"><text:span text:style-name="T49">4.3.</text:span><text:span text:style-name="T55">20</text:span><text:span text:style-name="T49">.1.</text:span><text:span text:style-name="T54">2.</text:span><text:span text:style-name="T56">5</text:span><text:span text:style-name="T49">.</text:span> <text:alphabetical-index-mark-start text:id="IMark142486728"/><text:span text:style-name="T148">Lon</text:span><text:alphabetical-index-mark-end text:id="IMark142486728"/><text:span text:style-name="T304"> ← Col 5.</text:span></text:p>
      <text:p text:style-name="Text_20_body"/>
      <text:p text:style-name="Text_20_body"/>
      <text:p text:style-name="Text_20_body"><text:span text:style-name="T49">4.3.</text:span><text:span text:style-name="T55">20</text:span><text:span text:style-name="T49">.1.</text:span><text:span text:style-name="T54">2.</text:span><text:span text:style-name="T56">6</text:span><text:span text:style-name="T49">.</text:span> <text:alphabetical-index-mark-start text:id="IMark77940632"/><text:span text:style-name="T148">Alt</text:span><text:alphabetical-index-mark-end text:id="IMark77940632"/><text:span text:style-name="T304"> ← Col 6.</text:span></text:p>
      <text:p text:style-name="Text_20_body"/>
      <text:p text:style-name="Text_20_body"/>
      <text:p text:style-name="Text_20_body"><text:span text:style-name="T49">4.3.</text:span><text:span text:style-name="T55">20</text:span><text:span text:style-name="T49">.1.</text:span><text:span text:style-name="T54">2.</text:span><text:span text:style-name="T56">7</text:span><text:span text:style-name="T49">.</text:span> <text:alphabetical-index-mark-start text:id="IMark81664072"/><text:span text:style-name="T148">Dist</text:span><text:alphabetical-index-mark-end text:id="IMark81664072"/><text:span text:style-name="T304"> ← Col 7.</text:span></text:p>
      <text:p text:style-name="Text_20_body"/>
      <text:p text:style-name="Text_20_body"/>
      <text:p text:style-name="Text_20_body"><text:span text:style-name="T49">4.3.</text:span><text:span text:style-name="T55">20</text:span><text:span text:style-name="T49">.1.</text:span><text:span text:style-name="T54">2.</text:span><text:span text:style-name="T56">8</text:span><text:span text:style-name="T49">.</text:span> <text:alphabetical-index-mark-start text:id="IMark143451624"/><text:span text:style-name="T148">Time</text:span><text:alphabetical-index-mark-end text:id="IMark143451624"/><text:span text:style-name="T304"> ← Col 8.</text:span></text:p>
      <text:p text:style-name="Text_20_body"/>
      <text:p text:style-name="Text_20_body"/>
      <text:p text:style-name="Text_20_body"><text:span text:style-name="T49">4.3.</text:span><text:span text:style-name="T55">20</text:span><text:span text:style-name="T49">.1.</text:span><text:span text:style-name="T54">2.</text:span><text:span text:style-name="T56">9</text:span><text:span text:style-name="T49">.</text:span> <text:span text:style-name="T148">Speed</text:span><text:span text:style-name="T304"> ← Col 9.</text:span></text:p>
      <text:p text:style-name="Text_20_body"/>
      <text:p text:style-name="Text_20_body"><text:soft-page-break/></text:p>
      <text:p text:style-name="Text_20_body"><text:span text:style-name="T49">4.3.</text:span><text:span text:style-name="T55">20</text:span><text:span text:style-name="T49">.1.</text:span><text:span text:style-name="T54">2.</text:span><text:span text:style-name="T56">10</text:span><text:span text:style-name="T49">.</text:span> <text:alphabetical-index-mark-start text:id="IMark139833112"/><text:span text:style-name="T149">Action</text:span><text:alphabetical-index-mark-end text:id="IMark139833112"/><text:span text:style-name="T303"> ← Col 10.</text:span></text:p>
      <text:p text:style-name="Text_20_body"/>
      <text:p text:style-name="Text_20_body"/>
      <text:p text:style-name="Text_20_body"><text:span text:style-name="T49">4.3.</text:span><text:span text:style-name="T55">20</text:span><text:span text:style-name="T49">.1.</text:span><text:span text:style-name="T54">2.</text:span><text:span text:style-name="T56">11</text:span><text:span text:style-name="T49">.</text:span> <text:alphabetical-index-mark-start text:id="IMark137657800"/><text:span text:style-name="T148">Brg</text:span><text:alphabetical-index-mark-end text:id="IMark137657800"/><text:span text:style-name="T304"> ← Col 11.</text:span></text:p>
      <text:p text:style-name="Text_20_body"/>
      <text:p text:style-name="Text_20_body"/>
      <text:p text:style-name="Text_20_body"><text:span text:style-name="T49">4.3.</text:span><text:span text:style-name="T55">20</text:span><text:span text:style-name="T49">.1.</text:span><text:span text:style-name="T54">2.</text:span><text:span text:style-name="T56">12</text:span><text:span text:style-name="T49">.</text:span> <text:alphabetical-index-mark-start text:id="IMark83028952"/><text:alphabetical-index-mark-start text:id="IMark140056088"/><text:span text:style-name="T148">Max</text:span><text:alphabetical-index-mark-end text:id="IMark140056088"/><text:span text:style-name="T148">Radius</text:span><text:alphabetical-index-mark-end text:id="IMark83028952"/><text:span text:style-name="T304"> ← Col 12.</text:span></text:p>
      <text:p text:style-name="Text_20_body"/>
      <text:p text:style-name="Text_20_body"/>
      <text:p text:style-name="Text_20_body"><text:span text:style-name="T49">4.3.</text:span><text:span text:style-name="T55">20</text:span><text:span text:style-name="T49">.1.</text:span><text:span text:style-name="T54">2.</text:span><text:span text:style-name="T56">13</text:span><text:span text:style-name="T49">.</text:span> <text:span text:style-name="T148">Next</text:span><text:span text:style-name="T304"> ← Col 13.</text:span></text:p>
      <text:p text:style-name="Text_20_body"/>
      <text:p text:style-name="Text_20_body"/>
      <text:p text:style-name="Text_20_body"><text:span text:style-name="T49">4.3.</text:span><text:span text:style-name="T55">20</text:span><text:span text:style-name="T49">.1.</text:span><text:span text:style-name="T54">2.</text:span><text:span text:style-name="T56">14</text:span><text:span text:style-name="T49">.</text:span> <text:alphabetical-index-mark-start text:id="IMark81306728"/><text:span text:style-name="T148">Item</text:span><text:alphabetical-index-mark-end text:id="IMark81306728"/><text:span text:style-name="T304"> ← Col 14.</text:span></text:p>
      <text:p text:style-name="Text_20_body"/>
      <text:p text:style-name="Text_20_body"/>
      <text:p text:style-name="Text_20_body"><text:span text:style-name="T49">4.3.</text:span><text:span text:style-name="T55">20</text:span><text:span text:style-name="T49">.1.</text:span><text:span text:style-name="T54">2.</text:span><text:span text:style-name="T56">15</text:span><text:span text:style-name="T49">.</text:span> <text:alphabetical-index-mark-start text:id="IMark138705976"/><text:span text:style-name="T148">Value</text:span><text:alphabetical-index-mark-end text:id="IMark138705976"/><text:span text:style-name="T304"> ← Col 15.</text:span></text:p>
      <text:p text:style-name="Text_20_body"/>
      <text:p text:style-name="Text_20_body"/>
      <text:p text:style-name="Text_20_body"><text:span text:style-name="T1">4.3.</text:span><text:span text:style-name="T52">20</text:span><text:span text:style-name="T1">.</text:span><text:span text:style-name="T49">2.</text:span> <text:alphabetical-index-mark-start text:id="IMark77622296"/><text:span text:style-name="T301">pln</text:span><text:alphabetical-index-mark-end text:id="IMark77622296"/>*sql <text:alphabetical-index-mark-start text:id="IMark142577944"/>example<text:alphabetical-index-mark-end text:id="IMark142577944"/>:</text:p>
      <text:p text:style-name="Text_20_body"/>
      <text:p text:style-name="Text_20_body">--------------------------------------------------------------------------------</text:p>
      <text:p text:style-name="Text_20_body">-- <text:alphabetical-index-mark-start text:id="IMark79807384"/>pln<text:alphabetical-index-mark-end text:id="IMark79807384"/>2.0</text:p>
      <text:p text:style-name="Text_20_body">-- Test <text:alphabetical-index-mark-start text:id="IMark84421400"/>flight<text:alphabetical-index-mark-end text:id="IMark84421400"/> <text:alphabetical-index-mark-start text:id="IMark79597544"/>plan<text:alphabetical-index-mark-end text:id="IMark79597544"/> for <text:alphabetical-index-mark-start text:id="IMark140093256"/>scenario<text:alphabetical-index-mark-end text:id="IMark140093256"/> Test2.</text:p>
      <text:p text:style-name="Text_20_body">--------------------------------------------------------------------------------</text:p>
      <text:p text:style-name="Text_20_body"/>
      <text:p text:style-name="Text_20_body"><text:alphabetical-index-mark-start text:id="IMark143169496"/>pln<text:alphabetical-index-mark-end text:id="IMark143169496"/>2.0<text:tab/><text:alphabetical-index-mark-start text:id="IMark138999672"/>enabled<text:alphabetical-index-mark-end text:id="IMark138999672"/> <text:s text:c="4"/>1 <text:s text:c="2"/>0 <text:s text:c="3"/>0<text:tab/>11000<text:tab/>100 <text:s/>0<text:tab/>300 <text:s/>1<text:tab/>35 <text:s/>10<text:tab/>2 <text:s/><text:alphabetical-index-mark-start text:id="IMark78490696"/>mode<text:alphabetical-index-mark-end text:id="IMark78490696"/>_<text:alphabetical-index-mark-start text:id="IMark140021000"/>wpt<text:alphabetical-index-mark-end text:id="IMark140021000"/> <text:s/>1</text:p>
      <text:p text:style-name="Text_20_body"/>
      <text:p text:style-name="Text_20_body"><text:alphabetical-index-mark-start text:id="IMark140124216"/>pln<text:alphabetical-index-mark-end text:id="IMark140124216"/>2.0<text:tab/><text:alphabetical-index-mark-start text:id="IMark81246216"/>enabled<text:alphabetical-index-mark-end text:id="IMark81246216"/> <text:s text:c="5"/>2 <text:s/>30 <text:s/>20<text:tab/>11000<text:tab/>100 <text:s/>0<text:tab/>300 <text:s/>1<text:tab/>30 <text:s/>10<text:tab/>3 <text:s/><text:alphabetical-index-mark-start text:id="IMark139152072"/>mode<text:alphabetical-index-mark-end text:id="IMark139152072"/>_<text:alphabetical-index-mark-start text:id="IMark78262408"/>wpt<text:alphabetical-index-mark-end text:id="IMark78262408"/> <text:s/>1</text:p>
      <text:p text:style-name="Text_20_body"/>
      <text:p text:style-name="Text_20_body"><text:soft-page-break/><text:alphabetical-index-mark-start text:id="IMark141884728"/>pln<text:alphabetical-index-mark-end text:id="IMark141884728"/>2.0<text:tab/><text:alphabetical-index-mark-start text:id="IMark141922376"/>enabled<text:alphabetical-index-mark-end text:id="IMark141922376"/> <text:s text:c="5"/>3 <text:s/>20 <text:s/>30<text:tab/>12000<text:tab/>100 <text:s/>0<text:tab/>300 <text:s/>0<text:tab/>25 <text:s/>10<text:tab/>0 <text:s/><text:alphabetical-index-mark-start text:id="IMark81760744"/>mode<text:alphabetical-index-mark-end text:id="IMark81760744"/>_<text:alphabetical-index-mark-start text:id="IMark79809560"/>wpt<text:alphabetical-index-mark-end text:id="IMark79809560"/> <text:s/>0</text:p>
      <text:p text:style-name="Text_20_body"/>
      <text:p text:style-name="Text_20_body">Both in the case of <text:alphabetical-index-mark-start text:id="IMark84639304"/>Prg<text:alphabetical-index-mark-end text:id="IMark84639304"/>*sql and <text:alphabetical-index-mark-start text:id="IMark139862904"/>pln<text:alphabetical-index-mark-end text:id="IMark139862904"/>*sql files it is recommendable to be very tidy and <text:alphabetical-index-mark-start text:id="IMark133151896"/>system<text:alphabetical-index-mark-end text:id="IMark133151896"/>atic. Plus, whenever a new <text:alphabetical-index-mark-start text:id="IMark139940808"/>version<text:alphabetical-index-mark-end text:id="IMark139940808"/> of the <text:alphabetical-index-mark-start text:id="IMark143111864"/>program<text:alphabetical-index-mark-end text:id="IMark143111864"/> is created, a specific, new file should be created for that <text:alphabetical-index-mark-start text:id="IMark80728408"/>program<text:alphabetical-index-mark-end text:id="IMark80728408"/>s as well.</text:p>
      <text:p text:style-name="Text_20_body"/>
      <text:p text:style-name="Text_20_body"/>
      <text:h text:style-name="Heading_20_2" text:outline-level="2"><text:bookmark-start text:name="__RefHeading___Toc6786_1483239106"/><text:span text:style-name="T175">4.4.</text:span><text:span text:style-name="T163"> </text:span><text:alphabetical-index-mark-start text:id="IMark140995576"/><text:span text:style-name="T163">Mode</text:span><text:alphabetical-index-mark-end text:id="IMark140995576"/><text:span text:style-name="T163">s and </text:span><text:alphabetical-index-mark-start text:id="IMark139896952"/><text:span text:style-name="T163">sub</text:span><text:alphabetical-index-mark-start text:id="IMark78785736"/><text:span text:style-name="T163">mode</text:span><text:alphabetical-index-mark-end text:id="IMark78785736"/><text:alphabetical-index-mark-end text:id="IMark139896952"/><text:span text:style-name="T163">s</text:span><text:bookmark-end text:name="__RefHeading___Toc6786_1483239106"/></text:h>
      <text:p text:style-name="Text_20_body"/>
      <text:p text:style-name="Text_20_body"><text:span text:style-name="T163">In </text:span><text:span text:style-name="T178">[</text:span><text:span text:style-name="T175">4.3.13.</text:span><text:span text:style-name="T178">]</text:span><text:span text:style-name="T163"> the existence of </text:span><text:alphabetical-index-mark-start text:id="IMark132105480"/><text:span text:style-name="T163">mode</text:span><text:alphabetical-index-mark-end text:id="IMark132105480"/><text:span text:style-name="T163">s </text:span><text:span text:style-name="T168">is described as an extra </text:span><text:alphabetical-index-mark-start text:id="IMark51407624"/><text:span text:style-name="T168">layer</text:span><text:alphabetical-index-mark-end text:id="IMark51407624"/><text:span text:style-name="T168"> of </text:span><text:alphabetical-index-mark-start text:id="IMark143399832"/><text:alphabetical-index-mark-start text:id="IMark133405240"/><text:span text:style-name="T168">abs</text:span><text:alphabetical-index-mark-end text:id="IMark133405240"/><text:span text:style-name="T168">tr</text:span><text:alphabetical-index-mark-start text:id="IMark139659752"/><text:span text:style-name="T168">act</text:span><text:alphabetical-index-mark-end text:id="IMark143399832"/><text:span text:style-name="T168">ion</text:span><text:alphabetical-index-mark-end text:id="IMark139659752"/><text:span text:style-name="T168"> on top of </text:span><text:alphabetical-index-mark-start text:id="IMark139351704"/><text:span text:style-name="T168">program</text:span><text:alphabetical-index-mark-end text:id="IMark139351704"/><text:span text:style-name="T168">s or </text:span><text:alphabetical-index-mark-start text:id="IMark141881192"/><text:span text:style-name="T168">SQL</text:span><text:alphabetical-index-mark-end text:id="IMark141881192"/><text:span text:style-name="T168"> </text:span><text:alphabetical-index-mark-start text:id="IMark34423128"/><text:span text:style-name="T168">query</text:span><text:alphabetical-index-mark-end text:id="IMark34423128"/><text:span text:style-name="T168"> </text:span><text:alphabetical-index-mark-start text:id="IMark141636024"/><text:span text:style-name="T168">string</text:span><text:alphabetical-index-mark-end text:id="IMark141636024"/><text:span text:style-name="T168">s that have a common </text:span><text:alphabetical-index-mark-start text:id="IMark69482120"/><text:span text:style-name="T168">context</text:span><text:alphabetical-index-mark-end text:id="IMark69482120"/><text:span text:style-name="T163">. </text:span><text:span text:style-name="T168">The </text:span><text:alphabetical-index-mark-start text:id="IMark141868008"/><text:alphabetical-index-mark-start text:id="IMark132467208"/><text:span text:style-name="T168">AI</text:span><text:alphabetical-index-mark-end text:id="IMark132467208"/><text:span text:style-name="T168">E</text:span><text:alphabetical-index-mark-end text:id="IMark141868008"/><text:span text:style-name="T168"> itself works at the highest </text:span><text:alphabetical-index-mark-start text:id="IMark136657816"/><text:span text:style-name="T168">level</text:span><text:alphabetical-index-mark-end text:id="IMark136657816"/><text:span text:style-name="T168"> with </text:span><text:alphabetical-index-mark-start text:id="IMark81497224"/><text:span text:style-name="T168">mode</text:span><text:alphabetical-index-mark-end text:id="IMark81497224"/><text:span text:style-name="T168">s, activating and deactivating them by setting </text:span><text:alphabetical-index-mark-start text:id="IMark138495512"/><text:span text:style-name="T90">Value</text:span><text:alphabetical-index-mark-end text:id="IMark138495512"/><text:span text:style-name="T90"> = 1</text:span><text:span text:style-name="T168"> or </text:span><text:alphabetical-index-mark-start text:id="IMark142086664"/><text:span text:style-name="T90">Value</text:span><text:alphabetical-index-mark-end text:id="IMark142086664"/><text:span text:style-name="T90"> = 0</text:span><text:span text:style-name="T168"> respectively in the </text:span><text:alphabetical-index-mark-start text:id="IMark78191336"/><text:span text:style-name="T168">fact</text:span><text:alphabetical-index-mark-end text:id="IMark78191336"/><text:span text:style-name="T168"> </text:span><text:alphabetical-index-mark-start text:id="IMark133953896"/><text:span text:style-name="T168">record</text:span><text:alphabetical-index-mark-end text:id="IMark133953896"/><text:span text:style-name="T168"> corresponding to each one of them.</text:span></text:p>
      <text:p text:style-name="Text_20_body"/>
      <text:p text:style-name="Text_20_body"><text:alphabetical-index-mark-start text:id="IMark139384888"/><text:span text:style-name="T163">Mode</text:span><text:alphabetical-index-mark-end text:id="IMark139384888"/><text:span text:style-name="T163">s allow the </text:span><text:alphabetical-index-mark-start text:id="IMark142359704"/><text:alphabetical-index-mark-start text:id="IMark141141896"/><text:span text:style-name="T163">AI</text:span><text:alphabetical-index-mark-end text:id="IMark141141896"/><text:span text:style-name="T163">E</text:span><text:alphabetical-index-mark-end text:id="IMark142359704"/><text:span text:style-name="T163"> to identify easily differences in the </text:span><text:alphabetical-index-mark-start text:id="IMark84427480"/><text:span text:style-name="T163">status</text:span><text:alphabetical-index-mark-end text:id="IMark84427480"/><text:span text:style-name="T163"> of the </text:span><text:alphabetical-index-mark-start text:id="IMark131972824"/><text:span text:style-name="T163">space</text:span><text:alphabetical-index-mark-end text:id="IMark131972824"/><text:span text:style-name="T163">craft and its components. For </text:span><text:alphabetical-index-mark-start text:id="IMark138149336"/><text:span text:style-name="T163">example</text:span><text:alphabetical-index-mark-end text:id="IMark138149336"/><text:span text:style-name="T163">, certain </text:span><text:alphabetical-index-mark-start text:id="IMark132656280"/><text:span text:style-name="T163">condition</text:span><text:alphabetical-index-mark-end text:id="IMark132656280"/><text:span text:style-name="T163">s lead to the interpretation that the ship has a </text:span><text:alphabetical-index-mark-start text:id="IMark132076552"/><text:span text:style-name="T75">Value</text:span><text:alphabetical-index-mark-end text:id="IMark132076552"/><text:span text:style-name="T75"> = 1</text:span><text:span text:style-name="T163"> for </text:span><text:alphabetical-index-mark-start text:id="IMark140602376"/><text:span text:style-name="T75">Item</text:span><text:alphabetical-index-mark-end text:id="IMark140602376"/><text:span text:style-name="T75"> = ‘</text:span><text:alphabetical-index-mark-start text:id="IMark131945032"/><text:span text:style-name="T75">mode</text:span><text:alphabetical-index-mark-end text:id="IMark131945032"/><text:span text:style-name="T75">_crs’</text:span><text:span text:style-name="T163"> in </text:span><text:span text:style-name="T75">sde_</text:span><text:alphabetical-index-mark-start text:id="IMark82728552"/><text:span text:style-name="T75">fact</text:span><text:alphabetical-index-mark-end text:id="IMark82728552"/><text:span text:style-name="T75">s</text:span><text:span text:style-name="T163"> meaning that the </text:span><text:alphabetical-index-mark-start text:id="IMark81457208"/><text:span text:style-name="T163">fact</text:span><text:alphabetical-index-mark-end text:id="IMark81457208"/><text:span text:style-name="T163"> is that the ship is in </text:span><text:alphabetical-index-mark-start text:id="IMark81765592"/><text:span text:style-name="T163">cruise</text:span><text:alphabetical-index-mark-end text:id="IMark81765592"/><text:span text:style-name="T163"> </text:span><text:alphabetical-index-mark-start text:id="IMark139192392"/><text:span text:style-name="T163">flight</text:span><text:alphabetical-index-mark-end text:id="IMark139192392"/><text:span text:style-name="T163"> in an </text:span><text:alphabetical-index-mark-start text:id="IMark69085256"/><text:span text:style-name="T163">atmosphere</text:span><text:alphabetical-index-mark-end text:id="IMark69085256"/><text:span text:style-name="T163">.</text:span></text:p>
      <text:p text:style-name="Text_20_body"/>
      <text:p text:style-name="Text_20_body"><text:span text:style-name="T163">Once </text:span><text:alphabetical-index-mark-start text:id="IMark135313368"/><text:span text:style-name="T75">mode</text:span><text:alphabetical-index-mark-end text:id="IMark135313368"/><text:span text:style-name="T75">_crs</text:span><text:span text:style-name="T163"> has </text:span><text:alphabetical-index-mark-start text:id="IMark84649368"/><text:span text:style-name="T75">Value</text:span><text:alphabetical-index-mark-end text:id="IMark84649368"/><text:span text:style-name="T75"> = 1</text:span><text:span text:style-name="T163"> a lot of things star happening, certain </text:span><text:alphabetical-index-mark-start text:id="IMark83667416"/><text:span text:style-name="T163">program</text:span><text:alphabetical-index-mark-end text:id="IMark83667416"/><text:span text:style-name="T163">s are </text:span><text:alphabetical-index-mark-start text:id="IMark83532264"/><text:span text:style-name="T163">load</text:span><text:alphabetical-index-mark-end text:id="IMark83532264"/><text:span text:style-name="T163">ed, while others are unladed from </text:span><text:alphabetical-index-mark-start text:id="IMark36600648"/><text:span text:style-name="T75">sde_</text:span><text:alphabetical-index-mark-start text:id="IMark141625064"/><text:span text:style-name="T75">rule</text:span><text:alphabetical-index-mark-end text:id="IMark141625064"/><text:span text:style-name="T75">s</text:span><text:alphabetical-index-mark-end text:id="IMark36600648"/><text:span text:style-name="T163">. </text:span><text:span text:style-name="T169">Several </text:span><text:alphabetical-index-mark-start text:id="IMark134848248"/><text:span text:style-name="T169">program</text:span><text:alphabetical-index-mark-end text:id="IMark134848248"/><text:span text:style-name="T169">s </text:span><text:alphabetical-index-mark-start text:id="IMark134622216"/><text:span text:style-name="T169">load</text:span><text:alphabetical-index-mark-end text:id="IMark134622216"/><text:span text:style-name="T169">ed according to </text:span><text:alphabetical-index-mark-start text:id="IMark135459064"/><text:span text:style-name="T91">Item</text:span><text:alphabetical-index-mark-end text:id="IMark135459064"/><text:span text:style-name="T91"> = ‘</text:span><text:alphabetical-index-mark-start text:id="IMark141968744"/><text:span text:style-name="T91">load</text:span><text:alphabetical-index-mark-end text:id="IMark141968744"/><text:span text:style-name="T91">_</text:span><text:alphabetical-index-mark-start text:id="IMark135581928"/><text:span text:style-name="T91">order</text:span><text:alphabetical-index-mark-end text:id="IMark135581928"/><text:span text:style-name="T91">*’</text:span><text:span text:style-name="T169"> and </text:span><text:alphabetical-index-mark-start text:id="IMark133924552"/><text:span text:style-name="T91">Value</text:span><text:alphabetical-index-mark-end text:id="IMark133924552"/><text:span text:style-name="T91"> != 0</text:span><text:span text:style-name="T169"> </text:span><text:span text:style-name="T170">or included in any given </text:span><text:alphabetical-index-mark-start text:id="IMark140856280"/><text:span text:style-name="T170">mode</text:span><text:alphabetical-index-mark-end text:id="IMark140856280"/><text:span text:style-name="T170">, </text:span><text:span text:style-name="T169">in turn, </text:span><text:alphabetical-index-mark-start text:id="IMark139701960"/><text:span text:style-name="T169">load</text:span><text:alphabetical-index-mark-end text:id="IMark139701960"/><text:span text:style-name="T169"> ot</text:span><text:span text:style-name="T170">h</text:span><text:span text:style-name="T169">er </text:span><text:alphabetical-index-mark-start text:id="IMark82508952"/><text:span text:style-name="T169">program</text:span><text:alphabetical-index-mark-end text:id="IMark82508952"/><text:span text:style-name="T169">s. </text:span><text:span text:style-name="T170">In this fashion, </text:span><text:alphabetical-index-mark-start text:id="IMark138857592"/><text:alphabetical-index-mark-start text:id="IMark142241944"/><text:span text:style-name="T170">situation</text:span><text:alphabetical-index-mark-end text:id="IMark142241944"/><text:span text:style-name="T170">al</text:span><text:alphabetical-index-mark-end text:id="IMark138857592"/><text:span text:style-name="T170"> </text:span><text:alphabetical-index-mark-start text:id="IMark141133960"/><text:alphabetical-index-mark-start text:id="IMark77940632"/><text:span text:style-name="T170">aware</text:span><text:alphabetical-index-mark-end text:id="IMark77940632"/><text:span text:style-name="T170">ness</text:span><text:alphabetical-index-mark-end text:id="IMark141133960"/><text:span text:style-name="T170"> is </text:span><text:alphabetical-index-mark-start text:id="IMark84811800"/><text:span text:style-name="T170">manage</text:span><text:alphabetical-index-mark-end text:id="IMark84811800"/><text:span text:style-name="T170">d at one </text:span><text:alphabetical-index-mark-start text:id="IMark136028392"/><text:span text:style-name="T170">level</text:span><text:alphabetical-index-mark-end text:id="IMark136028392"/><text:span text:style-name="T170">, </text:span><text:alphabetical-index-mark-start text:id="IMark139971800"/><text:span text:style-name="T170">mode</text:span><text:alphabetical-index-mark-end text:id="IMark139971800"/><text:span text:style-name="T170">s are </text:span><text:alphabetical-index-mark-start text:id="IMark82385256"/><text:span text:style-name="T170">enabled</text:span><text:alphabetical-index-mark-end text:id="IMark82385256"/><text:span text:style-name="T170"> or </text:span><text:alphabetical-index-mark-start text:id="IMark140565272"/><text:span text:style-name="T170">disabled</text:span><text:alphabetical-index-mark-end text:id="IMark140565272"/><text:span text:style-name="T170"> accordingly, and then at deeper </text:span><text:alphabetical-index-mark-start text:id="IMark141850904"/><text:span text:style-name="T170">level</text:span><text:alphabetical-index-mark-end text:id="IMark141850904"/><text:span text:style-name="T170">s </text:span><text:alphabetical-index-mark-start text:id="IMark136200696"/><text:span text:style-name="T170">program</text:span><text:alphabetical-index-mark-end text:id="IMark136200696"/><text:span text:style-name="T170">s are </text:span><text:alphabetical-index-mark-start text:id="IMark139094600"/><text:span text:style-name="T170">load</text:span><text:alphabetical-index-mark-end text:id="IMark139094600"/><text:span text:style-name="T170">ed and </text:span><text:alphabetical-index-mark-start text:id="IMark82521624"/><text:span text:style-name="T170">rule</text:span><text:alphabetical-index-mark-end text:id="IMark82521624"/><text:span text:style-name="T170">s enforced.</text:span></text:p>
      <text:p text:style-name="Text_20_body"/>
      <text:p text:style-name="Text_20_body"><text:span text:style-name="T170">T</text:span><text:span text:style-name="T163">herefore, </text:span><text:alphabetical-index-mark-start text:id="IMark136826424"/><text:alphabetical-index-mark-start text:id="IMark139833112"/><text:span text:style-name="T163">situation</text:span><text:alphabetical-index-mark-end text:id="IMark139833112"/><text:span text:style-name="T163">al</text:span><text:alphabetical-index-mark-end text:id="IMark136826424"/><text:span text:style-name="T163"> </text:span><text:alphabetical-index-mark-start text:id="IMark139830072"/><text:alphabetical-index-mark-start text:id="IMark142608936"/><text:span text:style-name="T163">aware</text:span><text:alphabetical-index-mark-end text:id="IMark142608936"/><text:span text:style-name="T163">ness</text:span><text:alphabetical-index-mark-end text:id="IMark139830072"/><text:span text:style-name="T163"> and the </text:span><text:alphabetical-index-mark-start text:id="IMark142461544"/><text:span text:style-name="T163">rule</text:span><text:alphabetical-index-mark-end text:id="IMark142461544"/><text:span text:style-name="T163">s for </text:span><text:alphabetical-index-mark-start text:id="IMark142404696"/><text:span text:style-name="T163">mode</text:span><text:alphabetical-index-mark-end text:id="IMark142404696"/><text:span text:style-name="T163"> activation or deactivation becomes detached from </text:span><text:alphabetical-index-mark-start text:id="IMark139973592"/><text:span text:style-name="T163">rule</text:span><text:alphabetical-index-mark-end text:id="IMark139973592"/><text:span text:style-name="T163">s operating deeper. In this way, new </text:span><text:alphabetical-index-mark-start text:id="IMark139265496"/><text:span text:style-name="T163">mode</text:span><text:alphabetical-index-mark-end text:id="IMark139265496"/><text:span text:style-name="T163">s can be defined, others can be redefined, or implemented as parts of other </text:span><text:alphabetical-index-mark-start text:id="IMark140272296"/><text:span text:style-name="T163">mode</text:span><text:alphabetical-index-mark-end text:id="IMark140272296"/><text:span text:style-name="T163">s regardless of the actual implementation of other </text:span><text:alphabetical-index-mark-start text:id="IMark137845640"/><text:span text:style-name="T163">rule</text:span><text:alphabetical-index-mark-end text:id="IMark137845640"/><text:span text:style-name="T163">s. </text:span></text:p>
      <text:p text:style-name="Text_20_body"/>
      <text:p text:style-name="Text_20_body"><text:span text:style-name="T163">For </text:span><text:alphabetical-index-mark-start text:id="IMark142747704"/><text:span text:style-name="T163">example</text:span><text:alphabetical-index-mark-end text:id="IMark142747704"/><text:span text:style-name="T163">, </text:span><text:alphabetical-index-mark-start text:id="IMark136378152"/><text:span text:style-name="T75">mode</text:span><text:alphabetical-index-mark-end text:id="IMark136378152"/><text:span text:style-name="T75">_</text:span><text:alphabetical-index-mark-start text:id="IMark131999096"/><text:span text:style-name="T75">hato</text:span><text:alphabetical-index-mark-end text:id="IMark131999096"/><text:span text:style-name="T163"> (</text:span><text:alphabetical-index-mark-start text:id="IMark142482568"/><text:span text:style-name="T163">horizontal</text:span><text:alphabetical-index-mark-end text:id="IMark142482568"/><text:span text:style-name="T163">, </text:span><text:alphabetical-index-mark-start text:id="IMark137722776"/><text:span text:style-name="T163">atmospheric</text:span><text:alphabetical-index-mark-end text:id="IMark137722776"/><text:span text:style-name="T163"> take off) which implies taking off from a runway, and </text:span><text:alphabetical-index-mark-start text:id="IMark136957560"/><text:span text:style-name="T75">mode</text:span><text:alphabetical-index-mark-end text:id="IMark136957560"/><text:span text:style-name="T75">_</text:span><text:alphabetical-index-mark-start text:id="IMark137418152"/><text:span text:style-name="T75">vato</text:span><text:alphabetical-index-mark-end text:id="IMark137418152"/><text:span text:style-name="T163"> (vertical, </text:span><text:alphabetical-index-mark-start text:id="IMark140056088"/><text:span text:style-name="T163">atmospheric</text:span><text:alphabetical-index-mark-end text:id="IMark140056088"/><text:span text:style-name="T163"> take off), which </text:span><text:alphabetical-index-mark-start text:id="IMark139228872"/><text:span text:style-name="T163">VTOL</text:span><text:alphabetical-index-mark-end text:id="IMark139228872"/><text:span text:style-name="T163"> operations, can be established as part of a </text:span><text:alphabetical-index-mark-start text:id="IMark83028952"/><text:span text:style-name="T163">departure</text:span><text:alphabetical-index-mark-end text:id="IMark83028952"/><text:span text:style-name="T163"> procedure either by the user or the </text:span><text:alphabetical-index-mark-start text:id="IMark140753544"/><text:alphabetical-index-mark-start text:id="IMark84677784"/><text:span text:style-name="T163">AI</text:span><text:alphabetical-index-mark-end text:id="IMark84677784"/><text:span text:style-name="T163">E</text:span><text:alphabetical-index-mark-end text:id="IMark140753544"/><text:span text:style-name="T163">, and both share some common operations such as getting the </text:span><text:alphabetical-index-mark-start text:id="IMark81546088"/><text:span text:style-name="T163">landing</text:span><text:alphabetical-index-mark-end text:id="IMark81546088"/><text:span text:style-name="T163"> </text:span><text:alphabetical-index-mark-start text:id="IMark138968984"/><text:span text:style-name="T163">gear</text:span><text:alphabetical-index-mark-end text:id="IMark138968984"/><text:span text:style-name="T163"> up at some point, or changing </text:span><text:alphabetical-index-mark-start text:id="IMark141399320"/><text:span text:style-name="T163">mode</text:span><text:alphabetical-index-mark-end text:id="IMark141399320"/><text:span text:style-name="T163"> to </text:span><text:alphabetical-index-mark-start text:id="IMark78961080"/><text:span text:style-name="T75">mode</text:span><text:alphabetical-index-mark-end text:id="IMark78961080"/><text:span text:style-name="T75">_crs</text:span><text:span text:style-name="T163"> on route can share <text:s/></text:span><text:soft-page-break/><text:span text:style-name="T163">several </text:span><text:alphabetical-index-mark-start text:id="IMark132093176"/><text:span text:style-name="T163">rule</text:span><text:alphabetical-index-mark-end text:id="IMark132093176"/><text:span text:style-name="T163">s or </text:span><text:alphabetical-index-mark-start text:id="IMark143176840"/><text:span text:style-name="T163">program</text:span><text:alphabetical-index-mark-end text:id="IMark143176840"/><text:span text:style-name="T163">s, but are not bound to be the same and admit entire redef</text:span><text:span text:style-name="T171">i</text:span><text:span text:style-name="T163">nitions of what they do in detail without having to redefine the </text:span><text:alphabetical-index-mark-start text:id="IMark139295064"/><text:span text:style-name="T163">mode</text:span><text:alphabetical-index-mark-end text:id="IMark139295064"/><text:span text:style-name="T163">s themselves.</text:span></text:p>
      <text:p text:style-name="Text_20_body"/>
      <text:p text:style-name="Text_20_body"><text:alphabetical-index-mark-start text:id="IMark137032088"/><text:span text:style-name="T163">Sub</text:span><text:alphabetical-index-mark-start text:id="IMark139223240"/><text:span text:style-name="T163">mode</text:span><text:alphabetical-index-mark-end text:id="IMark139223240"/><text:alphabetical-index-mark-end text:id="IMark137032088"/><text:span text:style-name="T163">s are </text:span><text:alphabetical-index-mark-start text:id="IMark77620776"/><text:span text:style-name="T163">mode</text:span><text:alphabetical-index-mark-end text:id="IMark77620776"/><text:span text:style-name="T163">s within </text:span><text:alphabetical-index-mark-start text:id="IMark139961320"/><text:span text:style-name="T163">mode</text:span><text:alphabetical-index-mark-end text:id="IMark139961320"/><text:span text:style-name="T163">s. One such </text:span><text:alphabetical-index-mark-start text:id="IMark81710664"/><text:span text:style-name="T163">sub</text:span><text:alphabetical-index-mark-start text:id="IMark141657784"/><text:span text:style-name="T163">mode</text:span><text:alphabetical-index-mark-end text:id="IMark141657784"/><text:alphabetical-index-mark-end text:id="IMark81710664"/><text:span text:style-name="T163"> is </text:span><text:alphabetical-index-mark-start text:id="IMark133171944"/><text:span text:style-name="T75">mode</text:span><text:alphabetical-index-mark-end text:id="IMark133171944"/><text:span text:style-name="T75">_</text:span><text:alphabetical-index-mark-start text:id="IMark140883544"/><text:span text:style-name="T75">prg</text:span><text:alphabetical-index-mark-end text:id="IMark140883544"/><text:span text:style-name="T163">: when it has </text:span><text:alphabetical-index-mark-start text:id="IMark136527592"/><text:span text:style-name="T75">Value</text:span><text:alphabetical-index-mark-end text:id="IMark136527592"/><text:span text:style-name="T75"> = 0</text:span><text:span text:style-name="T163">, it does nothing, but when </text:span><text:alphabetical-index-mark-start text:id="IMark135734680"/><text:span text:style-name="T75">Value</text:span><text:alphabetical-index-mark-end text:id="IMark135734680"/><text:span text:style-name="T75"> != 0</text:span><text:span text:style-name="T163"> it </text:span><text:span text:style-name="T173">calls a </text:span><text:alphabetical-index-mark-start text:id="IMark77622296"/><text:span text:style-name="T173">prg</text:span><text:alphabetical-index-mark-end text:id="IMark77622296"/><text:span text:style-name="T173"> </text:span><text:alphabetical-index-mark-start text:id="IMark142577944"/><text:span text:style-name="T173">manage</text:span><text:alphabetical-index-mark-end text:id="IMark142577944"/><text:span text:style-name="T173">r set of </text:span><text:alphabetical-index-mark-start text:id="IMark80924376"/><text:span text:style-name="T173">rule</text:span><text:alphabetical-index-mark-end text:id="IMark80924376"/><text:span text:style-name="T173">s, which has several </text:span><text:alphabetical-index-mark-start text:id="IMark142199192"/><text:span text:style-name="T173">sub</text:span><text:alphabetical-index-mark-start text:id="IMark84658728"/><text:span text:style-name="T173">mode</text:span><text:alphabetical-index-mark-end text:id="IMark84658728"/><text:alphabetical-index-mark-end text:id="IMark142199192"/><text:span text:style-name="T173">s.</text:span></text:p>
      <text:p text:style-name="Text_20_body"/>
      <text:p text:style-name="Text_20_body"><text:span text:style-name="T163">Once the </text:span><text:alphabetical-index-mark-start text:id="IMark143242088"/><text:span text:style-name="T163">program</text:span><text:alphabetical-index-mark-end text:id="IMark143242088"/><text:span text:style-name="T163"> is </text:span><text:alphabetical-index-mark-start text:id="IMark138094920"/><text:span text:style-name="T163">load</text:span><text:alphabetical-index-mark-end text:id="IMark138094920"/><text:span text:style-name="T163">ed into </text:span><text:alphabetical-index-mark-start text:id="IMark136390616"/><text:span text:style-name="T75">sde_</text:span><text:alphabetical-index-mark-start text:id="IMark142284232"/><text:span text:style-name="T75">rule</text:span><text:alphabetical-index-mark-end text:id="IMark142284232"/><text:span text:style-name="T75">s</text:span><text:alphabetical-index-mark-end text:id="IMark136390616"/><text:span text:style-name="T163">, </text:span><text:alphabetical-index-mark-start text:id="IMark81468216"/><text:span text:style-name="T75">mode</text:span><text:alphabetical-index-mark-end text:id="IMark81468216"/><text:span text:style-name="T75">_</text:span><text:alphabetical-index-mark-start text:id="IMark140853208"/><text:span text:style-name="T75">load</text:span><text:alphabetical-index-mark-end text:id="IMark140853208"/><text:span text:style-name="T75">_</text:span><text:alphabetical-index-mark-start text:id="IMark139975400"/><text:span text:style-name="T75">prg</text:span><text:alphabetical-index-mark-end text:id="IMark139975400"/><text:span text:style-name="T163"> deactivates itself. Since </text:span><text:alphabetical-index-mark-start text:id="IMark134064136"/><text:span text:style-name="T163">mode</text:span><text:alphabetical-index-mark-end text:id="IMark134064136"/><text:span text:style-name="T163">s often r</text:span><text:alphabetical-index-mark-start text:id="IMark140995576"/><text:span text:style-name="T163">equ</text:span><text:alphabetical-index-mark-end text:id="IMark140995576"/><text:span text:style-name="T163">ire </text:span><text:alphabetical-index-mark-start text:id="IMark73680280"/><text:span text:style-name="T163">load</text:span><text:alphabetical-index-mark-end text:id="IMark73680280"/><text:span text:style-name="T163">ing </text:span><text:alphabetical-index-mark-start text:id="IMark139536568"/><text:span text:style-name="T163">program</text:span><text:alphabetical-index-mark-end text:id="IMark139536568"/><text:span text:style-name="T163">s, </text:span><text:alphabetical-index-mark-start text:id="IMark142932984"/><text:span text:style-name="T75">mode</text:span><text:alphabetical-index-mark-end text:id="IMark142932984"/><text:span text:style-name="T75">_</text:span><text:alphabetical-index-mark-start text:id="IMark139896952"/><text:span text:style-name="T75">load</text:span><text:alphabetical-index-mark-end text:id="IMark139896952"/><text:span text:style-name="T75">_</text:span><text:alphabetical-index-mark-start text:id="IMark78785736"/><text:span text:style-name="T75">prg</text:span><text:alphabetical-index-mark-end text:id="IMark78785736"/><text:span text:style-name="T163"> is defined as a </text:span><text:alphabetical-index-mark-start text:id="IMark139706552"/><text:span text:style-name="T163">sub</text:span><text:alphabetical-index-mark-start text:id="IMark137443656"/><text:span text:style-name="T163">mode</text:span><text:alphabetical-index-mark-end text:id="IMark137443656"/><text:alphabetical-index-mark-end text:id="IMark139706552"/><text:span text:style-name="T163"> that can operate within any </text:span><text:alphabetical-index-mark-start text:id="IMark82413704"/><text:span text:style-name="T163">mode</text:span><text:alphabetical-index-mark-end text:id="IMark82413704"/><text:span text:style-name="T163">. </text:span><text:span text:style-name="T172">For </text:span><text:alphabetical-index-mark-start text:id="IMark81511224"/><text:span text:style-name="T172">example</text:span><text:alphabetical-index-mark-end text:id="IMark81511224"/><text:span text:style-name="T172">, </text:span><text:alphabetical-index-mark-start text:id="IMark84606424"/><text:span text:style-name="T92">mode</text:span><text:alphabetical-index-mark-end text:id="IMark84606424"/><text:span text:style-name="T92">_</text:span><text:alphabetical-index-mark-start text:id="IMark84810728"/><text:span text:style-name="T92">hato</text:span><text:alphabetical-index-mark-end text:id="IMark84810728"/><text:span text:style-name="T172"> r</text:span><text:alphabetical-index-mark-start text:id="IMark138047592"/><text:span text:style-name="T172">equ</text:span><text:alphabetical-index-mark-end text:id="IMark138047592"/><text:span text:style-name="T172">ires some </text:span><text:alphabetical-index-mark-start text:id="IMark142367864"/><text:span text:style-name="T172">program</text:span><text:alphabetical-index-mark-end text:id="IMark142367864"/><text:span text:style-name="T172">s to </text:span><text:alphabetical-index-mark-start text:id="IMark137211624"/><text:span text:style-name="T172">load</text:span><text:alphabetical-index-mark-end text:id="IMark137211624"/><text:span text:style-name="T172">, then </text:span><text:alphabetical-index-mark-start text:id="IMark82801496"/><text:span text:style-name="T92">mode</text:span><text:alphabetical-index-mark-end text:id="IMark82801496"/><text:span text:style-name="T92">_crs</text:span><text:span text:style-name="T172"> also needs </text:span><text:alphabetical-index-mark-start text:id="IMark142575560"/><text:span text:style-name="T172">load</text:span><text:alphabetical-index-mark-end text:id="IMark142575560"/><text:span text:style-name="T172">ing several </text:span><text:alphabetical-index-mark-start text:id="IMark139450344"/><text:span text:style-name="T172">program</text:span><text:alphabetical-index-mark-end text:id="IMark139450344"/><text:span text:style-name="T172">s. In both cases, </text:span><text:alphabetical-index-mark-start text:id="IMark141158488"/><text:span text:style-name="T92">mode</text:span><text:alphabetical-index-mark-end text:id="IMark141158488"/><text:span text:style-name="T92">_</text:span><text:alphabetical-index-mark-start text:id="IMark132105480"/><text:span text:style-name="T92">load</text:span><text:alphabetical-index-mark-end text:id="IMark132105480"/><text:span text:style-name="T92">_</text:span><text:alphabetical-index-mark-start text:id="IMark140105080"/><text:span text:style-name="T92">prg</text:span><text:alphabetical-index-mark-end text:id="IMark140105080"/><text:span text:style-name="T172"> is invoked as a </text:span><text:alphabetical-index-mark-start text:id="IMark137891896"/><text:span text:style-name="T172">sub</text:span><text:alphabetical-index-mark-start text:id="IMark70368136"/><text:span text:style-name="T172">mode</text:span><text:alphabetical-index-mark-end text:id="IMark70368136"/><text:alphabetical-index-mark-end text:id="IMark137891896"/><text:span text:style-name="T172"> of </text:span><text:alphabetical-index-mark-start text:id="IMark51407624"/><text:span text:style-name="T92">mode</text:span><text:alphabetical-index-mark-end text:id="IMark51407624"/><text:span text:style-name="T92">_</text:span><text:alphabetical-index-mark-start text:id="IMark134715224"/><text:span text:style-name="T92">hato</text:span><text:alphabetical-index-mark-end text:id="IMark134715224"/><text:span text:style-name="T172"> and </text:span><text:alphabetical-index-mark-start text:id="IMark77665704"/><text:span text:style-name="T92">mode</text:span><text:alphabetical-index-mark-end text:id="IMark77665704"/><text:span text:style-name="T92">_crs</text:span><text:span text:style-name="T172"> respectively.</text:span></text:p>
      <text:p text:style-name="Text_20_body"/>
      <text:p text:style-name="Text_20_body">Think of <text:alphabetical-index-mark-start text:id="IMark84601288"/>mode<text:alphabetical-index-mark-end text:id="IMark84601288"/>s and <text:alphabetical-index-mark-start text:id="IMark134905080"/>sub<text:alphabetical-index-mark-start text:id="IMark140602376"/>mode<text:alphabetical-index-mark-end text:id="IMark140602376"/><text:alphabetical-index-mark-end text:id="IMark134905080"/>s as analogies of <text:alphabetical-index-mark-start text:id="IMark80917864"/>nested<text:alphabetical-index-mark-end text:id="IMark80917864"/> <text:alphabetical-index-mark-start text:id="IMark81909224"/>function<text:alphabetical-index-mark-end text:id="IMark81909224"/>s in any <text:alphabetical-index-mark-start text:id="IMark131945032"/>imperative<text:alphabetical-index-mark-end text:id="IMark131945032"/> <text:alphabetical-index-mark-start text:id="IMark77930328"/>program<text:alphabetical-index-mark-end text:id="IMark77930328"/><text:alphabetical-index-mark-start text:id="IMark141034056"/>min<text:alphabetical-index-mark-end text:id="IMark141034056"/>g <text:alphabetical-index-mark-start text:id="IMark137459416"/>language<text:alphabetical-index-mark-end text:id="IMark137459416"/>.</text:p>
      <text:p text:style-name="Text_20_body"/>
      <text:p text:style-name="Text_20_body">You can review all current <text:alphabetical-index-mark-start text:id="IMark80689432"/>mode<text:alphabetical-index-mark-end text:id="IMark80689432"/>s in the project by perfor<text:alphabetical-index-mark-start text:id="IMark80653608"/>min<text:alphabetical-index-mark-end text:id="IMark80653608"/>g the ad<text:alphabetical-index-mark-start text:id="IMark84609176"/>equ<text:alphabetical-index-mark-end text:id="IMark84609176"/>ate <text:alphabetical-index-mark-start text:id="IMark81457208"/>SELECT<text:alphabetical-index-mark-end text:id="IMark81457208"/> operation on <text:alphabetical-index-mark-start text:id="IMark139525544"/><text:span text:style-name="T75">sde_mem_</text:span><text:alphabetical-index-mark-start text:id="IMark136484328"/><text:span text:style-name="T75">fact</text:span><text:alphabetical-index-mark-end text:id="IMark136484328"/><text:span text:style-name="T75">s</text:span><text:alphabetical-index-mark-end text:id="IMark139525544"/> using any compatible <text:alphabetical-index-mark-start text:id="IMark81765592"/>database<text:alphabetical-index-mark-end text:id="IMark81765592"/> <text:alphabetical-index-mark-start text:id="IMark139216008"/>edit<text:alphabetical-index-mark-end text:id="IMark139216008"/>or. As the project advances, usually more <text:alphabetical-index-mark-start text:id="IMark136426136"/>mode<text:alphabetical-index-mark-end text:id="IMark136426136"/>s are defined.</text:p>
      <text:p text:style-name="Text_20_body"/>
      <text:p text:style-name="Text_20_body"/>
      <text:h text:style-name="Heading_20_2" text:outline-level="2"><text:bookmark-start text:name="__RefHeading___Toc6788_1483239106"/><text:span text:style-name="T175">4.5.</text:span><text:span text:style-name="T163"> </text:span><text:span text:style-name="T174">Reasons for an</text:span><text:span text:style-name="T163"> </text:span><text:alphabetical-index-mark-start text:id="IMark136083976"/><text:span text:style-name="T163">expert</text:span><text:alphabetical-index-mark-end text:id="IMark136083976"/><text:span text:style-name="T163"> </text:span><text:alphabetical-index-mark-start text:id="IMark136471544"/><text:span text:style-name="T163">system</text:span><text:alphabetical-index-mark-end text:id="IMark136471544"/><text:span text:style-name="T163"> instead of </text:span><text:alphabetical-index-mark-start text:id="IMark142617416"/><text:span text:style-name="T163">neural</text:span><text:alphabetical-index-mark-end text:id="IMark142617416"/><text:span text:style-name="T163"> </text:span><text:alphabetical-index-mark-start text:id="IMark135307704"/><text:span text:style-name="T163">network</text:span><text:alphabetical-index-mark-end text:id="IMark135307704"/><text:span text:style-name="T163">s</text:span><text:bookmark-end text:name="__RefHeading___Toc6788_1483239106"/></text:h>
      <text:p text:style-name="Text_20_body"/>
      <text:p text:style-name="Text_20_body"><text:alphabetical-index-mark-start text:id="IMark81664072"/>Expert<text:alphabetical-index-mark-end text:id="IMark81664072"/> <text:alphabetical-index-mark-start text:id="IMark136827864"/>system<text:alphabetical-index-mark-end text:id="IMark136827864"/>s seem to have fallen from grace within the realm of <text:alphabetical-index-mark-start text:id="IMark133263256"/>AI<text:alphabetical-index-mark-end text:id="IMark133263256"/> research, but they remain sui<text:alphabetical-index-mark-start text:id="IMark141625064"/>table<text:alphabetical-index-mark-end text:id="IMark141625064"/> for use in specific realms. For general <text:alphabetical-index-mark-start text:id="IMark82910504"/>AI<text:alphabetical-index-mark-end text:id="IMark82910504"/> <text:alphabetical-index-mark-start text:id="IMark36600648"/>neural<text:alphabetical-index-mark-end text:id="IMark36600648"/> <text:alphabetical-index-mark-start text:id="IMark134490792"/>network<text:alphabetical-index-mark-end text:id="IMark134490792"/>s seem to offer more flexibility, but specialized usage r<text:alphabetical-index-mark-start text:id="IMark134790184"/>equ<text:alphabetical-index-mark-end text:id="IMark134790184"/>ire clear <text:alphabetical-index-mark-start text:id="IMark142527992"/>rule<text:alphabetical-index-mark-end text:id="IMark142527992"/>s, and <text:alphabetical-index-mark-start text:id="IMark134848248"/>expert<text:alphabetical-index-mark-end text:id="IMark134848248"/> <text:alphabetical-index-mark-start text:id="IMark69466312"/>system<text:alphabetical-index-mark-end text:id="IMark69466312"/>s can help in those cases and provide easier development and use than <text:alphabetical-index-mark-start text:id="IMark80958408"/>neural<text:alphabetical-index-mark-end text:id="IMark80958408"/> <text:alphabetical-index-mark-start text:id="IMark134622216"/>network<text:alphabetical-index-mark-end text:id="IMark134622216"/>s. </text:p>
      <text:p text:style-name="Text_20_body"/>
      <text:p text:style-name="Text_20_body">Both <text:alphabetical-index-mark-start text:id="IMark20082360"/>AI<text:alphabetical-index-mark-end text:id="IMark20082360"/> paradigms have their advantages and disadvantages, and both could have been used in the case of <text:alphabetical-index-mark-start text:id="IMark141968744"/><text:alphabetical-index-mark-start text:id="IMark134381432"/>DGIII<text:alphabetical-index-mark-end text:id="IMark134381432"/><text:alphabetical-index-mark-start text:id="IMark73693928"/>AI<text:alphabetical-index-mark-end text:id="IMark73693928"/><text:alphabetical-index-mark-end text:id="IMark141968744"/>. However, the <text:alphabetical-index-mark-start text:id="IMark135581928"/>ES<text:alphabetical-index-mark-end text:id="IMark135581928"/> paradigm is easier to implement because the <text:alphabetical-index-mark-start text:id="IMark81542872"/>ES<text:alphabetical-index-mark-end text:id="IMark81542872"/> itself could be developed separated from <text:alphabetical-index-mark-start text:id="IMark78553976"/><text:alphabetical-index-mark-start text:id="IMark78951672"/>DGIII<text:alphabetical-index-mark-end text:id="IMark78951672"/><text:alphabetical-index-mark-start text:id="IMark133924552"/>AI<text:alphabetical-index-mark-end text:id="IMark133924552"/><text:alphabetical-index-mark-end text:id="IMark78553976"/>, while a comparable <text:alphabetical-index-mark-start text:id="IMark52378152"/>NN<text:alphabetical-index-mark-end text:id="IMark52378152"/> could not. <text:alphabetical-index-mark-start text:id="IMark59682504"/>Exsys<text:alphabetical-index-mark-end text:id="IMark59682504"/> can conceivably be adapted more easily to other ships, but any <text:alphabetical-index-mark-start text:id="IMark135797096"/>NN<text:alphabetical-index-mark-end text:id="IMark135797096"/> <text:alphabetical-index-mark-start text:id="IMark143451624"/>system<text:alphabetical-index-mark-end text:id="IMark143451624"/> would have to be developed from scratch in such case.</text:p>
      <text:p text:style-name="Text_20_body"/>
      <text:p text:style-name="Text_20_body"><text:soft-page-break/>This does not mean that <text:alphabetical-index-mark-start text:id="IMark140583272"/>NN<text:alphabetical-index-mark-end text:id="IMark140583272"/> cannot have a place within <text:alphabetical-index-mark-start text:id="IMark142496680"/><text:alphabetical-index-mark-start text:id="IMark82508952"/>DGIII<text:alphabetical-index-mark-end text:id="IMark82508952"/><text:alphabetical-index-mark-start text:id="IMark83638856"/>AI<text:alphabetical-index-mark-end text:id="IMark83638856"/><text:alphabetical-index-mark-end text:id="IMark142496680"/>: several <text:alphabetical-index-mark-start text:id="IMark138675480"/>NN<text:alphabetical-index-mark-end text:id="IMark138675480"/> <text:alphabetical-index-mark-start text:id="IMark132089400"/>module<text:alphabetical-index-mark-end text:id="IMark132089400"/>s could be used to modify or create new <text:alphabetical-index-mark-start text:id="IMark134598584"/>rule<text:alphabetical-index-mark-end text:id="IMark134598584"/>s, to refine <text:alphabetical-index-mark-start text:id="IMark142241944"/>value<text:alphabetical-index-mark-end text:id="IMark142241944"/>s associated to <text:alphabetical-index-mark-start text:id="IMark136942120"/>fact<text:alphabetical-index-mark-end text:id="IMark136942120"/>s, etc. <text:span text:style-name="T279">In </text:span><text:alphabetical-index-mark-start text:id="IMark138857592"/><text:span text:style-name="T279">fact</text:span><text:alphabetical-index-mark-end text:id="IMark138857592"/><text:span text:style-name="T279">, the </text:span><text:alphabetical-index-mark-start text:id="IMark133728312"/><text:alphabetical-index-mark-start text:id="IMark136816536"/><text:span text:style-name="T279">AI</text:span><text:alphabetical-index-mark-end text:id="IMark136816536"/><text:span text:style-name="T279">E</text:span><text:alphabetical-index-mark-end text:id="IMark133728312"/><text:span text:style-name="T279"> could be supplemented with any sort of ML algorithm or </text:span><text:alphabetical-index-mark-start text:id="IMark77940632"/><text:span text:style-name="T279">system</text:span><text:alphabetical-index-mark-end text:id="IMark77940632"/><text:span text:style-name="T279">.</text:span></text:p>
      <text:p text:style-name="Text_20_body"/>
      <text:p text:style-name="Text_20_body">In <text:alphabetical-index-mark-start text:id="IMark81539304"/>order<text:alphabetical-index-mark-end text:id="IMark81539304"/> to simplify compi<text:alphabetical-index-mark-start text:id="IMark139971800"/>lat<text:alphabetical-index-mark-end text:id="IMark139971800"/>ion, <text:alphabetical-index-mark-start text:id="IMark133087144"/>link<text:alphabetical-index-mark-end text:id="IMark133087144"/>ing and <text:alphabetical-index-mark-start text:id="IMark80544808"/>instal<text:alphabetical-index-mark-start text:id="IMark82385256"/>l<text:alphabetical-index-mark-end text:id="IMark80544808"/>at<text:alphabetical-index-mark-end text:id="IMark82385256"/>ion <text:span text:style-name="T281">for users </text:span>of <text:alphabetical-index-mark-start text:id="IMark136960968"/><text:alphabetical-index-mark-start text:id="IMark134584648"/>DGIII<text:alphabetical-index-mark-end text:id="IMark134584648"/><text:alphabetical-index-mark-start text:id="IMark140565272"/>AI<text:alphabetical-index-mark-end text:id="IMark140565272"/><text:alphabetical-index-mark-end text:id="IMark136960968"/>, this <text:alphabetical-index-mark-start text:id="IMark135954632"/>version<text:alphabetical-index-mark-end text:id="IMark135954632"/> only makes use of <text:alphabetical-index-mark-start text:id="IMark132171768"/>OpenMP<text:alphabetical-index-mark-end text:id="IMark132171768"/> and <text:alphabetical-index-mark-start text:id="IMark84338088"/>Sqlite3<text:alphabetical-index-mark-end text:id="IMark84338088"/> <text:alphabetical-index-mark-start text:id="IMark141850904"/>libraries<text:alphabetical-index-mark-end text:id="IMark141850904"/>; however, past <text:alphabetical-index-mark-start text:id="IMark143403240"/>version<text:alphabetical-index-mark-end text:id="IMark143403240"/>s used a full, <text:alphabetical-index-mark-start text:id="IMark139039128"/>server<text:alphabetical-index-mark-end text:id="IMark139039128"/> – based <text:alphabetical-index-mark-start text:id="IMark136200696"/>My<text:alphabetical-index-mark-start text:id="IMark136743288"/>SQL<text:alphabetical-index-mark-end text:id="IMark136743288"/><text:alphabetical-index-mark-end text:id="IMark136200696"/> <text:alphabetical-index-mark-start text:id="IMark136947256"/>database<text:alphabetical-index-mark-end text:id="IMark136947256"/> with <text:alphabetical-index-mark-start text:id="IMark139094600"/>record<text:alphabetical-index-mark-end text:id="IMark139094600"/> <text:alphabetical-index-mark-start text:id="IMark140891416"/>level<text:alphabetical-index-mark-end text:id="IMark140891416"/> locking in the <text:alphabetical-index-mark-start text:id="IMark136013272"/>KB<text:alphabetical-index-mark-end text:id="IMark136013272"/> files, <text:alphabetical-index-mark-start text:id="IMark82521624"/>Bayes<text:alphabetical-index-mark-end text:id="IMark82521624"/>ian <text:alphabetical-index-mark-start text:id="IMark142215656"/>network<text:alphabetical-index-mark-end text:id="IMark142215656"/>s, <text:alphabetical-index-mark-start text:id="IMark141792888"/>SVM<text:alphabetical-index-mark-end text:id="IMark141792888"/> and other algorithms provided by the <text:alphabetical-index-mark-start text:id="IMark141815688"/>Dlib<text:alphabetical-index-mark-end text:id="IMark141815688"/><text:span text:style-name="T306">[6.12.]</text:span><text:span text:style-name="T313">[6.13.]</text:span> <text:alphabetical-index-mark-start text:id="IMark139083928"/><text:span text:style-name="T280">library</text:span><text:alphabetical-index-mark-end text:id="IMark139083928"/>. Results using these tools were very good but r<text:alphabetical-index-mark-start text:id="IMark133514456"/>equ<text:alphabetical-index-mark-end text:id="IMark133514456"/>ired significantly more effort to <text:alphabetical-index-mark-start text:id="IMark83407688"/>install<text:alphabetical-index-mark-end text:id="IMark83407688"/> and <text:alphabetical-index-mark-start text:id="IMark83432200"/>manage<text:alphabetical-index-mark-end text:id="IMark83432200"/> the ship.</text:p>
      <text:p text:style-name="Text_20_body"/>
      <text:p text:style-name="Text_20_body">A <text:alphabetical-index-mark-start text:id="IMark142245624"/>DB<text:alphabetical-index-mark-end text:id="IMark142245624"/> based in <text:alphabetical-index-mark-start text:id="IMark132086984"/>My<text:alphabetical-index-mark-start text:id="IMark142404696"/>SQL<text:alphabetical-index-mark-end text:id="IMark142404696"/><text:alphabetical-index-mark-end text:id="IMark132086984"/> proved to be slower and more complicated to <text:alphabetical-index-mark-start text:id="IMark132740360"/>manage<text:alphabetical-index-mark-end text:id="IMark132740360"/> than one based on <text:alphabetical-index-mark-start text:id="IMark137657800"/>Sqlite3<text:alphabetical-index-mark-end text:id="IMark137657800"/>; however, a <text:alphabetical-index-mark-start text:id="IMark139973592"/>server<text:alphabetical-index-mark-end text:id="IMark139973592"/> – based <text:alphabetical-index-mark-start text:id="IMark132002632"/><text:alphabetical-index-mark-start text:id="IMark139947416"/><text:alphabetical-index-mark-start text:id="IMark136447592"/>R<text:alphabetical-index-mark-start text:id="IMark139265496"/>D<text:span text:style-name="T318">B</text:span><text:alphabetical-index-mark-end text:id="IMark139265496"/><text:alphabetical-index-mark-end text:id="IMark136447592"/><text:alphabetical-index-mark-end text:id="IMark139947416"/>MS<text:alphabetical-index-mark-end text:id="IMark132002632"/> has its advantages, especially concerning <text:alphabetical-index-mark-start text:id="IMark139755688"/>connect<text:alphabetical-index-mark-end text:id="IMark139755688"/>ivity: while each <text:alphabetical-index-mark-start text:id="IMark141090280"/>module<text:alphabetical-index-mark-end text:id="IMark141090280"/> such as an <text:alphabetical-index-mark-start text:id="IMark140272296"/>MFD<text:alphabetical-index-mark-end text:id="IMark140272296"/> is considered as a different user by the <text:alphabetical-index-mark-start text:id="IMark138399656"/><text:alphabetical-index-mark-start text:id="IMark140060728"/><text:alphabetical-index-mark-start text:id="IMark137845640"/>R<text:alphabetical-index-mark-start text:id="IMark137399912"/>DB<text:alphabetical-index-mark-end text:id="IMark137399912"/><text:alphabetical-index-mark-end text:id="IMark137845640"/><text:alphabetical-index-mark-end text:id="IMark140060728"/>MS<text:alphabetical-index-mark-end text:id="IMark138399656"/> and r<text:alphabetical-index-mark-start text:id="IMark82396328"/>equ<text:alphabetical-index-mark-end text:id="IMark82396328"/>ires a definition of password and access privi<text:alphabetical-index-mark-start text:id="IMark136402936"/>leg<text:alphabetical-index-mark-end text:id="IMark136402936"/>es, a <text:alphabetical-index-mark-start text:id="IMark78929672"/>server<text:alphabetical-index-mark-end text:id="IMark78929672"/> – based <text:alphabetical-index-mark-start text:id="IMark55495432"/>database<text:alphabetical-index-mark-end text:id="IMark55495432"/> can inter<text:alphabetical-index-mark-start text:id="IMark141770968"/>connect<text:alphabetical-index-mark-end text:id="IMark141770968"/> computers running <text:alphabetical-index-mark-start text:id="IMark81459672"/>module<text:alphabetical-index-mark-end text:id="IMark81459672"/>s that can be literally anywhere. <text:alphabetical-index-mark-start text:id="IMark133093528"/>Sqlite3<text:alphabetical-index-mark-end text:id="IMark133093528"/> is a compromise <text:alphabetical-index-mark-start text:id="IMark133390824"/>sol<text:alphabetical-index-mark-end text:id="IMark133390824"/>ution that works very well, but has more limited <text:alphabetical-index-mark-start text:id="IMark73659032"/>connect<text:alphabetical-index-mark-end text:id="IMark73659032"/>ivity.</text:p>
      <text:p text:style-name="Text_20_body"/>
      <text:p text:style-name="Text_20_body">And aside from all that, since the <text:alphabetical-index-mark-start text:id="IMark51948648"/>KB<text:alphabetical-index-mark-end text:id="IMark51948648"/> of this particular <text:alphabetical-index-mark-start text:id="IMark137722776"/><text:alphabetical-index-mark-start text:id="IMark84805592"/>AI<text:alphabetical-index-mark-end text:id="IMark84805592"/>E<text:alphabetical-index-mark-end text:id="IMark137722776"/> is a <text:alphabetical-index-mark-start text:id="IMark140957528"/><text:alphabetical-index-mark-start text:id="IMark136957560"/>re<text:alphabetical-index-mark-start text:id="IMark142002808"/>l<text:alphabetical-index-mark-end text:id="IMark136957560"/>at<text:alphabetical-index-mark-end text:id="IMark142002808"/>ional<text:alphabetical-index-mark-end text:id="IMark140957528"/> <text:alphabetical-index-mark-start text:id="IMark78140984"/>database<text:alphabetical-index-mark-end text:id="IMark78140984"/> and the <text:alphabetical-index-mark-start text:id="IMark137418152"/>language<text:alphabetical-index-mark-end text:id="IMark137418152"/> used to write the <text:alphabetical-index-mark-start text:id="IMark139817832"/>rule<text:alphabetical-index-mark-end text:id="IMark139817832"/>s is <text:alphabetical-index-mark-start text:id="IMark142618856"/>SQL<text:alphabetical-index-mark-end text:id="IMark142618856"/>, it is easy to <text:alphabetical-index-mark-start text:id="IMark140056088"/>extend<text:alphabetical-index-mark-end text:id="IMark140056088"/> the <text:alphabetical-index-mark-start text:id="IMark78241304"/>function<text:alphabetical-index-mark-end text:id="IMark78241304"/>ality of the <text:alphabetical-index-mark-start text:id="IMark79418744"/>system<text:alphabetical-index-mark-end text:id="IMark79418744"/> to provide more services for the ship such - as was mentioned before – data exchange between <text:alphabetical-index-mark-start text:id="IMark51112376"/>module<text:alphabetical-index-mark-end text:id="IMark51112376"/>s such as various <text:alphabetical-index-mark-start text:id="IMark139228872"/>MFD<text:alphabetical-index-mark-end text:id="IMark139228872"/> or even ships using the <text:alphabetical-index-mark-start text:id="IMark79659128"/><text:alphabetical-index-mark-start text:id="IMark81658856"/>R<text:alphabetical-index-mark-start text:id="IMark83028952"/>DB<text:alphabetical-index-mark-end text:id="IMark83028952"/><text:alphabetical-index-mark-end text:id="IMark81658856"/><text:alphabetical-index-mark-end text:id="IMark79659128"/> included as an interface between them. As <text:alphabetical-index-mark-start text:id="IMark142235624"/><text:alphabetical-index-mark-start text:id="IMark84672776"/>SQL<text:alphabetical-index-mark-end text:id="IMark84672776"/>C<text:alphabetical-index-mark-end text:id="IMark142235624"/> demonstrates, it is possible to <text:alphabetical-index-mark-start text:id="IMark140436088"/>connect<text:alphabetical-index-mark-end text:id="IMark140436088"/> to the <text:alphabetical-index-mark-start text:id="IMark84677784"/>KB<text:alphabetical-index-mark-end text:id="IMark84677784"/> from any <text:alphabetical-index-mark-start text:id="IMark142334632"/>module<text:alphabetical-index-mark-end text:id="IMark142334632"/> by just <text:alphabetical-index-mark-start text:id="IMark140753544"/>adding<text:alphabetical-index-mark-end text:id="IMark140753544"/> some <text:alphabetical-index-mark-start text:id="IMark137628152"/>C++<text:alphabetical-index-mark-end text:id="IMark137628152"/> code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25" text:outline-level="1"><text:bookmark-start text:name="__RefHeading___Toc6473_1483239106"/>5. Use<text:bookmark-end text:name="__RefHeading___Toc6473_1483239106"/></text:h>
      <text:p text:style-name="Text_20_body"/>
      <text:h text:style-name="Heading_20_2" text:outline-level="2"><text:bookmark-start text:name="__RefHeading___Toc6790_1483239106"/><text:span text:style-name="T1">5.1.</text:span> <text:alphabetical-index-mark-start text:id="IMark143176840"/>Instal<text:alphabetical-index-mark-start text:id="IMark137869432"/>l<text:alphabetical-index-mark-end text:id="IMark143176840"/>at<text:alphabetical-index-mark-end text:id="IMark137869432"/>ion<text:bookmark-end text:name="__RefHeading___Toc6790_1483239106"/></text:h>
      <text:p text:style-name="Text_20_body"/>
      <text:p text:style-name="Text_20_body">Refer to the <text:alphabetical-index-mark-start text:id="IMark80675992"/>README<text:alphabetical-index-mark-end text:id="IMark80675992"/>.md file contai<text:span text:style-name="T236">n</text:span>ed in the original compressed file that corresponds to <text:alphabetical-index-mark-start text:id="IMark139781800"/><text:alphabetical-index-mark-start text:id="IMark141886520"/>DGIII<text:alphabetical-index-mark-end text:id="IMark141886520"/><text:alphabetical-index-mark-start text:id="IMark139217736"/>AI<text:alphabetical-index-mark-end text:id="IMark139217736"/><text:alphabetical-index-mark-end text:id="IMark139781800"/>.</text:p>
      <text:p text:style-name="Text_20_body"/>
      <text:p text:style-name="Text_20_body"/>
      <text:h text:style-name="Heading_20_2" text:outline-level="2"><text:bookmark-start text:name="__RefHeading___Toc6792_1483239106"/><text:span text:style-name="T1">5.2.</text:span> Quick startup<text:bookmark-end text:name="__RefHeading___Toc6792_1483239106"/></text:h>
      <text:p text:style-name="Text_20_body"/>
      <text:p text:style-name="Text_20_body">There is no way to way to quickly grasp everything about this project, but two <text:alphabetical-index-mark-start text:id="IMark139961320"/>scenario<text:alphabetical-index-mark-end text:id="IMark139961320"/>s are provided as <text:alphabetical-index-mark-start text:id="IMark80721832"/>example<text:alphabetical-index-mark-end text:id="IMark80721832"/>s. <text:alphabetical-index-mark-start text:id="IMark142338712"/>Load<text:alphabetical-index-mark-end text:id="IMark142338712"/> the first one and you will find your ship on the runway at <text:alphabetical-index-mark-start text:id="IMark80686968"/>KSC<text:alphabetical-index-mark-end text:id="IMark80686968"/>. You should just let the ship perform its start up procedures as the initial <text:alphabetical-index-mark-start text:id="IMark81710664"/>program<text:alphabetical-index-mark-end text:id="IMark81710664"/>s are <text:alphabetical-index-mark-start text:id="IMark141657784"/>load<text:alphabetical-index-mark-end text:id="IMark141657784"/>ed into <text:alphabetical-index-mark-start text:id="IMark77734616"/><text:span text:style-name="T75">sde_</text:span><text:alphabetical-index-mark-start text:id="IMark78490696"/><text:span text:style-name="T75">rule</text:span><text:alphabetical-index-mark-end text:id="IMark78490696"/><text:span text:style-name="T75">s</text:span><text:alphabetical-index-mark-end text:id="IMark77734616"/>. </text:p>
      <text:p text:style-name="Text_20_body"/>
      <text:p text:style-name="Text_20_body">It will close hatches, test control <text:alphabetical-index-mark-start text:id="IMark135734680"/>surface<text:alphabetical-index-mark-end text:id="IMark135734680"/>s, set ad<text:alphabetical-index-mark-start text:id="IMark78262408"/>equ<text:alphabetical-index-mark-end text:id="IMark78262408"/>ate <text:alphabetical-index-mark-start text:id="IMark81246216"/>trim<text:alphabetical-index-mark-end text:id="IMark81246216"/>s, etc. This will take a while. Them the ship will start accelerating and it will take of, reach a safe <text:alphabetical-index-mark-start text:id="IMark140124216"/><text:alphabetical-index-mark-start text:id="IMark81243464"/>alt<text:alphabetical-index-mark-end text:id="IMark81243464"/>itude<text:alphabetical-index-mark-end text:id="IMark140124216"/> and start turning to acquire a certain <text:alphabetical-index-mark-start text:id="IMark77622296"/>heading<text:alphabetical-index-mark-end text:id="IMark77622296"/>. It is a simple <text:alphabetical-index-mark-start text:id="IMark79106792"/>example<text:alphabetical-index-mark-end text:id="IMark79106792"/>, but essentially shows what the ship does.</text:p>
      <text:p text:style-name="Text_20_body"/>
      <text:p text:style-name="Text_20_body"><text:span text:style-name="T1">5.3.</text:span> Realistic startup:</text:p>
      <text:p text:style-name="Text_20_body"/>
      <text:p text:style-name="Text_20_body">This will r<text:alphabetical-index-mark-start text:id="IMark133405240"/>equ<text:alphabetical-index-mark-end text:id="IMark133405240"/>ire you to become a<text:span text:style-name="T236">c</text:span>quainted by the ship and the <text:alphabetical-index-mark-start text:id="IMark69808072"/><text:alphabetical-index-mark-start text:id="IMark138066616"/>AI<text:alphabetical-index-mark-end text:id="IMark138066616"/>E<text:alphabetical-index-mark-end text:id="IMark69808072"/> first. <text:span text:style-name="T236">You will need to set the ship to prepare an </text:span><text:alphabetical-index-mark-start text:id="IMark143242088"/><text:span text:style-name="T236">ai</text:span><text:alphabetical-index-mark-start text:id="IMark143399832"/><text:span text:style-name="T236">plan</text:span><text:alphabetical-index-mark-end text:id="IMark143399832"/><text:alphabetical-index-mark-end text:id="IMark143242088"/><text:span text:style-name="T236"> or </text:span><text:alphabetical-index-mark-start text:id="IMark140221064"/><text:span text:style-name="T236">manage</text:span><text:alphabetical-index-mark-end text:id="IMark140221064"/><text:span text:style-name="T236"> </text:span><text:alphabetical-index-mark-start text:id="IMark138094920"/><text:span text:style-name="T236">mode</text:span><text:alphabetical-index-mark-end text:id="IMark138094920"/><text:span text:style-name="T236">s on your own.</text:span></text:p>
      <text:p text:style-name="Text_20_body"/>
      <text:p text:style-name="Text_20_body"/>
      <text:p text:style-name="Text_20_body"/>
      <text:h text:style-name="P25" text:outline-level="1"><text:bookmark-start text:name="__RefHeading___Toc6475_1483239106"/><text:span text:style-name="T15">6</text:span><text:span text:style-name="T1">. </text:span><text:alphabetical-index-mark-start text:id="IMark141636024"/><text:span text:style-name="T1">Source</text:span><text:alphabetical-index-mark-end text:id="IMark141636024"/><text:span text:style-name="T1">s</text:span><text:bookmark-end text:name="__RefHeading___Toc6475_1483239106"/></text:h>
      <text:p text:style-name="Text_20_body"/>
      <text:p text:style-name="Text_20_body"><text:span text:style-name="T257">6.1.</text:span><text:span text:style-name="T255"> </text:span><text:alphabetical-index-mark-start text:id="IMark139507512"/><text:span text:style-name="T245">Edronkin</text:span><text:alphabetical-index-mark-end text:id="IMark139507512"/><text:span text:style-name="T245">, P. (2019). g2q - </text:span><text:alphabetical-index-mark-start text:id="IMark78785736"/><text:span text:style-name="T245">Guile</text:span><text:alphabetical-index-mark-end text:id="IMark78785736"/><text:span text:style-name="T245"> to </text:span><text:alphabetical-index-mark-start text:id="IMark138556648"/><text:span text:style-name="T245">QASM</text:span><text:alphabetical-index-mark-end text:id="IMark138556648"/><text:span text:style-name="T245"> compiler. [online] g2q. Available at: </text:span><text:a xlink:type="simple" xlink:href="https://peschoenberg.github.io/g2q/" text:style-name="Internet_20_link" text:visited-style-name="Visited_20_Internet_20_Link">https://peschoenberg.</text:a><text:alphabetical-index-mark-start text:id="IMark136657816"/><text:a xlink:type="simple" xlink:href="https://peschoenberg.github.io/g2q/" text:style-name="Internet_20_link" text:visited-style-name="Visited_20_Internet_20_Link">github</text:a><text:alphabetical-index-mark-end text:id="IMark136657816"/><text:a xlink:type="simple" xlink:href="https://peschoenberg.github.io/g2q/" text:style-name="Internet_20_link" text:visited-style-name="Visited_20_Internet_20_Link">.io/g2q/</text:a><text:span text:style-name="T245"> [Accessed 26 Aug. 2019].</text:span></text:p>
      <text:p text:style-name="Text_20_body"/>
      <text:p text:style-name="Text_20_body"><text:span text:style-name="T257">6.2.</text:span><text:span text:style-name="T250"> </text:span><text:alphabetical-index-mark-start text:id="IMark142527992"/><text:span text:style-name="T245">Edronkin</text:span><text:alphabetical-index-mark-end text:id="IMark142527992"/><text:span text:style-name="T245">, P. (2019). </text:span><text:alphabetical-index-mark-start text:id="IMark134790184"/><text:span text:style-name="T245">g</text:span><text:alphabetical-index-mark-start text:id="IMark134490792"/><text:span text:style-name="T245">exsys</text:span><text:alphabetical-index-mark-end text:id="IMark134490792"/><text:alphabetical-index-mark-end text:id="IMark134790184"/><text:span text:style-name="T245"> - </text:span><text:alphabetical-index-mark-start text:id="IMark36600648"/><text:span text:style-name="T245">Guile</text:span><text:alphabetical-index-mark-end text:id="IMark36600648"/><text:span text:style-name="T245"> </text:span><text:alphabetical-index-mark-start text:id="IMark82910504"/><text:span text:style-name="T245">Expert</text:span><text:alphabetical-index-mark-end text:id="IMark82910504"/><text:span text:style-name="T245"> </text:span><text:alphabetical-index-mark-start text:id="IMark141625064"/><text:span text:style-name="T245">System</text:span><text:alphabetical-index-mark-end text:id="IMark141625064"/><text:span text:style-name="T245">. [online] </text:span><text:alphabetical-index-mark-start text:id="IMark133263256"/><text:span text:style-name="T245">g</text:span><text:alphabetical-index-mark-start text:id="IMark136827864"/><text:span text:style-name="T245">exsys</text:span><text:alphabetical-index-mark-end text:id="IMark136827864"/><text:alphabetical-index-mark-end text:id="IMark133263256"/><text:span text:style-name="T245">. Available at: </text:span><text:a xlink:type="simple" xlink:href="https://peschoenberg.github.io/gexsys/" text:style-name="Internet_20_link" text:visited-style-name="Visited_20_Internet_20_Link">https://peschoenberg.</text:a><text:alphabetical-index-mark-start text:id="IMark81664072"/><text:a xlink:type="simple" xlink:href="https://peschoenberg.github.io/gexsys/" text:style-name="Internet_20_link" text:visited-style-name="Visited_20_Internet_20_Link">github</text:a><text:alphabetical-index-mark-end text:id="IMark81664072"/><text:a xlink:type="simple" xlink:href="https://peschoenberg.github.io/gexsys/" text:style-name="Internet_20_link" text:visited-style-name="Visited_20_Internet_20_Link">.io/</text:a><text:alphabetical-index-mark-start text:id="IMark139748280"/><text:a xlink:type="simple" xlink:href="https://peschoenberg.github.io/gexsys/" text:style-name="Internet_20_link" text:visited-style-name="Visited_20_Internet_20_Link">g</text:a><text:alphabetical-index-mark-start text:id="IMark51296600"/><text:a xlink:type="simple" xlink:href="https://peschoenberg.github.io/gexsys/" text:style-name="Internet_20_link" text:visited-style-name="Visited_20_Internet_20_Link">exsys</text:a><text:alphabetical-index-mark-end text:id="IMark51296600"/><text:alphabetical-index-mark-end text:id="IMark139748280"/><text:a xlink:type="simple" xlink:href="https://peschoenberg.github.io/gexsys/" text:style-name="Internet_20_link" text:visited-style-name="Visited_20_Internet_20_Link">/</text:a><text:span text:style-name="T245"> [Accessed 26 Aug. 2019].</text:span></text:p>
      <text:p text:style-name="Text_20_body"/>
      <text:p text:style-name="Text_20_body"><text:span text:style-name="T258">6.3.</text:span><text:span text:style-name="T250"> </text:span><text:alphabetical-index-mark-start text:id="IMark133151896"/><text:span text:style-name="T245">Edronkin</text:span><text:alphabetical-index-mark-end text:id="IMark133151896"/><text:span text:style-name="T245">, P. (2019). </text:span><text:alphabetical-index-mark-start text:id="IMark139862904"/><text:alphabetical-index-mark-start text:id="IMark84639304"/><text:span text:style-name="T245">SQL</text:span><text:alphabetical-index-mark-end text:id="IMark84639304"/><text:span text:style-name="T245">C</text:span><text:alphabetical-index-mark-end text:id="IMark139862904"/><text:span text:style-name="T245"> - Multi </text:span><text:alphabetical-index-mark-start text:id="IMark133405240"/><text:span text:style-name="T245">function</text:span><text:alphabetical-index-mark-end text:id="IMark133405240"/><text:span text:style-name="T245"> display for the </text:span><text:alphabetical-index-mark-start text:id="IMark139659752"/><text:alphabetical-index-mark-start text:id="IMark69808072"/><text:span text:style-name="T245">DGIII</text:span><text:alphabetical-index-mark-end text:id="IMark69808072"/><text:alphabetical-index-mark-start text:id="IMark138066616"/><text:span text:style-name="T245">AI</text:span><text:alphabetical-index-mark-end text:id="IMark138066616"/><text:alphabetical-index-mark-end text:id="IMark139659752"/><text:span text:style-name="T245"> </text:span><text:alphabetical-index-mark-start text:id="IMark143242088"/><text:alphabetical-index-mark-start text:id="IMark143399832"/><text:span text:style-name="T245">Delta</text:span><text:alphabetical-index-mark-end text:id="IMark143399832"/><text:alphabetical-index-mark-end text:id="IMark143242088"/><text:span text:style-name="T245"> </text:span><text:alphabetical-index-mark-start text:id="IMark140221064"/><text:span text:style-name="T245">Glider</text:span><text:alphabetical-index-mark-end text:id="IMark140221064"/><text:span text:style-name="T245">. [online] </text:span><text:alphabetical-index-mark-start text:id="IMark138094920"/><text:alphabetical-index-mark-start text:id="IMark69374632"/><text:span text:style-name="T245">SQL</text:span><text:alphabetical-index-mark-end text:id="IMark69374632"/><text:span text:style-name="T245">C</text:span><text:alphabetical-index-mark-end text:id="IMark138094920"/><text:span text:style-name="T245">. Available at: </text:span><text:a xlink:type="simple" xlink:href="https://peschoenberg.github.io/SQLC/" text:style-name="Internet_20_link" text:visited-style-name="Visited_20_Internet_20_Link">https://peschoenberg.</text:a><text:alphabetical-index-mark-start text:id="IMark137618136"/><text:a xlink:type="simple" xlink:href="https://peschoenberg.github.io/SQLC/" text:style-name="Internet_20_link" text:visited-style-name="Visited_20_Internet_20_Link">github</text:a><text:alphabetical-index-mark-end text:id="IMark137618136"/><text:a xlink:type="simple" xlink:href="https://peschoenberg.github.io/SQLC/" text:style-name="Internet_20_link" text:visited-style-name="Visited_20_Internet_20_Link">.io/</text:a><text:alphabetical-index-mark-start text:id="IMark142284232"/><text:alphabetical-index-mark-start text:id="IMark139351704"/><text:a xlink:type="simple" xlink:href="https://peschoenberg.github.io/SQLC/" text:style-name="Internet_20_link" text:visited-style-name="Visited_20_Internet_20_Link">SQL</text:a><text:alphabetical-index-mark-end text:id="IMark139351704"/><text:a xlink:type="simple" xlink:href="https://peschoenberg.github.io/SQLC/" text:style-name="Internet_20_link" text:visited-style-name="Visited_20_Internet_20_Link">C</text:a><text:alphabetical-index-mark-end text:id="IMark142284232"/><text:a xlink:type="simple" xlink:href="https://peschoenberg.github.io/SQLC/" text:style-name="Internet_20_link" text:visited-style-name="Visited_20_Internet_20_Link">/</text:a><text:span text:style-name="T245"> [Accessed 26 Aug. 2019].</text:span></text:p>
      <text:p text:style-name="Text_20_body"/>
      <text:p text:style-name="Text_20_body"><text:span text:style-name="T259">6.4.</text:span><text:span text:style-name="T244"> En.wikipedia.org. (2019). </text:span><text:alphabetical-index-mark-start text:id="IMark139833112"/><text:span text:style-name="T244">Expert</text:span><text:alphabetical-index-mark-end text:id="IMark139833112"/><text:span text:style-name="T244"> </text:span><text:alphabetical-index-mark-start text:id="IMark136013272"/><text:span text:style-name="T244">system</text:span><text:alphabetical-index-mark-end text:id="IMark136013272"/><text:span text:style-name="T244">. [online] Available at: </text:span><text:a xlink:type="simple" xlink:href="https://en.wikipedia.org/wiki/Expert_system" text:style-name="Internet_20_link" text:visited-style-name="Visited_20_Internet_20_Link">https://en.wikipedia.org/wiki/</text:a><text:alphabetical-index-mark-start text:id="IMark140891416"/><text:a xlink:type="simple" xlink:href="https://en.wikipedia.org/wiki/Expert_system" text:style-name="Internet_20_link" text:visited-style-name="Visited_20_Internet_20_Link">Expert</text:a><text:alphabetical-index-mark-end text:id="IMark140891416"/><text:a xlink:type="simple" xlink:href="https://en.wikipedia.org/wiki/Expert_system" text:style-name="Internet_20_link" text:visited-style-name="Visited_20_Internet_20_Link">_</text:a><text:alphabetical-index-mark-start text:id="IMark82521624"/><text:a xlink:type="simple" xlink:href="https://en.wikipedia.org/wiki/Expert_system" text:style-name="Internet_20_link" text:visited-style-name="Visited_20_Internet_20_Link">system</text:a><text:alphabetical-index-mark-end text:id="IMark82521624"/><text:span text:style-name="T244"> [Accessed 31 Aug. 2019].</text:span></text:p>
      <text:p text:style-name="Text_20_body"/>
      <text:p text:style-name="Text_20_body"><text:span text:style-name="T259">6.5.</text:span><text:span text:style-name="T251"> </text:span><text:bookmark text:name="js-reference-string-2"/><text:span text:style-name="T244">En.wikipedia.org. (2019). </text:span><text:alphabetical-index-mark-start text:id="IMark81760744"/><text:span text:style-name="T261">Homoiconic</text:span><text:alphabetical-index-mark-end text:id="IMark81760744"/><text:span text:style-name="T261">ity</text:span><text:span text:style-name="T244">. [online] Available at: </text:span><text:a xlink:type="simple" xlink:href="https://en.wikipedia.org/wiki/Homoiconicity" text:style-name="Internet_20_link" text:visited-style-name="Visited_20_Internet_20_Link">https://en.wikipedia.org/wiki/</text:a><text:alphabetical-index-mark-start text:id="IMark79809560"/><text:a xlink:type="simple" xlink:href="https://en.wikipedia.org/wiki/Homoiconicity" text:style-name="Internet_20_link" text:visited-style-name="Visited_20_Internet_20_Link">Homoiconic</text:a><text:alphabetical-index-mark-end text:id="IMark79809560"/><text:a xlink:type="simple" xlink:href="https://en.wikipedia.org/wiki/Homoiconicity" text:style-name="Internet_20_link" text:visited-style-name="Visited_20_Internet_20_Link">ity</text:a><text:span text:style-name="T244"> [Accessed 31 Aug. 2019].</text:span></text:p>
      <text:p text:style-name="Text_20_body"/>
      <text:p text:style-name="Text_20_body"><text:span text:style-name="T260">6.6.</text:span><text:span text:style-name="T248"> En.wikipedia.org. (2019). </text:span><text:alphabetical-index-mark-start text:id="IMark132076552"/><text:span text:style-name="T248">Rule</text:span><text:alphabetical-index-mark-end text:id="IMark132076552"/><text:span text:style-name="T248">-based </text:span><text:alphabetical-index-mark-start text:id="IMark141034056"/><text:span text:style-name="T248">machine</text:span><text:alphabetical-index-mark-end text:id="IMark141034056"/><text:span text:style-name="T248"> learning. [online] Available at: </text:span><text:a xlink:type="simple" xlink:href="https://en.wikipedia.org/wiki/Rule-based_machine_learning" text:style-name="Internet_20_link" text:visited-style-name="Visited_20_Internet_20_Link">https://en.wikipedia.org/wiki/</text:a><text:alphabetical-index-mark-start text:id="IMark137459416"/><text:a xlink:type="simple" xlink:href="https://en.wikipedia.org/wiki/Rule-based_machine_learning" text:style-name="Internet_20_link" text:visited-style-name="Visited_20_Internet_20_Link">Rule</text:a><text:alphabetical-index-mark-end text:id="IMark137459416"/><text:a xlink:type="simple" xlink:href="https://en.wikipedia.org/wiki/Rule-based_machine_learning" text:style-name="Internet_20_link" text:visited-style-name="Visited_20_Internet_20_Link">-based_</text:a><text:alphabetical-index-mark-start text:id="IMark77930328"/><text:a xlink:type="simple" xlink:href="https://en.wikipedia.org/wiki/Rule-based_machine_learning" text:style-name="Internet_20_link" text:visited-style-name="Visited_20_Internet_20_Link">machine</text:a><text:alphabetical-index-mark-end text:id="IMark77930328"/><text:a xlink:type="simple" xlink:href="https://en.wikipedia.org/wiki/Rule-based_machine_learning" text:style-name="Internet_20_link" text:visited-style-name="Visited_20_Internet_20_Link">_learning</text:a><text:span text:style-name="T248"> [Accessed 31 Aug. 2019].</text:span></text:p>
      <text:p text:style-name="Text_20_body"/>
      <text:p text:style-name="Text_20_body"><text:span text:style-name="T259">6.7.</text:span><text:span text:style-name="T252"> </text:span><text:bookmark text:name="js-reference-string-7"/><text:span text:style-name="T244">En.wikipedia.org. (2019). </text:span><text:span text:style-name="T261">Self-modifying code</text:span><text:span text:style-name="T244">. [online] Available at: </text:span><text:a xlink:type="simple" xlink:href="https://en.wikipedia.org/wiki/Self-modifying_code" text:style-name="Internet_20_link" text:visited-style-name="Visited_20_Internet_20_Link">https://en.wikipedia.org/wiki/Self-modifying_code</text:a><text:span text:style-name="T244"> [Accessed 1 Sep. 2019].</text:span></text:p>
      <text:p text:style-name="Text_20_body"/>
      <text:p text:style-name="Text_20_body"><text:span text:style-name="T256">6.8.</text:span><text:span text:style-name="T244"> </text:span><text:span text:style-name="T245">Friedman, R. et al (2019). Home - </text:span><text:alphabetical-index-mark-start text:id="IMark139295064"/><text:span text:style-name="T245">OpenMP</text:span><text:alphabetical-index-mark-end text:id="IMark139295064"/><text:span text:style-name="T245">. [online] </text:span><text:alphabetical-index-mark-start text:id="IMark137869432"/><text:span text:style-name="T245">OpenMP</text:span><text:alphabetical-index-mark-end text:id="IMark137869432"/><text:span text:style-name="T245">. Available at: </text:span><text:a xlink:type="simple" xlink:href="https://www.openmp.org/" text:style-name="Internet_20_link" text:visited-style-name="Visited_20_Internet_20_Link">https://www.</text:a><text:alphabetical-index-mark-start text:id="IMark137505592"/><text:a xlink:type="simple" xlink:href="https://www.openmp.org/" text:style-name="Internet_20_link" text:visited-style-name="Visited_20_Internet_20_Link">openmp</text:a><text:alphabetical-index-mark-end text:id="IMark137505592"/><text:a xlink:type="simple" xlink:href="https://www.openmp.org/" text:style-name="Internet_20_link" text:visited-style-name="Visited_20_Internet_20_Link">.org/</text:a><text:span text:style-name="T245"> [Accessed 31 Aug. 2019].</text:span></text:p>
      <text:p text:style-name="Text_20_body"/>
      <text:p text:style-name="Text_20_body"><text:span text:style-name="T259">6.9.</text:span><text:span text:style-name="T244"> </text:span><text:span text:style-name="T246">Kelechava, B. (2018). The </text:span><text:alphabetical-index-mark-start text:id="IMark139975400"/><text:span text:style-name="T246">SQL</text:span><text:alphabetical-index-mark-end text:id="IMark139975400"/><text:span text:style-name="T246"> </text:span><text:alphabetical-index-mark-start text:id="IMark140948312"/><text:span text:style-name="T246">Standard</text:span><text:alphabetical-index-mark-end text:id="IMark140948312"/><text:span text:style-name="T246"> - </text:span><text:alphabetical-index-mark-start text:id="IMark133405240"/><text:span text:style-name="T246">ISO</text:span><text:alphabetical-index-mark-end text:id="IMark133405240"/><text:span text:style-name="T246">/</text:span><text:alphabetical-index-mark-start text:id="IMark134064136"/><text:span text:style-name="T246">IEC</text:span><text:alphabetical-index-mark-end text:id="IMark134064136"/><text:span text:style-name="T246"> 9075:2016 - </text:span><text:alphabetical-index-mark-start text:id="IMark69808072"/><text:span text:style-name="T246">ANSI</text:span><text:alphabetical-index-mark-end text:id="IMark69808072"/><text:span text:style-name="T246"> Blog. [online] The </text:span><text:alphabetical-index-mark-start text:id="IMark139659752"/><text:span text:style-name="T246">ANSI</text:span><text:alphabetical-index-mark-end text:id="IMark139659752"/><text:span text:style-name="T246"> Blog. Available at: </text:span><text:a xlink:type="simple" xlink:href="https://blog.ansi.org/2018/10/sql-standard-iso-iec-9075-2016-ansi-x3-135/" text:style-name="Internet_20_link" text:visited-style-name="Visited_20_Internet_20_Link">https://blog.ansi.org/2018/10/sql-</text:a><text:alphabetical-index-mark-start text:id="IMark138066616"/><text:a xlink:type="simple" xlink:href="https://blog.ansi.org/2018/10/sql-standard-iso-iec-9075-2016-ansi-x3-135/" text:style-name="Internet_20_link" text:visited-style-name="Visited_20_Internet_20_Link">standard</text:a><text:alphabetical-index-mark-end text:id="IMark138066616"/><text:a xlink:type="simple" xlink:href="https://blog.ansi.org/2018/10/sql-standard-iso-iec-9075-2016-ansi-x3-135/" text:style-name="Internet_20_link" text:visited-style-name="Visited_20_Internet_20_Link">-iso-iec-9075-2016-ansi-x3-135/</text:a><text:span text:style-name="T246"> [Accessed 31 Aug. 2019].</text:span></text:p>
      <text:p text:style-name="Text_20_body"/>
      <text:p text:style-name="Text_20_body"><text:span text:style-name="T1">6.10.</text:span> <text:alphabetical-index-mark-start text:id="IMark51407624"/><text:alphabetical-index-mark-start text:id="IMark80896520"/>Celestia<text:alphabetical-index-mark-end text:id="IMark80896520"/><text:alphabetical-index-mark-end text:id="IMark51407624"/> Development Team (2001). <text:alphabetical-index-mark-start text:id="IMark134715224"/><text:alphabetical-index-mark-start text:id="IMark137618136"/>Celestia<text:alphabetical-index-mark-end text:id="IMark137618136"/><text:alphabetical-index-mark-end text:id="IMark134715224"/>: Home. [online] <text:alphabetical-index-mark-start text:id="IMark68159736"/><text:alphabetical-index-mark-start text:id="IMark138149336"/>Celestia<text:alphabetical-index-mark-end text:id="IMark138149336"/><text:alphabetical-index-mark-end text:id="IMark68159736"/>.<text:alphabetical-index-mark-start text:id="IMark80981816"/>space<text:alphabetical-index-mark-end text:id="IMark80981816"/>. Available at: <text:a xlink:type="simple" xlink:href="https://celestia.space/" text:style-name="Internet_20_link" text:visited-style-name="Visited_20_Internet_20_Link">https://</text:a><text:alphabetical-index-mark-start text:id="IMark54770040"/><text:alphabetical-index-mark-start text:id="IMark132656280"/><text:a xlink:type="simple" xlink:href="https://celestia.space/" text:style-name="Internet_20_link" text:visited-style-name="Visited_20_Internet_20_Link">celestia</text:a><text:alphabetical-index-mark-end text:id="IMark132656280"/><text:alphabetical-index-mark-end text:id="IMark54770040"/><text:a xlink:type="simple" xlink:href="https://celestia.space/" text:style-name="Internet_20_link" text:visited-style-name="Visited_20_Internet_20_Link">.</text:a><text:alphabetical-index-mark-start text:id="IMark135570088"/><text:a xlink:type="simple" xlink:href="https://celestia.space/" text:style-name="Internet_20_link" text:visited-style-name="Visited_20_Internet_20_Link">space</text:a><text:alphabetical-index-mark-end text:id="IMark135570088"/><text:a xlink:type="simple" xlink:href="https://celestia.space/" text:style-name="Internet_20_link" text:visited-style-name="Visited_20_Internet_20_Link">/</text:a> [Accessed 4 Sep. 2019].</text:p>
      <text:p text:style-name="Text_20_body"/>
      <text:p text:style-name="Text_20_body"><text:soft-page-break/><text:span text:style-name="T1">6.11.</text:span> <text:alphabetical-index-mark-start text:id="IMark143088936"/>Cosmos<text:alphabetical-index-mark-end text:id="IMark143088936"/>.esa.int. (1997). <text:alphabetical-index-mark-start text:id="IMark136816536"/>Catalog<text:alphabetical-index-mark-end text:id="IMark136816536"/>ues - <text:alphabetical-index-mark-start text:id="IMark138857592"/>Hipparcos<text:alphabetical-index-mark-end text:id="IMark138857592"/> - <text:alphabetical-index-mark-start text:id="IMark77940632"/>Cosmos<text:alphabetical-index-mark-end text:id="IMark77940632"/>. [online] Available at: <text:a xlink:type="simple" xlink:href="https://www.cosmos.esa.int/web/hipparcos/catalogues" text:style-name="Internet_20_link" text:visited-style-name="Visited_20_Internet_20_Link">https://www.</text:a><text:alphabetical-index-mark-start text:id="IMark84793608"/><text:a xlink:type="simple" xlink:href="https://www.cosmos.esa.int/web/hipparcos/catalogues" text:style-name="Internet_20_link" text:visited-style-name="Visited_20_Internet_20_Link">cosmos</text:a><text:alphabetical-index-mark-end text:id="IMark84793608"/><text:a xlink:type="simple" xlink:href="https://www.cosmos.esa.int/web/hipparcos/catalogues" text:style-name="Internet_20_link" text:visited-style-name="Visited_20_Internet_20_Link">.esa.int/web/</text:a><text:alphabetical-index-mark-start text:id="IMark83973144"/><text:a xlink:type="simple" xlink:href="https://www.cosmos.esa.int/web/hipparcos/catalogues" text:style-name="Internet_20_link" text:visited-style-name="Visited_20_Internet_20_Link">hipparcos</text:a><text:alphabetical-index-mark-end text:id="IMark83973144"/><text:a xlink:type="simple" xlink:href="https://www.cosmos.esa.int/web/hipparcos/catalogues" text:style-name="Internet_20_link" text:visited-style-name="Visited_20_Internet_20_Link">/</text:a><text:alphabetical-index-mark-start text:id="IMark141133960"/><text:a xlink:type="simple" xlink:href="https://www.cosmos.esa.int/web/hipparcos/catalogues" text:style-name="Internet_20_link" text:visited-style-name="Visited_20_Internet_20_Link">catalog</text:a><text:alphabetical-index-mark-end text:id="IMark141133960"/><text:a xlink:type="simple" xlink:href="https://www.cosmos.esa.int/web/hipparcos/catalogues" text:style-name="Internet_20_link" text:visited-style-name="Visited_20_Internet_20_Link">ues</text:a> [Accessed 4 Sep. 2019].</text:p>
      <text:p text:style-name="Text_20_body"/>
      <text:p text:style-name="Text_20_body"><text:span text:style-name="T259">6.12.</text:span><text:span text:style-name="T254"> </text:span><text:bookmark text:name="js-reference-string-41"/><text:span text:style-name="T244">King, D. (2019). </text:span><text:alphabetical-index-mark-start text:id="IMark141886520"/><text:span text:style-name="T261">dlib</text:span><text:alphabetical-index-mark-end text:id="IMark141886520"/><text:span text:style-name="T261"> </text:span><text:alphabetical-index-mark-start text:id="IMark138705976"/><text:span text:style-name="T261">C++</text:span><text:alphabetical-index-mark-end text:id="IMark138705976"/><text:span text:style-name="T261"> </text:span><text:alphabetical-index-mark-start text:id="IMark137869432"/><text:span text:style-name="T261">Library</text:span><text:alphabetical-index-mark-end text:id="IMark137869432"/><text:span text:style-name="T244">. [online] </text:span><text:alphabetical-index-mark-start text:id="IMark132094248"/><text:span text:style-name="T244">Dlib</text:span><text:alphabetical-index-mark-end text:id="IMark132094248"/><text:span text:style-name="T244">.net. Available at: </text:span><text:a xlink:type="simple" xlink:href="http://dlib.net/" text:style-name="Internet_20_link" text:visited-style-name="Visited_20_Internet_20_Link">http://</text:a><text:alphabetical-index-mark-start text:id="IMark80635080"/><text:a xlink:type="simple" xlink:href="http://dlib.net/" text:style-name="Internet_20_link" text:visited-style-name="Visited_20_Internet_20_Link">dlib</text:a><text:alphabetical-index-mark-end text:id="IMark80635080"/><text:a xlink:type="simple" xlink:href="http://dlib.net/" text:style-name="Internet_20_link" text:visited-style-name="Visited_20_Internet_20_Link">.net/</text:a><text:span text:style-name="T244"> [Accessed 1 Sep. 2019].</text:span></text:p>
      <text:p text:style-name="P13"/>
      <text:p text:style-name="Text_20_body"><text:span text:style-name="T259">6.13.</text:span><text:span text:style-name="T253"> </text:span><text:bookmark text:name="js-reference-string-4"/><text:span text:style-name="T244">King, D. (20</text:span><text:span text:style-name="T253">0</text:span><text:span text:style-name="T244">9). </text:span><text:alphabetical-index-mark-start text:id="IMark73680280"/><text:span text:style-name="T261">Dlib</text:span><text:alphabetical-index-mark-end text:id="IMark73680280"/><text:span text:style-name="T261">-ml: A </text:span><text:alphabetical-index-mark-start text:id="IMark69482120"/><text:span text:style-name="T261">Machine</text:span><text:alphabetical-index-mark-end text:id="IMark69482120"/><text:span text:style-name="T261"> Learning Toolkit</text:span><text:span text:style-name="T244">. [ebook] Journal of </text:span><text:alphabetical-index-mark-start text:id="IMark134064136"/><text:span text:style-name="T244">Machine</text:span><text:alphabetical-index-mark-end text:id="IMark134064136"/><text:span text:style-name="T244"> Learning Research 10, pp.1755 - 1758, 2009. Available at: </text:span><text:a xlink:type="simple" xlink:href="http://jmlr.csail.mit.edu/papers/volume10/king09a/king09a.pdf" text:style-name="Internet_20_link" text:visited-style-name="Visited_20_Internet_20_Link">http://jmlr.csail.mit.edu/papers/volume10/king09a/king09a.pdf</text:a><text:span text:style-name="T244"> [Accessed 1 Sep. 2019].</text:span></text:p>
      <text:p text:style-name="Text_20_body"/>
      <text:p text:style-name="Text_20_body"><text:span text:style-name="T258">6.14.</text:span><text:span text:style-name="T250"> </text:span><text:alphabetical-index-mark-start text:id="IMark132631112"/><text:span text:style-name="T246">Mysql</text:span><text:alphabetical-index-mark-end text:id="IMark132631112"/><text:span text:style-name="T246">.com. (2019). </text:span><text:alphabetical-index-mark-start text:id="IMark82837448"/><text:span text:style-name="T246">My</text:span><text:alphabetical-index-mark-start text:id="IMark141141896"/><text:span text:style-name="T246">SQL</text:span><text:alphabetical-index-mark-end text:id="IMark141141896"/><text:alphabetical-index-mark-end text:id="IMark82837448"/><text:span text:style-name="T246">. [online] Available at: </text:span><text:a xlink:type="simple" xlink:href="https://www.mysql.com/" text:style-name="Internet_20_link" text:visited-style-name="Visited_20_Internet_20_Link">https://www.</text:a><text:alphabetical-index-mark-start text:id="IMark139479752"/><text:a xlink:type="simple" xlink:href="https://www.mysql.com/" text:style-name="Internet_20_link" text:visited-style-name="Visited_20_Internet_20_Link">mysql</text:a><text:alphabetical-index-mark-end text:id="IMark139479752"/><text:a xlink:type="simple" xlink:href="https://www.mysql.com/" text:style-name="Internet_20_link" text:visited-style-name="Visited_20_Internet_20_Link">.com/</text:a><text:span text:style-name="T246"> [Accessed 26 Aug. 2019].</text:span></text:p>
      <text:p text:style-name="Text_20_body"/>
      <text:p text:style-name="Text_20_body"><text:span text:style-name="T258">6.15.</text:span><text:span text:style-name="T250"> </text:span><text:alphabetical-index-mark-start text:id="IMark142496680"/><text:span text:style-name="T246">Postgresql</text:span><text:alphabetical-index-mark-end text:id="IMark142496680"/><text:span text:style-name="T246">.org. (1996). </text:span><text:alphabetical-index-mark-start text:id="IMark83638856"/><text:span text:style-name="T246">Postgre</text:span><text:alphabetical-index-mark-start text:id="IMark133728312"/><text:span text:style-name="T246">SQL</text:span><text:alphabetical-index-mark-end text:id="IMark133728312"/><text:alphabetical-index-mark-end text:id="IMark83638856"/><text:span text:style-name="T246">: The world's most advanced open </text:span><text:alphabetical-index-mark-start text:id="IMark140583272"/><text:span text:style-name="T246">source</text:span><text:alphabetical-index-mark-end text:id="IMark140583272"/><text:span text:style-name="T246"> </text:span><text:alphabetical-index-mark-start text:id="IMark142351016"/><text:span text:style-name="T246">database</text:span><text:alphabetical-index-mark-end text:id="IMark142351016"/><text:span text:style-name="T246">. [online] Available at: </text:span><text:a xlink:type="simple" xlink:href="https://www.postgresql.org/" text:style-name="Internet_20_link" text:visited-style-name="Visited_20_Internet_20_Link">https://www.</text:a><text:alphabetical-index-mark-start text:id="IMark138857592"/><text:a xlink:type="simple" xlink:href="https://www.postgresql.org/" text:style-name="Internet_20_link" text:visited-style-name="Visited_20_Internet_20_Link">postgresql</text:a><text:alphabetical-index-mark-end text:id="IMark138857592"/><text:a xlink:type="simple" xlink:href="https://www.postgresql.org/" text:style-name="Internet_20_link" text:visited-style-name="Visited_20_Internet_20_Link">.org/</text:a><text:span text:style-name="T246"> [Accessed 26 Aug. 2019].</text:span></text:p>
      <text:p text:style-name="Text_20_body"/>
      <text:p text:style-name="Text_20_body"><text:span text:style-name="T260">6.16.</text:span><text:span text:style-name="T247"> Riley, G. (2019). </text:span><text:alphabetical-index-mark-start text:id="IMark140089848"/><text:span text:style-name="T247">CLIPS</text:span><text:alphabetical-index-mark-end text:id="IMark140089848"/><text:span text:style-name="T247">: A Tool for Building </text:span><text:alphabetical-index-mark-start text:id="IMark138156936"/><text:span text:style-name="T247">Expert</text:span><text:alphabetical-index-mark-end text:id="IMark138156936"/><text:span text:style-name="T247"> </text:span><text:alphabetical-index-mark-start text:id="IMark142230120"/><text:span text:style-name="T247">System</text:span><text:alphabetical-index-mark-end text:id="IMark142230120"/><text:span text:style-name="T247">s. [online] </text:span><text:alphabetical-index-mark-start text:id="IMark139220488"/><text:span text:style-name="T247">Clips</text:span><text:alphabetical-index-mark-end text:id="IMark139220488"/><text:alphabetical-index-mark-start text:id="IMark80890360"/><text:span text:style-name="T247">rule</text:span><text:alphabetical-index-mark-end text:id="IMark80890360"/><text:span text:style-name="T247">s.net. Available at: </text:span><text:a xlink:type="simple" xlink:href="http://www.clipsrules.net/" text:style-name="Internet_20_link" text:visited-style-name="Visited_20_Internet_20_Link">http://www.</text:a><text:alphabetical-index-mark-start text:id="IMark78961080"/><text:a xlink:type="simple" xlink:href="http://www.clipsrules.net/" text:style-name="Internet_20_link" text:visited-style-name="Visited_20_Internet_20_Link">clips</text:a><text:alphabetical-index-mark-end text:id="IMark78961080"/><text:alphabetical-index-mark-start text:id="IMark133154360"/><text:a xlink:type="simple" xlink:href="http://www.clipsrules.net/" text:style-name="Internet_20_link" text:visited-style-name="Visited_20_Internet_20_Link">rule</text:a><text:alphabetical-index-mark-end text:id="IMark133154360"/><text:a xlink:type="simple" xlink:href="http://www.clipsrules.net/" text:style-name="Internet_20_link" text:visited-style-name="Visited_20_Internet_20_Link">s.net/</text:a><text:span text:style-name="T247"> [Accessed 31 Aug. 2019].</text:span></text:p>
      <text:p text:style-name="Text_20_body"/>
      <text:p text:style-name="Text_20_body"><text:span text:style-name="T258">6.17.</text:span><text:span text:style-name="T249"> </text:span><text:alphabetical-index-mark-start text:id="IMark79794696"/><text:span text:style-name="T248">Schweiger</text:span><text:alphabetical-index-mark-end text:id="IMark79794696"/><text:span text:style-name="T248">, M. (2000). </text:span><text:alphabetical-index-mark-start text:id="IMark137959944"/><text:span text:style-name="T248">Orbiter</text:span><text:alphabetical-index-mark-end text:id="IMark137959944"/><text:span text:style-name="T248"> 2016 </text:span><text:alphabetical-index-mark-start text:id="IMark132105480"/><text:span text:style-name="T248">Space</text:span><text:alphabetical-index-mark-end text:id="IMark132105480"/><text:span text:style-name="T248"> </text:span><text:alphabetical-index-mark-start text:id="IMark132631112"/><text:span text:style-name="T248">Flight</text:span><text:alphabetical-index-mark-end text:id="IMark132631112"/><text:span text:style-name="T248"> Simu</text:span><text:alphabetical-index-mark-start text:id="IMark84427480"/><text:span text:style-name="T248">lat</text:span><text:alphabetical-index-mark-end text:id="IMark84427480"/><text:span text:style-name="T248">or. [online] Orbit.medphys.ucl.ac.uk. Available at: </text:span><text:a xlink:type="simple" xlink:href="http://orbit.medphys.ucl.ac.uk/" text:style-name="Internet_20_link" text:visited-style-name="Visited_20_Internet_20_Link">http://orbit.medphys.ucl.ac.uk/</text:a><text:span text:style-name="T248"> [Accessed 26 Aug. 2019].</text:span></text:p>
      <text:p text:style-name="Text_20_body"/>
      <text:p text:style-name="Text_20_body"><text:span text:style-name="T258">6.18.</text:span><text:span text:style-name="T250"> </text:span><text:span text:style-name="T246">Sqlite.org. (2000). </text:span><text:alphabetical-index-mark-start text:id="IMark132656280"/><text:span text:style-name="T246">SQL</text:span><text:alphabetical-index-mark-end text:id="IMark132656280"/><text:span text:style-name="T246">ite Home Page. [online] Available at: </text:span><text:a xlink:type="simple" xlink:href="https://www.sqlite.org/index.html" text:style-name="Internet_20_link" text:visited-style-name="Visited_20_Internet_20_Link">https://www.sqlite.org/index.html</text:a><text:span text:style-name="T246"> [Accessed 26 Aug. 2019].</text:span></text:p>
      <text:p text:style-name="Text_20_body"/>
      <text:p text:style-name="Text_20_body"><text:span text:style-name="T260">6.19.</text:span><text:span text:style-name="T244"> Weiss, S. and Indurkhya, N. (1995). </text:span><text:alphabetical-index-mark-start text:id="IMark136942120"/><text:span text:style-name="T244">Rule</text:span><text:alphabetical-index-mark-end text:id="IMark136942120"/><text:span text:style-name="T244">-based </text:span><text:alphabetical-index-mark-start text:id="IMark80881208"/><text:span text:style-name="T244">Machine</text:span><text:alphabetical-index-mark-end text:id="IMark80881208"/><text:span text:style-name="T244"> Learning Methods for </text:span><text:alphabetical-index-mark-start text:id="IMark134598584"/><text:span text:style-name="T244">Function</text:span><text:alphabetical-index-mark-end text:id="IMark134598584"/><text:span text:style-name="T244">al Prediction. [ebook] </text:span><text:alphabetical-index-mark-start text:id="IMark142241944"/><text:span text:style-name="T244">AI</text:span><text:alphabetical-index-mark-end text:id="IMark142241944"/><text:span text:style-name="T244"> Access Foundation, Inc. Available at: </text:span><text:a xlink:type="simple" xlink:href="https://jair.org/index.php/jair/article/view/10150/24055" text:style-name="Internet_20_link" text:visited-style-name="Visited_20_Internet_20_Link">https://jair.org/index.php/jair/article/view/10150/24055</text:a><text:span text:style-name="T244"> [Accessed 31 Aug. 2019].</text:span></text:p>
      <text:p text:style-name="Text_20_body"/>
      <text:p text:style-name="Text_20_body"><text:span text:style-name="T258">6.20.</text:span><text:span text:style-name="T250"> </text:span><text:span text:style-name="T246">Widenius, M. (2019). </text:span><text:alphabetical-index-mark-start text:id="IMark139830072"/><text:alphabetical-index-mark-start text:id="IMark81664072"/><text:span text:style-name="T246">Maria</text:span><text:alphabetical-index-mark-start text:id="IMark142461544"/><text:span text:style-name="T246">DB</text:span><text:alphabetical-index-mark-end text:id="IMark142461544"/><text:alphabetical-index-mark-end text:id="IMark81664072"/><text:alphabetical-index-mark-end text:id="IMark139830072"/><text:span text:style-name="T246">.org. [online] </text:span><text:alphabetical-index-mark-start text:id="IMark137657800"/><text:alphabetical-index-mark-start text:id="IMark139973592"/><text:span text:style-name="T246">Maria</text:span><text:alphabetical-index-mark-start text:id="IMark132740360"/><text:span text:style-name="T246">DB</text:span><text:alphabetical-index-mark-end text:id="IMark132740360"/><text:alphabetical-index-mark-end text:id="IMark139973592"/><text:alphabetical-index-mark-end text:id="IMark137657800"/><text:span text:style-name="T246">.org. Available at: </text:span><text:a xlink:type="simple" xlink:href="https://mariadb.org/" text:style-name="Internet_20_link" text:visited-style-name="Visited_20_Internet_20_Link">https://</text:a><text:alphabetical-index-mark-start text:id="IMark142404696"/><text:alphabetical-index-mark-start text:id="IMark77924968"/><text:a xlink:type="simple" xlink:href="https://mariadb.org/" text:style-name="Internet_20_link" text:visited-style-name="Visited_20_Internet_20_Link">mariadb</text:a><text:alphabetical-index-mark-end text:id="IMark77924968"/><text:alphabetical-index-mark-end text:id="IMark142404696"/><text:a xlink:type="simple" xlink:href="https://mariadb.org/" text:style-name="Internet_20_link" text:visited-style-name="Visited_20_Internet_20_Link">.org/</text:a><text:span text:style-name="T246"> [Accessed 26 Aug. 2019].</text:span></text:p>
      <text:p text:style-name="Text_20_body"/>
      <text:p text:style-name="Text_20_body"/>
      <text:alphabetical-index text:style-name="Sect2" text:name="Alphabetical Index1">
        <text:alphabetical-index-source text:main-entry-style-name="Main_20_index_20_entry" text:alphabetical-separators="true" text:sort-algorithm="alphanumeric" fo:language="en" fo:country="US">
          <text:index-title-template text:style-name="Heading_20_2">7. 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h text:style-name="P26" text:outline-level="2">7. Alphabetical Index</text:h>
          </text:index-title>
          <text:p text:style-name="P28"/>
          <text:p text:style-name="P28">A</text:p>
          <text:p text:style-name="P5">abs<text:tab/>12, 15, 27, 30, 52</text:p>
          <text:p text:style-name="P5">Abs<text:tab/>1, 3</text:p>
          <text:p text:style-name="P5">abstract<text:tab/>15, 27, 52</text:p>
          <text:p text:style-name="P5">Abstract<text:tab/>1, 3</text:p>
          <text:p text:style-name="P5">action<text:tab/>3, 14p., 18, 25, 27, 35, 40, 52</text:p>
          <text:p text:style-name="P5">Action<text:tab/>24pp., 35p., 38pp., 47, 51</text:p>
          <text:p text:style-name="P5">adding<text:tab/>1, 38, 47, 54</text:p>
          <text:p text:style-name="P5">Adding<text:tab/>4, 36</text:p>
          <text:p text:style-name="P5">aerospace<text:tab/>31</text:p>
          <text:p text:style-name="P5">AI<text:tab/>1pp., 6, 8pp., 17pp., 27pp., 32pp., 39p., 43, 46, 49, 52pp.</text:p>
          <text:p text:style-name="P5">AIE<text:tab/>3p., 8p., 12, 14, 18, 22pp., 27pp., 32, 35p., 39p., 43, 46, 49, 52, 54p.</text:p>
          <text:p text:style-name="P5">aiplan<text:tab/>29, 38pp., 42p., 46, 49, 55</text:p>
          <text:p text:style-name="P5">Aiplan<text:tab/>43p.</text:p>
          <text:p text:style-name="P5">algebra<text:tab/>12</text:p>
          <text:p text:style-name="P5">alt<text:tab/>11p., 15, 30, 39, 42p., 55</text:p>
          <text:p text:style-name="P5">Alt<text:tab/>39pp., 50</text:p>
          <text:p text:style-name="P5">altitude<text:tab/>30, 39, 42p., 55</text:p>
          <text:p text:style-name="P5">angle<text:tab/>34</text:p>
          <text:p text:style-name="P5">ANSI<text:tab/>11, 56</text:p>
          <text:p text:style-name="P5">applykbrules<text:tab/>25p., 48</text:p>
          <text:p text:style-name="P5">argument<text:tab/>18, 21, 28, 37</text:p>
          <text:p text:style-name="P5">artificial<text:tab/>1p., 6, 8, 15</text:p>
          <text:p text:style-name="P5">Artificial<text:tab/>3, 10, 14</text:p>
          <text:p text:style-name="P5">atmosphere<text:tab/>27, 52</text:p>
          <text:p text:style-name="P5">atmospheric<text:tab/>8, 14, 32, 52</text:p>
          <text:p text:style-name="P5">average<text:tab/>10, 12, 30</text:p>
          <text:p text:style-name="P5">avg<text:tab/>30</text:p>
          <text:p text:style-name="P5">aware<text:tab/>52</text:p>
          <text:p text:style-name="P5">awareness<text:tab/>52</text:p>
          <text:p text:style-name="P5">axis<text:tab/>31p.</text:p>
          <text:p text:style-name="P28">B</text:p>
          <text:p text:style-name="P5">Bayes<text:tab/>54</text:p>
          <text:p text:style-name="P5">bearing<text:tab/>17, 39</text:p>
          <text:p text:style-name="P5">behavior<text:tab/>10, 13, 17, 25</text:p>
          <text:p text:style-name="P5">block<text:tab/>11p.</text:p>
          <text:p text:style-name="P5">Brg<text:tab/>39pp., 51</text:p>
          <text:p text:style-name="P28">C</text:p>
          <text:p text:style-name="P5">C++<text:tab/>12p., 15p., 18, 54, 57</text:p>
          <text:p text:style-name="P5">calculate<text:tab/>23, 28, 39, 42p.</text:p>
          <text:p text:style-name="P5">calibration<text:tab/>28, 30</text:p>
          <text:p text:style-name="P5">capital<text:tab/>48</text:p>
          <text:p text:style-name="P5">catalog<text:tab/>17, 19, 44, 46, 57</text:p>
          <text:p text:style-name="P5">Catalog<text:tab/>57</text:p>
          <text:p text:style-name="P5">caveat<text:tab/>3, 8, 37</text:p>
          <text:p text:style-name="P5">CB<text:tab/>8p., 39, 44pp.</text:p>
          <text:p text:style-name="P5">celestia<text:tab/>8p., 44, 46, 56</text:p>
          <text:p text:style-name="P5"><text:soft-page-break/>Celestia<text:tab/>17, 56</text:p>
          <text:p text:style-name="P5">celestial<text:tab/>8p., 44, 46</text:p>
          <text:p text:style-name="P5">circle<text:tab/>43</text:p>
          <text:p text:style-name="P5">clbkPostStep<text:tab/>13, 17</text:p>
          <text:p text:style-name="P5">clips<text:tab/>57</text:p>
          <text:p text:style-name="P5">Clips<text:tab/>57</text:p>
          <text:p text:style-name="P5">CLIPS<text:tab/>11, 57</text:p>
          <text:p text:style-name="P5">cluster<text:tab/>6, 13</text:p>
          <text:p text:style-name="P5">column<text:tab/>43</text:p>
          <text:p text:style-name="P5">communication<text:tab/>6, 16</text:p>
          <text:p text:style-name="P5">Communication<text:tab/>3p., 6, 16</text:p>
          <text:p text:style-name="P5">computing<text:tab/>9</text:p>
          <text:p text:style-name="P5">condition<text:tab/>3, 8, 18, 24pp., 29, 35p., 52</text:p>
          <text:p text:style-name="P5">Condition<text:tab/>24p., 35p., 47</text:p>
          <text:p text:style-name="P5">connect<text:tab/>12, 19, 54</text:p>
          <text:p text:style-name="P5">context<text:tab/>13, 45, 52</text:p>
          <text:p text:style-name="P5">Context<text:tab/>21pp., 33, 35, 37p., 41p., 44p., 48pp.</text:p>
          <text:p text:style-name="P5">CONTRIBUTING<text:tab/>2</text:p>
          <text:p text:style-name="P5">COPYING<text:tab/>2</text:p>
          <text:p text:style-name="P5">cosmos<text:tab/>57</text:p>
          <text:p text:style-name="P5">Cosmos<text:tab/>57</text:p>
          <text:p text:style-name="P5">counter<text:tab/>23, 25, 28, 32, 48p.</text:p>
          <text:p text:style-name="P5">Counter<text:tab/>32</text:p>
          <text:p text:style-name="P5">course<text:tab/>35, 43</text:p>
          <text:p text:style-name="P5">cpp<text:tab/>13, 18</text:p>
          <text:p text:style-name="P5">crew<text:tab/>29</text:p>
          <text:p text:style-name="P5">cruise<text:tab/>27, 52</text:p>
          <text:p text:style-name="P28">D</text:p>
          <text:p text:style-name="P5">database<text:tab/>1, 6, 9pp., 15, 17pp., 26, 28, 36, 46, 49, 53p., 57</text:p>
          <text:p text:style-name="P5">Database<text:tab/>3, 12, 15</text:p>
          <text:p text:style-name="P5">DB<text:tab/>3, 9pp., 18, 37, 48p., 54, 57</text:p>
          <text:p text:style-name="P5">DBS<text:tab/>11</text:p>
          <text:p text:style-name="P5">debug<text:tab/>34</text:p>
          <text:p text:style-name="P5">decrement<text:tab/>32</text:p>
          <text:p text:style-name="P5">default<text:tab/>21, 37, 48</text:p>
          <text:p text:style-name="P5">Default<text:tab/>20</text:p>
          <text:p text:style-name="P5">degree<text:tab/>34, 42p.</text:p>
          <text:p text:style-name="P5">delete<text:tab/>17, 23, 25, 29, 35pp., 44</text:p>
          <text:p text:style-name="P5">Delete<text:tab/>49</text:p>
          <text:p text:style-name="P5">DELETE<text:tab/>38, 47, 49</text:p>
          <text:p text:style-name="P5">deleting<text:tab/>4, 36, 38</text:p>
          <text:p text:style-name="P5">delta<text:tab/>30</text:p>
          <text:p text:style-name="P5">Delta<text:tab/>1, 8p., 13p., 18, 30, 56</text:p>
          <text:p text:style-name="P5">departure<text:tab/>14, 52</text:p>
          <text:p text:style-name="P5">dependencies<text:tab/>44</text:p>
          <text:p text:style-name="P5">design<text:tab/>1, 6, 9, 11pp., 17</text:p>
          <text:p text:style-name="P5">DGIII<text:tab/>1, 6, 8pp., 17pp., 27, 46, 49, 53pp.</text:p>
          <text:p text:style-name="P5">DGIIIAI<text:tab/>1, 6, 8pp., 17pp., 27, 46, 49, 53pp.</text:p>
          <text:p text:style-name="P5">disabled<text:tab/>35, 44, 52</text:p>
          <text:p text:style-name="P5">dist<text:tab/>13, 19, 39, 43</text:p>
          <text:p text:style-name="P5"><text:soft-page-break/>Dist<text:tab/>39, 41p., 50</text:p>
          <text:p text:style-name="P5">dlib<text:tab/>57</text:p>
          <text:p text:style-name="P5">Dlib<text:tab/>54, 57</text:p>
          <text:p text:style-name="P28">E</text:p>
          <text:p text:style-name="P5">ecl<text:tab/>12, 34</text:p>
          <text:p text:style-name="P5">Ecl<text:tab/>34</text:p>
          <text:p text:style-name="P5">Ecliptic<text:tab/>34</text:p>
          <text:p text:style-name="P5">edit<text:tab/>4, 8, 10, 13, 17, 27, 36, 38, 47, 49, 53</text:p>
          <text:p text:style-name="P5">Edronkin<text:tab/>1, 56</text:p>
          <text:p text:style-name="P5">emulator<text:tab/>37</text:p>
          <text:p text:style-name="P5">enabled<text:tab/>24p., 27, 37, 39pp., 44pp., 51p.</text:p>
          <text:p text:style-name="P5">equ<text:tab/>7p., 10pp., 15, 21pp., 26p., 34pp., 43, 46p., 53pp.</text:p>
          <text:p text:style-name="P5">Equ<text:tab/>34</text:p>
          <text:p text:style-name="P5">Equatorial<text:tab/>34</text:p>
          <text:p text:style-name="P5">ES<text:tab/>8p., 15pp., 27, 53</text:p>
          <text:p text:style-name="P5">example<text:tab/>6, 16, 18, 22, 24p., 27p., 32, 34pp., 41, 43, 45, 48, 51pp., 55</text:p>
          <text:p text:style-name="P5">expert<text:tab/>1p., 5p., 9pp., 15p., 20, 35, 53</text:p>
          <text:p text:style-name="P5">Expert<text:tab/>3, 15, 53, 56p.</text:p>
          <text:p text:style-name="P5">exsys<text:tab/>37, 56</text:p>
          <text:p text:style-name="P5">Exsys<text:tab/>15pp., 21, 53</text:p>
          <text:p text:style-name="P5">extend<text:tab/>54</text:p>
          <text:p text:style-name="P28">F</text:p>
          <text:p text:style-name="P5">fact<text:tab/>1, 4, 6, 9, 16pp., 33, 35pp., 42p., 48p., 52pp.</text:p>
          <text:p text:style-name="P5">Fact<text:tab/>28pp.</text:p>
          <text:p text:style-name="P5">factor<text:tab/>18, 28</text:p>
          <text:p text:style-name="P5">fitness<text:tab/>38</text:p>
          <text:p text:style-name="P5">flat<text:tab/>11, 15, 17, 46</text:p>
          <text:p text:style-name="P5">flight<text:tab/>8, 14p., 18p., 27p., 48, 51p.</text:p>
          <text:p text:style-name="P5">Flight<text:tab/>1, 3, 6, 9, 14, 57</text:p>
          <text:p text:style-name="P5">flying<text:tab/>43</text:p>
          <text:p text:style-name="P5">format<text:tab/>2p., 15, 18, 35</text:p>
          <text:p text:style-name="P5">function<text:tab/>13p., 17p., 28, 38, 44, 53p., 56</text:p>
          <text:p text:style-name="P5">Function<text:tab/>57</text:p>
          <text:p text:style-name="P28">G</text:p>
          <text:p text:style-name="P5">gear<text:tab/>3, 14, 52</text:p>
          <text:p text:style-name="P5">gexsys<text:tab/>56</text:p>
          <text:p text:style-name="P5">Gexsys<text:tab/>37</text:p>
          <text:p text:style-name="P5">github<text:tab/>56</text:p>
          <text:p text:style-name="P5">Glider<text:tab/>1, 8p., 13p., 18, 56</text:p>
          <text:p text:style-name="P5">granular<text:tab/>12</text:p>
          <text:p text:style-name="P5">growth<text:tab/>6</text:p>
          <text:p text:style-name="P5">Guile<text:tab/>56</text:p>
          <text:p text:style-name="P28">H</text:p>
          <text:p text:style-name="P5">halo<text:tab/>32</text:p>
          <text:p text:style-name="P5">hato<text:tab/>32, 52p.</text:p>
          <text:p text:style-name="P5">heading<text:tab/>35, 42p., 55</text:p>
          <text:p text:style-name="P5">heuristic<text:tab/>16, 34</text:p>
          <text:p text:style-name="P5">Heuristic<text:tab/>4, 16</text:p>
          <text:p text:style-name="P5">hipparcos<text:tab/>57</text:p>
          <text:p text:style-name="P5">Hipparcos<text:tab/>17, 57</text:p>
          <text:p text:style-name="P5"><text:soft-page-break/>homoiconic<text:tab/>1, 15</text:p>
          <text:p text:style-name="P5">Homoiconic<text:tab/>3, 15, 56</text:p>
          <text:p text:style-name="P5">horizontal<text:tab/>52</text:p>
          <text:p text:style-name="P5">Horizontal<text:tab/>32</text:p>
          <text:p text:style-name="P5">HPC<text:tab/>3, 6, 9p., 13</text:p>
          <text:p text:style-name="P5">hvlo<text:tab/>32</text:p>
          <text:p text:style-name="P5">hvto<text:tab/>32</text:p>
          <text:p text:style-name="P28">I</text:p>
          <text:p text:style-name="P5">IEC<text:tab/>11p., 56</text:p>
          <text:p text:style-name="P5">imperative<text:tab/>53</text:p>
          <text:p text:style-name="P5">increment<text:tab/>23, 32, 48</text:p>
          <text:p text:style-name="P5">inference<text:tab/>21, 27p., 38</text:p>
          <text:p text:style-name="P5">insert<text:tab/>23</text:p>
          <text:p text:style-name="P5">INSERT<text:tab/>16, 38, 47</text:p>
          <text:p text:style-name="P5">install<text:tab/>2, 12p., 54</text:p>
          <text:p text:style-name="P5">Install<text:tab/>5, 11, 55</text:p>
          <text:p text:style-name="P5">intelligence<text:tab/>1pp., 6, 8, 10, 14p.</text:p>
          <text:p text:style-name="P5">Intelligence<text:tab/>3, 6</text:p>
          <text:p text:style-name="P5">Intelligent<text:tab/>1</text:p>
          <text:p text:style-name="P5">Introduction<text:tab/>3, 6</text:p>
          <text:p text:style-name="P5">ISO<text:tab/>11p., 56</text:p>
          <text:p text:style-name="P5">item<text:tab/>40</text:p>
          <text:p text:style-name="P5">Item<text:tab/>21pp., 38, 40, 42pp., 48p., 51p.</text:p>
          <text:p text:style-name="P5">iteration<text:tab/>17p., 21pp., 27pp., 36, 38</text:p>
          <text:p text:style-name="P28">J</text:p>
          <text:p text:style-name="P5">JOIN<text:tab/>26</text:p>
          <text:p text:style-name="P28">K</text:p>
          <text:p text:style-name="P5">KB<text:tab/>4, 8p., 12, 15pp., 21, 23, 25, 28, 35pp., 54</text:p>
          <text:p text:style-name="P5">key<text:tab/>21, 23, 25, 38p., 44pp.</text:p>
          <text:p text:style-name="P5">Key<text:tab/>2p., 45p.</text:p>
          <text:p text:style-name="P5">keyword<text:tab/>45p.</text:p>
          <text:p text:style-name="P5">Keyword<text:tab/>2p., 45p.</text:p>
          <text:p text:style-name="P5">KSC<text:tab/>55</text:p>
          <text:p text:style-name="P28">L</text:p>
          <text:p text:style-name="P5">landing<text:tab/>14, 43, 52</text:p>
          <text:p text:style-name="P5">Landing<text:tab/>3, 10, 14</text:p>
          <text:p text:style-name="P5">language<text:tab/>3, 11, 15, 53p.</text:p>
          <text:p text:style-name="P5">Language<text:tab/>3, 9, 11</text:p>
          <text:p text:style-name="P5">lat<text:tab/>1p., 5p., 9pp., 23, 26pp., 37pp., 42p., 46, 54p., 57</text:p>
          <text:p text:style-name="P5">Lat<text:tab/>39pp., 50</text:p>
          <text:p text:style-name="P5">latitude<text:tab/>39, 42</text:p>
          <text:p text:style-name="P5">layer<text:tab/>11, 27, 52</text:p>
          <text:p text:style-name="P5">leg<text:tab/>12, 40, 42p., 54</text:p>
          <text:p text:style-name="P5">Leg<text:tab/>43</text:p>
          <text:p text:style-name="P5">level<text:tab/>11pp., 15, 18, 25p., 39, 52, 54</text:p>
          <text:p text:style-name="P5">libraries<text:tab/>8, 10, 12p., 54</text:p>
          <text:p text:style-name="P5">library<text:tab/>13, 54</text:p>
          <text:p text:style-name="P5">Library<text:tab/>57</text:p>
          <text:p text:style-name="P5">license<text:tab/>2</text:p>
          <text:p text:style-name="P5">License<text:tab/>2p.</text:p>
          <text:p text:style-name="P5"><text:soft-page-break/>link<text:tab/>6, 11, 54</text:p>
          <text:p text:style-name="P5">Lisp<text:tab/>11, 15</text:p>
          <text:p text:style-name="P5">load<text:tab/>15, 17, 20p., 23, 27pp., 33, 36, 38p., 43, 52p., 55</text:p>
          <text:p text:style-name="P5">Load<text:tab/>36, 55</text:p>
          <text:p text:style-name="P5">logic<text:tab/>11, 44</text:p>
          <text:p text:style-name="P5">lon<text:tab/>6, 11, 13, 15, 17, 26p., 33, 35p., 38p., 42p., 49</text:p>
          <text:p text:style-name="P5">Lon<text:tab/>39pp., 50</text:p>
          <text:p text:style-name="P5">longitude<text:tab/>39, 42</text:p>
          <text:p text:style-name="P5">loop<text:tab/>36</text:p>
          <text:p text:style-name="P28">M</text:p>
          <text:p text:style-name="P5">machine<text:tab/>9, 12, 16, 28, 33, 56</text:p>
          <text:p text:style-name="P5">Machine<text:tab/>57</text:p>
          <text:p text:style-name="P5">manage<text:tab/>9, 12, 16, 27pp., 35, 37, 52pp.</text:p>
          <text:p text:style-name="P5">mariadb<text:tab/>57</text:p>
          <text:p text:style-name="P5">MariaDB<text:tab/>57</text:p>
          <text:p text:style-name="P5">max<text:tab/>18, 29, 33</text:p>
          <text:p text:style-name="P5">Max<text:tab/>40p., 43, 51</text:p>
          <text:p text:style-name="P5">MaxRadius<text:tab/>40p., 43, 51</text:p>
          <text:p text:style-name="P5">MFD<text:tab/>9, 16p., 19, 27, 37, 54</text:p>
          <text:p text:style-name="P5">min<text:tab/>10, 12, 15p., 25p., 28p., 31, 33p., 40, 43, 47, 53</text:p>
          <text:p text:style-name="P5">mode<text:tab/>1, 4, 6, 13, 15, 26pp., 34, 36p., 40, 42p., 48p., 51pp., 55</text:p>
          <text:p text:style-name="P5">Mode<text:tab/>4, 26p., 52</text:p>
          <text:p text:style-name="P5">module<text:tab/>1, 3p., 6, 8, 11p., 16, 26, 45, 54</text:p>
          <text:p text:style-name="P5">MSVS<text:tab/>8</text:p>
          <text:p text:style-name="P5">mysql<text:tab/>57</text:p>
          <text:p text:style-name="P5">Mysql<text:tab/>57</text:p>
          <text:p text:style-name="P5">MySQL<text:tab/>11pp., 54, 57</text:p>
          <text:p text:style-name="P28">N</text:p>
          <text:p text:style-name="P5">NA<text:tab/>45p.</text:p>
          <text:p text:style-name="P5">navigation<text:tab/>29, 34, 43p.</text:p>
          <text:p text:style-name="P5">navmode<text:tab/>26, 29</text:p>
          <text:p text:style-name="P5">nested<text:tab/>26, 53</text:p>
          <text:p text:style-name="P5">network<text:tab/>1, 5, 9, 16, 53p.</text:p>
          <text:p text:style-name="P5">neural<text:tab/>1, 5, 9, 16, 53</text:p>
          <text:p text:style-name="P5">NN<text:tab/>9, 53p.</text:p>
          <text:p text:style-name="P5">NULL<text:tab/>37</text:p>
          <text:p text:style-name="P28">O</text:p>
          <text:p text:style-name="P5">OAPI<text:tab/>18, 21, 23, 26, 28p.</text:p>
          <text:p text:style-name="P5">openmp<text:tab/>56</text:p>
          <text:p text:style-name="P5">OpenMP<text:tab/>2, 8, 10, 13, 54, 56</text:p>
          <text:p text:style-name="P5">Orbiter<text:tab/>1p., 6, 9p., 12, 57</text:p>
          <text:p text:style-name="P5">order<text:tab/>9pp., 13, 17pp., 27pp., 38, 40, 43, 47, 52, 54</text:p>
          <text:p text:style-name="P5">ordinal<text:tab/>47</text:p>
          <text:p text:style-name="P5">OSFS<text:tab/>1, 8p., 12p., 16p., 37, 46</text:p>
          <text:p text:style-name="P28">P</text:p>
          <text:p text:style-name="P5">performance<text:tab/>9, 18</text:p>
          <text:p text:style-name="P5">plan<text:tab/>8, 19pp., 29, 33, 38pp., 42pp., 46, 49, 51, 55</text:p>
          <text:p text:style-name="P5">pln<text:tab/>4, 38, 41p., 49pp.</text:p>
          <text:p text:style-name="P5">postgresql<text:tab/>57</text:p>
          <text:p text:style-name="P5">Postgresql<text:tab/>57</text:p>
          <text:p text:style-name="P5"><text:soft-page-break/>PostgreSQL<text:tab/>12p., 57</text:p>
          <text:p text:style-name="P5">prg<text:tab/>4, 20, 23, 26p., 29p., 35pp., 43p., 46pp., 53</text:p>
          <text:p text:style-name="P5">Prg<text:tab/>4, 25pp., 35, 46pp., 52</text:p>
          <text:p text:style-name="P5">primary<text:tab/>21, 23, 25, 38, 44p.</text:p>
          <text:p text:style-name="P5">probabilistic<text:tab/>48</text:p>
          <text:p text:style-name="P5">probability<text:tab/>22</text:p>
          <text:p text:style-name="P5">program<text:tab/>1, 6, 11p., 14p., 19pp., 23, 27pp., 32pp., 38, 46, 48, 52p., 55</text:p>
          <text:p text:style-name="P5">Program<text:tab/>33, 38</text:p>
          <text:p text:style-name="P5">Prolog<text:tab/>11p., 15, 18</text:p>
          <text:p text:style-name="P5">proviso<text:tab/>33</text:p>
          <text:p text:style-name="P28">Q</text:p>
          <text:p text:style-name="P5">QASM<text:tab/>56</text:p>
          <text:p text:style-name="P5">QPU<text:tab/>19, 30</text:p>
          <text:p text:style-name="P5">quantum<text:tab/>30</text:p>
          <text:p text:style-name="P5">queries<text:tab/>11</text:p>
          <text:p text:style-name="P5">query<text:tab/>11, 24p., 36, 40, 47, 52</text:p>
          <text:p text:style-name="P5">Query<text:tab/>3, 9, 15</text:p>
          <text:p text:style-name="P28">R</text:p>
          <text:p text:style-name="P5">RBML<text:tab/>9, 16</text:p>
          <text:p text:style-name="P5">RCB<text:tab/>9, 39</text:p>
          <text:p text:style-name="P5">RDB<text:tab/>3, 9pp., 18, 37, 48, 54</text:p>
          <text:p text:style-name="P5">RDBMS<text:tab/>3, 9pp., 18, 37, 48, 54</text:p>
          <text:p text:style-name="P5">README<text:tab/>2, 55</text:p>
          <text:p text:style-name="P5">record<text:tab/>4, 12, 21pp., 27, 30, 33, 36pp., 49p., 52, 54</text:p>
          <text:p text:style-name="P5">referential<text:tab/>38</text:p>
          <text:p text:style-name="P5">rel<text:tab/>1, 9pp., 15, 17pp., 26p., 31, 34, 37pp., 43, 46, 54</text:p>
          <text:p text:style-name="P5">Rel<text:tab/>11, 29pp.</text:p>
          <text:p text:style-name="P5">relational<text:tab/>1, 9p., 12, 15, 17p., 26, 38, 54</text:p>
          <text:p text:style-name="P5">Relational<text:tab/>11</text:p>
          <text:p text:style-name="P5">representation<text:tab/>21, 28</text:p>
          <text:p text:style-name="P5">retract<text:tab/>3, 14</text:p>
          <text:p text:style-name="P5">row<text:tab/>6, 13, 43</text:p>
          <text:p text:style-name="P5">rule<text:tab/>1, 3p., 9pp., 15pp., 20p., 23pp., 29, 33pp., 43, 46pp., 52pp., 57</text:p>
          <text:p text:style-name="P5">Rule<text:tab/>9, 15pp., 23, 35p., 56p.</text:p>
          <text:p text:style-name="P28">S</text:p>
          <text:p text:style-name="P5">scenario<text:tab/>17, 46, 51, 55</text:p>
          <text:p text:style-name="P5">Scheme<text:tab/>11, 18</text:p>
          <text:p text:style-name="P5">Schweiger<text:tab/>2, 57</text:p>
          <text:p text:style-name="P5">sde_asoc_facts<text:tab/>4, 19</text:p>
          <text:p text:style-name="P5">sde_astro_cat<text:tab/>4, 19, 44p.</text:p>
          <text:p text:style-name="P5">sde_data_dictionary<text:tab/>4, 19</text:p>
          <text:p text:style-name="P5">sde_experiments<text:tab/>4, 19</text:p>
          <text:p text:style-name="P5">sde_mem_facts<text:tab/>4, 20p., 27, 38, 53</text:p>
          <text:p text:style-name="P5">sde_prg_rules<text:tab/>4, 20, 23, 26p., 29, 35, 37, 43, 46p., 49</text:p>
          <text:p text:style-name="P5">sde_prg_wpt<text:tab/>4, 20, 43p., 49p.</text:p>
          <text:p text:style-name="P5">sde_rules<text:tab/>4, 17p., 20p., 23p., 26p., 29, 33, 35pp., 43, 49, 52p., 55</text:p>
          <text:p text:style-name="P5">sde_wpt<text:tab/>4, 20, 38, 40p., 43p.</text:p>
          <text:p text:style-name="P5">segment<text:tab/>43</text:p>
          <text:p text:style-name="P5">select<text:tab/>15, 19</text:p>
          <text:p text:style-name="P5">SELECT<text:tab/>16, 24pp., 40, 47pp., 53</text:p>
          <text:p text:style-name="P5"><text:soft-page-break/>sentodb<text:tab/>22p.</text:p>
          <text:p text:style-name="P5">sequence<text:tab/>23, 47</text:p>
          <text:p text:style-name="P5">sequential<text:tab/>36, 39</text:p>
          <text:p text:style-name="P5">server<text:tab/>12p., 16, 54</text:p>
          <text:p text:style-name="P5">session<text:tab/>6, 16p., 37</text:p>
          <text:p text:style-name="P5">shell<text:tab/>17</text:p>
          <text:p text:style-name="P5">situation<text:tab/>52</text:p>
          <text:p text:style-name="P5">situational<text:tab/>52</text:p>
          <text:p text:style-name="P5">sol<text:tab/>6, 11pp., 30, 36, 46, 54</text:p>
          <text:p text:style-name="P5">source<text:tab/>6, 12, 17, 23, 26p., 57</text:p>
          <text:p text:style-name="P5">Source<text:tab/>5, 56</text:p>
          <text:p text:style-name="P5">space<text:tab/>1, 8, 14, 31, 52, 56</text:p>
          <text:p text:style-name="P5">Space<text:tab/>1, 6, 9, 57</text:p>
          <text:p text:style-name="P5">spreadsheet<text:tab/>36</text:p>
          <text:p text:style-name="P5">SQL<text:tab/>1, 6, 9pp., 15pp., 19, 23p., 26pp., 36pp., 43, 46p., 49, 52, 54, 56p.</text:p>
          <text:p text:style-name="P5">SQLC<text:tab/>9, 17, 19, 26p., 37, 54, 56</text:p>
          <text:p text:style-name="P5">Sqlite3<text:tab/>2, 11pp., 17p., 36, 54</text:p>
          <text:p text:style-name="P5">standard<text:tab/>1, 11p., 31, 56</text:p>
          <text:p text:style-name="P5">Standard<text:tab/>56</text:p>
          <text:p text:style-name="P5">statistic<text:tab/>19, 22</text:p>
          <text:p text:style-name="P5">status<text:tab/>26, 52</text:p>
          <text:p text:style-name="P5">Status<text:tab/>21pp., 35, 37, 39pp., 44pp., 48, 50</text:p>
          <text:p text:style-name="P5">stock<text:tab/>1, 8p., 13</text:p>
          <text:p text:style-name="P5">storage<text:tab/>17, 26p., 35, 43</text:p>
          <text:p text:style-name="P5">string<text:tab/>10, 15, 27, 39, 43, 47, 52</text:p>
          <text:p text:style-name="P5">structure<text:tab/>18, 37p., 43p.</text:p>
          <text:p text:style-name="P5">Structure<text:tab/>4, 9, 21, 23, 46, 49</text:p>
          <text:p text:style-name="P5">submode<text:tab/>4, 30, 36, 48p., 52p.</text:p>
          <text:p text:style-name="P5">Submode<text:tab/>30, 53</text:p>
          <text:p text:style-name="P5">support<text:tab/>18</text:p>
          <text:p text:style-name="P5">surface<text:tab/>28, 39, 42, 55</text:p>
          <text:p text:style-name="P5">SVM<text:tab/>54</text:p>
          <text:p text:style-name="P5">system<text:tab/>1pp., 5p., 9pp., 15pp., 20, 23, 26, 35, 38, 46, 52pp., 56</text:p>
          <text:p text:style-name="P5">System<text:tab/>56p.</text:p>
          <text:p text:style-name="P28">T</text:p>
          <text:p text:style-name="P5">table<text:tab/>11p., 15, 17pp., 21, 23, 25p., 33, 35pp., 40, 43pp., 53</text:p>
          <text:p text:style-name="P5">Table<text:tab/>3, 18</text:p>
          <text:p text:style-name="P5">target<text:tab/>1, 28, 35, 39</text:p>
          <text:p text:style-name="P5">Target<text:tab/>3, 10</text:p>
          <text:p text:style-name="P5">tautology<text:tab/>25</text:p>
          <text:p text:style-name="P5">tgt<text:tab/>28, 34p., 39p., 42p.</text:p>
          <text:p text:style-name="P5">thgroup<text:tab/>26, 28</text:p>
          <text:p text:style-name="P5">thread<text:tab/>3, 8, 13</text:p>
          <text:p text:style-name="P5">time<text:tab/>6, 10p., 13pp., 20pp., 26, 31, 38pp., 42, 48</text:p>
          <text:p text:style-name="P5">Time<text:tab/>39, 41p., 50</text:p>
          <text:p text:style-name="P5">trim<text:tab/>28, 31, 55</text:p>
          <text:p text:style-name="P28">U</text:p>
          <text:p text:style-name="P5">unload<text:tab/>15, 17, 27, 36</text:p>
          <text:p text:style-name="P5">update<text:tab/>29, 35, 37p.</text:p>
          <text:p text:style-name="P5">Update<text:tab/>25, 33</text:p>
          <text:p text:style-name="P5"><text:soft-page-break/>UPDATE<text:tab/>16, 25p., 47p.</text:p>
          <text:p text:style-name="P28">V</text:p>
          <text:p text:style-name="P5">valo<text:tab/>32</text:p>
          <text:p text:style-name="P5">value<text:tab/>16, 18pp., 33pp., 37, 39p., 42p., 45p., 48, 54</text:p>
          <text:p text:style-name="P5">Value<text:tab/>22pp., 33p., 38pp., 42p., 48p., 51pp.</text:p>
          <text:p text:style-name="P5">vato<text:tab/>32, 52</text:p>
          <text:p text:style-name="P5">version<text:tab/>6, 8, 11, 13, 15, 17, 27, 29, 35, 42, 52, 54</text:p>
          <text:p text:style-name="P5">vetting<text:tab/>38</text:p>
          <text:p text:style-name="P5">VTOL<text:tab/>10, 52</text:p>
          <text:p text:style-name="P5">vvlo<text:tab/>32</text:p>
          <text:p text:style-name="P5">vvto<text:tab/>32</text:p>
          <text:p text:style-name="P28">W</text:p>
          <text:p text:style-name="P5">waypoint<text:tab/>38pp., 42p.</text:p>
          <text:p text:style-name="P5">Waypoint<text:tab/>33</text:p>
          <text:p text:style-name="P5">workload<text:tab/>23</text:p>
          <text:p text:style-name="P5">wpt<text:tab/>4, 20, 33, 38, 40pp., 49pp.</text:p>
        </text:index-body>
      </text:alphabetical-index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7:50:17.014493254</meta:creation-date>
    <dc:date>2019-09-09T02:25:17.679909115</dc:date>
    <meta:editing-duration>P7DT17H51M40S</meta:editing-duration>
    <meta:editing-cycles>359</meta:editing-cycles>
    <meta:generator>LibreOffice/5.1.6.2$Linux_X86_64 LibreOffice_project/10m0$Build-2</meta:generator>
    <meta:document-statistic meta:table-count="0" meta:image-count="0" meta:object-count="0" meta:page-count="65" meta:paragraph-count="987" meta:word-count="13456" meta:character-count="78213" meta:non-whitespace-character-count="65677"/>
  </office:meta>
</office:document-meta>
</file>